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63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1.005cm"/>
    </style:style>
    <style:style style:name="co12" style:family="table-column">
      <style:table-column-properties fo:break-before="auto" style:column-width="1.483cm"/>
    </style:style>
    <style:style style:name="co13" style:family="table-column">
      <style:table-column-properties fo:break-before="auto" style:column-width="0.847cm"/>
    </style:style>
    <style:style style:name="co14" style:family="table-column">
      <style:table-column-properties fo:break-before="auto" style:column-width="1.74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1" style:language-asian="en" style:country-asian="US" style:font-style-asian="italic" style:font-weight-asian="normal" style:font-name-complex="Calibri1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language-asian="en" style:country-asian="US" style:font-style-asian="normal" style:font-weight-asian="normal" style:font-name-complex="Calibri1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2.49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 style:data-style-name="N2">
      <style:table-cell-properties style:glyph-orientation-vertical="0" fo:border-bottom="2.49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1">
      <style:table-cell-properties style:glyph-orientation-vertical="0" fo:border-bottom="2.49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1" style:language-asian="en" style:country-asian="US" style:font-style-asian="italic" style:font-weight-asian="normal" style:font-name-complex="Calibri1" style:language-complex="en" style:country-complex="US" style:font-style-complex="italic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language-asian="en" style:country-asian="US" style:font-style-asian="normal" style:font-weight-asian="normal" style:font-name-complex="Calibri1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5f_BuiltIn_5f_Hyperlink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6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2.49pt solid #000000" fo:background-color="#00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1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 style:data-style-name="N2">
      <style:table-cell-properties style:glyph-orientation-vertical="0" fo:border-bottom="2.49pt solid #000000" fo:background-color="#00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T1" style:family="text">
      <style:text-properties fo:color="#0000ff" style:text-outline="false" style:text-line-through-styl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Key: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table:number-columns-repeated="2"/>
          <table:table-cell table:style-name="ce2" office:value-type="string">
            <text:p>Item.....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Person</text:p>
          </table:table-cell>
          <table:table-cell table:style-name="ce1" office:value-type="string">
            <text:p>I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10">
            <text:p>310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P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P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P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P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P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  <table:table-cell table:style-name="ce1" table:number-columns-repeated="71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P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table:number-columns-repeated="71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P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P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0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12"/>
          <table:table-cell table:style-name="ce1" table:number-columns-repeated="71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P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0"/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table:style-name="ce1" table:number-columns-repeated="71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P10</text:p>
          </table:table-cell>
          <table:table-cell table:number-columns-repeated="50"/>
          <table:table-cell table:number-columns-repeated="75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P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P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3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style-name="ce1" table:number-columns-repeated="71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P1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6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5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P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"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P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1"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" table:number-columns-repeated="7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P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P1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5"/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  <table:table-cell table:style-name="ce1" table:number-columns-repeated="71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P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3"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P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11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P2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4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P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P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P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P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P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P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P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9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71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P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P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7"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5"/>
          <table:table-cell table:style-name="ce1" table:number-columns-repeated="71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P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P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P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P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P3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P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P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P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P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1" table:number-columns-repeated="712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P3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P40</text:p>
          </table:table-cell>
          <table:table-cell table:number-columns-repeated="50"/>
          <table:table-cell table:number-columns-repeated="7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P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8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P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7"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P4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P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1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9"/>
          <table:table-cell table:style-name="ce1" table:number-columns-repeated="712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P4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P4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" table:number-columns-repeated="712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P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P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P4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45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7"/>
          <table:table-cell table:style-name="ce1" table:number-columns-repeated="712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P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string">
            <text:p>P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P5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P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P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P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P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8"/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ce1" table:number-columns-repeated="712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P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P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9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1" table:number-columns-repeated="712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P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P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P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P6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  <table:table-cell table:style-name="ce1" table:number-columns-repeated="712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string">
            <text:p>P6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string">
            <text:p>P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P6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P6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P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P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5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style-name="ce1" table:number-columns-repeated="712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P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P7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P7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P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P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"/>
          <table:table-cell table:style-name="ce1" table:number-columns-repeated="712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P7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1"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712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P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P7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string">
            <text:p>P7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number-columns-repeated="712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P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table:number-columns-repeated="712"/>
        </table:table-row>
        <table:table-row table:style-name="ro1" table:number-rows-repeated="229">
          <table:table-cell table:style-name="ce1" table:number-columns-repeated="1024"/>
        </table:table-row>
        <table:table-row table:style-name="ro2" table:number-rows-repeated="65226">
          <table:table-cell table:style-name="ce1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ed 0-1" table:style-name="ta1" table:protected="true" table:protection-key="cqpQ9T5uMac11TOkj7fQW3sEaxo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number-columns-repeated="1022" table:default-cell-style-name="ce3"/>
        <table:table-row table:style-name="ro2">
          <table:table-cell office:value-type="string">
            <text:p>Key: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tem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3"/>
        </table:table-row>
        <table:table-row table:style-name="ro2">
          <table:table-cell office:value-type="float" office:value="1">
            <text:p>1</text:p>
          </table:table-cell>
          <table:table-cell table:formula="of:=IF([Input.C4]&lt;&gt;&quot;&quot;;IF([Input.C4]=[Input.C$1];1;0);&quot;&quot;)" office:value-type="float" office:value="1">
            <text:p>1</text:p>
          </table:table-cell>
          <table:table-cell table:formula="of:=IF([Input.D4]&lt;&gt;&quot;&quot;;IF([Input.D4]=[Input.D$1];1;0);&quot;&quot;)" office:value-type="float" office:value="0">
            <text:p>0</text:p>
          </table:table-cell>
          <table:table-cell table:formula="of:=IF([Input.E4]&lt;&gt;&quot;&quot;;IF([Input.E4]=[Input.E$1];1;0);&quot;&quot;)" office:value-type="float" office:value="1">
            <text:p>1</text:p>
          </table:table-cell>
          <table:table-cell table:formula="of:=IF([Input.F4]&lt;&gt;&quot;&quot;;IF([Input.F4]=[Input.F$1];1;0);&quot;&quot;)" office:value-type="float" office:value="1">
            <text:p>1</text:p>
          </table:table-cell>
          <table:table-cell table:formula="of:=IF([Input.G4]&lt;&gt;&quot;&quot;;IF([Input.G4]=[Input.G$1];1;0);&quot;&quot;)" office:value-type="float" office:value="0">
            <text:p>0</text:p>
          </table:table-cell>
          <table:table-cell table:formula="of:=IF([Input.H4]&lt;&gt;&quot;&quot;;IF([Input.H4]=[Input.H$1];1;0);&quot;&quot;)" office:value-type="float" office:value="0">
            <text:p>0</text:p>
          </table:table-cell>
          <table:table-cell table:formula="of:=IF([Input.I4]&lt;&gt;&quot;&quot;;IF([Input.I4]=[Input.I$1];1;0);&quot;&quot;)" office:value-type="float" office:value="0">
            <text:p>0</text:p>
          </table:table-cell>
          <table:table-cell table:formula="of:=IF([Input.J4]&lt;&gt;&quot;&quot;;IF([Input.J4]=[Input.J$1];1;0);&quot;&quot;)" office:value-type="float" office:value="1">
            <text:p>1</text:p>
          </table:table-cell>
          <table:table-cell table:formula="of:=IF([Input.K4]&lt;&gt;&quot;&quot;;IF([Input.K4]=[Input.K$1];1;0);&quot;&quot;)" office:value-type="float" office:value="0">
            <text:p>0</text:p>
          </table:table-cell>
          <table:table-cell table:formula="of:=IF([Input.L4]&lt;&gt;&quot;&quot;;IF([Input.L4]=[Input.L$1];1;0);&quot;&quot;)" office:value-type="float" office:value="0">
            <text:p>0</text:p>
          </table:table-cell>
          <table:table-cell table:formula="of:=IF([Input.M4]&lt;&gt;&quot;&quot;;IF([Input.M4]=[Input.M$1];1;0);&quot;&quot;)" office:value-type="float" office:value="1">
            <text:p>1</text:p>
          </table:table-cell>
          <table:table-cell table:formula="of:=IF([Input.N4]&lt;&gt;&quot;&quot;;IF([Input.N4]=[Input.N$1];1;0);&quot;&quot;)" office:value-type="float" office:value="1">
            <text:p>1</text:p>
          </table:table-cell>
          <table:table-cell table:formula="of:=IF([Input.O4]&lt;&gt;&quot;&quot;;IF([Input.O4]=[Input.O$1];1;0);&quot;&quot;)" office:value-type="float" office:value="1">
            <text:p>1</text:p>
          </table:table-cell>
          <table:table-cell table:formula="of:=IF([Input.P4]&lt;&gt;&quot;&quot;;IF([Input.P4]=[Input.P$1];1;0);&quot;&quot;)" office:value-type="float" office:value="1">
            <text:p>1</text:p>
          </table:table-cell>
          <table:table-cell table:formula="of:=IF([Input.Q4]&lt;&gt;&quot;&quot;;IF([Input.Q4]=[Input.Q$1];1;0);&quot;&quot;)" office:value-type="float" office:value="1">
            <text:p>1</text:p>
          </table:table-cell>
          <table:table-cell table:formula="of:=IF([Input.R4]&lt;&gt;&quot;&quot;;IF([Input.R4]=[Input.R$1];1;0);&quot;&quot;)" office:value-type="float" office:value="0">
            <text:p>0</text:p>
          </table:table-cell>
          <table:table-cell table:formula="of:=IF([Input.S4]&lt;&gt;&quot;&quot;;IF([Input.S4]=[Input.S$1];1;0);&quot;&quot;)" office:value-type="float" office:value="1">
            <text:p>1</text:p>
          </table:table-cell>
          <table:table-cell table:formula="of:=IF([Input.T4]&lt;&gt;&quot;&quot;;IF([Input.T4]=[Input.T$1];1;0);&quot;&quot;)" office:value-type="float" office:value="1">
            <text:p>1</text:p>
          </table:table-cell>
          <table:table-cell table:formula="of:=IF([Input.U4]&lt;&gt;&quot;&quot;;IF([Input.U4]=[Input.U$1];1;0);&quot;&quot;)" office:value-type="float" office:value="1">
            <text:p>1</text:p>
          </table:table-cell>
          <table:table-cell table:formula="of:=IF([Input.V4]&lt;&gt;&quot;&quot;;IF([Input.V4]=[Input.V$1];1;0);&quot;&quot;)" office:value-type="float" office:value="1">
            <text:p>1</text:p>
          </table:table-cell>
          <table:table-cell table:formula="of:=IF([Input.W4]&lt;&gt;&quot;&quot;;IF([Input.W4]=[Input.W$1];1;0);&quot;&quot;)" office:value-type="float" office:value="0">
            <text:p>0</text:p>
          </table:table-cell>
          <table:table-cell table:formula="of:=IF([Input.X4]&lt;&gt;&quot;&quot;;IF([Input.X4]=[Input.X$1];1;0);&quot;&quot;)" office:value-type="float" office:value="0">
            <text:p>0</text:p>
          </table:table-cell>
          <table:table-cell table:formula="of:=IF([Input.Y4]&lt;&gt;&quot;&quot;;IF([Input.Y4]=[Input.Y$1];1;0);&quot;&quot;)" office:value-type="float" office:value="0">
            <text:p>0</text:p>
          </table:table-cell>
          <table:table-cell table:formula="of:=IF([Input.Z4]&lt;&gt;&quot;&quot;;IF([Input.Z4]=[Input.Z$1];1;0);&quot;&quot;)" office:value-type="float" office:value="1">
            <text:p>1</text:p>
          </table:table-cell>
          <table:table-cell table:formula="of:=IF([Input.AA4]&lt;&gt;&quot;&quot;;IF([Input.AA4]=[Input.AA$1];1;0);&quot;&quot;)" office:value-type="float" office:value="0">
            <text:p>0</text:p>
          </table:table-cell>
          <table:table-cell table:formula="of:=IF([Input.AB4]&lt;&gt;&quot;&quot;;IF([Input.AB4]=[Input.AB$1];1;0);&quot;&quot;)" office:value-type="float" office:value="1">
            <text:p>1</text:p>
          </table:table-cell>
          <table:table-cell table:formula="of:=IF([Input.AC4]&lt;&gt;&quot;&quot;;IF([Input.AC4]=[Input.AC$1];1;0);&quot;&quot;)" office:value-type="float" office:value="0">
            <text:p>0</text:p>
          </table:table-cell>
          <table:table-cell table:formula="of:=IF([Input.AD4]&lt;&gt;&quot;&quot;;IF([Input.AD4]=[Input.AD$1];1;0);&quot;&quot;)" office:value-type="float" office:value="1">
            <text:p>1</text:p>
          </table:table-cell>
          <table:table-cell table:formula="of:=IF([Input.AE4]&lt;&gt;&quot;&quot;;IF([Input.AE4]=[Input.AE$1];1;0);&quot;&quot;)" office:value-type="float" office:value="1">
            <text:p>1</text:p>
          </table:table-cell>
          <table:table-cell table:formula="of:=IF([Input.AF4]&lt;&gt;&quot;&quot;;IF([Input.AF4]=[Input.AF$1];1;0);&quot;&quot;)" office:value-type="float" office:value="0">
            <text:p>0</text:p>
          </table:table-cell>
          <table:table-cell table:formula="of:=IF([Input.AG4]&lt;&gt;&quot;&quot;;IF([Input.AG4]=[Input.AG$1];1;0);&quot;&quot;)" office:value-type="float" office:value="1">
            <text:p>1</text:p>
          </table:table-cell>
          <table:table-cell table:formula="of:=IF([Input.AH4]&lt;&gt;&quot;&quot;;IF([Input.AH4]=[Input.AH$1];1;0);&quot;&quot;)" office:value-type="float" office:value="0">
            <text:p>0</text:p>
          </table:table-cell>
          <table:table-cell table:formula="of:=IF([Input.AI4]&lt;&gt;&quot;&quot;;IF([Input.AI4]=[Input.AI$1];1;0);&quot;&quot;)" office:value-type="float" office:value="0">
            <text:p>0</text:p>
          </table:table-cell>
          <table:table-cell table:formula="of:=IF([Input.AJ4]&lt;&gt;&quot;&quot;;IF([Input.AJ4]=[Input.AJ$1];1;0);&quot;&quot;)" office:value-type="float" office:value="0">
            <text:p>0</text:p>
          </table:table-cell>
          <table:table-cell table:formula="of:=IF([Input.AK4]&lt;&gt;&quot;&quot;;IF([Input.AK4]=[Input.AK$1];1;0);&quot;&quot;)" office:value-type="float" office:value="0">
            <text:p>0</text:p>
          </table:table-cell>
          <table:table-cell table:formula="of:=IF([Input.AL4]&lt;&gt;&quot;&quot;;IF([Input.AL4]=[Input.AL$1];1;0);&quot;&quot;)" office:value-type="float" office:value="0">
            <text:p>0</text:p>
          </table:table-cell>
          <table:table-cell table:formula="of:=IF([Input.AM4]&lt;&gt;&quot;&quot;;IF([Input.AM4]=[Input.AM$1];1;0);&quot;&quot;)" office:value-type="float" office:value="1">
            <text:p>1</text:p>
          </table:table-cell>
          <table:table-cell table:formula="of:=IF([Input.AN4]&lt;&gt;&quot;&quot;;IF([Input.AN4]=[Input.AN$1];1;0);&quot;&quot;)" office:value-type="float" office:value="0">
            <text:p>0</text:p>
          </table:table-cell>
          <table:table-cell table:formula="of:=IF([Input.AO4]&lt;&gt;&quot;&quot;;IF([Input.AO4]=[Input.AO$1];1;0);&quot;&quot;)" office:value-type="float" office:value="0">
            <text:p>0</text:p>
          </table:table-cell>
          <table:table-cell table:formula="of:=IF([Input.AP4]&lt;&gt;&quot;&quot;;IF([Input.AP4]=[Input.AP$1];1;0);&quot;&quot;)" office:value-type="float" office:value="0">
            <text:p>0</text:p>
          </table:table-cell>
          <table:table-cell table:formula="of:=IF([Input.AQ4]&lt;&gt;&quot;&quot;;IF([Input.AQ4]=[Input.AQ$1];1;0);&quot;&quot;)" office:value-type="float" office:value="0">
            <text:p>0</text:p>
          </table:table-cell>
          <table:table-cell table:formula="of:=IF([Input.AR4]&lt;&gt;&quot;&quot;;IF([Input.AR4]=[Input.AR$1];1;0);&quot;&quot;)" office:value-type="float" office:value="1">
            <text:p>1</text:p>
          </table:table-cell>
          <table:table-cell table:formula="of:=IF([Input.AS4]&lt;&gt;&quot;&quot;;IF([Input.AS4]=[Input.AS$1];1;0);&quot;&quot;)" office:value-type="float" office:value="1">
            <text:p>1</text:p>
          </table:table-cell>
          <table:table-cell table:formula="of:=IF([Input.AT4]&lt;&gt;&quot;&quot;;IF([Input.AT4]=[Input.AT$1];1;0);&quot;&quot;)" office:value-type="float" office:value="0">
            <text:p>0</text:p>
          </table:table-cell>
          <table:table-cell table:formula="of:=IF([Input.AU4]&lt;&gt;&quot;&quot;;IF([Input.AU4]=[Input.AU$1];1;0);&quot;&quot;)" office:value-type="float" office:value="1">
            <text:p>1</text:p>
          </table:table-cell>
          <table:table-cell table:formula="of:=IF([Input.AV4]&lt;&gt;&quot;&quot;;IF([Input.AV4]=[Input.AV$1];1;0);&quot;&quot;)" office:value-type="float" office:value="1">
            <text:p>1</text:p>
          </table:table-cell>
          <table:table-cell table:formula="of:=IF([Input.AW4]&lt;&gt;&quot;&quot;;IF([Input.AW4]=[Input.AW$1];1;0);&quot;&quot;)" office:value-type="float" office:value="0">
            <text:p>0</text:p>
          </table:table-cell>
          <table:table-cell table:formula="of:=IF([Input.AX4]&lt;&gt;&quot;&quot;;IF([Input.AX4]=[Input.AX$1];1;0);&quot;&quot;)" office:value-type="float" office:value="1">
            <text:p>1</text:p>
          </table:table-cell>
          <table:table-cell table:formula="of:=IF([Input.AY4]&lt;&gt;&quot;&quot;;IF([Input.AY4]=[Input.AY$1];1;0);&quot;&quot;)" office:value-type="float" office:value="1">
            <text:p>1</text:p>
          </table:table-cell>
          <table:table-cell table:formula="of:=IF([Input.AZ4]&lt;&gt;&quot;&quot;;IF([Input.AZ4]=[Input.AZ$1];1;0);&quot;&quot;)" office:value-type="float" office:value="0">
            <text:p>0</text:p>
          </table:table-cell>
          <table:table-cell/>
          <table:table-cell table:formula="of:=IF([.B4]&lt;&gt;&quot;&quot;;SUM([.B4:.AY4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2">
            <text:p>2</text:p>
          </table:table-cell>
          <table:table-cell table:formula="of:=IF([Input.C5]&lt;&gt;&quot;&quot;;IF([Input.C5]=[Input.C$1];1;0);&quot;&quot;)" office:value-type="float" office:value="1">
            <text:p>1</text:p>
          </table:table-cell>
          <table:table-cell table:formula="of:=IF([Input.D5]&lt;&gt;&quot;&quot;;IF([Input.D5]=[Input.D$1];1;0);&quot;&quot;)" office:value-type="float" office:value="0">
            <text:p>0</text:p>
          </table:table-cell>
          <table:table-cell table:formula="of:=IF([Input.E5]&lt;&gt;&quot;&quot;;IF([Input.E5]=[Input.E$1];1;0);&quot;&quot;)" office:value-type="float" office:value="0">
            <text:p>0</text:p>
          </table:table-cell>
          <table:table-cell table:formula="of:=IF([Input.F5]&lt;&gt;&quot;&quot;;IF([Input.F5]=[Input.F$1];1;0);&quot;&quot;)" office:value-type="float" office:value="0">
            <text:p>0</text:p>
          </table:table-cell>
          <table:table-cell table:formula="of:=IF([Input.G5]&lt;&gt;&quot;&quot;;IF([Input.G5]=[Input.G$1];1;0);&quot;&quot;)" office:value-type="float" office:value="1">
            <text:p>1</text:p>
          </table:table-cell>
          <table:table-cell table:formula="of:=IF([Input.H5]&lt;&gt;&quot;&quot;;IF([Input.H5]=[Input.H$1];1;0);&quot;&quot;)" office:value-type="float" office:value="1">
            <text:p>1</text:p>
          </table:table-cell>
          <table:table-cell table:formula="of:=IF([Input.I5]&lt;&gt;&quot;&quot;;IF([Input.I5]=[Input.I$1];1;0);&quot;&quot;)">
            <text:p/>
          </table:table-cell>
          <table:table-cell table:formula="of:=IF([Input.J5]&lt;&gt;&quot;&quot;;IF([Input.J5]=[Input.J$1];1;0);&quot;&quot;)">
            <text:p/>
          </table:table-cell>
          <table:table-cell table:formula="of:=IF([Input.K5]&lt;&gt;&quot;&quot;;IF([Input.K5]=[Input.K$1];1;0);&quot;&quot;)" office:value-type="float" office:value="1">
            <text:p>1</text:p>
          </table:table-cell>
          <table:table-cell table:formula="of:=IF([Input.L5]&lt;&gt;&quot;&quot;;IF([Input.L5]=[Input.L$1];1;0);&quot;&quot;)" office:value-type="float" office:value="0">
            <text:p>0</text:p>
          </table:table-cell>
          <table:table-cell table:formula="of:=IF([Input.M5]&lt;&gt;&quot;&quot;;IF([Input.M5]=[Input.M$1];1;0);&quot;&quot;)" office:value-type="float" office:value="1">
            <text:p>1</text:p>
          </table:table-cell>
          <table:table-cell table:formula="of:=IF([Input.N5]&lt;&gt;&quot;&quot;;IF([Input.N5]=[Input.N$1];1;0);&quot;&quot;)" office:value-type="float" office:value="1">
            <text:p>1</text:p>
          </table:table-cell>
          <table:table-cell table:formula="of:=IF([Input.O5]&lt;&gt;&quot;&quot;;IF([Input.O5]=[Input.O$1];1;0);&quot;&quot;)" office:value-type="float" office:value="1">
            <text:p>1</text:p>
          </table:table-cell>
          <table:table-cell table:formula="of:=IF([Input.P5]&lt;&gt;&quot;&quot;;IF([Input.P5]=[Input.P$1];1;0);&quot;&quot;)" office:value-type="float" office:value="1">
            <text:p>1</text:p>
          </table:table-cell>
          <table:table-cell table:formula="of:=IF([Input.Q5]&lt;&gt;&quot;&quot;;IF([Input.Q5]=[Input.Q$1];1;0);&quot;&quot;)" office:value-type="float" office:value="0">
            <text:p>0</text:p>
          </table:table-cell>
          <table:table-cell table:formula="of:=IF([Input.R5]&lt;&gt;&quot;&quot;;IF([Input.R5]=[Input.R$1];1;0);&quot;&quot;)" office:value-type="float" office:value="0">
            <text:p>0</text:p>
          </table:table-cell>
          <table:table-cell table:formula="of:=IF([Input.S5]&lt;&gt;&quot;&quot;;IF([Input.S5]=[Input.S$1];1;0);&quot;&quot;)" office:value-type="float" office:value="0">
            <text:p>0</text:p>
          </table:table-cell>
          <table:table-cell table:formula="of:=IF([Input.T5]&lt;&gt;&quot;&quot;;IF([Input.T5]=[Input.T$1];1;0);&quot;&quot;)" office:value-type="float" office:value="0">
            <text:p>0</text:p>
          </table:table-cell>
          <table:table-cell table:formula="of:=IF([Input.U5]&lt;&gt;&quot;&quot;;IF([Input.U5]=[Input.U$1];1;0);&quot;&quot;)" office:value-type="float" office:value="1">
            <text:p>1</text:p>
          </table:table-cell>
          <table:table-cell table:formula="of:=IF([Input.V5]&lt;&gt;&quot;&quot;;IF([Input.V5]=[Input.V$1];1;0);&quot;&quot;)" office:value-type="float" office:value="1">
            <text:p>1</text:p>
          </table:table-cell>
          <table:table-cell table:formula="of:=IF([Input.W5]&lt;&gt;&quot;&quot;;IF([Input.W5]=[Input.W$1];1;0);&quot;&quot;)" office:value-type="float" office:value="0">
            <text:p>0</text:p>
          </table:table-cell>
          <table:table-cell table:formula="of:=IF([Input.X5]&lt;&gt;&quot;&quot;;IF([Input.X5]=[Input.X$1];1;0);&quot;&quot;)" office:value-type="float" office:value="1">
            <text:p>1</text:p>
          </table:table-cell>
          <table:table-cell table:formula="of:=IF([Input.Y5]&lt;&gt;&quot;&quot;;IF([Input.Y5]=[Input.Y$1];1;0);&quot;&quot;)" office:value-type="float" office:value="1">
            <text:p>1</text:p>
          </table:table-cell>
          <table:table-cell table:formula="of:=IF([Input.Z5]&lt;&gt;&quot;&quot;;IF([Input.Z5]=[Input.Z$1];1;0);&quot;&quot;)" office:value-type="float" office:value="0">
            <text:p>0</text:p>
          </table:table-cell>
          <table:table-cell table:formula="of:=IF([Input.AA5]&lt;&gt;&quot;&quot;;IF([Input.AA5]=[Input.AA$1];1;0);&quot;&quot;)" office:value-type="float" office:value="0">
            <text:p>0</text:p>
          </table:table-cell>
          <table:table-cell table:formula="of:=IF([Input.AB5]&lt;&gt;&quot;&quot;;IF([Input.AB5]=[Input.AB$1];1;0);&quot;&quot;)" office:value-type="float" office:value="1">
            <text:p>1</text:p>
          </table:table-cell>
          <table:table-cell table:formula="of:=IF([Input.AC5]&lt;&gt;&quot;&quot;;IF([Input.AC5]=[Input.AC$1];1;0);&quot;&quot;)" office:value-type="float" office:value="1">
            <text:p>1</text:p>
          </table:table-cell>
          <table:table-cell table:formula="of:=IF([Input.AD5]&lt;&gt;&quot;&quot;;IF([Input.AD5]=[Input.AD$1];1;0);&quot;&quot;)" office:value-type="float" office:value="1">
            <text:p>1</text:p>
          </table:table-cell>
          <table:table-cell table:formula="of:=IF([Input.AE5]&lt;&gt;&quot;&quot;;IF([Input.AE5]=[Input.AE$1];1;0);&quot;&quot;)" office:value-type="float" office:value="0">
            <text:p>0</text:p>
          </table:table-cell>
          <table:table-cell table:formula="of:=IF([Input.AF5]&lt;&gt;&quot;&quot;;IF([Input.AF5]=[Input.AF$1];1;0);&quot;&quot;)" office:value-type="float" office:value="1">
            <text:p>1</text:p>
          </table:table-cell>
          <table:table-cell table:formula="of:=IF([Input.AG5]&lt;&gt;&quot;&quot;;IF([Input.AG5]=[Input.AG$1];1;0);&quot;&quot;)" office:value-type="float" office:value="1">
            <text:p>1</text:p>
          </table:table-cell>
          <table:table-cell table:formula="of:=IF([Input.AH5]&lt;&gt;&quot;&quot;;IF([Input.AH5]=[Input.AH$1];1;0);&quot;&quot;)" office:value-type="float" office:value="0">
            <text:p>0</text:p>
          </table:table-cell>
          <table:table-cell table:formula="of:=IF([Input.AI5]&lt;&gt;&quot;&quot;;IF([Input.AI5]=[Input.AI$1];1;0);&quot;&quot;)" office:value-type="float" office:value="0">
            <text:p>0</text:p>
          </table:table-cell>
          <table:table-cell table:formula="of:=IF([Input.AJ5]&lt;&gt;&quot;&quot;;IF([Input.AJ5]=[Input.AJ$1];1;0);&quot;&quot;)" office:value-type="float" office:value="0">
            <text:p>0</text:p>
          </table:table-cell>
          <table:table-cell table:formula="of:=IF([Input.AK5]&lt;&gt;&quot;&quot;;IF([Input.AK5]=[Input.AK$1];1;0);&quot;&quot;)" office:value-type="float" office:value="1">
            <text:p>1</text:p>
          </table:table-cell>
          <table:table-cell table:formula="of:=IF([Input.AL5]&lt;&gt;&quot;&quot;;IF([Input.AL5]=[Input.AL$1];1;0);&quot;&quot;)" office:value-type="float" office:value="1">
            <text:p>1</text:p>
          </table:table-cell>
          <table:table-cell table:formula="of:=IF([Input.AM5]&lt;&gt;&quot;&quot;;IF([Input.AM5]=[Input.AM$1];1;0);&quot;&quot;)" office:value-type="float" office:value="1">
            <text:p>1</text:p>
          </table:table-cell>
          <table:table-cell table:formula="of:=IF([Input.AN5]&lt;&gt;&quot;&quot;;IF([Input.AN5]=[Input.AN$1];1;0);&quot;&quot;)" office:value-type="float" office:value="0">
            <text:p>0</text:p>
          </table:table-cell>
          <table:table-cell table:formula="of:=IF([Input.AO5]&lt;&gt;&quot;&quot;;IF([Input.AO5]=[Input.AO$1];1;0);&quot;&quot;)" office:value-type="float" office:value="0">
            <text:p>0</text:p>
          </table:table-cell>
          <table:table-cell table:formula="of:=IF([Input.AP5]&lt;&gt;&quot;&quot;;IF([Input.AP5]=[Input.AP$1];1;0);&quot;&quot;)" office:value-type="float" office:value="1">
            <text:p>1</text:p>
          </table:table-cell>
          <table:table-cell table:formula="of:=IF([Input.AQ5]&lt;&gt;&quot;&quot;;IF([Input.AQ5]=[Input.AQ$1];1;0);&quot;&quot;)" office:value-type="float" office:value="0">
            <text:p>0</text:p>
          </table:table-cell>
          <table:table-cell table:formula="of:=IF([Input.AR5]&lt;&gt;&quot;&quot;;IF([Input.AR5]=[Input.AR$1];1;0);&quot;&quot;)" office:value-type="float" office:value="1">
            <text:p>1</text:p>
          </table:table-cell>
          <table:table-cell table:formula="of:=IF([Input.AS5]&lt;&gt;&quot;&quot;;IF([Input.AS5]=[Input.AS$1];1;0);&quot;&quot;)" office:value-type="float" office:value="1">
            <text:p>1</text:p>
          </table:table-cell>
          <table:table-cell table:formula="of:=IF([Input.AT5]&lt;&gt;&quot;&quot;;IF([Input.AT5]=[Input.AT$1];1;0);&quot;&quot;)" office:value-type="float" office:value="0">
            <text:p>0</text:p>
          </table:table-cell>
          <table:table-cell table:formula="of:=IF([Input.AU5]&lt;&gt;&quot;&quot;;IF([Input.AU5]=[Input.AU$1];1;0);&quot;&quot;)" office:value-type="float" office:value="1">
            <text:p>1</text:p>
          </table:table-cell>
          <table:table-cell table:formula="of:=IF([Input.AV5]&lt;&gt;&quot;&quot;;IF([Input.AV5]=[Input.AV$1];1;0);&quot;&quot;)" office:value-type="float" office:value="1">
            <text:p>1</text:p>
          </table:table-cell>
          <table:table-cell table:formula="of:=IF([Input.AW5]&lt;&gt;&quot;&quot;;IF([Input.AW5]=[Input.AW$1];1;0);&quot;&quot;)" office:value-type="float" office:value="0">
            <text:p>0</text:p>
          </table:table-cell>
          <table:table-cell table:formula="of:=IF([Input.AX5]&lt;&gt;&quot;&quot;;IF([Input.AX5]=[Input.AX$1];1;0);&quot;&quot;)" office:value-type="float" office:value="0">
            <text:p>0</text:p>
          </table:table-cell>
          <table:table-cell table:formula="of:=IF([Input.AY5]&lt;&gt;&quot;&quot;;IF([Input.AY5]=[Input.AY$1];1;0);&quot;&quot;)" office:value-type="float" office:value="0">
            <text:p>0</text:p>
          </table:table-cell>
          <table:table-cell table:formula="of:=IF([Input.AZ5]&lt;&gt;&quot;&quot;;IF([Input.AZ5]=[Input.AZ$1];1;0);&quot;&quot;)" office:value-type="float" office:value="0">
            <text:p>0</text:p>
          </table:table-cell>
          <table:table-cell/>
          <table:table-cell table:formula="of:=IF([.B5]&lt;&gt;&quot;&quot;;SUM([.B5:.AY5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3">
            <text:p>3</text:p>
          </table:table-cell>
          <table:table-cell table:formula="of:=IF([Input.C6]&lt;&gt;&quot;&quot;;IF([Input.C6]=[Input.C$1];1;0);&quot;&quot;)" office:value-type="float" office:value="1">
            <text:p>1</text:p>
          </table:table-cell>
          <table:table-cell table:formula="of:=IF([Input.D6]&lt;&gt;&quot;&quot;;IF([Input.D6]=[Input.D$1];1;0);&quot;&quot;)" office:value-type="float" office:value="0">
            <text:p>0</text:p>
          </table:table-cell>
          <table:table-cell table:formula="of:=IF([Input.E6]&lt;&gt;&quot;&quot;;IF([Input.E6]=[Input.E$1];1;0);&quot;&quot;)" office:value-type="float" office:value="1">
            <text:p>1</text:p>
          </table:table-cell>
          <table:table-cell table:formula="of:=IF([Input.F6]&lt;&gt;&quot;&quot;;IF([Input.F6]=[Input.F$1];1;0);&quot;&quot;)" office:value-type="float" office:value="1">
            <text:p>1</text:p>
          </table:table-cell>
          <table:table-cell table:formula="of:=IF([Input.G6]&lt;&gt;&quot;&quot;;IF([Input.G6]=[Input.G$1];1;0);&quot;&quot;)" office:value-type="float" office:value="0">
            <text:p>0</text:p>
          </table:table-cell>
          <table:table-cell table:formula="of:=IF([Input.H6]&lt;&gt;&quot;&quot;;IF([Input.H6]=[Input.H$1];1;0);&quot;&quot;)" office:value-type="float" office:value="0">
            <text:p>0</text:p>
          </table:table-cell>
          <table:table-cell table:formula="of:=IF([Input.I6]&lt;&gt;&quot;&quot;;IF([Input.I6]=[Input.I$1];1;0);&quot;&quot;)" office:value-type="float" office:value="0">
            <text:p>0</text:p>
          </table:table-cell>
          <table:table-cell table:formula="of:=IF([Input.J6]&lt;&gt;&quot;&quot;;IF([Input.J6]=[Input.J$1];1;0);&quot;&quot;)" office:value-type="float" office:value="0">
            <text:p>0</text:p>
          </table:table-cell>
          <table:table-cell table:formula="of:=IF([Input.K6]&lt;&gt;&quot;&quot;;IF([Input.K6]=[Input.K$1];1;0);&quot;&quot;)" office:value-type="float" office:value="0">
            <text:p>0</text:p>
          </table:table-cell>
          <table:table-cell table:formula="of:=IF([Input.L6]&lt;&gt;&quot;&quot;;IF([Input.L6]=[Input.L$1];1;0);&quot;&quot;)" office:value-type="float" office:value="1">
            <text:p>1</text:p>
          </table:table-cell>
          <table:table-cell table:formula="of:=IF([Input.M6]&lt;&gt;&quot;&quot;;IF([Input.M6]=[Input.M$1];1;0);&quot;&quot;)" office:value-type="float" office:value="1">
            <text:p>1</text:p>
          </table:table-cell>
          <table:table-cell table:formula="of:=IF([Input.N6]&lt;&gt;&quot;&quot;;IF([Input.N6]=[Input.N$1];1;0);&quot;&quot;)" office:value-type="float" office:value="0">
            <text:p>0</text:p>
          </table:table-cell>
          <table:table-cell table:formula="of:=IF([Input.O6]&lt;&gt;&quot;&quot;;IF([Input.O6]=[Input.O$1];1;0);&quot;&quot;)" office:value-type="float" office:value="1">
            <text:p>1</text:p>
          </table:table-cell>
          <table:table-cell table:formula="of:=IF([Input.P6]&lt;&gt;&quot;&quot;;IF([Input.P6]=[Input.P$1];1;0);&quot;&quot;)" office:value-type="float" office:value="1">
            <text:p>1</text:p>
          </table:table-cell>
          <table:table-cell table:formula="of:=IF([Input.Q6]&lt;&gt;&quot;&quot;;IF([Input.Q6]=[Input.Q$1];1;0);&quot;&quot;)" office:value-type="float" office:value="1">
            <text:p>1</text:p>
          </table:table-cell>
          <table:table-cell table:formula="of:=IF([Input.R6]&lt;&gt;&quot;&quot;;IF([Input.R6]=[Input.R$1];1;0);&quot;&quot;)" office:value-type="float" office:value="0">
            <text:p>0</text:p>
          </table:table-cell>
          <table:table-cell table:formula="of:=IF([Input.S6]&lt;&gt;&quot;&quot;;IF([Input.S6]=[Input.S$1];1;0);&quot;&quot;)" office:value-type="float" office:value="0">
            <text:p>0</text:p>
          </table:table-cell>
          <table:table-cell table:formula="of:=IF([Input.T6]&lt;&gt;&quot;&quot;;IF([Input.T6]=[Input.T$1];1;0);&quot;&quot;)" office:value-type="float" office:value="1">
            <text:p>1</text:p>
          </table:table-cell>
          <table:table-cell table:formula="of:=IF([Input.U6]&lt;&gt;&quot;&quot;;IF([Input.U6]=[Input.U$1];1;0);&quot;&quot;)" office:value-type="float" office:value="1">
            <text:p>1</text:p>
          </table:table-cell>
          <table:table-cell table:formula="of:=IF([Input.V6]&lt;&gt;&quot;&quot;;IF([Input.V6]=[Input.V$1];1;0);&quot;&quot;)" office:value-type="float" office:value="1">
            <text:p>1</text:p>
          </table:table-cell>
          <table:table-cell table:formula="of:=IF([Input.W6]&lt;&gt;&quot;&quot;;IF([Input.W6]=[Input.W$1];1;0);&quot;&quot;)" office:value-type="float" office:value="1">
            <text:p>1</text:p>
          </table:table-cell>
          <table:table-cell table:formula="of:=IF([Input.X6]&lt;&gt;&quot;&quot;;IF([Input.X6]=[Input.X$1];1;0);&quot;&quot;)" office:value-type="float" office:value="1">
            <text:p>1</text:p>
          </table:table-cell>
          <table:table-cell table:formula="of:=IF([Input.Y6]&lt;&gt;&quot;&quot;;IF([Input.Y6]=[Input.Y$1];1;0);&quot;&quot;)" office:value-type="float" office:value="1">
            <text:p>1</text:p>
          </table:table-cell>
          <table:table-cell table:formula="of:=IF([Input.Z6]&lt;&gt;&quot;&quot;;IF([Input.Z6]=[Input.Z$1];1;0);&quot;&quot;)" office:value-type="float" office:value="1">
            <text:p>1</text:p>
          </table:table-cell>
          <table:table-cell table:formula="of:=IF([Input.AA6]&lt;&gt;&quot;&quot;;IF([Input.AA6]=[Input.AA$1];1;0);&quot;&quot;)" office:value-type="float" office:value="0">
            <text:p>0</text:p>
          </table:table-cell>
          <table:table-cell table:formula="of:=IF([Input.AB6]&lt;&gt;&quot;&quot;;IF([Input.AB6]=[Input.AB$1];1;0);&quot;&quot;)" office:value-type="float" office:value="1">
            <text:p>1</text:p>
          </table:table-cell>
          <table:table-cell table:formula="of:=IF([Input.AC6]&lt;&gt;&quot;&quot;;IF([Input.AC6]=[Input.AC$1];1;0);&quot;&quot;)" office:value-type="float" office:value="1">
            <text:p>1</text:p>
          </table:table-cell>
          <table:table-cell table:formula="of:=IF([Input.AD6]&lt;&gt;&quot;&quot;;IF([Input.AD6]=[Input.AD$1];1;0);&quot;&quot;)" office:value-type="float" office:value="1">
            <text:p>1</text:p>
          </table:table-cell>
          <table:table-cell table:formula="of:=IF([Input.AE6]&lt;&gt;&quot;&quot;;IF([Input.AE6]=[Input.AE$1];1;0);&quot;&quot;)" office:value-type="float" office:value="1">
            <text:p>1</text:p>
          </table:table-cell>
          <table:table-cell table:formula="of:=IF([Input.AF6]&lt;&gt;&quot;&quot;;IF([Input.AF6]=[Input.AF$1];1;0);&quot;&quot;)" office:value-type="float" office:value="1">
            <text:p>1</text:p>
          </table:table-cell>
          <table:table-cell table:formula="of:=IF([Input.AG6]&lt;&gt;&quot;&quot;;IF([Input.AG6]=[Input.AG$1];1;0);&quot;&quot;)" office:value-type="float" office:value="1">
            <text:p>1</text:p>
          </table:table-cell>
          <table:table-cell table:formula="of:=IF([Input.AH6]&lt;&gt;&quot;&quot;;IF([Input.AH6]=[Input.AH$1];1;0);&quot;&quot;)" office:value-type="float" office:value="0">
            <text:p>0</text:p>
          </table:table-cell>
          <table:table-cell table:formula="of:=IF([Input.AI6]&lt;&gt;&quot;&quot;;IF([Input.AI6]=[Input.AI$1];1;0);&quot;&quot;)" office:value-type="float" office:value="0">
            <text:p>0</text:p>
          </table:table-cell>
          <table:table-cell table:formula="of:=IF([Input.AJ6]&lt;&gt;&quot;&quot;;IF([Input.AJ6]=[Input.AJ$1];1;0);&quot;&quot;)" office:value-type="float" office:value="0">
            <text:p>0</text:p>
          </table:table-cell>
          <table:table-cell table:formula="of:=IF([Input.AK6]&lt;&gt;&quot;&quot;;IF([Input.AK6]=[Input.AK$1];1;0);&quot;&quot;)" office:value-type="float" office:value="1">
            <text:p>1</text:p>
          </table:table-cell>
          <table:table-cell table:formula="of:=IF([Input.AL6]&lt;&gt;&quot;&quot;;IF([Input.AL6]=[Input.AL$1];1;0);&quot;&quot;)" office:value-type="float" office:value="1">
            <text:p>1</text:p>
          </table:table-cell>
          <table:table-cell table:formula="of:=IF([Input.AM6]&lt;&gt;&quot;&quot;;IF([Input.AM6]=[Input.AM$1];1;0);&quot;&quot;)" office:value-type="float" office:value="0">
            <text:p>0</text:p>
          </table:table-cell>
          <table:table-cell table:formula="of:=IF([Input.AN6]&lt;&gt;&quot;&quot;;IF([Input.AN6]=[Input.AN$1];1;0);&quot;&quot;)" office:value-type="float" office:value="0">
            <text:p>0</text:p>
          </table:table-cell>
          <table:table-cell table:formula="of:=IF([Input.AO6]&lt;&gt;&quot;&quot;;IF([Input.AO6]=[Input.AO$1];1;0);&quot;&quot;)" office:value-type="float" office:value="1">
            <text:p>1</text:p>
          </table:table-cell>
          <table:table-cell table:formula="of:=IF([Input.AP6]&lt;&gt;&quot;&quot;;IF([Input.AP6]=[Input.AP$1];1;0);&quot;&quot;)" office:value-type="float" office:value="1">
            <text:p>1</text:p>
          </table:table-cell>
          <table:table-cell table:formula="of:=IF([Input.AQ6]&lt;&gt;&quot;&quot;;IF([Input.AQ6]=[Input.AQ$1];1;0);&quot;&quot;)" office:value-type="float" office:value="1">
            <text:p>1</text:p>
          </table:table-cell>
          <table:table-cell table:formula="of:=IF([Input.AR6]&lt;&gt;&quot;&quot;;IF([Input.AR6]=[Input.AR$1];1;0);&quot;&quot;)" office:value-type="float" office:value="1">
            <text:p>1</text:p>
          </table:table-cell>
          <table:table-cell table:formula="of:=IF([Input.AS6]&lt;&gt;&quot;&quot;;IF([Input.AS6]=[Input.AS$1];1;0);&quot;&quot;)" office:value-type="float" office:value="1">
            <text:p>1</text:p>
          </table:table-cell>
          <table:table-cell table:formula="of:=IF([Input.AT6]&lt;&gt;&quot;&quot;;IF([Input.AT6]=[Input.AT$1];1;0);&quot;&quot;)" office:value-type="float" office:value="0">
            <text:p>0</text:p>
          </table:table-cell>
          <table:table-cell table:formula="of:=IF([Input.AU6]&lt;&gt;&quot;&quot;;IF([Input.AU6]=[Input.AU$1];1;0);&quot;&quot;)" office:value-type="float" office:value="1">
            <text:p>1</text:p>
          </table:table-cell>
          <table:table-cell table:formula="of:=IF([Input.AV6]&lt;&gt;&quot;&quot;;IF([Input.AV6]=[Input.AV$1];1;0);&quot;&quot;)" office:value-type="float" office:value="1">
            <text:p>1</text:p>
          </table:table-cell>
          <table:table-cell table:formula="of:=IF([Input.AW6]&lt;&gt;&quot;&quot;;IF([Input.AW6]=[Input.AW$1];1;0);&quot;&quot;)" office:value-type="float" office:value="1">
            <text:p>1</text:p>
          </table:table-cell>
          <table:table-cell table:formula="of:=IF([Input.AX6]&lt;&gt;&quot;&quot;;IF([Input.AX6]=[Input.AX$1];1;0);&quot;&quot;)" office:value-type="float" office:value="0">
            <text:p>0</text:p>
          </table:table-cell>
          <table:table-cell table:formula="of:=IF([Input.AY6]&lt;&gt;&quot;&quot;;IF([Input.AY6]=[Input.AY$1];1;0);&quot;&quot;)" office:value-type="float" office:value="1">
            <text:p>1</text:p>
          </table:table-cell>
          <table:table-cell table:formula="of:=IF([Input.AZ6]&lt;&gt;&quot;&quot;;IF([Input.AZ6]=[Input.AZ$1];1;0);&quot;&quot;)" office:value-type="float" office:value="1">
            <text:p>1</text:p>
          </table:table-cell>
          <table:table-cell/>
          <table:table-cell table:formula="of:=IF([.B6]&lt;&gt;&quot;&quot;;SUM([.B6:.AY6]);&quot;&quot;)" office:value-type="float" office:value="33">
            <text:p>33</text:p>
          </table:table-cell>
          <table:table-cell table:number-columns-repeated="971"/>
        </table:table-row>
        <table:table-row table:style-name="ro2">
          <table:table-cell office:value-type="float" office:value="4">
            <text:p>4</text:p>
          </table:table-cell>
          <table:table-cell table:formula="of:=IF([Input.C7]&lt;&gt;&quot;&quot;;IF([Input.C7]=[Input.C$1];1;0);&quot;&quot;)" office:value-type="float" office:value="1">
            <text:p>1</text:p>
          </table:table-cell>
          <table:table-cell table:formula="of:=IF([Input.D7]&lt;&gt;&quot;&quot;;IF([Input.D7]=[Input.D$1];1;0);&quot;&quot;)" office:value-type="float" office:value="1">
            <text:p>1</text:p>
          </table:table-cell>
          <table:table-cell table:formula="of:=IF([Input.E7]&lt;&gt;&quot;&quot;;IF([Input.E7]=[Input.E$1];1;0);&quot;&quot;)" office:value-type="float" office:value="1">
            <text:p>1</text:p>
          </table:table-cell>
          <table:table-cell table:formula="of:=IF([Input.F7]&lt;&gt;&quot;&quot;;IF([Input.F7]=[Input.F$1];1;0);&quot;&quot;)" office:value-type="float" office:value="0">
            <text:p>0</text:p>
          </table:table-cell>
          <table:table-cell table:formula="of:=IF([Input.G7]&lt;&gt;&quot;&quot;;IF([Input.G7]=[Input.G$1];1;0);&quot;&quot;)" office:value-type="float" office:value="0">
            <text:p>0</text:p>
          </table:table-cell>
          <table:table-cell table:formula="of:=IF([Input.H7]&lt;&gt;&quot;&quot;;IF([Input.H7]=[Input.H$1];1;0);&quot;&quot;)" office:value-type="float" office:value="0">
            <text:p>0</text:p>
          </table:table-cell>
          <table:table-cell table:formula="of:=IF([Input.I7]&lt;&gt;&quot;&quot;;IF([Input.I7]=[Input.I$1];1;0);&quot;&quot;)" office:value-type="float" office:value="0">
            <text:p>0</text:p>
          </table:table-cell>
          <table:table-cell table:formula="of:=IF([Input.J7]&lt;&gt;&quot;&quot;;IF([Input.J7]=[Input.J$1];1;0);&quot;&quot;)" office:value-type="float" office:value="0">
            <text:p>0</text:p>
          </table:table-cell>
          <table:table-cell table:formula="of:=IF([Input.K7]&lt;&gt;&quot;&quot;;IF([Input.K7]=[Input.K$1];1;0);&quot;&quot;)" office:value-type="float" office:value="0">
            <text:p>0</text:p>
          </table:table-cell>
          <table:table-cell table:formula="of:=IF([Input.L7]&lt;&gt;&quot;&quot;;IF([Input.L7]=[Input.L$1];1;0);&quot;&quot;)" office:value-type="float" office:value="0">
            <text:p>0</text:p>
          </table:table-cell>
          <table:table-cell table:formula="of:=IF([Input.M7]&lt;&gt;&quot;&quot;;IF([Input.M7]=[Input.M$1];1;0);&quot;&quot;)" office:value-type="float" office:value="0">
            <text:p>0</text:p>
          </table:table-cell>
          <table:table-cell table:formula="of:=IF([Input.N7]&lt;&gt;&quot;&quot;;IF([Input.N7]=[Input.N$1];1;0);&quot;&quot;)" office:value-type="float" office:value="0">
            <text:p>0</text:p>
          </table:table-cell>
          <table:table-cell table:formula="of:=IF([Input.O7]&lt;&gt;&quot;&quot;;IF([Input.O7]=[Input.O$1];1;0);&quot;&quot;)" office:value-type="float" office:value="1">
            <text:p>1</text:p>
          </table:table-cell>
          <table:table-cell table:formula="of:=IF([Input.P7]&lt;&gt;&quot;&quot;;IF([Input.P7]=[Input.P$1];1;0);&quot;&quot;)" office:value-type="float" office:value="1">
            <text:p>1</text:p>
          </table:table-cell>
          <table:table-cell table:formula="of:=IF([Input.Q7]&lt;&gt;&quot;&quot;;IF([Input.Q7]=[Input.Q$1];1;0);&quot;&quot;)" office:value-type="float" office:value="1">
            <text:p>1</text:p>
          </table:table-cell>
          <table:table-cell table:formula="of:=IF([Input.R7]&lt;&gt;&quot;&quot;;IF([Input.R7]=[Input.R$1];1;0);&quot;&quot;)" office:value-type="float" office:value="0">
            <text:p>0</text:p>
          </table:table-cell>
          <table:table-cell table:formula="of:=IF([Input.S7]&lt;&gt;&quot;&quot;;IF([Input.S7]=[Input.S$1];1;0);&quot;&quot;)" office:value-type="float" office:value="0">
            <text:p>0</text:p>
          </table:table-cell>
          <table:table-cell table:formula="of:=IF([Input.T7]&lt;&gt;&quot;&quot;;IF([Input.T7]=[Input.T$1];1;0);&quot;&quot;)" office:value-type="float" office:value="1">
            <text:p>1</text:p>
          </table:table-cell>
          <table:table-cell table:formula="of:=IF([Input.U7]&lt;&gt;&quot;&quot;;IF([Input.U7]=[Input.U$1];1;0);&quot;&quot;)" office:value-type="float" office:value="1">
            <text:p>1</text:p>
          </table:table-cell>
          <table:table-cell table:formula="of:=IF([Input.V7]&lt;&gt;&quot;&quot;;IF([Input.V7]=[Input.V$1];1;0);&quot;&quot;)" office:value-type="float" office:value="1">
            <text:p>1</text:p>
          </table:table-cell>
          <table:table-cell table:formula="of:=IF([Input.W7]&lt;&gt;&quot;&quot;;IF([Input.W7]=[Input.W$1];1;0);&quot;&quot;)" office:value-type="float" office:value="1">
            <text:p>1</text:p>
          </table:table-cell>
          <table:table-cell table:formula="of:=IF([Input.X7]&lt;&gt;&quot;&quot;;IF([Input.X7]=[Input.X$1];1;0);&quot;&quot;)" office:value-type="float" office:value="1">
            <text:p>1</text:p>
          </table:table-cell>
          <table:table-cell table:formula="of:=IF([Input.Y7]&lt;&gt;&quot;&quot;;IF([Input.Y7]=[Input.Y$1];1;0);&quot;&quot;)" office:value-type="float" office:value="1">
            <text:p>1</text:p>
          </table:table-cell>
          <table:table-cell table:formula="of:=IF([Input.Z7]&lt;&gt;&quot;&quot;;IF([Input.Z7]=[Input.Z$1];1;0);&quot;&quot;)" office:value-type="float" office:value="1">
            <text:p>1</text:p>
          </table:table-cell>
          <table:table-cell table:formula="of:=IF([Input.AA7]&lt;&gt;&quot;&quot;;IF([Input.AA7]=[Input.AA$1];1;0);&quot;&quot;)" office:value-type="float" office:value="0">
            <text:p>0</text:p>
          </table:table-cell>
          <table:table-cell table:formula="of:=IF([Input.AB7]&lt;&gt;&quot;&quot;;IF([Input.AB7]=[Input.AB$1];1;0);&quot;&quot;)" office:value-type="float" office:value="1">
            <text:p>1</text:p>
          </table:table-cell>
          <table:table-cell table:formula="of:=IF([Input.AC7]&lt;&gt;&quot;&quot;;IF([Input.AC7]=[Input.AC$1];1;0);&quot;&quot;)" office:value-type="float" office:value="1">
            <text:p>1</text:p>
          </table:table-cell>
          <table:table-cell table:formula="of:=IF([Input.AD7]&lt;&gt;&quot;&quot;;IF([Input.AD7]=[Input.AD$1];1;0);&quot;&quot;)" office:value-type="float" office:value="0">
            <text:p>0</text:p>
          </table:table-cell>
          <table:table-cell table:formula="of:=IF([Input.AE7]&lt;&gt;&quot;&quot;;IF([Input.AE7]=[Input.AE$1];1;0);&quot;&quot;)" office:value-type="float" office:value="0">
            <text:p>0</text:p>
          </table:table-cell>
          <table:table-cell table:formula="of:=IF([Input.AF7]&lt;&gt;&quot;&quot;;IF([Input.AF7]=[Input.AF$1];1;0);&quot;&quot;)" office:value-type="float" office:value="0">
            <text:p>0</text:p>
          </table:table-cell>
          <table:table-cell table:formula="of:=IF([Input.AG7]&lt;&gt;&quot;&quot;;IF([Input.AG7]=[Input.AG$1];1;0);&quot;&quot;)" office:value-type="float" office:value="0">
            <text:p>0</text:p>
          </table:table-cell>
          <table:table-cell table:formula="of:=IF([Input.AH7]&lt;&gt;&quot;&quot;;IF([Input.AH7]=[Input.AH$1];1;0);&quot;&quot;)" office:value-type="float" office:value="0">
            <text:p>0</text:p>
          </table:table-cell>
          <table:table-cell table:formula="of:=IF([Input.AI7]&lt;&gt;&quot;&quot;;IF([Input.AI7]=[Input.AI$1];1;0);&quot;&quot;)" office:value-type="float" office:value="1">
            <text:p>1</text:p>
          </table:table-cell>
          <table:table-cell table:formula="of:=IF([Input.AJ7]&lt;&gt;&quot;&quot;;IF([Input.AJ7]=[Input.AJ$1];1;0);&quot;&quot;)" office:value-type="float" office:value="0">
            <text:p>0</text:p>
          </table:table-cell>
          <table:table-cell table:formula="of:=IF([Input.AK7]&lt;&gt;&quot;&quot;;IF([Input.AK7]=[Input.AK$1];1;0);&quot;&quot;)" office:value-type="float" office:value="1">
            <text:p>1</text:p>
          </table:table-cell>
          <table:table-cell table:formula="of:=IF([Input.AL7]&lt;&gt;&quot;&quot;;IF([Input.AL7]=[Input.AL$1];1;0);&quot;&quot;)" office:value-type="float" office:value="1">
            <text:p>1</text:p>
          </table:table-cell>
          <table:table-cell table:formula="of:=IF([Input.AM7]&lt;&gt;&quot;&quot;;IF([Input.AM7]=[Input.AM$1];1;0);&quot;&quot;)" office:value-type="float" office:value="1">
            <text:p>1</text:p>
          </table:table-cell>
          <table:table-cell table:formula="of:=IF([Input.AN7]&lt;&gt;&quot;&quot;;IF([Input.AN7]=[Input.AN$1];1;0);&quot;&quot;)" office:value-type="float" office:value="1">
            <text:p>1</text:p>
          </table:table-cell>
          <table:table-cell table:formula="of:=IF([Input.AO7]&lt;&gt;&quot;&quot;;IF([Input.AO7]=[Input.AO$1];1;0);&quot;&quot;)" office:value-type="float" office:value="1">
            <text:p>1</text:p>
          </table:table-cell>
          <table:table-cell table:formula="of:=IF([Input.AP7]&lt;&gt;&quot;&quot;;IF([Input.AP7]=[Input.AP$1];1;0);&quot;&quot;)" office:value-type="float" office:value="1">
            <text:p>1</text:p>
          </table:table-cell>
          <table:table-cell table:formula="of:=IF([Input.AQ7]&lt;&gt;&quot;&quot;;IF([Input.AQ7]=[Input.AQ$1];1;0);&quot;&quot;)" office:value-type="float" office:value="0">
            <text:p>0</text:p>
          </table:table-cell>
          <table:table-cell table:formula="of:=IF([Input.AR7]&lt;&gt;&quot;&quot;;IF([Input.AR7]=[Input.AR$1];1;0);&quot;&quot;)" office:value-type="float" office:value="0">
            <text:p>0</text:p>
          </table:table-cell>
          <table:table-cell table:formula="of:=IF([Input.AS7]&lt;&gt;&quot;&quot;;IF([Input.AS7]=[Input.AS$1];1;0);&quot;&quot;)" office:value-type="float" office:value="0">
            <text:p>0</text:p>
          </table:table-cell>
          <table:table-cell table:formula="of:=IF([Input.AT7]&lt;&gt;&quot;&quot;;IF([Input.AT7]=[Input.AT$1];1;0);&quot;&quot;)" office:value-type="float" office:value="0">
            <text:p>0</text:p>
          </table:table-cell>
          <table:table-cell table:formula="of:=IF([Input.AU7]&lt;&gt;&quot;&quot;;IF([Input.AU7]=[Input.AU$1];1;0);&quot;&quot;)" office:value-type="float" office:value="1">
            <text:p>1</text:p>
          </table:table-cell>
          <table:table-cell table:formula="of:=IF([Input.AV7]&lt;&gt;&quot;&quot;;IF([Input.AV7]=[Input.AV$1];1;0);&quot;&quot;)" office:value-type="float" office:value="1">
            <text:p>1</text:p>
          </table:table-cell>
          <table:table-cell table:formula="of:=IF([Input.AW7]&lt;&gt;&quot;&quot;;IF([Input.AW7]=[Input.AW$1];1;0);&quot;&quot;)" office:value-type="float" office:value="1">
            <text:p>1</text:p>
          </table:table-cell>
          <table:table-cell table:formula="of:=IF([Input.AX7]&lt;&gt;&quot;&quot;;IF([Input.AX7]=[Input.AX$1];1;0);&quot;&quot;)" office:value-type="float" office:value="1">
            <text:p>1</text:p>
          </table:table-cell>
          <table:table-cell table:formula="of:=IF([Input.AY7]&lt;&gt;&quot;&quot;;IF([Input.AY7]=[Input.AY$1];1;0);&quot;&quot;)" office:value-type="float" office:value="1">
            <text:p>1</text:p>
          </table:table-cell>
          <table:table-cell table:formula="of:=IF([Input.AZ7]&lt;&gt;&quot;&quot;;IF([Input.AZ7]=[Input.AZ$1];1;0);&quot;&quot;)" office:value-type="float" office:value="1">
            <text:p>1</text:p>
          </table:table-cell>
          <table:table-cell/>
          <table:table-cell table:formula="of:=IF([.B7]&lt;&gt;&quot;&quot;;SUM([.B7:.AY7]);&quot;&quot;)" office:value-type="float" office:value="28">
            <text:p>28</text:p>
          </table:table-cell>
          <table:table-cell table:number-columns-repeated="971"/>
        </table:table-row>
        <table:table-row table:style-name="ro2">
          <table:table-cell office:value-type="float" office:value="5">
            <text:p>5</text:p>
          </table:table-cell>
          <table:table-cell table:formula="of:=IF([Input.C8]&lt;&gt;&quot;&quot;;IF([Input.C8]=[Input.C$1];1;0);&quot;&quot;)" office:value-type="float" office:value="0">
            <text:p>0</text:p>
          </table:table-cell>
          <table:table-cell table:formula="of:=IF([Input.D8]&lt;&gt;&quot;&quot;;IF([Input.D8]=[Input.D$1];1;0);&quot;&quot;)" office:value-type="float" office:value="0">
            <text:p>0</text:p>
          </table:table-cell>
          <table:table-cell table:formula="of:=IF([Input.E8]&lt;&gt;&quot;&quot;;IF([Input.E8]=[Input.E$1];1;0);&quot;&quot;)" office:value-type="float" office:value="0">
            <text:p>0</text:p>
          </table:table-cell>
          <table:table-cell table:formula="of:=IF([Input.F8]&lt;&gt;&quot;&quot;;IF([Input.F8]=[Input.F$1];1;0);&quot;&quot;)" office:value-type="float" office:value="1">
            <text:p>1</text:p>
          </table:table-cell>
          <table:table-cell table:formula="of:=IF([Input.G8]&lt;&gt;&quot;&quot;;IF([Input.G8]=[Input.G$1];1;0);&quot;&quot;)" office:value-type="float" office:value="1">
            <text:p>1</text:p>
          </table:table-cell>
          <table:table-cell table:formula="of:=IF([Input.H8]&lt;&gt;&quot;&quot;;IF([Input.H8]=[Input.H$1];1;0);&quot;&quot;)" office:value-type="float" office:value="0">
            <text:p>0</text:p>
          </table:table-cell>
          <table:table-cell table:formula="of:=IF([Input.I8]&lt;&gt;&quot;&quot;;IF([Input.I8]=[Input.I$1];1;0);&quot;&quot;)">
            <text:p/>
          </table:table-cell>
          <table:table-cell table:formula="of:=IF([Input.J8]&lt;&gt;&quot;&quot;;IF([Input.J8]=[Input.J$1];1;0);&quot;&quot;)">
            <text:p/>
          </table:table-cell>
          <table:table-cell table:formula="of:=IF([Input.K8]&lt;&gt;&quot;&quot;;IF([Input.K8]=[Input.K$1];1;0);&quot;&quot;)" office:value-type="float" office:value="1">
            <text:p>1</text:p>
          </table:table-cell>
          <table:table-cell table:formula="of:=IF([Input.L8]&lt;&gt;&quot;&quot;;IF([Input.L8]=[Input.L$1];1;0);&quot;&quot;)" office:value-type="float" office:value="0">
            <text:p>0</text:p>
          </table:table-cell>
          <table:table-cell table:formula="of:=IF([Input.M8]&lt;&gt;&quot;&quot;;IF([Input.M8]=[Input.M$1];1;0);&quot;&quot;)" office:value-type="float" office:value="1">
            <text:p>1</text:p>
          </table:table-cell>
          <table:table-cell table:formula="of:=IF([Input.N8]&lt;&gt;&quot;&quot;;IF([Input.N8]=[Input.N$1];1;0);&quot;&quot;)" office:value-type="float" office:value="0">
            <text:p>0</text:p>
          </table:table-cell>
          <table:table-cell table:formula="of:=IF([Input.O8]&lt;&gt;&quot;&quot;;IF([Input.O8]=[Input.O$1];1;0);&quot;&quot;)" office:value-type="float" office:value="1">
            <text:p>1</text:p>
          </table:table-cell>
          <table:table-cell table:formula="of:=IF([Input.P8]&lt;&gt;&quot;&quot;;IF([Input.P8]=[Input.P$1];1;0);&quot;&quot;)" office:value-type="float" office:value="1">
            <text:p>1</text:p>
          </table:table-cell>
          <table:table-cell table:formula="of:=IF([Input.Q8]&lt;&gt;&quot;&quot;;IF([Input.Q8]=[Input.Q$1];1;0);&quot;&quot;)" office:value-type="float" office:value="1">
            <text:p>1</text:p>
          </table:table-cell>
          <table:table-cell table:formula="of:=IF([Input.R8]&lt;&gt;&quot;&quot;;IF([Input.R8]=[Input.R$1];1;0);&quot;&quot;)" office:value-type="float" office:value="0">
            <text:p>0</text:p>
          </table:table-cell>
          <table:table-cell table:formula="of:=IF([Input.S8]&lt;&gt;&quot;&quot;;IF([Input.S8]=[Input.S$1];1;0);&quot;&quot;)" office:value-type="float" office:value="0">
            <text:p>0</text:p>
          </table:table-cell>
          <table:table-cell table:formula="of:=IF([Input.T8]&lt;&gt;&quot;&quot;;IF([Input.T8]=[Input.T$1];1;0);&quot;&quot;)" office:value-type="float" office:value="1">
            <text:p>1</text:p>
          </table:table-cell>
          <table:table-cell table:formula="of:=IF([Input.U8]&lt;&gt;&quot;&quot;;IF([Input.U8]=[Input.U$1];1;0);&quot;&quot;)" office:value-type="float" office:value="1">
            <text:p>1</text:p>
          </table:table-cell>
          <table:table-cell table:formula="of:=IF([Input.V8]&lt;&gt;&quot;&quot;;IF([Input.V8]=[Input.V$1];1;0);&quot;&quot;)" office:value-type="float" office:value="1">
            <text:p>1</text:p>
          </table:table-cell>
          <table:table-cell table:formula="of:=IF([Input.W8]&lt;&gt;&quot;&quot;;IF([Input.W8]=[Input.W$1];1;0);&quot;&quot;)" office:value-type="float" office:value="1">
            <text:p>1</text:p>
          </table:table-cell>
          <table:table-cell table:formula="of:=IF([Input.X8]&lt;&gt;&quot;&quot;;IF([Input.X8]=[Input.X$1];1;0);&quot;&quot;)" office:value-type="float" office:value="0">
            <text:p>0</text:p>
          </table:table-cell>
          <table:table-cell table:formula="of:=IF([Input.Y8]&lt;&gt;&quot;&quot;;IF([Input.Y8]=[Input.Y$1];1;0);&quot;&quot;)" office:value-type="float" office:value="1">
            <text:p>1</text:p>
          </table:table-cell>
          <table:table-cell table:formula="of:=IF([Input.Z8]&lt;&gt;&quot;&quot;;IF([Input.Z8]=[Input.Z$1];1;0);&quot;&quot;)" office:value-type="float" office:value="1">
            <text:p>1</text:p>
          </table:table-cell>
          <table:table-cell table:formula="of:=IF([Input.AA8]&lt;&gt;&quot;&quot;;IF([Input.AA8]=[Input.AA$1];1;0);&quot;&quot;)" office:value-type="float" office:value="0">
            <text:p>0</text:p>
          </table:table-cell>
          <table:table-cell table:formula="of:=IF([Input.AB8]&lt;&gt;&quot;&quot;;IF([Input.AB8]=[Input.AB$1];1;0);&quot;&quot;)" office:value-type="float" office:value="1">
            <text:p>1</text:p>
          </table:table-cell>
          <table:table-cell table:formula="of:=IF([Input.AC8]&lt;&gt;&quot;&quot;;IF([Input.AC8]=[Input.AC$1];1;0);&quot;&quot;)" office:value-type="float" office:value="1">
            <text:p>1</text:p>
          </table:table-cell>
          <table:table-cell table:formula="of:=IF([Input.AD8]&lt;&gt;&quot;&quot;;IF([Input.AD8]=[Input.AD$1];1;0);&quot;&quot;)" office:value-type="float" office:value="0">
            <text:p>0</text:p>
          </table:table-cell>
          <table:table-cell table:formula="of:=IF([Input.AE8]&lt;&gt;&quot;&quot;;IF([Input.AE8]=[Input.AE$1];1;0);&quot;&quot;)" office:value-type="float" office:value="0">
            <text:p>0</text:p>
          </table:table-cell>
          <table:table-cell table:formula="of:=IF([Input.AF8]&lt;&gt;&quot;&quot;;IF([Input.AF8]=[Input.AF$1];1;0);&quot;&quot;)" office:value-type="float" office:value="0">
            <text:p>0</text:p>
          </table:table-cell>
          <table:table-cell table:formula="of:=IF([Input.AG8]&lt;&gt;&quot;&quot;;IF([Input.AG8]=[Input.AG$1];1;0);&quot;&quot;)" office:value-type="float" office:value="1">
            <text:p>1</text:p>
          </table:table-cell>
          <table:table-cell table:formula="of:=IF([Input.AH8]&lt;&gt;&quot;&quot;;IF([Input.AH8]=[Input.AH$1];1;0);&quot;&quot;)" office:value-type="float" office:value="0">
            <text:p>0</text:p>
          </table:table-cell>
          <table:table-cell table:formula="of:=IF([Input.AI8]&lt;&gt;&quot;&quot;;IF([Input.AI8]=[Input.AI$1];1;0);&quot;&quot;)" office:value-type="float" office:value="0">
            <text:p>0</text:p>
          </table:table-cell>
          <table:table-cell table:formula="of:=IF([Input.AJ8]&lt;&gt;&quot;&quot;;IF([Input.AJ8]=[Input.AJ$1];1;0);&quot;&quot;)" office:value-type="float" office:value="1">
            <text:p>1</text:p>
          </table:table-cell>
          <table:table-cell table:formula="of:=IF([Input.AK8]&lt;&gt;&quot;&quot;;IF([Input.AK8]=[Input.AK$1];1;0);&quot;&quot;)" office:value-type="float" office:value="1">
            <text:p>1</text:p>
          </table:table-cell>
          <table:table-cell table:formula="of:=IF([Input.AL8]&lt;&gt;&quot;&quot;;IF([Input.AL8]=[Input.AL$1];1;0);&quot;&quot;)" office:value-type="float" office:value="0">
            <text:p>0</text:p>
          </table:table-cell>
          <table:table-cell table:formula="of:=IF([Input.AM8]&lt;&gt;&quot;&quot;;IF([Input.AM8]=[Input.AM$1];1;0);&quot;&quot;)" office:value-type="float" office:value="1">
            <text:p>1</text:p>
          </table:table-cell>
          <table:table-cell table:formula="of:=IF([Input.AN8]&lt;&gt;&quot;&quot;;IF([Input.AN8]=[Input.AN$1];1;0);&quot;&quot;)" office:value-type="float" office:value="0">
            <text:p>0</text:p>
          </table:table-cell>
          <table:table-cell table:formula="of:=IF([Input.AO8]&lt;&gt;&quot;&quot;;IF([Input.AO8]=[Input.AO$1];1;0);&quot;&quot;)" office:value-type="float" office:value="1">
            <text:p>1</text:p>
          </table:table-cell>
          <table:table-cell table:formula="of:=IF([Input.AP8]&lt;&gt;&quot;&quot;;IF([Input.AP8]=[Input.AP$1];1;0);&quot;&quot;)" office:value-type="float" office:value="1">
            <text:p>1</text:p>
          </table:table-cell>
          <table:table-cell table:formula="of:=IF([Input.AQ8]&lt;&gt;&quot;&quot;;IF([Input.AQ8]=[Input.AQ$1];1;0);&quot;&quot;)" office:value-type="float" office:value="0">
            <text:p>0</text:p>
          </table:table-cell>
          <table:table-cell table:formula="of:=IF([Input.AR8]&lt;&gt;&quot;&quot;;IF([Input.AR8]=[Input.AR$1];1;0);&quot;&quot;)" office:value-type="float" office:value="1">
            <text:p>1</text:p>
          </table:table-cell>
          <table:table-cell table:formula="of:=IF([Input.AS8]&lt;&gt;&quot;&quot;;IF([Input.AS8]=[Input.AS$1];1;0);&quot;&quot;)" office:value-type="float" office:value="1">
            <text:p>1</text:p>
          </table:table-cell>
          <table:table-cell table:formula="of:=IF([Input.AT8]&lt;&gt;&quot;&quot;;IF([Input.AT8]=[Input.AT$1];1;0);&quot;&quot;)" office:value-type="float" office:value="1">
            <text:p>1</text:p>
          </table:table-cell>
          <table:table-cell table:formula="of:=IF([Input.AU8]&lt;&gt;&quot;&quot;;IF([Input.AU8]=[Input.AU$1];1;0);&quot;&quot;)" office:value-type="float" office:value="0">
            <text:p>0</text:p>
          </table:table-cell>
          <table:table-cell table:formula="of:=IF([Input.AV8]&lt;&gt;&quot;&quot;;IF([Input.AV8]=[Input.AV$1];1;0);&quot;&quot;)" office:value-type="float" office:value="1">
            <text:p>1</text:p>
          </table:table-cell>
          <table:table-cell table:formula="of:=IF([Input.AW8]&lt;&gt;&quot;&quot;;IF([Input.AW8]=[Input.AW$1];1;0);&quot;&quot;)" office:value-type="float" office:value="0">
            <text:p>0</text:p>
          </table:table-cell>
          <table:table-cell table:formula="of:=IF([Input.AX8]&lt;&gt;&quot;&quot;;IF([Input.AX8]=[Input.AX$1];1;0);&quot;&quot;)" office:value-type="float" office:value="0">
            <text:p>0</text:p>
          </table:table-cell>
          <table:table-cell table:formula="of:=IF([Input.AY8]&lt;&gt;&quot;&quot;;IF([Input.AY8]=[Input.AY$1];1;0);&quot;&quot;)" office:value-type="float" office:value="0">
            <text:p>0</text:p>
          </table:table-cell>
          <table:table-cell table:formula="of:=IF([Input.AZ8]&lt;&gt;&quot;&quot;;IF([Input.AZ8]=[Input.AZ$1];1;0);&quot;&quot;)" office:value-type="float" office:value="1">
            <text:p>1</text:p>
          </table:table-cell>
          <table:table-cell/>
          <table:table-cell table:formula="of:=IF([.B8]&lt;&gt;&quot;&quot;;SUM([.B8:.AY8]);&quot;&quot;)" office:value-type="float" office:value="26">
            <text:p>26</text:p>
          </table:table-cell>
          <table:table-cell table:number-columns-repeated="971"/>
        </table:table-row>
        <table:table-row table:style-name="ro2">
          <table:table-cell office:value-type="float" office:value="6">
            <text:p>6</text:p>
          </table:table-cell>
          <table:table-cell table:formula="of:=IF([Input.C9]&lt;&gt;&quot;&quot;;IF([Input.C9]=[Input.C$1];1;0);&quot;&quot;)" office:value-type="float" office:value="0">
            <text:p>0</text:p>
          </table:table-cell>
          <table:table-cell table:formula="of:=IF([Input.D9]&lt;&gt;&quot;&quot;;IF([Input.D9]=[Input.D$1];1;0);&quot;&quot;)" office:value-type="float" office:value="0">
            <text:p>0</text:p>
          </table:table-cell>
          <table:table-cell table:formula="of:=IF([Input.E9]&lt;&gt;&quot;&quot;;IF([Input.E9]=[Input.E$1];1;0);&quot;&quot;)" office:value-type="float" office:value="1">
            <text:p>1</text:p>
          </table:table-cell>
          <table:table-cell table:formula="of:=IF([Input.F9]&lt;&gt;&quot;&quot;;IF([Input.F9]=[Input.F$1];1;0);&quot;&quot;)" office:value-type="float" office:value="0">
            <text:p>0</text:p>
          </table:table-cell>
          <table:table-cell table:formula="of:=IF([Input.G9]&lt;&gt;&quot;&quot;;IF([Input.G9]=[Input.G$1];1;0);&quot;&quot;)" office:value-type="float" office:value="0">
            <text:p>0</text:p>
          </table:table-cell>
          <table:table-cell table:formula="of:=IF([Input.H9]&lt;&gt;&quot;&quot;;IF([Input.H9]=[Input.H$1];1;0);&quot;&quot;)" office:value-type="float" office:value="0">
            <text:p>0</text:p>
          </table:table-cell>
          <table:table-cell table:formula="of:=IF([Input.I9]&lt;&gt;&quot;&quot;;IF([Input.I9]=[Input.I$1];1;0);&quot;&quot;)">
            <text:p/>
          </table:table-cell>
          <table:table-cell table:formula="of:=IF([Input.J9]&lt;&gt;&quot;&quot;;IF([Input.J9]=[Input.J$1];1;0);&quot;&quot;)">
            <text:p/>
          </table:table-cell>
          <table:table-cell table:formula="of:=IF([Input.K9]&lt;&gt;&quot;&quot;;IF([Input.K9]=[Input.K$1];1;0);&quot;&quot;)">
            <text:p/>
          </table:table-cell>
          <table:table-cell table:formula="of:=IF([Input.L9]&lt;&gt;&quot;&quot;;IF([Input.L9]=[Input.L$1];1;0);&quot;&quot;)" office:value-type="float" office:value="0">
            <text:p>0</text:p>
          </table:table-cell>
          <table:table-cell table:formula="of:=IF([Input.M9]&lt;&gt;&quot;&quot;;IF([Input.M9]=[Input.M$1];1;0);&quot;&quot;)" office:value-type="float" office:value="0">
            <text:p>0</text:p>
          </table:table-cell>
          <table:table-cell table:formula="of:=IF([Input.N9]&lt;&gt;&quot;&quot;;IF([Input.N9]=[Input.N$1];1;0);&quot;&quot;)" office:value-type="float" office:value="0">
            <text:p>0</text:p>
          </table:table-cell>
          <table:table-cell table:formula="of:=IF([Input.O9]&lt;&gt;&quot;&quot;;IF([Input.O9]=[Input.O$1];1;0);&quot;&quot;)" office:value-type="float" office:value="1">
            <text:p>1</text:p>
          </table:table-cell>
          <table:table-cell table:formula="of:=IF([Input.P9]&lt;&gt;&quot;&quot;;IF([Input.P9]=[Input.P$1];1;0);&quot;&quot;)" office:value-type="float" office:value="1">
            <text:p>1</text:p>
          </table:table-cell>
          <table:table-cell table:formula="of:=IF([Input.Q9]&lt;&gt;&quot;&quot;;IF([Input.Q9]=[Input.Q$1];1;0);&quot;&quot;)" office:value-type="float" office:value="1">
            <text:p>1</text:p>
          </table:table-cell>
          <table:table-cell table:formula="of:=IF([Input.R9]&lt;&gt;&quot;&quot;;IF([Input.R9]=[Input.R$1];1;0);&quot;&quot;)" office:value-type="float" office:value="0">
            <text:p>0</text:p>
          </table:table-cell>
          <table:table-cell table:formula="of:=IF([Input.S9]&lt;&gt;&quot;&quot;;IF([Input.S9]=[Input.S$1];1;0);&quot;&quot;)" office:value-type="float" office:value="0">
            <text:p>0</text:p>
          </table:table-cell>
          <table:table-cell table:formula="of:=IF([Input.T9]&lt;&gt;&quot;&quot;;IF([Input.T9]=[Input.T$1];1;0);&quot;&quot;)" office:value-type="float" office:value="1">
            <text:p>1</text:p>
          </table:table-cell>
          <table:table-cell table:formula="of:=IF([Input.U9]&lt;&gt;&quot;&quot;;IF([Input.U9]=[Input.U$1];1;0);&quot;&quot;)" office:value-type="float" office:value="1">
            <text:p>1</text:p>
          </table:table-cell>
          <table:table-cell table:formula="of:=IF([Input.V9]&lt;&gt;&quot;&quot;;IF([Input.V9]=[Input.V$1];1;0);&quot;&quot;)" office:value-type="float" office:value="0">
            <text:p>0</text:p>
          </table:table-cell>
          <table:table-cell table:formula="of:=IF([Input.W9]&lt;&gt;&quot;&quot;;IF([Input.W9]=[Input.W$1];1;0);&quot;&quot;)" office:value-type="float" office:value="0">
            <text:p>0</text:p>
          </table:table-cell>
          <table:table-cell table:formula="of:=IF([Input.X9]&lt;&gt;&quot;&quot;;IF([Input.X9]=[Input.X$1];1;0);&quot;&quot;)" office:value-type="float" office:value="1">
            <text:p>1</text:p>
          </table:table-cell>
          <table:table-cell table:formula="of:=IF([Input.Y9]&lt;&gt;&quot;&quot;;IF([Input.Y9]=[Input.Y$1];1;0);&quot;&quot;)" office:value-type="float" office:value="1">
            <text:p>1</text:p>
          </table:table-cell>
          <table:table-cell table:formula="of:=IF([Input.Z9]&lt;&gt;&quot;&quot;;IF([Input.Z9]=[Input.Z$1];1;0);&quot;&quot;)" office:value-type="float" office:value="1">
            <text:p>1</text:p>
          </table:table-cell>
          <table:table-cell table:formula="of:=IF([Input.AA9]&lt;&gt;&quot;&quot;;IF([Input.AA9]=[Input.AA$1];1;0);&quot;&quot;)" office:value-type="float" office:value="0">
            <text:p>0</text:p>
          </table:table-cell>
          <table:table-cell table:formula="of:=IF([Input.AB9]&lt;&gt;&quot;&quot;;IF([Input.AB9]=[Input.AB$1];1;0);&quot;&quot;)" office:value-type="float" office:value="1">
            <text:p>1</text:p>
          </table:table-cell>
          <table:table-cell table:formula="of:=IF([Input.AC9]&lt;&gt;&quot;&quot;;IF([Input.AC9]=[Input.AC$1];1;0);&quot;&quot;)" office:value-type="float" office:value="1">
            <text:p>1</text:p>
          </table:table-cell>
          <table:table-cell table:formula="of:=IF([Input.AD9]&lt;&gt;&quot;&quot;;IF([Input.AD9]=[Input.AD$1];1;0);&quot;&quot;)" office:value-type="float" office:value="0">
            <text:p>0</text:p>
          </table:table-cell>
          <table:table-cell table:formula="of:=IF([Input.AE9]&lt;&gt;&quot;&quot;;IF([Input.AE9]=[Input.AE$1];1;0);&quot;&quot;)" office:value-type="float" office:value="1">
            <text:p>1</text:p>
          </table:table-cell>
          <table:table-cell table:formula="of:=IF([Input.AF9]&lt;&gt;&quot;&quot;;IF([Input.AF9]=[Input.AF$1];1;0);&quot;&quot;)" office:value-type="float" office:value="0">
            <text:p>0</text:p>
          </table:table-cell>
          <table:table-cell table:formula="of:=IF([Input.AG9]&lt;&gt;&quot;&quot;;IF([Input.AG9]=[Input.AG$1];1;0);&quot;&quot;)" office:value-type="float" office:value="0">
            <text:p>0</text:p>
          </table:table-cell>
          <table:table-cell table:formula="of:=IF([Input.AH9]&lt;&gt;&quot;&quot;;IF([Input.AH9]=[Input.AH$1];1;0);&quot;&quot;)" office:value-type="float" office:value="0">
            <text:p>0</text:p>
          </table:table-cell>
          <table:table-cell table:formula="of:=IF([Input.AI9]&lt;&gt;&quot;&quot;;IF([Input.AI9]=[Input.AI$1];1;0);&quot;&quot;)" office:value-type="float" office:value="0">
            <text:p>0</text:p>
          </table:table-cell>
          <table:table-cell table:formula="of:=IF([Input.AJ9]&lt;&gt;&quot;&quot;;IF([Input.AJ9]=[Input.AJ$1];1;0);&quot;&quot;)" office:value-type="float" office:value="0">
            <text:p>0</text:p>
          </table:table-cell>
          <table:table-cell table:formula="of:=IF([Input.AK9]&lt;&gt;&quot;&quot;;IF([Input.AK9]=[Input.AK$1];1;0);&quot;&quot;)" office:value-type="float" office:value="0">
            <text:p>0</text:p>
          </table:table-cell>
          <table:table-cell table:formula="of:=IF([Input.AL9]&lt;&gt;&quot;&quot;;IF([Input.AL9]=[Input.AL$1];1;0);&quot;&quot;)" office:value-type="float" office:value="0">
            <text:p>0</text:p>
          </table:table-cell>
          <table:table-cell table:formula="of:=IF([Input.AM9]&lt;&gt;&quot;&quot;;IF([Input.AM9]=[Input.AM$1];1;0);&quot;&quot;)" office:value-type="float" office:value="1">
            <text:p>1</text:p>
          </table:table-cell>
          <table:table-cell table:formula="of:=IF([Input.AN9]&lt;&gt;&quot;&quot;;IF([Input.AN9]=[Input.AN$1];1;0);&quot;&quot;)" office:value-type="float" office:value="0">
            <text:p>0</text:p>
          </table:table-cell>
          <table:table-cell table:formula="of:=IF([Input.AO9]&lt;&gt;&quot;&quot;;IF([Input.AO9]=[Input.AO$1];1;0);&quot;&quot;)" office:value-type="float" office:value="1">
            <text:p>1</text:p>
          </table:table-cell>
          <table:table-cell table:formula="of:=IF([Input.AP9]&lt;&gt;&quot;&quot;;IF([Input.AP9]=[Input.AP$1];1;0);&quot;&quot;)" office:value-type="float" office:value="0">
            <text:p>0</text:p>
          </table:table-cell>
          <table:table-cell table:formula="of:=IF([Input.AQ9]&lt;&gt;&quot;&quot;;IF([Input.AQ9]=[Input.AQ$1];1;0);&quot;&quot;)" office:value-type="float" office:value="0">
            <text:p>0</text:p>
          </table:table-cell>
          <table:table-cell table:formula="of:=IF([Input.AR9]&lt;&gt;&quot;&quot;;IF([Input.AR9]=[Input.AR$1];1;0);&quot;&quot;)" office:value-type="float" office:value="0">
            <text:p>0</text:p>
          </table:table-cell>
          <table:table-cell table:formula="of:=IF([Input.AS9]&lt;&gt;&quot;&quot;;IF([Input.AS9]=[Input.AS$1];1;0);&quot;&quot;)" office:value-type="float" office:value="1">
            <text:p>1</text:p>
          </table:table-cell>
          <table:table-cell table:formula="of:=IF([Input.AT9]&lt;&gt;&quot;&quot;;IF([Input.AT9]=[Input.AT$1];1;0);&quot;&quot;)" office:value-type="float" office:value="1">
            <text:p>1</text:p>
          </table:table-cell>
          <table:table-cell table:formula="of:=IF([Input.AU9]&lt;&gt;&quot;&quot;;IF([Input.AU9]=[Input.AU$1];1;0);&quot;&quot;)" office:value-type="float" office:value="1">
            <text:p>1</text:p>
          </table:table-cell>
          <table:table-cell table:formula="of:=IF([Input.AV9]&lt;&gt;&quot;&quot;;IF([Input.AV9]=[Input.AV$1];1;0);&quot;&quot;)" office:value-type="float" office:value="1">
            <text:p>1</text:p>
          </table:table-cell>
          <table:table-cell table:formula="of:=IF([Input.AW9]&lt;&gt;&quot;&quot;;IF([Input.AW9]=[Input.AW$1];1;0);&quot;&quot;)" office:value-type="float" office:value="0">
            <text:p>0</text:p>
          </table:table-cell>
          <table:table-cell table:formula="of:=IF([Input.AX9]&lt;&gt;&quot;&quot;;IF([Input.AX9]=[Input.AX$1];1;0);&quot;&quot;)" office:value-type="float" office:value="1">
            <text:p>1</text:p>
          </table:table-cell>
          <table:table-cell table:formula="of:=IF([Input.AY9]&lt;&gt;&quot;&quot;;IF([Input.AY9]=[Input.AY$1];1;0);&quot;&quot;)" office:value-type="float" office:value="1">
            <text:p>1</text:p>
          </table:table-cell>
          <table:table-cell table:formula="of:=IF([Input.AZ9]&lt;&gt;&quot;&quot;;IF([Input.AZ9]=[Input.AZ$1];1;0);&quot;&quot;)" office:value-type="float" office:value="0">
            <text:p>0</text:p>
          </table:table-cell>
          <table:table-cell/>
          <table:table-cell table:formula="of:=IF([.B9]&lt;&gt;&quot;&quot;;SUM([.B9:.AY9]);&quot;&quot;)" office:value-type="float" office:value="20">
            <text:p>20</text:p>
          </table:table-cell>
          <table:table-cell table:number-columns-repeated="971"/>
        </table:table-row>
        <table:table-row table:style-name="ro2">
          <table:table-cell office:value-type="float" office:value="7">
            <text:p>7</text:p>
          </table:table-cell>
          <table:table-cell table:formula="of:=IF([Input.C10]&lt;&gt;&quot;&quot;;IF([Input.C10]=[Input.C$1];1;0);&quot;&quot;)" office:value-type="float" office:value="1">
            <text:p>1</text:p>
          </table:table-cell>
          <table:table-cell table:formula="of:=IF([Input.D10]&lt;&gt;&quot;&quot;;IF([Input.D10]=[Input.D$1];1;0);&quot;&quot;)" office:value-type="float" office:value="0">
            <text:p>0</text:p>
          </table:table-cell>
          <table:table-cell table:formula="of:=IF([Input.E10]&lt;&gt;&quot;&quot;;IF([Input.E10]=[Input.E$1];1;0);&quot;&quot;)" office:value-type="float" office:value="1">
            <text:p>1</text:p>
          </table:table-cell>
          <table:table-cell table:formula="of:=IF([Input.F10]&lt;&gt;&quot;&quot;;IF([Input.F10]=[Input.F$1];1;0);&quot;&quot;)" office:value-type="float" office:value="0">
            <text:p>0</text:p>
          </table:table-cell>
          <table:table-cell table:formula="of:=IF([Input.G10]&lt;&gt;&quot;&quot;;IF([Input.G10]=[Input.G$1];1;0);&quot;&quot;)" office:value-type="float" office:value="0">
            <text:p>0</text:p>
          </table:table-cell>
          <table:table-cell table:formula="of:=IF([Input.H10]&lt;&gt;&quot;&quot;;IF([Input.H10]=[Input.H$1];1;0);&quot;&quot;)" office:value-type="float" office:value="1">
            <text:p>1</text:p>
          </table:table-cell>
          <table:table-cell table:formula="of:=IF([Input.I10]&lt;&gt;&quot;&quot;;IF([Input.I10]=[Input.I$1];1;0);&quot;&quot;)" office:value-type="float" office:value="1">
            <text:p>1</text:p>
          </table:table-cell>
          <table:table-cell table:formula="of:=IF([Input.J10]&lt;&gt;&quot;&quot;;IF([Input.J10]=[Input.J$1];1;0);&quot;&quot;)" office:value-type="float" office:value="1">
            <text:p>1</text:p>
          </table:table-cell>
          <table:table-cell table:formula="of:=IF([Input.K10]&lt;&gt;&quot;&quot;;IF([Input.K10]=[Input.K$1];1;0);&quot;&quot;)" office:value-type="float" office:value="1">
            <text:p>1</text:p>
          </table:table-cell>
          <table:table-cell table:formula="of:=IF([Input.L10]&lt;&gt;&quot;&quot;;IF([Input.L10]=[Input.L$1];1;0);&quot;&quot;)" office:value-type="float" office:value="0">
            <text:p>0</text:p>
          </table:table-cell>
          <table:table-cell table:formula="of:=IF([Input.M10]&lt;&gt;&quot;&quot;;IF([Input.M10]=[Input.M$1];1;0);&quot;&quot;)" office:value-type="float" office:value="0">
            <text:p>0</text:p>
          </table:table-cell>
          <table:table-cell table:formula="of:=IF([Input.N10]&lt;&gt;&quot;&quot;;IF([Input.N10]=[Input.N$1];1;0);&quot;&quot;)" office:value-type="float" office:value="1">
            <text:p>1</text:p>
          </table:table-cell>
          <table:table-cell table:formula="of:=IF([Input.O10]&lt;&gt;&quot;&quot;;IF([Input.O10]=[Input.O$1];1;0);&quot;&quot;)" office:value-type="float" office:value="1">
            <text:p>1</text:p>
          </table:table-cell>
          <table:table-cell table:formula="of:=IF([Input.P10]&lt;&gt;&quot;&quot;;IF([Input.P10]=[Input.P$1];1;0);&quot;&quot;)" office:value-type="float" office:value="1">
            <text:p>1</text:p>
          </table:table-cell>
          <table:table-cell table:formula="of:=IF([Input.Q10]&lt;&gt;&quot;&quot;;IF([Input.Q10]=[Input.Q$1];1;0);&quot;&quot;)" office:value-type="float" office:value="1">
            <text:p>1</text:p>
          </table:table-cell>
          <table:table-cell table:formula="of:=IF([Input.R10]&lt;&gt;&quot;&quot;;IF([Input.R10]=[Input.R$1];1;0);&quot;&quot;)" office:value-type="float" office:value="0">
            <text:p>0</text:p>
          </table:table-cell>
          <table:table-cell table:formula="of:=IF([Input.S10]&lt;&gt;&quot;&quot;;IF([Input.S10]=[Input.S$1];1;0);&quot;&quot;)" office:value-type="float" office:value="0">
            <text:p>0</text:p>
          </table:table-cell>
          <table:table-cell table:formula="of:=IF([Input.T10]&lt;&gt;&quot;&quot;;IF([Input.T10]=[Input.T$1];1;0);&quot;&quot;)" office:value-type="float" office:value="1">
            <text:p>1</text:p>
          </table:table-cell>
          <table:table-cell table:formula="of:=IF([Input.U10]&lt;&gt;&quot;&quot;;IF([Input.U10]=[Input.U$1];1;0);&quot;&quot;)" office:value-type="float" office:value="1">
            <text:p>1</text:p>
          </table:table-cell>
          <table:table-cell table:formula="of:=IF([Input.V10]&lt;&gt;&quot;&quot;;IF([Input.V10]=[Input.V$1];1;0);&quot;&quot;)" office:value-type="float" office:value="1">
            <text:p>1</text:p>
          </table:table-cell>
          <table:table-cell table:formula="of:=IF([Input.W10]&lt;&gt;&quot;&quot;;IF([Input.W10]=[Input.W$1];1;0);&quot;&quot;)" office:value-type="float" office:value="0">
            <text:p>0</text:p>
          </table:table-cell>
          <table:table-cell table:formula="of:=IF([Input.X10]&lt;&gt;&quot;&quot;;IF([Input.X10]=[Input.X$1];1;0);&quot;&quot;)" office:value-type="float" office:value="1">
            <text:p>1</text:p>
          </table:table-cell>
          <table:table-cell table:formula="of:=IF([Input.Y10]&lt;&gt;&quot;&quot;;IF([Input.Y10]=[Input.Y$1];1;0);&quot;&quot;)" office:value-type="float" office:value="0">
            <text:p>0</text:p>
          </table:table-cell>
          <table:table-cell table:formula="of:=IF([Input.Z10]&lt;&gt;&quot;&quot;;IF([Input.Z10]=[Input.Z$1];1;0);&quot;&quot;)" office:value-type="float" office:value="0">
            <text:p>0</text:p>
          </table:table-cell>
          <table:table-cell table:formula="of:=IF([Input.AA10]&lt;&gt;&quot;&quot;;IF([Input.AA10]=[Input.AA$1];1;0);&quot;&quot;)" office:value-type="float" office:value="0">
            <text:p>0</text:p>
          </table:table-cell>
          <table:table-cell table:formula="of:=IF([Input.AB10]&lt;&gt;&quot;&quot;;IF([Input.AB10]=[Input.AB$1];1;0);&quot;&quot;)" office:value-type="float" office:value="1">
            <text:p>1</text:p>
          </table:table-cell>
          <table:table-cell table:formula="of:=IF([Input.AC10]&lt;&gt;&quot;&quot;;IF([Input.AC10]=[Input.AC$1];1;0);&quot;&quot;)" office:value-type="float" office:value="0">
            <text:p>0</text:p>
          </table:table-cell>
          <table:table-cell table:formula="of:=IF([Input.AD10]&lt;&gt;&quot;&quot;;IF([Input.AD10]=[Input.AD$1];1;0);&quot;&quot;)" office:value-type="float" office:value="1">
            <text:p>1</text:p>
          </table:table-cell>
          <table:table-cell table:formula="of:=IF([Input.AE10]&lt;&gt;&quot;&quot;;IF([Input.AE10]=[Input.AE$1];1;0);&quot;&quot;)" office:value-type="float" office:value="0">
            <text:p>0</text:p>
          </table:table-cell>
          <table:table-cell table:formula="of:=IF([Input.AF10]&lt;&gt;&quot;&quot;;IF([Input.AF10]=[Input.AF$1];1;0);&quot;&quot;)" office:value-type="float" office:value="1">
            <text:p>1</text:p>
          </table:table-cell>
          <table:table-cell table:formula="of:=IF([Input.AG10]&lt;&gt;&quot;&quot;;IF([Input.AG10]=[Input.AG$1];1;0);&quot;&quot;)" office:value-type="float" office:value="0">
            <text:p>0</text:p>
          </table:table-cell>
          <table:table-cell table:formula="of:=IF([Input.AH10]&lt;&gt;&quot;&quot;;IF([Input.AH10]=[Input.AH$1];1;0);&quot;&quot;)" office:value-type="float" office:value="0">
            <text:p>0</text:p>
          </table:table-cell>
          <table:table-cell table:formula="of:=IF([Input.AI10]&lt;&gt;&quot;&quot;;IF([Input.AI10]=[Input.AI$1];1;0);&quot;&quot;)" office:value-type="float" office:value="0">
            <text:p>0</text:p>
          </table:table-cell>
          <table:table-cell table:formula="of:=IF([Input.AJ10]&lt;&gt;&quot;&quot;;IF([Input.AJ10]=[Input.AJ$1];1;0);&quot;&quot;)" office:value-type="float" office:value="1">
            <text:p>1</text:p>
          </table:table-cell>
          <table:table-cell table:formula="of:=IF([Input.AK10]&lt;&gt;&quot;&quot;;IF([Input.AK10]=[Input.AK$1];1;0);&quot;&quot;)" office:value-type="float" office:value="0">
            <text:p>0</text:p>
          </table:table-cell>
          <table:table-cell table:formula="of:=IF([Input.AL10]&lt;&gt;&quot;&quot;;IF([Input.AL10]=[Input.AL$1];1;0);&quot;&quot;)" office:value-type="float" office:value="0">
            <text:p>0</text:p>
          </table:table-cell>
          <table:table-cell table:formula="of:=IF([Input.AM10]&lt;&gt;&quot;&quot;;IF([Input.AM10]=[Input.AM$1];1;0);&quot;&quot;)" office:value-type="float" office:value="0">
            <text:p>0</text:p>
          </table:table-cell>
          <table:table-cell table:formula="of:=IF([Input.AN10]&lt;&gt;&quot;&quot;;IF([Input.AN10]=[Input.AN$1];1;0);&quot;&quot;)" office:value-type="float" office:value="0">
            <text:p>0</text:p>
          </table:table-cell>
          <table:table-cell table:formula="of:=IF([Input.AO10]&lt;&gt;&quot;&quot;;IF([Input.AO10]=[Input.AO$1];1;0);&quot;&quot;)" office:value-type="float" office:value="1">
            <text:p>1</text:p>
          </table:table-cell>
          <table:table-cell table:formula="of:=IF([Input.AP10]&lt;&gt;&quot;&quot;;IF([Input.AP10]=[Input.AP$1];1;0);&quot;&quot;)" office:value-type="float" office:value="1">
            <text:p>1</text:p>
          </table:table-cell>
          <table:table-cell table:formula="of:=IF([Input.AQ10]&lt;&gt;&quot;&quot;;IF([Input.AQ10]=[Input.AQ$1];1;0);&quot;&quot;)" office:value-type="float" office:value="1">
            <text:p>1</text:p>
          </table:table-cell>
          <table:table-cell table:formula="of:=IF([Input.AR10]&lt;&gt;&quot;&quot;;IF([Input.AR10]=[Input.AR$1];1;0);&quot;&quot;)" office:value-type="float" office:value="1">
            <text:p>1</text:p>
          </table:table-cell>
          <table:table-cell table:formula="of:=IF([Input.AS10]&lt;&gt;&quot;&quot;;IF([Input.AS10]=[Input.AS$1];1;0);&quot;&quot;)" office:value-type="float" office:value="1">
            <text:p>1</text:p>
          </table:table-cell>
          <table:table-cell table:formula="of:=IF([Input.AT10]&lt;&gt;&quot;&quot;;IF([Input.AT10]=[Input.AT$1];1;0);&quot;&quot;)" office:value-type="float" office:value="0">
            <text:p>0</text:p>
          </table:table-cell>
          <table:table-cell table:formula="of:=IF([Input.AU10]&lt;&gt;&quot;&quot;;IF([Input.AU10]=[Input.AU$1];1;0);&quot;&quot;)" office:value-type="float" office:value="1">
            <text:p>1</text:p>
          </table:table-cell>
          <table:table-cell table:formula="of:=IF([Input.AV10]&lt;&gt;&quot;&quot;;IF([Input.AV10]=[Input.AV$1];1;0);&quot;&quot;)" office:value-type="float" office:value="0">
            <text:p>0</text:p>
          </table:table-cell>
          <table:table-cell table:formula="of:=IF([Input.AW10]&lt;&gt;&quot;&quot;;IF([Input.AW10]=[Input.AW$1];1;0);&quot;&quot;)" office:value-type="float" office:value="0">
            <text:p>0</text:p>
          </table:table-cell>
          <table:table-cell table:formula="of:=IF([Input.AX10]&lt;&gt;&quot;&quot;;IF([Input.AX10]=[Input.AX$1];1;0);&quot;&quot;)" office:value-type="float" office:value="1">
            <text:p>1</text:p>
          </table:table-cell>
          <table:table-cell table:formula="of:=IF([Input.AY10]&lt;&gt;&quot;&quot;;IF([Input.AY10]=[Input.AY$1];1;0);&quot;&quot;)" office:value-type="float" office:value="0">
            <text:p>0</text:p>
          </table:table-cell>
          <table:table-cell table:formula="of:=IF([Input.AZ10]&lt;&gt;&quot;&quot;;IF([Input.AZ10]=[Input.AZ$1];1;0);&quot;&quot;)" office:value-type="float" office:value="1">
            <text:p>1</text:p>
          </table:table-cell>
          <table:table-cell/>
          <table:table-cell table:formula="of:=IF([.B10]&lt;&gt;&quot;&quot;;SUM([.B10:.AY10]);&quot;&quot;)" office:value-type="float" office:value="26">
            <text:p>26</text:p>
          </table:table-cell>
          <table:table-cell table:number-columns-repeated="971"/>
        </table:table-row>
        <table:table-row table:style-name="ro2">
          <table:table-cell office:value-type="float" office:value="8">
            <text:p>8</text:p>
          </table:table-cell>
          <table:table-cell table:formula="of:=IF([Input.C11]&lt;&gt;&quot;&quot;;IF([Input.C11]=[Input.C$1];1;0);&quot;&quot;)" office:value-type="float" office:value="1">
            <text:p>1</text:p>
          </table:table-cell>
          <table:table-cell table:formula="of:=IF([Input.D11]&lt;&gt;&quot;&quot;;IF([Input.D11]=[Input.D$1];1;0);&quot;&quot;)" office:value-type="float" office:value="1">
            <text:p>1</text:p>
          </table:table-cell>
          <table:table-cell table:formula="of:=IF([Input.E11]&lt;&gt;&quot;&quot;;IF([Input.E11]=[Input.E$1];1;0);&quot;&quot;)" office:value-type="float" office:value="1">
            <text:p>1</text:p>
          </table:table-cell>
          <table:table-cell table:formula="of:=IF([Input.F11]&lt;&gt;&quot;&quot;;IF([Input.F11]=[Input.F$1];1;0);&quot;&quot;)" office:value-type="float" office:value="1">
            <text:p>1</text:p>
          </table:table-cell>
          <table:table-cell table:formula="of:=IF([Input.G11]&lt;&gt;&quot;&quot;;IF([Input.G11]=[Input.G$1];1;0);&quot;&quot;)" office:value-type="float" office:value="0">
            <text:p>0</text:p>
          </table:table-cell>
          <table:table-cell table:formula="of:=IF([Input.H11]&lt;&gt;&quot;&quot;;IF([Input.H11]=[Input.H$1];1;0);&quot;&quot;)" office:value-type="float" office:value="0">
            <text:p>0</text:p>
          </table:table-cell>
          <table:table-cell table:formula="of:=IF([Input.I11]&lt;&gt;&quot;&quot;;IF([Input.I11]=[Input.I$1];1;0);&quot;&quot;)" office:value-type="float" office:value="1">
            <text:p>1</text:p>
          </table:table-cell>
          <table:table-cell table:formula="of:=IF([Input.J11]&lt;&gt;&quot;&quot;;IF([Input.J11]=[Input.J$1];1;0);&quot;&quot;)" office:value-type="float" office:value="1">
            <text:p>1</text:p>
          </table:table-cell>
          <table:table-cell table:formula="of:=IF([Input.K11]&lt;&gt;&quot;&quot;;IF([Input.K11]=[Input.K$1];1;0);&quot;&quot;)" office:value-type="float" office:value="1">
            <text:p>1</text:p>
          </table:table-cell>
          <table:table-cell table:formula="of:=IF([Input.L11]&lt;&gt;&quot;&quot;;IF([Input.L11]=[Input.L$1];1;0);&quot;&quot;)" office:value-type="float" office:value="0">
            <text:p>0</text:p>
          </table:table-cell>
          <table:table-cell table:formula="of:=IF([Input.M11]&lt;&gt;&quot;&quot;;IF([Input.M11]=[Input.M$1];1;0);&quot;&quot;)" office:value-type="float" office:value="1">
            <text:p>1</text:p>
          </table:table-cell>
          <table:table-cell table:formula="of:=IF([Input.N11]&lt;&gt;&quot;&quot;;IF([Input.N11]=[Input.N$1];1;0);&quot;&quot;)" office:value-type="float" office:value="1">
            <text:p>1</text:p>
          </table:table-cell>
          <table:table-cell table:formula="of:=IF([Input.O11]&lt;&gt;&quot;&quot;;IF([Input.O11]=[Input.O$1];1;0);&quot;&quot;)" office:value-type="float" office:value="1">
            <text:p>1</text:p>
          </table:table-cell>
          <table:table-cell table:formula="of:=IF([Input.P11]&lt;&gt;&quot;&quot;;IF([Input.P11]=[Input.P$1];1;0);&quot;&quot;)" office:value-type="float" office:value="1">
            <text:p>1</text:p>
          </table:table-cell>
          <table:table-cell table:formula="of:=IF([Input.Q11]&lt;&gt;&quot;&quot;;IF([Input.Q11]=[Input.Q$1];1;0);&quot;&quot;)" office:value-type="float" office:value="1">
            <text:p>1</text:p>
          </table:table-cell>
          <table:table-cell table:formula="of:=IF([Input.R11]&lt;&gt;&quot;&quot;;IF([Input.R11]=[Input.R$1];1;0);&quot;&quot;)" office:value-type="float" office:value="0">
            <text:p>0</text:p>
          </table:table-cell>
          <table:table-cell table:formula="of:=IF([Input.S11]&lt;&gt;&quot;&quot;;IF([Input.S11]=[Input.S$1];1;0);&quot;&quot;)" office:value-type="float" office:value="0">
            <text:p>0</text:p>
          </table:table-cell>
          <table:table-cell table:formula="of:=IF([Input.T11]&lt;&gt;&quot;&quot;;IF([Input.T11]=[Input.T$1];1;0);&quot;&quot;)" office:value-type="float" office:value="0">
            <text:p>0</text:p>
          </table:table-cell>
          <table:table-cell table:formula="of:=IF([Input.U11]&lt;&gt;&quot;&quot;;IF([Input.U11]=[Input.U$1];1;0);&quot;&quot;)" office:value-type="float" office:value="1">
            <text:p>1</text:p>
          </table:table-cell>
          <table:table-cell table:formula="of:=IF([Input.V11]&lt;&gt;&quot;&quot;;IF([Input.V11]=[Input.V$1];1;0);&quot;&quot;)" office:value-type="float" office:value="1">
            <text:p>1</text:p>
          </table:table-cell>
          <table:table-cell table:formula="of:=IF([Input.W11]&lt;&gt;&quot;&quot;;IF([Input.W11]=[Input.W$1];1;0);&quot;&quot;)" office:value-type="float" office:value="1">
            <text:p>1</text:p>
          </table:table-cell>
          <table:table-cell table:formula="of:=IF([Input.X11]&lt;&gt;&quot;&quot;;IF([Input.X11]=[Input.X$1];1;0);&quot;&quot;)" office:value-type="float" office:value="1">
            <text:p>1</text:p>
          </table:table-cell>
          <table:table-cell table:formula="of:=IF([Input.Y11]&lt;&gt;&quot;&quot;;IF([Input.Y11]=[Input.Y$1];1;0);&quot;&quot;)" office:value-type="float" office:value="1">
            <text:p>1</text:p>
          </table:table-cell>
          <table:table-cell table:formula="of:=IF([Input.Z11]&lt;&gt;&quot;&quot;;IF([Input.Z11]=[Input.Z$1];1;0);&quot;&quot;)" office:value-type="float" office:value="1">
            <text:p>1</text:p>
          </table:table-cell>
          <table:table-cell table:formula="of:=IF([Input.AA11]&lt;&gt;&quot;&quot;;IF([Input.AA11]=[Input.AA$1];1;0);&quot;&quot;)" office:value-type="float" office:value="0">
            <text:p>0</text:p>
          </table:table-cell>
          <table:table-cell table:formula="of:=IF([Input.AB11]&lt;&gt;&quot;&quot;;IF([Input.AB11]=[Input.AB$1];1;0);&quot;&quot;)" office:value-type="float" office:value="1">
            <text:p>1</text:p>
          </table:table-cell>
          <table:table-cell table:formula="of:=IF([Input.AC11]&lt;&gt;&quot;&quot;;IF([Input.AC11]=[Input.AC$1];1;0);&quot;&quot;)" office:value-type="float" office:value="0">
            <text:p>0</text:p>
          </table:table-cell>
          <table:table-cell table:formula="of:=IF([Input.AD11]&lt;&gt;&quot;&quot;;IF([Input.AD11]=[Input.AD$1];1;0);&quot;&quot;)" office:value-type="float" office:value="1">
            <text:p>1</text:p>
          </table:table-cell>
          <table:table-cell table:formula="of:=IF([Input.AE11]&lt;&gt;&quot;&quot;;IF([Input.AE11]=[Input.AE$1];1;0);&quot;&quot;)" office:value-type="float" office:value="1">
            <text:p>1</text:p>
          </table:table-cell>
          <table:table-cell table:formula="of:=IF([Input.AF11]&lt;&gt;&quot;&quot;;IF([Input.AF11]=[Input.AF$1];1;0);&quot;&quot;)" office:value-type="float" office:value="0">
            <text:p>0</text:p>
          </table:table-cell>
          <table:table-cell table:formula="of:=IF([Input.AG11]&lt;&gt;&quot;&quot;;IF([Input.AG11]=[Input.AG$1];1;0);&quot;&quot;)" office:value-type="float" office:value="0">
            <text:p>0</text:p>
          </table:table-cell>
          <table:table-cell table:formula="of:=IF([Input.AH11]&lt;&gt;&quot;&quot;;IF([Input.AH11]=[Input.AH$1];1;0);&quot;&quot;)" office:value-type="float" office:value="0">
            <text:p>0</text:p>
          </table:table-cell>
          <table:table-cell table:formula="of:=IF([Input.AI11]&lt;&gt;&quot;&quot;;IF([Input.AI11]=[Input.AI$1];1;0);&quot;&quot;)" office:value-type="float" office:value="1">
            <text:p>1</text:p>
          </table:table-cell>
          <table:table-cell table:formula="of:=IF([Input.AJ11]&lt;&gt;&quot;&quot;;IF([Input.AJ11]=[Input.AJ$1];1;0);&quot;&quot;)" office:value-type="float" office:value="0">
            <text:p>0</text:p>
          </table:table-cell>
          <table:table-cell table:formula="of:=IF([Input.AK11]&lt;&gt;&quot;&quot;;IF([Input.AK11]=[Input.AK$1];1;0);&quot;&quot;)" office:value-type="float" office:value="1">
            <text:p>1</text:p>
          </table:table-cell>
          <table:table-cell table:formula="of:=IF([Input.AL11]&lt;&gt;&quot;&quot;;IF([Input.AL11]=[Input.AL$1];1;0);&quot;&quot;)" office:value-type="float" office:value="0">
            <text:p>0</text:p>
          </table:table-cell>
          <table:table-cell table:formula="of:=IF([Input.AM11]&lt;&gt;&quot;&quot;;IF([Input.AM11]=[Input.AM$1];1;0);&quot;&quot;)" office:value-type="float" office:value="0">
            <text:p>0</text:p>
          </table:table-cell>
          <table:table-cell table:formula="of:=IF([Input.AN11]&lt;&gt;&quot;&quot;;IF([Input.AN11]=[Input.AN$1];1;0);&quot;&quot;)" office:value-type="float" office:value="0">
            <text:p>0</text:p>
          </table:table-cell>
          <table:table-cell table:formula="of:=IF([Input.AO11]&lt;&gt;&quot;&quot;;IF([Input.AO11]=[Input.AO$1];1;0);&quot;&quot;)" office:value-type="float" office:value="0">
            <text:p>0</text:p>
          </table:table-cell>
          <table:table-cell table:formula="of:=IF([Input.AP11]&lt;&gt;&quot;&quot;;IF([Input.AP11]=[Input.AP$1];1;0);&quot;&quot;)" office:value-type="float" office:value="0">
            <text:p>0</text:p>
          </table:table-cell>
          <table:table-cell table:formula="of:=IF([Input.AQ11]&lt;&gt;&quot;&quot;;IF([Input.AQ11]=[Input.AQ$1];1;0);&quot;&quot;)" office:value-type="float" office:value="0">
            <text:p>0</text:p>
          </table:table-cell>
          <table:table-cell table:formula="of:=IF([Input.AR11]&lt;&gt;&quot;&quot;;IF([Input.AR11]=[Input.AR$1];1;0);&quot;&quot;)" office:value-type="float" office:value="1">
            <text:p>1</text:p>
          </table:table-cell>
          <table:table-cell table:formula="of:=IF([Input.AS11]&lt;&gt;&quot;&quot;;IF([Input.AS11]=[Input.AS$1];1;0);&quot;&quot;)" office:value-type="float" office:value="0">
            <text:p>0</text:p>
          </table:table-cell>
          <table:table-cell table:formula="of:=IF([Input.AT11]&lt;&gt;&quot;&quot;;IF([Input.AT11]=[Input.AT$1];1;0);&quot;&quot;)" office:value-type="float" office:value="0">
            <text:p>0</text:p>
          </table:table-cell>
          <table:table-cell table:formula="of:=IF([Input.AU11]&lt;&gt;&quot;&quot;;IF([Input.AU11]=[Input.AU$1];1;0);&quot;&quot;)" office:value-type="float" office:value="1">
            <text:p>1</text:p>
          </table:table-cell>
          <table:table-cell table:formula="of:=IF([Input.AV11]&lt;&gt;&quot;&quot;;IF([Input.AV11]=[Input.AV$1];1;0);&quot;&quot;)" office:value-type="float" office:value="1">
            <text:p>1</text:p>
          </table:table-cell>
          <table:table-cell table:formula="of:=IF([Input.AW11]&lt;&gt;&quot;&quot;;IF([Input.AW11]=[Input.AW$1];1;0);&quot;&quot;)" office:value-type="float" office:value="0">
            <text:p>0</text:p>
          </table:table-cell>
          <table:table-cell table:formula="of:=IF([Input.AX11]&lt;&gt;&quot;&quot;;IF([Input.AX11]=[Input.AX$1];1;0);&quot;&quot;)" office:value-type="float" office:value="1">
            <text:p>1</text:p>
          </table:table-cell>
          <table:table-cell table:formula="of:=IF([Input.AY11]&lt;&gt;&quot;&quot;;IF([Input.AY11]=[Input.AY$1];1;0);&quot;&quot;)" office:value-type="float" office:value="0">
            <text:p>0</text:p>
          </table:table-cell>
          <table:table-cell table:formula="of:=IF([Input.AZ11]&lt;&gt;&quot;&quot;;IF([Input.AZ11]=[Input.AZ$1];1;0);&quot;&quot;)" office:value-type="float" office:value="1">
            <text:p>1</text:p>
          </table:table-cell>
          <table:table-cell/>
          <table:table-cell table:formula="of:=IF([.B11]&lt;&gt;&quot;&quot;;SUM([.B11:.AY11]);&quot;&quot;)" office:value-type="float" office:value="28">
            <text:p>28</text:p>
          </table:table-cell>
          <table:table-cell table:number-columns-repeated="971"/>
        </table:table-row>
        <table:table-row table:style-name="ro2">
          <table:table-cell office:value-type="float" office:value="9">
            <text:p>9</text:p>
          </table:table-cell>
          <table:table-cell table:formula="of:=IF([Input.C12]&lt;&gt;&quot;&quot;;IF([Input.C12]=[Input.C$1];1;0);&quot;&quot;)" office:value-type="float" office:value="1">
            <text:p>1</text:p>
          </table:table-cell>
          <table:table-cell table:formula="of:=IF([Input.D12]&lt;&gt;&quot;&quot;;IF([Input.D12]=[Input.D$1];1;0);&quot;&quot;)" office:value-type="float" office:value="0">
            <text:p>0</text:p>
          </table:table-cell>
          <table:table-cell table:formula="of:=IF([Input.E12]&lt;&gt;&quot;&quot;;IF([Input.E12]=[Input.E$1];1;0);&quot;&quot;)" office:value-type="float" office:value="1">
            <text:p>1</text:p>
          </table:table-cell>
          <table:table-cell table:formula="of:=IF([Input.F12]&lt;&gt;&quot;&quot;;IF([Input.F12]=[Input.F$1];1;0);&quot;&quot;)" office:value-type="float" office:value="1">
            <text:p>1</text:p>
          </table:table-cell>
          <table:table-cell table:formula="of:=IF([Input.G12]&lt;&gt;&quot;&quot;;IF([Input.G12]=[Input.G$1];1;0);&quot;&quot;)" office:value-type="float" office:value="1">
            <text:p>1</text:p>
          </table:table-cell>
          <table:table-cell table:formula="of:=IF([Input.H12]&lt;&gt;&quot;&quot;;IF([Input.H12]=[Input.H$1];1;0);&quot;&quot;)" office:value-type="float" office:value="0">
            <text:p>0</text:p>
          </table:table-cell>
          <table:table-cell table:formula="of:=IF([Input.I12]&lt;&gt;&quot;&quot;;IF([Input.I12]=[Input.I$1];1;0);&quot;&quot;)">
            <text:p/>
          </table:table-cell>
          <table:table-cell table:formula="of:=IF([Input.J12]&lt;&gt;&quot;&quot;;IF([Input.J12]=[Input.J$1];1;0);&quot;&quot;)">
            <text:p/>
          </table:table-cell>
          <table:table-cell table:formula="of:=IF([Input.K12]&lt;&gt;&quot;&quot;;IF([Input.K12]=[Input.K$1];1;0);&quot;&quot;)" office:value-type="float" office:value="1">
            <text:p>1</text:p>
          </table:table-cell>
          <table:table-cell table:formula="of:=IF([Input.L12]&lt;&gt;&quot;&quot;;IF([Input.L12]=[Input.L$1];1;0);&quot;&quot;)" office:value-type="float" office:value="0">
            <text:p>0</text:p>
          </table:table-cell>
          <table:table-cell table:formula="of:=IF([Input.M12]&lt;&gt;&quot;&quot;;IF([Input.M12]=[Input.M$1];1;0);&quot;&quot;)" office:value-type="float" office:value="0">
            <text:p>0</text:p>
          </table:table-cell>
          <table:table-cell table:formula="of:=IF([Input.N12]&lt;&gt;&quot;&quot;;IF([Input.N12]=[Input.N$1];1;0);&quot;&quot;)" office:value-type="float" office:value="0">
            <text:p>0</text:p>
          </table:table-cell>
          <table:table-cell table:formula="of:=IF([Input.O12]&lt;&gt;&quot;&quot;;IF([Input.O12]=[Input.O$1];1;0);&quot;&quot;)" office:value-type="float" office:value="1">
            <text:p>1</text:p>
          </table:table-cell>
          <table:table-cell table:formula="of:=IF([Input.P12]&lt;&gt;&quot;&quot;;IF([Input.P12]=[Input.P$1];1;0);&quot;&quot;)" office:value-type="float" office:value="1">
            <text:p>1</text:p>
          </table:table-cell>
          <table:table-cell table:formula="of:=IF([Input.Q12]&lt;&gt;&quot;&quot;;IF([Input.Q12]=[Input.Q$1];1;0);&quot;&quot;)" office:value-type="float" office:value="1">
            <text:p>1</text:p>
          </table:table-cell>
          <table:table-cell table:formula="of:=IF([Input.R12]&lt;&gt;&quot;&quot;;IF([Input.R12]=[Input.R$1];1;0);&quot;&quot;)" office:value-type="float" office:value="1">
            <text:p>1</text:p>
          </table:table-cell>
          <table:table-cell table:formula="of:=IF([Input.S12]&lt;&gt;&quot;&quot;;IF([Input.S12]=[Input.S$1];1;0);&quot;&quot;)" office:value-type="float" office:value="0">
            <text:p>0</text:p>
          </table:table-cell>
          <table:table-cell table:formula="of:=IF([Input.T12]&lt;&gt;&quot;&quot;;IF([Input.T12]=[Input.T$1];1;0);&quot;&quot;)" office:value-type="float" office:value="1">
            <text:p>1</text:p>
          </table:table-cell>
          <table:table-cell table:formula="of:=IF([Input.U12]&lt;&gt;&quot;&quot;;IF([Input.U12]=[Input.U$1];1;0);&quot;&quot;)" office:value-type="float" office:value="1">
            <text:p>1</text:p>
          </table:table-cell>
          <table:table-cell table:formula="of:=IF([Input.V12]&lt;&gt;&quot;&quot;;IF([Input.V12]=[Input.V$1];1;0);&quot;&quot;)" office:value-type="float" office:value="1">
            <text:p>1</text:p>
          </table:table-cell>
          <table:table-cell table:formula="of:=IF([Input.W12]&lt;&gt;&quot;&quot;;IF([Input.W12]=[Input.W$1];1;0);&quot;&quot;)" office:value-type="float" office:value="0">
            <text:p>0</text:p>
          </table:table-cell>
          <table:table-cell table:formula="of:=IF([Input.X12]&lt;&gt;&quot;&quot;;IF([Input.X12]=[Input.X$1];1;0);&quot;&quot;)" office:value-type="float" office:value="0">
            <text:p>0</text:p>
          </table:table-cell>
          <table:table-cell table:formula="of:=IF([Input.Y12]&lt;&gt;&quot;&quot;;IF([Input.Y12]=[Input.Y$1];1;0);&quot;&quot;)" office:value-type="float" office:value="0">
            <text:p>0</text:p>
          </table:table-cell>
          <table:table-cell table:formula="of:=IF([Input.Z12]&lt;&gt;&quot;&quot;;IF([Input.Z12]=[Input.Z$1];1;0);&quot;&quot;)" office:value-type="float" office:value="0">
            <text:p>0</text:p>
          </table:table-cell>
          <table:table-cell table:formula="of:=IF([Input.AA12]&lt;&gt;&quot;&quot;;IF([Input.AA12]=[Input.AA$1];1;0);&quot;&quot;)" office:value-type="float" office:value="0">
            <text:p>0</text:p>
          </table:table-cell>
          <table:table-cell table:formula="of:=IF([Input.AB12]&lt;&gt;&quot;&quot;;IF([Input.AB12]=[Input.AB$1];1;0);&quot;&quot;)" office:value-type="float" office:value="1">
            <text:p>1</text:p>
          </table:table-cell>
          <table:table-cell table:formula="of:=IF([Input.AC12]&lt;&gt;&quot;&quot;;IF([Input.AC12]=[Input.AC$1];1;0);&quot;&quot;)" office:value-type="float" office:value="0">
            <text:p>0</text:p>
          </table:table-cell>
          <table:table-cell table:formula="of:=IF([Input.AD12]&lt;&gt;&quot;&quot;;IF([Input.AD12]=[Input.AD$1];1;0);&quot;&quot;)" office:value-type="float" office:value="0">
            <text:p>0</text:p>
          </table:table-cell>
          <table:table-cell table:formula="of:=IF([Input.AE12]&lt;&gt;&quot;&quot;;IF([Input.AE12]=[Input.AE$1];1;0);&quot;&quot;)" office:value-type="float" office:value="0">
            <text:p>0</text:p>
          </table:table-cell>
          <table:table-cell table:formula="of:=IF([Input.AF12]&lt;&gt;&quot;&quot;;IF([Input.AF12]=[Input.AF$1];1;0);&quot;&quot;)" office:value-type="float" office:value="0">
            <text:p>0</text:p>
          </table:table-cell>
          <table:table-cell table:formula="of:=IF([Input.AG12]&lt;&gt;&quot;&quot;;IF([Input.AG12]=[Input.AG$1];1;0);&quot;&quot;)" office:value-type="float" office:value="1">
            <text:p>1</text:p>
          </table:table-cell>
          <table:table-cell table:formula="of:=IF([Input.AH12]&lt;&gt;&quot;&quot;;IF([Input.AH12]=[Input.AH$1];1;0);&quot;&quot;)" office:value-type="float" office:value="0">
            <text:p>0</text:p>
          </table:table-cell>
          <table:table-cell table:formula="of:=IF([Input.AI12]&lt;&gt;&quot;&quot;;IF([Input.AI12]=[Input.AI$1];1;0);&quot;&quot;)" office:value-type="float" office:value="1">
            <text:p>1</text:p>
          </table:table-cell>
          <table:table-cell table:formula="of:=IF([Input.AJ12]&lt;&gt;&quot;&quot;;IF([Input.AJ12]=[Input.AJ$1];1;0);&quot;&quot;)" office:value-type="float" office:value="1">
            <text:p>1</text:p>
          </table:table-cell>
          <table:table-cell table:formula="of:=IF([Input.AK12]&lt;&gt;&quot;&quot;;IF([Input.AK12]=[Input.AK$1];1;0);&quot;&quot;)" office:value-type="float" office:value="0">
            <text:p>0</text:p>
          </table:table-cell>
          <table:table-cell table:formula="of:=IF([Input.AL12]&lt;&gt;&quot;&quot;;IF([Input.AL12]=[Input.AL$1];1;0);&quot;&quot;)" office:value-type="float" office:value="0">
            <text:p>0</text:p>
          </table:table-cell>
          <table:table-cell table:formula="of:=IF([Input.AM12]&lt;&gt;&quot;&quot;;IF([Input.AM12]=[Input.AM$1];1;0);&quot;&quot;)" office:value-type="float" office:value="0">
            <text:p>0</text:p>
          </table:table-cell>
          <table:table-cell table:formula="of:=IF([Input.AN12]&lt;&gt;&quot;&quot;;IF([Input.AN12]=[Input.AN$1];1;0);&quot;&quot;)" office:value-type="float" office:value="0">
            <text:p>0</text:p>
          </table:table-cell>
          <table:table-cell table:formula="of:=IF([Input.AO12]&lt;&gt;&quot;&quot;;IF([Input.AO12]=[Input.AO$1];1;0);&quot;&quot;)" office:value-type="float" office:value="0">
            <text:p>0</text:p>
          </table:table-cell>
          <table:table-cell table:formula="of:=IF([Input.AP12]&lt;&gt;&quot;&quot;;IF([Input.AP12]=[Input.AP$1];1;0);&quot;&quot;)" office:value-type="float" office:value="1">
            <text:p>1</text:p>
          </table:table-cell>
          <table:table-cell table:formula="of:=IF([Input.AQ12]&lt;&gt;&quot;&quot;;IF([Input.AQ12]=[Input.AQ$1];1;0);&quot;&quot;)" office:value-type="float" office:value="0">
            <text:p>0</text:p>
          </table:table-cell>
          <table:table-cell table:formula="of:=IF([Input.AR12]&lt;&gt;&quot;&quot;;IF([Input.AR12]=[Input.AR$1];1;0);&quot;&quot;)" office:value-type="float" office:value="1">
            <text:p>1</text:p>
          </table:table-cell>
          <table:table-cell table:formula="of:=IF([Input.AS12]&lt;&gt;&quot;&quot;;IF([Input.AS12]=[Input.AS$1];1;0);&quot;&quot;)" office:value-type="float" office:value="0">
            <text:p>0</text:p>
          </table:table-cell>
          <table:table-cell table:formula="of:=IF([Input.AT12]&lt;&gt;&quot;&quot;;IF([Input.AT12]=[Input.AT$1];1;0);&quot;&quot;)" office:value-type="float" office:value="0">
            <text:p>0</text:p>
          </table:table-cell>
          <table:table-cell table:formula="of:=IF([Input.AU12]&lt;&gt;&quot;&quot;;IF([Input.AU12]=[Input.AU$1];1;0);&quot;&quot;)" office:value-type="float" office:value="0">
            <text:p>0</text:p>
          </table:table-cell>
          <table:table-cell table:formula="of:=IF([Input.AV12]&lt;&gt;&quot;&quot;;IF([Input.AV12]=[Input.AV$1];1;0);&quot;&quot;)" office:value-type="float" office:value="1">
            <text:p>1</text:p>
          </table:table-cell>
          <table:table-cell table:formula="of:=IF([Input.AW12]&lt;&gt;&quot;&quot;;IF([Input.AW12]=[Input.AW$1];1;0);&quot;&quot;)" office:value-type="float" office:value="0">
            <text:p>0</text:p>
          </table:table-cell>
          <table:table-cell table:formula="of:=IF([Input.AX12]&lt;&gt;&quot;&quot;;IF([Input.AX12]=[Input.AX$1];1;0);&quot;&quot;)" office:value-type="float" office:value="0">
            <text:p>0</text:p>
          </table:table-cell>
          <table:table-cell table:formula="of:=IF([Input.AY12]&lt;&gt;&quot;&quot;;IF([Input.AY12]=[Input.AY$1];1;0);&quot;&quot;)" office:value-type="float" office:value="0">
            <text:p>0</text:p>
          </table:table-cell>
          <table:table-cell table:formula="of:=IF([Input.AZ12]&lt;&gt;&quot;&quot;;IF([Input.AZ12]=[Input.AZ$1];1;0);&quot;&quot;)" office:value-type="float" office:value="1">
            <text:p>1</text:p>
          </table:table-cell>
          <table:table-cell/>
          <table:table-cell table:formula="of:=IF([.B12]&lt;&gt;&quot;&quot;;SUM([.B12:.AY12]);&quot;&quot;)" office:value-type="float" office:value="20">
            <text:p>20</text:p>
          </table:table-cell>
          <table:table-cell table:number-columns-repeated="971"/>
        </table:table-row>
        <table:table-row table:style-name="ro2">
          <table:table-cell office:value-type="float" office:value="10">
            <text:p>10</text:p>
          </table:table-cell>
          <table:table-cell table:formula="of:=IF([Input.C13]&lt;&gt;&quot;&quot;;IF([Input.C13]=[Input.C$1];1;0);&quot;&quot;)">
            <text:p/>
          </table:table-cell>
          <table:table-cell table:formula="of:=IF([Input.D13]&lt;&gt;&quot;&quot;;IF([Input.D13]=[Input.D$1];1;0);&quot;&quot;)">
            <text:p/>
          </table:table-cell>
          <table:table-cell table:formula="of:=IF([Input.E13]&lt;&gt;&quot;&quot;;IF([Input.E13]=[Input.E$1];1;0);&quot;&quot;)">
            <text:p/>
          </table:table-cell>
          <table:table-cell table:formula="of:=IF([Input.F13]&lt;&gt;&quot;&quot;;IF([Input.F13]=[Input.F$1];1;0);&quot;&quot;)">
            <text:p/>
          </table:table-cell>
          <table:table-cell table:formula="of:=IF([Input.G13]&lt;&gt;&quot;&quot;;IF([Input.G13]=[Input.G$1];1;0);&quot;&quot;)">
            <text:p/>
          </table:table-cell>
          <table:table-cell table:formula="of:=IF([Input.H13]&lt;&gt;&quot;&quot;;IF([Input.H13]=[Input.H$1];1;0);&quot;&quot;)">
            <text:p/>
          </table:table-cell>
          <table:table-cell table:formula="of:=IF([Input.I13]&lt;&gt;&quot;&quot;;IF([Input.I13]=[Input.I$1];1;0);&quot;&quot;)">
            <text:p/>
          </table:table-cell>
          <table:table-cell table:formula="of:=IF([Input.J13]&lt;&gt;&quot;&quot;;IF([Input.J13]=[Input.J$1];1;0);&quot;&quot;)">
            <text:p/>
          </table:table-cell>
          <table:table-cell table:formula="of:=IF([Input.K13]&lt;&gt;&quot;&quot;;IF([Input.K13]=[Input.K$1];1;0);&quot;&quot;)">
            <text:p/>
          </table:table-cell>
          <table:table-cell table:formula="of:=IF([Input.L13]&lt;&gt;&quot;&quot;;IF([Input.L13]=[Input.L$1];1;0);&quot;&quot;)">
            <text:p/>
          </table:table-cell>
          <table:table-cell table:formula="of:=IF([Input.M13]&lt;&gt;&quot;&quot;;IF([Input.M13]=[Input.M$1];1;0);&quot;&quot;)">
            <text:p/>
          </table:table-cell>
          <table:table-cell table:formula="of:=IF([Input.N13]&lt;&gt;&quot;&quot;;IF([Input.N13]=[Input.N$1];1;0);&quot;&quot;)">
            <text:p/>
          </table:table-cell>
          <table:table-cell table:formula="of:=IF([Input.O13]&lt;&gt;&quot;&quot;;IF([Input.O13]=[Input.O$1];1;0);&quot;&quot;)">
            <text:p/>
          </table:table-cell>
          <table:table-cell table:formula="of:=IF([Input.P13]&lt;&gt;&quot;&quot;;IF([Input.P13]=[Input.P$1];1;0);&quot;&quot;)">
            <text:p/>
          </table:table-cell>
          <table:table-cell table:formula="of:=IF([Input.Q13]&lt;&gt;&quot;&quot;;IF([Input.Q13]=[Input.Q$1];1;0);&quot;&quot;)">
            <text:p/>
          </table:table-cell>
          <table:table-cell table:formula="of:=IF([Input.R13]&lt;&gt;&quot;&quot;;IF([Input.R13]=[Input.R$1];1;0);&quot;&quot;)">
            <text:p/>
          </table:table-cell>
          <table:table-cell table:formula="of:=IF([Input.S13]&lt;&gt;&quot;&quot;;IF([Input.S13]=[Input.S$1];1;0);&quot;&quot;)">
            <text:p/>
          </table:table-cell>
          <table:table-cell table:formula="of:=IF([Input.T13]&lt;&gt;&quot;&quot;;IF([Input.T13]=[Input.T$1];1;0);&quot;&quot;)">
            <text:p/>
          </table:table-cell>
          <table:table-cell table:formula="of:=IF([Input.U13]&lt;&gt;&quot;&quot;;IF([Input.U13]=[Input.U$1];1;0);&quot;&quot;)">
            <text:p/>
          </table:table-cell>
          <table:table-cell table:formula="of:=IF([Input.V13]&lt;&gt;&quot;&quot;;IF([Input.V13]=[Input.V$1];1;0);&quot;&quot;)">
            <text:p/>
          </table:table-cell>
          <table:table-cell table:formula="of:=IF([Input.W13]&lt;&gt;&quot;&quot;;IF([Input.W13]=[Input.W$1];1;0);&quot;&quot;)">
            <text:p/>
          </table:table-cell>
          <table:table-cell table:formula="of:=IF([Input.X13]&lt;&gt;&quot;&quot;;IF([Input.X13]=[Input.X$1];1;0);&quot;&quot;)">
            <text:p/>
          </table:table-cell>
          <table:table-cell table:formula="of:=IF([Input.Y13]&lt;&gt;&quot;&quot;;IF([Input.Y13]=[Input.Y$1];1;0);&quot;&quot;)">
            <text:p/>
          </table:table-cell>
          <table:table-cell table:formula="of:=IF([Input.Z13]&lt;&gt;&quot;&quot;;IF([Input.Z13]=[Input.Z$1];1;0);&quot;&quot;)">
            <text:p/>
          </table:table-cell>
          <table:table-cell table:formula="of:=IF([Input.AA13]&lt;&gt;&quot;&quot;;IF([Input.AA13]=[Input.AA$1];1;0);&quot;&quot;)">
            <text:p/>
          </table:table-cell>
          <table:table-cell table:formula="of:=IF([Input.AB13]&lt;&gt;&quot;&quot;;IF([Input.AB13]=[Input.AB$1];1;0);&quot;&quot;)">
            <text:p/>
          </table:table-cell>
          <table:table-cell table:formula="of:=IF([Input.AC13]&lt;&gt;&quot;&quot;;IF([Input.AC13]=[Input.AC$1];1;0);&quot;&quot;)">
            <text:p/>
          </table:table-cell>
          <table:table-cell table:formula="of:=IF([Input.AD13]&lt;&gt;&quot;&quot;;IF([Input.AD13]=[Input.AD$1];1;0);&quot;&quot;)">
            <text:p/>
          </table:table-cell>
          <table:table-cell table:formula="of:=IF([Input.AE13]&lt;&gt;&quot;&quot;;IF([Input.AE13]=[Input.AE$1];1;0);&quot;&quot;)">
            <text:p/>
          </table:table-cell>
          <table:table-cell table:formula="of:=IF([Input.AF13]&lt;&gt;&quot;&quot;;IF([Input.AF13]=[Input.AF$1];1;0);&quot;&quot;)">
            <text:p/>
          </table:table-cell>
          <table:table-cell table:formula="of:=IF([Input.AG13]&lt;&gt;&quot;&quot;;IF([Input.AG13]=[Input.AG$1];1;0);&quot;&quot;)">
            <text:p/>
          </table:table-cell>
          <table:table-cell table:formula="of:=IF([Input.AH13]&lt;&gt;&quot;&quot;;IF([Input.AH13]=[Input.AH$1];1;0);&quot;&quot;)">
            <text:p/>
          </table:table-cell>
          <table:table-cell table:formula="of:=IF([Input.AI13]&lt;&gt;&quot;&quot;;IF([Input.AI13]=[Input.AI$1];1;0);&quot;&quot;)">
            <text:p/>
          </table:table-cell>
          <table:table-cell table:formula="of:=IF([Input.AJ13]&lt;&gt;&quot;&quot;;IF([Input.AJ13]=[Input.AJ$1];1;0);&quot;&quot;)">
            <text:p/>
          </table:table-cell>
          <table:table-cell table:formula="of:=IF([Input.AK13]&lt;&gt;&quot;&quot;;IF([Input.AK13]=[Input.AK$1];1;0);&quot;&quot;)">
            <text:p/>
          </table:table-cell>
          <table:table-cell table:formula="of:=IF([Input.AL13]&lt;&gt;&quot;&quot;;IF([Input.AL13]=[Input.AL$1];1;0);&quot;&quot;)">
            <text:p/>
          </table:table-cell>
          <table:table-cell table:formula="of:=IF([Input.AM13]&lt;&gt;&quot;&quot;;IF([Input.AM13]=[Input.AM$1];1;0);&quot;&quot;)">
            <text:p/>
          </table:table-cell>
          <table:table-cell table:formula="of:=IF([Input.AN13]&lt;&gt;&quot;&quot;;IF([Input.AN13]=[Input.AN$1];1;0);&quot;&quot;)">
            <text:p/>
          </table:table-cell>
          <table:table-cell table:formula="of:=IF([Input.AO13]&lt;&gt;&quot;&quot;;IF([Input.AO13]=[Input.AO$1];1;0);&quot;&quot;)">
            <text:p/>
          </table:table-cell>
          <table:table-cell table:formula="of:=IF([Input.AP13]&lt;&gt;&quot;&quot;;IF([Input.AP13]=[Input.AP$1];1;0);&quot;&quot;)">
            <text:p/>
          </table:table-cell>
          <table:table-cell table:formula="of:=IF([Input.AQ13]&lt;&gt;&quot;&quot;;IF([Input.AQ13]=[Input.AQ$1];1;0);&quot;&quot;)">
            <text:p/>
          </table:table-cell>
          <table:table-cell table:formula="of:=IF([Input.AR13]&lt;&gt;&quot;&quot;;IF([Input.AR13]=[Input.AR$1];1;0);&quot;&quot;)">
            <text:p/>
          </table:table-cell>
          <table:table-cell table:formula="of:=IF([Input.AS13]&lt;&gt;&quot;&quot;;IF([Input.AS13]=[Input.AS$1];1;0);&quot;&quot;)">
            <text:p/>
          </table:table-cell>
          <table:table-cell table:formula="of:=IF([Input.AT13]&lt;&gt;&quot;&quot;;IF([Input.AT13]=[Input.AT$1];1;0);&quot;&quot;)">
            <text:p/>
          </table:table-cell>
          <table:table-cell table:formula="of:=IF([Input.AU13]&lt;&gt;&quot;&quot;;IF([Input.AU13]=[Input.AU$1];1;0);&quot;&quot;)">
            <text:p/>
          </table:table-cell>
          <table:table-cell table:formula="of:=IF([Input.AV13]&lt;&gt;&quot;&quot;;IF([Input.AV13]=[Input.AV$1];1;0);&quot;&quot;)">
            <text:p/>
          </table:table-cell>
          <table:table-cell table:formula="of:=IF([Input.AW13]&lt;&gt;&quot;&quot;;IF([Input.AW13]=[Input.AW$1];1;0);&quot;&quot;)">
            <text:p/>
          </table:table-cell>
          <table:table-cell table:formula="of:=IF([Input.AX13]&lt;&gt;&quot;&quot;;IF([Input.AX13]=[Input.AX$1];1;0);&quot;&quot;)">
            <text:p/>
          </table:table-cell>
          <table:table-cell table:formula="of:=IF([Input.AY13]&lt;&gt;&quot;&quot;;IF([Input.AY13]=[Input.AY$1];1;0);&quot;&quot;)">
            <text:p/>
          </table:table-cell>
          <table:table-cell table:formula="of:=IF([Input.AZ13]&lt;&gt;&quot;&quot;;IF([Input.AZ13]=[Input.AZ$1];1;0);&quot;&quot;)">
            <text:p/>
          </table:table-cell>
          <table:table-cell/>
          <table:table-cell table:formula="of:=IF([.B13]&lt;&gt;&quot;&quot;;SUM([.B13:.AY13]);&quot;&quot;)">
            <text:p/>
          </table:table-cell>
          <table:table-cell table:number-columns-repeated="971"/>
        </table:table-row>
        <table:table-row table:style-name="ro2">
          <table:table-cell office:value-type="float" office:value="11">
            <text:p>11</text:p>
          </table:table-cell>
          <table:table-cell table:formula="of:=IF([Input.C14]&lt;&gt;&quot;&quot;;IF([Input.C14]=[Input.C$1];1;0);&quot;&quot;)" office:value-type="float" office:value="1">
            <text:p>1</text:p>
          </table:table-cell>
          <table:table-cell table:formula="of:=IF([Input.D14]&lt;&gt;&quot;&quot;;IF([Input.D14]=[Input.D$1];1;0);&quot;&quot;)" office:value-type="float" office:value="0">
            <text:p>0</text:p>
          </table:table-cell>
          <table:table-cell table:formula="of:=IF([Input.E14]&lt;&gt;&quot;&quot;;IF([Input.E14]=[Input.E$1];1;0);&quot;&quot;)" office:value-type="float" office:value="1">
            <text:p>1</text:p>
          </table:table-cell>
          <table:table-cell table:formula="of:=IF([Input.F14]&lt;&gt;&quot;&quot;;IF([Input.F14]=[Input.F$1];1;0);&quot;&quot;)" office:value-type="float" office:value="1">
            <text:p>1</text:p>
          </table:table-cell>
          <table:table-cell table:formula="of:=IF([Input.G14]&lt;&gt;&quot;&quot;;IF([Input.G14]=[Input.G$1];1;0);&quot;&quot;)" office:value-type="float" office:value="0">
            <text:p>0</text:p>
          </table:table-cell>
          <table:table-cell table:formula="of:=IF([Input.H14]&lt;&gt;&quot;&quot;;IF([Input.H14]=[Input.H$1];1;0);&quot;&quot;)" office:value-type="float" office:value="1">
            <text:p>1</text:p>
          </table:table-cell>
          <table:table-cell table:formula="of:=IF([Input.I14]&lt;&gt;&quot;&quot;;IF([Input.I14]=[Input.I$1];1;0);&quot;&quot;)" office:value-type="float" office:value="0">
            <text:p>0</text:p>
          </table:table-cell>
          <table:table-cell table:formula="of:=IF([Input.J14]&lt;&gt;&quot;&quot;;IF([Input.J14]=[Input.J$1];1;0);&quot;&quot;)" office:value-type="float" office:value="0">
            <text:p>0</text:p>
          </table:table-cell>
          <table:table-cell table:formula="of:=IF([Input.K14]&lt;&gt;&quot;&quot;;IF([Input.K14]=[Input.K$1];1;0);&quot;&quot;)" office:value-type="float" office:value="1">
            <text:p>1</text:p>
          </table:table-cell>
          <table:table-cell table:formula="of:=IF([Input.L14]&lt;&gt;&quot;&quot;;IF([Input.L14]=[Input.L$1];1;0);&quot;&quot;)" office:value-type="float" office:value="0">
            <text:p>0</text:p>
          </table:table-cell>
          <table:table-cell table:formula="of:=IF([Input.M14]&lt;&gt;&quot;&quot;;IF([Input.M14]=[Input.M$1];1;0);&quot;&quot;)" office:value-type="float" office:value="1">
            <text:p>1</text:p>
          </table:table-cell>
          <table:table-cell table:formula="of:=IF([Input.N14]&lt;&gt;&quot;&quot;;IF([Input.N14]=[Input.N$1];1;0);&quot;&quot;)" office:value-type="float" office:value="0">
            <text:p>0</text:p>
          </table:table-cell>
          <table:table-cell table:formula="of:=IF([Input.O14]&lt;&gt;&quot;&quot;;IF([Input.O14]=[Input.O$1];1;0);&quot;&quot;)" office:value-type="float" office:value="1">
            <text:p>1</text:p>
          </table:table-cell>
          <table:table-cell table:formula="of:=IF([Input.P14]&lt;&gt;&quot;&quot;;IF([Input.P14]=[Input.P$1];1;0);&quot;&quot;)" office:value-type="float" office:value="1">
            <text:p>1</text:p>
          </table:table-cell>
          <table:table-cell table:formula="of:=IF([Input.Q14]&lt;&gt;&quot;&quot;;IF([Input.Q14]=[Input.Q$1];1;0);&quot;&quot;)" office:value-type="float" office:value="1">
            <text:p>1</text:p>
          </table:table-cell>
          <table:table-cell table:formula="of:=IF([Input.R14]&lt;&gt;&quot;&quot;;IF([Input.R14]=[Input.R$1];1;0);&quot;&quot;)" office:value-type="float" office:value="0">
            <text:p>0</text:p>
          </table:table-cell>
          <table:table-cell table:formula="of:=IF([Input.S14]&lt;&gt;&quot;&quot;;IF([Input.S14]=[Input.S$1];1;0);&quot;&quot;)" office:value-type="float" office:value="0">
            <text:p>0</text:p>
          </table:table-cell>
          <table:table-cell table:formula="of:=IF([Input.T14]&lt;&gt;&quot;&quot;;IF([Input.T14]=[Input.T$1];1;0);&quot;&quot;)" office:value-type="float" office:value="1">
            <text:p>1</text:p>
          </table:table-cell>
          <table:table-cell table:formula="of:=IF([Input.U14]&lt;&gt;&quot;&quot;;IF([Input.U14]=[Input.U$1];1;0);&quot;&quot;)" office:value-type="float" office:value="1">
            <text:p>1</text:p>
          </table:table-cell>
          <table:table-cell table:formula="of:=IF([Input.V14]&lt;&gt;&quot;&quot;;IF([Input.V14]=[Input.V$1];1;0);&quot;&quot;)" office:value-type="float" office:value="1">
            <text:p>1</text:p>
          </table:table-cell>
          <table:table-cell table:formula="of:=IF([Input.W14]&lt;&gt;&quot;&quot;;IF([Input.W14]=[Input.W$1];1;0);&quot;&quot;)" office:value-type="float" office:value="1">
            <text:p>1</text:p>
          </table:table-cell>
          <table:table-cell table:formula="of:=IF([Input.X14]&lt;&gt;&quot;&quot;;IF([Input.X14]=[Input.X$1];1;0);&quot;&quot;)" office:value-type="float" office:value="1">
            <text:p>1</text:p>
          </table:table-cell>
          <table:table-cell table:formula="of:=IF([Input.Y14]&lt;&gt;&quot;&quot;;IF([Input.Y14]=[Input.Y$1];1;0);&quot;&quot;)" office:value-type="float" office:value="1">
            <text:p>1</text:p>
          </table:table-cell>
          <table:table-cell table:formula="of:=IF([Input.Z14]&lt;&gt;&quot;&quot;;IF([Input.Z14]=[Input.Z$1];1;0);&quot;&quot;)" office:value-type="float" office:value="1">
            <text:p>1</text:p>
          </table:table-cell>
          <table:table-cell table:formula="of:=IF([Input.AA14]&lt;&gt;&quot;&quot;;IF([Input.AA14]=[Input.AA$1];1;0);&quot;&quot;)" office:value-type="float" office:value="0">
            <text:p>0</text:p>
          </table:table-cell>
          <table:table-cell table:formula="of:=IF([Input.AB14]&lt;&gt;&quot;&quot;;IF([Input.AB14]=[Input.AB$1];1;0);&quot;&quot;)" office:value-type="float" office:value="0">
            <text:p>0</text:p>
          </table:table-cell>
          <table:table-cell table:formula="of:=IF([Input.AC14]&lt;&gt;&quot;&quot;;IF([Input.AC14]=[Input.AC$1];1;0);&quot;&quot;)" office:value-type="float" office:value="0">
            <text:p>0</text:p>
          </table:table-cell>
          <table:table-cell table:formula="of:=IF([Input.AD14]&lt;&gt;&quot;&quot;;IF([Input.AD14]=[Input.AD$1];1;0);&quot;&quot;)" office:value-type="float" office:value="1">
            <text:p>1</text:p>
          </table:table-cell>
          <table:table-cell table:formula="of:=IF([Input.AE14]&lt;&gt;&quot;&quot;;IF([Input.AE14]=[Input.AE$1];1;0);&quot;&quot;)" office:value-type="float" office:value="0">
            <text:p>0</text:p>
          </table:table-cell>
          <table:table-cell table:formula="of:=IF([Input.AF14]&lt;&gt;&quot;&quot;;IF([Input.AF14]=[Input.AF$1];1;0);&quot;&quot;)" office:value-type="float" office:value="1">
            <text:p>1</text:p>
          </table:table-cell>
          <table:table-cell table:formula="of:=IF([Input.AG14]&lt;&gt;&quot;&quot;;IF([Input.AG14]=[Input.AG$1];1;0);&quot;&quot;)" office:value-type="float" office:value="0">
            <text:p>0</text:p>
          </table:table-cell>
          <table:table-cell table:formula="of:=IF([Input.AH14]&lt;&gt;&quot;&quot;;IF([Input.AH14]=[Input.AH$1];1;0);&quot;&quot;)" office:value-type="float" office:value="0">
            <text:p>0</text:p>
          </table:table-cell>
          <table:table-cell table:formula="of:=IF([Input.AI14]&lt;&gt;&quot;&quot;;IF([Input.AI14]=[Input.AI$1];1;0);&quot;&quot;)" office:value-type="float" office:value="0">
            <text:p>0</text:p>
          </table:table-cell>
          <table:table-cell table:formula="of:=IF([Input.AJ14]&lt;&gt;&quot;&quot;;IF([Input.AJ14]=[Input.AJ$1];1;0);&quot;&quot;)" office:value-type="float" office:value="1">
            <text:p>1</text:p>
          </table:table-cell>
          <table:table-cell table:formula="of:=IF([Input.AK14]&lt;&gt;&quot;&quot;;IF([Input.AK14]=[Input.AK$1];1;0);&quot;&quot;)" office:value-type="float" office:value="0">
            <text:p>0</text:p>
          </table:table-cell>
          <table:table-cell table:formula="of:=IF([Input.AL14]&lt;&gt;&quot;&quot;;IF([Input.AL14]=[Input.AL$1];1;0);&quot;&quot;)" office:value-type="float" office:value="0">
            <text:p>0</text:p>
          </table:table-cell>
          <table:table-cell table:formula="of:=IF([Input.AM14]&lt;&gt;&quot;&quot;;IF([Input.AM14]=[Input.AM$1];1;0);&quot;&quot;)" office:value-type="float" office:value="0">
            <text:p>0</text:p>
          </table:table-cell>
          <table:table-cell table:formula="of:=IF([Input.AN14]&lt;&gt;&quot;&quot;;IF([Input.AN14]=[Input.AN$1];1;0);&quot;&quot;)" office:value-type="float" office:value="0">
            <text:p>0</text:p>
          </table:table-cell>
          <table:table-cell table:formula="of:=IF([Input.AO14]&lt;&gt;&quot;&quot;;IF([Input.AO14]=[Input.AO$1];1;0);&quot;&quot;)" office:value-type="float" office:value="0">
            <text:p>0</text:p>
          </table:table-cell>
          <table:table-cell table:formula="of:=IF([Input.AP14]&lt;&gt;&quot;&quot;;IF([Input.AP14]=[Input.AP$1];1;0);&quot;&quot;)" office:value-type="float" office:value="0">
            <text:p>0</text:p>
          </table:table-cell>
          <table:table-cell table:formula="of:=IF([Input.AQ14]&lt;&gt;&quot;&quot;;IF([Input.AQ14]=[Input.AQ$1];1;0);&quot;&quot;)" office:value-type="float" office:value="0">
            <text:p>0</text:p>
          </table:table-cell>
          <table:table-cell table:formula="of:=IF([Input.AR14]&lt;&gt;&quot;&quot;;IF([Input.AR14]=[Input.AR$1];1;0);&quot;&quot;)" office:value-type="float" office:value="1">
            <text:p>1</text:p>
          </table:table-cell>
          <table:table-cell table:formula="of:=IF([Input.AS14]&lt;&gt;&quot;&quot;;IF([Input.AS14]=[Input.AS$1];1;0);&quot;&quot;)" office:value-type="float" office:value="1">
            <text:p>1</text:p>
          </table:table-cell>
          <table:table-cell table:formula="of:=IF([Input.AT14]&lt;&gt;&quot;&quot;;IF([Input.AT14]=[Input.AT$1];1;0);&quot;&quot;)" office:value-type="float" office:value="0">
            <text:p>0</text:p>
          </table:table-cell>
          <table:table-cell table:formula="of:=IF([Input.AU14]&lt;&gt;&quot;&quot;;IF([Input.AU14]=[Input.AU$1];1;0);&quot;&quot;)" office:value-type="float" office:value="1">
            <text:p>1</text:p>
          </table:table-cell>
          <table:table-cell table:formula="of:=IF([Input.AV14]&lt;&gt;&quot;&quot;;IF([Input.AV14]=[Input.AV$1];1;0);&quot;&quot;)" office:value-type="float" office:value="1">
            <text:p>1</text:p>
          </table:table-cell>
          <table:table-cell table:formula="of:=IF([Input.AW14]&lt;&gt;&quot;&quot;;IF([Input.AW14]=[Input.AW$1];1;0);&quot;&quot;)" office:value-type="float" office:value="1">
            <text:p>1</text:p>
          </table:table-cell>
          <table:table-cell table:formula="of:=IF([Input.AX14]&lt;&gt;&quot;&quot;;IF([Input.AX14]=[Input.AX$1];1;0);&quot;&quot;)" office:value-type="float" office:value="0">
            <text:p>0</text:p>
          </table:table-cell>
          <table:table-cell table:formula="of:=IF([Input.AY14]&lt;&gt;&quot;&quot;;IF([Input.AY14]=[Input.AY$1];1;0);&quot;&quot;)" office:value-type="float" office:value="0">
            <text:p>0</text:p>
          </table:table-cell>
          <table:table-cell table:formula="of:=IF([Input.AZ14]&lt;&gt;&quot;&quot;;IF([Input.AZ14]=[Input.AZ$1];1;0);&quot;&quot;)" office:value-type="float" office:value="1">
            <text:p>1</text:p>
          </table:table-cell>
          <table:table-cell/>
          <table:table-cell table:formula="of:=IF([.B14]&lt;&gt;&quot;&quot;;SUM([.B14:.AY14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12">
            <text:p>12</text:p>
          </table:table-cell>
          <table:table-cell table:formula="of:=IF([Input.C15]&lt;&gt;&quot;&quot;;IF([Input.C15]=[Input.C$1];1;0);&quot;&quot;)" office:value-type="float" office:value="1">
            <text:p>1</text:p>
          </table:table-cell>
          <table:table-cell table:formula="of:=IF([Input.D15]&lt;&gt;&quot;&quot;;IF([Input.D15]=[Input.D$1];1;0);&quot;&quot;)" office:value-type="float" office:value="1">
            <text:p>1</text:p>
          </table:table-cell>
          <table:table-cell table:formula="of:=IF([Input.E15]&lt;&gt;&quot;&quot;;IF([Input.E15]=[Input.E$1];1;0);&quot;&quot;)" office:value-type="float" office:value="0">
            <text:p>0</text:p>
          </table:table-cell>
          <table:table-cell table:formula="of:=IF([Input.F15]&lt;&gt;&quot;&quot;;IF([Input.F15]=[Input.F$1];1;0);&quot;&quot;)" office:value-type="float" office:value="0">
            <text:p>0</text:p>
          </table:table-cell>
          <table:table-cell table:formula="of:=IF([Input.G15]&lt;&gt;&quot;&quot;;IF([Input.G15]=[Input.G$1];1;0);&quot;&quot;)" office:value-type="float" office:value="1">
            <text:p>1</text:p>
          </table:table-cell>
          <table:table-cell table:formula="of:=IF([Input.H15]&lt;&gt;&quot;&quot;;IF([Input.H15]=[Input.H$1];1;0);&quot;&quot;)" office:value-type="float" office:value="1">
            <text:p>1</text:p>
          </table:table-cell>
          <table:table-cell table:formula="of:=IF([Input.I15]&lt;&gt;&quot;&quot;;IF([Input.I15]=[Input.I$1];1;0);&quot;&quot;)" office:value-type="float" office:value="1">
            <text:p>1</text:p>
          </table:table-cell>
          <table:table-cell table:formula="of:=IF([Input.J15]&lt;&gt;&quot;&quot;;IF([Input.J15]=[Input.J$1];1;0);&quot;&quot;)">
            <text:p/>
          </table:table-cell>
          <table:table-cell table:formula="of:=IF([Input.K15]&lt;&gt;&quot;&quot;;IF([Input.K15]=[Input.K$1];1;0);&quot;&quot;)" office:value-type="float" office:value="1">
            <text:p>1</text:p>
          </table:table-cell>
          <table:table-cell table:formula="of:=IF([Input.L15]&lt;&gt;&quot;&quot;;IF([Input.L15]=[Input.L$1];1;0);&quot;&quot;)" office:value-type="float" office:value="0">
            <text:p>0</text:p>
          </table:table-cell>
          <table:table-cell table:formula="of:=IF([Input.M15]&lt;&gt;&quot;&quot;;IF([Input.M15]=[Input.M$1];1;0);&quot;&quot;)" office:value-type="float" office:value="0">
            <text:p>0</text:p>
          </table:table-cell>
          <table:table-cell table:formula="of:=IF([Input.N15]&lt;&gt;&quot;&quot;;IF([Input.N15]=[Input.N$1];1;0);&quot;&quot;)" office:value-type="float" office:value="0">
            <text:p>0</text:p>
          </table:table-cell>
          <table:table-cell table:formula="of:=IF([Input.O15]&lt;&gt;&quot;&quot;;IF([Input.O15]=[Input.O$1];1;0);&quot;&quot;)" office:value-type="float" office:value="1">
            <text:p>1</text:p>
          </table:table-cell>
          <table:table-cell table:formula="of:=IF([Input.P15]&lt;&gt;&quot;&quot;;IF([Input.P15]=[Input.P$1];1;0);&quot;&quot;)" office:value-type="float" office:value="1">
            <text:p>1</text:p>
          </table:table-cell>
          <table:table-cell table:formula="of:=IF([Input.Q15]&lt;&gt;&quot;&quot;;IF([Input.Q15]=[Input.Q$1];1;0);&quot;&quot;)" office:value-type="float" office:value="1">
            <text:p>1</text:p>
          </table:table-cell>
          <table:table-cell table:formula="of:=IF([Input.R15]&lt;&gt;&quot;&quot;;IF([Input.R15]=[Input.R$1];1;0);&quot;&quot;)">
            <text:p/>
          </table:table-cell>
          <table:table-cell table:formula="of:=IF([Input.S15]&lt;&gt;&quot;&quot;;IF([Input.S15]=[Input.S$1];1;0);&quot;&quot;)" office:value-type="float" office:value="0">
            <text:p>0</text:p>
          </table:table-cell>
          <table:table-cell table:formula="of:=IF([Input.T15]&lt;&gt;&quot;&quot;;IF([Input.T15]=[Input.T$1];1;0);&quot;&quot;)" office:value-type="float" office:value="1">
            <text:p>1</text:p>
          </table:table-cell>
          <table:table-cell table:formula="of:=IF([Input.U15]&lt;&gt;&quot;&quot;;IF([Input.U15]=[Input.U$1];1;0);&quot;&quot;)" office:value-type="float" office:value="1">
            <text:p>1</text:p>
          </table:table-cell>
          <table:table-cell table:formula="of:=IF([Input.V15]&lt;&gt;&quot;&quot;;IF([Input.V15]=[Input.V$1];1;0);&quot;&quot;)" office:value-type="float" office:value="1">
            <text:p>1</text:p>
          </table:table-cell>
          <table:table-cell table:formula="of:=IF([Input.W15]&lt;&gt;&quot;&quot;;IF([Input.W15]=[Input.W$1];1;0);&quot;&quot;)" office:value-type="float" office:value="1">
            <text:p>1</text:p>
          </table:table-cell>
          <table:table-cell table:formula="of:=IF([Input.X15]&lt;&gt;&quot;&quot;;IF([Input.X15]=[Input.X$1];1;0);&quot;&quot;)" office:value-type="float" office:value="1">
            <text:p>1</text:p>
          </table:table-cell>
          <table:table-cell table:formula="of:=IF([Input.Y15]&lt;&gt;&quot;&quot;;IF([Input.Y15]=[Input.Y$1];1;0);&quot;&quot;)" office:value-type="float" office:value="1">
            <text:p>1</text:p>
          </table:table-cell>
          <table:table-cell table:formula="of:=IF([Input.Z15]&lt;&gt;&quot;&quot;;IF([Input.Z15]=[Input.Z$1];1;0);&quot;&quot;)" office:value-type="float" office:value="1">
            <text:p>1</text:p>
          </table:table-cell>
          <table:table-cell table:formula="of:=IF([Input.AA15]&lt;&gt;&quot;&quot;;IF([Input.AA15]=[Input.AA$1];1;0);&quot;&quot;)" office:value-type="float" office:value="0">
            <text:p>0</text:p>
          </table:table-cell>
          <table:table-cell table:formula="of:=IF([Input.AB15]&lt;&gt;&quot;&quot;;IF([Input.AB15]=[Input.AB$1];1;0);&quot;&quot;)" office:value-type="float" office:value="0">
            <text:p>0</text:p>
          </table:table-cell>
          <table:table-cell table:formula="of:=IF([Input.AC15]&lt;&gt;&quot;&quot;;IF([Input.AC15]=[Input.AC$1];1;0);&quot;&quot;)" office:value-type="float" office:value="1">
            <text:p>1</text:p>
          </table:table-cell>
          <table:table-cell table:formula="of:=IF([Input.AD15]&lt;&gt;&quot;&quot;;IF([Input.AD15]=[Input.AD$1];1;0);&quot;&quot;)" office:value-type="float" office:value="0">
            <text:p>0</text:p>
          </table:table-cell>
          <table:table-cell table:formula="of:=IF([Input.AE15]&lt;&gt;&quot;&quot;;IF([Input.AE15]=[Input.AE$1];1;0);&quot;&quot;)" office:value-type="float" office:value="1">
            <text:p>1</text:p>
          </table:table-cell>
          <table:table-cell table:formula="of:=IF([Input.AF15]&lt;&gt;&quot;&quot;;IF([Input.AF15]=[Input.AF$1];1;0);&quot;&quot;)" office:value-type="float" office:value="0">
            <text:p>0</text:p>
          </table:table-cell>
          <table:table-cell table:formula="of:=IF([Input.AG15]&lt;&gt;&quot;&quot;;IF([Input.AG15]=[Input.AG$1];1;0);&quot;&quot;)" office:value-type="float" office:value="1">
            <text:p>1</text:p>
          </table:table-cell>
          <table:table-cell table:formula="of:=IF([Input.AH15]&lt;&gt;&quot;&quot;;IF([Input.AH15]=[Input.AH$1];1;0);&quot;&quot;)" office:value-type="float" office:value="0">
            <text:p>0</text:p>
          </table:table-cell>
          <table:table-cell table:formula="of:=IF([Input.AI15]&lt;&gt;&quot;&quot;;IF([Input.AI15]=[Input.AI$1];1;0);&quot;&quot;)" office:value-type="float" office:value="1">
            <text:p>1</text:p>
          </table:table-cell>
          <table:table-cell table:formula="of:=IF([Input.AJ15]&lt;&gt;&quot;&quot;;IF([Input.AJ15]=[Input.AJ$1];1;0);&quot;&quot;)" office:value-type="float" office:value="0">
            <text:p>0</text:p>
          </table:table-cell>
          <table:table-cell table:formula="of:=IF([Input.AK15]&lt;&gt;&quot;&quot;;IF([Input.AK15]=[Input.AK$1];1;0);&quot;&quot;)" office:value-type="float" office:value="0">
            <text:p>0</text:p>
          </table:table-cell>
          <table:table-cell table:formula="of:=IF([Input.AL15]&lt;&gt;&quot;&quot;;IF([Input.AL15]=[Input.AL$1];1;0);&quot;&quot;)" office:value-type="float" office:value="0">
            <text:p>0</text:p>
          </table:table-cell>
          <table:table-cell table:formula="of:=IF([Input.AM15]&lt;&gt;&quot;&quot;;IF([Input.AM15]=[Input.AM$1];1;0);&quot;&quot;)" office:value-type="float" office:value="1">
            <text:p>1</text:p>
          </table:table-cell>
          <table:table-cell table:formula="of:=IF([Input.AN15]&lt;&gt;&quot;&quot;;IF([Input.AN15]=[Input.AN$1];1;0);&quot;&quot;)" office:value-type="float" office:value="0">
            <text:p>0</text:p>
          </table:table-cell>
          <table:table-cell table:formula="of:=IF([Input.AO15]&lt;&gt;&quot;&quot;;IF([Input.AO15]=[Input.AO$1];1;0);&quot;&quot;)" office:value-type="float" office:value="1">
            <text:p>1</text:p>
          </table:table-cell>
          <table:table-cell table:formula="of:=IF([Input.AP15]&lt;&gt;&quot;&quot;;IF([Input.AP15]=[Input.AP$1];1;0);&quot;&quot;)" office:value-type="float" office:value="1">
            <text:p>1</text:p>
          </table:table-cell>
          <table:table-cell table:formula="of:=IF([Input.AQ15]&lt;&gt;&quot;&quot;;IF([Input.AQ15]=[Input.AQ$1];1;0);&quot;&quot;)" office:value-type="float" office:value="0">
            <text:p>0</text:p>
          </table:table-cell>
          <table:table-cell table:formula="of:=IF([Input.AR15]&lt;&gt;&quot;&quot;;IF([Input.AR15]=[Input.AR$1];1;0);&quot;&quot;)" office:value-type="float" office:value="0">
            <text:p>0</text:p>
          </table:table-cell>
          <table:table-cell table:formula="of:=IF([Input.AS15]&lt;&gt;&quot;&quot;;IF([Input.AS15]=[Input.AS$1];1;0);&quot;&quot;)" office:value-type="float" office:value="1">
            <text:p>1</text:p>
          </table:table-cell>
          <table:table-cell table:formula="of:=IF([Input.AT15]&lt;&gt;&quot;&quot;;IF([Input.AT15]=[Input.AT$1];1;0);&quot;&quot;)" office:value-type="float" office:value="0">
            <text:p>0</text:p>
          </table:table-cell>
          <table:table-cell table:formula="of:=IF([Input.AU15]&lt;&gt;&quot;&quot;;IF([Input.AU15]=[Input.AU$1];1;0);&quot;&quot;)" office:value-type="float" office:value="1">
            <text:p>1</text:p>
          </table:table-cell>
          <table:table-cell table:formula="of:=IF([Input.AV15]&lt;&gt;&quot;&quot;;IF([Input.AV15]=[Input.AV$1];1;0);&quot;&quot;)" office:value-type="float" office:value="1">
            <text:p>1</text:p>
          </table:table-cell>
          <table:table-cell table:formula="of:=IF([Input.AW15]&lt;&gt;&quot;&quot;;IF([Input.AW15]=[Input.AW$1];1;0);&quot;&quot;)" office:value-type="float" office:value="0">
            <text:p>0</text:p>
          </table:table-cell>
          <table:table-cell table:formula="of:=IF([Input.AX15]&lt;&gt;&quot;&quot;;IF([Input.AX15]=[Input.AX$1];1;0);&quot;&quot;)" office:value-type="float" office:value="0">
            <text:p>0</text:p>
          </table:table-cell>
          <table:table-cell table:formula="of:=IF([Input.AY15]&lt;&gt;&quot;&quot;;IF([Input.AY15]=[Input.AY$1];1;0);&quot;&quot;)" office:value-type="float" office:value="0">
            <text:p>0</text:p>
          </table:table-cell>
          <table:table-cell table:formula="of:=IF([Input.AZ15]&lt;&gt;&quot;&quot;;IF([Input.AZ15]=[Input.AZ$1];1;0);&quot;&quot;)" office:value-type="float" office:value="1">
            <text:p>1</text:p>
          </table:table-cell>
          <table:table-cell/>
          <table:table-cell table:formula="of:=IF([.B15]&lt;&gt;&quot;&quot;;SUM([.B15:.AY15]);&quot;&quot;)" office:value-type="float" office:value="27">
            <text:p>27</text:p>
          </table:table-cell>
          <table:table-cell table:number-columns-repeated="971"/>
        </table:table-row>
        <table:table-row table:style-name="ro2">
          <table:table-cell office:value-type="float" office:value="13">
            <text:p>13</text:p>
          </table:table-cell>
          <table:table-cell table:formula="of:=IF([Input.C16]&lt;&gt;&quot;&quot;;IF([Input.C16]=[Input.C$1];1;0);&quot;&quot;)" office:value-type="float" office:value="1">
            <text:p>1</text:p>
          </table:table-cell>
          <table:table-cell table:formula="of:=IF([Input.D16]&lt;&gt;&quot;&quot;;IF([Input.D16]=[Input.D$1];1;0);&quot;&quot;)" office:value-type="float" office:value="0">
            <text:p>0</text:p>
          </table:table-cell>
          <table:table-cell table:formula="of:=IF([Input.E16]&lt;&gt;&quot;&quot;;IF([Input.E16]=[Input.E$1];1;0);&quot;&quot;)" office:value-type="float" office:value="0">
            <text:p>0</text:p>
          </table:table-cell>
          <table:table-cell table:formula="of:=IF([Input.F16]&lt;&gt;&quot;&quot;;IF([Input.F16]=[Input.F$1];1;0);&quot;&quot;)" office:value-type="float" office:value="1">
            <text:p>1</text:p>
          </table:table-cell>
          <table:table-cell table:formula="of:=IF([Input.G16]&lt;&gt;&quot;&quot;;IF([Input.G16]=[Input.G$1];1;0);&quot;&quot;)" office:value-type="float" office:value="1">
            <text:p>1</text:p>
          </table:table-cell>
          <table:table-cell table:formula="of:=IF([Input.H16]&lt;&gt;&quot;&quot;;IF([Input.H16]=[Input.H$1];1;0);&quot;&quot;)" office:value-type="float" office:value="0">
            <text:p>0</text:p>
          </table:table-cell>
          <table:table-cell table:formula="of:=IF([Input.I16]&lt;&gt;&quot;&quot;;IF([Input.I16]=[Input.I$1];1;0);&quot;&quot;)" office:value-type="float" office:value="1">
            <text:p>1</text:p>
          </table:table-cell>
          <table:table-cell table:formula="of:=IF([Input.J16]&lt;&gt;&quot;&quot;;IF([Input.J16]=[Input.J$1];1;0);&quot;&quot;)" office:value-type="float" office:value="1">
            <text:p>1</text:p>
          </table:table-cell>
          <table:table-cell table:formula="of:=IF([Input.K16]&lt;&gt;&quot;&quot;;IF([Input.K16]=[Input.K$1];1;0);&quot;&quot;)" office:value-type="float" office:value="1">
            <text:p>1</text:p>
          </table:table-cell>
          <table:table-cell table:formula="of:=IF([Input.L16]&lt;&gt;&quot;&quot;;IF([Input.L16]=[Input.L$1];1;0);&quot;&quot;)" office:value-type="float" office:value="0">
            <text:p>0</text:p>
          </table:table-cell>
          <table:table-cell table:formula="of:=IF([Input.M16]&lt;&gt;&quot;&quot;;IF([Input.M16]=[Input.M$1];1;0);&quot;&quot;)" office:value-type="float" office:value="1">
            <text:p>1</text:p>
          </table:table-cell>
          <table:table-cell table:formula="of:=IF([Input.N16]&lt;&gt;&quot;&quot;;IF([Input.N16]=[Input.N$1];1;0);&quot;&quot;)" office:value-type="float" office:value="1">
            <text:p>1</text:p>
          </table:table-cell>
          <table:table-cell table:formula="of:=IF([Input.O16]&lt;&gt;&quot;&quot;;IF([Input.O16]=[Input.O$1];1;0);&quot;&quot;)" office:value-type="float" office:value="0">
            <text:p>0</text:p>
          </table:table-cell>
          <table:table-cell table:formula="of:=IF([Input.P16]&lt;&gt;&quot;&quot;;IF([Input.P16]=[Input.P$1];1;0);&quot;&quot;)" office:value-type="float" office:value="1">
            <text:p>1</text:p>
          </table:table-cell>
          <table:table-cell table:formula="of:=IF([Input.Q16]&lt;&gt;&quot;&quot;;IF([Input.Q16]=[Input.Q$1];1;0);&quot;&quot;)" office:value-type="float" office:value="1">
            <text:p>1</text:p>
          </table:table-cell>
          <table:table-cell table:formula="of:=IF([Input.R16]&lt;&gt;&quot;&quot;;IF([Input.R16]=[Input.R$1];1;0);&quot;&quot;)" office:value-type="float" office:value="0">
            <text:p>0</text:p>
          </table:table-cell>
          <table:table-cell table:formula="of:=IF([Input.S16]&lt;&gt;&quot;&quot;;IF([Input.S16]=[Input.S$1];1;0);&quot;&quot;)" office:value-type="float" office:value="0">
            <text:p>0</text:p>
          </table:table-cell>
          <table:table-cell table:formula="of:=IF([Input.T16]&lt;&gt;&quot;&quot;;IF([Input.T16]=[Input.T$1];1;0);&quot;&quot;)" office:value-type="float" office:value="0">
            <text:p>0</text:p>
          </table:table-cell>
          <table:table-cell table:formula="of:=IF([Input.U16]&lt;&gt;&quot;&quot;;IF([Input.U16]=[Input.U$1];1;0);&quot;&quot;)" office:value-type="float" office:value="1">
            <text:p>1</text:p>
          </table:table-cell>
          <table:table-cell table:formula="of:=IF([Input.V16]&lt;&gt;&quot;&quot;;IF([Input.V16]=[Input.V$1];1;0);&quot;&quot;)" office:value-type="float" office:value="1">
            <text:p>1</text:p>
          </table:table-cell>
          <table:table-cell table:formula="of:=IF([Input.W16]&lt;&gt;&quot;&quot;;IF([Input.W16]=[Input.W$1];1;0);&quot;&quot;)" office:value-type="float" office:value="1">
            <text:p>1</text:p>
          </table:table-cell>
          <table:table-cell table:formula="of:=IF([Input.X16]&lt;&gt;&quot;&quot;;IF([Input.X16]=[Input.X$1];1;0);&quot;&quot;)" office:value-type="float" office:value="1">
            <text:p>1</text:p>
          </table:table-cell>
          <table:table-cell table:formula="of:=IF([Input.Y16]&lt;&gt;&quot;&quot;;IF([Input.Y16]=[Input.Y$1];1;0);&quot;&quot;)" office:value-type="float" office:value="1">
            <text:p>1</text:p>
          </table:table-cell>
          <table:table-cell table:formula="of:=IF([Input.Z16]&lt;&gt;&quot;&quot;;IF([Input.Z16]=[Input.Z$1];1;0);&quot;&quot;)" office:value-type="float" office:value="1">
            <text:p>1</text:p>
          </table:table-cell>
          <table:table-cell table:formula="of:=IF([Input.AA16]&lt;&gt;&quot;&quot;;IF([Input.AA16]=[Input.AA$1];1;0);&quot;&quot;)" office:value-type="float" office:value="0">
            <text:p>0</text:p>
          </table:table-cell>
          <table:table-cell table:formula="of:=IF([Input.AB16]&lt;&gt;&quot;&quot;;IF([Input.AB16]=[Input.AB$1];1;0);&quot;&quot;)" office:value-type="float" office:value="0">
            <text:p>0</text:p>
          </table:table-cell>
          <table:table-cell table:formula="of:=IF([Input.AC16]&lt;&gt;&quot;&quot;;IF([Input.AC16]=[Input.AC$1];1;0);&quot;&quot;)" office:value-type="float" office:value="1">
            <text:p>1</text:p>
          </table:table-cell>
          <table:table-cell table:formula="of:=IF([Input.AD16]&lt;&gt;&quot;&quot;;IF([Input.AD16]=[Input.AD$1];1;0);&quot;&quot;)" office:value-type="float" office:value="1">
            <text:p>1</text:p>
          </table:table-cell>
          <table:table-cell table:formula="of:=IF([Input.AE16]&lt;&gt;&quot;&quot;;IF([Input.AE16]=[Input.AE$1];1;0);&quot;&quot;)" office:value-type="float" office:value="0">
            <text:p>0</text:p>
          </table:table-cell>
          <table:table-cell table:formula="of:=IF([Input.AF16]&lt;&gt;&quot;&quot;;IF([Input.AF16]=[Input.AF$1];1;0);&quot;&quot;)" office:value-type="float" office:value="1">
            <text:p>1</text:p>
          </table:table-cell>
          <table:table-cell table:formula="of:=IF([Input.AG16]&lt;&gt;&quot;&quot;;IF([Input.AG16]=[Input.AG$1];1;0);&quot;&quot;)" office:value-type="float" office:value="1">
            <text:p>1</text:p>
          </table:table-cell>
          <table:table-cell table:formula="of:=IF([Input.AH16]&lt;&gt;&quot;&quot;;IF([Input.AH16]=[Input.AH$1];1;0);&quot;&quot;)" office:value-type="float" office:value="0">
            <text:p>0</text:p>
          </table:table-cell>
          <table:table-cell table:formula="of:=IF([Input.AI16]&lt;&gt;&quot;&quot;;IF([Input.AI16]=[Input.AI$1];1;0);&quot;&quot;)" office:value-type="float" office:value="0">
            <text:p>0</text:p>
          </table:table-cell>
          <table:table-cell table:formula="of:=IF([Input.AJ16]&lt;&gt;&quot;&quot;;IF([Input.AJ16]=[Input.AJ$1];1;0);&quot;&quot;)" office:value-type="float" office:value="1">
            <text:p>1</text:p>
          </table:table-cell>
          <table:table-cell table:formula="of:=IF([Input.AK16]&lt;&gt;&quot;&quot;;IF([Input.AK16]=[Input.AK$1];1;0);&quot;&quot;)" office:value-type="float" office:value="0">
            <text:p>0</text:p>
          </table:table-cell>
          <table:table-cell table:formula="of:=IF([Input.AL16]&lt;&gt;&quot;&quot;;IF([Input.AL16]=[Input.AL$1];1;0);&quot;&quot;)" office:value-type="float" office:value="1">
            <text:p>1</text:p>
          </table:table-cell>
          <table:table-cell table:formula="of:=IF([Input.AM16]&lt;&gt;&quot;&quot;;IF([Input.AM16]=[Input.AM$1];1;0);&quot;&quot;)" office:value-type="float" office:value="0">
            <text:p>0</text:p>
          </table:table-cell>
          <table:table-cell table:formula="of:=IF([Input.AN16]&lt;&gt;&quot;&quot;;IF([Input.AN16]=[Input.AN$1];1;0);&quot;&quot;)" office:value-type="float" office:value="1">
            <text:p>1</text:p>
          </table:table-cell>
          <table:table-cell table:formula="of:=IF([Input.AO16]&lt;&gt;&quot;&quot;;IF([Input.AO16]=[Input.AO$1];1;0);&quot;&quot;)" office:value-type="float" office:value="0">
            <text:p>0</text:p>
          </table:table-cell>
          <table:table-cell table:formula="of:=IF([Input.AP16]&lt;&gt;&quot;&quot;;IF([Input.AP16]=[Input.AP$1];1;0);&quot;&quot;)" office:value-type="float" office:value="1">
            <text:p>1</text:p>
          </table:table-cell>
          <table:table-cell table:formula="of:=IF([Input.AQ16]&lt;&gt;&quot;&quot;;IF([Input.AQ16]=[Input.AQ$1];1;0);&quot;&quot;)" office:value-type="float" office:value="0">
            <text:p>0</text:p>
          </table:table-cell>
          <table:table-cell table:formula="of:=IF([Input.AR16]&lt;&gt;&quot;&quot;;IF([Input.AR16]=[Input.AR$1];1;0);&quot;&quot;)" office:value-type="float" office:value="0">
            <text:p>0</text:p>
          </table:table-cell>
          <table:table-cell table:formula="of:=IF([Input.AS16]&lt;&gt;&quot;&quot;;IF([Input.AS16]=[Input.AS$1];1;0);&quot;&quot;)" office:value-type="float" office:value="1">
            <text:p>1</text:p>
          </table:table-cell>
          <table:table-cell table:formula="of:=IF([Input.AT16]&lt;&gt;&quot;&quot;;IF([Input.AT16]=[Input.AT$1];1;0);&quot;&quot;)" office:value-type="float" office:value="0">
            <text:p>0</text:p>
          </table:table-cell>
          <table:table-cell table:formula="of:=IF([Input.AU16]&lt;&gt;&quot;&quot;;IF([Input.AU16]=[Input.AU$1];1;0);&quot;&quot;)" office:value-type="float" office:value="0">
            <text:p>0</text:p>
          </table:table-cell>
          <table:table-cell table:formula="of:=IF([Input.AV16]&lt;&gt;&quot;&quot;;IF([Input.AV16]=[Input.AV$1];1;0);&quot;&quot;)" office:value-type="float" office:value="1">
            <text:p>1</text:p>
          </table:table-cell>
          <table:table-cell table:formula="of:=IF([Input.AW16]&lt;&gt;&quot;&quot;;IF([Input.AW16]=[Input.AW$1];1;0);&quot;&quot;)" office:value-type="float" office:value="1">
            <text:p>1</text:p>
          </table:table-cell>
          <table:table-cell table:formula="of:=IF([Input.AX16]&lt;&gt;&quot;&quot;;IF([Input.AX16]=[Input.AX$1];1;0);&quot;&quot;)" office:value-type="float" office:value="1">
            <text:p>1</text:p>
          </table:table-cell>
          <table:table-cell table:formula="of:=IF([Input.AY16]&lt;&gt;&quot;&quot;;IF([Input.AY16]=[Input.AY$1];1;0);&quot;&quot;)" office:value-type="float" office:value="1">
            <text:p>1</text:p>
          </table:table-cell>
          <table:table-cell table:formula="of:=IF([Input.AZ16]&lt;&gt;&quot;&quot;;IF([Input.AZ16]=[Input.AZ$1];1;0);&quot;&quot;)" office:value-type="float" office:value="0">
            <text:p>0</text:p>
          </table:table-cell>
          <table:table-cell/>
          <table:table-cell table:formula="of:=IF([.B16]&lt;&gt;&quot;&quot;;SUM([.B16:.AY16]);&quot;&quot;)" office:value-type="float" office:value="29">
            <text:p>29</text:p>
          </table:table-cell>
          <table:table-cell table:number-columns-repeated="971"/>
        </table:table-row>
        <table:table-row table:style-name="ro2">
          <table:table-cell office:value-type="float" office:value="14">
            <text:p>14</text:p>
          </table:table-cell>
          <table:table-cell table:formula="of:=IF([Input.C17]&lt;&gt;&quot;&quot;;IF([Input.C17]=[Input.C$1];1;0);&quot;&quot;)" office:value-type="float" office:value="1">
            <text:p>1</text:p>
          </table:table-cell>
          <table:table-cell table:formula="of:=IF([Input.D17]&lt;&gt;&quot;&quot;;IF([Input.D17]=[Input.D$1];1;0);&quot;&quot;)" office:value-type="float" office:value="1">
            <text:p>1</text:p>
          </table:table-cell>
          <table:table-cell table:formula="of:=IF([Input.E17]&lt;&gt;&quot;&quot;;IF([Input.E17]=[Input.E$1];1;0);&quot;&quot;)" office:value-type="float" office:value="1">
            <text:p>1</text:p>
          </table:table-cell>
          <table:table-cell table:formula="of:=IF([Input.F17]&lt;&gt;&quot;&quot;;IF([Input.F17]=[Input.F$1];1;0);&quot;&quot;)" office:value-type="float" office:value="1">
            <text:p>1</text:p>
          </table:table-cell>
          <table:table-cell table:formula="of:=IF([Input.G17]&lt;&gt;&quot;&quot;;IF([Input.G17]=[Input.G$1];1;0);&quot;&quot;)" office:value-type="float" office:value="0">
            <text:p>0</text:p>
          </table:table-cell>
          <table:table-cell table:formula="of:=IF([Input.H17]&lt;&gt;&quot;&quot;;IF([Input.H17]=[Input.H$1];1;0);&quot;&quot;)" office:value-type="float" office:value="0">
            <text:p>0</text:p>
          </table:table-cell>
          <table:table-cell table:formula="of:=IF([Input.I17]&lt;&gt;&quot;&quot;;IF([Input.I17]=[Input.I$1];1;0);&quot;&quot;)" office:value-type="float" office:value="1">
            <text:p>1</text:p>
          </table:table-cell>
          <table:table-cell table:formula="of:=IF([Input.J17]&lt;&gt;&quot;&quot;;IF([Input.J17]=[Input.J$1];1;0);&quot;&quot;)" office:value-type="float" office:value="1">
            <text:p>1</text:p>
          </table:table-cell>
          <table:table-cell table:formula="of:=IF([Input.K17]&lt;&gt;&quot;&quot;;IF([Input.K17]=[Input.K$1];1;0);&quot;&quot;)" office:value-type="float" office:value="1">
            <text:p>1</text:p>
          </table:table-cell>
          <table:table-cell table:formula="of:=IF([Input.L17]&lt;&gt;&quot;&quot;;IF([Input.L17]=[Input.L$1];1;0);&quot;&quot;)" office:value-type="float" office:value="0">
            <text:p>0</text:p>
          </table:table-cell>
          <table:table-cell table:formula="of:=IF([Input.M17]&lt;&gt;&quot;&quot;;IF([Input.M17]=[Input.M$1];1;0);&quot;&quot;)" office:value-type="float" office:value="1">
            <text:p>1</text:p>
          </table:table-cell>
          <table:table-cell table:formula="of:=IF([Input.N17]&lt;&gt;&quot;&quot;;IF([Input.N17]=[Input.N$1];1;0);&quot;&quot;)" office:value-type="float" office:value="1">
            <text:p>1</text:p>
          </table:table-cell>
          <table:table-cell table:formula="of:=IF([Input.O17]&lt;&gt;&quot;&quot;;IF([Input.O17]=[Input.O$1];1;0);&quot;&quot;)" office:value-type="float" office:value="1">
            <text:p>1</text:p>
          </table:table-cell>
          <table:table-cell table:formula="of:=IF([Input.P17]&lt;&gt;&quot;&quot;;IF([Input.P17]=[Input.P$1];1;0);&quot;&quot;)" office:value-type="float" office:value="1">
            <text:p>1</text:p>
          </table:table-cell>
          <table:table-cell table:formula="of:=IF([Input.Q17]&lt;&gt;&quot;&quot;;IF([Input.Q17]=[Input.Q$1];1;0);&quot;&quot;)" office:value-type="float" office:value="1">
            <text:p>1</text:p>
          </table:table-cell>
          <table:table-cell table:formula="of:=IF([Input.R17]&lt;&gt;&quot;&quot;;IF([Input.R17]=[Input.R$1];1;0);&quot;&quot;)" office:value-type="float" office:value="1">
            <text:p>1</text:p>
          </table:table-cell>
          <table:table-cell table:formula="of:=IF([Input.S17]&lt;&gt;&quot;&quot;;IF([Input.S17]=[Input.S$1];1;0);&quot;&quot;)" office:value-type="float" office:value="0">
            <text:p>0</text:p>
          </table:table-cell>
          <table:table-cell table:formula="of:=IF([Input.T17]&lt;&gt;&quot;&quot;;IF([Input.T17]=[Input.T$1];1;0);&quot;&quot;)" office:value-type="float" office:value="1">
            <text:p>1</text:p>
          </table:table-cell>
          <table:table-cell table:formula="of:=IF([Input.U17]&lt;&gt;&quot;&quot;;IF([Input.U17]=[Input.U$1];1;0);&quot;&quot;)" office:value-type="float" office:value="1">
            <text:p>1</text:p>
          </table:table-cell>
          <table:table-cell table:formula="of:=IF([Input.V17]&lt;&gt;&quot;&quot;;IF([Input.V17]=[Input.V$1];1;0);&quot;&quot;)" office:value-type="float" office:value="1">
            <text:p>1</text:p>
          </table:table-cell>
          <table:table-cell table:formula="of:=IF([Input.W17]&lt;&gt;&quot;&quot;;IF([Input.W17]=[Input.W$1];1;0);&quot;&quot;)" office:value-type="float" office:value="1">
            <text:p>1</text:p>
          </table:table-cell>
          <table:table-cell table:formula="of:=IF([Input.X17]&lt;&gt;&quot;&quot;;IF([Input.X17]=[Input.X$1];1;0);&quot;&quot;)" office:value-type="float" office:value="1">
            <text:p>1</text:p>
          </table:table-cell>
          <table:table-cell table:formula="of:=IF([Input.Y17]&lt;&gt;&quot;&quot;;IF([Input.Y17]=[Input.Y$1];1;0);&quot;&quot;)" office:value-type="float" office:value="1">
            <text:p>1</text:p>
          </table:table-cell>
          <table:table-cell table:formula="of:=IF([Input.Z17]&lt;&gt;&quot;&quot;;IF([Input.Z17]=[Input.Z$1];1;0);&quot;&quot;)" office:value-type="float" office:value="1">
            <text:p>1</text:p>
          </table:table-cell>
          <table:table-cell table:formula="of:=IF([Input.AA17]&lt;&gt;&quot;&quot;;IF([Input.AA17]=[Input.AA$1];1;0);&quot;&quot;)" office:value-type="float" office:value="1">
            <text:p>1</text:p>
          </table:table-cell>
          <table:table-cell table:formula="of:=IF([Input.AB17]&lt;&gt;&quot;&quot;;IF([Input.AB17]=[Input.AB$1];1;0);&quot;&quot;)" office:value-type="float" office:value="1">
            <text:p>1</text:p>
          </table:table-cell>
          <table:table-cell table:formula="of:=IF([Input.AC17]&lt;&gt;&quot;&quot;;IF([Input.AC17]=[Input.AC$1];1;0);&quot;&quot;)" office:value-type="float" office:value="0">
            <text:p>0</text:p>
          </table:table-cell>
          <table:table-cell table:formula="of:=IF([Input.AD17]&lt;&gt;&quot;&quot;;IF([Input.AD17]=[Input.AD$1];1;0);&quot;&quot;)" office:value-type="float" office:value="1">
            <text:p>1</text:p>
          </table:table-cell>
          <table:table-cell table:formula="of:=IF([Input.AE17]&lt;&gt;&quot;&quot;;IF([Input.AE17]=[Input.AE$1];1;0);&quot;&quot;)" office:value-type="float" office:value="0">
            <text:p>0</text:p>
          </table:table-cell>
          <table:table-cell table:formula="of:=IF([Input.AF17]&lt;&gt;&quot;&quot;;IF([Input.AF17]=[Input.AF$1];1;0);&quot;&quot;)" office:value-type="float" office:value="1">
            <text:p>1</text:p>
          </table:table-cell>
          <table:table-cell table:formula="of:=IF([Input.AG17]&lt;&gt;&quot;&quot;;IF([Input.AG17]=[Input.AG$1];1;0);&quot;&quot;)" office:value-type="float" office:value="1">
            <text:p>1</text:p>
          </table:table-cell>
          <table:table-cell table:formula="of:=IF([Input.AH17]&lt;&gt;&quot;&quot;;IF([Input.AH17]=[Input.AH$1];1;0);&quot;&quot;)" office:value-type="float" office:value="0">
            <text:p>0</text:p>
          </table:table-cell>
          <table:table-cell table:formula="of:=IF([Input.AI17]&lt;&gt;&quot;&quot;;IF([Input.AI17]=[Input.AI$1];1;0);&quot;&quot;)" office:value-type="float" office:value="1">
            <text:p>1</text:p>
          </table:table-cell>
          <table:table-cell table:formula="of:=IF([Input.AJ17]&lt;&gt;&quot;&quot;;IF([Input.AJ17]=[Input.AJ$1];1;0);&quot;&quot;)" office:value-type="float" office:value="1">
            <text:p>1</text:p>
          </table:table-cell>
          <table:table-cell table:formula="of:=IF([Input.AK17]&lt;&gt;&quot;&quot;;IF([Input.AK17]=[Input.AK$1];1;0);&quot;&quot;)" office:value-type="float" office:value="1">
            <text:p>1</text:p>
          </table:table-cell>
          <table:table-cell table:formula="of:=IF([Input.AL17]&lt;&gt;&quot;&quot;;IF([Input.AL17]=[Input.AL$1];1;0);&quot;&quot;)" office:value-type="float" office:value="1">
            <text:p>1</text:p>
          </table:table-cell>
          <table:table-cell table:formula="of:=IF([Input.AM17]&lt;&gt;&quot;&quot;;IF([Input.AM17]=[Input.AM$1];1;0);&quot;&quot;)" office:value-type="float" office:value="1">
            <text:p>1</text:p>
          </table:table-cell>
          <table:table-cell table:formula="of:=IF([Input.AN17]&lt;&gt;&quot;&quot;;IF([Input.AN17]=[Input.AN$1];1;0);&quot;&quot;)" office:value-type="float" office:value="1">
            <text:p>1</text:p>
          </table:table-cell>
          <table:table-cell table:formula="of:=IF([Input.AO17]&lt;&gt;&quot;&quot;;IF([Input.AO17]=[Input.AO$1];1;0);&quot;&quot;)" office:value-type="float" office:value="1">
            <text:p>1</text:p>
          </table:table-cell>
          <table:table-cell table:formula="of:=IF([Input.AP17]&lt;&gt;&quot;&quot;;IF([Input.AP17]=[Input.AP$1];1;0);&quot;&quot;)" office:value-type="float" office:value="1">
            <text:p>1</text:p>
          </table:table-cell>
          <table:table-cell table:formula="of:=IF([Input.AQ17]&lt;&gt;&quot;&quot;;IF([Input.AQ17]=[Input.AQ$1];1;0);&quot;&quot;)" office:value-type="float" office:value="0">
            <text:p>0</text:p>
          </table:table-cell>
          <table:table-cell table:formula="of:=IF([Input.AR17]&lt;&gt;&quot;&quot;;IF([Input.AR17]=[Input.AR$1];1;0);&quot;&quot;)" office:value-type="float" office:value="1">
            <text:p>1</text:p>
          </table:table-cell>
          <table:table-cell table:formula="of:=IF([Input.AS17]&lt;&gt;&quot;&quot;;IF([Input.AS17]=[Input.AS$1];1;0);&quot;&quot;)" office:value-type="float" office:value="1">
            <text:p>1</text:p>
          </table:table-cell>
          <table:table-cell table:formula="of:=IF([Input.AT17]&lt;&gt;&quot;&quot;;IF([Input.AT17]=[Input.AT$1];1;0);&quot;&quot;)" office:value-type="float" office:value="1">
            <text:p>1</text:p>
          </table:table-cell>
          <table:table-cell table:formula="of:=IF([Input.AU17]&lt;&gt;&quot;&quot;;IF([Input.AU17]=[Input.AU$1];1;0);&quot;&quot;)" office:value-type="float" office:value="1">
            <text:p>1</text:p>
          </table:table-cell>
          <table:table-cell table:formula="of:=IF([Input.AV17]&lt;&gt;&quot;&quot;;IF([Input.AV17]=[Input.AV$1];1;0);&quot;&quot;)" office:value-type="float" office:value="0">
            <text:p>0</text:p>
          </table:table-cell>
          <table:table-cell table:formula="of:=IF([Input.AW17]&lt;&gt;&quot;&quot;;IF([Input.AW17]=[Input.AW$1];1;0);&quot;&quot;)" office:value-type="float" office:value="0">
            <text:p>0</text:p>
          </table:table-cell>
          <table:table-cell table:formula="of:=IF([Input.AX17]&lt;&gt;&quot;&quot;;IF([Input.AX17]=[Input.AX$1];1;0);&quot;&quot;)" office:value-type="float" office:value="0">
            <text:p>0</text:p>
          </table:table-cell>
          <table:table-cell table:formula="of:=IF([Input.AY17]&lt;&gt;&quot;&quot;;IF([Input.AY17]=[Input.AY$1];1;0);&quot;&quot;)" office:value-type="float" office:value="1">
            <text:p>1</text:p>
          </table:table-cell>
          <table:table-cell table:formula="of:=IF([Input.AZ17]&lt;&gt;&quot;&quot;;IF([Input.AZ17]=[Input.AZ$1];1;0);&quot;&quot;)" office:value-type="float" office:value="1">
            <text:p>1</text:p>
          </table:table-cell>
          <table:table-cell/>
          <table:table-cell table:formula="of:=IF([.B17]&lt;&gt;&quot;&quot;;SUM([.B17:.AY17]);&quot;&quot;)" office:value-type="float" office:value="39">
            <text:p>39</text:p>
          </table:table-cell>
          <table:table-cell table:number-columns-repeated="971"/>
        </table:table-row>
        <table:table-row table:style-name="ro2">
          <table:table-cell office:value-type="float" office:value="15">
            <text:p>15</text:p>
          </table:table-cell>
          <table:table-cell table:formula="of:=IF([Input.C18]&lt;&gt;&quot;&quot;;IF([Input.C18]=[Input.C$1];1;0);&quot;&quot;)" office:value-type="float" office:value="0">
            <text:p>0</text:p>
          </table:table-cell>
          <table:table-cell table:formula="of:=IF([Input.D18]&lt;&gt;&quot;&quot;;IF([Input.D18]=[Input.D$1];1;0);&quot;&quot;)" office:value-type="float" office:value="0">
            <text:p>0</text:p>
          </table:table-cell>
          <table:table-cell table:formula="of:=IF([Input.E18]&lt;&gt;&quot;&quot;;IF([Input.E18]=[Input.E$1];1;0);&quot;&quot;)" office:value-type="float" office:value="1">
            <text:p>1</text:p>
          </table:table-cell>
          <table:table-cell table:formula="of:=IF([Input.F18]&lt;&gt;&quot;&quot;;IF([Input.F18]=[Input.F$1];1;0);&quot;&quot;)" office:value-type="float" office:value="1">
            <text:p>1</text:p>
          </table:table-cell>
          <table:table-cell table:formula="of:=IF([Input.G18]&lt;&gt;&quot;&quot;;IF([Input.G18]=[Input.G$1];1;0);&quot;&quot;)" office:value-type="float" office:value="1">
            <text:p>1</text:p>
          </table:table-cell>
          <table:table-cell table:formula="of:=IF([Input.H18]&lt;&gt;&quot;&quot;;IF([Input.H18]=[Input.H$1];1;0);&quot;&quot;)" office:value-type="float" office:value="0">
            <text:p>0</text:p>
          </table:table-cell>
          <table:table-cell table:formula="of:=IF([Input.I18]&lt;&gt;&quot;&quot;;IF([Input.I18]=[Input.I$1];1;0);&quot;&quot;)" office:value-type="float" office:value="1">
            <text:p>1</text:p>
          </table:table-cell>
          <table:table-cell table:formula="of:=IF([Input.J18]&lt;&gt;&quot;&quot;;IF([Input.J18]=[Input.J$1];1;0);&quot;&quot;)" office:value-type="float" office:value="0">
            <text:p>0</text:p>
          </table:table-cell>
          <table:table-cell table:formula="of:=IF([Input.K18]&lt;&gt;&quot;&quot;;IF([Input.K18]=[Input.K$1];1;0);&quot;&quot;)" office:value-type="float" office:value="0">
            <text:p>0</text:p>
          </table:table-cell>
          <table:table-cell table:formula="of:=IF([Input.L18]&lt;&gt;&quot;&quot;;IF([Input.L18]=[Input.L$1];1;0);&quot;&quot;)" office:value-type="float" office:value="0">
            <text:p>0</text:p>
          </table:table-cell>
          <table:table-cell table:formula="of:=IF([Input.M18]&lt;&gt;&quot;&quot;;IF([Input.M18]=[Input.M$1];1;0);&quot;&quot;)" office:value-type="float" office:value="1">
            <text:p>1</text:p>
          </table:table-cell>
          <table:table-cell table:formula="of:=IF([Input.N18]&lt;&gt;&quot;&quot;;IF([Input.N18]=[Input.N$1];1;0);&quot;&quot;)" office:value-type="float" office:value="0">
            <text:p>0</text:p>
          </table:table-cell>
          <table:table-cell table:formula="of:=IF([Input.O18]&lt;&gt;&quot;&quot;;IF([Input.O18]=[Input.O$1];1;0);&quot;&quot;)" office:value-type="float" office:value="1">
            <text:p>1</text:p>
          </table:table-cell>
          <table:table-cell table:formula="of:=IF([Input.P18]&lt;&gt;&quot;&quot;;IF([Input.P18]=[Input.P$1];1;0);&quot;&quot;)" office:value-type="float" office:value="0">
            <text:p>0</text:p>
          </table:table-cell>
          <table:table-cell table:formula="of:=IF([Input.Q18]&lt;&gt;&quot;&quot;;IF([Input.Q18]=[Input.Q$1];1;0);&quot;&quot;)" office:value-type="float" office:value="0">
            <text:p>0</text:p>
          </table:table-cell>
          <table:table-cell table:formula="of:=IF([Input.R18]&lt;&gt;&quot;&quot;;IF([Input.R18]=[Input.R$1];1;0);&quot;&quot;)" office:value-type="float" office:value="0">
            <text:p>0</text:p>
          </table:table-cell>
          <table:table-cell table:formula="of:=IF([Input.S18]&lt;&gt;&quot;&quot;;IF([Input.S18]=[Input.S$1];1;0);&quot;&quot;)" office:value-type="float" office:value="0">
            <text:p>0</text:p>
          </table:table-cell>
          <table:table-cell table:formula="of:=IF([Input.T18]&lt;&gt;&quot;&quot;;IF([Input.T18]=[Input.T$1];1;0);&quot;&quot;)" office:value-type="float" office:value="0">
            <text:p>0</text:p>
          </table:table-cell>
          <table:table-cell table:formula="of:=IF([Input.U18]&lt;&gt;&quot;&quot;;IF([Input.U18]=[Input.U$1];1;0);&quot;&quot;)" office:value-type="float" office:value="0">
            <text:p>0</text:p>
          </table:table-cell>
          <table:table-cell table:formula="of:=IF([Input.V18]&lt;&gt;&quot;&quot;;IF([Input.V18]=[Input.V$1];1;0);&quot;&quot;)" office:value-type="float" office:value="0">
            <text:p>0</text:p>
          </table:table-cell>
          <table:table-cell table:formula="of:=IF([Input.W18]&lt;&gt;&quot;&quot;;IF([Input.W18]=[Input.W$1];1;0);&quot;&quot;)" office:value-type="float" office:value="0">
            <text:p>0</text:p>
          </table:table-cell>
          <table:table-cell table:formula="of:=IF([Input.X18]&lt;&gt;&quot;&quot;;IF([Input.X18]=[Input.X$1];1;0);&quot;&quot;)" office:value-type="float" office:value="0">
            <text:p>0</text:p>
          </table:table-cell>
          <table:table-cell table:formula="of:=IF([Input.Y18]&lt;&gt;&quot;&quot;;IF([Input.Y18]=[Input.Y$1];1;0);&quot;&quot;)" office:value-type="float" office:value="0">
            <text:p>0</text:p>
          </table:table-cell>
          <table:table-cell table:formula="of:=IF([Input.Z18]&lt;&gt;&quot;&quot;;IF([Input.Z18]=[Input.Z$1];1;0);&quot;&quot;)" office:value-type="float" office:value="1">
            <text:p>1</text:p>
          </table:table-cell>
          <table:table-cell table:formula="of:=IF([Input.AA18]&lt;&gt;&quot;&quot;;IF([Input.AA18]=[Input.AA$1];1;0);&quot;&quot;)" office:value-type="float" office:value="0">
            <text:p>0</text:p>
          </table:table-cell>
          <table:table-cell table:formula="of:=IF([Input.AB18]&lt;&gt;&quot;&quot;;IF([Input.AB18]=[Input.AB$1];1;0);&quot;&quot;)" office:value-type="float" office:value="1">
            <text:p>1</text:p>
          </table:table-cell>
          <table:table-cell table:formula="of:=IF([Input.AC18]&lt;&gt;&quot;&quot;;IF([Input.AC18]=[Input.AC$1];1;0);&quot;&quot;)" office:value-type="float" office:value="0">
            <text:p>0</text:p>
          </table:table-cell>
          <table:table-cell table:formula="of:=IF([Input.AD18]&lt;&gt;&quot;&quot;;IF([Input.AD18]=[Input.AD$1];1;0);&quot;&quot;)" office:value-type="float" office:value="1">
            <text:p>1</text:p>
          </table:table-cell>
          <table:table-cell table:formula="of:=IF([Input.AE18]&lt;&gt;&quot;&quot;;IF([Input.AE18]=[Input.AE$1];1;0);&quot;&quot;)" office:value-type="float" office:value="1">
            <text:p>1</text:p>
          </table:table-cell>
          <table:table-cell table:formula="of:=IF([Input.AF18]&lt;&gt;&quot;&quot;;IF([Input.AF18]=[Input.AF$1];1;0);&quot;&quot;)" office:value-type="float" office:value="0">
            <text:p>0</text:p>
          </table:table-cell>
          <table:table-cell table:formula="of:=IF([Input.AG18]&lt;&gt;&quot;&quot;;IF([Input.AG18]=[Input.AG$1];1;0);&quot;&quot;)" office:value-type="float" office:value="0">
            <text:p>0</text:p>
          </table:table-cell>
          <table:table-cell table:formula="of:=IF([Input.AH18]&lt;&gt;&quot;&quot;;IF([Input.AH18]=[Input.AH$1];1;0);&quot;&quot;)" office:value-type="float" office:value="0">
            <text:p>0</text:p>
          </table:table-cell>
          <table:table-cell table:formula="of:=IF([Input.AI18]&lt;&gt;&quot;&quot;;IF([Input.AI18]=[Input.AI$1];1;0);&quot;&quot;)" office:value-type="float" office:value="0">
            <text:p>0</text:p>
          </table:table-cell>
          <table:table-cell table:formula="of:=IF([Input.AJ18]&lt;&gt;&quot;&quot;;IF([Input.AJ18]=[Input.AJ$1];1;0);&quot;&quot;)" office:value-type="float" office:value="0">
            <text:p>0</text:p>
          </table:table-cell>
          <table:table-cell table:formula="of:=IF([Input.AK18]&lt;&gt;&quot;&quot;;IF([Input.AK18]=[Input.AK$1];1;0);&quot;&quot;)" office:value-type="float" office:value="0">
            <text:p>0</text:p>
          </table:table-cell>
          <table:table-cell table:formula="of:=IF([Input.AL18]&lt;&gt;&quot;&quot;;IF([Input.AL18]=[Input.AL$1];1;0);&quot;&quot;)" office:value-type="float" office:value="1">
            <text:p>1</text:p>
          </table:table-cell>
          <table:table-cell table:formula="of:=IF([Input.AM18]&lt;&gt;&quot;&quot;;IF([Input.AM18]=[Input.AM$1];1;0);&quot;&quot;)" office:value-type="float" office:value="0">
            <text:p>0</text:p>
          </table:table-cell>
          <table:table-cell table:formula="of:=IF([Input.AN18]&lt;&gt;&quot;&quot;;IF([Input.AN18]=[Input.AN$1];1;0);&quot;&quot;)" office:value-type="float" office:value="0">
            <text:p>0</text:p>
          </table:table-cell>
          <table:table-cell table:formula="of:=IF([Input.AO18]&lt;&gt;&quot;&quot;;IF([Input.AO18]=[Input.AO$1];1;0);&quot;&quot;)" office:value-type="float" office:value="0">
            <text:p>0</text:p>
          </table:table-cell>
          <table:table-cell table:formula="of:=IF([Input.AP18]&lt;&gt;&quot;&quot;;IF([Input.AP18]=[Input.AP$1];1;0);&quot;&quot;)" office:value-type="float" office:value="0">
            <text:p>0</text:p>
          </table:table-cell>
          <table:table-cell table:formula="of:=IF([Input.AQ18]&lt;&gt;&quot;&quot;;IF([Input.AQ18]=[Input.AQ$1];1;0);&quot;&quot;)" office:value-type="float" office:value="0">
            <text:p>0</text:p>
          </table:table-cell>
          <table:table-cell table:formula="of:=IF([Input.AR18]&lt;&gt;&quot;&quot;;IF([Input.AR18]=[Input.AR$1];1;0);&quot;&quot;)" office:value-type="float" office:value="0">
            <text:p>0</text:p>
          </table:table-cell>
          <table:table-cell table:formula="of:=IF([Input.AS18]&lt;&gt;&quot;&quot;;IF([Input.AS18]=[Input.AS$1];1;0);&quot;&quot;)" office:value-type="float" office:value="1">
            <text:p>1</text:p>
          </table:table-cell>
          <table:table-cell table:formula="of:=IF([Input.AT18]&lt;&gt;&quot;&quot;;IF([Input.AT18]=[Input.AT$1];1;0);&quot;&quot;)" office:value-type="float" office:value="0">
            <text:p>0</text:p>
          </table:table-cell>
          <table:table-cell table:formula="of:=IF([Input.AU18]&lt;&gt;&quot;&quot;;IF([Input.AU18]=[Input.AU$1];1;0);&quot;&quot;)" office:value-type="float" office:value="1">
            <text:p>1</text:p>
          </table:table-cell>
          <table:table-cell table:formula="of:=IF([Input.AV18]&lt;&gt;&quot;&quot;;IF([Input.AV18]=[Input.AV$1];1;0);&quot;&quot;)" office:value-type="float" office:value="0">
            <text:p>0</text:p>
          </table:table-cell>
          <table:table-cell table:formula="of:=IF([Input.AW18]&lt;&gt;&quot;&quot;;IF([Input.AW18]=[Input.AW$1];1;0);&quot;&quot;)" office:value-type="float" office:value="0">
            <text:p>0</text:p>
          </table:table-cell>
          <table:table-cell table:formula="of:=IF([Input.AX18]&lt;&gt;&quot;&quot;;IF([Input.AX18]=[Input.AX$1];1;0);&quot;&quot;)" office:value-type="float" office:value="0">
            <text:p>0</text:p>
          </table:table-cell>
          <table:table-cell table:formula="of:=IF([Input.AY18]&lt;&gt;&quot;&quot;;IF([Input.AY18]=[Input.AY$1];1;0);&quot;&quot;)" office:value-type="float" office:value="0">
            <text:p>0</text:p>
          </table:table-cell>
          <table:table-cell table:formula="of:=IF([Input.AZ18]&lt;&gt;&quot;&quot;;IF([Input.AZ18]=[Input.AZ$1];1;0);&quot;&quot;)" office:value-type="float" office:value="0">
            <text:p>0</text:p>
          </table:table-cell>
          <table:table-cell/>
          <table:table-cell table:formula="of:=IF([.B18]&lt;&gt;&quot;&quot;;SUM([.B18:.AY18]);&quot;&quot;)" office:value-type="float" office:value="13">
            <text:p>13</text:p>
          </table:table-cell>
          <table:table-cell table:number-columns-repeated="971"/>
        </table:table-row>
        <table:table-row table:style-name="ro2">
          <table:table-cell office:value-type="float" office:value="16">
            <text:p>16</text:p>
          </table:table-cell>
          <table:table-cell table:formula="of:=IF([Input.C19]&lt;&gt;&quot;&quot;;IF([Input.C19]=[Input.C$1];1;0);&quot;&quot;)" office:value-type="float" office:value="1">
            <text:p>1</text:p>
          </table:table-cell>
          <table:table-cell table:formula="of:=IF([Input.D19]&lt;&gt;&quot;&quot;;IF([Input.D19]=[Input.D$1];1;0);&quot;&quot;)" office:value-type="float" office:value="0">
            <text:p>0</text:p>
          </table:table-cell>
          <table:table-cell table:formula="of:=IF([Input.E19]&lt;&gt;&quot;&quot;;IF([Input.E19]=[Input.E$1];1;0);&quot;&quot;)" office:value-type="float" office:value="0">
            <text:p>0</text:p>
          </table:table-cell>
          <table:table-cell table:formula="of:=IF([Input.F19]&lt;&gt;&quot;&quot;;IF([Input.F19]=[Input.F$1];1;0);&quot;&quot;)" office:value-type="float" office:value="1">
            <text:p>1</text:p>
          </table:table-cell>
          <table:table-cell table:formula="of:=IF([Input.G19]&lt;&gt;&quot;&quot;;IF([Input.G19]=[Input.G$1];1;0);&quot;&quot;)" office:value-type="float" office:value="0">
            <text:p>0</text:p>
          </table:table-cell>
          <table:table-cell table:formula="of:=IF([Input.H19]&lt;&gt;&quot;&quot;;IF([Input.H19]=[Input.H$1];1;0);&quot;&quot;)" office:value-type="float" office:value="0">
            <text:p>0</text:p>
          </table:table-cell>
          <table:table-cell table:formula="of:=IF([Input.I19]&lt;&gt;&quot;&quot;;IF([Input.I19]=[Input.I$1];1;0);&quot;&quot;)" office:value-type="float" office:value="1">
            <text:p>1</text:p>
          </table:table-cell>
          <table:table-cell table:formula="of:=IF([Input.J19]&lt;&gt;&quot;&quot;;IF([Input.J19]=[Input.J$1];1;0);&quot;&quot;)" office:value-type="float" office:value="1">
            <text:p>1</text:p>
          </table:table-cell>
          <table:table-cell table:formula="of:=IF([Input.K19]&lt;&gt;&quot;&quot;;IF([Input.K19]=[Input.K$1];1;0);&quot;&quot;)" office:value-type="float" office:value="1">
            <text:p>1</text:p>
          </table:table-cell>
          <table:table-cell table:formula="of:=IF([Input.L19]&lt;&gt;&quot;&quot;;IF([Input.L19]=[Input.L$1];1;0);&quot;&quot;)" office:value-type="float" office:value="0">
            <text:p>0</text:p>
          </table:table-cell>
          <table:table-cell table:formula="of:=IF([Input.M19]&lt;&gt;&quot;&quot;;IF([Input.M19]=[Input.M$1];1;0);&quot;&quot;)" office:value-type="float" office:value="0">
            <text:p>0</text:p>
          </table:table-cell>
          <table:table-cell table:formula="of:=IF([Input.N19]&lt;&gt;&quot;&quot;;IF([Input.N19]=[Input.N$1];1;0);&quot;&quot;)" office:value-type="float" office:value="0">
            <text:p>0</text:p>
          </table:table-cell>
          <table:table-cell table:formula="of:=IF([Input.O19]&lt;&gt;&quot;&quot;;IF([Input.O19]=[Input.O$1];1;0);&quot;&quot;)" office:value-type="float" office:value="1">
            <text:p>1</text:p>
          </table:table-cell>
          <table:table-cell table:formula="of:=IF([Input.P19]&lt;&gt;&quot;&quot;;IF([Input.P19]=[Input.P$1];1;0);&quot;&quot;)" office:value-type="float" office:value="1">
            <text:p>1</text:p>
          </table:table-cell>
          <table:table-cell table:formula="of:=IF([Input.Q19]&lt;&gt;&quot;&quot;;IF([Input.Q19]=[Input.Q$1];1;0);&quot;&quot;)" office:value-type="float" office:value="1">
            <text:p>1</text:p>
          </table:table-cell>
          <table:table-cell table:formula="of:=IF([Input.R19]&lt;&gt;&quot;&quot;;IF([Input.R19]=[Input.R$1];1;0);&quot;&quot;)" office:value-type="float" office:value="0">
            <text:p>0</text:p>
          </table:table-cell>
          <table:table-cell table:formula="of:=IF([Input.S19]&lt;&gt;&quot;&quot;;IF([Input.S19]=[Input.S$1];1;0);&quot;&quot;)" office:value-type="float" office:value="1">
            <text:p>1</text:p>
          </table:table-cell>
          <table:table-cell table:formula="of:=IF([Input.T19]&lt;&gt;&quot;&quot;;IF([Input.T19]=[Input.T$1];1;0);&quot;&quot;)" office:value-type="float" office:value="0">
            <text:p>0</text:p>
          </table:table-cell>
          <table:table-cell table:formula="of:=IF([Input.U19]&lt;&gt;&quot;&quot;;IF([Input.U19]=[Input.U$1];1;0);&quot;&quot;)" office:value-type="float" office:value="1">
            <text:p>1</text:p>
          </table:table-cell>
          <table:table-cell table:formula="of:=IF([Input.V19]&lt;&gt;&quot;&quot;;IF([Input.V19]=[Input.V$1];1;0);&quot;&quot;)" office:value-type="float" office:value="0">
            <text:p>0</text:p>
          </table:table-cell>
          <table:table-cell table:formula="of:=IF([Input.W19]&lt;&gt;&quot;&quot;;IF([Input.W19]=[Input.W$1];1;0);&quot;&quot;)" office:value-type="float" office:value="0">
            <text:p>0</text:p>
          </table:table-cell>
          <table:table-cell table:formula="of:=IF([Input.X19]&lt;&gt;&quot;&quot;;IF([Input.X19]=[Input.X$1];1;0);&quot;&quot;)" office:value-type="float" office:value="1">
            <text:p>1</text:p>
          </table:table-cell>
          <table:table-cell table:formula="of:=IF([Input.Y19]&lt;&gt;&quot;&quot;;IF([Input.Y19]=[Input.Y$1];1;0);&quot;&quot;)" office:value-type="float" office:value="0">
            <text:p>0</text:p>
          </table:table-cell>
          <table:table-cell table:formula="of:=IF([Input.Z19]&lt;&gt;&quot;&quot;;IF([Input.Z19]=[Input.Z$1];1;0);&quot;&quot;)" office:value-type="float" office:value="1">
            <text:p>1</text:p>
          </table:table-cell>
          <table:table-cell table:formula="of:=IF([Input.AA19]&lt;&gt;&quot;&quot;;IF([Input.AA19]=[Input.AA$1];1;0);&quot;&quot;)" office:value-type="float" office:value="0">
            <text:p>0</text:p>
          </table:table-cell>
          <table:table-cell table:formula="of:=IF([Input.AB19]&lt;&gt;&quot;&quot;;IF([Input.AB19]=[Input.AB$1];1;0);&quot;&quot;)" office:value-type="float" office:value="1">
            <text:p>1</text:p>
          </table:table-cell>
          <table:table-cell table:formula="of:=IF([Input.AC19]&lt;&gt;&quot;&quot;;IF([Input.AC19]=[Input.AC$1];1;0);&quot;&quot;)" office:value-type="float" office:value="0">
            <text:p>0</text:p>
          </table:table-cell>
          <table:table-cell table:formula="of:=IF([Input.AD19]&lt;&gt;&quot;&quot;;IF([Input.AD19]=[Input.AD$1];1;0);&quot;&quot;)" office:value-type="float" office:value="1">
            <text:p>1</text:p>
          </table:table-cell>
          <table:table-cell table:formula="of:=IF([Input.AE19]&lt;&gt;&quot;&quot;;IF([Input.AE19]=[Input.AE$1];1;0);&quot;&quot;)" office:value-type="float" office:value="0">
            <text:p>0</text:p>
          </table:table-cell>
          <table:table-cell table:formula="of:=IF([Input.AF19]&lt;&gt;&quot;&quot;;IF([Input.AF19]=[Input.AF$1];1;0);&quot;&quot;)" office:value-type="float" office:value="1">
            <text:p>1</text:p>
          </table:table-cell>
          <table:table-cell table:formula="of:=IF([Input.AG19]&lt;&gt;&quot;&quot;;IF([Input.AG19]=[Input.AG$1];1;0);&quot;&quot;)" office:value-type="float" office:value="0">
            <text:p>0</text:p>
          </table:table-cell>
          <table:table-cell table:formula="of:=IF([Input.AH19]&lt;&gt;&quot;&quot;;IF([Input.AH19]=[Input.AH$1];1;0);&quot;&quot;)" office:value-type="float" office:value="0">
            <text:p>0</text:p>
          </table:table-cell>
          <table:table-cell table:formula="of:=IF([Input.AI19]&lt;&gt;&quot;&quot;;IF([Input.AI19]=[Input.AI$1];1;0);&quot;&quot;)" office:value-type="float" office:value="1">
            <text:p>1</text:p>
          </table:table-cell>
          <table:table-cell table:formula="of:=IF([Input.AJ19]&lt;&gt;&quot;&quot;;IF([Input.AJ19]=[Input.AJ$1];1;0);&quot;&quot;)" office:value-type="float" office:value="1">
            <text:p>1</text:p>
          </table:table-cell>
          <table:table-cell table:formula="of:=IF([Input.AK19]&lt;&gt;&quot;&quot;;IF([Input.AK19]=[Input.AK$1];1;0);&quot;&quot;)" office:value-type="float" office:value="0">
            <text:p>0</text:p>
          </table:table-cell>
          <table:table-cell table:formula="of:=IF([Input.AL19]&lt;&gt;&quot;&quot;;IF([Input.AL19]=[Input.AL$1];1;0);&quot;&quot;)" office:value-type="float" office:value="0">
            <text:p>0</text:p>
          </table:table-cell>
          <table:table-cell table:formula="of:=IF([Input.AM19]&lt;&gt;&quot;&quot;;IF([Input.AM19]=[Input.AM$1];1;0);&quot;&quot;)" office:value-type="float" office:value="1">
            <text:p>1</text:p>
          </table:table-cell>
          <table:table-cell table:formula="of:=IF([Input.AN19]&lt;&gt;&quot;&quot;;IF([Input.AN19]=[Input.AN$1];1;0);&quot;&quot;)" office:value-type="float" office:value="0">
            <text:p>0</text:p>
          </table:table-cell>
          <table:table-cell table:formula="of:=IF([Input.AO19]&lt;&gt;&quot;&quot;;IF([Input.AO19]=[Input.AO$1];1;0);&quot;&quot;)" office:value-type="float" office:value="1">
            <text:p>1</text:p>
          </table:table-cell>
          <table:table-cell table:formula="of:=IF([Input.AP19]&lt;&gt;&quot;&quot;;IF([Input.AP19]=[Input.AP$1];1;0);&quot;&quot;)" office:value-type="float" office:value="0">
            <text:p>0</text:p>
          </table:table-cell>
          <table:table-cell table:formula="of:=IF([Input.AQ19]&lt;&gt;&quot;&quot;;IF([Input.AQ19]=[Input.AQ$1];1;0);&quot;&quot;)" office:value-type="float" office:value="0">
            <text:p>0</text:p>
          </table:table-cell>
          <table:table-cell table:formula="of:=IF([Input.AR19]&lt;&gt;&quot;&quot;;IF([Input.AR19]=[Input.AR$1];1;0);&quot;&quot;)" office:value-type="float" office:value="0">
            <text:p>0</text:p>
          </table:table-cell>
          <table:table-cell table:formula="of:=IF([Input.AS19]&lt;&gt;&quot;&quot;;IF([Input.AS19]=[Input.AS$1];1;0);&quot;&quot;)" office:value-type="float" office:value="1">
            <text:p>1</text:p>
          </table:table-cell>
          <table:table-cell table:formula="of:=IF([Input.AT19]&lt;&gt;&quot;&quot;;IF([Input.AT19]=[Input.AT$1];1;0);&quot;&quot;)" office:value-type="float" office:value="0">
            <text:p>0</text:p>
          </table:table-cell>
          <table:table-cell table:formula="of:=IF([Input.AU19]&lt;&gt;&quot;&quot;;IF([Input.AU19]=[Input.AU$1];1;0);&quot;&quot;)" office:value-type="float" office:value="1">
            <text:p>1</text:p>
          </table:table-cell>
          <table:table-cell table:formula="of:=IF([Input.AV19]&lt;&gt;&quot;&quot;;IF([Input.AV19]=[Input.AV$1];1;0);&quot;&quot;)" office:value-type="float" office:value="1">
            <text:p>1</text:p>
          </table:table-cell>
          <table:table-cell table:formula="of:=IF([Input.AW19]&lt;&gt;&quot;&quot;;IF([Input.AW19]=[Input.AW$1];1;0);&quot;&quot;)" office:value-type="float" office:value="0">
            <text:p>0</text:p>
          </table:table-cell>
          <table:table-cell table:formula="of:=IF([Input.AX19]&lt;&gt;&quot;&quot;;IF([Input.AX19]=[Input.AX$1];1;0);&quot;&quot;)" office:value-type="float" office:value="0">
            <text:p>0</text:p>
          </table:table-cell>
          <table:table-cell table:formula="of:=IF([Input.AY19]&lt;&gt;&quot;&quot;;IF([Input.AY19]=[Input.AY$1];1;0);&quot;&quot;)" office:value-type="float" office:value="0">
            <text:p>0</text:p>
          </table:table-cell>
          <table:table-cell table:formula="of:=IF([Input.AZ19]&lt;&gt;&quot;&quot;;IF([Input.AZ19]=[Input.AZ$1];1;0);&quot;&quot;)" office:value-type="float" office:value="1">
            <text:p>1</text:p>
          </table:table-cell>
          <table:table-cell/>
          <table:table-cell table:formula="of:=IF([.B19]&lt;&gt;&quot;&quot;;SUM([.B19:.AY19]);&quot;&quot;)" office:value-type="float" office:value="23">
            <text:p>23</text:p>
          </table:table-cell>
          <table:table-cell table:number-columns-repeated="971"/>
        </table:table-row>
        <table:table-row table:style-name="ro2">
          <table:table-cell office:value-type="float" office:value="17">
            <text:p>17</text:p>
          </table:table-cell>
          <table:table-cell table:formula="of:=IF([Input.C20]&lt;&gt;&quot;&quot;;IF([Input.C20]=[Input.C$1];1;0);&quot;&quot;)" office:value-type="float" office:value="1">
            <text:p>1</text:p>
          </table:table-cell>
          <table:table-cell table:formula="of:=IF([Input.D20]&lt;&gt;&quot;&quot;;IF([Input.D20]=[Input.D$1];1;0);&quot;&quot;)">
            <text:p/>
          </table:table-cell>
          <table:table-cell table:formula="of:=IF([Input.E20]&lt;&gt;&quot;&quot;;IF([Input.E20]=[Input.E$1];1;0);&quot;&quot;)" office:value-type="float" office:value="1">
            <text:p>1</text:p>
          </table:table-cell>
          <table:table-cell table:formula="of:=IF([Input.F20]&lt;&gt;&quot;&quot;;IF([Input.F20]=[Input.F$1];1;0);&quot;&quot;)" office:value-type="float" office:value="1">
            <text:p>1</text:p>
          </table:table-cell>
          <table:table-cell table:formula="of:=IF([Input.G20]&lt;&gt;&quot;&quot;;IF([Input.G20]=[Input.G$1];1;0);&quot;&quot;)" office:value-type="float" office:value="1">
            <text:p>1</text:p>
          </table:table-cell>
          <table:table-cell table:formula="of:=IF([Input.H20]&lt;&gt;&quot;&quot;;IF([Input.H20]=[Input.H$1];1;0);&quot;&quot;)" office:value-type="float" office:value="0">
            <text:p>0</text:p>
          </table:table-cell>
          <table:table-cell table:formula="of:=IF([Input.I20]&lt;&gt;&quot;&quot;;IF([Input.I20]=[Input.I$1];1;0);&quot;&quot;)" office:value-type="float" office:value="1">
            <text:p>1</text:p>
          </table:table-cell>
          <table:table-cell table:formula="of:=IF([Input.J20]&lt;&gt;&quot;&quot;;IF([Input.J20]=[Input.J$1];1;0);&quot;&quot;)" office:value-type="float" office:value="1">
            <text:p>1</text:p>
          </table:table-cell>
          <table:table-cell table:formula="of:=IF([Input.K20]&lt;&gt;&quot;&quot;;IF([Input.K20]=[Input.K$1];1;0);&quot;&quot;)" office:value-type="float" office:value="1">
            <text:p>1</text:p>
          </table:table-cell>
          <table:table-cell table:formula="of:=IF([Input.L20]&lt;&gt;&quot;&quot;;IF([Input.L20]=[Input.L$1];1;0);&quot;&quot;)" office:value-type="float" office:value="0">
            <text:p>0</text:p>
          </table:table-cell>
          <table:table-cell table:formula="of:=IF([Input.M20]&lt;&gt;&quot;&quot;;IF([Input.M20]=[Input.M$1];1;0);&quot;&quot;)" office:value-type="float" office:value="1">
            <text:p>1</text:p>
          </table:table-cell>
          <table:table-cell table:formula="of:=IF([Input.N20]&lt;&gt;&quot;&quot;;IF([Input.N20]=[Input.N$1];1;0);&quot;&quot;)" office:value-type="float" office:value="1">
            <text:p>1</text:p>
          </table:table-cell>
          <table:table-cell table:formula="of:=IF([Input.O20]&lt;&gt;&quot;&quot;;IF([Input.O20]=[Input.O$1];1;0);&quot;&quot;)" office:value-type="float" office:value="0">
            <text:p>0</text:p>
          </table:table-cell>
          <table:table-cell table:formula="of:=IF([Input.P20]&lt;&gt;&quot;&quot;;IF([Input.P20]=[Input.P$1];1;0);&quot;&quot;)" office:value-type="float" office:value="1">
            <text:p>1</text:p>
          </table:table-cell>
          <table:table-cell table:formula="of:=IF([Input.Q20]&lt;&gt;&quot;&quot;;IF([Input.Q20]=[Input.Q$1];1;0);&quot;&quot;)" office:value-type="float" office:value="1">
            <text:p>1</text:p>
          </table:table-cell>
          <table:table-cell table:formula="of:=IF([Input.R20]&lt;&gt;&quot;&quot;;IF([Input.R20]=[Input.R$1];1;0);&quot;&quot;)" office:value-type="float" office:value="1">
            <text:p>1</text:p>
          </table:table-cell>
          <table:table-cell table:formula="of:=IF([Input.S20]&lt;&gt;&quot;&quot;;IF([Input.S20]=[Input.S$1];1;0);&quot;&quot;)" office:value-type="float" office:value="0">
            <text:p>0</text:p>
          </table:table-cell>
          <table:table-cell table:formula="of:=IF([Input.T20]&lt;&gt;&quot;&quot;;IF([Input.T20]=[Input.T$1];1;0);&quot;&quot;)" office:value-type="float" office:value="1">
            <text:p>1</text:p>
          </table:table-cell>
          <table:table-cell table:formula="of:=IF([Input.U20]&lt;&gt;&quot;&quot;;IF([Input.U20]=[Input.U$1];1;0);&quot;&quot;)" office:value-type="float" office:value="1">
            <text:p>1</text:p>
          </table:table-cell>
          <table:table-cell table:formula="of:=IF([Input.V20]&lt;&gt;&quot;&quot;;IF([Input.V20]=[Input.V$1];1;0);&quot;&quot;)" office:value-type="float" office:value="1">
            <text:p>1</text:p>
          </table:table-cell>
          <table:table-cell table:formula="of:=IF([Input.W20]&lt;&gt;&quot;&quot;;IF([Input.W20]=[Input.W$1];1;0);&quot;&quot;)" office:value-type="float" office:value="1">
            <text:p>1</text:p>
          </table:table-cell>
          <table:table-cell table:formula="of:=IF([Input.X20]&lt;&gt;&quot;&quot;;IF([Input.X20]=[Input.X$1];1;0);&quot;&quot;)" office:value-type="float" office:value="1">
            <text:p>1</text:p>
          </table:table-cell>
          <table:table-cell table:formula="of:=IF([Input.Y20]&lt;&gt;&quot;&quot;;IF([Input.Y20]=[Input.Y$1];1;0);&quot;&quot;)" office:value-type="float" office:value="1">
            <text:p>1</text:p>
          </table:table-cell>
          <table:table-cell table:formula="of:=IF([Input.Z20]&lt;&gt;&quot;&quot;;IF([Input.Z20]=[Input.Z$1];1;0);&quot;&quot;)" office:value-type="float" office:value="1">
            <text:p>1</text:p>
          </table:table-cell>
          <table:table-cell table:formula="of:=IF([Input.AA20]&lt;&gt;&quot;&quot;;IF([Input.AA20]=[Input.AA$1];1;0);&quot;&quot;)" office:value-type="float" office:value="1">
            <text:p>1</text:p>
          </table:table-cell>
          <table:table-cell table:formula="of:=IF([Input.AB20]&lt;&gt;&quot;&quot;;IF([Input.AB20]=[Input.AB$1];1;0);&quot;&quot;)">
            <text:p/>
          </table:table-cell>
          <table:table-cell table:formula="of:=IF([Input.AC20]&lt;&gt;&quot;&quot;;IF([Input.AC20]=[Input.AC$1];1;0);&quot;&quot;)" office:value-type="float" office:value="1">
            <text:p>1</text:p>
          </table:table-cell>
          <table:table-cell table:formula="of:=IF([Input.AD20]&lt;&gt;&quot;&quot;;IF([Input.AD20]=[Input.AD$1];1;0);&quot;&quot;)" office:value-type="float" office:value="0">
            <text:p>0</text:p>
          </table:table-cell>
          <table:table-cell table:formula="of:=IF([Input.AE20]&lt;&gt;&quot;&quot;;IF([Input.AE20]=[Input.AE$1];1;0);&quot;&quot;)" office:value-type="float" office:value="0">
            <text:p>0</text:p>
          </table:table-cell>
          <table:table-cell table:formula="of:=IF([Input.AF20]&lt;&gt;&quot;&quot;;IF([Input.AF20]=[Input.AF$1];1;0);&quot;&quot;)" office:value-type="float" office:value="1">
            <text:p>1</text:p>
          </table:table-cell>
          <table:table-cell table:formula="of:=IF([Input.AG20]&lt;&gt;&quot;&quot;;IF([Input.AG20]=[Input.AG$1];1;0);&quot;&quot;)" office:value-type="float" office:value="1">
            <text:p>1</text:p>
          </table:table-cell>
          <table:table-cell table:formula="of:=IF([Input.AH20]&lt;&gt;&quot;&quot;;IF([Input.AH20]=[Input.AH$1];1;0);&quot;&quot;)" office:value-type="float" office:value="0">
            <text:p>0</text:p>
          </table:table-cell>
          <table:table-cell table:formula="of:=IF([Input.AI20]&lt;&gt;&quot;&quot;;IF([Input.AI20]=[Input.AI$1];1;0);&quot;&quot;)" office:value-type="float" office:value="0">
            <text:p>0</text:p>
          </table:table-cell>
          <table:table-cell table:formula="of:=IF([Input.AJ20]&lt;&gt;&quot;&quot;;IF([Input.AJ20]=[Input.AJ$1];1;0);&quot;&quot;)">
            <text:p/>
          </table:table-cell>
          <table:table-cell table:formula="of:=IF([Input.AK20]&lt;&gt;&quot;&quot;;IF([Input.AK20]=[Input.AK$1];1;0);&quot;&quot;)" office:value-type="float" office:value="0">
            <text:p>0</text:p>
          </table:table-cell>
          <table:table-cell table:formula="of:=IF([Input.AL20]&lt;&gt;&quot;&quot;;IF([Input.AL20]=[Input.AL$1];1;0);&quot;&quot;)" office:value-type="float" office:value="0">
            <text:p>0</text:p>
          </table:table-cell>
          <table:table-cell table:formula="of:=IF([Input.AM20]&lt;&gt;&quot;&quot;;IF([Input.AM20]=[Input.AM$1];1;0);&quot;&quot;)" office:value-type="float" office:value="1">
            <text:p>1</text:p>
          </table:table-cell>
          <table:table-cell table:formula="of:=IF([Input.AN20]&lt;&gt;&quot;&quot;;IF([Input.AN20]=[Input.AN$1];1;0);&quot;&quot;)" office:value-type="float" office:value="0">
            <text:p>0</text:p>
          </table:table-cell>
          <table:table-cell table:formula="of:=IF([Input.AO20]&lt;&gt;&quot;&quot;;IF([Input.AO20]=[Input.AO$1];1;0);&quot;&quot;)" office:value-type="float" office:value="0">
            <text:p>0</text:p>
          </table:table-cell>
          <table:table-cell table:formula="of:=IF([Input.AP20]&lt;&gt;&quot;&quot;;IF([Input.AP20]=[Input.AP$1];1;0);&quot;&quot;)" office:value-type="float" office:value="0">
            <text:p>0</text:p>
          </table:table-cell>
          <table:table-cell table:formula="of:=IF([Input.AQ20]&lt;&gt;&quot;&quot;;IF([Input.AQ20]=[Input.AQ$1];1;0);&quot;&quot;)" office:value-type="float" office:value="1">
            <text:p>1</text:p>
          </table:table-cell>
          <table:table-cell table:formula="of:=IF([Input.AR20]&lt;&gt;&quot;&quot;;IF([Input.AR20]=[Input.AR$1];1;0);&quot;&quot;)" office:value-type="float" office:value="0">
            <text:p>0</text:p>
          </table:table-cell>
          <table:table-cell table:formula="of:=IF([Input.AS20]&lt;&gt;&quot;&quot;;IF([Input.AS20]=[Input.AS$1];1;0);&quot;&quot;)" office:value-type="float" office:value="1">
            <text:p>1</text:p>
          </table:table-cell>
          <table:table-cell table:formula="of:=IF([Input.AT20]&lt;&gt;&quot;&quot;;IF([Input.AT20]=[Input.AT$1];1;0);&quot;&quot;)" office:value-type="float" office:value="1">
            <text:p>1</text:p>
          </table:table-cell>
          <table:table-cell table:formula="of:=IF([Input.AU20]&lt;&gt;&quot;&quot;;IF([Input.AU20]=[Input.AU$1];1;0);&quot;&quot;)" office:value-type="float" office:value="1">
            <text:p>1</text:p>
          </table:table-cell>
          <table:table-cell table:formula="of:=IF([Input.AV20]&lt;&gt;&quot;&quot;;IF([Input.AV20]=[Input.AV$1];1;0);&quot;&quot;)">
            <text:p/>
          </table:table-cell>
          <table:table-cell table:formula="of:=IF([Input.AW20]&lt;&gt;&quot;&quot;;IF([Input.AW20]=[Input.AW$1];1;0);&quot;&quot;)" office:value-type="float" office:value="1">
            <text:p>1</text:p>
          </table:table-cell>
          <table:table-cell table:formula="of:=IF([Input.AX20]&lt;&gt;&quot;&quot;;IF([Input.AX20]=[Input.AX$1];1;0);&quot;&quot;)" office:value-type="float" office:value="0">
            <text:p>0</text:p>
          </table:table-cell>
          <table:table-cell table:formula="of:=IF([Input.AY20]&lt;&gt;&quot;&quot;;IF([Input.AY20]=[Input.AY$1];1;0);&quot;&quot;)" office:value-type="float" office:value="1">
            <text:p>1</text:p>
          </table:table-cell>
          <table:table-cell table:formula="of:=IF([Input.AZ20]&lt;&gt;&quot;&quot;;IF([Input.AZ20]=[Input.AZ$1];1;0);&quot;&quot;)" office:value-type="float" office:value="1">
            <text:p>1</text:p>
          </table:table-cell>
          <table:table-cell/>
          <table:table-cell table:formula="of:=IF([.B20]&lt;&gt;&quot;&quot;;SUM([.B20:.AY20]);&quot;&quot;)" office:value-type="float" office:value="31">
            <text:p>31</text:p>
          </table:table-cell>
          <table:table-cell table:number-columns-repeated="971"/>
        </table:table-row>
        <table:table-row table:style-name="ro2">
          <table:table-cell office:value-type="float" office:value="18">
            <text:p>18</text:p>
          </table:table-cell>
          <table:table-cell table:formula="of:=IF([Input.C21]&lt;&gt;&quot;&quot;;IF([Input.C21]=[Input.C$1];1;0);&quot;&quot;)" office:value-type="float" office:value="1">
            <text:p>1</text:p>
          </table:table-cell>
          <table:table-cell table:formula="of:=IF([Input.D21]&lt;&gt;&quot;&quot;;IF([Input.D21]=[Input.D$1];1;0);&quot;&quot;)" office:value-type="float" office:value="0">
            <text:p>0</text:p>
          </table:table-cell>
          <table:table-cell table:formula="of:=IF([Input.E21]&lt;&gt;&quot;&quot;;IF([Input.E21]=[Input.E$1];1;0);&quot;&quot;)" office:value-type="float" office:value="0">
            <text:p>0</text:p>
          </table:table-cell>
          <table:table-cell table:formula="of:=IF([Input.F21]&lt;&gt;&quot;&quot;;IF([Input.F21]=[Input.F$1];1;0);&quot;&quot;)" office:value-type="float" office:value="1">
            <text:p>1</text:p>
          </table:table-cell>
          <table:table-cell table:formula="of:=IF([Input.G21]&lt;&gt;&quot;&quot;;IF([Input.G21]=[Input.G$1];1;0);&quot;&quot;)" office:value-type="float" office:value="1">
            <text:p>1</text:p>
          </table:table-cell>
          <table:table-cell table:formula="of:=IF([Input.H21]&lt;&gt;&quot;&quot;;IF([Input.H21]=[Input.H$1];1;0);&quot;&quot;)" office:value-type="float" office:value="0">
            <text:p>0</text:p>
          </table:table-cell>
          <table:table-cell table:formula="of:=IF([Input.I21]&lt;&gt;&quot;&quot;;IF([Input.I21]=[Input.I$1];1;0);&quot;&quot;)" office:value-type="float" office:value="0">
            <text:p>0</text:p>
          </table:table-cell>
          <table:table-cell table:formula="of:=IF([Input.J21]&lt;&gt;&quot;&quot;;IF([Input.J21]=[Input.J$1];1;0);&quot;&quot;)" office:value-type="float" office:value="0">
            <text:p>0</text:p>
          </table:table-cell>
          <table:table-cell table:formula="of:=IF([Input.K21]&lt;&gt;&quot;&quot;;IF([Input.K21]=[Input.K$1];1;0);&quot;&quot;)" office:value-type="float" office:value="0">
            <text:p>0</text:p>
          </table:table-cell>
          <table:table-cell table:formula="of:=IF([Input.L21]&lt;&gt;&quot;&quot;;IF([Input.L21]=[Input.L$1];1;0);&quot;&quot;)" office:value-type="float" office:value="1">
            <text:p>1</text:p>
          </table:table-cell>
          <table:table-cell table:formula="of:=IF([Input.M21]&lt;&gt;&quot;&quot;;IF([Input.M21]=[Input.M$1];1;0);&quot;&quot;)" office:value-type="float" office:value="0">
            <text:p>0</text:p>
          </table:table-cell>
          <table:table-cell table:formula="of:=IF([Input.N21]&lt;&gt;&quot;&quot;;IF([Input.N21]=[Input.N$1];1;0);&quot;&quot;)" office:value-type="float" office:value="1">
            <text:p>1</text:p>
          </table:table-cell>
          <table:table-cell table:formula="of:=IF([Input.O21]&lt;&gt;&quot;&quot;;IF([Input.O21]=[Input.O$1];1;0);&quot;&quot;)" office:value-type="float" office:value="1">
            <text:p>1</text:p>
          </table:table-cell>
          <table:table-cell table:formula="of:=IF([Input.P21]&lt;&gt;&quot;&quot;;IF([Input.P21]=[Input.P$1];1;0);&quot;&quot;)" office:value-type="float" office:value="1">
            <text:p>1</text:p>
          </table:table-cell>
          <table:table-cell table:formula="of:=IF([Input.Q21]&lt;&gt;&quot;&quot;;IF([Input.Q21]=[Input.Q$1];1;0);&quot;&quot;)" office:value-type="float" office:value="1">
            <text:p>1</text:p>
          </table:table-cell>
          <table:table-cell table:formula="of:=IF([Input.R21]&lt;&gt;&quot;&quot;;IF([Input.R21]=[Input.R$1];1;0);&quot;&quot;)" office:value-type="float" office:value="1">
            <text:p>1</text:p>
          </table:table-cell>
          <table:table-cell table:formula="of:=IF([Input.S21]&lt;&gt;&quot;&quot;;IF([Input.S21]=[Input.S$1];1;0);&quot;&quot;)" office:value-type="float" office:value="0">
            <text:p>0</text:p>
          </table:table-cell>
          <table:table-cell table:formula="of:=IF([Input.T21]&lt;&gt;&quot;&quot;;IF([Input.T21]=[Input.T$1];1;0);&quot;&quot;)" office:value-type="float" office:value="1">
            <text:p>1</text:p>
          </table:table-cell>
          <table:table-cell table:formula="of:=IF([Input.U21]&lt;&gt;&quot;&quot;;IF([Input.U21]=[Input.U$1];1;0);&quot;&quot;)" office:value-type="float" office:value="1">
            <text:p>1</text:p>
          </table:table-cell>
          <table:table-cell table:formula="of:=IF([Input.V21]&lt;&gt;&quot;&quot;;IF([Input.V21]=[Input.V$1];1;0);&quot;&quot;)" office:value-type="float" office:value="1">
            <text:p>1</text:p>
          </table:table-cell>
          <table:table-cell table:formula="of:=IF([Input.W21]&lt;&gt;&quot;&quot;;IF([Input.W21]=[Input.W$1];1;0);&quot;&quot;)" office:value-type="float" office:value="1">
            <text:p>1</text:p>
          </table:table-cell>
          <table:table-cell table:formula="of:=IF([Input.X21]&lt;&gt;&quot;&quot;;IF([Input.X21]=[Input.X$1];1;0);&quot;&quot;)" office:value-type="float" office:value="1">
            <text:p>1</text:p>
          </table:table-cell>
          <table:table-cell table:formula="of:=IF([Input.Y21]&lt;&gt;&quot;&quot;;IF([Input.Y21]=[Input.Y$1];1;0);&quot;&quot;)" office:value-type="float" office:value="1">
            <text:p>1</text:p>
          </table:table-cell>
          <table:table-cell table:formula="of:=IF([Input.Z21]&lt;&gt;&quot;&quot;;IF([Input.Z21]=[Input.Z$1];1;0);&quot;&quot;)" office:value-type="float" office:value="1">
            <text:p>1</text:p>
          </table:table-cell>
          <table:table-cell table:formula="of:=IF([Input.AA21]&lt;&gt;&quot;&quot;;IF([Input.AA21]=[Input.AA$1];1;0);&quot;&quot;)" office:value-type="float" office:value="1">
            <text:p>1</text:p>
          </table:table-cell>
          <table:table-cell table:formula="of:=IF([Input.AB21]&lt;&gt;&quot;&quot;;IF([Input.AB21]=[Input.AB$1];1;0);&quot;&quot;)" office:value-type="float" office:value="1">
            <text:p>1</text:p>
          </table:table-cell>
          <table:table-cell table:formula="of:=IF([Input.AC21]&lt;&gt;&quot;&quot;;IF([Input.AC21]=[Input.AC$1];1;0);&quot;&quot;)" office:value-type="float" office:value="0">
            <text:p>0</text:p>
          </table:table-cell>
          <table:table-cell table:formula="of:=IF([Input.AD21]&lt;&gt;&quot;&quot;;IF([Input.AD21]=[Input.AD$1];1;0);&quot;&quot;)" office:value-type="float" office:value="1">
            <text:p>1</text:p>
          </table:table-cell>
          <table:table-cell table:formula="of:=IF([Input.AE21]&lt;&gt;&quot;&quot;;IF([Input.AE21]=[Input.AE$1];1;0);&quot;&quot;)" office:value-type="float" office:value="0">
            <text:p>0</text:p>
          </table:table-cell>
          <table:table-cell table:formula="of:=IF([Input.AF21]&lt;&gt;&quot;&quot;;IF([Input.AF21]=[Input.AF$1];1;0);&quot;&quot;)" office:value-type="float" office:value="1">
            <text:p>1</text:p>
          </table:table-cell>
          <table:table-cell table:formula="of:=IF([Input.AG21]&lt;&gt;&quot;&quot;;IF([Input.AG21]=[Input.AG$1];1;0);&quot;&quot;)" office:value-type="float" office:value="0">
            <text:p>0</text:p>
          </table:table-cell>
          <table:table-cell table:formula="of:=IF([Input.AH21]&lt;&gt;&quot;&quot;;IF([Input.AH21]=[Input.AH$1];1;0);&quot;&quot;)" office:value-type="float" office:value="0">
            <text:p>0</text:p>
          </table:table-cell>
          <table:table-cell table:formula="of:=IF([Input.AI21]&lt;&gt;&quot;&quot;;IF([Input.AI21]=[Input.AI$1];1;0);&quot;&quot;)" office:value-type="float" office:value="1">
            <text:p>1</text:p>
          </table:table-cell>
          <table:table-cell table:formula="of:=IF([Input.AJ21]&lt;&gt;&quot;&quot;;IF([Input.AJ21]=[Input.AJ$1];1;0);&quot;&quot;)" office:value-type="float" office:value="1">
            <text:p>1</text:p>
          </table:table-cell>
          <table:table-cell table:formula="of:=IF([Input.AK21]&lt;&gt;&quot;&quot;;IF([Input.AK21]=[Input.AK$1];1;0);&quot;&quot;)" office:value-type="float" office:value="1">
            <text:p>1</text:p>
          </table:table-cell>
          <table:table-cell table:formula="of:=IF([Input.AL21]&lt;&gt;&quot;&quot;;IF([Input.AL21]=[Input.AL$1];1;0);&quot;&quot;)" office:value-type="float" office:value="1">
            <text:p>1</text:p>
          </table:table-cell>
          <table:table-cell table:formula="of:=IF([Input.AM21]&lt;&gt;&quot;&quot;;IF([Input.AM21]=[Input.AM$1];1;0);&quot;&quot;)" office:value-type="float" office:value="1">
            <text:p>1</text:p>
          </table:table-cell>
          <table:table-cell table:formula="of:=IF([Input.AN21]&lt;&gt;&quot;&quot;;IF([Input.AN21]=[Input.AN$1];1;0);&quot;&quot;)" office:value-type="float" office:value="1">
            <text:p>1</text:p>
          </table:table-cell>
          <table:table-cell table:formula="of:=IF([Input.AO21]&lt;&gt;&quot;&quot;;IF([Input.AO21]=[Input.AO$1];1;0);&quot;&quot;)" office:value-type="float" office:value="1">
            <text:p>1</text:p>
          </table:table-cell>
          <table:table-cell table:formula="of:=IF([Input.AP21]&lt;&gt;&quot;&quot;;IF([Input.AP21]=[Input.AP$1];1;0);&quot;&quot;)" office:value-type="float" office:value="1">
            <text:p>1</text:p>
          </table:table-cell>
          <table:table-cell table:formula="of:=IF([Input.AQ21]&lt;&gt;&quot;&quot;;IF([Input.AQ21]=[Input.AQ$1];1;0);&quot;&quot;)" office:value-type="float" office:value="0">
            <text:p>0</text:p>
          </table:table-cell>
          <table:table-cell table:formula="of:=IF([Input.AR21]&lt;&gt;&quot;&quot;;IF([Input.AR21]=[Input.AR$1];1;0);&quot;&quot;)" office:value-type="float" office:value="1">
            <text:p>1</text:p>
          </table:table-cell>
          <table:table-cell table:formula="of:=IF([Input.AS21]&lt;&gt;&quot;&quot;;IF([Input.AS21]=[Input.AS$1];1;0);&quot;&quot;)" office:value-type="float" office:value="1">
            <text:p>1</text:p>
          </table:table-cell>
          <table:table-cell table:formula="of:=IF([Input.AT21]&lt;&gt;&quot;&quot;;IF([Input.AT21]=[Input.AT$1];1;0);&quot;&quot;)" office:value-type="float" office:value="1">
            <text:p>1</text:p>
          </table:table-cell>
          <table:table-cell table:formula="of:=IF([Input.AU21]&lt;&gt;&quot;&quot;;IF([Input.AU21]=[Input.AU$1];1;0);&quot;&quot;)" office:value-type="float" office:value="1">
            <text:p>1</text:p>
          </table:table-cell>
          <table:table-cell table:formula="of:=IF([Input.AV21]&lt;&gt;&quot;&quot;;IF([Input.AV21]=[Input.AV$1];1;0);&quot;&quot;)" office:value-type="float" office:value="1">
            <text:p>1</text:p>
          </table:table-cell>
          <table:table-cell table:formula="of:=IF([Input.AW21]&lt;&gt;&quot;&quot;;IF([Input.AW21]=[Input.AW$1];1;0);&quot;&quot;)" office:value-type="float" office:value="1">
            <text:p>1</text:p>
          </table:table-cell>
          <table:table-cell table:formula="of:=IF([Input.AX21]&lt;&gt;&quot;&quot;;IF([Input.AX21]=[Input.AX$1];1;0);&quot;&quot;)" office:value-type="float" office:value="0">
            <text:p>0</text:p>
          </table:table-cell>
          <table:table-cell table:formula="of:=IF([Input.AY21]&lt;&gt;&quot;&quot;;IF([Input.AY21]=[Input.AY$1];1;0);&quot;&quot;)" office:value-type="float" office:value="0">
            <text:p>0</text:p>
          </table:table-cell>
          <table:table-cell table:formula="of:=IF([Input.AZ21]&lt;&gt;&quot;&quot;;IF([Input.AZ21]=[Input.AZ$1];1;0);&quot;&quot;)" office:value-type="float" office:value="1">
            <text:p>1</text:p>
          </table:table-cell>
          <table:table-cell/>
          <table:table-cell table:formula="of:=IF([.B21]&lt;&gt;&quot;&quot;;SUM([.B21:.AY21]);&quot;&quot;)" office:value-type="float" office:value="35">
            <text:p>35</text:p>
          </table:table-cell>
          <table:table-cell table:number-columns-repeated="971"/>
        </table:table-row>
        <table:table-row table:style-name="ro2">
          <table:table-cell office:value-type="float" office:value="19">
            <text:p>19</text:p>
          </table:table-cell>
          <table:table-cell table:formula="of:=IF([Input.C22]&lt;&gt;&quot;&quot;;IF([Input.C22]=[Input.C$1];1;0);&quot;&quot;)" office:value-type="float" office:value="1">
            <text:p>1</text:p>
          </table:table-cell>
          <table:table-cell table:formula="of:=IF([Input.D22]&lt;&gt;&quot;&quot;;IF([Input.D22]=[Input.D$1];1;0);&quot;&quot;)" office:value-type="float" office:value="1">
            <text:p>1</text:p>
          </table:table-cell>
          <table:table-cell table:formula="of:=IF([Input.E22]&lt;&gt;&quot;&quot;;IF([Input.E22]=[Input.E$1];1;0);&quot;&quot;)" office:value-type="float" office:value="0">
            <text:p>0</text:p>
          </table:table-cell>
          <table:table-cell table:formula="of:=IF([Input.F22]&lt;&gt;&quot;&quot;;IF([Input.F22]=[Input.F$1];1;0);&quot;&quot;)" office:value-type="float" office:value="1">
            <text:p>1</text:p>
          </table:table-cell>
          <table:table-cell table:formula="of:=IF([Input.G22]&lt;&gt;&quot;&quot;;IF([Input.G22]=[Input.G$1];1;0);&quot;&quot;)" office:value-type="float" office:value="0">
            <text:p>0</text:p>
          </table:table-cell>
          <table:table-cell table:formula="of:=IF([Input.H22]&lt;&gt;&quot;&quot;;IF([Input.H22]=[Input.H$1];1;0);&quot;&quot;)" office:value-type="float" office:value="0">
            <text:p>0</text:p>
          </table:table-cell>
          <table:table-cell table:formula="of:=IF([Input.I22]&lt;&gt;&quot;&quot;;IF([Input.I22]=[Input.I$1];1;0);&quot;&quot;)" office:value-type="float" office:value="0">
            <text:p>0</text:p>
          </table:table-cell>
          <table:table-cell table:formula="of:=IF([Input.J22]&lt;&gt;&quot;&quot;;IF([Input.J22]=[Input.J$1];1;0);&quot;&quot;)" office:value-type="float" office:value="0">
            <text:p>0</text:p>
          </table:table-cell>
          <table:table-cell table:formula="of:=IF([Input.K22]&lt;&gt;&quot;&quot;;IF([Input.K22]=[Input.K$1];1;0);&quot;&quot;)" office:value-type="float" office:value="0">
            <text:p>0</text:p>
          </table:table-cell>
          <table:table-cell table:formula="of:=IF([Input.L22]&lt;&gt;&quot;&quot;;IF([Input.L22]=[Input.L$1];1;0);&quot;&quot;)" office:value-type="float" office:value="0">
            <text:p>0</text:p>
          </table:table-cell>
          <table:table-cell table:formula="of:=IF([Input.M22]&lt;&gt;&quot;&quot;;IF([Input.M22]=[Input.M$1];1;0);&quot;&quot;)" office:value-type="float" office:value="1">
            <text:p>1</text:p>
          </table:table-cell>
          <table:table-cell table:formula="of:=IF([Input.N22]&lt;&gt;&quot;&quot;;IF([Input.N22]=[Input.N$1];1;0);&quot;&quot;)" office:value-type="float" office:value="0">
            <text:p>0</text:p>
          </table:table-cell>
          <table:table-cell table:formula="of:=IF([Input.O22]&lt;&gt;&quot;&quot;;IF([Input.O22]=[Input.O$1];1;0);&quot;&quot;)" office:value-type="float" office:value="1">
            <text:p>1</text:p>
          </table:table-cell>
          <table:table-cell table:formula="of:=IF([Input.P22]&lt;&gt;&quot;&quot;;IF([Input.P22]=[Input.P$1];1;0);&quot;&quot;)" office:value-type="float" office:value="1">
            <text:p>1</text:p>
          </table:table-cell>
          <table:table-cell table:formula="of:=IF([Input.Q22]&lt;&gt;&quot;&quot;;IF([Input.Q22]=[Input.Q$1];1;0);&quot;&quot;)" office:value-type="float" office:value="1">
            <text:p>1</text:p>
          </table:table-cell>
          <table:table-cell table:formula="of:=IF([Input.R22]&lt;&gt;&quot;&quot;;IF([Input.R22]=[Input.R$1];1;0);&quot;&quot;)" office:value-type="float" office:value="0">
            <text:p>0</text:p>
          </table:table-cell>
          <table:table-cell table:formula="of:=IF([Input.S22]&lt;&gt;&quot;&quot;;IF([Input.S22]=[Input.S$1];1;0);&quot;&quot;)" office:value-type="float" office:value="0">
            <text:p>0</text:p>
          </table:table-cell>
          <table:table-cell table:formula="of:=IF([Input.T22]&lt;&gt;&quot;&quot;;IF([Input.T22]=[Input.T$1];1;0);&quot;&quot;)" office:value-type="float" office:value="1">
            <text:p>1</text:p>
          </table:table-cell>
          <table:table-cell table:formula="of:=IF([Input.U22]&lt;&gt;&quot;&quot;;IF([Input.U22]=[Input.U$1];1;0);&quot;&quot;)" office:value-type="float" office:value="1">
            <text:p>1</text:p>
          </table:table-cell>
          <table:table-cell table:formula="of:=IF([Input.V22]&lt;&gt;&quot;&quot;;IF([Input.V22]=[Input.V$1];1;0);&quot;&quot;)" office:value-type="float" office:value="1">
            <text:p>1</text:p>
          </table:table-cell>
          <table:table-cell table:formula="of:=IF([Input.W22]&lt;&gt;&quot;&quot;;IF([Input.W22]=[Input.W$1];1;0);&quot;&quot;)" office:value-type="float" office:value="1">
            <text:p>1</text:p>
          </table:table-cell>
          <table:table-cell table:formula="of:=IF([Input.X22]&lt;&gt;&quot;&quot;;IF([Input.X22]=[Input.X$1];1;0);&quot;&quot;)" office:value-type="float" office:value="1">
            <text:p>1</text:p>
          </table:table-cell>
          <table:table-cell table:formula="of:=IF([Input.Y22]&lt;&gt;&quot;&quot;;IF([Input.Y22]=[Input.Y$1];1;0);&quot;&quot;)" office:value-type="float" office:value="0">
            <text:p>0</text:p>
          </table:table-cell>
          <table:table-cell table:formula="of:=IF([Input.Z22]&lt;&gt;&quot;&quot;;IF([Input.Z22]=[Input.Z$1];1;0);&quot;&quot;)" office:value-type="float" office:value="1">
            <text:p>1</text:p>
          </table:table-cell>
          <table:table-cell table:formula="of:=IF([Input.AA22]&lt;&gt;&quot;&quot;;IF([Input.AA22]=[Input.AA$1];1;0);&quot;&quot;)" office:value-type="float" office:value="0">
            <text:p>0</text:p>
          </table:table-cell>
          <table:table-cell table:formula="of:=IF([Input.AB22]&lt;&gt;&quot;&quot;;IF([Input.AB22]=[Input.AB$1];1;0);&quot;&quot;)" office:value-type="float" office:value="1">
            <text:p>1</text:p>
          </table:table-cell>
          <table:table-cell table:formula="of:=IF([Input.AC22]&lt;&gt;&quot;&quot;;IF([Input.AC22]=[Input.AC$1];1;0);&quot;&quot;)" office:value-type="float" office:value="0">
            <text:p>0</text:p>
          </table:table-cell>
          <table:table-cell table:formula="of:=IF([Input.AD22]&lt;&gt;&quot;&quot;;IF([Input.AD22]=[Input.AD$1];1;0);&quot;&quot;)" office:value-type="float" office:value="1">
            <text:p>1</text:p>
          </table:table-cell>
          <table:table-cell table:formula="of:=IF([Input.AE22]&lt;&gt;&quot;&quot;;IF([Input.AE22]=[Input.AE$1];1;0);&quot;&quot;)" office:value-type="float" office:value="1">
            <text:p>1</text:p>
          </table:table-cell>
          <table:table-cell table:formula="of:=IF([Input.AF22]&lt;&gt;&quot;&quot;;IF([Input.AF22]=[Input.AF$1];1;0);&quot;&quot;)" office:value-type="float" office:value="1">
            <text:p>1</text:p>
          </table:table-cell>
          <table:table-cell table:formula="of:=IF([Input.AG22]&lt;&gt;&quot;&quot;;IF([Input.AG22]=[Input.AG$1];1;0);&quot;&quot;)" office:value-type="float" office:value="1">
            <text:p>1</text:p>
          </table:table-cell>
          <table:table-cell table:formula="of:=IF([Input.AH22]&lt;&gt;&quot;&quot;;IF([Input.AH22]=[Input.AH$1];1;0);&quot;&quot;)" office:value-type="float" office:value="0">
            <text:p>0</text:p>
          </table:table-cell>
          <table:table-cell table:formula="of:=IF([Input.AI22]&lt;&gt;&quot;&quot;;IF([Input.AI22]=[Input.AI$1];1;0);&quot;&quot;)" office:value-type="float" office:value="0">
            <text:p>0</text:p>
          </table:table-cell>
          <table:table-cell table:formula="of:=IF([Input.AJ22]&lt;&gt;&quot;&quot;;IF([Input.AJ22]=[Input.AJ$1];1;0);&quot;&quot;)" office:value-type="float" office:value="0">
            <text:p>0</text:p>
          </table:table-cell>
          <table:table-cell table:formula="of:=IF([Input.AK22]&lt;&gt;&quot;&quot;;IF([Input.AK22]=[Input.AK$1];1;0);&quot;&quot;)" office:value-type="float" office:value="0">
            <text:p>0</text:p>
          </table:table-cell>
          <table:table-cell table:formula="of:=IF([Input.AL22]&lt;&gt;&quot;&quot;;IF([Input.AL22]=[Input.AL$1];1;0);&quot;&quot;)" office:value-type="float" office:value="1">
            <text:p>1</text:p>
          </table:table-cell>
          <table:table-cell table:formula="of:=IF([Input.AM22]&lt;&gt;&quot;&quot;;IF([Input.AM22]=[Input.AM$1];1;0);&quot;&quot;)" office:value-type="float" office:value="1">
            <text:p>1</text:p>
          </table:table-cell>
          <table:table-cell table:formula="of:=IF([Input.AN22]&lt;&gt;&quot;&quot;;IF([Input.AN22]=[Input.AN$1];1;0);&quot;&quot;)" office:value-type="float" office:value="0">
            <text:p>0</text:p>
          </table:table-cell>
          <table:table-cell table:formula="of:=IF([Input.AO22]&lt;&gt;&quot;&quot;;IF([Input.AO22]=[Input.AO$1];1;0);&quot;&quot;)" office:value-type="float" office:value="1">
            <text:p>1</text:p>
          </table:table-cell>
          <table:table-cell table:formula="of:=IF([Input.AP22]&lt;&gt;&quot;&quot;;IF([Input.AP22]=[Input.AP$1];1;0);&quot;&quot;)" office:value-type="float" office:value="0">
            <text:p>0</text:p>
          </table:table-cell>
          <table:table-cell table:formula="of:=IF([Input.AQ22]&lt;&gt;&quot;&quot;;IF([Input.AQ22]=[Input.AQ$1];1;0);&quot;&quot;)" office:value-type="float" office:value="0">
            <text:p>0</text:p>
          </table:table-cell>
          <table:table-cell table:formula="of:=IF([Input.AR22]&lt;&gt;&quot;&quot;;IF([Input.AR22]=[Input.AR$1];1;0);&quot;&quot;)" office:value-type="float" office:value="1">
            <text:p>1</text:p>
          </table:table-cell>
          <table:table-cell table:formula="of:=IF([Input.AS22]&lt;&gt;&quot;&quot;;IF([Input.AS22]=[Input.AS$1];1;0);&quot;&quot;)" office:value-type="float" office:value="1">
            <text:p>1</text:p>
          </table:table-cell>
          <table:table-cell table:formula="of:=IF([Input.AT22]&lt;&gt;&quot;&quot;;IF([Input.AT22]=[Input.AT$1];1;0);&quot;&quot;)" office:value-type="float" office:value="0">
            <text:p>0</text:p>
          </table:table-cell>
          <table:table-cell table:formula="of:=IF([Input.AU22]&lt;&gt;&quot;&quot;;IF([Input.AU22]=[Input.AU$1];1;0);&quot;&quot;)" office:value-type="float" office:value="1">
            <text:p>1</text:p>
          </table:table-cell>
          <table:table-cell table:formula="of:=IF([Input.AV22]&lt;&gt;&quot;&quot;;IF([Input.AV22]=[Input.AV$1];1;0);&quot;&quot;)" office:value-type="float" office:value="1">
            <text:p>1</text:p>
          </table:table-cell>
          <table:table-cell table:formula="of:=IF([Input.AW22]&lt;&gt;&quot;&quot;;IF([Input.AW22]=[Input.AW$1];1;0);&quot;&quot;)" office:value-type="float" office:value="0">
            <text:p>0</text:p>
          </table:table-cell>
          <table:table-cell table:formula="of:=IF([Input.AX22]&lt;&gt;&quot;&quot;;IF([Input.AX22]=[Input.AX$1];1;0);&quot;&quot;)" office:value-type="float" office:value="0">
            <text:p>0</text:p>
          </table:table-cell>
          <table:table-cell table:formula="of:=IF([Input.AY22]&lt;&gt;&quot;&quot;;IF([Input.AY22]=[Input.AY$1];1;0);&quot;&quot;)" office:value-type="float" office:value="0">
            <text:p>0</text:p>
          </table:table-cell>
          <table:table-cell table:formula="of:=IF([Input.AZ22]&lt;&gt;&quot;&quot;;IF([Input.AZ22]=[Input.AZ$1];1;0);&quot;&quot;)" office:value-type="float" office:value="0">
            <text:p>0</text:p>
          </table:table-cell>
          <table:table-cell/>
          <table:table-cell table:formula="of:=IF([.B22]&lt;&gt;&quot;&quot;;SUM([.B22:.AY22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20">
            <text:p>20</text:p>
          </table:table-cell>
          <table:table-cell table:formula="of:=IF([Input.C23]&lt;&gt;&quot;&quot;;IF([Input.C23]=[Input.C$1];1;0);&quot;&quot;)" office:value-type="float" office:value="1">
            <text:p>1</text:p>
          </table:table-cell>
          <table:table-cell table:formula="of:=IF([Input.D23]&lt;&gt;&quot;&quot;;IF([Input.D23]=[Input.D$1];1;0);&quot;&quot;)">
            <text:p/>
          </table:table-cell>
          <table:table-cell table:formula="of:=IF([Input.E23]&lt;&gt;&quot;&quot;;IF([Input.E23]=[Input.E$1];1;0);&quot;&quot;)" office:value-type="float" office:value="1">
            <text:p>1</text:p>
          </table:table-cell>
          <table:table-cell table:formula="of:=IF([Input.F23]&lt;&gt;&quot;&quot;;IF([Input.F23]=[Input.F$1];1;0);&quot;&quot;)" office:value-type="float" office:value="1">
            <text:p>1</text:p>
          </table:table-cell>
          <table:table-cell table:formula="of:=IF([Input.G23]&lt;&gt;&quot;&quot;;IF([Input.G23]=[Input.G$1];1;0);&quot;&quot;)" office:value-type="float" office:value="1">
            <text:p>1</text:p>
          </table:table-cell>
          <table:table-cell table:formula="of:=IF([Input.H23]&lt;&gt;&quot;&quot;;IF([Input.H23]=[Input.H$1];1;0);&quot;&quot;)" office:value-type="float" office:value="0">
            <text:p>0</text:p>
          </table:table-cell>
          <table:table-cell table:formula="of:=IF([Input.I23]&lt;&gt;&quot;&quot;;IF([Input.I23]=[Input.I$1];1;0);&quot;&quot;)" office:value-type="float" office:value="1">
            <text:p>1</text:p>
          </table:table-cell>
          <table:table-cell table:formula="of:=IF([Input.J23]&lt;&gt;&quot;&quot;;IF([Input.J23]=[Input.J$1];1;0);&quot;&quot;)" office:value-type="float" office:value="0">
            <text:p>0</text:p>
          </table:table-cell>
          <table:table-cell table:formula="of:=IF([Input.K23]&lt;&gt;&quot;&quot;;IF([Input.K23]=[Input.K$1];1;0);&quot;&quot;)" office:value-type="float" office:value="1">
            <text:p>1</text:p>
          </table:table-cell>
          <table:table-cell table:formula="of:=IF([Input.L23]&lt;&gt;&quot;&quot;;IF([Input.L23]=[Input.L$1];1;0);&quot;&quot;)" office:value-type="float" office:value="1">
            <text:p>1</text:p>
          </table:table-cell>
          <table:table-cell table:formula="of:=IF([Input.M23]&lt;&gt;&quot;&quot;;IF([Input.M23]=[Input.M$1];1;0);&quot;&quot;)" office:value-type="float" office:value="1">
            <text:p>1</text:p>
          </table:table-cell>
          <table:table-cell table:formula="of:=IF([Input.N23]&lt;&gt;&quot;&quot;;IF([Input.N23]=[Input.N$1];1;0);&quot;&quot;)" office:value-type="float" office:value="1">
            <text:p>1</text:p>
          </table:table-cell>
          <table:table-cell table:formula="of:=IF([Input.O23]&lt;&gt;&quot;&quot;;IF([Input.O23]=[Input.O$1];1;0);&quot;&quot;)" office:value-type="float" office:value="1">
            <text:p>1</text:p>
          </table:table-cell>
          <table:table-cell table:formula="of:=IF([Input.P23]&lt;&gt;&quot;&quot;;IF([Input.P23]=[Input.P$1];1;0);&quot;&quot;)" office:value-type="float" office:value="1">
            <text:p>1</text:p>
          </table:table-cell>
          <table:table-cell table:formula="of:=IF([Input.Q23]&lt;&gt;&quot;&quot;;IF([Input.Q23]=[Input.Q$1];1;0);&quot;&quot;)" office:value-type="float" office:value="1">
            <text:p>1</text:p>
          </table:table-cell>
          <table:table-cell table:formula="of:=IF([Input.R23]&lt;&gt;&quot;&quot;;IF([Input.R23]=[Input.R$1];1;0);&quot;&quot;)" office:value-type="float" office:value="0">
            <text:p>0</text:p>
          </table:table-cell>
          <table:table-cell table:formula="of:=IF([Input.S23]&lt;&gt;&quot;&quot;;IF([Input.S23]=[Input.S$1];1;0);&quot;&quot;)" office:value-type="float" office:value="0">
            <text:p>0</text:p>
          </table:table-cell>
          <table:table-cell table:formula="of:=IF([Input.T23]&lt;&gt;&quot;&quot;;IF([Input.T23]=[Input.T$1];1;0);&quot;&quot;)" office:value-type="float" office:value="0">
            <text:p>0</text:p>
          </table:table-cell>
          <table:table-cell table:formula="of:=IF([Input.U23]&lt;&gt;&quot;&quot;;IF([Input.U23]=[Input.U$1];1;0);&quot;&quot;)" office:value-type="float" office:value="1">
            <text:p>1</text:p>
          </table:table-cell>
          <table:table-cell table:formula="of:=IF([Input.V23]&lt;&gt;&quot;&quot;;IF([Input.V23]=[Input.V$1];1;0);&quot;&quot;)" office:value-type="float" office:value="1">
            <text:p>1</text:p>
          </table:table-cell>
          <table:table-cell table:formula="of:=IF([Input.W23]&lt;&gt;&quot;&quot;;IF([Input.W23]=[Input.W$1];1;0);&quot;&quot;)" office:value-type="float" office:value="1">
            <text:p>1</text:p>
          </table:table-cell>
          <table:table-cell table:formula="of:=IF([Input.X23]&lt;&gt;&quot;&quot;;IF([Input.X23]=[Input.X$1];1;0);&quot;&quot;)" office:value-type="float" office:value="1">
            <text:p>1</text:p>
          </table:table-cell>
          <table:table-cell table:formula="of:=IF([Input.Y23]&lt;&gt;&quot;&quot;;IF([Input.Y23]=[Input.Y$1];1;0);&quot;&quot;)" office:value-type="float" office:value="1">
            <text:p>1</text:p>
          </table:table-cell>
          <table:table-cell table:formula="of:=IF([Input.Z23]&lt;&gt;&quot;&quot;;IF([Input.Z23]=[Input.Z$1];1;0);&quot;&quot;)" office:value-type="float" office:value="1">
            <text:p>1</text:p>
          </table:table-cell>
          <table:table-cell table:formula="of:=IF([Input.AA23]&lt;&gt;&quot;&quot;;IF([Input.AA23]=[Input.AA$1];1;0);&quot;&quot;)" office:value-type="float" office:value="1">
            <text:p>1</text:p>
          </table:table-cell>
          <table:table-cell table:formula="of:=IF([Input.AB23]&lt;&gt;&quot;&quot;;IF([Input.AB23]=[Input.AB$1];1;0);&quot;&quot;)" office:value-type="float" office:value="0">
            <text:p>0</text:p>
          </table:table-cell>
          <table:table-cell table:formula="of:=IF([Input.AC23]&lt;&gt;&quot;&quot;;IF([Input.AC23]=[Input.AC$1];1;0);&quot;&quot;)" office:value-type="float" office:value="0">
            <text:p>0</text:p>
          </table:table-cell>
          <table:table-cell table:formula="of:=IF([Input.AD23]&lt;&gt;&quot;&quot;;IF([Input.AD23]=[Input.AD$1];1;0);&quot;&quot;)" office:value-type="float" office:value="1">
            <text:p>1</text:p>
          </table:table-cell>
          <table:table-cell table:formula="of:=IF([Input.AE23]&lt;&gt;&quot;&quot;;IF([Input.AE23]=[Input.AE$1];1;0);&quot;&quot;)" office:value-type="float" office:value="1">
            <text:p>1</text:p>
          </table:table-cell>
          <table:table-cell table:formula="of:=IF([Input.AF23]&lt;&gt;&quot;&quot;;IF([Input.AF23]=[Input.AF$1];1;0);&quot;&quot;)" office:value-type="float" office:value="1">
            <text:p>1</text:p>
          </table:table-cell>
          <table:table-cell table:formula="of:=IF([Input.AG23]&lt;&gt;&quot;&quot;;IF([Input.AG23]=[Input.AG$1];1;0);&quot;&quot;)" office:value-type="float" office:value="1">
            <text:p>1</text:p>
          </table:table-cell>
          <table:table-cell table:formula="of:=IF([Input.AH23]&lt;&gt;&quot;&quot;;IF([Input.AH23]=[Input.AH$1];1;0);&quot;&quot;)" office:value-type="float" office:value="0">
            <text:p>0</text:p>
          </table:table-cell>
          <table:table-cell table:formula="of:=IF([Input.AI23]&lt;&gt;&quot;&quot;;IF([Input.AI23]=[Input.AI$1];1;0);&quot;&quot;)" office:value-type="float" office:value="1">
            <text:p>1</text:p>
          </table:table-cell>
          <table:table-cell table:formula="of:=IF([Input.AJ23]&lt;&gt;&quot;&quot;;IF([Input.AJ23]=[Input.AJ$1];1;0);&quot;&quot;)" office:value-type="float" office:value="1">
            <text:p>1</text:p>
          </table:table-cell>
          <table:table-cell table:formula="of:=IF([Input.AK23]&lt;&gt;&quot;&quot;;IF([Input.AK23]=[Input.AK$1];1;0);&quot;&quot;)" office:value-type="float" office:value="1">
            <text:p>1</text:p>
          </table:table-cell>
          <table:table-cell table:formula="of:=IF([Input.AL23]&lt;&gt;&quot;&quot;;IF([Input.AL23]=[Input.AL$1];1;0);&quot;&quot;)" office:value-type="float" office:value="0">
            <text:p>0</text:p>
          </table:table-cell>
          <table:table-cell table:formula="of:=IF([Input.AM23]&lt;&gt;&quot;&quot;;IF([Input.AM23]=[Input.AM$1];1;0);&quot;&quot;)" office:value-type="float" office:value="1">
            <text:p>1</text:p>
          </table:table-cell>
          <table:table-cell table:formula="of:=IF([Input.AN23]&lt;&gt;&quot;&quot;;IF([Input.AN23]=[Input.AN$1];1;0);&quot;&quot;)" office:value-type="float" office:value="0">
            <text:p>0</text:p>
          </table:table-cell>
          <table:table-cell table:formula="of:=IF([Input.AO23]&lt;&gt;&quot;&quot;;IF([Input.AO23]=[Input.AO$1];1;0);&quot;&quot;)" office:value-type="float" office:value="1">
            <text:p>1</text:p>
          </table:table-cell>
          <table:table-cell table:formula="of:=IF([Input.AP23]&lt;&gt;&quot;&quot;;IF([Input.AP23]=[Input.AP$1];1;0);&quot;&quot;)" office:value-type="float" office:value="0">
            <text:p>0</text:p>
          </table:table-cell>
          <table:table-cell table:formula="of:=IF([Input.AQ23]&lt;&gt;&quot;&quot;;IF([Input.AQ23]=[Input.AQ$1];1;0);&quot;&quot;)" office:value-type="float" office:value="1">
            <text:p>1</text:p>
          </table:table-cell>
          <table:table-cell table:formula="of:=IF([Input.AR23]&lt;&gt;&quot;&quot;;IF([Input.AR23]=[Input.AR$1];1;0);&quot;&quot;)" office:value-type="float" office:value="1">
            <text:p>1</text:p>
          </table:table-cell>
          <table:table-cell table:formula="of:=IF([Input.AS23]&lt;&gt;&quot;&quot;;IF([Input.AS23]=[Input.AS$1];1;0);&quot;&quot;)" office:value-type="float" office:value="1">
            <text:p>1</text:p>
          </table:table-cell>
          <table:table-cell table:formula="of:=IF([Input.AT23]&lt;&gt;&quot;&quot;;IF([Input.AT23]=[Input.AT$1];1;0);&quot;&quot;)" office:value-type="float" office:value="0">
            <text:p>0</text:p>
          </table:table-cell>
          <table:table-cell table:formula="of:=IF([Input.AU23]&lt;&gt;&quot;&quot;;IF([Input.AU23]=[Input.AU$1];1;0);&quot;&quot;)" office:value-type="float" office:value="1">
            <text:p>1</text:p>
          </table:table-cell>
          <table:table-cell table:formula="of:=IF([Input.AV23]&lt;&gt;&quot;&quot;;IF([Input.AV23]=[Input.AV$1];1;0);&quot;&quot;)" office:value-type="float" office:value="1">
            <text:p>1</text:p>
          </table:table-cell>
          <table:table-cell table:formula="of:=IF([Input.AW23]&lt;&gt;&quot;&quot;;IF([Input.AW23]=[Input.AW$1];1;0);&quot;&quot;)" office:value-type="float" office:value="1">
            <text:p>1</text:p>
          </table:table-cell>
          <table:table-cell table:formula="of:=IF([Input.AX23]&lt;&gt;&quot;&quot;;IF([Input.AX23]=[Input.AX$1];1;0);&quot;&quot;)" office:value-type="float" office:value="1">
            <text:p>1</text:p>
          </table:table-cell>
          <table:table-cell table:formula="of:=IF([Input.AY23]&lt;&gt;&quot;&quot;;IF([Input.AY23]=[Input.AY$1];1;0);&quot;&quot;)" office:value-type="float" office:value="0">
            <text:p>0</text:p>
          </table:table-cell>
          <table:table-cell table:formula="of:=IF([Input.AZ23]&lt;&gt;&quot;&quot;;IF([Input.AZ23]=[Input.AZ$1];1;0);&quot;&quot;)" office:value-type="float" office:value="1">
            <text:p>1</text:p>
          </table:table-cell>
          <table:table-cell/>
          <table:table-cell table:formula="of:=IF([.B23]&lt;&gt;&quot;&quot;;SUM([.B23:.AY23]);&quot;&quot;)" office:value-type="float" office:value="36">
            <text:p>36</text:p>
          </table:table-cell>
          <table:table-cell table:number-columns-repeated="971"/>
        </table:table-row>
        <table:table-row table:style-name="ro2">
          <table:table-cell office:value-type="float" office:value="21">
            <text:p>21</text:p>
          </table:table-cell>
          <table:table-cell table:formula="of:=IF([Input.C24]&lt;&gt;&quot;&quot;;IF([Input.C24]=[Input.C$1];1;0);&quot;&quot;)" office:value-type="float" office:value="1">
            <text:p>1</text:p>
          </table:table-cell>
          <table:table-cell table:formula="of:=IF([Input.D24]&lt;&gt;&quot;&quot;;IF([Input.D24]=[Input.D$1];1;0);&quot;&quot;)" office:value-type="float" office:value="1">
            <text:p>1</text:p>
          </table:table-cell>
          <table:table-cell table:formula="of:=IF([Input.E24]&lt;&gt;&quot;&quot;;IF([Input.E24]=[Input.E$1];1;0);&quot;&quot;)" office:value-type="float" office:value="0">
            <text:p>0</text:p>
          </table:table-cell>
          <table:table-cell table:formula="of:=IF([Input.F24]&lt;&gt;&quot;&quot;;IF([Input.F24]=[Input.F$1];1;0);&quot;&quot;)" office:value-type="float" office:value="1">
            <text:p>1</text:p>
          </table:table-cell>
          <table:table-cell table:formula="of:=IF([Input.G24]&lt;&gt;&quot;&quot;;IF([Input.G24]=[Input.G$1];1;0);&quot;&quot;)" office:value-type="float" office:value="0">
            <text:p>0</text:p>
          </table:table-cell>
          <table:table-cell table:formula="of:=IF([Input.H24]&lt;&gt;&quot;&quot;;IF([Input.H24]=[Input.H$1];1;0);&quot;&quot;)" office:value-type="float" office:value="1">
            <text:p>1</text:p>
          </table:table-cell>
          <table:table-cell table:formula="of:=IF([Input.I24]&lt;&gt;&quot;&quot;;IF([Input.I24]=[Input.I$1];1;0);&quot;&quot;)" office:value-type="float" office:value="1">
            <text:p>1</text:p>
          </table:table-cell>
          <table:table-cell table:formula="of:=IF([Input.J24]&lt;&gt;&quot;&quot;;IF([Input.J24]=[Input.J$1];1;0);&quot;&quot;)" office:value-type="float" office:value="1">
            <text:p>1</text:p>
          </table:table-cell>
          <table:table-cell table:formula="of:=IF([Input.K24]&lt;&gt;&quot;&quot;;IF([Input.K24]=[Input.K$1];1;0);&quot;&quot;)" office:value-type="float" office:value="0">
            <text:p>0</text:p>
          </table:table-cell>
          <table:table-cell table:formula="of:=IF([Input.L24]&lt;&gt;&quot;&quot;;IF([Input.L24]=[Input.L$1];1;0);&quot;&quot;)" office:value-type="float" office:value="0">
            <text:p>0</text:p>
          </table:table-cell>
          <table:table-cell table:formula="of:=IF([Input.M24]&lt;&gt;&quot;&quot;;IF([Input.M24]=[Input.M$1];1;0);&quot;&quot;)" office:value-type="float" office:value="0">
            <text:p>0</text:p>
          </table:table-cell>
          <table:table-cell table:formula="of:=IF([Input.N24]&lt;&gt;&quot;&quot;;IF([Input.N24]=[Input.N$1];1;0);&quot;&quot;)" office:value-type="float" office:value="0">
            <text:p>0</text:p>
          </table:table-cell>
          <table:table-cell table:formula="of:=IF([Input.O24]&lt;&gt;&quot;&quot;;IF([Input.O24]=[Input.O$1];1;0);&quot;&quot;)" office:value-type="float" office:value="1">
            <text:p>1</text:p>
          </table:table-cell>
          <table:table-cell table:formula="of:=IF([Input.P24]&lt;&gt;&quot;&quot;;IF([Input.P24]=[Input.P$1];1;0);&quot;&quot;)" office:value-type="float" office:value="1">
            <text:p>1</text:p>
          </table:table-cell>
          <table:table-cell table:formula="of:=IF([Input.Q24]&lt;&gt;&quot;&quot;;IF([Input.Q24]=[Input.Q$1];1;0);&quot;&quot;)" office:value-type="float" office:value="1">
            <text:p>1</text:p>
          </table:table-cell>
          <table:table-cell table:formula="of:=IF([Input.R24]&lt;&gt;&quot;&quot;;IF([Input.R24]=[Input.R$1];1;0);&quot;&quot;)" office:value-type="float" office:value="0">
            <text:p>0</text:p>
          </table:table-cell>
          <table:table-cell table:formula="of:=IF([Input.S24]&lt;&gt;&quot;&quot;;IF([Input.S24]=[Input.S$1];1;0);&quot;&quot;)" office:value-type="float" office:value="0">
            <text:p>0</text:p>
          </table:table-cell>
          <table:table-cell table:formula="of:=IF([Input.T24]&lt;&gt;&quot;&quot;;IF([Input.T24]=[Input.T$1];1;0);&quot;&quot;)" office:value-type="float" office:value="1">
            <text:p>1</text:p>
          </table:table-cell>
          <table:table-cell table:formula="of:=IF([Input.U24]&lt;&gt;&quot;&quot;;IF([Input.U24]=[Input.U$1];1;0);&quot;&quot;)" office:value-type="float" office:value="1">
            <text:p>1</text:p>
          </table:table-cell>
          <table:table-cell table:formula="of:=IF([Input.V24]&lt;&gt;&quot;&quot;;IF([Input.V24]=[Input.V$1];1;0);&quot;&quot;)" office:value-type="float" office:value="1">
            <text:p>1</text:p>
          </table:table-cell>
          <table:table-cell table:formula="of:=IF([Input.W24]&lt;&gt;&quot;&quot;;IF([Input.W24]=[Input.W$1];1;0);&quot;&quot;)" office:value-type="float" office:value="1">
            <text:p>1</text:p>
          </table:table-cell>
          <table:table-cell table:formula="of:=IF([Input.X24]&lt;&gt;&quot;&quot;;IF([Input.X24]=[Input.X$1];1;0);&quot;&quot;)" office:value-type="float" office:value="1">
            <text:p>1</text:p>
          </table:table-cell>
          <table:table-cell table:formula="of:=IF([Input.Y24]&lt;&gt;&quot;&quot;;IF([Input.Y24]=[Input.Y$1];1;0);&quot;&quot;)" office:value-type="float" office:value="1">
            <text:p>1</text:p>
          </table:table-cell>
          <table:table-cell table:formula="of:=IF([Input.Z24]&lt;&gt;&quot;&quot;;IF([Input.Z24]=[Input.Z$1];1;0);&quot;&quot;)" office:value-type="float" office:value="1">
            <text:p>1</text:p>
          </table:table-cell>
          <table:table-cell table:formula="of:=IF([Input.AA24]&lt;&gt;&quot;&quot;;IF([Input.AA24]=[Input.AA$1];1;0);&quot;&quot;)" office:value-type="float" office:value="0">
            <text:p>0</text:p>
          </table:table-cell>
          <table:table-cell table:formula="of:=IF([Input.AB24]&lt;&gt;&quot;&quot;;IF([Input.AB24]=[Input.AB$1];1;0);&quot;&quot;)" office:value-type="float" office:value="0">
            <text:p>0</text:p>
          </table:table-cell>
          <table:table-cell table:formula="of:=IF([Input.AC24]&lt;&gt;&quot;&quot;;IF([Input.AC24]=[Input.AC$1];1;0);&quot;&quot;)" office:value-type="float" office:value="1">
            <text:p>1</text:p>
          </table:table-cell>
          <table:table-cell table:formula="of:=IF([Input.AD24]&lt;&gt;&quot;&quot;;IF([Input.AD24]=[Input.AD$1];1;0);&quot;&quot;)" office:value-type="float" office:value="1">
            <text:p>1</text:p>
          </table:table-cell>
          <table:table-cell table:formula="of:=IF([Input.AE24]&lt;&gt;&quot;&quot;;IF([Input.AE24]=[Input.AE$1];1;0);&quot;&quot;)" office:value-type="float" office:value="0">
            <text:p>0</text:p>
          </table:table-cell>
          <table:table-cell table:formula="of:=IF([Input.AF24]&lt;&gt;&quot;&quot;;IF([Input.AF24]=[Input.AF$1];1;0);&quot;&quot;)" office:value-type="float" office:value="1">
            <text:p>1</text:p>
          </table:table-cell>
          <table:table-cell table:formula="of:=IF([Input.AG24]&lt;&gt;&quot;&quot;;IF([Input.AG24]=[Input.AG$1];1;0);&quot;&quot;)" office:value-type="float" office:value="1">
            <text:p>1</text:p>
          </table:table-cell>
          <table:table-cell table:formula="of:=IF([Input.AH24]&lt;&gt;&quot;&quot;;IF([Input.AH24]=[Input.AH$1];1;0);&quot;&quot;)" office:value-type="float" office:value="0">
            <text:p>0</text:p>
          </table:table-cell>
          <table:table-cell table:formula="of:=IF([Input.AI24]&lt;&gt;&quot;&quot;;IF([Input.AI24]=[Input.AI$1];1;0);&quot;&quot;)" office:value-type="float" office:value="1">
            <text:p>1</text:p>
          </table:table-cell>
          <table:table-cell table:formula="of:=IF([Input.AJ24]&lt;&gt;&quot;&quot;;IF([Input.AJ24]=[Input.AJ$1];1;0);&quot;&quot;)" office:value-type="float" office:value="1">
            <text:p>1</text:p>
          </table:table-cell>
          <table:table-cell table:formula="of:=IF([Input.AK24]&lt;&gt;&quot;&quot;;IF([Input.AK24]=[Input.AK$1];1;0);&quot;&quot;)" office:value-type="float" office:value="0">
            <text:p>0</text:p>
          </table:table-cell>
          <table:table-cell table:formula="of:=IF([Input.AL24]&lt;&gt;&quot;&quot;;IF([Input.AL24]=[Input.AL$1];1;0);&quot;&quot;)" office:value-type="float" office:value="1">
            <text:p>1</text:p>
          </table:table-cell>
          <table:table-cell table:formula="of:=IF([Input.AM24]&lt;&gt;&quot;&quot;;IF([Input.AM24]=[Input.AM$1];1;0);&quot;&quot;)" office:value-type="float" office:value="1">
            <text:p>1</text:p>
          </table:table-cell>
          <table:table-cell table:formula="of:=IF([Input.AN24]&lt;&gt;&quot;&quot;;IF([Input.AN24]=[Input.AN$1];1;0);&quot;&quot;)" office:value-type="float" office:value="0">
            <text:p>0</text:p>
          </table:table-cell>
          <table:table-cell table:formula="of:=IF([Input.AO24]&lt;&gt;&quot;&quot;;IF([Input.AO24]=[Input.AO$1];1;0);&quot;&quot;)" office:value-type="float" office:value="0">
            <text:p>0</text:p>
          </table:table-cell>
          <table:table-cell table:formula="of:=IF([Input.AP24]&lt;&gt;&quot;&quot;;IF([Input.AP24]=[Input.AP$1];1;0);&quot;&quot;)" office:value-type="float" office:value="1">
            <text:p>1</text:p>
          </table:table-cell>
          <table:table-cell table:formula="of:=IF([Input.AQ24]&lt;&gt;&quot;&quot;;IF([Input.AQ24]=[Input.AQ$1];1;0);&quot;&quot;)" office:value-type="float" office:value="1">
            <text:p>1</text:p>
          </table:table-cell>
          <table:table-cell table:formula="of:=IF([Input.AR24]&lt;&gt;&quot;&quot;;IF([Input.AR24]=[Input.AR$1];1;0);&quot;&quot;)" office:value-type="float" office:value="0">
            <text:p>0</text:p>
          </table:table-cell>
          <table:table-cell table:formula="of:=IF([Input.AS24]&lt;&gt;&quot;&quot;;IF([Input.AS24]=[Input.AS$1];1;0);&quot;&quot;)" office:value-type="float" office:value="1">
            <text:p>1</text:p>
          </table:table-cell>
          <table:table-cell table:formula="of:=IF([Input.AT24]&lt;&gt;&quot;&quot;;IF([Input.AT24]=[Input.AT$1];1;0);&quot;&quot;)" office:value-type="float" office:value="0">
            <text:p>0</text:p>
          </table:table-cell>
          <table:table-cell table:formula="of:=IF([Input.AU24]&lt;&gt;&quot;&quot;;IF([Input.AU24]=[Input.AU$1];1;0);&quot;&quot;)" office:value-type="float" office:value="1">
            <text:p>1</text:p>
          </table:table-cell>
          <table:table-cell table:formula="of:=IF([Input.AV24]&lt;&gt;&quot;&quot;;IF([Input.AV24]=[Input.AV$1];1;0);&quot;&quot;)" office:value-type="float" office:value="1">
            <text:p>1</text:p>
          </table:table-cell>
          <table:table-cell table:formula="of:=IF([Input.AW24]&lt;&gt;&quot;&quot;;IF([Input.AW24]=[Input.AW$1];1;0);&quot;&quot;)" office:value-type="float" office:value="1">
            <text:p>1</text:p>
          </table:table-cell>
          <table:table-cell table:formula="of:=IF([Input.AX24]&lt;&gt;&quot;&quot;;IF([Input.AX24]=[Input.AX$1];1;0);&quot;&quot;)" office:value-type="float" office:value="1">
            <text:p>1</text:p>
          </table:table-cell>
          <table:table-cell table:formula="of:=IF([Input.AY24]&lt;&gt;&quot;&quot;;IF([Input.AY24]=[Input.AY$1];1;0);&quot;&quot;)" office:value-type="float" office:value="1">
            <text:p>1</text:p>
          </table:table-cell>
          <table:table-cell table:formula="of:=IF([Input.AZ24]&lt;&gt;&quot;&quot;;IF([Input.AZ24]=[Input.AZ$1];1;0);&quot;&quot;)" office:value-type="float" office:value="1">
            <text:p>1</text:p>
          </table:table-cell>
          <table:table-cell/>
          <table:table-cell table:formula="of:=IF([.B24]&lt;&gt;&quot;&quot;;SUM([.B24:.AY24]);&quot;&quot;)" office:value-type="float" office:value="33">
            <text:p>33</text:p>
          </table:table-cell>
          <table:table-cell table:number-columns-repeated="971"/>
        </table:table-row>
        <table:table-row table:style-name="ro2">
          <table:table-cell office:value-type="float" office:value="22">
            <text:p>22</text:p>
          </table:table-cell>
          <table:table-cell table:formula="of:=IF([Input.C25]&lt;&gt;&quot;&quot;;IF([Input.C25]=[Input.C$1];1;0);&quot;&quot;)" office:value-type="float" office:value="1">
            <text:p>1</text:p>
          </table:table-cell>
          <table:table-cell table:formula="of:=IF([Input.D25]&lt;&gt;&quot;&quot;;IF([Input.D25]=[Input.D$1];1;0);&quot;&quot;)" office:value-type="float" office:value="1">
            <text:p>1</text:p>
          </table:table-cell>
          <table:table-cell table:formula="of:=IF([Input.E25]&lt;&gt;&quot;&quot;;IF([Input.E25]=[Input.E$1];1;0);&quot;&quot;)" office:value-type="float" office:value="0">
            <text:p>0</text:p>
          </table:table-cell>
          <table:table-cell table:formula="of:=IF([Input.F25]&lt;&gt;&quot;&quot;;IF([Input.F25]=[Input.F$1];1;0);&quot;&quot;)" office:value-type="float" office:value="0">
            <text:p>0</text:p>
          </table:table-cell>
          <table:table-cell table:formula="of:=IF([Input.G25]&lt;&gt;&quot;&quot;;IF([Input.G25]=[Input.G$1];1;0);&quot;&quot;)" office:value-type="float" office:value="1">
            <text:p>1</text:p>
          </table:table-cell>
          <table:table-cell table:formula="of:=IF([Input.H25]&lt;&gt;&quot;&quot;;IF([Input.H25]=[Input.H$1];1;0);&quot;&quot;)" office:value-type="float" office:value="0">
            <text:p>0</text:p>
          </table:table-cell>
          <table:table-cell table:formula="of:=IF([Input.I25]&lt;&gt;&quot;&quot;;IF([Input.I25]=[Input.I$1];1;0);&quot;&quot;)" office:value-type="float" office:value="1">
            <text:p>1</text:p>
          </table:table-cell>
          <table:table-cell table:formula="of:=IF([Input.J25]&lt;&gt;&quot;&quot;;IF([Input.J25]=[Input.J$1];1;0);&quot;&quot;)" office:value-type="float" office:value="1">
            <text:p>1</text:p>
          </table:table-cell>
          <table:table-cell table:formula="of:=IF([Input.K25]&lt;&gt;&quot;&quot;;IF([Input.K25]=[Input.K$1];1;0);&quot;&quot;)" office:value-type="float" office:value="1">
            <text:p>1</text:p>
          </table:table-cell>
          <table:table-cell table:formula="of:=IF([Input.L25]&lt;&gt;&quot;&quot;;IF([Input.L25]=[Input.L$1];1;0);&quot;&quot;)" office:value-type="float" office:value="0">
            <text:p>0</text:p>
          </table:table-cell>
          <table:table-cell table:formula="of:=IF([Input.M25]&lt;&gt;&quot;&quot;;IF([Input.M25]=[Input.M$1];1;0);&quot;&quot;)" office:value-type="float" office:value="1">
            <text:p>1</text:p>
          </table:table-cell>
          <table:table-cell table:formula="of:=IF([Input.N25]&lt;&gt;&quot;&quot;;IF([Input.N25]=[Input.N$1];1;0);&quot;&quot;)" office:value-type="float" office:value="0">
            <text:p>0</text:p>
          </table:table-cell>
          <table:table-cell table:formula="of:=IF([Input.O25]&lt;&gt;&quot;&quot;;IF([Input.O25]=[Input.O$1];1;0);&quot;&quot;)" office:value-type="float" office:value="1">
            <text:p>1</text:p>
          </table:table-cell>
          <table:table-cell table:formula="of:=IF([Input.P25]&lt;&gt;&quot;&quot;;IF([Input.P25]=[Input.P$1];1;0);&quot;&quot;)" office:value-type="float" office:value="1">
            <text:p>1</text:p>
          </table:table-cell>
          <table:table-cell table:formula="of:=IF([Input.Q25]&lt;&gt;&quot;&quot;;IF([Input.Q25]=[Input.Q$1];1;0);&quot;&quot;)" office:value-type="float" office:value="1">
            <text:p>1</text:p>
          </table:table-cell>
          <table:table-cell table:formula="of:=IF([Input.R25]&lt;&gt;&quot;&quot;;IF([Input.R25]=[Input.R$1];1;0);&quot;&quot;)" office:value-type="float" office:value="1">
            <text:p>1</text:p>
          </table:table-cell>
          <table:table-cell table:formula="of:=IF([Input.S25]&lt;&gt;&quot;&quot;;IF([Input.S25]=[Input.S$1];1;0);&quot;&quot;)" office:value-type="float" office:value="0">
            <text:p>0</text:p>
          </table:table-cell>
          <table:table-cell table:formula="of:=IF([Input.T25]&lt;&gt;&quot;&quot;;IF([Input.T25]=[Input.T$1];1;0);&quot;&quot;)" office:value-type="float" office:value="0">
            <text:p>0</text:p>
          </table:table-cell>
          <table:table-cell table:formula="of:=IF([Input.U25]&lt;&gt;&quot;&quot;;IF([Input.U25]=[Input.U$1];1;0);&quot;&quot;)" office:value-type="float" office:value="1">
            <text:p>1</text:p>
          </table:table-cell>
          <table:table-cell table:formula="of:=IF([Input.V25]&lt;&gt;&quot;&quot;;IF([Input.V25]=[Input.V$1];1;0);&quot;&quot;)" office:value-type="float" office:value="0">
            <text:p>0</text:p>
          </table:table-cell>
          <table:table-cell table:formula="of:=IF([Input.W25]&lt;&gt;&quot;&quot;;IF([Input.W25]=[Input.W$1];1;0);&quot;&quot;)" office:value-type="float" office:value="1">
            <text:p>1</text:p>
          </table:table-cell>
          <table:table-cell table:formula="of:=IF([Input.X25]&lt;&gt;&quot;&quot;;IF([Input.X25]=[Input.X$1];1;0);&quot;&quot;)" office:value-type="float" office:value="0">
            <text:p>0</text:p>
          </table:table-cell>
          <table:table-cell table:formula="of:=IF([Input.Y25]&lt;&gt;&quot;&quot;;IF([Input.Y25]=[Input.Y$1];1;0);&quot;&quot;)" office:value-type="float" office:value="1">
            <text:p>1</text:p>
          </table:table-cell>
          <table:table-cell table:formula="of:=IF([Input.Z25]&lt;&gt;&quot;&quot;;IF([Input.Z25]=[Input.Z$1];1;0);&quot;&quot;)" office:value-type="float" office:value="1">
            <text:p>1</text:p>
          </table:table-cell>
          <table:table-cell table:formula="of:=IF([Input.AA25]&lt;&gt;&quot;&quot;;IF([Input.AA25]=[Input.AA$1];1;0);&quot;&quot;)" office:value-type="float" office:value="0">
            <text:p>0</text:p>
          </table:table-cell>
          <table:table-cell table:formula="of:=IF([Input.AB25]&lt;&gt;&quot;&quot;;IF([Input.AB25]=[Input.AB$1];1;0);&quot;&quot;)" office:value-type="float" office:value="1">
            <text:p>1</text:p>
          </table:table-cell>
          <table:table-cell table:formula="of:=IF([Input.AC25]&lt;&gt;&quot;&quot;;IF([Input.AC25]=[Input.AC$1];1;0);&quot;&quot;)" office:value-type="float" office:value="1">
            <text:p>1</text:p>
          </table:table-cell>
          <table:table-cell table:formula="of:=IF([Input.AD25]&lt;&gt;&quot;&quot;;IF([Input.AD25]=[Input.AD$1];1;0);&quot;&quot;)" office:value-type="float" office:value="0">
            <text:p>0</text:p>
          </table:table-cell>
          <table:table-cell table:formula="of:=IF([Input.AE25]&lt;&gt;&quot;&quot;;IF([Input.AE25]=[Input.AE$1];1;0);&quot;&quot;)" office:value-type="float" office:value="0">
            <text:p>0</text:p>
          </table:table-cell>
          <table:table-cell table:formula="of:=IF([Input.AF25]&lt;&gt;&quot;&quot;;IF([Input.AF25]=[Input.AF$1];1;0);&quot;&quot;)" office:value-type="float" office:value="1">
            <text:p>1</text:p>
          </table:table-cell>
          <table:table-cell table:formula="of:=IF([Input.AG25]&lt;&gt;&quot;&quot;;IF([Input.AG25]=[Input.AG$1];1;0);&quot;&quot;)" office:value-type="float" office:value="1">
            <text:p>1</text:p>
          </table:table-cell>
          <table:table-cell table:formula="of:=IF([Input.AH25]&lt;&gt;&quot;&quot;;IF([Input.AH25]=[Input.AH$1];1;0);&quot;&quot;)" office:value-type="float" office:value="0">
            <text:p>0</text:p>
          </table:table-cell>
          <table:table-cell table:formula="of:=IF([Input.AI25]&lt;&gt;&quot;&quot;;IF([Input.AI25]=[Input.AI$1];1;0);&quot;&quot;)" office:value-type="float" office:value="0">
            <text:p>0</text:p>
          </table:table-cell>
          <table:table-cell table:formula="of:=IF([Input.AJ25]&lt;&gt;&quot;&quot;;IF([Input.AJ25]=[Input.AJ$1];1;0);&quot;&quot;)" office:value-type="float" office:value="0">
            <text:p>0</text:p>
          </table:table-cell>
          <table:table-cell table:formula="of:=IF([Input.AK25]&lt;&gt;&quot;&quot;;IF([Input.AK25]=[Input.AK$1];1;0);&quot;&quot;)" office:value-type="float" office:value="0">
            <text:p>0</text:p>
          </table:table-cell>
          <table:table-cell table:formula="of:=IF([Input.AL25]&lt;&gt;&quot;&quot;;IF([Input.AL25]=[Input.AL$1];1;0);&quot;&quot;)" office:value-type="float" office:value="1">
            <text:p>1</text:p>
          </table:table-cell>
          <table:table-cell table:formula="of:=IF([Input.AM25]&lt;&gt;&quot;&quot;;IF([Input.AM25]=[Input.AM$1];1;0);&quot;&quot;)" office:value-type="float" office:value="1">
            <text:p>1</text:p>
          </table:table-cell>
          <table:table-cell table:formula="of:=IF([Input.AN25]&lt;&gt;&quot;&quot;;IF([Input.AN25]=[Input.AN$1];1;0);&quot;&quot;)" office:value-type="float" office:value="0">
            <text:p>0</text:p>
          </table:table-cell>
          <table:table-cell table:formula="of:=IF([Input.AO25]&lt;&gt;&quot;&quot;;IF([Input.AO25]=[Input.AO$1];1;0);&quot;&quot;)" office:value-type="float" office:value="0">
            <text:p>0</text:p>
          </table:table-cell>
          <table:table-cell table:formula="of:=IF([Input.AP25]&lt;&gt;&quot;&quot;;IF([Input.AP25]=[Input.AP$1];1;0);&quot;&quot;)" office:value-type="float" office:value="0">
            <text:p>0</text:p>
          </table:table-cell>
          <table:table-cell table:formula="of:=IF([Input.AQ25]&lt;&gt;&quot;&quot;;IF([Input.AQ25]=[Input.AQ$1];1;0);&quot;&quot;)" office:value-type="float" office:value="0">
            <text:p>0</text:p>
          </table:table-cell>
          <table:table-cell table:formula="of:=IF([Input.AR25]&lt;&gt;&quot;&quot;;IF([Input.AR25]=[Input.AR$1];1;0);&quot;&quot;)" office:value-type="float" office:value="1">
            <text:p>1</text:p>
          </table:table-cell>
          <table:table-cell table:formula="of:=IF([Input.AS25]&lt;&gt;&quot;&quot;;IF([Input.AS25]=[Input.AS$1];1;0);&quot;&quot;)" office:value-type="float" office:value="1">
            <text:p>1</text:p>
          </table:table-cell>
          <table:table-cell table:formula="of:=IF([Input.AT25]&lt;&gt;&quot;&quot;;IF([Input.AT25]=[Input.AT$1];1;0);&quot;&quot;)" office:value-type="float" office:value="0">
            <text:p>0</text:p>
          </table:table-cell>
          <table:table-cell table:formula="of:=IF([Input.AU25]&lt;&gt;&quot;&quot;;IF([Input.AU25]=[Input.AU$1];1;0);&quot;&quot;)" office:value-type="float" office:value="1">
            <text:p>1</text:p>
          </table:table-cell>
          <table:table-cell table:formula="of:=IF([Input.AV25]&lt;&gt;&quot;&quot;;IF([Input.AV25]=[Input.AV$1];1;0);&quot;&quot;)" office:value-type="float" office:value="1">
            <text:p>1</text:p>
          </table:table-cell>
          <table:table-cell table:formula="of:=IF([Input.AW25]&lt;&gt;&quot;&quot;;IF([Input.AW25]=[Input.AW$1];1;0);&quot;&quot;)" office:value-type="float" office:value="1">
            <text:p>1</text:p>
          </table:table-cell>
          <table:table-cell table:formula="of:=IF([Input.AX25]&lt;&gt;&quot;&quot;;IF([Input.AX25]=[Input.AX$1];1;0);&quot;&quot;)" office:value-type="float" office:value="0">
            <text:p>0</text:p>
          </table:table-cell>
          <table:table-cell table:formula="of:=IF([Input.AY25]&lt;&gt;&quot;&quot;;IF([Input.AY25]=[Input.AY$1];1;0);&quot;&quot;)" office:value-type="float" office:value="1">
            <text:p>1</text:p>
          </table:table-cell>
          <table:table-cell table:formula="of:=IF([Input.AZ25]&lt;&gt;&quot;&quot;;IF([Input.AZ25]=[Input.AZ$1];1;0);&quot;&quot;)" office:value-type="float" office:value="1">
            <text:p>1</text:p>
          </table:table-cell>
          <table:table-cell/>
          <table:table-cell table:formula="of:=IF([.B25]&lt;&gt;&quot;&quot;;SUM([.B25:.AY25]);&quot;&quot;)" office:value-type="float" office:value="28">
            <text:p>28</text:p>
          </table:table-cell>
          <table:table-cell table:number-columns-repeated="971"/>
        </table:table-row>
        <table:table-row table:style-name="ro2">
          <table:table-cell office:value-type="float" office:value="23">
            <text:p>23</text:p>
          </table:table-cell>
          <table:table-cell table:formula="of:=IF([Input.C26]&lt;&gt;&quot;&quot;;IF([Input.C26]=[Input.C$1];1;0);&quot;&quot;)" office:value-type="float" office:value="1">
            <text:p>1</text:p>
          </table:table-cell>
          <table:table-cell table:formula="of:=IF([Input.D26]&lt;&gt;&quot;&quot;;IF([Input.D26]=[Input.D$1];1;0);&quot;&quot;)" office:value-type="float" office:value="0">
            <text:p>0</text:p>
          </table:table-cell>
          <table:table-cell table:formula="of:=IF([Input.E26]&lt;&gt;&quot;&quot;;IF([Input.E26]=[Input.E$1];1;0);&quot;&quot;)" office:value-type="float" office:value="1">
            <text:p>1</text:p>
          </table:table-cell>
          <table:table-cell table:formula="of:=IF([Input.F26]&lt;&gt;&quot;&quot;;IF([Input.F26]=[Input.F$1];1;0);&quot;&quot;)" office:value-type="float" office:value="1">
            <text:p>1</text:p>
          </table:table-cell>
          <table:table-cell table:formula="of:=IF([Input.G26]&lt;&gt;&quot;&quot;;IF([Input.G26]=[Input.G$1];1;0);&quot;&quot;)" office:value-type="float" office:value="0">
            <text:p>0</text:p>
          </table:table-cell>
          <table:table-cell table:formula="of:=IF([Input.H26]&lt;&gt;&quot;&quot;;IF([Input.H26]=[Input.H$1];1;0);&quot;&quot;)" office:value-type="float" office:value="0">
            <text:p>0</text:p>
          </table:table-cell>
          <table:table-cell table:formula="of:=IF([Input.I26]&lt;&gt;&quot;&quot;;IF([Input.I26]=[Input.I$1];1;0);&quot;&quot;)" office:value-type="float" office:value="0">
            <text:p>0</text:p>
          </table:table-cell>
          <table:table-cell table:formula="of:=IF([Input.J26]&lt;&gt;&quot;&quot;;IF([Input.J26]=[Input.J$1];1;0);&quot;&quot;)" office:value-type="float" office:value="0">
            <text:p>0</text:p>
          </table:table-cell>
          <table:table-cell table:formula="of:=IF([Input.K26]&lt;&gt;&quot;&quot;;IF([Input.K26]=[Input.K$1];1;0);&quot;&quot;)" office:value-type="float" office:value="1">
            <text:p>1</text:p>
          </table:table-cell>
          <table:table-cell table:formula="of:=IF([Input.L26]&lt;&gt;&quot;&quot;;IF([Input.L26]=[Input.L$1];1;0);&quot;&quot;)" office:value-type="float" office:value="0">
            <text:p>0</text:p>
          </table:table-cell>
          <table:table-cell table:formula="of:=IF([Input.M26]&lt;&gt;&quot;&quot;;IF([Input.M26]=[Input.M$1];1;0);&quot;&quot;)" office:value-type="float" office:value="1">
            <text:p>1</text:p>
          </table:table-cell>
          <table:table-cell table:formula="of:=IF([Input.N26]&lt;&gt;&quot;&quot;;IF([Input.N26]=[Input.N$1];1;0);&quot;&quot;)" office:value-type="float" office:value="1">
            <text:p>1</text:p>
          </table:table-cell>
          <table:table-cell table:formula="of:=IF([Input.O26]&lt;&gt;&quot;&quot;;IF([Input.O26]=[Input.O$1];1;0);&quot;&quot;)" office:value-type="float" office:value="1">
            <text:p>1</text:p>
          </table:table-cell>
          <table:table-cell table:formula="of:=IF([Input.P26]&lt;&gt;&quot;&quot;;IF([Input.P26]=[Input.P$1];1;0);&quot;&quot;)" office:value-type="float" office:value="1">
            <text:p>1</text:p>
          </table:table-cell>
          <table:table-cell table:formula="of:=IF([Input.Q26]&lt;&gt;&quot;&quot;;IF([Input.Q26]=[Input.Q$1];1;0);&quot;&quot;)" office:value-type="float" office:value="1">
            <text:p>1</text:p>
          </table:table-cell>
          <table:table-cell table:formula="of:=IF([Input.R26]&lt;&gt;&quot;&quot;;IF([Input.R26]=[Input.R$1];1;0);&quot;&quot;)" office:value-type="float" office:value="1">
            <text:p>1</text:p>
          </table:table-cell>
          <table:table-cell table:formula="of:=IF([Input.S26]&lt;&gt;&quot;&quot;;IF([Input.S26]=[Input.S$1];1;0);&quot;&quot;)" office:value-type="float" office:value="0">
            <text:p>0</text:p>
          </table:table-cell>
          <table:table-cell table:formula="of:=IF([Input.T26]&lt;&gt;&quot;&quot;;IF([Input.T26]=[Input.T$1];1;0);&quot;&quot;)" office:value-type="float" office:value="0">
            <text:p>0</text:p>
          </table:table-cell>
          <table:table-cell table:formula="of:=IF([Input.U26]&lt;&gt;&quot;&quot;;IF([Input.U26]=[Input.U$1];1;0);&quot;&quot;)" office:value-type="float" office:value="1">
            <text:p>1</text:p>
          </table:table-cell>
          <table:table-cell table:formula="of:=IF([Input.V26]&lt;&gt;&quot;&quot;;IF([Input.V26]=[Input.V$1];1;0);&quot;&quot;)" office:value-type="float" office:value="1">
            <text:p>1</text:p>
          </table:table-cell>
          <table:table-cell table:formula="of:=IF([Input.W26]&lt;&gt;&quot;&quot;;IF([Input.W26]=[Input.W$1];1;0);&quot;&quot;)" office:value-type="float" office:value="1">
            <text:p>1</text:p>
          </table:table-cell>
          <table:table-cell table:formula="of:=IF([Input.X26]&lt;&gt;&quot;&quot;;IF([Input.X26]=[Input.X$1];1;0);&quot;&quot;)" office:value-type="float" office:value="1">
            <text:p>1</text:p>
          </table:table-cell>
          <table:table-cell table:formula="of:=IF([Input.Y26]&lt;&gt;&quot;&quot;;IF([Input.Y26]=[Input.Y$1];1;0);&quot;&quot;)" office:value-type="float" office:value="0">
            <text:p>0</text:p>
          </table:table-cell>
          <table:table-cell table:formula="of:=IF([Input.Z26]&lt;&gt;&quot;&quot;;IF([Input.Z26]=[Input.Z$1];1;0);&quot;&quot;)" office:value-type="float" office:value="1">
            <text:p>1</text:p>
          </table:table-cell>
          <table:table-cell table:formula="of:=IF([Input.AA26]&lt;&gt;&quot;&quot;;IF([Input.AA26]=[Input.AA$1];1;0);&quot;&quot;)" office:value-type="float" office:value="0">
            <text:p>0</text:p>
          </table:table-cell>
          <table:table-cell table:formula="of:=IF([Input.AB26]&lt;&gt;&quot;&quot;;IF([Input.AB26]=[Input.AB$1];1;0);&quot;&quot;)" office:value-type="float" office:value="1">
            <text:p>1</text:p>
          </table:table-cell>
          <table:table-cell table:formula="of:=IF([Input.AC26]&lt;&gt;&quot;&quot;;IF([Input.AC26]=[Input.AC$1];1;0);&quot;&quot;)" office:value-type="float" office:value="1">
            <text:p>1</text:p>
          </table:table-cell>
          <table:table-cell table:formula="of:=IF([Input.AD26]&lt;&gt;&quot;&quot;;IF([Input.AD26]=[Input.AD$1];1;0);&quot;&quot;)" office:value-type="float" office:value="0">
            <text:p>0</text:p>
          </table:table-cell>
          <table:table-cell table:formula="of:=IF([Input.AE26]&lt;&gt;&quot;&quot;;IF([Input.AE26]=[Input.AE$1];1;0);&quot;&quot;)" office:value-type="float" office:value="0">
            <text:p>0</text:p>
          </table:table-cell>
          <table:table-cell table:formula="of:=IF([Input.AF26]&lt;&gt;&quot;&quot;;IF([Input.AF26]=[Input.AF$1];1;0);&quot;&quot;)" office:value-type="float" office:value="0">
            <text:p>0</text:p>
          </table:table-cell>
          <table:table-cell table:formula="of:=IF([Input.AG26]&lt;&gt;&quot;&quot;;IF([Input.AG26]=[Input.AG$1];1;0);&quot;&quot;)" office:value-type="float" office:value="1">
            <text:p>1</text:p>
          </table:table-cell>
          <table:table-cell table:formula="of:=IF([Input.AH26]&lt;&gt;&quot;&quot;;IF([Input.AH26]=[Input.AH$1];1;0);&quot;&quot;)" office:value-type="float" office:value="0">
            <text:p>0</text:p>
          </table:table-cell>
          <table:table-cell table:formula="of:=IF([Input.AI26]&lt;&gt;&quot;&quot;;IF([Input.AI26]=[Input.AI$1];1;0);&quot;&quot;)" office:value-type="float" office:value="1">
            <text:p>1</text:p>
          </table:table-cell>
          <table:table-cell table:formula="of:=IF([Input.AJ26]&lt;&gt;&quot;&quot;;IF([Input.AJ26]=[Input.AJ$1];1;0);&quot;&quot;)" office:value-type="float" office:value="0">
            <text:p>0</text:p>
          </table:table-cell>
          <table:table-cell table:formula="of:=IF([Input.AK26]&lt;&gt;&quot;&quot;;IF([Input.AK26]=[Input.AK$1];1;0);&quot;&quot;)" office:value-type="float" office:value="0">
            <text:p>0</text:p>
          </table:table-cell>
          <table:table-cell table:formula="of:=IF([Input.AL26]&lt;&gt;&quot;&quot;;IF([Input.AL26]=[Input.AL$1];1;0);&quot;&quot;)" office:value-type="float" office:value="1">
            <text:p>1</text:p>
          </table:table-cell>
          <table:table-cell table:formula="of:=IF([Input.AM26]&lt;&gt;&quot;&quot;;IF([Input.AM26]=[Input.AM$1];1;0);&quot;&quot;)" office:value-type="float" office:value="1">
            <text:p>1</text:p>
          </table:table-cell>
          <table:table-cell table:formula="of:=IF([Input.AN26]&lt;&gt;&quot;&quot;;IF([Input.AN26]=[Input.AN$1];1;0);&quot;&quot;)" office:value-type="float" office:value="0">
            <text:p>0</text:p>
          </table:table-cell>
          <table:table-cell table:formula="of:=IF([Input.AO26]&lt;&gt;&quot;&quot;;IF([Input.AO26]=[Input.AO$1];1;0);&quot;&quot;)" office:value-type="float" office:value="1">
            <text:p>1</text:p>
          </table:table-cell>
          <table:table-cell table:formula="of:=IF([Input.AP26]&lt;&gt;&quot;&quot;;IF([Input.AP26]=[Input.AP$1];1;0);&quot;&quot;)" office:value-type="float" office:value="0">
            <text:p>0</text:p>
          </table:table-cell>
          <table:table-cell table:formula="of:=IF([Input.AQ26]&lt;&gt;&quot;&quot;;IF([Input.AQ26]=[Input.AQ$1];1;0);&quot;&quot;)" office:value-type="float" office:value="1">
            <text:p>1</text:p>
          </table:table-cell>
          <table:table-cell table:formula="of:=IF([Input.AR26]&lt;&gt;&quot;&quot;;IF([Input.AR26]=[Input.AR$1];1;0);&quot;&quot;)" office:value-type="float" office:value="1">
            <text:p>1</text:p>
          </table:table-cell>
          <table:table-cell table:formula="of:=IF([Input.AS26]&lt;&gt;&quot;&quot;;IF([Input.AS26]=[Input.AS$1];1;0);&quot;&quot;)" office:value-type="float" office:value="0">
            <text:p>0</text:p>
          </table:table-cell>
          <table:table-cell table:formula="of:=IF([Input.AT26]&lt;&gt;&quot;&quot;;IF([Input.AT26]=[Input.AT$1];1;0);&quot;&quot;)" office:value-type="float" office:value="0">
            <text:p>0</text:p>
          </table:table-cell>
          <table:table-cell table:formula="of:=IF([Input.AU26]&lt;&gt;&quot;&quot;;IF([Input.AU26]=[Input.AU$1];1;0);&quot;&quot;)" office:value-type="float" office:value="1">
            <text:p>1</text:p>
          </table:table-cell>
          <table:table-cell table:formula="of:=IF([Input.AV26]&lt;&gt;&quot;&quot;;IF([Input.AV26]=[Input.AV$1];1;0);&quot;&quot;)" office:value-type="float" office:value="0">
            <text:p>0</text:p>
          </table:table-cell>
          <table:table-cell table:formula="of:=IF([Input.AW26]&lt;&gt;&quot;&quot;;IF([Input.AW26]=[Input.AW$1];1;0);&quot;&quot;)" office:value-type="float" office:value="0">
            <text:p>0</text:p>
          </table:table-cell>
          <table:table-cell table:formula="of:=IF([Input.AX26]&lt;&gt;&quot;&quot;;IF([Input.AX26]=[Input.AX$1];1;0);&quot;&quot;)" office:value-type="float" office:value="1">
            <text:p>1</text:p>
          </table:table-cell>
          <table:table-cell table:formula="of:=IF([Input.AY26]&lt;&gt;&quot;&quot;;IF([Input.AY26]=[Input.AY$1];1;0);&quot;&quot;)" office:value-type="float" office:value="0">
            <text:p>0</text:p>
          </table:table-cell>
          <table:table-cell table:formula="of:=IF([Input.AZ26]&lt;&gt;&quot;&quot;;IF([Input.AZ26]=[Input.AZ$1];1;0);&quot;&quot;)" office:value-type="float" office:value="1">
            <text:p>1</text:p>
          </table:table-cell>
          <table:table-cell/>
          <table:table-cell table:formula="of:=IF([.B26]&lt;&gt;&quot;&quot;;SUM([.B26:.AY26]);&quot;&quot;)" office:value-type="float" office:value="27">
            <text:p>27</text:p>
          </table:table-cell>
          <table:table-cell table:number-columns-repeated="971"/>
        </table:table-row>
        <table:table-row table:style-name="ro2">
          <table:table-cell office:value-type="float" office:value="24">
            <text:p>24</text:p>
          </table:table-cell>
          <table:table-cell table:formula="of:=IF([Input.C27]&lt;&gt;&quot;&quot;;IF([Input.C27]=[Input.C$1];1;0);&quot;&quot;)" office:value-type="float" office:value="1">
            <text:p>1</text:p>
          </table:table-cell>
          <table:table-cell table:formula="of:=IF([Input.D27]&lt;&gt;&quot;&quot;;IF([Input.D27]=[Input.D$1];1;0);&quot;&quot;)" office:value-type="float" office:value="0">
            <text:p>0</text:p>
          </table:table-cell>
          <table:table-cell table:formula="of:=IF([Input.E27]&lt;&gt;&quot;&quot;;IF([Input.E27]=[Input.E$1];1;0);&quot;&quot;)" office:value-type="float" office:value="0">
            <text:p>0</text:p>
          </table:table-cell>
          <table:table-cell table:formula="of:=IF([Input.F27]&lt;&gt;&quot;&quot;;IF([Input.F27]=[Input.F$1];1;0);&quot;&quot;)" office:value-type="float" office:value="1">
            <text:p>1</text:p>
          </table:table-cell>
          <table:table-cell table:formula="of:=IF([Input.G27]&lt;&gt;&quot;&quot;;IF([Input.G27]=[Input.G$1];1;0);&quot;&quot;)" office:value-type="float" office:value="1">
            <text:p>1</text:p>
          </table:table-cell>
          <table:table-cell table:formula="of:=IF([Input.H27]&lt;&gt;&quot;&quot;;IF([Input.H27]=[Input.H$1];1;0);&quot;&quot;)" office:value-type="float" office:value="0">
            <text:p>0</text:p>
          </table:table-cell>
          <table:table-cell table:formula="of:=IF([Input.I27]&lt;&gt;&quot;&quot;;IF([Input.I27]=[Input.I$1];1;0);&quot;&quot;)" office:value-type="float" office:value="1">
            <text:p>1</text:p>
          </table:table-cell>
          <table:table-cell table:formula="of:=IF([Input.J27]&lt;&gt;&quot;&quot;;IF([Input.J27]=[Input.J$1];1;0);&quot;&quot;)" office:value-type="float" office:value="0">
            <text:p>0</text:p>
          </table:table-cell>
          <table:table-cell table:formula="of:=IF([Input.K27]&lt;&gt;&quot;&quot;;IF([Input.K27]=[Input.K$1];1;0);&quot;&quot;)" office:value-type="float" office:value="0">
            <text:p>0</text:p>
          </table:table-cell>
          <table:table-cell table:formula="of:=IF([Input.L27]&lt;&gt;&quot;&quot;;IF([Input.L27]=[Input.L$1];1;0);&quot;&quot;)" office:value-type="float" office:value="0">
            <text:p>0</text:p>
          </table:table-cell>
          <table:table-cell table:formula="of:=IF([Input.M27]&lt;&gt;&quot;&quot;;IF([Input.M27]=[Input.M$1];1;0);&quot;&quot;)" office:value-type="float" office:value="0">
            <text:p>0</text:p>
          </table:table-cell>
          <table:table-cell table:formula="of:=IF([Input.N27]&lt;&gt;&quot;&quot;;IF([Input.N27]=[Input.N$1];1;0);&quot;&quot;)" office:value-type="float" office:value="1">
            <text:p>1</text:p>
          </table:table-cell>
          <table:table-cell table:formula="of:=IF([Input.O27]&lt;&gt;&quot;&quot;;IF([Input.O27]=[Input.O$1];1;0);&quot;&quot;)" office:value-type="float" office:value="1">
            <text:p>1</text:p>
          </table:table-cell>
          <table:table-cell table:formula="of:=IF([Input.P27]&lt;&gt;&quot;&quot;;IF([Input.P27]=[Input.P$1];1;0);&quot;&quot;)" office:value-type="float" office:value="1">
            <text:p>1</text:p>
          </table:table-cell>
          <table:table-cell table:formula="of:=IF([Input.Q27]&lt;&gt;&quot;&quot;;IF([Input.Q27]=[Input.Q$1];1;0);&quot;&quot;)" office:value-type="float" office:value="1">
            <text:p>1</text:p>
          </table:table-cell>
          <table:table-cell table:formula="of:=IF([Input.R27]&lt;&gt;&quot;&quot;;IF([Input.R27]=[Input.R$1];1;0);&quot;&quot;)" office:value-type="float" office:value="0">
            <text:p>0</text:p>
          </table:table-cell>
          <table:table-cell table:formula="of:=IF([Input.S27]&lt;&gt;&quot;&quot;;IF([Input.S27]=[Input.S$1];1;0);&quot;&quot;)" office:value-type="float" office:value="0">
            <text:p>0</text:p>
          </table:table-cell>
          <table:table-cell table:formula="of:=IF([Input.T27]&lt;&gt;&quot;&quot;;IF([Input.T27]=[Input.T$1];1;0);&quot;&quot;)" office:value-type="float" office:value="0">
            <text:p>0</text:p>
          </table:table-cell>
          <table:table-cell table:formula="of:=IF([Input.U27]&lt;&gt;&quot;&quot;;IF([Input.U27]=[Input.U$1];1;0);&quot;&quot;)" office:value-type="float" office:value="1">
            <text:p>1</text:p>
          </table:table-cell>
          <table:table-cell table:formula="of:=IF([Input.V27]&lt;&gt;&quot;&quot;;IF([Input.V27]=[Input.V$1];1;0);&quot;&quot;)" office:value-type="float" office:value="1">
            <text:p>1</text:p>
          </table:table-cell>
          <table:table-cell table:formula="of:=IF([Input.W27]&lt;&gt;&quot;&quot;;IF([Input.W27]=[Input.W$1];1;0);&quot;&quot;)" office:value-type="float" office:value="0">
            <text:p>0</text:p>
          </table:table-cell>
          <table:table-cell table:formula="of:=IF([Input.X27]&lt;&gt;&quot;&quot;;IF([Input.X27]=[Input.X$1];1;0);&quot;&quot;)" office:value-type="float" office:value="1">
            <text:p>1</text:p>
          </table:table-cell>
          <table:table-cell table:formula="of:=IF([Input.Y27]&lt;&gt;&quot;&quot;;IF([Input.Y27]=[Input.Y$1];1;0);&quot;&quot;)" office:value-type="float" office:value="0">
            <text:p>0</text:p>
          </table:table-cell>
          <table:table-cell table:formula="of:=IF([Input.Z27]&lt;&gt;&quot;&quot;;IF([Input.Z27]=[Input.Z$1];1;0);&quot;&quot;)" office:value-type="float" office:value="1">
            <text:p>1</text:p>
          </table:table-cell>
          <table:table-cell table:formula="of:=IF([Input.AA27]&lt;&gt;&quot;&quot;;IF([Input.AA27]=[Input.AA$1];1;0);&quot;&quot;)" office:value-type="float" office:value="0">
            <text:p>0</text:p>
          </table:table-cell>
          <table:table-cell table:formula="of:=IF([Input.AB27]&lt;&gt;&quot;&quot;;IF([Input.AB27]=[Input.AB$1];1;0);&quot;&quot;)" office:value-type="float" office:value="0">
            <text:p>0</text:p>
          </table:table-cell>
          <table:table-cell table:formula="of:=IF([Input.AC27]&lt;&gt;&quot;&quot;;IF([Input.AC27]=[Input.AC$1];1;0);&quot;&quot;)" office:value-type="float" office:value="1">
            <text:p>1</text:p>
          </table:table-cell>
          <table:table-cell table:formula="of:=IF([Input.AD27]&lt;&gt;&quot;&quot;;IF([Input.AD27]=[Input.AD$1];1;0);&quot;&quot;)" office:value-type="float" office:value="0">
            <text:p>0</text:p>
          </table:table-cell>
          <table:table-cell table:formula="of:=IF([Input.AE27]&lt;&gt;&quot;&quot;;IF([Input.AE27]=[Input.AE$1];1;0);&quot;&quot;)" office:value-type="float" office:value="0">
            <text:p>0</text:p>
          </table:table-cell>
          <table:table-cell table:formula="of:=IF([Input.AF27]&lt;&gt;&quot;&quot;;IF([Input.AF27]=[Input.AF$1];1;0);&quot;&quot;)" office:value-type="float" office:value="0">
            <text:p>0</text:p>
          </table:table-cell>
          <table:table-cell table:formula="of:=IF([Input.AG27]&lt;&gt;&quot;&quot;;IF([Input.AG27]=[Input.AG$1];1;0);&quot;&quot;)" office:value-type="float" office:value="1">
            <text:p>1</text:p>
          </table:table-cell>
          <table:table-cell table:formula="of:=IF([Input.AH27]&lt;&gt;&quot;&quot;;IF([Input.AH27]=[Input.AH$1];1;0);&quot;&quot;)" office:value-type="float" office:value="0">
            <text:p>0</text:p>
          </table:table-cell>
          <table:table-cell table:formula="of:=IF([Input.AI27]&lt;&gt;&quot;&quot;;IF([Input.AI27]=[Input.AI$1];1;0);&quot;&quot;)" office:value-type="float" office:value="0">
            <text:p>0</text:p>
          </table:table-cell>
          <table:table-cell table:formula="of:=IF([Input.AJ27]&lt;&gt;&quot;&quot;;IF([Input.AJ27]=[Input.AJ$1];1;0);&quot;&quot;)" office:value-type="float" office:value="0">
            <text:p>0</text:p>
          </table:table-cell>
          <table:table-cell table:formula="of:=IF([Input.AK27]&lt;&gt;&quot;&quot;;IF([Input.AK27]=[Input.AK$1];1;0);&quot;&quot;)" office:value-type="float" office:value="0">
            <text:p>0</text:p>
          </table:table-cell>
          <table:table-cell table:formula="of:=IF([Input.AL27]&lt;&gt;&quot;&quot;;IF([Input.AL27]=[Input.AL$1];1;0);&quot;&quot;)" office:value-type="float" office:value="1">
            <text:p>1</text:p>
          </table:table-cell>
          <table:table-cell table:formula="of:=IF([Input.AM27]&lt;&gt;&quot;&quot;;IF([Input.AM27]=[Input.AM$1];1;0);&quot;&quot;)" office:value-type="float" office:value="0">
            <text:p>0</text:p>
          </table:table-cell>
          <table:table-cell table:formula="of:=IF([Input.AN27]&lt;&gt;&quot;&quot;;IF([Input.AN27]=[Input.AN$1];1;0);&quot;&quot;)" office:value-type="float" office:value="0">
            <text:p>0</text:p>
          </table:table-cell>
          <table:table-cell table:formula="of:=IF([Input.AO27]&lt;&gt;&quot;&quot;;IF([Input.AO27]=[Input.AO$1];1;0);&quot;&quot;)" office:value-type="float" office:value="1">
            <text:p>1</text:p>
          </table:table-cell>
          <table:table-cell table:formula="of:=IF([Input.AP27]&lt;&gt;&quot;&quot;;IF([Input.AP27]=[Input.AP$1];1;0);&quot;&quot;)" office:value-type="float" office:value="1">
            <text:p>1</text:p>
          </table:table-cell>
          <table:table-cell table:formula="of:=IF([Input.AQ27]&lt;&gt;&quot;&quot;;IF([Input.AQ27]=[Input.AQ$1];1;0);&quot;&quot;)" office:value-type="float" office:value="1">
            <text:p>1</text:p>
          </table:table-cell>
          <table:table-cell table:formula="of:=IF([Input.AR27]&lt;&gt;&quot;&quot;;IF([Input.AR27]=[Input.AR$1];1;0);&quot;&quot;)" office:value-type="float" office:value="1">
            <text:p>1</text:p>
          </table:table-cell>
          <table:table-cell table:formula="of:=IF([Input.AS27]&lt;&gt;&quot;&quot;;IF([Input.AS27]=[Input.AS$1];1;0);&quot;&quot;)" office:value-type="float" office:value="0">
            <text:p>0</text:p>
          </table:table-cell>
          <table:table-cell table:formula="of:=IF([Input.AT27]&lt;&gt;&quot;&quot;;IF([Input.AT27]=[Input.AT$1];1;0);&quot;&quot;)" office:value-type="float" office:value="1">
            <text:p>1</text:p>
          </table:table-cell>
          <table:table-cell table:formula="of:=IF([Input.AU27]&lt;&gt;&quot;&quot;;IF([Input.AU27]=[Input.AU$1];1;0);&quot;&quot;)" office:value-type="float" office:value="1">
            <text:p>1</text:p>
          </table:table-cell>
          <table:table-cell table:formula="of:=IF([Input.AV27]&lt;&gt;&quot;&quot;;IF([Input.AV27]=[Input.AV$1];1;0);&quot;&quot;)" office:value-type="float" office:value="1">
            <text:p>1</text:p>
          </table:table-cell>
          <table:table-cell table:formula="of:=IF([Input.AW27]&lt;&gt;&quot;&quot;;IF([Input.AW27]=[Input.AW$1];1;0);&quot;&quot;)" office:value-type="float" office:value="0">
            <text:p>0</text:p>
          </table:table-cell>
          <table:table-cell table:formula="of:=IF([Input.AX27]&lt;&gt;&quot;&quot;;IF([Input.AX27]=[Input.AX$1];1;0);&quot;&quot;)" office:value-type="float" office:value="1">
            <text:p>1</text:p>
          </table:table-cell>
          <table:table-cell table:formula="of:=IF([Input.AY27]&lt;&gt;&quot;&quot;;IF([Input.AY27]=[Input.AY$1];1;0);&quot;&quot;)" office:value-type="float" office:value="0">
            <text:p>0</text:p>
          </table:table-cell>
          <table:table-cell table:formula="of:=IF([Input.AZ27]&lt;&gt;&quot;&quot;;IF([Input.AZ27]=[Input.AZ$1];1;0);&quot;&quot;)" office:value-type="float" office:value="1">
            <text:p>1</text:p>
          </table:table-cell>
          <table:table-cell/>
          <table:table-cell table:formula="of:=IF([.B27]&lt;&gt;&quot;&quot;;SUM([.B27:.AY27]);&quot;&quot;)" office:value-type="float" office:value="24">
            <text:p>24</text:p>
          </table:table-cell>
          <table:table-cell table:number-columns-repeated="971"/>
        </table:table-row>
        <table:table-row table:style-name="ro2">
          <table:table-cell office:value-type="float" office:value="25">
            <text:p>25</text:p>
          </table:table-cell>
          <table:table-cell table:formula="of:=IF([Input.C28]&lt;&gt;&quot;&quot;;IF([Input.C28]=[Input.C$1];1;0);&quot;&quot;)" office:value-type="float" office:value="1">
            <text:p>1</text:p>
          </table:table-cell>
          <table:table-cell table:formula="of:=IF([Input.D28]&lt;&gt;&quot;&quot;;IF([Input.D28]=[Input.D$1];1;0);&quot;&quot;)" office:value-type="float" office:value="0">
            <text:p>0</text:p>
          </table:table-cell>
          <table:table-cell table:formula="of:=IF([Input.E28]&lt;&gt;&quot;&quot;;IF([Input.E28]=[Input.E$1];1;0);&quot;&quot;)" office:value-type="float" office:value="1">
            <text:p>1</text:p>
          </table:table-cell>
          <table:table-cell table:formula="of:=IF([Input.F28]&lt;&gt;&quot;&quot;;IF([Input.F28]=[Input.F$1];1;0);&quot;&quot;)" office:value-type="float" office:value="0">
            <text:p>0</text:p>
          </table:table-cell>
          <table:table-cell table:formula="of:=IF([Input.G28]&lt;&gt;&quot;&quot;;IF([Input.G28]=[Input.G$1];1;0);&quot;&quot;)" office:value-type="float" office:value="0">
            <text:p>0</text:p>
          </table:table-cell>
          <table:table-cell table:formula="of:=IF([Input.H28]&lt;&gt;&quot;&quot;;IF([Input.H28]=[Input.H$1];1;0);&quot;&quot;)" office:value-type="float" office:value="0">
            <text:p>0</text:p>
          </table:table-cell>
          <table:table-cell table:formula="of:=IF([Input.I28]&lt;&gt;&quot;&quot;;IF([Input.I28]=[Input.I$1];1;0);&quot;&quot;)" office:value-type="float" office:value="1">
            <text:p>1</text:p>
          </table:table-cell>
          <table:table-cell table:formula="of:=IF([Input.J28]&lt;&gt;&quot;&quot;;IF([Input.J28]=[Input.J$1];1;0);&quot;&quot;)" office:value-type="float" office:value="0">
            <text:p>0</text:p>
          </table:table-cell>
          <table:table-cell table:formula="of:=IF([Input.K28]&lt;&gt;&quot;&quot;;IF([Input.K28]=[Input.K$1];1;0);&quot;&quot;)" office:value-type="float" office:value="1">
            <text:p>1</text:p>
          </table:table-cell>
          <table:table-cell table:formula="of:=IF([Input.L28]&lt;&gt;&quot;&quot;;IF([Input.L28]=[Input.L$1];1;0);&quot;&quot;)" office:value-type="float" office:value="0">
            <text:p>0</text:p>
          </table:table-cell>
          <table:table-cell table:formula="of:=IF([Input.M28]&lt;&gt;&quot;&quot;;IF([Input.M28]=[Input.M$1];1;0);&quot;&quot;)" office:value-type="float" office:value="0">
            <text:p>0</text:p>
          </table:table-cell>
          <table:table-cell table:formula="of:=IF([Input.N28]&lt;&gt;&quot;&quot;;IF([Input.N28]=[Input.N$1];1;0);&quot;&quot;)" office:value-type="float" office:value="1">
            <text:p>1</text:p>
          </table:table-cell>
          <table:table-cell table:formula="of:=IF([Input.O28]&lt;&gt;&quot;&quot;;IF([Input.O28]=[Input.O$1];1;0);&quot;&quot;)" office:value-type="float" office:value="1">
            <text:p>1</text:p>
          </table:table-cell>
          <table:table-cell table:formula="of:=IF([Input.P28]&lt;&gt;&quot;&quot;;IF([Input.P28]=[Input.P$1];1;0);&quot;&quot;)" office:value-type="float" office:value="1">
            <text:p>1</text:p>
          </table:table-cell>
          <table:table-cell table:formula="of:=IF([Input.Q28]&lt;&gt;&quot;&quot;;IF([Input.Q28]=[Input.Q$1];1;0);&quot;&quot;)" office:value-type="float" office:value="1">
            <text:p>1</text:p>
          </table:table-cell>
          <table:table-cell table:formula="of:=IF([Input.R28]&lt;&gt;&quot;&quot;;IF([Input.R28]=[Input.R$1];1;0);&quot;&quot;)" office:value-type="float" office:value="0">
            <text:p>0</text:p>
          </table:table-cell>
          <table:table-cell table:formula="of:=IF([Input.S28]&lt;&gt;&quot;&quot;;IF([Input.S28]=[Input.S$1];1;0);&quot;&quot;)" office:value-type="float" office:value="0">
            <text:p>0</text:p>
          </table:table-cell>
          <table:table-cell table:formula="of:=IF([Input.T28]&lt;&gt;&quot;&quot;;IF([Input.T28]=[Input.T$1];1;0);&quot;&quot;)" office:value-type="float" office:value="1">
            <text:p>1</text:p>
          </table:table-cell>
          <table:table-cell table:formula="of:=IF([Input.U28]&lt;&gt;&quot;&quot;;IF([Input.U28]=[Input.U$1];1;0);&quot;&quot;)" office:value-type="float" office:value="0">
            <text:p>0</text:p>
          </table:table-cell>
          <table:table-cell table:formula="of:=IF([Input.V28]&lt;&gt;&quot;&quot;;IF([Input.V28]=[Input.V$1];1;0);&quot;&quot;)" office:value-type="float" office:value="1">
            <text:p>1</text:p>
          </table:table-cell>
          <table:table-cell table:formula="of:=IF([Input.W28]&lt;&gt;&quot;&quot;;IF([Input.W28]=[Input.W$1];1;0);&quot;&quot;)" office:value-type="float" office:value="1">
            <text:p>1</text:p>
          </table:table-cell>
          <table:table-cell table:formula="of:=IF([Input.X28]&lt;&gt;&quot;&quot;;IF([Input.X28]=[Input.X$1];1;0);&quot;&quot;)" office:value-type="float" office:value="1">
            <text:p>1</text:p>
          </table:table-cell>
          <table:table-cell table:formula="of:=IF([Input.Y28]&lt;&gt;&quot;&quot;;IF([Input.Y28]=[Input.Y$1];1;0);&quot;&quot;)" office:value-type="float" office:value="1">
            <text:p>1</text:p>
          </table:table-cell>
          <table:table-cell table:formula="of:=IF([Input.Z28]&lt;&gt;&quot;&quot;;IF([Input.Z28]=[Input.Z$1];1;0);&quot;&quot;)" office:value-type="float" office:value="1">
            <text:p>1</text:p>
          </table:table-cell>
          <table:table-cell table:formula="of:=IF([Input.AA28]&lt;&gt;&quot;&quot;;IF([Input.AA28]=[Input.AA$1];1;0);&quot;&quot;)" office:value-type="float" office:value="0">
            <text:p>0</text:p>
          </table:table-cell>
          <table:table-cell table:formula="of:=IF([Input.AB28]&lt;&gt;&quot;&quot;;IF([Input.AB28]=[Input.AB$1];1;0);&quot;&quot;)" office:value-type="float" office:value="1">
            <text:p>1</text:p>
          </table:table-cell>
          <table:table-cell table:formula="of:=IF([Input.AC28]&lt;&gt;&quot;&quot;;IF([Input.AC28]=[Input.AC$1];1;0);&quot;&quot;)" office:value-type="float" office:value="0">
            <text:p>0</text:p>
          </table:table-cell>
          <table:table-cell table:formula="of:=IF([Input.AD28]&lt;&gt;&quot;&quot;;IF([Input.AD28]=[Input.AD$1];1;0);&quot;&quot;)" office:value-type="float" office:value="1">
            <text:p>1</text:p>
          </table:table-cell>
          <table:table-cell table:formula="of:=IF([Input.AE28]&lt;&gt;&quot;&quot;;IF([Input.AE28]=[Input.AE$1];1;0);&quot;&quot;)" office:value-type="float" office:value="1">
            <text:p>1</text:p>
          </table:table-cell>
          <table:table-cell table:formula="of:=IF([Input.AF28]&lt;&gt;&quot;&quot;;IF([Input.AF28]=[Input.AF$1];1;0);&quot;&quot;)" office:value-type="float" office:value="1">
            <text:p>1</text:p>
          </table:table-cell>
          <table:table-cell table:formula="of:=IF([Input.AG28]&lt;&gt;&quot;&quot;;IF([Input.AG28]=[Input.AG$1];1;0);&quot;&quot;)" office:value-type="float" office:value="1">
            <text:p>1</text:p>
          </table:table-cell>
          <table:table-cell table:formula="of:=IF([Input.AH28]&lt;&gt;&quot;&quot;;IF([Input.AH28]=[Input.AH$1];1;0);&quot;&quot;)" office:value-type="float" office:value="0">
            <text:p>0</text:p>
          </table:table-cell>
          <table:table-cell table:formula="of:=IF([Input.AI28]&lt;&gt;&quot;&quot;;IF([Input.AI28]=[Input.AI$1];1;0);&quot;&quot;)" office:value-type="float" office:value="1">
            <text:p>1</text:p>
          </table:table-cell>
          <table:table-cell table:formula="of:=IF([Input.AJ28]&lt;&gt;&quot;&quot;;IF([Input.AJ28]=[Input.AJ$1];1;0);&quot;&quot;)" office:value-type="float" office:value="0">
            <text:p>0</text:p>
          </table:table-cell>
          <table:table-cell table:formula="of:=IF([Input.AK28]&lt;&gt;&quot;&quot;;IF([Input.AK28]=[Input.AK$1];1;0);&quot;&quot;)">
            <text:p/>
          </table:table-cell>
          <table:table-cell table:formula="of:=IF([Input.AL28]&lt;&gt;&quot;&quot;;IF([Input.AL28]=[Input.AL$1];1;0);&quot;&quot;)" office:value-type="float" office:value="0">
            <text:p>0</text:p>
          </table:table-cell>
          <table:table-cell table:formula="of:=IF([Input.AM28]&lt;&gt;&quot;&quot;;IF([Input.AM28]=[Input.AM$1];1;0);&quot;&quot;)" office:value-type="float" office:value="1">
            <text:p>1</text:p>
          </table:table-cell>
          <table:table-cell table:formula="of:=IF([Input.AN28]&lt;&gt;&quot;&quot;;IF([Input.AN28]=[Input.AN$1];1;0);&quot;&quot;)" office:value-type="float" office:value="0">
            <text:p>0</text:p>
          </table:table-cell>
          <table:table-cell table:formula="of:=IF([Input.AO28]&lt;&gt;&quot;&quot;;IF([Input.AO28]=[Input.AO$1];1;0);&quot;&quot;)" office:value-type="float" office:value="1">
            <text:p>1</text:p>
          </table:table-cell>
          <table:table-cell table:formula="of:=IF([Input.AP28]&lt;&gt;&quot;&quot;;IF([Input.AP28]=[Input.AP$1];1;0);&quot;&quot;)" office:value-type="float" office:value="0">
            <text:p>0</text:p>
          </table:table-cell>
          <table:table-cell table:formula="of:=IF([Input.AQ28]&lt;&gt;&quot;&quot;;IF([Input.AQ28]=[Input.AQ$1];1;0);&quot;&quot;)" office:value-type="float" office:value="0">
            <text:p>0</text:p>
          </table:table-cell>
          <table:table-cell table:formula="of:=IF([Input.AR28]&lt;&gt;&quot;&quot;;IF([Input.AR28]=[Input.AR$1];1;0);&quot;&quot;)" office:value-type="float" office:value="1">
            <text:p>1</text:p>
          </table:table-cell>
          <table:table-cell table:formula="of:=IF([Input.AS28]&lt;&gt;&quot;&quot;;IF([Input.AS28]=[Input.AS$1];1;0);&quot;&quot;)" office:value-type="float" office:value="1">
            <text:p>1</text:p>
          </table:table-cell>
          <table:table-cell table:formula="of:=IF([Input.AT28]&lt;&gt;&quot;&quot;;IF([Input.AT28]=[Input.AT$1];1;0);&quot;&quot;)" office:value-type="float" office:value="0">
            <text:p>0</text:p>
          </table:table-cell>
          <table:table-cell table:formula="of:=IF([Input.AU28]&lt;&gt;&quot;&quot;;IF([Input.AU28]=[Input.AU$1];1;0);&quot;&quot;)" office:value-type="float" office:value="1">
            <text:p>1</text:p>
          </table:table-cell>
          <table:table-cell table:formula="of:=IF([Input.AV28]&lt;&gt;&quot;&quot;;IF([Input.AV28]=[Input.AV$1];1;0);&quot;&quot;)" office:value-type="float" office:value="1">
            <text:p>1</text:p>
          </table:table-cell>
          <table:table-cell table:formula="of:=IF([Input.AW28]&lt;&gt;&quot;&quot;;IF([Input.AW28]=[Input.AW$1];1;0);&quot;&quot;)" office:value-type="float" office:value="0">
            <text:p>0</text:p>
          </table:table-cell>
          <table:table-cell table:formula="of:=IF([Input.AX28]&lt;&gt;&quot;&quot;;IF([Input.AX28]=[Input.AX$1];1;0);&quot;&quot;)" office:value-type="float" office:value="1">
            <text:p>1</text:p>
          </table:table-cell>
          <table:table-cell table:formula="of:=IF([Input.AY28]&lt;&gt;&quot;&quot;;IF([Input.AY28]=[Input.AY$1];1;0);&quot;&quot;)" office:value-type="float" office:value="1">
            <text:p>1</text:p>
          </table:table-cell>
          <table:table-cell table:formula="of:=IF([Input.AZ28]&lt;&gt;&quot;&quot;;IF([Input.AZ28]=[Input.AZ$1];1;0);&quot;&quot;)" office:value-type="float" office:value="1">
            <text:p>1</text:p>
          </table:table-cell>
          <table:table-cell/>
          <table:table-cell table:formula="of:=IF([.B28]&lt;&gt;&quot;&quot;;SUM([.B28:.AY28]);&quot;&quot;)" office:value-type="float" office:value="29">
            <text:p>29</text:p>
          </table:table-cell>
          <table:table-cell table:number-columns-repeated="971"/>
        </table:table-row>
        <table:table-row table:style-name="ro2">
          <table:table-cell office:value-type="float" office:value="26">
            <text:p>26</text:p>
          </table:table-cell>
          <table:table-cell table:formula="of:=IF([Input.C29]&lt;&gt;&quot;&quot;;IF([Input.C29]=[Input.C$1];1;0);&quot;&quot;)" office:value-type="float" office:value="1">
            <text:p>1</text:p>
          </table:table-cell>
          <table:table-cell table:formula="of:=IF([Input.D29]&lt;&gt;&quot;&quot;;IF([Input.D29]=[Input.D$1];1;0);&quot;&quot;)" office:value-type="float" office:value="1">
            <text:p>1</text:p>
          </table:table-cell>
          <table:table-cell table:formula="of:=IF([Input.E29]&lt;&gt;&quot;&quot;;IF([Input.E29]=[Input.E$1];1;0);&quot;&quot;)" office:value-type="float" office:value="1">
            <text:p>1</text:p>
          </table:table-cell>
          <table:table-cell table:formula="of:=IF([Input.F29]&lt;&gt;&quot;&quot;;IF([Input.F29]=[Input.F$1];1;0);&quot;&quot;)" office:value-type="float" office:value="1">
            <text:p>1</text:p>
          </table:table-cell>
          <table:table-cell table:formula="of:=IF([Input.G29]&lt;&gt;&quot;&quot;;IF([Input.G29]=[Input.G$1];1;0);&quot;&quot;)" office:value-type="float" office:value="1">
            <text:p>1</text:p>
          </table:table-cell>
          <table:table-cell table:formula="of:=IF([Input.H29]&lt;&gt;&quot;&quot;;IF([Input.H29]=[Input.H$1];1;0);&quot;&quot;)" office:value-type="float" office:value="0">
            <text:p>0</text:p>
          </table:table-cell>
          <table:table-cell table:formula="of:=IF([Input.I29]&lt;&gt;&quot;&quot;;IF([Input.I29]=[Input.I$1];1;0);&quot;&quot;)" office:value-type="float" office:value="0">
            <text:p>0</text:p>
          </table:table-cell>
          <table:table-cell table:formula="of:=IF([Input.J29]&lt;&gt;&quot;&quot;;IF([Input.J29]=[Input.J$1];1;0);&quot;&quot;)" office:value-type="float" office:value="0">
            <text:p>0</text:p>
          </table:table-cell>
          <table:table-cell table:formula="of:=IF([Input.K29]&lt;&gt;&quot;&quot;;IF([Input.K29]=[Input.K$1];1;0);&quot;&quot;)" office:value-type="float" office:value="0">
            <text:p>0</text:p>
          </table:table-cell>
          <table:table-cell table:formula="of:=IF([Input.L29]&lt;&gt;&quot;&quot;;IF([Input.L29]=[Input.L$1];1;0);&quot;&quot;)" office:value-type="float" office:value="0">
            <text:p>0</text:p>
          </table:table-cell>
          <table:table-cell table:formula="of:=IF([Input.M29]&lt;&gt;&quot;&quot;;IF([Input.M29]=[Input.M$1];1;0);&quot;&quot;)" office:value-type="float" office:value="1">
            <text:p>1</text:p>
          </table:table-cell>
          <table:table-cell table:formula="of:=IF([Input.N29]&lt;&gt;&quot;&quot;;IF([Input.N29]=[Input.N$1];1;0);&quot;&quot;)" office:value-type="float" office:value="1">
            <text:p>1</text:p>
          </table:table-cell>
          <table:table-cell table:formula="of:=IF([Input.O29]&lt;&gt;&quot;&quot;;IF([Input.O29]=[Input.O$1];1;0);&quot;&quot;)" office:value-type="float" office:value="1">
            <text:p>1</text:p>
          </table:table-cell>
          <table:table-cell table:formula="of:=IF([Input.P29]&lt;&gt;&quot;&quot;;IF([Input.P29]=[Input.P$1];1;0);&quot;&quot;)" office:value-type="float" office:value="1">
            <text:p>1</text:p>
          </table:table-cell>
          <table:table-cell table:formula="of:=IF([Input.Q29]&lt;&gt;&quot;&quot;;IF([Input.Q29]=[Input.Q$1];1;0);&quot;&quot;)" office:value-type="float" office:value="1">
            <text:p>1</text:p>
          </table:table-cell>
          <table:table-cell table:formula="of:=IF([Input.R29]&lt;&gt;&quot;&quot;;IF([Input.R29]=[Input.R$1];1;0);&quot;&quot;)" office:value-type="float" office:value="0">
            <text:p>0</text:p>
          </table:table-cell>
          <table:table-cell table:formula="of:=IF([Input.S29]&lt;&gt;&quot;&quot;;IF([Input.S29]=[Input.S$1];1;0);&quot;&quot;)" office:value-type="float" office:value="0">
            <text:p>0</text:p>
          </table:table-cell>
          <table:table-cell table:formula="of:=IF([Input.T29]&lt;&gt;&quot;&quot;;IF([Input.T29]=[Input.T$1];1;0);&quot;&quot;)" office:value-type="float" office:value="0">
            <text:p>0</text:p>
          </table:table-cell>
          <table:table-cell table:formula="of:=IF([Input.U29]&lt;&gt;&quot;&quot;;IF([Input.U29]=[Input.U$1];1;0);&quot;&quot;)" office:value-type="float" office:value="1">
            <text:p>1</text:p>
          </table:table-cell>
          <table:table-cell table:formula="of:=IF([Input.V29]&lt;&gt;&quot;&quot;;IF([Input.V29]=[Input.V$1];1;0);&quot;&quot;)" office:value-type="float" office:value="0">
            <text:p>0</text:p>
          </table:table-cell>
          <table:table-cell table:formula="of:=IF([Input.W29]&lt;&gt;&quot;&quot;;IF([Input.W29]=[Input.W$1];1;0);&quot;&quot;)" office:value-type="float" office:value="1">
            <text:p>1</text:p>
          </table:table-cell>
          <table:table-cell table:formula="of:=IF([Input.X29]&lt;&gt;&quot;&quot;;IF([Input.X29]=[Input.X$1];1;0);&quot;&quot;)" office:value-type="float" office:value="0">
            <text:p>0</text:p>
          </table:table-cell>
          <table:table-cell table:formula="of:=IF([Input.Y29]&lt;&gt;&quot;&quot;;IF([Input.Y29]=[Input.Y$1];1;0);&quot;&quot;)" office:value-type="float" office:value="1">
            <text:p>1</text:p>
          </table:table-cell>
          <table:table-cell table:formula="of:=IF([Input.Z29]&lt;&gt;&quot;&quot;;IF([Input.Z29]=[Input.Z$1];1;0);&quot;&quot;)" office:value-type="float" office:value="1">
            <text:p>1</text:p>
          </table:table-cell>
          <table:table-cell table:formula="of:=IF([Input.AA29]&lt;&gt;&quot;&quot;;IF([Input.AA29]=[Input.AA$1];1;0);&quot;&quot;)" office:value-type="float" office:value="0">
            <text:p>0</text:p>
          </table:table-cell>
          <table:table-cell table:formula="of:=IF([Input.AB29]&lt;&gt;&quot;&quot;;IF([Input.AB29]=[Input.AB$1];1;0);&quot;&quot;)" office:value-type="float" office:value="1">
            <text:p>1</text:p>
          </table:table-cell>
          <table:table-cell table:formula="of:=IF([Input.AC29]&lt;&gt;&quot;&quot;;IF([Input.AC29]=[Input.AC$1];1;0);&quot;&quot;)" office:value-type="float" office:value="0">
            <text:p>0</text:p>
          </table:table-cell>
          <table:table-cell table:formula="of:=IF([Input.AD29]&lt;&gt;&quot;&quot;;IF([Input.AD29]=[Input.AD$1];1;0);&quot;&quot;)" office:value-type="float" office:value="0">
            <text:p>0</text:p>
          </table:table-cell>
          <table:table-cell table:formula="of:=IF([Input.AE29]&lt;&gt;&quot;&quot;;IF([Input.AE29]=[Input.AE$1];1;0);&quot;&quot;)" office:value-type="float" office:value="1">
            <text:p>1</text:p>
          </table:table-cell>
          <table:table-cell table:formula="of:=IF([Input.AF29]&lt;&gt;&quot;&quot;;IF([Input.AF29]=[Input.AF$1];1;0);&quot;&quot;)" office:value-type="float" office:value="0">
            <text:p>0</text:p>
          </table:table-cell>
          <table:table-cell table:formula="of:=IF([Input.AG29]&lt;&gt;&quot;&quot;;IF([Input.AG29]=[Input.AG$1];1;0);&quot;&quot;)" office:value-type="float" office:value="1">
            <text:p>1</text:p>
          </table:table-cell>
          <table:table-cell table:formula="of:=IF([Input.AH29]&lt;&gt;&quot;&quot;;IF([Input.AH29]=[Input.AH$1];1;0);&quot;&quot;)" office:value-type="float" office:value="1">
            <text:p>1</text:p>
          </table:table-cell>
          <table:table-cell table:formula="of:=IF([Input.AI29]&lt;&gt;&quot;&quot;;IF([Input.AI29]=[Input.AI$1];1;0);&quot;&quot;)" office:value-type="float" office:value="1">
            <text:p>1</text:p>
          </table:table-cell>
          <table:table-cell table:formula="of:=IF([Input.AJ29]&lt;&gt;&quot;&quot;;IF([Input.AJ29]=[Input.AJ$1];1;0);&quot;&quot;)" office:value-type="float" office:value="0">
            <text:p>0</text:p>
          </table:table-cell>
          <table:table-cell table:formula="of:=IF([Input.AK29]&lt;&gt;&quot;&quot;;IF([Input.AK29]=[Input.AK$1];1;0);&quot;&quot;)" office:value-type="float" office:value="1">
            <text:p>1</text:p>
          </table:table-cell>
          <table:table-cell table:formula="of:=IF([Input.AL29]&lt;&gt;&quot;&quot;;IF([Input.AL29]=[Input.AL$1];1;0);&quot;&quot;)" office:value-type="float" office:value="0">
            <text:p>0</text:p>
          </table:table-cell>
          <table:table-cell table:formula="of:=IF([Input.AM29]&lt;&gt;&quot;&quot;;IF([Input.AM29]=[Input.AM$1];1;0);&quot;&quot;)" office:value-type="float" office:value="1">
            <text:p>1</text:p>
          </table:table-cell>
          <table:table-cell table:formula="of:=IF([Input.AN29]&lt;&gt;&quot;&quot;;IF([Input.AN29]=[Input.AN$1];1;0);&quot;&quot;)" office:value-type="float" office:value="0">
            <text:p>0</text:p>
          </table:table-cell>
          <table:table-cell table:formula="of:=IF([Input.AO29]&lt;&gt;&quot;&quot;;IF([Input.AO29]=[Input.AO$1];1;0);&quot;&quot;)" office:value-type="float" office:value="0">
            <text:p>0</text:p>
          </table:table-cell>
          <table:table-cell table:formula="of:=IF([Input.AP29]&lt;&gt;&quot;&quot;;IF([Input.AP29]=[Input.AP$1];1;0);&quot;&quot;)" office:value-type="float" office:value="0">
            <text:p>0</text:p>
          </table:table-cell>
          <table:table-cell table:formula="of:=IF([Input.AQ29]&lt;&gt;&quot;&quot;;IF([Input.AQ29]=[Input.AQ$1];1;0);&quot;&quot;)" office:value-type="float" office:value="0">
            <text:p>0</text:p>
          </table:table-cell>
          <table:table-cell table:formula="of:=IF([Input.AR29]&lt;&gt;&quot;&quot;;IF([Input.AR29]=[Input.AR$1];1;0);&quot;&quot;)" office:value-type="float" office:value="0">
            <text:p>0</text:p>
          </table:table-cell>
          <table:table-cell table:formula="of:=IF([Input.AS29]&lt;&gt;&quot;&quot;;IF([Input.AS29]=[Input.AS$1];1;0);&quot;&quot;)" office:value-type="float" office:value="1">
            <text:p>1</text:p>
          </table:table-cell>
          <table:table-cell table:formula="of:=IF([Input.AT29]&lt;&gt;&quot;&quot;;IF([Input.AT29]=[Input.AT$1];1;0);&quot;&quot;)" office:value-type="float" office:value="0">
            <text:p>0</text:p>
          </table:table-cell>
          <table:table-cell table:formula="of:=IF([Input.AU29]&lt;&gt;&quot;&quot;;IF([Input.AU29]=[Input.AU$1];1;0);&quot;&quot;)" office:value-type="float" office:value="1">
            <text:p>1</text:p>
          </table:table-cell>
          <table:table-cell table:formula="of:=IF([Input.AV29]&lt;&gt;&quot;&quot;;IF([Input.AV29]=[Input.AV$1];1;0);&quot;&quot;)" office:value-type="float" office:value="1">
            <text:p>1</text:p>
          </table:table-cell>
          <table:table-cell table:formula="of:=IF([Input.AW29]&lt;&gt;&quot;&quot;;IF([Input.AW29]=[Input.AW$1];1;0);&quot;&quot;)" office:value-type="float" office:value="1">
            <text:p>1</text:p>
          </table:table-cell>
          <table:table-cell table:formula="of:=IF([Input.AX29]&lt;&gt;&quot;&quot;;IF([Input.AX29]=[Input.AX$1];1;0);&quot;&quot;)" office:value-type="float" office:value="1">
            <text:p>1</text:p>
          </table:table-cell>
          <table:table-cell table:formula="of:=IF([Input.AY29]&lt;&gt;&quot;&quot;;IF([Input.AY29]=[Input.AY$1];1;0);&quot;&quot;)" office:value-type="float" office:value="0">
            <text:p>0</text:p>
          </table:table-cell>
          <table:table-cell table:formula="of:=IF([Input.AZ29]&lt;&gt;&quot;&quot;;IF([Input.AZ29]=[Input.AZ$1];1;0);&quot;&quot;)" office:value-type="float" office:value="1">
            <text:p>1</text:p>
          </table:table-cell>
          <table:table-cell/>
          <table:table-cell table:formula="of:=IF([.B29]&lt;&gt;&quot;&quot;;SUM([.B29:.AY29]);&quot;&quot;)" office:value-type="float" office:value="27">
            <text:p>27</text:p>
          </table:table-cell>
          <table:table-cell table:number-columns-repeated="971"/>
        </table:table-row>
        <table:table-row table:style-name="ro2">
          <table:table-cell office:value-type="float" office:value="27">
            <text:p>27</text:p>
          </table:table-cell>
          <table:table-cell table:formula="of:=IF([Input.C30]&lt;&gt;&quot;&quot;;IF([Input.C30]=[Input.C$1];1;0);&quot;&quot;)" office:value-type="float" office:value="1">
            <text:p>1</text:p>
          </table:table-cell>
          <table:table-cell table:formula="of:=IF([Input.D30]&lt;&gt;&quot;&quot;;IF([Input.D30]=[Input.D$1];1;0);&quot;&quot;)" office:value-type="float" office:value="0">
            <text:p>0</text:p>
          </table:table-cell>
          <table:table-cell table:formula="of:=IF([Input.E30]&lt;&gt;&quot;&quot;;IF([Input.E30]=[Input.E$1];1;0);&quot;&quot;)" office:value-type="float" office:value="1">
            <text:p>1</text:p>
          </table:table-cell>
          <table:table-cell table:formula="of:=IF([Input.F30]&lt;&gt;&quot;&quot;;IF([Input.F30]=[Input.F$1];1;0);&quot;&quot;)" office:value-type="float" office:value="1">
            <text:p>1</text:p>
          </table:table-cell>
          <table:table-cell table:formula="of:=IF([Input.G30]&lt;&gt;&quot;&quot;;IF([Input.G30]=[Input.G$1];1;0);&quot;&quot;)" office:value-type="float" office:value="1">
            <text:p>1</text:p>
          </table:table-cell>
          <table:table-cell table:formula="of:=IF([Input.H30]&lt;&gt;&quot;&quot;;IF([Input.H30]=[Input.H$1];1;0);&quot;&quot;)" office:value-type="float" office:value="0">
            <text:p>0</text:p>
          </table:table-cell>
          <table:table-cell table:formula="of:=IF([Input.I30]&lt;&gt;&quot;&quot;;IF([Input.I30]=[Input.I$1];1;0);&quot;&quot;)" office:value-type="float" office:value="1">
            <text:p>1</text:p>
          </table:table-cell>
          <table:table-cell table:formula="of:=IF([Input.J30]&lt;&gt;&quot;&quot;;IF([Input.J30]=[Input.J$1];1;0);&quot;&quot;)" office:value-type="float" office:value="0">
            <text:p>0</text:p>
          </table:table-cell>
          <table:table-cell table:formula="of:=IF([Input.K30]&lt;&gt;&quot;&quot;;IF([Input.K30]=[Input.K$1];1;0);&quot;&quot;)" office:value-type="float" office:value="1">
            <text:p>1</text:p>
          </table:table-cell>
          <table:table-cell table:formula="of:=IF([Input.L30]&lt;&gt;&quot;&quot;;IF([Input.L30]=[Input.L$1];1;0);&quot;&quot;)" office:value-type="float" office:value="0">
            <text:p>0</text:p>
          </table:table-cell>
          <table:table-cell table:formula="of:=IF([Input.M30]&lt;&gt;&quot;&quot;;IF([Input.M30]=[Input.M$1];1;0);&quot;&quot;)" office:value-type="float" office:value="1">
            <text:p>1</text:p>
          </table:table-cell>
          <table:table-cell table:formula="of:=IF([Input.N30]&lt;&gt;&quot;&quot;;IF([Input.N30]=[Input.N$1];1;0);&quot;&quot;)" office:value-type="float" office:value="1">
            <text:p>1</text:p>
          </table:table-cell>
          <table:table-cell table:formula="of:=IF([Input.O30]&lt;&gt;&quot;&quot;;IF([Input.O30]=[Input.O$1];1;0);&quot;&quot;)" office:value-type="float" office:value="1">
            <text:p>1</text:p>
          </table:table-cell>
          <table:table-cell table:formula="of:=IF([Input.P30]&lt;&gt;&quot;&quot;;IF([Input.P30]=[Input.P$1];1;0);&quot;&quot;)" office:value-type="float" office:value="1">
            <text:p>1</text:p>
          </table:table-cell>
          <table:table-cell table:formula="of:=IF([Input.Q30]&lt;&gt;&quot;&quot;;IF([Input.Q30]=[Input.Q$1];1;0);&quot;&quot;)" office:value-type="float" office:value="1">
            <text:p>1</text:p>
          </table:table-cell>
          <table:table-cell table:formula="of:=IF([Input.R30]&lt;&gt;&quot;&quot;;IF([Input.R30]=[Input.R$1];1;0);&quot;&quot;)" office:value-type="float" office:value="1">
            <text:p>1</text:p>
          </table:table-cell>
          <table:table-cell table:formula="of:=IF([Input.S30]&lt;&gt;&quot;&quot;;IF([Input.S30]=[Input.S$1];1;0);&quot;&quot;)" office:value-type="float" office:value="0">
            <text:p>0</text:p>
          </table:table-cell>
          <table:table-cell table:formula="of:=IF([Input.T30]&lt;&gt;&quot;&quot;;IF([Input.T30]=[Input.T$1];1;0);&quot;&quot;)" office:value-type="float" office:value="1">
            <text:p>1</text:p>
          </table:table-cell>
          <table:table-cell table:formula="of:=IF([Input.U30]&lt;&gt;&quot;&quot;;IF([Input.U30]=[Input.U$1];1;0);&quot;&quot;)" office:value-type="float" office:value="1">
            <text:p>1</text:p>
          </table:table-cell>
          <table:table-cell table:formula="of:=IF([Input.V30]&lt;&gt;&quot;&quot;;IF([Input.V30]=[Input.V$1];1;0);&quot;&quot;)" office:value-type="float" office:value="1">
            <text:p>1</text:p>
          </table:table-cell>
          <table:table-cell table:formula="of:=IF([Input.W30]&lt;&gt;&quot;&quot;;IF([Input.W30]=[Input.W$1];1;0);&quot;&quot;)" office:value-type="float" office:value="1">
            <text:p>1</text:p>
          </table:table-cell>
          <table:table-cell table:formula="of:=IF([Input.X30]&lt;&gt;&quot;&quot;;IF([Input.X30]=[Input.X$1];1;0);&quot;&quot;)" office:value-type="float" office:value="1">
            <text:p>1</text:p>
          </table:table-cell>
          <table:table-cell table:formula="of:=IF([Input.Y30]&lt;&gt;&quot;&quot;;IF([Input.Y30]=[Input.Y$1];1;0);&quot;&quot;)" office:value-type="float" office:value="1">
            <text:p>1</text:p>
          </table:table-cell>
          <table:table-cell table:formula="of:=IF([Input.Z30]&lt;&gt;&quot;&quot;;IF([Input.Z30]=[Input.Z$1];1;0);&quot;&quot;)" office:value-type="float" office:value="1">
            <text:p>1</text:p>
          </table:table-cell>
          <table:table-cell table:formula="of:=IF([Input.AA30]&lt;&gt;&quot;&quot;;IF([Input.AA30]=[Input.AA$1];1;0);&quot;&quot;)" office:value-type="float" office:value="1">
            <text:p>1</text:p>
          </table:table-cell>
          <table:table-cell table:formula="of:=IF([Input.AB30]&lt;&gt;&quot;&quot;;IF([Input.AB30]=[Input.AB$1];1;0);&quot;&quot;)" office:value-type="float" office:value="1">
            <text:p>1</text:p>
          </table:table-cell>
          <table:table-cell table:formula="of:=IF([Input.AC30]&lt;&gt;&quot;&quot;;IF([Input.AC30]=[Input.AC$1];1;0);&quot;&quot;)" office:value-type="float" office:value="1">
            <text:p>1</text:p>
          </table:table-cell>
          <table:table-cell table:formula="of:=IF([Input.AD30]&lt;&gt;&quot;&quot;;IF([Input.AD30]=[Input.AD$1];1;0);&quot;&quot;)" office:value-type="float" office:value="1">
            <text:p>1</text:p>
          </table:table-cell>
          <table:table-cell table:formula="of:=IF([Input.AE30]&lt;&gt;&quot;&quot;;IF([Input.AE30]=[Input.AE$1];1;0);&quot;&quot;)" office:value-type="float" office:value="1">
            <text:p>1</text:p>
          </table:table-cell>
          <table:table-cell table:formula="of:=IF([Input.AF30]&lt;&gt;&quot;&quot;;IF([Input.AF30]=[Input.AF$1];1;0);&quot;&quot;)" office:value-type="float" office:value="1">
            <text:p>1</text:p>
          </table:table-cell>
          <table:table-cell table:formula="of:=IF([Input.AG30]&lt;&gt;&quot;&quot;;IF([Input.AG30]=[Input.AG$1];1;0);&quot;&quot;)" office:value-type="float" office:value="1">
            <text:p>1</text:p>
          </table:table-cell>
          <table:table-cell table:formula="of:=IF([Input.AH30]&lt;&gt;&quot;&quot;;IF([Input.AH30]=[Input.AH$1];1;0);&quot;&quot;)" office:value-type="float" office:value="0">
            <text:p>0</text:p>
          </table:table-cell>
          <table:table-cell table:formula="of:=IF([Input.AI30]&lt;&gt;&quot;&quot;;IF([Input.AI30]=[Input.AI$1];1;0);&quot;&quot;)" office:value-type="float" office:value="0">
            <text:p>0</text:p>
          </table:table-cell>
          <table:table-cell table:formula="of:=IF([Input.AJ30]&lt;&gt;&quot;&quot;;IF([Input.AJ30]=[Input.AJ$1];1;0);&quot;&quot;)" office:value-type="float" office:value="1">
            <text:p>1</text:p>
          </table:table-cell>
          <table:table-cell table:formula="of:=IF([Input.AK30]&lt;&gt;&quot;&quot;;IF([Input.AK30]=[Input.AK$1];1;0);&quot;&quot;)" office:value-type="float" office:value="0">
            <text:p>0</text:p>
          </table:table-cell>
          <table:table-cell table:formula="of:=IF([Input.AL30]&lt;&gt;&quot;&quot;;IF([Input.AL30]=[Input.AL$1];1;0);&quot;&quot;)" office:value-type="float" office:value="0">
            <text:p>0</text:p>
          </table:table-cell>
          <table:table-cell table:formula="of:=IF([Input.AM30]&lt;&gt;&quot;&quot;;IF([Input.AM30]=[Input.AM$1];1;0);&quot;&quot;)" office:value-type="float" office:value="1">
            <text:p>1</text:p>
          </table:table-cell>
          <table:table-cell table:formula="of:=IF([Input.AN30]&lt;&gt;&quot;&quot;;IF([Input.AN30]=[Input.AN$1];1;0);&quot;&quot;)" office:value-type="float" office:value="0">
            <text:p>0</text:p>
          </table:table-cell>
          <table:table-cell table:formula="of:=IF([Input.AO30]&lt;&gt;&quot;&quot;;IF([Input.AO30]=[Input.AO$1];1;0);&quot;&quot;)" office:value-type="float" office:value="1">
            <text:p>1</text:p>
          </table:table-cell>
          <table:table-cell table:formula="of:=IF([Input.AP30]&lt;&gt;&quot;&quot;;IF([Input.AP30]=[Input.AP$1];1;0);&quot;&quot;)" office:value-type="float" office:value="1">
            <text:p>1</text:p>
          </table:table-cell>
          <table:table-cell table:formula="of:=IF([Input.AQ30]&lt;&gt;&quot;&quot;;IF([Input.AQ30]=[Input.AQ$1];1;0);&quot;&quot;)" office:value-type="float" office:value="0">
            <text:p>0</text:p>
          </table:table-cell>
          <table:table-cell table:formula="of:=IF([Input.AR30]&lt;&gt;&quot;&quot;;IF([Input.AR30]=[Input.AR$1];1;0);&quot;&quot;)" office:value-type="float" office:value="0">
            <text:p>0</text:p>
          </table:table-cell>
          <table:table-cell table:formula="of:=IF([Input.AS30]&lt;&gt;&quot;&quot;;IF([Input.AS30]=[Input.AS$1];1;0);&quot;&quot;)" office:value-type="float" office:value="1">
            <text:p>1</text:p>
          </table:table-cell>
          <table:table-cell table:formula="of:=IF([Input.AT30]&lt;&gt;&quot;&quot;;IF([Input.AT30]=[Input.AT$1];1;0);&quot;&quot;)" office:value-type="float" office:value="0">
            <text:p>0</text:p>
          </table:table-cell>
          <table:table-cell table:formula="of:=IF([Input.AU30]&lt;&gt;&quot;&quot;;IF([Input.AU30]=[Input.AU$1];1;0);&quot;&quot;)" office:value-type="float" office:value="1">
            <text:p>1</text:p>
          </table:table-cell>
          <table:table-cell table:formula="of:=IF([Input.AV30]&lt;&gt;&quot;&quot;;IF([Input.AV30]=[Input.AV$1];1;0);&quot;&quot;)" office:value-type="float" office:value="1">
            <text:p>1</text:p>
          </table:table-cell>
          <table:table-cell table:formula="of:=IF([Input.AW30]&lt;&gt;&quot;&quot;;IF([Input.AW30]=[Input.AW$1];1;0);&quot;&quot;)" office:value-type="float" office:value="1">
            <text:p>1</text:p>
          </table:table-cell>
          <table:table-cell table:formula="of:=IF([Input.AX30]&lt;&gt;&quot;&quot;;IF([Input.AX30]=[Input.AX$1];1;0);&quot;&quot;)" office:value-type="float" office:value="0">
            <text:p>0</text:p>
          </table:table-cell>
          <table:table-cell table:formula="of:=IF([Input.AY30]&lt;&gt;&quot;&quot;;IF([Input.AY30]=[Input.AY$1];1;0);&quot;&quot;)" office:value-type="float" office:value="0">
            <text:p>0</text:p>
          </table:table-cell>
          <table:table-cell table:formula="of:=IF([Input.AZ30]&lt;&gt;&quot;&quot;;IF([Input.AZ30]=[Input.AZ$1];1;0);&quot;&quot;)" office:value-type="float" office:value="1">
            <text:p>1</text:p>
          </table:table-cell>
          <table:table-cell/>
          <table:table-cell table:formula="of:=IF([.B30]&lt;&gt;&quot;&quot;;SUM([.B30:.AY30]);&quot;&quot;)" office:value-type="float" office:value="35">
            <text:p>35</text:p>
          </table:table-cell>
          <table:table-cell table:number-columns-repeated="971"/>
        </table:table-row>
        <table:table-row table:style-name="ro2">
          <table:table-cell office:value-type="float" office:value="28">
            <text:p>28</text:p>
          </table:table-cell>
          <table:table-cell table:formula="of:=IF([Input.C31]&lt;&gt;&quot;&quot;;IF([Input.C31]=[Input.C$1];1;0);&quot;&quot;)" office:value-type="float" office:value="1">
            <text:p>1</text:p>
          </table:table-cell>
          <table:table-cell table:formula="of:=IF([Input.D31]&lt;&gt;&quot;&quot;;IF([Input.D31]=[Input.D$1];1;0);&quot;&quot;)" office:value-type="float" office:value="0">
            <text:p>0</text:p>
          </table:table-cell>
          <table:table-cell table:formula="of:=IF([Input.E31]&lt;&gt;&quot;&quot;;IF([Input.E31]=[Input.E$1];1;0);&quot;&quot;)" office:value-type="float" office:value="1">
            <text:p>1</text:p>
          </table:table-cell>
          <table:table-cell table:formula="of:=IF([Input.F31]&lt;&gt;&quot;&quot;;IF([Input.F31]=[Input.F$1];1;0);&quot;&quot;)" office:value-type="float" office:value="1">
            <text:p>1</text:p>
          </table:table-cell>
          <table:table-cell table:formula="of:=IF([Input.G31]&lt;&gt;&quot;&quot;;IF([Input.G31]=[Input.G$1];1;0);&quot;&quot;)" office:value-type="float" office:value="0">
            <text:p>0</text:p>
          </table:table-cell>
          <table:table-cell table:formula="of:=IF([Input.H31]&lt;&gt;&quot;&quot;;IF([Input.H31]=[Input.H$1];1;0);&quot;&quot;)" office:value-type="float" office:value="0">
            <text:p>0</text:p>
          </table:table-cell>
          <table:table-cell table:formula="of:=IF([Input.I31]&lt;&gt;&quot;&quot;;IF([Input.I31]=[Input.I$1];1;0);&quot;&quot;)" office:value-type="float" office:value="0">
            <text:p>0</text:p>
          </table:table-cell>
          <table:table-cell table:formula="of:=IF([Input.J31]&lt;&gt;&quot;&quot;;IF([Input.J31]=[Input.J$1];1;0);&quot;&quot;)" office:value-type="float" office:value="0">
            <text:p>0</text:p>
          </table:table-cell>
          <table:table-cell table:formula="of:=IF([Input.K31]&lt;&gt;&quot;&quot;;IF([Input.K31]=[Input.K$1];1;0);&quot;&quot;)" office:value-type="float" office:value="0">
            <text:p>0</text:p>
          </table:table-cell>
          <table:table-cell table:formula="of:=IF([Input.L31]&lt;&gt;&quot;&quot;;IF([Input.L31]=[Input.L$1];1;0);&quot;&quot;)" office:value-type="float" office:value="0">
            <text:p>0</text:p>
          </table:table-cell>
          <table:table-cell table:formula="of:=IF([Input.M31]&lt;&gt;&quot;&quot;;IF([Input.M31]=[Input.M$1];1;0);&quot;&quot;)" office:value-type="float" office:value="1">
            <text:p>1</text:p>
          </table:table-cell>
          <table:table-cell table:formula="of:=IF([Input.N31]&lt;&gt;&quot;&quot;;IF([Input.N31]=[Input.N$1];1;0);&quot;&quot;)" office:value-type="float" office:value="0">
            <text:p>0</text:p>
          </table:table-cell>
          <table:table-cell table:formula="of:=IF([Input.O31]&lt;&gt;&quot;&quot;;IF([Input.O31]=[Input.O$1];1;0);&quot;&quot;)" office:value-type="float" office:value="1">
            <text:p>1</text:p>
          </table:table-cell>
          <table:table-cell table:formula="of:=IF([Input.P31]&lt;&gt;&quot;&quot;;IF([Input.P31]=[Input.P$1];1;0);&quot;&quot;)" office:value-type="float" office:value="1">
            <text:p>1</text:p>
          </table:table-cell>
          <table:table-cell table:formula="of:=IF([Input.Q31]&lt;&gt;&quot;&quot;;IF([Input.Q31]=[Input.Q$1];1;0);&quot;&quot;)" office:value-type="float" office:value="1">
            <text:p>1</text:p>
          </table:table-cell>
          <table:table-cell table:formula="of:=IF([Input.R31]&lt;&gt;&quot;&quot;;IF([Input.R31]=[Input.R$1];1;0);&quot;&quot;)" office:value-type="float" office:value="0">
            <text:p>0</text:p>
          </table:table-cell>
          <table:table-cell table:formula="of:=IF([Input.S31]&lt;&gt;&quot;&quot;;IF([Input.S31]=[Input.S$1];1;0);&quot;&quot;)" office:value-type="float" office:value="0">
            <text:p>0</text:p>
          </table:table-cell>
          <table:table-cell table:formula="of:=IF([Input.T31]&lt;&gt;&quot;&quot;;IF([Input.T31]=[Input.T$1];1;0);&quot;&quot;)" office:value-type="float" office:value="1">
            <text:p>1</text:p>
          </table:table-cell>
          <table:table-cell table:formula="of:=IF([Input.U31]&lt;&gt;&quot;&quot;;IF([Input.U31]=[Input.U$1];1;0);&quot;&quot;)" office:value-type="float" office:value="1">
            <text:p>1</text:p>
          </table:table-cell>
          <table:table-cell table:formula="of:=IF([Input.V31]&lt;&gt;&quot;&quot;;IF([Input.V31]=[Input.V$1];1;0);&quot;&quot;)" office:value-type="float" office:value="1">
            <text:p>1</text:p>
          </table:table-cell>
          <table:table-cell table:formula="of:=IF([Input.W31]&lt;&gt;&quot;&quot;;IF([Input.W31]=[Input.W$1];1;0);&quot;&quot;)" office:value-type="float" office:value="1">
            <text:p>1</text:p>
          </table:table-cell>
          <table:table-cell table:formula="of:=IF([Input.X31]&lt;&gt;&quot;&quot;;IF([Input.X31]=[Input.X$1];1;0);&quot;&quot;)" office:value-type="float" office:value="1">
            <text:p>1</text:p>
          </table:table-cell>
          <table:table-cell table:formula="of:=IF([Input.Y31]&lt;&gt;&quot;&quot;;IF([Input.Y31]=[Input.Y$1];1;0);&quot;&quot;)" office:value-type="float" office:value="1">
            <text:p>1</text:p>
          </table:table-cell>
          <table:table-cell table:formula="of:=IF([Input.Z31]&lt;&gt;&quot;&quot;;IF([Input.Z31]=[Input.Z$1];1;0);&quot;&quot;)" office:value-type="float" office:value="0">
            <text:p>0</text:p>
          </table:table-cell>
          <table:table-cell table:formula="of:=IF([Input.AA31]&lt;&gt;&quot;&quot;;IF([Input.AA31]=[Input.AA$1];1;0);&quot;&quot;)" office:value-type="float" office:value="0">
            <text:p>0</text:p>
          </table:table-cell>
          <table:table-cell table:formula="of:=IF([Input.AB31]&lt;&gt;&quot;&quot;;IF([Input.AB31]=[Input.AB$1];1;0);&quot;&quot;)" office:value-type="float" office:value="0">
            <text:p>0</text:p>
          </table:table-cell>
          <table:table-cell table:formula="of:=IF([Input.AC31]&lt;&gt;&quot;&quot;;IF([Input.AC31]=[Input.AC$1];1;0);&quot;&quot;)" office:value-type="float" office:value="1">
            <text:p>1</text:p>
          </table:table-cell>
          <table:table-cell table:formula="of:=IF([Input.AD31]&lt;&gt;&quot;&quot;;IF([Input.AD31]=[Input.AD$1];1;0);&quot;&quot;)" office:value-type="float" office:value="0">
            <text:p>0</text:p>
          </table:table-cell>
          <table:table-cell table:formula="of:=IF([Input.AE31]&lt;&gt;&quot;&quot;;IF([Input.AE31]=[Input.AE$1];1;0);&quot;&quot;)" office:value-type="float" office:value="0">
            <text:p>0</text:p>
          </table:table-cell>
          <table:table-cell table:formula="of:=IF([Input.AF31]&lt;&gt;&quot;&quot;;IF([Input.AF31]=[Input.AF$1];1;0);&quot;&quot;)" office:value-type="float" office:value="1">
            <text:p>1</text:p>
          </table:table-cell>
          <table:table-cell table:formula="of:=IF([Input.AG31]&lt;&gt;&quot;&quot;;IF([Input.AG31]=[Input.AG$1];1;0);&quot;&quot;)" office:value-type="float" office:value="1">
            <text:p>1</text:p>
          </table:table-cell>
          <table:table-cell table:formula="of:=IF([Input.AH31]&lt;&gt;&quot;&quot;;IF([Input.AH31]=[Input.AH$1];1;0);&quot;&quot;)" office:value-type="float" office:value="0">
            <text:p>0</text:p>
          </table:table-cell>
          <table:table-cell table:formula="of:=IF([Input.AI31]&lt;&gt;&quot;&quot;;IF([Input.AI31]=[Input.AI$1];1;0);&quot;&quot;)" office:value-type="float" office:value="1">
            <text:p>1</text:p>
          </table:table-cell>
          <table:table-cell table:formula="of:=IF([Input.AJ31]&lt;&gt;&quot;&quot;;IF([Input.AJ31]=[Input.AJ$1];1;0);&quot;&quot;)" office:value-type="float" office:value="0">
            <text:p>0</text:p>
          </table:table-cell>
          <table:table-cell table:formula="of:=IF([Input.AK31]&lt;&gt;&quot;&quot;;IF([Input.AK31]=[Input.AK$1];1;0);&quot;&quot;)" office:value-type="float" office:value="1">
            <text:p>1</text:p>
          </table:table-cell>
          <table:table-cell table:formula="of:=IF([Input.AL31]&lt;&gt;&quot;&quot;;IF([Input.AL31]=[Input.AL$1];1;0);&quot;&quot;)" office:value-type="float" office:value="0">
            <text:p>0</text:p>
          </table:table-cell>
          <table:table-cell table:formula="of:=IF([Input.AM31]&lt;&gt;&quot;&quot;;IF([Input.AM31]=[Input.AM$1];1;0);&quot;&quot;)" office:value-type="float" office:value="0">
            <text:p>0</text:p>
          </table:table-cell>
          <table:table-cell table:formula="of:=IF([Input.AN31]&lt;&gt;&quot;&quot;;IF([Input.AN31]=[Input.AN$1];1;0);&quot;&quot;)" office:value-type="float" office:value="0">
            <text:p>0</text:p>
          </table:table-cell>
          <table:table-cell table:formula="of:=IF([Input.AO31]&lt;&gt;&quot;&quot;;IF([Input.AO31]=[Input.AO$1];1;0);&quot;&quot;)" office:value-type="float" office:value="1">
            <text:p>1</text:p>
          </table:table-cell>
          <table:table-cell table:formula="of:=IF([Input.AP31]&lt;&gt;&quot;&quot;;IF([Input.AP31]=[Input.AP$1];1;0);&quot;&quot;)" office:value-type="float" office:value="0">
            <text:p>0</text:p>
          </table:table-cell>
          <table:table-cell table:formula="of:=IF([Input.AQ31]&lt;&gt;&quot;&quot;;IF([Input.AQ31]=[Input.AQ$1];1;0);&quot;&quot;)" office:value-type="float" office:value="0">
            <text:p>0</text:p>
          </table:table-cell>
          <table:table-cell table:formula="of:=IF([Input.AR31]&lt;&gt;&quot;&quot;;IF([Input.AR31]=[Input.AR$1];1;0);&quot;&quot;)" office:value-type="float" office:value="1">
            <text:p>1</text:p>
          </table:table-cell>
          <table:table-cell table:formula="of:=IF([Input.AS31]&lt;&gt;&quot;&quot;;IF([Input.AS31]=[Input.AS$1];1;0);&quot;&quot;)" office:value-type="float" office:value="1">
            <text:p>1</text:p>
          </table:table-cell>
          <table:table-cell table:formula="of:=IF([Input.AT31]&lt;&gt;&quot;&quot;;IF([Input.AT31]=[Input.AT$1];1;0);&quot;&quot;)" office:value-type="float" office:value="1">
            <text:p>1</text:p>
          </table:table-cell>
          <table:table-cell table:formula="of:=IF([Input.AU31]&lt;&gt;&quot;&quot;;IF([Input.AU31]=[Input.AU$1];1;0);&quot;&quot;)" office:value-type="float" office:value="1">
            <text:p>1</text:p>
          </table:table-cell>
          <table:table-cell table:formula="of:=IF([Input.AV31]&lt;&gt;&quot;&quot;;IF([Input.AV31]=[Input.AV$1];1;0);&quot;&quot;)" office:value-type="float" office:value="1">
            <text:p>1</text:p>
          </table:table-cell>
          <table:table-cell table:formula="of:=IF([Input.AW31]&lt;&gt;&quot;&quot;;IF([Input.AW31]=[Input.AW$1];1;0);&quot;&quot;)" office:value-type="float" office:value="0">
            <text:p>0</text:p>
          </table:table-cell>
          <table:table-cell table:formula="of:=IF([Input.AX31]&lt;&gt;&quot;&quot;;IF([Input.AX31]=[Input.AX$1];1;0);&quot;&quot;)" office:value-type="float" office:value="0">
            <text:p>0</text:p>
          </table:table-cell>
          <table:table-cell table:formula="of:=IF([Input.AY31]&lt;&gt;&quot;&quot;;IF([Input.AY31]=[Input.AY$1];1;0);&quot;&quot;)" office:value-type="float" office:value="0">
            <text:p>0</text:p>
          </table:table-cell>
          <table:table-cell table:formula="of:=IF([Input.AZ31]&lt;&gt;&quot;&quot;;IF([Input.AZ31]=[Input.AZ$1];1;0);&quot;&quot;)" office:value-type="float" office:value="1">
            <text:p>1</text:p>
          </table:table-cell>
          <table:table-cell/>
          <table:table-cell table:formula="of:=IF([.B31]&lt;&gt;&quot;&quot;;SUM([.B31:.AY31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29">
            <text:p>29</text:p>
          </table:table-cell>
          <table:table-cell table:formula="of:=IF([Input.C32]&lt;&gt;&quot;&quot;;IF([Input.C32]=[Input.C$1];1;0);&quot;&quot;)" office:value-type="float" office:value="1">
            <text:p>1</text:p>
          </table:table-cell>
          <table:table-cell table:formula="of:=IF([Input.D32]&lt;&gt;&quot;&quot;;IF([Input.D32]=[Input.D$1];1;0);&quot;&quot;)" office:value-type="float" office:value="0">
            <text:p>0</text:p>
          </table:table-cell>
          <table:table-cell table:formula="of:=IF([Input.E32]&lt;&gt;&quot;&quot;;IF([Input.E32]=[Input.E$1];1;0);&quot;&quot;)" office:value-type="float" office:value="0">
            <text:p>0</text:p>
          </table:table-cell>
          <table:table-cell table:formula="of:=IF([Input.F32]&lt;&gt;&quot;&quot;;IF([Input.F32]=[Input.F$1];1;0);&quot;&quot;)" office:value-type="float" office:value="1">
            <text:p>1</text:p>
          </table:table-cell>
          <table:table-cell table:formula="of:=IF([Input.G32]&lt;&gt;&quot;&quot;;IF([Input.G32]=[Input.G$1];1;0);&quot;&quot;)" office:value-type="float" office:value="1">
            <text:p>1</text:p>
          </table:table-cell>
          <table:table-cell table:formula="of:=IF([Input.H32]&lt;&gt;&quot;&quot;;IF([Input.H32]=[Input.H$1];1;0);&quot;&quot;)" office:value-type="float" office:value="0">
            <text:p>0</text:p>
          </table:table-cell>
          <table:table-cell table:formula="of:=IF([Input.I32]&lt;&gt;&quot;&quot;;IF([Input.I32]=[Input.I$1];1;0);&quot;&quot;)" office:value-type="float" office:value="0">
            <text:p>0</text:p>
          </table:table-cell>
          <table:table-cell table:formula="of:=IF([Input.J32]&lt;&gt;&quot;&quot;;IF([Input.J32]=[Input.J$1];1;0);&quot;&quot;)" office:value-type="float" office:value="0">
            <text:p>0</text:p>
          </table:table-cell>
          <table:table-cell table:formula="of:=IF([Input.K32]&lt;&gt;&quot;&quot;;IF([Input.K32]=[Input.K$1];1;0);&quot;&quot;)" office:value-type="float" office:value="1">
            <text:p>1</text:p>
          </table:table-cell>
          <table:table-cell table:formula="of:=IF([Input.L32]&lt;&gt;&quot;&quot;;IF([Input.L32]=[Input.L$1];1;0);&quot;&quot;)" office:value-type="float" office:value="0">
            <text:p>0</text:p>
          </table:table-cell>
          <table:table-cell table:formula="of:=IF([Input.M32]&lt;&gt;&quot;&quot;;IF([Input.M32]=[Input.M$1];1;0);&quot;&quot;)" office:value-type="float" office:value="0">
            <text:p>0</text:p>
          </table:table-cell>
          <table:table-cell table:formula="of:=IF([Input.N32]&lt;&gt;&quot;&quot;;IF([Input.N32]=[Input.N$1];1;0);&quot;&quot;)" office:value-type="float" office:value="1">
            <text:p>1</text:p>
          </table:table-cell>
          <table:table-cell table:formula="of:=IF([Input.O32]&lt;&gt;&quot;&quot;;IF([Input.O32]=[Input.O$1];1;0);&quot;&quot;)" office:value-type="float" office:value="1">
            <text:p>1</text:p>
          </table:table-cell>
          <table:table-cell table:formula="of:=IF([Input.P32]&lt;&gt;&quot;&quot;;IF([Input.P32]=[Input.P$1];1;0);&quot;&quot;)" office:value-type="float" office:value="1">
            <text:p>1</text:p>
          </table:table-cell>
          <table:table-cell table:formula="of:=IF([Input.Q32]&lt;&gt;&quot;&quot;;IF([Input.Q32]=[Input.Q$1];1;0);&quot;&quot;)" office:value-type="float" office:value="1">
            <text:p>1</text:p>
          </table:table-cell>
          <table:table-cell table:formula="of:=IF([Input.R32]&lt;&gt;&quot;&quot;;IF([Input.R32]=[Input.R$1];1;0);&quot;&quot;)" office:value-type="float" office:value="0">
            <text:p>0</text:p>
          </table:table-cell>
          <table:table-cell table:formula="of:=IF([Input.S32]&lt;&gt;&quot;&quot;;IF([Input.S32]=[Input.S$1];1;0);&quot;&quot;)" office:value-type="float" office:value="0">
            <text:p>0</text:p>
          </table:table-cell>
          <table:table-cell table:formula="of:=IF([Input.T32]&lt;&gt;&quot;&quot;;IF([Input.T32]=[Input.T$1];1;0);&quot;&quot;)" office:value-type="float" office:value="0">
            <text:p>0</text:p>
          </table:table-cell>
          <table:table-cell table:formula="of:=IF([Input.U32]&lt;&gt;&quot;&quot;;IF([Input.U32]=[Input.U$1];1;0);&quot;&quot;)" office:value-type="float" office:value="1">
            <text:p>1</text:p>
          </table:table-cell>
          <table:table-cell table:formula="of:=IF([Input.V32]&lt;&gt;&quot;&quot;;IF([Input.V32]=[Input.V$1];1;0);&quot;&quot;)" office:value-type="float" office:value="1">
            <text:p>1</text:p>
          </table:table-cell>
          <table:table-cell table:formula="of:=IF([Input.W32]&lt;&gt;&quot;&quot;;IF([Input.W32]=[Input.W$1];1;0);&quot;&quot;)" office:value-type="float" office:value="1">
            <text:p>1</text:p>
          </table:table-cell>
          <table:table-cell table:formula="of:=IF([Input.X32]&lt;&gt;&quot;&quot;;IF([Input.X32]=[Input.X$1];1;0);&quot;&quot;)" office:value-type="float" office:value="1">
            <text:p>1</text:p>
          </table:table-cell>
          <table:table-cell table:formula="of:=IF([Input.Y32]&lt;&gt;&quot;&quot;;IF([Input.Y32]=[Input.Y$1];1;0);&quot;&quot;)" office:value-type="float" office:value="0">
            <text:p>0</text:p>
          </table:table-cell>
          <table:table-cell table:formula="of:=IF([Input.Z32]&lt;&gt;&quot;&quot;;IF([Input.Z32]=[Input.Z$1];1;0);&quot;&quot;)" office:value-type="float" office:value="1">
            <text:p>1</text:p>
          </table:table-cell>
          <table:table-cell table:formula="of:=IF([Input.AA32]&lt;&gt;&quot;&quot;;IF([Input.AA32]=[Input.AA$1];1;0);&quot;&quot;)" office:value-type="float" office:value="0">
            <text:p>0</text:p>
          </table:table-cell>
          <table:table-cell table:formula="of:=IF([Input.AB32]&lt;&gt;&quot;&quot;;IF([Input.AB32]=[Input.AB$1];1;0);&quot;&quot;)" office:value-type="float" office:value="1">
            <text:p>1</text:p>
          </table:table-cell>
          <table:table-cell table:formula="of:=IF([Input.AC32]&lt;&gt;&quot;&quot;;IF([Input.AC32]=[Input.AC$1];1;0);&quot;&quot;)" office:value-type="float" office:value="1">
            <text:p>1</text:p>
          </table:table-cell>
          <table:table-cell table:formula="of:=IF([Input.AD32]&lt;&gt;&quot;&quot;;IF([Input.AD32]=[Input.AD$1];1;0);&quot;&quot;)" office:value-type="float" office:value="1">
            <text:p>1</text:p>
          </table:table-cell>
          <table:table-cell table:formula="of:=IF([Input.AE32]&lt;&gt;&quot;&quot;;IF([Input.AE32]=[Input.AE$1];1;0);&quot;&quot;)" office:value-type="float" office:value="0">
            <text:p>0</text:p>
          </table:table-cell>
          <table:table-cell table:formula="of:=IF([Input.AF32]&lt;&gt;&quot;&quot;;IF([Input.AF32]=[Input.AF$1];1;0);&quot;&quot;)" office:value-type="float" office:value="1">
            <text:p>1</text:p>
          </table:table-cell>
          <table:table-cell table:formula="of:=IF([Input.AG32]&lt;&gt;&quot;&quot;;IF([Input.AG32]=[Input.AG$1];1;0);&quot;&quot;)" office:value-type="float" office:value="1">
            <text:p>1</text:p>
          </table:table-cell>
          <table:table-cell table:formula="of:=IF([Input.AH32]&lt;&gt;&quot;&quot;;IF([Input.AH32]=[Input.AH$1];1;0);&quot;&quot;)" office:value-type="float" office:value="1">
            <text:p>1</text:p>
          </table:table-cell>
          <table:table-cell table:formula="of:=IF([Input.AI32]&lt;&gt;&quot;&quot;;IF([Input.AI32]=[Input.AI$1];1;0);&quot;&quot;)" office:value-type="float" office:value="0">
            <text:p>0</text:p>
          </table:table-cell>
          <table:table-cell table:formula="of:=IF([Input.AJ32]&lt;&gt;&quot;&quot;;IF([Input.AJ32]=[Input.AJ$1];1;0);&quot;&quot;)" office:value-type="float" office:value="1">
            <text:p>1</text:p>
          </table:table-cell>
          <table:table-cell table:formula="of:=IF([Input.AK32]&lt;&gt;&quot;&quot;;IF([Input.AK32]=[Input.AK$1];1;0);&quot;&quot;)" office:value-type="float" office:value="0">
            <text:p>0</text:p>
          </table:table-cell>
          <table:table-cell table:formula="of:=IF([Input.AL32]&lt;&gt;&quot;&quot;;IF([Input.AL32]=[Input.AL$1];1;0);&quot;&quot;)" office:value-type="float" office:value="0">
            <text:p>0</text:p>
          </table:table-cell>
          <table:table-cell table:formula="of:=IF([Input.AM32]&lt;&gt;&quot;&quot;;IF([Input.AM32]=[Input.AM$1];1;0);&quot;&quot;)" office:value-type="float" office:value="0">
            <text:p>0</text:p>
          </table:table-cell>
          <table:table-cell table:formula="of:=IF([Input.AN32]&lt;&gt;&quot;&quot;;IF([Input.AN32]=[Input.AN$1];1;0);&quot;&quot;)" office:value-type="float" office:value="0">
            <text:p>0</text:p>
          </table:table-cell>
          <table:table-cell table:formula="of:=IF([Input.AO32]&lt;&gt;&quot;&quot;;IF([Input.AO32]=[Input.AO$1];1;0);&quot;&quot;)" office:value-type="float" office:value="1">
            <text:p>1</text:p>
          </table:table-cell>
          <table:table-cell table:formula="of:=IF([Input.AP32]&lt;&gt;&quot;&quot;;IF([Input.AP32]=[Input.AP$1];1;0);&quot;&quot;)" office:value-type="float" office:value="1">
            <text:p>1</text:p>
          </table:table-cell>
          <table:table-cell table:formula="of:=IF([Input.AQ32]&lt;&gt;&quot;&quot;;IF([Input.AQ32]=[Input.AQ$1];1;0);&quot;&quot;)" office:value-type="float" office:value="0">
            <text:p>0</text:p>
          </table:table-cell>
          <table:table-cell table:formula="of:=IF([Input.AR32]&lt;&gt;&quot;&quot;;IF([Input.AR32]=[Input.AR$1];1;0);&quot;&quot;)" office:value-type="float" office:value="1">
            <text:p>1</text:p>
          </table:table-cell>
          <table:table-cell table:formula="of:=IF([Input.AS32]&lt;&gt;&quot;&quot;;IF([Input.AS32]=[Input.AS$1];1;0);&quot;&quot;)" office:value-type="float" office:value="1">
            <text:p>1</text:p>
          </table:table-cell>
          <table:table-cell table:formula="of:=IF([Input.AT32]&lt;&gt;&quot;&quot;;IF([Input.AT32]=[Input.AT$1];1;0);&quot;&quot;)" office:value-type="float" office:value="0">
            <text:p>0</text:p>
          </table:table-cell>
          <table:table-cell table:formula="of:=IF([Input.AU32]&lt;&gt;&quot;&quot;;IF([Input.AU32]=[Input.AU$1];1;0);&quot;&quot;)" office:value-type="float" office:value="1">
            <text:p>1</text:p>
          </table:table-cell>
          <table:table-cell table:formula="of:=IF([Input.AV32]&lt;&gt;&quot;&quot;;IF([Input.AV32]=[Input.AV$1];1;0);&quot;&quot;)" office:value-type="float" office:value="1">
            <text:p>1</text:p>
          </table:table-cell>
          <table:table-cell table:formula="of:=IF([Input.AW32]&lt;&gt;&quot;&quot;;IF([Input.AW32]=[Input.AW$1];1;0);&quot;&quot;)" office:value-type="float" office:value="1">
            <text:p>1</text:p>
          </table:table-cell>
          <table:table-cell table:formula="of:=IF([Input.AX32]&lt;&gt;&quot;&quot;;IF([Input.AX32]=[Input.AX$1];1;0);&quot;&quot;)" office:value-type="float" office:value="0">
            <text:p>0</text:p>
          </table:table-cell>
          <table:table-cell table:formula="of:=IF([Input.AY32]&lt;&gt;&quot;&quot;;IF([Input.AY32]=[Input.AY$1];1;0);&quot;&quot;)" office:value-type="float" office:value="1">
            <text:p>1</text:p>
          </table:table-cell>
          <table:table-cell table:formula="of:=IF([Input.AZ32]&lt;&gt;&quot;&quot;;IF([Input.AZ32]=[Input.AZ$1];1;0);&quot;&quot;)" office:value-type="float" office:value="0">
            <text:p>0</text:p>
          </table:table-cell>
          <table:table-cell/>
          <table:table-cell table:formula="of:=IF([.B32]&lt;&gt;&quot;&quot;;SUM([.B32:.AY32]);&quot;&quot;)" office:value-type="float" office:value="28">
            <text:p>28</text:p>
          </table:table-cell>
          <table:table-cell table:number-columns-repeated="971"/>
        </table:table-row>
        <table:table-row table:style-name="ro2">
          <table:table-cell office:value-type="float" office:value="30">
            <text:p>30</text:p>
          </table:table-cell>
          <table:table-cell table:formula="of:=IF([Input.C33]&lt;&gt;&quot;&quot;;IF([Input.C33]=[Input.C$1];1;0);&quot;&quot;)" office:value-type="float" office:value="1">
            <text:p>1</text:p>
          </table:table-cell>
          <table:table-cell table:formula="of:=IF([Input.D33]&lt;&gt;&quot;&quot;;IF([Input.D33]=[Input.D$1];1;0);&quot;&quot;)" office:value-type="float" office:value="1">
            <text:p>1</text:p>
          </table:table-cell>
          <table:table-cell table:formula="of:=IF([Input.E33]&lt;&gt;&quot;&quot;;IF([Input.E33]=[Input.E$1];1;0);&quot;&quot;)" office:value-type="float" office:value="0">
            <text:p>0</text:p>
          </table:table-cell>
          <table:table-cell table:formula="of:=IF([Input.F33]&lt;&gt;&quot;&quot;;IF([Input.F33]=[Input.F$1];1;0);&quot;&quot;)" office:value-type="float" office:value="0">
            <text:p>0</text:p>
          </table:table-cell>
          <table:table-cell table:formula="of:=IF([Input.G33]&lt;&gt;&quot;&quot;;IF([Input.G33]=[Input.G$1];1;0);&quot;&quot;)" office:value-type="float" office:value="1">
            <text:p>1</text:p>
          </table:table-cell>
          <table:table-cell table:formula="of:=IF([Input.H33]&lt;&gt;&quot;&quot;;IF([Input.H33]=[Input.H$1];1;0);&quot;&quot;)" office:value-type="float" office:value="1">
            <text:p>1</text:p>
          </table:table-cell>
          <table:table-cell table:formula="of:=IF([Input.I33]&lt;&gt;&quot;&quot;;IF([Input.I33]=[Input.I$1];1;0);&quot;&quot;)" office:value-type="float" office:value="1">
            <text:p>1</text:p>
          </table:table-cell>
          <table:table-cell table:formula="of:=IF([Input.J33]&lt;&gt;&quot;&quot;;IF([Input.J33]=[Input.J$1];1;0);&quot;&quot;)" office:value-type="float" office:value="1">
            <text:p>1</text:p>
          </table:table-cell>
          <table:table-cell table:formula="of:=IF([Input.K33]&lt;&gt;&quot;&quot;;IF([Input.K33]=[Input.K$1];1;0);&quot;&quot;)" office:value-type="float" office:value="1">
            <text:p>1</text:p>
          </table:table-cell>
          <table:table-cell table:formula="of:=IF([Input.L33]&lt;&gt;&quot;&quot;;IF([Input.L33]=[Input.L$1];1;0);&quot;&quot;)" office:value-type="float" office:value="1">
            <text:p>1</text:p>
          </table:table-cell>
          <table:table-cell table:formula="of:=IF([Input.M33]&lt;&gt;&quot;&quot;;IF([Input.M33]=[Input.M$1];1;0);&quot;&quot;)" office:value-type="float" office:value="0">
            <text:p>0</text:p>
          </table:table-cell>
          <table:table-cell table:formula="of:=IF([Input.N33]&lt;&gt;&quot;&quot;;IF([Input.N33]=[Input.N$1];1;0);&quot;&quot;)" office:value-type="float" office:value="1">
            <text:p>1</text:p>
          </table:table-cell>
          <table:table-cell table:formula="of:=IF([Input.O33]&lt;&gt;&quot;&quot;;IF([Input.O33]=[Input.O$1];1;0);&quot;&quot;)" office:value-type="float" office:value="0">
            <text:p>0</text:p>
          </table:table-cell>
          <table:table-cell table:formula="of:=IF([Input.P33]&lt;&gt;&quot;&quot;;IF([Input.P33]=[Input.P$1];1;0);&quot;&quot;)" office:value-type="float" office:value="1">
            <text:p>1</text:p>
          </table:table-cell>
          <table:table-cell table:formula="of:=IF([Input.Q33]&lt;&gt;&quot;&quot;;IF([Input.Q33]=[Input.Q$1];1;0);&quot;&quot;)" office:value-type="float" office:value="1">
            <text:p>1</text:p>
          </table:table-cell>
          <table:table-cell table:formula="of:=IF([Input.R33]&lt;&gt;&quot;&quot;;IF([Input.R33]=[Input.R$1];1;0);&quot;&quot;)" office:value-type="float" office:value="0">
            <text:p>0</text:p>
          </table:table-cell>
          <table:table-cell table:formula="of:=IF([Input.S33]&lt;&gt;&quot;&quot;;IF([Input.S33]=[Input.S$1];1;0);&quot;&quot;)" office:value-type="float" office:value="0">
            <text:p>0</text:p>
          </table:table-cell>
          <table:table-cell table:formula="of:=IF([Input.T33]&lt;&gt;&quot;&quot;;IF([Input.T33]=[Input.T$1];1;0);&quot;&quot;)" office:value-type="float" office:value="1">
            <text:p>1</text:p>
          </table:table-cell>
          <table:table-cell table:formula="of:=IF([Input.U33]&lt;&gt;&quot;&quot;;IF([Input.U33]=[Input.U$1];1;0);&quot;&quot;)" office:value-type="float" office:value="1">
            <text:p>1</text:p>
          </table:table-cell>
          <table:table-cell table:formula="of:=IF([Input.V33]&lt;&gt;&quot;&quot;;IF([Input.V33]=[Input.V$1];1;0);&quot;&quot;)" office:value-type="float" office:value="1">
            <text:p>1</text:p>
          </table:table-cell>
          <table:table-cell table:formula="of:=IF([Input.W33]&lt;&gt;&quot;&quot;;IF([Input.W33]=[Input.W$1];1;0);&quot;&quot;)" office:value-type="float" office:value="1">
            <text:p>1</text:p>
          </table:table-cell>
          <table:table-cell table:formula="of:=IF([Input.X33]&lt;&gt;&quot;&quot;;IF([Input.X33]=[Input.X$1];1;0);&quot;&quot;)" office:value-type="float" office:value="1">
            <text:p>1</text:p>
          </table:table-cell>
          <table:table-cell table:formula="of:=IF([Input.Y33]&lt;&gt;&quot;&quot;;IF([Input.Y33]=[Input.Y$1];1;0);&quot;&quot;)" office:value-type="float" office:value="1">
            <text:p>1</text:p>
          </table:table-cell>
          <table:table-cell table:formula="of:=IF([Input.Z33]&lt;&gt;&quot;&quot;;IF([Input.Z33]=[Input.Z$1];1;0);&quot;&quot;)" office:value-type="float" office:value="1">
            <text:p>1</text:p>
          </table:table-cell>
          <table:table-cell table:formula="of:=IF([Input.AA33]&lt;&gt;&quot;&quot;;IF([Input.AA33]=[Input.AA$1];1;0);&quot;&quot;)" office:value-type="float" office:value="0">
            <text:p>0</text:p>
          </table:table-cell>
          <table:table-cell table:formula="of:=IF([Input.AB33]&lt;&gt;&quot;&quot;;IF([Input.AB33]=[Input.AB$1];1;0);&quot;&quot;)" office:value-type="float" office:value="1">
            <text:p>1</text:p>
          </table:table-cell>
          <table:table-cell table:formula="of:=IF([Input.AC33]&lt;&gt;&quot;&quot;;IF([Input.AC33]=[Input.AC$1];1;0);&quot;&quot;)" office:value-type="float" office:value="1">
            <text:p>1</text:p>
          </table:table-cell>
          <table:table-cell table:formula="of:=IF([Input.AD33]&lt;&gt;&quot;&quot;;IF([Input.AD33]=[Input.AD$1];1;0);&quot;&quot;)" office:value-type="float" office:value="0">
            <text:p>0</text:p>
          </table:table-cell>
          <table:table-cell table:formula="of:=IF([Input.AE33]&lt;&gt;&quot;&quot;;IF([Input.AE33]=[Input.AE$1];1;0);&quot;&quot;)" office:value-type="float" office:value="0">
            <text:p>0</text:p>
          </table:table-cell>
          <table:table-cell table:formula="of:=IF([Input.AF33]&lt;&gt;&quot;&quot;;IF([Input.AF33]=[Input.AF$1];1;0);&quot;&quot;)" office:value-type="float" office:value="0">
            <text:p>0</text:p>
          </table:table-cell>
          <table:table-cell table:formula="of:=IF([Input.AG33]&lt;&gt;&quot;&quot;;IF([Input.AG33]=[Input.AG$1];1;0);&quot;&quot;)" office:value-type="float" office:value="1">
            <text:p>1</text:p>
          </table:table-cell>
          <table:table-cell table:formula="of:=IF([Input.AH33]&lt;&gt;&quot;&quot;;IF([Input.AH33]=[Input.AH$1];1;0);&quot;&quot;)" office:value-type="float" office:value="1">
            <text:p>1</text:p>
          </table:table-cell>
          <table:table-cell table:formula="of:=IF([Input.AI33]&lt;&gt;&quot;&quot;;IF([Input.AI33]=[Input.AI$1];1;0);&quot;&quot;)" office:value-type="float" office:value="1">
            <text:p>1</text:p>
          </table:table-cell>
          <table:table-cell table:formula="of:=IF([Input.AJ33]&lt;&gt;&quot;&quot;;IF([Input.AJ33]=[Input.AJ$1];1;0);&quot;&quot;)" office:value-type="float" office:value="0">
            <text:p>0</text:p>
          </table:table-cell>
          <table:table-cell table:formula="of:=IF([Input.AK33]&lt;&gt;&quot;&quot;;IF([Input.AK33]=[Input.AK$1];1;0);&quot;&quot;)" office:value-type="float" office:value="0">
            <text:p>0</text:p>
          </table:table-cell>
          <table:table-cell table:formula="of:=IF([Input.AL33]&lt;&gt;&quot;&quot;;IF([Input.AL33]=[Input.AL$1];1;0);&quot;&quot;)" office:value-type="float" office:value="1">
            <text:p>1</text:p>
          </table:table-cell>
          <table:table-cell table:formula="of:=IF([Input.AM33]&lt;&gt;&quot;&quot;;IF([Input.AM33]=[Input.AM$1];1;0);&quot;&quot;)" office:value-type="float" office:value="1">
            <text:p>1</text:p>
          </table:table-cell>
          <table:table-cell table:formula="of:=IF([Input.AN33]&lt;&gt;&quot;&quot;;IF([Input.AN33]=[Input.AN$1];1;0);&quot;&quot;)" office:value-type="float" office:value="0">
            <text:p>0</text:p>
          </table:table-cell>
          <table:table-cell table:formula="of:=IF([Input.AO33]&lt;&gt;&quot;&quot;;IF([Input.AO33]=[Input.AO$1];1;0);&quot;&quot;)" office:value-type="float" office:value="1">
            <text:p>1</text:p>
          </table:table-cell>
          <table:table-cell table:formula="of:=IF([Input.AP33]&lt;&gt;&quot;&quot;;IF([Input.AP33]=[Input.AP$1];1;0);&quot;&quot;)" office:value-type="float" office:value="1">
            <text:p>1</text:p>
          </table:table-cell>
          <table:table-cell table:formula="of:=IF([Input.AQ33]&lt;&gt;&quot;&quot;;IF([Input.AQ33]=[Input.AQ$1];1;0);&quot;&quot;)" office:value-type="float" office:value="0">
            <text:p>0</text:p>
          </table:table-cell>
          <table:table-cell table:formula="of:=IF([Input.AR33]&lt;&gt;&quot;&quot;;IF([Input.AR33]=[Input.AR$1];1;0);&quot;&quot;)" office:value-type="float" office:value="0">
            <text:p>0</text:p>
          </table:table-cell>
          <table:table-cell table:formula="of:=IF([Input.AS33]&lt;&gt;&quot;&quot;;IF([Input.AS33]=[Input.AS$1];1;0);&quot;&quot;)" office:value-type="float" office:value="1">
            <text:p>1</text:p>
          </table:table-cell>
          <table:table-cell table:formula="of:=IF([Input.AT33]&lt;&gt;&quot;&quot;;IF([Input.AT33]=[Input.AT$1];1;0);&quot;&quot;)" office:value-type="float" office:value="0">
            <text:p>0</text:p>
          </table:table-cell>
          <table:table-cell table:formula="of:=IF([Input.AU33]&lt;&gt;&quot;&quot;;IF([Input.AU33]=[Input.AU$1];1;0);&quot;&quot;)" office:value-type="float" office:value="1">
            <text:p>1</text:p>
          </table:table-cell>
          <table:table-cell table:formula="of:=IF([Input.AV33]&lt;&gt;&quot;&quot;;IF([Input.AV33]=[Input.AV$1];1;0);&quot;&quot;)" office:value-type="float" office:value="1">
            <text:p>1</text:p>
          </table:table-cell>
          <table:table-cell table:formula="of:=IF([Input.AW33]&lt;&gt;&quot;&quot;;IF([Input.AW33]=[Input.AW$1];1;0);&quot;&quot;)" office:value-type="float" office:value="1">
            <text:p>1</text:p>
          </table:table-cell>
          <table:table-cell table:formula="of:=IF([Input.AX33]&lt;&gt;&quot;&quot;;IF([Input.AX33]=[Input.AX$1];1;0);&quot;&quot;)" office:value-type="float" office:value="1">
            <text:p>1</text:p>
          </table:table-cell>
          <table:table-cell table:formula="of:=IF([Input.AY33]&lt;&gt;&quot;&quot;;IF([Input.AY33]=[Input.AY$1];1;0);&quot;&quot;)" office:value-type="float" office:value="1">
            <text:p>1</text:p>
          </table:table-cell>
          <table:table-cell table:formula="of:=IF([Input.AZ33]&lt;&gt;&quot;&quot;;IF([Input.AZ33]=[Input.AZ$1];1;0);&quot;&quot;)" office:value-type="float" office:value="0">
            <text:p>0</text:p>
          </table:table-cell>
          <table:table-cell/>
          <table:table-cell table:formula="of:=IF([.B33]&lt;&gt;&quot;&quot;;SUM([.B33:.AY33]);&quot;&quot;)" office:value-type="float" office:value="33">
            <text:p>33</text:p>
          </table:table-cell>
          <table:table-cell table:number-columns-repeated="971"/>
        </table:table-row>
        <table:table-row table:style-name="ro2">
          <table:table-cell office:value-type="float" office:value="31">
            <text:p>31</text:p>
          </table:table-cell>
          <table:table-cell table:formula="of:=IF([Input.C34]&lt;&gt;&quot;&quot;;IF([Input.C34]=[Input.C$1];1;0);&quot;&quot;)" office:value-type="float" office:value="1">
            <text:p>1</text:p>
          </table:table-cell>
          <table:table-cell table:formula="of:=IF([Input.D34]&lt;&gt;&quot;&quot;;IF([Input.D34]=[Input.D$1];1;0);&quot;&quot;)" office:value-type="float" office:value="1">
            <text:p>1</text:p>
          </table:table-cell>
          <table:table-cell table:formula="of:=IF([Input.E34]&lt;&gt;&quot;&quot;;IF([Input.E34]=[Input.E$1];1;0);&quot;&quot;)" office:value-type="float" office:value="1">
            <text:p>1</text:p>
          </table:table-cell>
          <table:table-cell table:formula="of:=IF([Input.F34]&lt;&gt;&quot;&quot;;IF([Input.F34]=[Input.F$1];1;0);&quot;&quot;)" office:value-type="float" office:value="1">
            <text:p>1</text:p>
          </table:table-cell>
          <table:table-cell table:formula="of:=IF([Input.G34]&lt;&gt;&quot;&quot;;IF([Input.G34]=[Input.G$1];1;0);&quot;&quot;)" office:value-type="float" office:value="1">
            <text:p>1</text:p>
          </table:table-cell>
          <table:table-cell table:formula="of:=IF([Input.H34]&lt;&gt;&quot;&quot;;IF([Input.H34]=[Input.H$1];1;0);&quot;&quot;)" office:value-type="float" office:value="1">
            <text:p>1</text:p>
          </table:table-cell>
          <table:table-cell table:formula="of:=IF([Input.I34]&lt;&gt;&quot;&quot;;IF([Input.I34]=[Input.I$1];1;0);&quot;&quot;)" office:value-type="float" office:value="1">
            <text:p>1</text:p>
          </table:table-cell>
          <table:table-cell table:formula="of:=IF([Input.J34]&lt;&gt;&quot;&quot;;IF([Input.J34]=[Input.J$1];1;0);&quot;&quot;)" office:value-type="float" office:value="1">
            <text:p>1</text:p>
          </table:table-cell>
          <table:table-cell table:formula="of:=IF([Input.K34]&lt;&gt;&quot;&quot;;IF([Input.K34]=[Input.K$1];1;0);&quot;&quot;)" office:value-type="float" office:value="0">
            <text:p>0</text:p>
          </table:table-cell>
          <table:table-cell table:formula="of:=IF([Input.L34]&lt;&gt;&quot;&quot;;IF([Input.L34]=[Input.L$1];1;0);&quot;&quot;)" office:value-type="float" office:value="1">
            <text:p>1</text:p>
          </table:table-cell>
          <table:table-cell table:formula="of:=IF([Input.M34]&lt;&gt;&quot;&quot;;IF([Input.M34]=[Input.M$1];1;0);&quot;&quot;)" office:value-type="float" office:value="0">
            <text:p>0</text:p>
          </table:table-cell>
          <table:table-cell table:formula="of:=IF([Input.N34]&lt;&gt;&quot;&quot;;IF([Input.N34]=[Input.N$1];1;0);&quot;&quot;)" office:value-type="float" office:value="0">
            <text:p>0</text:p>
          </table:table-cell>
          <table:table-cell table:formula="of:=IF([Input.O34]&lt;&gt;&quot;&quot;;IF([Input.O34]=[Input.O$1];1;0);&quot;&quot;)" office:value-type="float" office:value="1">
            <text:p>1</text:p>
          </table:table-cell>
          <table:table-cell table:formula="of:=IF([Input.P34]&lt;&gt;&quot;&quot;;IF([Input.P34]=[Input.P$1];1;0);&quot;&quot;)" office:value-type="float" office:value="1">
            <text:p>1</text:p>
          </table:table-cell>
          <table:table-cell table:formula="of:=IF([Input.Q34]&lt;&gt;&quot;&quot;;IF([Input.Q34]=[Input.Q$1];1;0);&quot;&quot;)" office:value-type="float" office:value="1">
            <text:p>1</text:p>
          </table:table-cell>
          <table:table-cell table:formula="of:=IF([Input.R34]&lt;&gt;&quot;&quot;;IF([Input.R34]=[Input.R$1];1;0);&quot;&quot;)" office:value-type="float" office:value="0">
            <text:p>0</text:p>
          </table:table-cell>
          <table:table-cell table:formula="of:=IF([Input.S34]&lt;&gt;&quot;&quot;;IF([Input.S34]=[Input.S$1];1;0);&quot;&quot;)" office:value-type="float" office:value="1">
            <text:p>1</text:p>
          </table:table-cell>
          <table:table-cell table:formula="of:=IF([Input.T34]&lt;&gt;&quot;&quot;;IF([Input.T34]=[Input.T$1];1;0);&quot;&quot;)" office:value-type="float" office:value="1">
            <text:p>1</text:p>
          </table:table-cell>
          <table:table-cell table:formula="of:=IF([Input.U34]&lt;&gt;&quot;&quot;;IF([Input.U34]=[Input.U$1];1;0);&quot;&quot;)" office:value-type="float" office:value="1">
            <text:p>1</text:p>
          </table:table-cell>
          <table:table-cell table:formula="of:=IF([Input.V34]&lt;&gt;&quot;&quot;;IF([Input.V34]=[Input.V$1];1;0);&quot;&quot;)" office:value-type="float" office:value="1">
            <text:p>1</text:p>
          </table:table-cell>
          <table:table-cell table:formula="of:=IF([Input.W34]&lt;&gt;&quot;&quot;;IF([Input.W34]=[Input.W$1];1;0);&quot;&quot;)" office:value-type="float" office:value="1">
            <text:p>1</text:p>
          </table:table-cell>
          <table:table-cell table:formula="of:=IF([Input.X34]&lt;&gt;&quot;&quot;;IF([Input.X34]=[Input.X$1];1;0);&quot;&quot;)" office:value-type="float" office:value="1">
            <text:p>1</text:p>
          </table:table-cell>
          <table:table-cell table:formula="of:=IF([Input.Y34]&lt;&gt;&quot;&quot;;IF([Input.Y34]=[Input.Y$1];1;0);&quot;&quot;)" office:value-type="float" office:value="1">
            <text:p>1</text:p>
          </table:table-cell>
          <table:table-cell table:formula="of:=IF([Input.Z34]&lt;&gt;&quot;&quot;;IF([Input.Z34]=[Input.Z$1];1;0);&quot;&quot;)" office:value-type="float" office:value="1">
            <text:p>1</text:p>
          </table:table-cell>
          <table:table-cell table:formula="of:=IF([Input.AA34]&lt;&gt;&quot;&quot;;IF([Input.AA34]=[Input.AA$1];1;0);&quot;&quot;)" office:value-type="float" office:value="1">
            <text:p>1</text:p>
          </table:table-cell>
          <table:table-cell table:formula="of:=IF([Input.AB34]&lt;&gt;&quot;&quot;;IF([Input.AB34]=[Input.AB$1];1;0);&quot;&quot;)" office:value-type="float" office:value="0">
            <text:p>0</text:p>
          </table:table-cell>
          <table:table-cell table:formula="of:=IF([Input.AC34]&lt;&gt;&quot;&quot;;IF([Input.AC34]=[Input.AC$1];1;0);&quot;&quot;)" office:value-type="float" office:value="0">
            <text:p>0</text:p>
          </table:table-cell>
          <table:table-cell table:formula="of:=IF([Input.AD34]&lt;&gt;&quot;&quot;;IF([Input.AD34]=[Input.AD$1];1;0);&quot;&quot;)" office:value-type="float" office:value="1">
            <text:p>1</text:p>
          </table:table-cell>
          <table:table-cell table:formula="of:=IF([Input.AE34]&lt;&gt;&quot;&quot;;IF([Input.AE34]=[Input.AE$1];1;0);&quot;&quot;)" office:value-type="float" office:value="0">
            <text:p>0</text:p>
          </table:table-cell>
          <table:table-cell table:formula="of:=IF([Input.AF34]&lt;&gt;&quot;&quot;;IF([Input.AF34]=[Input.AF$1];1;0);&quot;&quot;)" office:value-type="float" office:value="1">
            <text:p>1</text:p>
          </table:table-cell>
          <table:table-cell table:formula="of:=IF([Input.AG34]&lt;&gt;&quot;&quot;;IF([Input.AG34]=[Input.AG$1];1;0);&quot;&quot;)" office:value-type="float" office:value="1">
            <text:p>1</text:p>
          </table:table-cell>
          <table:table-cell table:formula="of:=IF([Input.AH34]&lt;&gt;&quot;&quot;;IF([Input.AH34]=[Input.AH$1];1;0);&quot;&quot;)" office:value-type="float" office:value="0">
            <text:p>0</text:p>
          </table:table-cell>
          <table:table-cell table:formula="of:=IF([Input.AI34]&lt;&gt;&quot;&quot;;IF([Input.AI34]=[Input.AI$1];1;0);&quot;&quot;)" office:value-type="float" office:value="1">
            <text:p>1</text:p>
          </table:table-cell>
          <table:table-cell table:formula="of:=IF([Input.AJ34]&lt;&gt;&quot;&quot;;IF([Input.AJ34]=[Input.AJ$1];1;0);&quot;&quot;)" office:value-type="float" office:value="1">
            <text:p>1</text:p>
          </table:table-cell>
          <table:table-cell table:formula="of:=IF([Input.AK34]&lt;&gt;&quot;&quot;;IF([Input.AK34]=[Input.AK$1];1;0);&quot;&quot;)" office:value-type="float" office:value="0">
            <text:p>0</text:p>
          </table:table-cell>
          <table:table-cell table:formula="of:=IF([Input.AL34]&lt;&gt;&quot;&quot;;IF([Input.AL34]=[Input.AL$1];1;0);&quot;&quot;)" office:value-type="float" office:value="1">
            <text:p>1</text:p>
          </table:table-cell>
          <table:table-cell table:formula="of:=IF([Input.AM34]&lt;&gt;&quot;&quot;;IF([Input.AM34]=[Input.AM$1];1;0);&quot;&quot;)" office:value-type="float" office:value="0">
            <text:p>0</text:p>
          </table:table-cell>
          <table:table-cell table:formula="of:=IF([Input.AN34]&lt;&gt;&quot;&quot;;IF([Input.AN34]=[Input.AN$1];1;0);&quot;&quot;)" office:value-type="float" office:value="0">
            <text:p>0</text:p>
          </table:table-cell>
          <table:table-cell table:formula="of:=IF([Input.AO34]&lt;&gt;&quot;&quot;;IF([Input.AO34]=[Input.AO$1];1;0);&quot;&quot;)" office:value-type="float" office:value="1">
            <text:p>1</text:p>
          </table:table-cell>
          <table:table-cell table:formula="of:=IF([Input.AP34]&lt;&gt;&quot;&quot;;IF([Input.AP34]=[Input.AP$1];1;0);&quot;&quot;)" office:value-type="float" office:value="1">
            <text:p>1</text:p>
          </table:table-cell>
          <table:table-cell table:formula="of:=IF([Input.AQ34]&lt;&gt;&quot;&quot;;IF([Input.AQ34]=[Input.AQ$1];1;0);&quot;&quot;)" office:value-type="float" office:value="0">
            <text:p>0</text:p>
          </table:table-cell>
          <table:table-cell table:formula="of:=IF([Input.AR34]&lt;&gt;&quot;&quot;;IF([Input.AR34]=[Input.AR$1];1;0);&quot;&quot;)" office:value-type="float" office:value="1">
            <text:p>1</text:p>
          </table:table-cell>
          <table:table-cell table:formula="of:=IF([Input.AS34]&lt;&gt;&quot;&quot;;IF([Input.AS34]=[Input.AS$1];1;0);&quot;&quot;)" office:value-type="float" office:value="1">
            <text:p>1</text:p>
          </table:table-cell>
          <table:table-cell table:formula="of:=IF([Input.AT34]&lt;&gt;&quot;&quot;;IF([Input.AT34]=[Input.AT$1];1;0);&quot;&quot;)" office:value-type="float" office:value="0">
            <text:p>0</text:p>
          </table:table-cell>
          <table:table-cell table:formula="of:=IF([Input.AU34]&lt;&gt;&quot;&quot;;IF([Input.AU34]=[Input.AU$1];1;0);&quot;&quot;)" office:value-type="float" office:value="1">
            <text:p>1</text:p>
          </table:table-cell>
          <table:table-cell table:formula="of:=IF([Input.AV34]&lt;&gt;&quot;&quot;;IF([Input.AV34]=[Input.AV$1];1;0);&quot;&quot;)" office:value-type="float" office:value="1">
            <text:p>1</text:p>
          </table:table-cell>
          <table:table-cell table:formula="of:=IF([Input.AW34]&lt;&gt;&quot;&quot;;IF([Input.AW34]=[Input.AW$1];1;0);&quot;&quot;)" office:value-type="float" office:value="1">
            <text:p>1</text:p>
          </table:table-cell>
          <table:table-cell table:formula="of:=IF([Input.AX34]&lt;&gt;&quot;&quot;;IF([Input.AX34]=[Input.AX$1];1;0);&quot;&quot;)" office:value-type="float" office:value="0">
            <text:p>0</text:p>
          </table:table-cell>
          <table:table-cell table:formula="of:=IF([Input.AY34]&lt;&gt;&quot;&quot;;IF([Input.AY34]=[Input.AY$1];1;0);&quot;&quot;)" office:value-type="float" office:value="0">
            <text:p>0</text:p>
          </table:table-cell>
          <table:table-cell table:formula="of:=IF([Input.AZ34]&lt;&gt;&quot;&quot;;IF([Input.AZ34]=[Input.AZ$1];1;0);&quot;&quot;)" office:value-type="float" office:value="1">
            <text:p>1</text:p>
          </table:table-cell>
          <table:table-cell/>
          <table:table-cell table:formula="of:=IF([.B34]&lt;&gt;&quot;&quot;;SUM([.B34:.AY34]);&quot;&quot;)" office:value-type="float" office:value="35">
            <text:p>35</text:p>
          </table:table-cell>
          <table:table-cell table:number-columns-repeated="971"/>
        </table:table-row>
        <table:table-row table:style-name="ro2">
          <table:table-cell office:value-type="float" office:value="32">
            <text:p>32</text:p>
          </table:table-cell>
          <table:table-cell table:formula="of:=IF([Input.C35]&lt;&gt;&quot;&quot;;IF([Input.C35]=[Input.C$1];1;0);&quot;&quot;)" office:value-type="float" office:value="1">
            <text:p>1</text:p>
          </table:table-cell>
          <table:table-cell table:formula="of:=IF([Input.D35]&lt;&gt;&quot;&quot;;IF([Input.D35]=[Input.D$1];1;0);&quot;&quot;)" office:value-type="float" office:value="0">
            <text:p>0</text:p>
          </table:table-cell>
          <table:table-cell table:formula="of:=IF([Input.E35]&lt;&gt;&quot;&quot;;IF([Input.E35]=[Input.E$1];1;0);&quot;&quot;)" office:value-type="float" office:value="1">
            <text:p>1</text:p>
          </table:table-cell>
          <table:table-cell table:formula="of:=IF([Input.F35]&lt;&gt;&quot;&quot;;IF([Input.F35]=[Input.F$1];1;0);&quot;&quot;)" office:value-type="float" office:value="1">
            <text:p>1</text:p>
          </table:table-cell>
          <table:table-cell table:formula="of:=IF([Input.G35]&lt;&gt;&quot;&quot;;IF([Input.G35]=[Input.G$1];1;0);&quot;&quot;)" office:value-type="float" office:value="0">
            <text:p>0</text:p>
          </table:table-cell>
          <table:table-cell table:formula="of:=IF([Input.H35]&lt;&gt;&quot;&quot;;IF([Input.H35]=[Input.H$1];1;0);&quot;&quot;)" office:value-type="float" office:value="0">
            <text:p>0</text:p>
          </table:table-cell>
          <table:table-cell table:formula="of:=IF([Input.I35]&lt;&gt;&quot;&quot;;IF([Input.I35]=[Input.I$1];1;0);&quot;&quot;)" office:value-type="float" office:value="1">
            <text:p>1</text:p>
          </table:table-cell>
          <table:table-cell table:formula="of:=IF([Input.J35]&lt;&gt;&quot;&quot;;IF([Input.J35]=[Input.J$1];1;0);&quot;&quot;)" office:value-type="float" office:value="1">
            <text:p>1</text:p>
          </table:table-cell>
          <table:table-cell table:formula="of:=IF([Input.K35]&lt;&gt;&quot;&quot;;IF([Input.K35]=[Input.K$1];1;0);&quot;&quot;)" office:value-type="float" office:value="1">
            <text:p>1</text:p>
          </table:table-cell>
          <table:table-cell table:formula="of:=IF([Input.L35]&lt;&gt;&quot;&quot;;IF([Input.L35]=[Input.L$1];1;0);&quot;&quot;)" office:value-type="float" office:value="0">
            <text:p>0</text:p>
          </table:table-cell>
          <table:table-cell table:formula="of:=IF([Input.M35]&lt;&gt;&quot;&quot;;IF([Input.M35]=[Input.M$1];1;0);&quot;&quot;)" office:value-type="float" office:value="1">
            <text:p>1</text:p>
          </table:table-cell>
          <table:table-cell table:formula="of:=IF([Input.N35]&lt;&gt;&quot;&quot;;IF([Input.N35]=[Input.N$1];1;0);&quot;&quot;)" office:value-type="float" office:value="0">
            <text:p>0</text:p>
          </table:table-cell>
          <table:table-cell table:formula="of:=IF([Input.O35]&lt;&gt;&quot;&quot;;IF([Input.O35]=[Input.O$1];1;0);&quot;&quot;)" office:value-type="float" office:value="1">
            <text:p>1</text:p>
          </table:table-cell>
          <table:table-cell table:formula="of:=IF([Input.P35]&lt;&gt;&quot;&quot;;IF([Input.P35]=[Input.P$1];1;0);&quot;&quot;)" office:value-type="float" office:value="1">
            <text:p>1</text:p>
          </table:table-cell>
          <table:table-cell table:formula="of:=IF([Input.Q35]&lt;&gt;&quot;&quot;;IF([Input.Q35]=[Input.Q$1];1;0);&quot;&quot;)" office:value-type="float" office:value="1">
            <text:p>1</text:p>
          </table:table-cell>
          <table:table-cell table:formula="of:=IF([Input.R35]&lt;&gt;&quot;&quot;;IF([Input.R35]=[Input.R$1];1;0);&quot;&quot;)">
            <text:p/>
          </table:table-cell>
          <table:table-cell table:formula="of:=IF([Input.S35]&lt;&gt;&quot;&quot;;IF([Input.S35]=[Input.S$1];1;0);&quot;&quot;)" office:value-type="float" office:value="0">
            <text:p>0</text:p>
          </table:table-cell>
          <table:table-cell table:formula="of:=IF([Input.T35]&lt;&gt;&quot;&quot;;IF([Input.T35]=[Input.T$1];1;0);&quot;&quot;)" office:value-type="float" office:value="1">
            <text:p>1</text:p>
          </table:table-cell>
          <table:table-cell table:formula="of:=IF([Input.U35]&lt;&gt;&quot;&quot;;IF([Input.U35]=[Input.U$1];1;0);&quot;&quot;)" office:value-type="float" office:value="1">
            <text:p>1</text:p>
          </table:table-cell>
          <table:table-cell table:formula="of:=IF([Input.V35]&lt;&gt;&quot;&quot;;IF([Input.V35]=[Input.V$1];1;0);&quot;&quot;)" office:value-type="float" office:value="1">
            <text:p>1</text:p>
          </table:table-cell>
          <table:table-cell table:formula="of:=IF([Input.W35]&lt;&gt;&quot;&quot;;IF([Input.W35]=[Input.W$1];1;0);&quot;&quot;)" office:value-type="float" office:value="1">
            <text:p>1</text:p>
          </table:table-cell>
          <table:table-cell table:formula="of:=IF([Input.X35]&lt;&gt;&quot;&quot;;IF([Input.X35]=[Input.X$1];1;0);&quot;&quot;)" office:value-type="float" office:value="1">
            <text:p>1</text:p>
          </table:table-cell>
          <table:table-cell table:formula="of:=IF([Input.Y35]&lt;&gt;&quot;&quot;;IF([Input.Y35]=[Input.Y$1];1;0);&quot;&quot;)" office:value-type="float" office:value="1">
            <text:p>1</text:p>
          </table:table-cell>
          <table:table-cell table:formula="of:=IF([Input.Z35]&lt;&gt;&quot;&quot;;IF([Input.Z35]=[Input.Z$1];1;0);&quot;&quot;)" office:value-type="float" office:value="1">
            <text:p>1</text:p>
          </table:table-cell>
          <table:table-cell table:formula="of:=IF([Input.AA35]&lt;&gt;&quot;&quot;;IF([Input.AA35]=[Input.AA$1];1;0);&quot;&quot;)">
            <text:p/>
          </table:table-cell>
          <table:table-cell table:formula="of:=IF([Input.AB35]&lt;&gt;&quot;&quot;;IF([Input.AB35]=[Input.AB$1];1;0);&quot;&quot;)" office:value-type="float" office:value="1">
            <text:p>1</text:p>
          </table:table-cell>
          <table:table-cell table:formula="of:=IF([Input.AC35]&lt;&gt;&quot;&quot;;IF([Input.AC35]=[Input.AC$1];1;0);&quot;&quot;)" office:value-type="float" office:value="1">
            <text:p>1</text:p>
          </table:table-cell>
          <table:table-cell table:formula="of:=IF([Input.AD35]&lt;&gt;&quot;&quot;;IF([Input.AD35]=[Input.AD$1];1;0);&quot;&quot;)" office:value-type="float" office:value="0">
            <text:p>0</text:p>
          </table:table-cell>
          <table:table-cell table:formula="of:=IF([Input.AE35]&lt;&gt;&quot;&quot;;IF([Input.AE35]=[Input.AE$1];1;0);&quot;&quot;)" office:value-type="float" office:value="1">
            <text:p>1</text:p>
          </table:table-cell>
          <table:table-cell table:formula="of:=IF([Input.AF35]&lt;&gt;&quot;&quot;;IF([Input.AF35]=[Input.AF$1];1;0);&quot;&quot;)" office:value-type="float" office:value="0">
            <text:p>0</text:p>
          </table:table-cell>
          <table:table-cell table:formula="of:=IF([Input.AG35]&lt;&gt;&quot;&quot;;IF([Input.AG35]=[Input.AG$1];1;0);&quot;&quot;)" office:value-type="float" office:value="0">
            <text:p>0</text:p>
          </table:table-cell>
          <table:table-cell table:formula="of:=IF([Input.AH35]&lt;&gt;&quot;&quot;;IF([Input.AH35]=[Input.AH$1];1;0);&quot;&quot;)" office:value-type="float" office:value="0">
            <text:p>0</text:p>
          </table:table-cell>
          <table:table-cell table:formula="of:=IF([Input.AI35]&lt;&gt;&quot;&quot;;IF([Input.AI35]=[Input.AI$1];1;0);&quot;&quot;)">
            <text:p/>
          </table:table-cell>
          <table:table-cell table:formula="of:=IF([Input.AJ35]&lt;&gt;&quot;&quot;;IF([Input.AJ35]=[Input.AJ$1];1;0);&quot;&quot;)" office:value-type="float" office:value="1">
            <text:p>1</text:p>
          </table:table-cell>
          <table:table-cell table:formula="of:=IF([Input.AK35]&lt;&gt;&quot;&quot;;IF([Input.AK35]=[Input.AK$1];1;0);&quot;&quot;)" office:value-type="float" office:value="0">
            <text:p>0</text:p>
          </table:table-cell>
          <table:table-cell table:formula="of:=IF([Input.AL35]&lt;&gt;&quot;&quot;;IF([Input.AL35]=[Input.AL$1];1;0);&quot;&quot;)" office:value-type="float" office:value="1">
            <text:p>1</text:p>
          </table:table-cell>
          <table:table-cell table:formula="of:=IF([Input.AM35]&lt;&gt;&quot;&quot;;IF([Input.AM35]=[Input.AM$1];1;0);&quot;&quot;)" office:value-type="float" office:value="1">
            <text:p>1</text:p>
          </table:table-cell>
          <table:table-cell table:formula="of:=IF([Input.AN35]&lt;&gt;&quot;&quot;;IF([Input.AN35]=[Input.AN$1];1;0);&quot;&quot;)" office:value-type="float" office:value="0">
            <text:p>0</text:p>
          </table:table-cell>
          <table:table-cell table:formula="of:=IF([Input.AO35]&lt;&gt;&quot;&quot;;IF([Input.AO35]=[Input.AO$1];1;0);&quot;&quot;)" office:value-type="float" office:value="1">
            <text:p>1</text:p>
          </table:table-cell>
          <table:table-cell table:formula="of:=IF([Input.AP35]&lt;&gt;&quot;&quot;;IF([Input.AP35]=[Input.AP$1];1;0);&quot;&quot;)" office:value-type="float" office:value="1">
            <text:p>1</text:p>
          </table:table-cell>
          <table:table-cell table:formula="of:=IF([Input.AQ35]&lt;&gt;&quot;&quot;;IF([Input.AQ35]=[Input.AQ$1];1;0);&quot;&quot;)">
            <text:p/>
          </table:table-cell>
          <table:table-cell table:formula="of:=IF([Input.AR35]&lt;&gt;&quot;&quot;;IF([Input.AR35]=[Input.AR$1];1;0);&quot;&quot;)" office:value-type="float" office:value="0">
            <text:p>0</text:p>
          </table:table-cell>
          <table:table-cell table:formula="of:=IF([Input.AS35]&lt;&gt;&quot;&quot;;IF([Input.AS35]=[Input.AS$1];1;0);&quot;&quot;)" office:value-type="float" office:value="1">
            <text:p>1</text:p>
          </table:table-cell>
          <table:table-cell table:formula="of:=IF([Input.AT35]&lt;&gt;&quot;&quot;;IF([Input.AT35]=[Input.AT$1];1;0);&quot;&quot;)" office:value-type="float" office:value="0">
            <text:p>0</text:p>
          </table:table-cell>
          <table:table-cell table:formula="of:=IF([Input.AU35]&lt;&gt;&quot;&quot;;IF([Input.AU35]=[Input.AU$1];1;0);&quot;&quot;)" office:value-type="float" office:value="1">
            <text:p>1</text:p>
          </table:table-cell>
          <table:table-cell table:formula="of:=IF([Input.AV35]&lt;&gt;&quot;&quot;;IF([Input.AV35]=[Input.AV$1];1;0);&quot;&quot;)" office:value-type="float" office:value="1">
            <text:p>1</text:p>
          </table:table-cell>
          <table:table-cell table:formula="of:=IF([Input.AW35]&lt;&gt;&quot;&quot;;IF([Input.AW35]=[Input.AW$1];1;0);&quot;&quot;)" office:value-type="float" office:value="1">
            <text:p>1</text:p>
          </table:table-cell>
          <table:table-cell table:formula="of:=IF([Input.AX35]&lt;&gt;&quot;&quot;;IF([Input.AX35]=[Input.AX$1];1;0);&quot;&quot;)" office:value-type="float" office:value="0">
            <text:p>0</text:p>
          </table:table-cell>
          <table:table-cell table:formula="of:=IF([Input.AY35]&lt;&gt;&quot;&quot;;IF([Input.AY35]=[Input.AY$1];1;0);&quot;&quot;)" office:value-type="float" office:value="0">
            <text:p>0</text:p>
          </table:table-cell>
          <table:table-cell table:formula="of:=IF([Input.AZ35]&lt;&gt;&quot;&quot;;IF([Input.AZ35]=[Input.AZ$1];1;0);&quot;&quot;)" office:value-type="float" office:value="1">
            <text:p>1</text:p>
          </table:table-cell>
          <table:table-cell/>
          <table:table-cell table:formula="of:=IF([.B35]&lt;&gt;&quot;&quot;;SUM([.B35:.AY35]);&quot;&quot;)" office:value-type="float" office:value="30">
            <text:p>30</text:p>
          </table:table-cell>
          <table:table-cell table:number-columns-repeated="971"/>
        </table:table-row>
        <table:table-row table:style-name="ro2">
          <table:table-cell office:value-type="float" office:value="33">
            <text:p>33</text:p>
          </table:table-cell>
          <table:table-cell table:formula="of:=IF([Input.C36]&lt;&gt;&quot;&quot;;IF([Input.C36]=[Input.C$1];1;0);&quot;&quot;)" office:value-type="float" office:value="1">
            <text:p>1</text:p>
          </table:table-cell>
          <table:table-cell table:formula="of:=IF([Input.D36]&lt;&gt;&quot;&quot;;IF([Input.D36]=[Input.D$1];1;0);&quot;&quot;)" office:value-type="float" office:value="0">
            <text:p>0</text:p>
          </table:table-cell>
          <table:table-cell table:formula="of:=IF([Input.E36]&lt;&gt;&quot;&quot;;IF([Input.E36]=[Input.E$1];1;0);&quot;&quot;)" office:value-type="float" office:value="0">
            <text:p>0</text:p>
          </table:table-cell>
          <table:table-cell table:formula="of:=IF([Input.F36]&lt;&gt;&quot;&quot;;IF([Input.F36]=[Input.F$1];1;0);&quot;&quot;)" office:value-type="float" office:value="1">
            <text:p>1</text:p>
          </table:table-cell>
          <table:table-cell table:formula="of:=IF([Input.G36]&lt;&gt;&quot;&quot;;IF([Input.G36]=[Input.G$1];1;0);&quot;&quot;)" office:value-type="float" office:value="0">
            <text:p>0</text:p>
          </table:table-cell>
          <table:table-cell table:formula="of:=IF([Input.H36]&lt;&gt;&quot;&quot;;IF([Input.H36]=[Input.H$1];1;0);&quot;&quot;)" office:value-type="float" office:value="0">
            <text:p>0</text:p>
          </table:table-cell>
          <table:table-cell table:formula="of:=IF([Input.I36]&lt;&gt;&quot;&quot;;IF([Input.I36]=[Input.I$1];1;0);&quot;&quot;)" office:value-type="float" office:value="1">
            <text:p>1</text:p>
          </table:table-cell>
          <table:table-cell table:formula="of:=IF([Input.J36]&lt;&gt;&quot;&quot;;IF([Input.J36]=[Input.J$1];1;0);&quot;&quot;)" office:value-type="float" office:value="1">
            <text:p>1</text:p>
          </table:table-cell>
          <table:table-cell table:formula="of:=IF([Input.K36]&lt;&gt;&quot;&quot;;IF([Input.K36]=[Input.K$1];1;0);&quot;&quot;)" office:value-type="float" office:value="1">
            <text:p>1</text:p>
          </table:table-cell>
          <table:table-cell table:formula="of:=IF([Input.L36]&lt;&gt;&quot;&quot;;IF([Input.L36]=[Input.L$1];1;0);&quot;&quot;)" office:value-type="float" office:value="1">
            <text:p>1</text:p>
          </table:table-cell>
          <table:table-cell table:formula="of:=IF([Input.M36]&lt;&gt;&quot;&quot;;IF([Input.M36]=[Input.M$1];1;0);&quot;&quot;)" office:value-type="float" office:value="1">
            <text:p>1</text:p>
          </table:table-cell>
          <table:table-cell table:formula="of:=IF([Input.N36]&lt;&gt;&quot;&quot;;IF([Input.N36]=[Input.N$1];1;0);&quot;&quot;)" office:value-type="float" office:value="0">
            <text:p>0</text:p>
          </table:table-cell>
          <table:table-cell table:formula="of:=IF([Input.O36]&lt;&gt;&quot;&quot;;IF([Input.O36]=[Input.O$1];1;0);&quot;&quot;)" office:value-type="float" office:value="0">
            <text:p>0</text:p>
          </table:table-cell>
          <table:table-cell table:formula="of:=IF([Input.P36]&lt;&gt;&quot;&quot;;IF([Input.P36]=[Input.P$1];1;0);&quot;&quot;)" office:value-type="float" office:value="1">
            <text:p>1</text:p>
          </table:table-cell>
          <table:table-cell table:formula="of:=IF([Input.Q36]&lt;&gt;&quot;&quot;;IF([Input.Q36]=[Input.Q$1];1;0);&quot;&quot;)" office:value-type="float" office:value="1">
            <text:p>1</text:p>
          </table:table-cell>
          <table:table-cell table:formula="of:=IF([Input.R36]&lt;&gt;&quot;&quot;;IF([Input.R36]=[Input.R$1];1;0);&quot;&quot;)" office:value-type="float" office:value="0">
            <text:p>0</text:p>
          </table:table-cell>
          <table:table-cell table:formula="of:=IF([Input.S36]&lt;&gt;&quot;&quot;;IF([Input.S36]=[Input.S$1];1;0);&quot;&quot;)" office:value-type="float" office:value="0">
            <text:p>0</text:p>
          </table:table-cell>
          <table:table-cell table:formula="of:=IF([Input.T36]&lt;&gt;&quot;&quot;;IF([Input.T36]=[Input.T$1];1;0);&quot;&quot;)" office:value-type="float" office:value="1">
            <text:p>1</text:p>
          </table:table-cell>
          <table:table-cell table:formula="of:=IF([Input.U36]&lt;&gt;&quot;&quot;;IF([Input.U36]=[Input.U$1];1;0);&quot;&quot;)" office:value-type="float" office:value="1">
            <text:p>1</text:p>
          </table:table-cell>
          <table:table-cell table:formula="of:=IF([Input.V36]&lt;&gt;&quot;&quot;;IF([Input.V36]=[Input.V$1];1;0);&quot;&quot;)" office:value-type="float" office:value="1">
            <text:p>1</text:p>
          </table:table-cell>
          <table:table-cell table:formula="of:=IF([Input.W36]&lt;&gt;&quot;&quot;;IF([Input.W36]=[Input.W$1];1;0);&quot;&quot;)" office:value-type="float" office:value="0">
            <text:p>0</text:p>
          </table:table-cell>
          <table:table-cell table:formula="of:=IF([Input.X36]&lt;&gt;&quot;&quot;;IF([Input.X36]=[Input.X$1];1;0);&quot;&quot;)" office:value-type="float" office:value="1">
            <text:p>1</text:p>
          </table:table-cell>
          <table:table-cell table:formula="of:=IF([Input.Y36]&lt;&gt;&quot;&quot;;IF([Input.Y36]=[Input.Y$1];1;0);&quot;&quot;)" office:value-type="float" office:value="0">
            <text:p>0</text:p>
          </table:table-cell>
          <table:table-cell table:formula="of:=IF([Input.Z36]&lt;&gt;&quot;&quot;;IF([Input.Z36]=[Input.Z$1];1;0);&quot;&quot;)" office:value-type="float" office:value="1">
            <text:p>1</text:p>
          </table:table-cell>
          <table:table-cell table:formula="of:=IF([Input.AA36]&lt;&gt;&quot;&quot;;IF([Input.AA36]=[Input.AA$1];1;0);&quot;&quot;)" office:value-type="float" office:value="0">
            <text:p>0</text:p>
          </table:table-cell>
          <table:table-cell table:formula="of:=IF([Input.AB36]&lt;&gt;&quot;&quot;;IF([Input.AB36]=[Input.AB$1];1;0);&quot;&quot;)" office:value-type="float" office:value="1">
            <text:p>1</text:p>
          </table:table-cell>
          <table:table-cell table:formula="of:=IF([Input.AC36]&lt;&gt;&quot;&quot;;IF([Input.AC36]=[Input.AC$1];1;0);&quot;&quot;)" office:value-type="float" office:value="1">
            <text:p>1</text:p>
          </table:table-cell>
          <table:table-cell table:formula="of:=IF([Input.AD36]&lt;&gt;&quot;&quot;;IF([Input.AD36]=[Input.AD$1];1;0);&quot;&quot;)" office:value-type="float" office:value="0">
            <text:p>0</text:p>
          </table:table-cell>
          <table:table-cell table:formula="of:=IF([Input.AE36]&lt;&gt;&quot;&quot;;IF([Input.AE36]=[Input.AE$1];1;0);&quot;&quot;)" office:value-type="float" office:value="1">
            <text:p>1</text:p>
          </table:table-cell>
          <table:table-cell table:formula="of:=IF([Input.AF36]&lt;&gt;&quot;&quot;;IF([Input.AF36]=[Input.AF$1];1;0);&quot;&quot;)" office:value-type="float" office:value="0">
            <text:p>0</text:p>
          </table:table-cell>
          <table:table-cell table:formula="of:=IF([Input.AG36]&lt;&gt;&quot;&quot;;IF([Input.AG36]=[Input.AG$1];1;0);&quot;&quot;)" office:value-type="float" office:value="0">
            <text:p>0</text:p>
          </table:table-cell>
          <table:table-cell table:formula="of:=IF([Input.AH36]&lt;&gt;&quot;&quot;;IF([Input.AH36]=[Input.AH$1];1;0);&quot;&quot;)" office:value-type="float" office:value="0">
            <text:p>0</text:p>
          </table:table-cell>
          <table:table-cell table:formula="of:=IF([Input.AI36]&lt;&gt;&quot;&quot;;IF([Input.AI36]=[Input.AI$1];1;0);&quot;&quot;)" office:value-type="float" office:value="0">
            <text:p>0</text:p>
          </table:table-cell>
          <table:table-cell table:formula="of:=IF([Input.AJ36]&lt;&gt;&quot;&quot;;IF([Input.AJ36]=[Input.AJ$1];1;0);&quot;&quot;)" office:value-type="float" office:value="1">
            <text:p>1</text:p>
          </table:table-cell>
          <table:table-cell table:formula="of:=IF([Input.AK36]&lt;&gt;&quot;&quot;;IF([Input.AK36]=[Input.AK$1];1;0);&quot;&quot;)" office:value-type="float" office:value="0">
            <text:p>0</text:p>
          </table:table-cell>
          <table:table-cell table:formula="of:=IF([Input.AL36]&lt;&gt;&quot;&quot;;IF([Input.AL36]=[Input.AL$1];1;0);&quot;&quot;)" office:value-type="float" office:value="0">
            <text:p>0</text:p>
          </table:table-cell>
          <table:table-cell table:formula="of:=IF([Input.AM36]&lt;&gt;&quot;&quot;;IF([Input.AM36]=[Input.AM$1];1;0);&quot;&quot;)" office:value-type="float" office:value="0">
            <text:p>0</text:p>
          </table:table-cell>
          <table:table-cell table:formula="of:=IF([Input.AN36]&lt;&gt;&quot;&quot;;IF([Input.AN36]=[Input.AN$1];1;0);&quot;&quot;)" office:value-type="float" office:value="0">
            <text:p>0</text:p>
          </table:table-cell>
          <table:table-cell table:formula="of:=IF([Input.AO36]&lt;&gt;&quot;&quot;;IF([Input.AO36]=[Input.AO$1];1;0);&quot;&quot;)" office:value-type="float" office:value="1">
            <text:p>1</text:p>
          </table:table-cell>
          <table:table-cell table:formula="of:=IF([Input.AP36]&lt;&gt;&quot;&quot;;IF([Input.AP36]=[Input.AP$1];1;0);&quot;&quot;)" office:value-type="float" office:value="1">
            <text:p>1</text:p>
          </table:table-cell>
          <table:table-cell table:formula="of:=IF([Input.AQ36]&lt;&gt;&quot;&quot;;IF([Input.AQ36]=[Input.AQ$1];1;0);&quot;&quot;)" office:value-type="float" office:value="0">
            <text:p>0</text:p>
          </table:table-cell>
          <table:table-cell table:formula="of:=IF([Input.AR36]&lt;&gt;&quot;&quot;;IF([Input.AR36]=[Input.AR$1];1;0);&quot;&quot;)" office:value-type="float" office:value="0">
            <text:p>0</text:p>
          </table:table-cell>
          <table:table-cell table:formula="of:=IF([Input.AS36]&lt;&gt;&quot;&quot;;IF([Input.AS36]=[Input.AS$1];1;0);&quot;&quot;)" office:value-type="float" office:value="1">
            <text:p>1</text:p>
          </table:table-cell>
          <table:table-cell table:formula="of:=IF([Input.AT36]&lt;&gt;&quot;&quot;;IF([Input.AT36]=[Input.AT$1];1;0);&quot;&quot;)" office:value-type="float" office:value="0">
            <text:p>0</text:p>
          </table:table-cell>
          <table:table-cell table:formula="of:=IF([Input.AU36]&lt;&gt;&quot;&quot;;IF([Input.AU36]=[Input.AU$1];1;0);&quot;&quot;)" office:value-type="float" office:value="1">
            <text:p>1</text:p>
          </table:table-cell>
          <table:table-cell table:formula="of:=IF([Input.AV36]&lt;&gt;&quot;&quot;;IF([Input.AV36]=[Input.AV$1];1;0);&quot;&quot;)" office:value-type="float" office:value="1">
            <text:p>1</text:p>
          </table:table-cell>
          <table:table-cell table:formula="of:=IF([Input.AW36]&lt;&gt;&quot;&quot;;IF([Input.AW36]=[Input.AW$1];1;0);&quot;&quot;)" office:value-type="float" office:value="0">
            <text:p>0</text:p>
          </table:table-cell>
          <table:table-cell table:formula="of:=IF([Input.AX36]&lt;&gt;&quot;&quot;;IF([Input.AX36]=[Input.AX$1];1;0);&quot;&quot;)" office:value-type="float" office:value="0">
            <text:p>0</text:p>
          </table:table-cell>
          <table:table-cell table:formula="of:=IF([Input.AY36]&lt;&gt;&quot;&quot;;IF([Input.AY36]=[Input.AY$1];1;0);&quot;&quot;)" office:value-type="float" office:value="1">
            <text:p>1</text:p>
          </table:table-cell>
          <table:table-cell table:formula="of:=IF([Input.AZ36]&lt;&gt;&quot;&quot;;IF([Input.AZ36]=[Input.AZ$1];1;0);&quot;&quot;)" office:value-type="float" office:value="1">
            <text:p>1</text:p>
          </table:table-cell>
          <table:table-cell/>
          <table:table-cell table:formula="of:=IF([.B36]&lt;&gt;&quot;&quot;;SUM([.B36:.AY36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34">
            <text:p>34</text:p>
          </table:table-cell>
          <table:table-cell table:formula="of:=IF([Input.C37]&lt;&gt;&quot;&quot;;IF([Input.C37]=[Input.C$1];1;0);&quot;&quot;)" office:value-type="float" office:value="1">
            <text:p>1</text:p>
          </table:table-cell>
          <table:table-cell table:formula="of:=IF([Input.D37]&lt;&gt;&quot;&quot;;IF([Input.D37]=[Input.D$1];1;0);&quot;&quot;)" office:value-type="float" office:value="0">
            <text:p>0</text:p>
          </table:table-cell>
          <table:table-cell table:formula="of:=IF([Input.E37]&lt;&gt;&quot;&quot;;IF([Input.E37]=[Input.E$1];1;0);&quot;&quot;)" office:value-type="float" office:value="1">
            <text:p>1</text:p>
          </table:table-cell>
          <table:table-cell table:formula="of:=IF([Input.F37]&lt;&gt;&quot;&quot;;IF([Input.F37]=[Input.F$1];1;0);&quot;&quot;)" office:value-type="float" office:value="0">
            <text:p>0</text:p>
          </table:table-cell>
          <table:table-cell table:formula="of:=IF([Input.G37]&lt;&gt;&quot;&quot;;IF([Input.G37]=[Input.G$1];1;0);&quot;&quot;)" office:value-type="float" office:value="0">
            <text:p>0</text:p>
          </table:table-cell>
          <table:table-cell table:formula="of:=IF([Input.H37]&lt;&gt;&quot;&quot;;IF([Input.H37]=[Input.H$1];1;0);&quot;&quot;)" office:value-type="float" office:value="0">
            <text:p>0</text:p>
          </table:table-cell>
          <table:table-cell table:formula="of:=IF([Input.I37]&lt;&gt;&quot;&quot;;IF([Input.I37]=[Input.I$1];1;0);&quot;&quot;)" office:value-type="float" office:value="1">
            <text:p>1</text:p>
          </table:table-cell>
          <table:table-cell table:formula="of:=IF([Input.J37]&lt;&gt;&quot;&quot;;IF([Input.J37]=[Input.J$1];1;0);&quot;&quot;)" office:value-type="float" office:value="0">
            <text:p>0</text:p>
          </table:table-cell>
          <table:table-cell table:formula="of:=IF([Input.K37]&lt;&gt;&quot;&quot;;IF([Input.K37]=[Input.K$1];1;0);&quot;&quot;)" office:value-type="float" office:value="0">
            <text:p>0</text:p>
          </table:table-cell>
          <table:table-cell table:formula="of:=IF([Input.L37]&lt;&gt;&quot;&quot;;IF([Input.L37]=[Input.L$1];1;0);&quot;&quot;)" office:value-type="float" office:value="0">
            <text:p>0</text:p>
          </table:table-cell>
          <table:table-cell table:formula="of:=IF([Input.M37]&lt;&gt;&quot;&quot;;IF([Input.M37]=[Input.M$1];1;0);&quot;&quot;)" office:value-type="float" office:value="0">
            <text:p>0</text:p>
          </table:table-cell>
          <table:table-cell table:formula="of:=IF([Input.N37]&lt;&gt;&quot;&quot;;IF([Input.N37]=[Input.N$1];1;0);&quot;&quot;)" office:value-type="float" office:value="0">
            <text:p>0</text:p>
          </table:table-cell>
          <table:table-cell table:formula="of:=IF([Input.O37]&lt;&gt;&quot;&quot;;IF([Input.O37]=[Input.O$1];1;0);&quot;&quot;)" office:value-type="float" office:value="1">
            <text:p>1</text:p>
          </table:table-cell>
          <table:table-cell table:formula="of:=IF([Input.P37]&lt;&gt;&quot;&quot;;IF([Input.P37]=[Input.P$1];1;0);&quot;&quot;)" office:value-type="float" office:value="1">
            <text:p>1</text:p>
          </table:table-cell>
          <table:table-cell table:formula="of:=IF([Input.Q37]&lt;&gt;&quot;&quot;;IF([Input.Q37]=[Input.Q$1];1;0);&quot;&quot;)" office:value-type="float" office:value="1">
            <text:p>1</text:p>
          </table:table-cell>
          <table:table-cell table:formula="of:=IF([Input.R37]&lt;&gt;&quot;&quot;;IF([Input.R37]=[Input.R$1];1;0);&quot;&quot;)" office:value-type="float" office:value="0">
            <text:p>0</text:p>
          </table:table-cell>
          <table:table-cell table:formula="of:=IF([Input.S37]&lt;&gt;&quot;&quot;;IF([Input.S37]=[Input.S$1];1;0);&quot;&quot;)" office:value-type="float" office:value="0">
            <text:p>0</text:p>
          </table:table-cell>
          <table:table-cell table:formula="of:=IF([Input.T37]&lt;&gt;&quot;&quot;;IF([Input.T37]=[Input.T$1];1;0);&quot;&quot;)" office:value-type="float" office:value="1">
            <text:p>1</text:p>
          </table:table-cell>
          <table:table-cell table:formula="of:=IF([Input.U37]&lt;&gt;&quot;&quot;;IF([Input.U37]=[Input.U$1];1;0);&quot;&quot;)" office:value-type="float" office:value="1">
            <text:p>1</text:p>
          </table:table-cell>
          <table:table-cell table:formula="of:=IF([Input.V37]&lt;&gt;&quot;&quot;;IF([Input.V37]=[Input.V$1];1;0);&quot;&quot;)" office:value-type="float" office:value="1">
            <text:p>1</text:p>
          </table:table-cell>
          <table:table-cell table:formula="of:=IF([Input.W37]&lt;&gt;&quot;&quot;;IF([Input.W37]=[Input.W$1];1;0);&quot;&quot;)" office:value-type="float" office:value="1">
            <text:p>1</text:p>
          </table:table-cell>
          <table:table-cell table:formula="of:=IF([Input.X37]&lt;&gt;&quot;&quot;;IF([Input.X37]=[Input.X$1];1;0);&quot;&quot;)" office:value-type="float" office:value="1">
            <text:p>1</text:p>
          </table:table-cell>
          <table:table-cell table:formula="of:=IF([Input.Y37]&lt;&gt;&quot;&quot;;IF([Input.Y37]=[Input.Y$1];1;0);&quot;&quot;)" office:value-type="float" office:value="0">
            <text:p>0</text:p>
          </table:table-cell>
          <table:table-cell table:formula="of:=IF([Input.Z37]&lt;&gt;&quot;&quot;;IF([Input.Z37]=[Input.Z$1];1;0);&quot;&quot;)" office:value-type="float" office:value="1">
            <text:p>1</text:p>
          </table:table-cell>
          <table:table-cell table:formula="of:=IF([Input.AA37]&lt;&gt;&quot;&quot;;IF([Input.AA37]=[Input.AA$1];1;0);&quot;&quot;)" office:value-type="float" office:value="0">
            <text:p>0</text:p>
          </table:table-cell>
          <table:table-cell table:formula="of:=IF([Input.AB37]&lt;&gt;&quot;&quot;;IF([Input.AB37]=[Input.AB$1];1;0);&quot;&quot;)" office:value-type="float" office:value="1">
            <text:p>1</text:p>
          </table:table-cell>
          <table:table-cell table:formula="of:=IF([Input.AC37]&lt;&gt;&quot;&quot;;IF([Input.AC37]=[Input.AC$1];1;0);&quot;&quot;)" office:value-type="float" office:value="0">
            <text:p>0</text:p>
          </table:table-cell>
          <table:table-cell table:formula="of:=IF([Input.AD37]&lt;&gt;&quot;&quot;;IF([Input.AD37]=[Input.AD$1];1;0);&quot;&quot;)" office:value-type="float" office:value="1">
            <text:p>1</text:p>
          </table:table-cell>
          <table:table-cell table:formula="of:=IF([Input.AE37]&lt;&gt;&quot;&quot;;IF([Input.AE37]=[Input.AE$1];1;0);&quot;&quot;)" office:value-type="float" office:value="1">
            <text:p>1</text:p>
          </table:table-cell>
          <table:table-cell table:formula="of:=IF([Input.AF37]&lt;&gt;&quot;&quot;;IF([Input.AF37]=[Input.AF$1];1;0);&quot;&quot;)" office:value-type="float" office:value="0">
            <text:p>0</text:p>
          </table:table-cell>
          <table:table-cell table:formula="of:=IF([Input.AG37]&lt;&gt;&quot;&quot;;IF([Input.AG37]=[Input.AG$1];1;0);&quot;&quot;)" office:value-type="float" office:value="1">
            <text:p>1</text:p>
          </table:table-cell>
          <table:table-cell table:formula="of:=IF([Input.AH37]&lt;&gt;&quot;&quot;;IF([Input.AH37]=[Input.AH$1];1;0);&quot;&quot;)" office:value-type="float" office:value="0">
            <text:p>0</text:p>
          </table:table-cell>
          <table:table-cell table:formula="of:=IF([Input.AI37]&lt;&gt;&quot;&quot;;IF([Input.AI37]=[Input.AI$1];1;0);&quot;&quot;)" office:value-type="float" office:value="1">
            <text:p>1</text:p>
          </table:table-cell>
          <table:table-cell table:formula="of:=IF([Input.AJ37]&lt;&gt;&quot;&quot;;IF([Input.AJ37]=[Input.AJ$1];1;0);&quot;&quot;)" office:value-type="float" office:value="1">
            <text:p>1</text:p>
          </table:table-cell>
          <table:table-cell table:formula="of:=IF([Input.AK37]&lt;&gt;&quot;&quot;;IF([Input.AK37]=[Input.AK$1];1;0);&quot;&quot;)" office:value-type="float" office:value="0">
            <text:p>0</text:p>
          </table:table-cell>
          <table:table-cell table:formula="of:=IF([Input.AL37]&lt;&gt;&quot;&quot;;IF([Input.AL37]=[Input.AL$1];1;0);&quot;&quot;)" office:value-type="float" office:value="0">
            <text:p>0</text:p>
          </table:table-cell>
          <table:table-cell table:formula="of:=IF([Input.AM37]&lt;&gt;&quot;&quot;;IF([Input.AM37]=[Input.AM$1];1;0);&quot;&quot;)" office:value-type="float" office:value="0">
            <text:p>0</text:p>
          </table:table-cell>
          <table:table-cell table:formula="of:=IF([Input.AN37]&lt;&gt;&quot;&quot;;IF([Input.AN37]=[Input.AN$1];1;0);&quot;&quot;)" office:value-type="float" office:value="0">
            <text:p>0</text:p>
          </table:table-cell>
          <table:table-cell table:formula="of:=IF([Input.AO37]&lt;&gt;&quot;&quot;;IF([Input.AO37]=[Input.AO$1];1;0);&quot;&quot;)" office:value-type="float" office:value="1">
            <text:p>1</text:p>
          </table:table-cell>
          <table:table-cell table:formula="of:=IF([Input.AP37]&lt;&gt;&quot;&quot;;IF([Input.AP37]=[Input.AP$1];1;0);&quot;&quot;)" office:value-type="float" office:value="1">
            <text:p>1</text:p>
          </table:table-cell>
          <table:table-cell table:formula="of:=IF([Input.AQ37]&lt;&gt;&quot;&quot;;IF([Input.AQ37]=[Input.AQ$1];1;0);&quot;&quot;)" office:value-type="float" office:value="0">
            <text:p>0</text:p>
          </table:table-cell>
          <table:table-cell table:formula="of:=IF([Input.AR37]&lt;&gt;&quot;&quot;;IF([Input.AR37]=[Input.AR$1];1;0);&quot;&quot;)" office:value-type="float" office:value="0">
            <text:p>0</text:p>
          </table:table-cell>
          <table:table-cell table:formula="of:=IF([Input.AS37]&lt;&gt;&quot;&quot;;IF([Input.AS37]=[Input.AS$1];1;0);&quot;&quot;)" office:value-type="float" office:value="0">
            <text:p>0</text:p>
          </table:table-cell>
          <table:table-cell table:formula="of:=IF([Input.AT37]&lt;&gt;&quot;&quot;;IF([Input.AT37]=[Input.AT$1];1;0);&quot;&quot;)" office:value-type="float" office:value="0">
            <text:p>0</text:p>
          </table:table-cell>
          <table:table-cell table:formula="of:=IF([Input.AU37]&lt;&gt;&quot;&quot;;IF([Input.AU37]=[Input.AU$1];1;0);&quot;&quot;)" office:value-type="float" office:value="0">
            <text:p>0</text:p>
          </table:table-cell>
          <table:table-cell table:formula="of:=IF([Input.AV37]&lt;&gt;&quot;&quot;;IF([Input.AV37]=[Input.AV$1];1;0);&quot;&quot;)" office:value-type="float" office:value="1">
            <text:p>1</text:p>
          </table:table-cell>
          <table:table-cell table:formula="of:=IF([Input.AW37]&lt;&gt;&quot;&quot;;IF([Input.AW37]=[Input.AW$1];1;0);&quot;&quot;)" office:value-type="float" office:value="1">
            <text:p>1</text:p>
          </table:table-cell>
          <table:table-cell table:formula="of:=IF([Input.AX37]&lt;&gt;&quot;&quot;;IF([Input.AX37]=[Input.AX$1];1;0);&quot;&quot;)" office:value-type="float" office:value="1">
            <text:p>1</text:p>
          </table:table-cell>
          <table:table-cell table:formula="of:=IF([Input.AY37]&lt;&gt;&quot;&quot;;IF([Input.AY37]=[Input.AY$1];1;0);&quot;&quot;)" office:value-type="float" office:value="1">
            <text:p>1</text:p>
          </table:table-cell>
          <table:table-cell table:formula="of:=IF([Input.AZ37]&lt;&gt;&quot;&quot;;IF([Input.AZ37]=[Input.AZ$1];1;0);&quot;&quot;)" office:value-type="float" office:value="1">
            <text:p>1</text:p>
          </table:table-cell>
          <table:table-cell/>
          <table:table-cell table:formula="of:=IF([.B37]&lt;&gt;&quot;&quot;;SUM([.B37:.AY37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35">
            <text:p>35</text:p>
          </table:table-cell>
          <table:table-cell table:formula="of:=IF([Input.C38]&lt;&gt;&quot;&quot;;IF([Input.C38]=[Input.C$1];1;0);&quot;&quot;)" office:value-type="float" office:value="1">
            <text:p>1</text:p>
          </table:table-cell>
          <table:table-cell table:formula="of:=IF([Input.D38]&lt;&gt;&quot;&quot;;IF([Input.D38]=[Input.D$1];1;0);&quot;&quot;)" office:value-type="float" office:value="1">
            <text:p>1</text:p>
          </table:table-cell>
          <table:table-cell table:formula="of:=IF([Input.E38]&lt;&gt;&quot;&quot;;IF([Input.E38]=[Input.E$1];1;0);&quot;&quot;)" office:value-type="float" office:value="1">
            <text:p>1</text:p>
          </table:table-cell>
          <table:table-cell table:formula="of:=IF([Input.F38]&lt;&gt;&quot;&quot;;IF([Input.F38]=[Input.F$1];1;0);&quot;&quot;)" office:value-type="float" office:value="0">
            <text:p>0</text:p>
          </table:table-cell>
          <table:table-cell table:formula="of:=IF([Input.G38]&lt;&gt;&quot;&quot;;IF([Input.G38]=[Input.G$1];1;0);&quot;&quot;)" office:value-type="float" office:value="0">
            <text:p>0</text:p>
          </table:table-cell>
          <table:table-cell table:formula="of:=IF([Input.H38]&lt;&gt;&quot;&quot;;IF([Input.H38]=[Input.H$1];1;0);&quot;&quot;)" office:value-type="float" office:value="1">
            <text:p>1</text:p>
          </table:table-cell>
          <table:table-cell table:formula="of:=IF([Input.I38]&lt;&gt;&quot;&quot;;IF([Input.I38]=[Input.I$1];1;0);&quot;&quot;)">
            <text:p/>
          </table:table-cell>
          <table:table-cell table:formula="of:=IF([Input.J38]&lt;&gt;&quot;&quot;;IF([Input.J38]=[Input.J$1];1;0);&quot;&quot;)">
            <text:p/>
          </table:table-cell>
          <table:table-cell table:formula="of:=IF([Input.K38]&lt;&gt;&quot;&quot;;IF([Input.K38]=[Input.K$1];1;0);&quot;&quot;)" office:value-type="float" office:value="1">
            <text:p>1</text:p>
          </table:table-cell>
          <table:table-cell table:formula="of:=IF([Input.L38]&lt;&gt;&quot;&quot;;IF([Input.L38]=[Input.L$1];1;0);&quot;&quot;)" office:value-type="float" office:value="0">
            <text:p>0</text:p>
          </table:table-cell>
          <table:table-cell table:formula="of:=IF([Input.M38]&lt;&gt;&quot;&quot;;IF([Input.M38]=[Input.M$1];1;0);&quot;&quot;)" office:value-type="float" office:value="1">
            <text:p>1</text:p>
          </table:table-cell>
          <table:table-cell table:formula="of:=IF([Input.N38]&lt;&gt;&quot;&quot;;IF([Input.N38]=[Input.N$1];1;0);&quot;&quot;)" office:value-type="float" office:value="0">
            <text:p>0</text:p>
          </table:table-cell>
          <table:table-cell table:formula="of:=IF([Input.O38]&lt;&gt;&quot;&quot;;IF([Input.O38]=[Input.O$1];1;0);&quot;&quot;)" office:value-type="float" office:value="1">
            <text:p>1</text:p>
          </table:table-cell>
          <table:table-cell table:formula="of:=IF([Input.P38]&lt;&gt;&quot;&quot;;IF([Input.P38]=[Input.P$1];1;0);&quot;&quot;)" office:value-type="float" office:value="1">
            <text:p>1</text:p>
          </table:table-cell>
          <table:table-cell table:formula="of:=IF([Input.Q38]&lt;&gt;&quot;&quot;;IF([Input.Q38]=[Input.Q$1];1;0);&quot;&quot;)" office:value-type="float" office:value="1">
            <text:p>1</text:p>
          </table:table-cell>
          <table:table-cell table:formula="of:=IF([Input.R38]&lt;&gt;&quot;&quot;;IF([Input.R38]=[Input.R$1];1;0);&quot;&quot;)" office:value-type="float" office:value="0">
            <text:p>0</text:p>
          </table:table-cell>
          <table:table-cell table:formula="of:=IF([Input.S38]&lt;&gt;&quot;&quot;;IF([Input.S38]=[Input.S$1];1;0);&quot;&quot;)" office:value-type="float" office:value="0">
            <text:p>0</text:p>
          </table:table-cell>
          <table:table-cell table:formula="of:=IF([Input.T38]&lt;&gt;&quot;&quot;;IF([Input.T38]=[Input.T$1];1;0);&quot;&quot;)" office:value-type="float" office:value="0">
            <text:p>0</text:p>
          </table:table-cell>
          <table:table-cell table:formula="of:=IF([Input.U38]&lt;&gt;&quot;&quot;;IF([Input.U38]=[Input.U$1];1;0);&quot;&quot;)" office:value-type="float" office:value="1">
            <text:p>1</text:p>
          </table:table-cell>
          <table:table-cell table:formula="of:=IF([Input.V38]&lt;&gt;&quot;&quot;;IF([Input.V38]=[Input.V$1];1;0);&quot;&quot;)" office:value-type="float" office:value="1">
            <text:p>1</text:p>
          </table:table-cell>
          <table:table-cell table:formula="of:=IF([Input.W38]&lt;&gt;&quot;&quot;;IF([Input.W38]=[Input.W$1];1;0);&quot;&quot;)" office:value-type="float" office:value="0">
            <text:p>0</text:p>
          </table:table-cell>
          <table:table-cell table:formula="of:=IF([Input.X38]&lt;&gt;&quot;&quot;;IF([Input.X38]=[Input.X$1];1;0);&quot;&quot;)" office:value-type="float" office:value="1">
            <text:p>1</text:p>
          </table:table-cell>
          <table:table-cell table:formula="of:=IF([Input.Y38]&lt;&gt;&quot;&quot;;IF([Input.Y38]=[Input.Y$1];1;0);&quot;&quot;)" office:value-type="float" office:value="1">
            <text:p>1</text:p>
          </table:table-cell>
          <table:table-cell table:formula="of:=IF([Input.Z38]&lt;&gt;&quot;&quot;;IF([Input.Z38]=[Input.Z$1];1;0);&quot;&quot;)" office:value-type="float" office:value="1">
            <text:p>1</text:p>
          </table:table-cell>
          <table:table-cell table:formula="of:=IF([Input.AA38]&lt;&gt;&quot;&quot;;IF([Input.AA38]=[Input.AA$1];1;0);&quot;&quot;)" office:value-type="float" office:value="0">
            <text:p>0</text:p>
          </table:table-cell>
          <table:table-cell table:formula="of:=IF([Input.AB38]&lt;&gt;&quot;&quot;;IF([Input.AB38]=[Input.AB$1];1;0);&quot;&quot;)" office:value-type="float" office:value="0">
            <text:p>0</text:p>
          </table:table-cell>
          <table:table-cell table:formula="of:=IF([Input.AC38]&lt;&gt;&quot;&quot;;IF([Input.AC38]=[Input.AC$1];1;0);&quot;&quot;)" office:value-type="float" office:value="0">
            <text:p>0</text:p>
          </table:table-cell>
          <table:table-cell table:formula="of:=IF([Input.AD38]&lt;&gt;&quot;&quot;;IF([Input.AD38]=[Input.AD$1];1;0);&quot;&quot;)" office:value-type="float" office:value="1">
            <text:p>1</text:p>
          </table:table-cell>
          <table:table-cell table:formula="of:=IF([Input.AE38]&lt;&gt;&quot;&quot;;IF([Input.AE38]=[Input.AE$1];1;0);&quot;&quot;)" office:value-type="float" office:value="1">
            <text:p>1</text:p>
          </table:table-cell>
          <table:table-cell table:formula="of:=IF([Input.AF38]&lt;&gt;&quot;&quot;;IF([Input.AF38]=[Input.AF$1];1;0);&quot;&quot;)" office:value-type="float" office:value="1">
            <text:p>1</text:p>
          </table:table-cell>
          <table:table-cell table:formula="of:=IF([Input.AG38]&lt;&gt;&quot;&quot;;IF([Input.AG38]=[Input.AG$1];1;0);&quot;&quot;)" office:value-type="float" office:value="0">
            <text:p>0</text:p>
          </table:table-cell>
          <table:table-cell table:formula="of:=IF([Input.AH38]&lt;&gt;&quot;&quot;;IF([Input.AH38]=[Input.AH$1];1;0);&quot;&quot;)" office:value-type="float" office:value="0">
            <text:p>0</text:p>
          </table:table-cell>
          <table:table-cell table:formula="of:=IF([Input.AI38]&lt;&gt;&quot;&quot;;IF([Input.AI38]=[Input.AI$1];1;0);&quot;&quot;)" office:value-type="float" office:value="1">
            <text:p>1</text:p>
          </table:table-cell>
          <table:table-cell table:formula="of:=IF([Input.AJ38]&lt;&gt;&quot;&quot;;IF([Input.AJ38]=[Input.AJ$1];1;0);&quot;&quot;)" office:value-type="float" office:value="1">
            <text:p>1</text:p>
          </table:table-cell>
          <table:table-cell table:formula="of:=IF([Input.AK38]&lt;&gt;&quot;&quot;;IF([Input.AK38]=[Input.AK$1];1;0);&quot;&quot;)" office:value-type="float" office:value="0">
            <text:p>0</text:p>
          </table:table-cell>
          <table:table-cell table:formula="of:=IF([Input.AL38]&lt;&gt;&quot;&quot;;IF([Input.AL38]=[Input.AL$1];1;0);&quot;&quot;)" office:value-type="float" office:value="0">
            <text:p>0</text:p>
          </table:table-cell>
          <table:table-cell table:formula="of:=IF([Input.AM38]&lt;&gt;&quot;&quot;;IF([Input.AM38]=[Input.AM$1];1;0);&quot;&quot;)" office:value-type="float" office:value="1">
            <text:p>1</text:p>
          </table:table-cell>
          <table:table-cell table:formula="of:=IF([Input.AN38]&lt;&gt;&quot;&quot;;IF([Input.AN38]=[Input.AN$1];1;0);&quot;&quot;)" office:value-type="float" office:value="0">
            <text:p>0</text:p>
          </table:table-cell>
          <table:table-cell table:formula="of:=IF([Input.AO38]&lt;&gt;&quot;&quot;;IF([Input.AO38]=[Input.AO$1];1;0);&quot;&quot;)" office:value-type="float" office:value="0">
            <text:p>0</text:p>
          </table:table-cell>
          <table:table-cell table:formula="of:=IF([Input.AP38]&lt;&gt;&quot;&quot;;IF([Input.AP38]=[Input.AP$1];1;0);&quot;&quot;)" office:value-type="float" office:value="1">
            <text:p>1</text:p>
          </table:table-cell>
          <table:table-cell table:formula="of:=IF([Input.AQ38]&lt;&gt;&quot;&quot;;IF([Input.AQ38]=[Input.AQ$1];1;0);&quot;&quot;)" office:value-type="float" office:value="0">
            <text:p>0</text:p>
          </table:table-cell>
          <table:table-cell table:formula="of:=IF([Input.AR38]&lt;&gt;&quot;&quot;;IF([Input.AR38]=[Input.AR$1];1;0);&quot;&quot;)" office:value-type="float" office:value="0">
            <text:p>0</text:p>
          </table:table-cell>
          <table:table-cell table:formula="of:=IF([Input.AS38]&lt;&gt;&quot;&quot;;IF([Input.AS38]=[Input.AS$1];1;0);&quot;&quot;)" office:value-type="float" office:value="1">
            <text:p>1</text:p>
          </table:table-cell>
          <table:table-cell table:formula="of:=IF([Input.AT38]&lt;&gt;&quot;&quot;;IF([Input.AT38]=[Input.AT$1];1;0);&quot;&quot;)" office:value-type="float" office:value="0">
            <text:p>0</text:p>
          </table:table-cell>
          <table:table-cell table:formula="of:=IF([Input.AU38]&lt;&gt;&quot;&quot;;IF([Input.AU38]=[Input.AU$1];1;0);&quot;&quot;)" office:value-type="float" office:value="0">
            <text:p>0</text:p>
          </table:table-cell>
          <table:table-cell table:formula="of:=IF([Input.AV38]&lt;&gt;&quot;&quot;;IF([Input.AV38]=[Input.AV$1];1;0);&quot;&quot;)" office:value-type="float" office:value="1">
            <text:p>1</text:p>
          </table:table-cell>
          <table:table-cell table:formula="of:=IF([Input.AW38]&lt;&gt;&quot;&quot;;IF([Input.AW38]=[Input.AW$1];1;0);&quot;&quot;)" office:value-type="float" office:value="0">
            <text:p>0</text:p>
          </table:table-cell>
          <table:table-cell table:formula="of:=IF([Input.AX38]&lt;&gt;&quot;&quot;;IF([Input.AX38]=[Input.AX$1];1;0);&quot;&quot;)" office:value-type="float" office:value="0">
            <text:p>0</text:p>
          </table:table-cell>
          <table:table-cell table:formula="of:=IF([Input.AY38]&lt;&gt;&quot;&quot;;IF([Input.AY38]=[Input.AY$1];1;0);&quot;&quot;)" office:value-type="float" office:value="0">
            <text:p>0</text:p>
          </table:table-cell>
          <table:table-cell table:formula="of:=IF([Input.AZ38]&lt;&gt;&quot;&quot;;IF([Input.AZ38]=[Input.AZ$1];1;0);&quot;&quot;)" office:value-type="float" office:value="1">
            <text:p>1</text:p>
          </table:table-cell>
          <table:table-cell/>
          <table:table-cell table:formula="of:=IF([.B38]&lt;&gt;&quot;&quot;;SUM([.B38:.AY38]);&quot;&quot;)" office:value-type="float" office:value="24">
            <text:p>24</text:p>
          </table:table-cell>
          <table:table-cell table:number-columns-repeated="971"/>
        </table:table-row>
        <table:table-row table:style-name="ro2">
          <table:table-cell office:value-type="float" office:value="36">
            <text:p>36</text:p>
          </table:table-cell>
          <table:table-cell table:formula="of:=IF([Input.C39]&lt;&gt;&quot;&quot;;IF([Input.C39]=[Input.C$1];1;0);&quot;&quot;)" office:value-type="float" office:value="1">
            <text:p>1</text:p>
          </table:table-cell>
          <table:table-cell table:formula="of:=IF([Input.D39]&lt;&gt;&quot;&quot;;IF([Input.D39]=[Input.D$1];1;0);&quot;&quot;)" office:value-type="float" office:value="0">
            <text:p>0</text:p>
          </table:table-cell>
          <table:table-cell table:formula="of:=IF([Input.E39]&lt;&gt;&quot;&quot;;IF([Input.E39]=[Input.E$1];1;0);&quot;&quot;)" office:value-type="float" office:value="1">
            <text:p>1</text:p>
          </table:table-cell>
          <table:table-cell table:formula="of:=IF([Input.F39]&lt;&gt;&quot;&quot;;IF([Input.F39]=[Input.F$1];1;0);&quot;&quot;)" office:value-type="float" office:value="1">
            <text:p>1</text:p>
          </table:table-cell>
          <table:table-cell table:formula="of:=IF([Input.G39]&lt;&gt;&quot;&quot;;IF([Input.G39]=[Input.G$1];1;0);&quot;&quot;)" office:value-type="float" office:value="1">
            <text:p>1</text:p>
          </table:table-cell>
          <table:table-cell table:formula="of:=IF([Input.H39]&lt;&gt;&quot;&quot;;IF([Input.H39]=[Input.H$1];1;0);&quot;&quot;)" office:value-type="float" office:value="0">
            <text:p>0</text:p>
          </table:table-cell>
          <table:table-cell table:formula="of:=IF([Input.I39]&lt;&gt;&quot;&quot;;IF([Input.I39]=[Input.I$1];1;0);&quot;&quot;)" office:value-type="float" office:value="1">
            <text:p>1</text:p>
          </table:table-cell>
          <table:table-cell table:formula="of:=IF([Input.J39]&lt;&gt;&quot;&quot;;IF([Input.J39]=[Input.J$1];1;0);&quot;&quot;)" office:value-type="float" office:value="1">
            <text:p>1</text:p>
          </table:table-cell>
          <table:table-cell table:formula="of:=IF([Input.K39]&lt;&gt;&quot;&quot;;IF([Input.K39]=[Input.K$1];1;0);&quot;&quot;)" office:value-type="float" office:value="0">
            <text:p>0</text:p>
          </table:table-cell>
          <table:table-cell table:formula="of:=IF([Input.L39]&lt;&gt;&quot;&quot;;IF([Input.L39]=[Input.L$1];1;0);&quot;&quot;)" office:value-type="float" office:value="1">
            <text:p>1</text:p>
          </table:table-cell>
          <table:table-cell table:formula="of:=IF([Input.M39]&lt;&gt;&quot;&quot;;IF([Input.M39]=[Input.M$1];1;0);&quot;&quot;)" office:value-type="float" office:value="1">
            <text:p>1</text:p>
          </table:table-cell>
          <table:table-cell table:formula="of:=IF([Input.N39]&lt;&gt;&quot;&quot;;IF([Input.N39]=[Input.N$1];1;0);&quot;&quot;)" office:value-type="float" office:value="1">
            <text:p>1</text:p>
          </table:table-cell>
          <table:table-cell table:formula="of:=IF([Input.O39]&lt;&gt;&quot;&quot;;IF([Input.O39]=[Input.O$1];1;0);&quot;&quot;)" office:value-type="float" office:value="1">
            <text:p>1</text:p>
          </table:table-cell>
          <table:table-cell table:formula="of:=IF([Input.P39]&lt;&gt;&quot;&quot;;IF([Input.P39]=[Input.P$1];1;0);&quot;&quot;)" office:value-type="float" office:value="1">
            <text:p>1</text:p>
          </table:table-cell>
          <table:table-cell table:formula="of:=IF([Input.Q39]&lt;&gt;&quot;&quot;;IF([Input.Q39]=[Input.Q$1];1;0);&quot;&quot;)" office:value-type="float" office:value="1">
            <text:p>1</text:p>
          </table:table-cell>
          <table:table-cell table:formula="of:=IF([Input.R39]&lt;&gt;&quot;&quot;;IF([Input.R39]=[Input.R$1];1;0);&quot;&quot;)" office:value-type="float" office:value="0">
            <text:p>0</text:p>
          </table:table-cell>
          <table:table-cell table:formula="of:=IF([Input.S39]&lt;&gt;&quot;&quot;;IF([Input.S39]=[Input.S$1];1;0);&quot;&quot;)" office:value-type="float" office:value="0">
            <text:p>0</text:p>
          </table:table-cell>
          <table:table-cell table:formula="of:=IF([Input.T39]&lt;&gt;&quot;&quot;;IF([Input.T39]=[Input.T$1];1;0);&quot;&quot;)" office:value-type="float" office:value="1">
            <text:p>1</text:p>
          </table:table-cell>
          <table:table-cell table:formula="of:=IF([Input.U39]&lt;&gt;&quot;&quot;;IF([Input.U39]=[Input.U$1];1;0);&quot;&quot;)" office:value-type="float" office:value="1">
            <text:p>1</text:p>
          </table:table-cell>
          <table:table-cell table:formula="of:=IF([Input.V39]&lt;&gt;&quot;&quot;;IF([Input.V39]=[Input.V$1];1;0);&quot;&quot;)" office:value-type="float" office:value="1">
            <text:p>1</text:p>
          </table:table-cell>
          <table:table-cell table:formula="of:=IF([Input.W39]&lt;&gt;&quot;&quot;;IF([Input.W39]=[Input.W$1];1;0);&quot;&quot;)" office:value-type="float" office:value="0">
            <text:p>0</text:p>
          </table:table-cell>
          <table:table-cell table:formula="of:=IF([Input.X39]&lt;&gt;&quot;&quot;;IF([Input.X39]=[Input.X$1];1;0);&quot;&quot;)" office:value-type="float" office:value="1">
            <text:p>1</text:p>
          </table:table-cell>
          <table:table-cell table:formula="of:=IF([Input.Y39]&lt;&gt;&quot;&quot;;IF([Input.Y39]=[Input.Y$1];1;0);&quot;&quot;)" office:value-type="float" office:value="0">
            <text:p>0</text:p>
          </table:table-cell>
          <table:table-cell table:formula="of:=IF([Input.Z39]&lt;&gt;&quot;&quot;;IF([Input.Z39]=[Input.Z$1];1;0);&quot;&quot;)" office:value-type="float" office:value="1">
            <text:p>1</text:p>
          </table:table-cell>
          <table:table-cell table:formula="of:=IF([Input.AA39]&lt;&gt;&quot;&quot;;IF([Input.AA39]=[Input.AA$1];1;0);&quot;&quot;)" office:value-type="float" office:value="0">
            <text:p>0</text:p>
          </table:table-cell>
          <table:table-cell table:formula="of:=IF([Input.AB39]&lt;&gt;&quot;&quot;;IF([Input.AB39]=[Input.AB$1];1;0);&quot;&quot;)" office:value-type="float" office:value="0">
            <text:p>0</text:p>
          </table:table-cell>
          <table:table-cell table:formula="of:=IF([Input.AC39]&lt;&gt;&quot;&quot;;IF([Input.AC39]=[Input.AC$1];1;0);&quot;&quot;)" office:value-type="float" office:value="0">
            <text:p>0</text:p>
          </table:table-cell>
          <table:table-cell table:formula="of:=IF([Input.AD39]&lt;&gt;&quot;&quot;;IF([Input.AD39]=[Input.AD$1];1;0);&quot;&quot;)" office:value-type="float" office:value="0">
            <text:p>0</text:p>
          </table:table-cell>
          <table:table-cell table:formula="of:=IF([Input.AE39]&lt;&gt;&quot;&quot;;IF([Input.AE39]=[Input.AE$1];1;0);&quot;&quot;)" office:value-type="float" office:value="0">
            <text:p>0</text:p>
          </table:table-cell>
          <table:table-cell table:formula="of:=IF([Input.AF39]&lt;&gt;&quot;&quot;;IF([Input.AF39]=[Input.AF$1];1;0);&quot;&quot;)" office:value-type="float" office:value="0">
            <text:p>0</text:p>
          </table:table-cell>
          <table:table-cell table:formula="of:=IF([Input.AG39]&lt;&gt;&quot;&quot;;IF([Input.AG39]=[Input.AG$1];1;0);&quot;&quot;)" office:value-type="float" office:value="1">
            <text:p>1</text:p>
          </table:table-cell>
          <table:table-cell table:formula="of:=IF([Input.AH39]&lt;&gt;&quot;&quot;;IF([Input.AH39]=[Input.AH$1];1;0);&quot;&quot;)" office:value-type="float" office:value="0">
            <text:p>0</text:p>
          </table:table-cell>
          <table:table-cell table:formula="of:=IF([Input.AI39]&lt;&gt;&quot;&quot;;IF([Input.AI39]=[Input.AI$1];1;0);&quot;&quot;)" office:value-type="float" office:value="1">
            <text:p>1</text:p>
          </table:table-cell>
          <table:table-cell table:formula="of:=IF([Input.AJ39]&lt;&gt;&quot;&quot;;IF([Input.AJ39]=[Input.AJ$1];1;0);&quot;&quot;)" office:value-type="float" office:value="0">
            <text:p>0</text:p>
          </table:table-cell>
          <table:table-cell table:formula="of:=IF([Input.AK39]&lt;&gt;&quot;&quot;;IF([Input.AK39]=[Input.AK$1];1;0);&quot;&quot;)" office:value-type="float" office:value="0">
            <text:p>0</text:p>
          </table:table-cell>
          <table:table-cell table:formula="of:=IF([Input.AL39]&lt;&gt;&quot;&quot;;IF([Input.AL39]=[Input.AL$1];1;0);&quot;&quot;)" office:value-type="float" office:value="0">
            <text:p>0</text:p>
          </table:table-cell>
          <table:table-cell table:formula="of:=IF([Input.AM39]&lt;&gt;&quot;&quot;;IF([Input.AM39]=[Input.AM$1];1;0);&quot;&quot;)" office:value-type="float" office:value="0">
            <text:p>0</text:p>
          </table:table-cell>
          <table:table-cell table:formula="of:=IF([Input.AN39]&lt;&gt;&quot;&quot;;IF([Input.AN39]=[Input.AN$1];1;0);&quot;&quot;)" office:value-type="float" office:value="0">
            <text:p>0</text:p>
          </table:table-cell>
          <table:table-cell table:formula="of:=IF([Input.AO39]&lt;&gt;&quot;&quot;;IF([Input.AO39]=[Input.AO$1];1;0);&quot;&quot;)" office:value-type="float" office:value="0">
            <text:p>0</text:p>
          </table:table-cell>
          <table:table-cell table:formula="of:=IF([Input.AP39]&lt;&gt;&quot;&quot;;IF([Input.AP39]=[Input.AP$1];1;0);&quot;&quot;)" office:value-type="float" office:value="0">
            <text:p>0</text:p>
          </table:table-cell>
          <table:table-cell table:formula="of:=IF([Input.AQ39]&lt;&gt;&quot;&quot;;IF([Input.AQ39]=[Input.AQ$1];1;0);&quot;&quot;)" office:value-type="float" office:value="0">
            <text:p>0</text:p>
          </table:table-cell>
          <table:table-cell table:formula="of:=IF([Input.AR39]&lt;&gt;&quot;&quot;;IF([Input.AR39]=[Input.AR$1];1;0);&quot;&quot;)" office:value-type="float" office:value="1">
            <text:p>1</text:p>
          </table:table-cell>
          <table:table-cell table:formula="of:=IF([Input.AS39]&lt;&gt;&quot;&quot;;IF([Input.AS39]=[Input.AS$1];1;0);&quot;&quot;)" office:value-type="float" office:value="1">
            <text:p>1</text:p>
          </table:table-cell>
          <table:table-cell table:formula="of:=IF([Input.AT39]&lt;&gt;&quot;&quot;;IF([Input.AT39]=[Input.AT$1];1;0);&quot;&quot;)" office:value-type="float" office:value="0">
            <text:p>0</text:p>
          </table:table-cell>
          <table:table-cell table:formula="of:=IF([Input.AU39]&lt;&gt;&quot;&quot;;IF([Input.AU39]=[Input.AU$1];1;0);&quot;&quot;)" office:value-type="float" office:value="1">
            <text:p>1</text:p>
          </table:table-cell>
          <table:table-cell table:formula="of:=IF([Input.AV39]&lt;&gt;&quot;&quot;;IF([Input.AV39]=[Input.AV$1];1;0);&quot;&quot;)" office:value-type="float" office:value="1">
            <text:p>1</text:p>
          </table:table-cell>
          <table:table-cell table:formula="of:=IF([Input.AW39]&lt;&gt;&quot;&quot;;IF([Input.AW39]=[Input.AW$1];1;0);&quot;&quot;)" office:value-type="float" office:value="1">
            <text:p>1</text:p>
          </table:table-cell>
          <table:table-cell table:formula="of:=IF([Input.AX39]&lt;&gt;&quot;&quot;;IF([Input.AX39]=[Input.AX$1];1;0);&quot;&quot;)" office:value-type="float" office:value="1">
            <text:p>1</text:p>
          </table:table-cell>
          <table:table-cell table:formula="of:=IF([Input.AY39]&lt;&gt;&quot;&quot;;IF([Input.AY39]=[Input.AY$1];1;0);&quot;&quot;)" office:value-type="float" office:value="0">
            <text:p>0</text:p>
          </table:table-cell>
          <table:table-cell table:formula="of:=IF([Input.AZ39]&lt;&gt;&quot;&quot;;IF([Input.AZ39]=[Input.AZ$1];1;0);&quot;&quot;)" office:value-type="float" office:value="1">
            <text:p>1</text:p>
          </table:table-cell>
          <table:table-cell/>
          <table:table-cell table:formula="of:=IF([.B39]&lt;&gt;&quot;&quot;;SUM([.B39:.AY39]);&quot;&quot;)" office:value-type="float" office:value="26">
            <text:p>26</text:p>
          </table:table-cell>
          <table:table-cell table:number-columns-repeated="971"/>
        </table:table-row>
        <table:table-row table:style-name="ro2">
          <table:table-cell office:value-type="float" office:value="37">
            <text:p>37</text:p>
          </table:table-cell>
          <table:table-cell table:formula="of:=IF([Input.C40]&lt;&gt;&quot;&quot;;IF([Input.C40]=[Input.C$1];1;0);&quot;&quot;)" office:value-type="float" office:value="1">
            <text:p>1</text:p>
          </table:table-cell>
          <table:table-cell table:formula="of:=IF([Input.D40]&lt;&gt;&quot;&quot;;IF([Input.D40]=[Input.D$1];1;0);&quot;&quot;)" office:value-type="float" office:value="1">
            <text:p>1</text:p>
          </table:table-cell>
          <table:table-cell table:formula="of:=IF([Input.E40]&lt;&gt;&quot;&quot;;IF([Input.E40]=[Input.E$1];1;0);&quot;&quot;)" office:value-type="float" office:value="1">
            <text:p>1</text:p>
          </table:table-cell>
          <table:table-cell table:formula="of:=IF([Input.F40]&lt;&gt;&quot;&quot;;IF([Input.F40]=[Input.F$1];1;0);&quot;&quot;)" office:value-type="float" office:value="1">
            <text:p>1</text:p>
          </table:table-cell>
          <table:table-cell table:formula="of:=IF([Input.G40]&lt;&gt;&quot;&quot;;IF([Input.G40]=[Input.G$1];1;0);&quot;&quot;)" office:value-type="float" office:value="0">
            <text:p>0</text:p>
          </table:table-cell>
          <table:table-cell table:formula="of:=IF([Input.H40]&lt;&gt;&quot;&quot;;IF([Input.H40]=[Input.H$1];1;0);&quot;&quot;)" office:value-type="float" office:value="0">
            <text:p>0</text:p>
          </table:table-cell>
          <table:table-cell table:formula="of:=IF([Input.I40]&lt;&gt;&quot;&quot;;IF([Input.I40]=[Input.I$1];1;0);&quot;&quot;)" office:value-type="float" office:value="0">
            <text:p>0</text:p>
          </table:table-cell>
          <table:table-cell table:formula="of:=IF([Input.J40]&lt;&gt;&quot;&quot;;IF([Input.J40]=[Input.J$1];1;0);&quot;&quot;)" office:value-type="float" office:value="0">
            <text:p>0</text:p>
          </table:table-cell>
          <table:table-cell table:formula="of:=IF([Input.K40]&lt;&gt;&quot;&quot;;IF([Input.K40]=[Input.K$1];1;0);&quot;&quot;)" office:value-type="float" office:value="0">
            <text:p>0</text:p>
          </table:table-cell>
          <table:table-cell table:formula="of:=IF([Input.L40]&lt;&gt;&quot;&quot;;IF([Input.L40]=[Input.L$1];1;0);&quot;&quot;)" office:value-type="float" office:value="1">
            <text:p>1</text:p>
          </table:table-cell>
          <table:table-cell table:formula="of:=IF([Input.M40]&lt;&gt;&quot;&quot;;IF([Input.M40]=[Input.M$1];1;0);&quot;&quot;)" office:value-type="float" office:value="1">
            <text:p>1</text:p>
          </table:table-cell>
          <table:table-cell table:formula="of:=IF([Input.N40]&lt;&gt;&quot;&quot;;IF([Input.N40]=[Input.N$1];1;0);&quot;&quot;)" office:value-type="float" office:value="1">
            <text:p>1</text:p>
          </table:table-cell>
          <table:table-cell table:formula="of:=IF([Input.O40]&lt;&gt;&quot;&quot;;IF([Input.O40]=[Input.O$1];1;0);&quot;&quot;)" office:value-type="float" office:value="0">
            <text:p>0</text:p>
          </table:table-cell>
          <table:table-cell table:formula="of:=IF([Input.P40]&lt;&gt;&quot;&quot;;IF([Input.P40]=[Input.P$1];1;0);&quot;&quot;)" office:value-type="float" office:value="1">
            <text:p>1</text:p>
          </table:table-cell>
          <table:table-cell table:formula="of:=IF([Input.Q40]&lt;&gt;&quot;&quot;;IF([Input.Q40]=[Input.Q$1];1;0);&quot;&quot;)" office:value-type="float" office:value="1">
            <text:p>1</text:p>
          </table:table-cell>
          <table:table-cell table:formula="of:=IF([Input.R40]&lt;&gt;&quot;&quot;;IF([Input.R40]=[Input.R$1];1;0);&quot;&quot;)" office:value-type="float" office:value="1">
            <text:p>1</text:p>
          </table:table-cell>
          <table:table-cell table:formula="of:=IF([Input.S40]&lt;&gt;&quot;&quot;;IF([Input.S40]=[Input.S$1];1;0);&quot;&quot;)" office:value-type="float" office:value="0">
            <text:p>0</text:p>
          </table:table-cell>
          <table:table-cell table:formula="of:=IF([Input.T40]&lt;&gt;&quot;&quot;;IF([Input.T40]=[Input.T$1];1;0);&quot;&quot;)" office:value-type="float" office:value="1">
            <text:p>1</text:p>
          </table:table-cell>
          <table:table-cell table:formula="of:=IF([Input.U40]&lt;&gt;&quot;&quot;;IF([Input.U40]=[Input.U$1];1;0);&quot;&quot;)" office:value-type="float" office:value="1">
            <text:p>1</text:p>
          </table:table-cell>
          <table:table-cell table:formula="of:=IF([Input.V40]&lt;&gt;&quot;&quot;;IF([Input.V40]=[Input.V$1];1;0);&quot;&quot;)" office:value-type="float" office:value="1">
            <text:p>1</text:p>
          </table:table-cell>
          <table:table-cell table:formula="of:=IF([Input.W40]&lt;&gt;&quot;&quot;;IF([Input.W40]=[Input.W$1];1;0);&quot;&quot;)" office:value-type="float" office:value="0">
            <text:p>0</text:p>
          </table:table-cell>
          <table:table-cell table:formula="of:=IF([Input.X40]&lt;&gt;&quot;&quot;;IF([Input.X40]=[Input.X$1];1;0);&quot;&quot;)" office:value-type="float" office:value="1">
            <text:p>1</text:p>
          </table:table-cell>
          <table:table-cell table:formula="of:=IF([Input.Y40]&lt;&gt;&quot;&quot;;IF([Input.Y40]=[Input.Y$1];1;0);&quot;&quot;)" office:value-type="float" office:value="1">
            <text:p>1</text:p>
          </table:table-cell>
          <table:table-cell table:formula="of:=IF([Input.Z40]&lt;&gt;&quot;&quot;;IF([Input.Z40]=[Input.Z$1];1;0);&quot;&quot;)" office:value-type="float" office:value="1">
            <text:p>1</text:p>
          </table:table-cell>
          <table:table-cell table:formula="of:=IF([Input.AA40]&lt;&gt;&quot;&quot;;IF([Input.AA40]=[Input.AA$1];1;0);&quot;&quot;)" office:value-type="float" office:value="0">
            <text:p>0</text:p>
          </table:table-cell>
          <table:table-cell table:formula="of:=IF([Input.AB40]&lt;&gt;&quot;&quot;;IF([Input.AB40]=[Input.AB$1];1;0);&quot;&quot;)" office:value-type="float" office:value="1">
            <text:p>1</text:p>
          </table:table-cell>
          <table:table-cell table:formula="of:=IF([Input.AC40]&lt;&gt;&quot;&quot;;IF([Input.AC40]=[Input.AC$1];1;0);&quot;&quot;)" office:value-type="float" office:value="1">
            <text:p>1</text:p>
          </table:table-cell>
          <table:table-cell table:formula="of:=IF([Input.AD40]&lt;&gt;&quot;&quot;;IF([Input.AD40]=[Input.AD$1];1;0);&quot;&quot;)" office:value-type="float" office:value="1">
            <text:p>1</text:p>
          </table:table-cell>
          <table:table-cell table:formula="of:=IF([Input.AE40]&lt;&gt;&quot;&quot;;IF([Input.AE40]=[Input.AE$1];1;0);&quot;&quot;)" office:value-type="float" office:value="0">
            <text:p>0</text:p>
          </table:table-cell>
          <table:table-cell table:formula="of:=IF([Input.AF40]&lt;&gt;&quot;&quot;;IF([Input.AF40]=[Input.AF$1];1;0);&quot;&quot;)" office:value-type="float" office:value="0">
            <text:p>0</text:p>
          </table:table-cell>
          <table:table-cell table:formula="of:=IF([Input.AG40]&lt;&gt;&quot;&quot;;IF([Input.AG40]=[Input.AG$1];1;0);&quot;&quot;)" office:value-type="float" office:value="1">
            <text:p>1</text:p>
          </table:table-cell>
          <table:table-cell table:formula="of:=IF([Input.AH40]&lt;&gt;&quot;&quot;;IF([Input.AH40]=[Input.AH$1];1;0);&quot;&quot;)" office:value-type="float" office:value="1">
            <text:p>1</text:p>
          </table:table-cell>
          <table:table-cell table:formula="of:=IF([Input.AI40]&lt;&gt;&quot;&quot;;IF([Input.AI40]=[Input.AI$1];1;0);&quot;&quot;)" office:value-type="float" office:value="1">
            <text:p>1</text:p>
          </table:table-cell>
          <table:table-cell table:formula="of:=IF([Input.AJ40]&lt;&gt;&quot;&quot;;IF([Input.AJ40]=[Input.AJ$1];1;0);&quot;&quot;)" office:value-type="float" office:value="1">
            <text:p>1</text:p>
          </table:table-cell>
          <table:table-cell table:formula="of:=IF([Input.AK40]&lt;&gt;&quot;&quot;;IF([Input.AK40]=[Input.AK$1];1;0);&quot;&quot;)" office:value-type="float" office:value="0">
            <text:p>0</text:p>
          </table:table-cell>
          <table:table-cell table:formula="of:=IF([Input.AL40]&lt;&gt;&quot;&quot;;IF([Input.AL40]=[Input.AL$1];1;0);&quot;&quot;)" office:value-type="float" office:value="1">
            <text:p>1</text:p>
          </table:table-cell>
          <table:table-cell table:formula="of:=IF([Input.AM40]&lt;&gt;&quot;&quot;;IF([Input.AM40]=[Input.AM$1];1;0);&quot;&quot;)" office:value-type="float" office:value="1">
            <text:p>1</text:p>
          </table:table-cell>
          <table:table-cell table:formula="of:=IF([Input.AN40]&lt;&gt;&quot;&quot;;IF([Input.AN40]=[Input.AN$1];1;0);&quot;&quot;)" office:value-type="float" office:value="1">
            <text:p>1</text:p>
          </table:table-cell>
          <table:table-cell table:formula="of:=IF([Input.AO40]&lt;&gt;&quot;&quot;;IF([Input.AO40]=[Input.AO$1];1;0);&quot;&quot;)" office:value-type="float" office:value="1">
            <text:p>1</text:p>
          </table:table-cell>
          <table:table-cell table:formula="of:=IF([Input.AP40]&lt;&gt;&quot;&quot;;IF([Input.AP40]=[Input.AP$1];1;0);&quot;&quot;)" office:value-type="float" office:value="1">
            <text:p>1</text:p>
          </table:table-cell>
          <table:table-cell table:formula="of:=IF([Input.AQ40]&lt;&gt;&quot;&quot;;IF([Input.AQ40]=[Input.AQ$1];1;0);&quot;&quot;)" office:value-type="float" office:value="0">
            <text:p>0</text:p>
          </table:table-cell>
          <table:table-cell table:formula="of:=IF([Input.AR40]&lt;&gt;&quot;&quot;;IF([Input.AR40]=[Input.AR$1];1;0);&quot;&quot;)" office:value-type="float" office:value="1">
            <text:p>1</text:p>
          </table:table-cell>
          <table:table-cell table:formula="of:=IF([Input.AS40]&lt;&gt;&quot;&quot;;IF([Input.AS40]=[Input.AS$1];1;0);&quot;&quot;)" office:value-type="float" office:value="1">
            <text:p>1</text:p>
          </table:table-cell>
          <table:table-cell table:formula="of:=IF([Input.AT40]&lt;&gt;&quot;&quot;;IF([Input.AT40]=[Input.AT$1];1;0);&quot;&quot;)" office:value-type="float" office:value="1">
            <text:p>1</text:p>
          </table:table-cell>
          <table:table-cell table:formula="of:=IF([Input.AU40]&lt;&gt;&quot;&quot;;IF([Input.AU40]=[Input.AU$1];1;0);&quot;&quot;)" office:value-type="float" office:value="1">
            <text:p>1</text:p>
          </table:table-cell>
          <table:table-cell table:formula="of:=IF([Input.AV40]&lt;&gt;&quot;&quot;;IF([Input.AV40]=[Input.AV$1];1;0);&quot;&quot;)" office:value-type="float" office:value="1">
            <text:p>1</text:p>
          </table:table-cell>
          <table:table-cell table:formula="of:=IF([Input.AW40]&lt;&gt;&quot;&quot;;IF([Input.AW40]=[Input.AW$1];1;0);&quot;&quot;)" office:value-type="float" office:value="0">
            <text:p>0</text:p>
          </table:table-cell>
          <table:table-cell table:formula="of:=IF([Input.AX40]&lt;&gt;&quot;&quot;;IF([Input.AX40]=[Input.AX$1];1;0);&quot;&quot;)" office:value-type="float" office:value="0">
            <text:p>0</text:p>
          </table:table-cell>
          <table:table-cell table:formula="of:=IF([Input.AY40]&lt;&gt;&quot;&quot;;IF([Input.AY40]=[Input.AY$1];1;0);&quot;&quot;)" office:value-type="float" office:value="1">
            <text:p>1</text:p>
          </table:table-cell>
          <table:table-cell table:formula="of:=IF([Input.AZ40]&lt;&gt;&quot;&quot;;IF([Input.AZ40]=[Input.AZ$1];1;0);&quot;&quot;)" office:value-type="float" office:value="1">
            <text:p>1</text:p>
          </table:table-cell>
          <table:table-cell/>
          <table:table-cell table:formula="of:=IF([.B40]&lt;&gt;&quot;&quot;;SUM([.B40:.AY40]);&quot;&quot;)" office:value-type="float" office:value="35">
            <text:p>35</text:p>
          </table:table-cell>
          <table:table-cell table:number-columns-repeated="971"/>
        </table:table-row>
        <table:table-row table:style-name="ro2">
          <table:table-cell office:value-type="float" office:value="38">
            <text:p>38</text:p>
          </table:table-cell>
          <table:table-cell table:formula="of:=IF([Input.C41]&lt;&gt;&quot;&quot;;IF([Input.C41]=[Input.C$1];1;0);&quot;&quot;)" office:value-type="float" office:value="1">
            <text:p>1</text:p>
          </table:table-cell>
          <table:table-cell table:formula="of:=IF([Input.D41]&lt;&gt;&quot;&quot;;IF([Input.D41]=[Input.D$1];1;0);&quot;&quot;)" office:value-type="float" office:value="0">
            <text:p>0</text:p>
          </table:table-cell>
          <table:table-cell table:formula="of:=IF([Input.E41]&lt;&gt;&quot;&quot;;IF([Input.E41]=[Input.E$1];1;0);&quot;&quot;)">
            <text:p/>
          </table:table-cell>
          <table:table-cell table:formula="of:=IF([Input.F41]&lt;&gt;&quot;&quot;;IF([Input.F41]=[Input.F$1];1;0);&quot;&quot;)" office:value-type="float" office:value="1">
            <text:p>1</text:p>
          </table:table-cell>
          <table:table-cell table:formula="of:=IF([Input.G41]&lt;&gt;&quot;&quot;;IF([Input.G41]=[Input.G$1];1;0);&quot;&quot;)" office:value-type="float" office:value="0">
            <text:p>0</text:p>
          </table:table-cell>
          <table:table-cell table:formula="of:=IF([Input.H41]&lt;&gt;&quot;&quot;;IF([Input.H41]=[Input.H$1];1;0);&quot;&quot;)" office:value-type="float" office:value="0">
            <text:p>0</text:p>
          </table:table-cell>
          <table:table-cell table:formula="of:=IF([Input.I41]&lt;&gt;&quot;&quot;;IF([Input.I41]=[Input.I$1];1;0);&quot;&quot;)" office:value-type="float" office:value="0">
            <text:p>0</text:p>
          </table:table-cell>
          <table:table-cell table:formula="of:=IF([Input.J41]&lt;&gt;&quot;&quot;;IF([Input.J41]=[Input.J$1];1;0);&quot;&quot;)" office:value-type="float" office:value="0">
            <text:p>0</text:p>
          </table:table-cell>
          <table:table-cell table:formula="of:=IF([Input.K41]&lt;&gt;&quot;&quot;;IF([Input.K41]=[Input.K$1];1;0);&quot;&quot;)" office:value-type="float" office:value="0">
            <text:p>0</text:p>
          </table:table-cell>
          <table:table-cell table:formula="of:=IF([Input.L41]&lt;&gt;&quot;&quot;;IF([Input.L41]=[Input.L$1];1;0);&quot;&quot;)" office:value-type="float" office:value="0">
            <text:p>0</text:p>
          </table:table-cell>
          <table:table-cell table:formula="of:=IF([Input.M41]&lt;&gt;&quot;&quot;;IF([Input.M41]=[Input.M$1];1;0);&quot;&quot;)" office:value-type="float" office:value="1">
            <text:p>1</text:p>
          </table:table-cell>
          <table:table-cell table:formula="of:=IF([Input.N41]&lt;&gt;&quot;&quot;;IF([Input.N41]=[Input.N$1];1;0);&quot;&quot;)" office:value-type="float" office:value="1">
            <text:p>1</text:p>
          </table:table-cell>
          <table:table-cell table:formula="of:=IF([Input.O41]&lt;&gt;&quot;&quot;;IF([Input.O41]=[Input.O$1];1;0);&quot;&quot;)" office:value-type="float" office:value="1">
            <text:p>1</text:p>
          </table:table-cell>
          <table:table-cell table:formula="of:=IF([Input.P41]&lt;&gt;&quot;&quot;;IF([Input.P41]=[Input.P$1];1;0);&quot;&quot;)" office:value-type="float" office:value="1">
            <text:p>1</text:p>
          </table:table-cell>
          <table:table-cell table:formula="of:=IF([Input.Q41]&lt;&gt;&quot;&quot;;IF([Input.Q41]=[Input.Q$1];1;0);&quot;&quot;)" office:value-type="float" office:value="0">
            <text:p>0</text:p>
          </table:table-cell>
          <table:table-cell table:formula="of:=IF([Input.R41]&lt;&gt;&quot;&quot;;IF([Input.R41]=[Input.R$1];1;0);&quot;&quot;)" office:value-type="float" office:value="1">
            <text:p>1</text:p>
          </table:table-cell>
          <table:table-cell table:formula="of:=IF([Input.S41]&lt;&gt;&quot;&quot;;IF([Input.S41]=[Input.S$1];1;0);&quot;&quot;)" office:value-type="float" office:value="0">
            <text:p>0</text:p>
          </table:table-cell>
          <table:table-cell table:formula="of:=IF([Input.T41]&lt;&gt;&quot;&quot;;IF([Input.T41]=[Input.T$1];1;0);&quot;&quot;)" office:value-type="float" office:value="1">
            <text:p>1</text:p>
          </table:table-cell>
          <table:table-cell table:formula="of:=IF([Input.U41]&lt;&gt;&quot;&quot;;IF([Input.U41]=[Input.U$1];1;0);&quot;&quot;)" office:value-type="float" office:value="1">
            <text:p>1</text:p>
          </table:table-cell>
          <table:table-cell table:formula="of:=IF([Input.V41]&lt;&gt;&quot;&quot;;IF([Input.V41]=[Input.V$1];1;0);&quot;&quot;)" office:value-type="float" office:value="1">
            <text:p>1</text:p>
          </table:table-cell>
          <table:table-cell table:formula="of:=IF([Input.W41]&lt;&gt;&quot;&quot;;IF([Input.W41]=[Input.W$1];1;0);&quot;&quot;)" office:value-type="float" office:value="0">
            <text:p>0</text:p>
          </table:table-cell>
          <table:table-cell table:formula="of:=IF([Input.X41]&lt;&gt;&quot;&quot;;IF([Input.X41]=[Input.X$1];1;0);&quot;&quot;)" office:value-type="float" office:value="1">
            <text:p>1</text:p>
          </table:table-cell>
          <table:table-cell table:formula="of:=IF([Input.Y41]&lt;&gt;&quot;&quot;;IF([Input.Y41]=[Input.Y$1];1;0);&quot;&quot;)" office:value-type="float" office:value="0">
            <text:p>0</text:p>
          </table:table-cell>
          <table:table-cell table:formula="of:=IF([Input.Z41]&lt;&gt;&quot;&quot;;IF([Input.Z41]=[Input.Z$1];1;0);&quot;&quot;)" office:value-type="float" office:value="1">
            <text:p>1</text:p>
          </table:table-cell>
          <table:table-cell table:formula="of:=IF([Input.AA41]&lt;&gt;&quot;&quot;;IF([Input.AA41]=[Input.AA$1];1;0);&quot;&quot;)" office:value-type="float" office:value="1">
            <text:p>1</text:p>
          </table:table-cell>
          <table:table-cell table:formula="of:=IF([Input.AB41]&lt;&gt;&quot;&quot;;IF([Input.AB41]=[Input.AB$1];1;0);&quot;&quot;)" office:value-type="float" office:value="1">
            <text:p>1</text:p>
          </table:table-cell>
          <table:table-cell table:formula="of:=IF([Input.AC41]&lt;&gt;&quot;&quot;;IF([Input.AC41]=[Input.AC$1];1;0);&quot;&quot;)" office:value-type="float" office:value="1">
            <text:p>1</text:p>
          </table:table-cell>
          <table:table-cell table:formula="of:=IF([Input.AD41]&lt;&gt;&quot;&quot;;IF([Input.AD41]=[Input.AD$1];1;0);&quot;&quot;)" office:value-type="float" office:value="1">
            <text:p>1</text:p>
          </table:table-cell>
          <table:table-cell table:formula="of:=IF([Input.AE41]&lt;&gt;&quot;&quot;;IF([Input.AE41]=[Input.AE$1];1;0);&quot;&quot;)" office:value-type="float" office:value="0">
            <text:p>0</text:p>
          </table:table-cell>
          <table:table-cell table:formula="of:=IF([Input.AF41]&lt;&gt;&quot;&quot;;IF([Input.AF41]=[Input.AF$1];1;0);&quot;&quot;)" office:value-type="float" office:value="0">
            <text:p>0</text:p>
          </table:table-cell>
          <table:table-cell table:formula="of:=IF([Input.AG41]&lt;&gt;&quot;&quot;;IF([Input.AG41]=[Input.AG$1];1;0);&quot;&quot;)" office:value-type="float" office:value="1">
            <text:p>1</text:p>
          </table:table-cell>
          <table:table-cell table:formula="of:=IF([Input.AH41]&lt;&gt;&quot;&quot;;IF([Input.AH41]=[Input.AH$1];1;0);&quot;&quot;)" office:value-type="float" office:value="0">
            <text:p>0</text:p>
          </table:table-cell>
          <table:table-cell table:formula="of:=IF([Input.AI41]&lt;&gt;&quot;&quot;;IF([Input.AI41]=[Input.AI$1];1;0);&quot;&quot;)" office:value-type="float" office:value="1">
            <text:p>1</text:p>
          </table:table-cell>
          <table:table-cell table:formula="of:=IF([Input.AJ41]&lt;&gt;&quot;&quot;;IF([Input.AJ41]=[Input.AJ$1];1;0);&quot;&quot;)" office:value-type="float" office:value="1">
            <text:p>1</text:p>
          </table:table-cell>
          <table:table-cell table:formula="of:=IF([Input.AK41]&lt;&gt;&quot;&quot;;IF([Input.AK41]=[Input.AK$1];1;0);&quot;&quot;)" office:value-type="float" office:value="0">
            <text:p>0</text:p>
          </table:table-cell>
          <table:table-cell table:formula="of:=IF([Input.AL41]&lt;&gt;&quot;&quot;;IF([Input.AL41]=[Input.AL$1];1;0);&quot;&quot;)" office:value-type="float" office:value="1">
            <text:p>1</text:p>
          </table:table-cell>
          <table:table-cell table:formula="of:=IF([Input.AM41]&lt;&gt;&quot;&quot;;IF([Input.AM41]=[Input.AM$1];1;0);&quot;&quot;)" office:value-type="float" office:value="0">
            <text:p>0</text:p>
          </table:table-cell>
          <table:table-cell table:formula="of:=IF([Input.AN41]&lt;&gt;&quot;&quot;;IF([Input.AN41]=[Input.AN$1];1;0);&quot;&quot;)" office:value-type="float" office:value="1">
            <text:p>1</text:p>
          </table:table-cell>
          <table:table-cell table:formula="of:=IF([Input.AO41]&lt;&gt;&quot;&quot;;IF([Input.AO41]=[Input.AO$1];1;0);&quot;&quot;)" office:value-type="float" office:value="1">
            <text:p>1</text:p>
          </table:table-cell>
          <table:table-cell table:formula="of:=IF([Input.AP41]&lt;&gt;&quot;&quot;;IF([Input.AP41]=[Input.AP$1];1;0);&quot;&quot;)" office:value-type="float" office:value="1">
            <text:p>1</text:p>
          </table:table-cell>
          <table:table-cell table:formula="of:=IF([Input.AQ41]&lt;&gt;&quot;&quot;;IF([Input.AQ41]=[Input.AQ$1];1;0);&quot;&quot;)" office:value-type="float" office:value="0">
            <text:p>0</text:p>
          </table:table-cell>
          <table:table-cell table:formula="of:=IF([Input.AR41]&lt;&gt;&quot;&quot;;IF([Input.AR41]=[Input.AR$1];1;0);&quot;&quot;)" office:value-type="float" office:value="1">
            <text:p>1</text:p>
          </table:table-cell>
          <table:table-cell table:formula="of:=IF([Input.AS41]&lt;&gt;&quot;&quot;;IF([Input.AS41]=[Input.AS$1];1;0);&quot;&quot;)" office:value-type="float" office:value="1">
            <text:p>1</text:p>
          </table:table-cell>
          <table:table-cell table:formula="of:=IF([Input.AT41]&lt;&gt;&quot;&quot;;IF([Input.AT41]=[Input.AT$1];1;0);&quot;&quot;)" office:value-type="float" office:value="1">
            <text:p>1</text:p>
          </table:table-cell>
          <table:table-cell table:formula="of:=IF([Input.AU41]&lt;&gt;&quot;&quot;;IF([Input.AU41]=[Input.AU$1];1;0);&quot;&quot;)" office:value-type="float" office:value="1">
            <text:p>1</text:p>
          </table:table-cell>
          <table:table-cell table:formula="of:=IF([Input.AV41]&lt;&gt;&quot;&quot;;IF([Input.AV41]=[Input.AV$1];1;0);&quot;&quot;)" office:value-type="float" office:value="0">
            <text:p>0</text:p>
          </table:table-cell>
          <table:table-cell table:formula="of:=IF([Input.AW41]&lt;&gt;&quot;&quot;;IF([Input.AW41]=[Input.AW$1];1;0);&quot;&quot;)" office:value-type="float" office:value="1">
            <text:p>1</text:p>
          </table:table-cell>
          <table:table-cell table:formula="of:=IF([Input.AX41]&lt;&gt;&quot;&quot;;IF([Input.AX41]=[Input.AX$1];1;0);&quot;&quot;)" office:value-type="float" office:value="0">
            <text:p>0</text:p>
          </table:table-cell>
          <table:table-cell table:formula="of:=IF([Input.AY41]&lt;&gt;&quot;&quot;;IF([Input.AY41]=[Input.AY$1];1;0);&quot;&quot;)" office:value-type="float" office:value="0">
            <text:p>0</text:p>
          </table:table-cell>
          <table:table-cell table:formula="of:=IF([Input.AZ41]&lt;&gt;&quot;&quot;;IF([Input.AZ41]=[Input.AZ$1];1;0);&quot;&quot;)" office:value-type="float" office:value="1">
            <text:p>1</text:p>
          </table:table-cell>
          <table:table-cell/>
          <table:table-cell table:formula="of:=IF([.B41]&lt;&gt;&quot;&quot;;SUM([.B41:.AY41]);&quot;&quot;)" office:value-type="float" office:value="29">
            <text:p>29</text:p>
          </table:table-cell>
          <table:table-cell table:number-columns-repeated="971"/>
        </table:table-row>
        <table:table-row table:style-name="ro2">
          <table:table-cell office:value-type="float" office:value="39">
            <text:p>39</text:p>
          </table:table-cell>
          <table:table-cell table:formula="of:=IF([Input.C42]&lt;&gt;&quot;&quot;;IF([Input.C42]=[Input.C$1];1;0);&quot;&quot;)" office:value-type="float" office:value="1">
            <text:p>1</text:p>
          </table:table-cell>
          <table:table-cell table:formula="of:=IF([Input.D42]&lt;&gt;&quot;&quot;;IF([Input.D42]=[Input.D$1];1;0);&quot;&quot;)" office:value-type="float" office:value="0">
            <text:p>0</text:p>
          </table:table-cell>
          <table:table-cell table:formula="of:=IF([Input.E42]&lt;&gt;&quot;&quot;;IF([Input.E42]=[Input.E$1];1;0);&quot;&quot;)" office:value-type="float" office:value="1">
            <text:p>1</text:p>
          </table:table-cell>
          <table:table-cell table:formula="of:=IF([Input.F42]&lt;&gt;&quot;&quot;;IF([Input.F42]=[Input.F$1];1;0);&quot;&quot;)" office:value-type="float" office:value="0">
            <text:p>0</text:p>
          </table:table-cell>
          <table:table-cell table:formula="of:=IF([Input.G42]&lt;&gt;&quot;&quot;;IF([Input.G42]=[Input.G$1];1;0);&quot;&quot;)" office:value-type="float" office:value="0">
            <text:p>0</text:p>
          </table:table-cell>
          <table:table-cell table:formula="of:=IF([Input.H42]&lt;&gt;&quot;&quot;;IF([Input.H42]=[Input.H$1];1;0);&quot;&quot;)" office:value-type="float" office:value="0">
            <text:p>0</text:p>
          </table:table-cell>
          <table:table-cell table:formula="of:=IF([Input.I42]&lt;&gt;&quot;&quot;;IF([Input.I42]=[Input.I$1];1;0);&quot;&quot;)" office:value-type="float" office:value="1">
            <text:p>1</text:p>
          </table:table-cell>
          <table:table-cell table:formula="of:=IF([Input.J42]&lt;&gt;&quot;&quot;;IF([Input.J42]=[Input.J$1];1;0);&quot;&quot;)" office:value-type="float" office:value="1">
            <text:p>1</text:p>
          </table:table-cell>
          <table:table-cell table:formula="of:=IF([Input.K42]&lt;&gt;&quot;&quot;;IF([Input.K42]=[Input.K$1];1;0);&quot;&quot;)" office:value-type="float" office:value="0">
            <text:p>0</text:p>
          </table:table-cell>
          <table:table-cell table:formula="of:=IF([Input.L42]&lt;&gt;&quot;&quot;;IF([Input.L42]=[Input.L$1];1;0);&quot;&quot;)" office:value-type="float" office:value="0">
            <text:p>0</text:p>
          </table:table-cell>
          <table:table-cell table:formula="of:=IF([Input.M42]&lt;&gt;&quot;&quot;;IF([Input.M42]=[Input.M$1];1;0);&quot;&quot;)" office:value-type="float" office:value="1">
            <text:p>1</text:p>
          </table:table-cell>
          <table:table-cell table:formula="of:=IF([Input.N42]&lt;&gt;&quot;&quot;;IF([Input.N42]=[Input.N$1];1;0);&quot;&quot;)" office:value-type="float" office:value="1">
            <text:p>1</text:p>
          </table:table-cell>
          <table:table-cell table:formula="of:=IF([Input.O42]&lt;&gt;&quot;&quot;;IF([Input.O42]=[Input.O$1];1;0);&quot;&quot;)" office:value-type="float" office:value="1">
            <text:p>1</text:p>
          </table:table-cell>
          <table:table-cell table:formula="of:=IF([Input.P42]&lt;&gt;&quot;&quot;;IF([Input.P42]=[Input.P$1];1;0);&quot;&quot;)" office:value-type="float" office:value="1">
            <text:p>1</text:p>
          </table:table-cell>
          <table:table-cell table:formula="of:=IF([Input.Q42]&lt;&gt;&quot;&quot;;IF([Input.Q42]=[Input.Q$1];1;0);&quot;&quot;)" office:value-type="float" office:value="1">
            <text:p>1</text:p>
          </table:table-cell>
          <table:table-cell table:formula="of:=IF([Input.R42]&lt;&gt;&quot;&quot;;IF([Input.R42]=[Input.R$1];1;0);&quot;&quot;)" office:value-type="float" office:value="0">
            <text:p>0</text:p>
          </table:table-cell>
          <table:table-cell table:formula="of:=IF([Input.S42]&lt;&gt;&quot;&quot;;IF([Input.S42]=[Input.S$1];1;0);&quot;&quot;)" office:value-type="float" office:value="0">
            <text:p>0</text:p>
          </table:table-cell>
          <table:table-cell table:formula="of:=IF([Input.T42]&lt;&gt;&quot;&quot;;IF([Input.T42]=[Input.T$1];1;0);&quot;&quot;)" office:value-type="float" office:value="1">
            <text:p>1</text:p>
          </table:table-cell>
          <table:table-cell table:formula="of:=IF([Input.U42]&lt;&gt;&quot;&quot;;IF([Input.U42]=[Input.U$1];1;0);&quot;&quot;)" office:value-type="float" office:value="1">
            <text:p>1</text:p>
          </table:table-cell>
          <table:table-cell table:formula="of:=IF([Input.V42]&lt;&gt;&quot;&quot;;IF([Input.V42]=[Input.V$1];1;0);&quot;&quot;)" office:value-type="float" office:value="1">
            <text:p>1</text:p>
          </table:table-cell>
          <table:table-cell table:formula="of:=IF([Input.W42]&lt;&gt;&quot;&quot;;IF([Input.W42]=[Input.W$1];1;0);&quot;&quot;)" office:value-type="float" office:value="1">
            <text:p>1</text:p>
          </table:table-cell>
          <table:table-cell table:formula="of:=IF([Input.X42]&lt;&gt;&quot;&quot;;IF([Input.X42]=[Input.X$1];1;0);&quot;&quot;)" office:value-type="float" office:value="1">
            <text:p>1</text:p>
          </table:table-cell>
          <table:table-cell table:formula="of:=IF([Input.Y42]&lt;&gt;&quot;&quot;;IF([Input.Y42]=[Input.Y$1];1;0);&quot;&quot;)" office:value-type="float" office:value="0">
            <text:p>0</text:p>
          </table:table-cell>
          <table:table-cell table:formula="of:=IF([Input.Z42]&lt;&gt;&quot;&quot;;IF([Input.Z42]=[Input.Z$1];1;0);&quot;&quot;)" office:value-type="float" office:value="1">
            <text:p>1</text:p>
          </table:table-cell>
          <table:table-cell table:formula="of:=IF([Input.AA42]&lt;&gt;&quot;&quot;;IF([Input.AA42]=[Input.AA$1];1;0);&quot;&quot;)" office:value-type="float" office:value="0">
            <text:p>0</text:p>
          </table:table-cell>
          <table:table-cell table:formula="of:=IF([Input.AB42]&lt;&gt;&quot;&quot;;IF([Input.AB42]=[Input.AB$1];1;0);&quot;&quot;)" office:value-type="float" office:value="0">
            <text:p>0</text:p>
          </table:table-cell>
          <table:table-cell table:formula="of:=IF([Input.AC42]&lt;&gt;&quot;&quot;;IF([Input.AC42]=[Input.AC$1];1;0);&quot;&quot;)" office:value-type="float" office:value="1">
            <text:p>1</text:p>
          </table:table-cell>
          <table:table-cell table:formula="of:=IF([Input.AD42]&lt;&gt;&quot;&quot;;IF([Input.AD42]=[Input.AD$1];1;0);&quot;&quot;)" office:value-type="float" office:value="1">
            <text:p>1</text:p>
          </table:table-cell>
          <table:table-cell table:formula="of:=IF([Input.AE42]&lt;&gt;&quot;&quot;;IF([Input.AE42]=[Input.AE$1];1;0);&quot;&quot;)" office:value-type="float" office:value="0">
            <text:p>0</text:p>
          </table:table-cell>
          <table:table-cell table:formula="of:=IF([Input.AF42]&lt;&gt;&quot;&quot;;IF([Input.AF42]=[Input.AF$1];1;0);&quot;&quot;)" office:value-type="float" office:value="0">
            <text:p>0</text:p>
          </table:table-cell>
          <table:table-cell table:formula="of:=IF([Input.AG42]&lt;&gt;&quot;&quot;;IF([Input.AG42]=[Input.AG$1];1;0);&quot;&quot;)" office:value-type="float" office:value="1">
            <text:p>1</text:p>
          </table:table-cell>
          <table:table-cell table:formula="of:=IF([Input.AH42]&lt;&gt;&quot;&quot;;IF([Input.AH42]=[Input.AH$1];1;0);&quot;&quot;)" office:value-type="float" office:value="0">
            <text:p>0</text:p>
          </table:table-cell>
          <table:table-cell table:formula="of:=IF([Input.AI42]&lt;&gt;&quot;&quot;;IF([Input.AI42]=[Input.AI$1];1;0);&quot;&quot;)" office:value-type="float" office:value="0">
            <text:p>0</text:p>
          </table:table-cell>
          <table:table-cell table:formula="of:=IF([Input.AJ42]&lt;&gt;&quot;&quot;;IF([Input.AJ42]=[Input.AJ$1];1;0);&quot;&quot;)" office:value-type="float" office:value="1">
            <text:p>1</text:p>
          </table:table-cell>
          <table:table-cell table:formula="of:=IF([Input.AK42]&lt;&gt;&quot;&quot;;IF([Input.AK42]=[Input.AK$1];1;0);&quot;&quot;)" office:value-type="float" office:value="0">
            <text:p>0</text:p>
          </table:table-cell>
          <table:table-cell table:formula="of:=IF([Input.AL42]&lt;&gt;&quot;&quot;;IF([Input.AL42]=[Input.AL$1];1;0);&quot;&quot;)" office:value-type="float" office:value="0">
            <text:p>0</text:p>
          </table:table-cell>
          <table:table-cell table:formula="of:=IF([Input.AM42]&lt;&gt;&quot;&quot;;IF([Input.AM42]=[Input.AM$1];1;0);&quot;&quot;)" office:value-type="float" office:value="1">
            <text:p>1</text:p>
          </table:table-cell>
          <table:table-cell table:formula="of:=IF([Input.AN42]&lt;&gt;&quot;&quot;;IF([Input.AN42]=[Input.AN$1];1;0);&quot;&quot;)" office:value-type="float" office:value="0">
            <text:p>0</text:p>
          </table:table-cell>
          <table:table-cell table:formula="of:=IF([Input.AO42]&lt;&gt;&quot;&quot;;IF([Input.AO42]=[Input.AO$1];1;0);&quot;&quot;)" office:value-type="float" office:value="1">
            <text:p>1</text:p>
          </table:table-cell>
          <table:table-cell table:formula="of:=IF([Input.AP42]&lt;&gt;&quot;&quot;;IF([Input.AP42]=[Input.AP$1];1;0);&quot;&quot;)" office:value-type="float" office:value="1">
            <text:p>1</text:p>
          </table:table-cell>
          <table:table-cell table:formula="of:=IF([Input.AQ42]&lt;&gt;&quot;&quot;;IF([Input.AQ42]=[Input.AQ$1];1;0);&quot;&quot;)" office:value-type="float" office:value="0">
            <text:p>0</text:p>
          </table:table-cell>
          <table:table-cell table:formula="of:=IF([Input.AR42]&lt;&gt;&quot;&quot;;IF([Input.AR42]=[Input.AR$1];1;0);&quot;&quot;)" office:value-type="float" office:value="0">
            <text:p>0</text:p>
          </table:table-cell>
          <table:table-cell table:formula="of:=IF([Input.AS42]&lt;&gt;&quot;&quot;;IF([Input.AS42]=[Input.AS$1];1;0);&quot;&quot;)" office:value-type="float" office:value="1">
            <text:p>1</text:p>
          </table:table-cell>
          <table:table-cell table:formula="of:=IF([Input.AT42]&lt;&gt;&quot;&quot;;IF([Input.AT42]=[Input.AT$1];1;0);&quot;&quot;)" office:value-type="float" office:value="0">
            <text:p>0</text:p>
          </table:table-cell>
          <table:table-cell table:formula="of:=IF([Input.AU42]&lt;&gt;&quot;&quot;;IF([Input.AU42]=[Input.AU$1];1;0);&quot;&quot;)" office:value-type="float" office:value="1">
            <text:p>1</text:p>
          </table:table-cell>
          <table:table-cell table:formula="of:=IF([Input.AV42]&lt;&gt;&quot;&quot;;IF([Input.AV42]=[Input.AV$1];1;0);&quot;&quot;)" office:value-type="float" office:value="1">
            <text:p>1</text:p>
          </table:table-cell>
          <table:table-cell table:formula="of:=IF([Input.AW42]&lt;&gt;&quot;&quot;;IF([Input.AW42]=[Input.AW$1];1;0);&quot;&quot;)" office:value-type="float" office:value="0">
            <text:p>0</text:p>
          </table:table-cell>
          <table:table-cell table:formula="of:=IF([Input.AX42]&lt;&gt;&quot;&quot;;IF([Input.AX42]=[Input.AX$1];1;0);&quot;&quot;)" office:value-type="float" office:value="1">
            <text:p>1</text:p>
          </table:table-cell>
          <table:table-cell table:formula="of:=IF([Input.AY42]&lt;&gt;&quot;&quot;;IF([Input.AY42]=[Input.AY$1];1;0);&quot;&quot;)" office:value-type="float" office:value="0">
            <text:p>0</text:p>
          </table:table-cell>
          <table:table-cell table:formula="of:=IF([Input.AZ42]&lt;&gt;&quot;&quot;;IF([Input.AZ42]=[Input.AZ$1];1;0);&quot;&quot;)" office:value-type="float" office:value="0">
            <text:p>0</text:p>
          </table:table-cell>
          <table:table-cell/>
          <table:table-cell table:formula="of:=IF([.B42]&lt;&gt;&quot;&quot;;SUM([.B42:.AY42]);&quot;&quot;)" office:value-type="float" office:value="26">
            <text:p>26</text:p>
          </table:table-cell>
          <table:table-cell table:number-columns-repeated="971"/>
        </table:table-row>
        <table:table-row table:style-name="ro2">
          <table:table-cell office:value-type="float" office:value="40">
            <text:p>40</text:p>
          </table:table-cell>
          <table:table-cell table:formula="of:=IF([Input.C43]&lt;&gt;&quot;&quot;;IF([Input.C43]=[Input.C$1];1;0);&quot;&quot;)">
            <text:p/>
          </table:table-cell>
          <table:table-cell table:formula="of:=IF([Input.D43]&lt;&gt;&quot;&quot;;IF([Input.D43]=[Input.D$1];1;0);&quot;&quot;)">
            <text:p/>
          </table:table-cell>
          <table:table-cell table:formula="of:=IF([Input.E43]&lt;&gt;&quot;&quot;;IF([Input.E43]=[Input.E$1];1;0);&quot;&quot;)">
            <text:p/>
          </table:table-cell>
          <table:table-cell table:formula="of:=IF([Input.F43]&lt;&gt;&quot;&quot;;IF([Input.F43]=[Input.F$1];1;0);&quot;&quot;)">
            <text:p/>
          </table:table-cell>
          <table:table-cell table:formula="of:=IF([Input.G43]&lt;&gt;&quot;&quot;;IF([Input.G43]=[Input.G$1];1;0);&quot;&quot;)">
            <text:p/>
          </table:table-cell>
          <table:table-cell table:formula="of:=IF([Input.H43]&lt;&gt;&quot;&quot;;IF([Input.H43]=[Input.H$1];1;0);&quot;&quot;)">
            <text:p/>
          </table:table-cell>
          <table:table-cell table:formula="of:=IF([Input.I43]&lt;&gt;&quot;&quot;;IF([Input.I43]=[Input.I$1];1;0);&quot;&quot;)">
            <text:p/>
          </table:table-cell>
          <table:table-cell table:formula="of:=IF([Input.J43]&lt;&gt;&quot;&quot;;IF([Input.J43]=[Input.J$1];1;0);&quot;&quot;)">
            <text:p/>
          </table:table-cell>
          <table:table-cell table:formula="of:=IF([Input.K43]&lt;&gt;&quot;&quot;;IF([Input.K43]=[Input.K$1];1;0);&quot;&quot;)">
            <text:p/>
          </table:table-cell>
          <table:table-cell table:formula="of:=IF([Input.L43]&lt;&gt;&quot;&quot;;IF([Input.L43]=[Input.L$1];1;0);&quot;&quot;)">
            <text:p/>
          </table:table-cell>
          <table:table-cell table:formula="of:=IF([Input.M43]&lt;&gt;&quot;&quot;;IF([Input.M43]=[Input.M$1];1;0);&quot;&quot;)">
            <text:p/>
          </table:table-cell>
          <table:table-cell table:formula="of:=IF([Input.N43]&lt;&gt;&quot;&quot;;IF([Input.N43]=[Input.N$1];1;0);&quot;&quot;)">
            <text:p/>
          </table:table-cell>
          <table:table-cell table:formula="of:=IF([Input.O43]&lt;&gt;&quot;&quot;;IF([Input.O43]=[Input.O$1];1;0);&quot;&quot;)">
            <text:p/>
          </table:table-cell>
          <table:table-cell table:formula="of:=IF([Input.P43]&lt;&gt;&quot;&quot;;IF([Input.P43]=[Input.P$1];1;0);&quot;&quot;)">
            <text:p/>
          </table:table-cell>
          <table:table-cell table:formula="of:=IF([Input.Q43]&lt;&gt;&quot;&quot;;IF([Input.Q43]=[Input.Q$1];1;0);&quot;&quot;)">
            <text:p/>
          </table:table-cell>
          <table:table-cell table:formula="of:=IF([Input.R43]&lt;&gt;&quot;&quot;;IF([Input.R43]=[Input.R$1];1;0);&quot;&quot;)">
            <text:p/>
          </table:table-cell>
          <table:table-cell table:formula="of:=IF([Input.S43]&lt;&gt;&quot;&quot;;IF([Input.S43]=[Input.S$1];1;0);&quot;&quot;)">
            <text:p/>
          </table:table-cell>
          <table:table-cell table:formula="of:=IF([Input.T43]&lt;&gt;&quot;&quot;;IF([Input.T43]=[Input.T$1];1;0);&quot;&quot;)">
            <text:p/>
          </table:table-cell>
          <table:table-cell table:formula="of:=IF([Input.U43]&lt;&gt;&quot;&quot;;IF([Input.U43]=[Input.U$1];1;0);&quot;&quot;)">
            <text:p/>
          </table:table-cell>
          <table:table-cell table:formula="of:=IF([Input.V43]&lt;&gt;&quot;&quot;;IF([Input.V43]=[Input.V$1];1;0);&quot;&quot;)">
            <text:p/>
          </table:table-cell>
          <table:table-cell table:formula="of:=IF([Input.W43]&lt;&gt;&quot;&quot;;IF([Input.W43]=[Input.W$1];1;0);&quot;&quot;)">
            <text:p/>
          </table:table-cell>
          <table:table-cell table:formula="of:=IF([Input.X43]&lt;&gt;&quot;&quot;;IF([Input.X43]=[Input.X$1];1;0);&quot;&quot;)">
            <text:p/>
          </table:table-cell>
          <table:table-cell table:formula="of:=IF([Input.Y43]&lt;&gt;&quot;&quot;;IF([Input.Y43]=[Input.Y$1];1;0);&quot;&quot;)">
            <text:p/>
          </table:table-cell>
          <table:table-cell table:formula="of:=IF([Input.Z43]&lt;&gt;&quot;&quot;;IF([Input.Z43]=[Input.Z$1];1;0);&quot;&quot;)">
            <text:p/>
          </table:table-cell>
          <table:table-cell table:formula="of:=IF([Input.AA43]&lt;&gt;&quot;&quot;;IF([Input.AA43]=[Input.AA$1];1;0);&quot;&quot;)">
            <text:p/>
          </table:table-cell>
          <table:table-cell table:formula="of:=IF([Input.AB43]&lt;&gt;&quot;&quot;;IF([Input.AB43]=[Input.AB$1];1;0);&quot;&quot;)">
            <text:p/>
          </table:table-cell>
          <table:table-cell table:formula="of:=IF([Input.AC43]&lt;&gt;&quot;&quot;;IF([Input.AC43]=[Input.AC$1];1;0);&quot;&quot;)">
            <text:p/>
          </table:table-cell>
          <table:table-cell table:formula="of:=IF([Input.AD43]&lt;&gt;&quot;&quot;;IF([Input.AD43]=[Input.AD$1];1;0);&quot;&quot;)">
            <text:p/>
          </table:table-cell>
          <table:table-cell table:formula="of:=IF([Input.AE43]&lt;&gt;&quot;&quot;;IF([Input.AE43]=[Input.AE$1];1;0);&quot;&quot;)">
            <text:p/>
          </table:table-cell>
          <table:table-cell table:formula="of:=IF([Input.AF43]&lt;&gt;&quot;&quot;;IF([Input.AF43]=[Input.AF$1];1;0);&quot;&quot;)">
            <text:p/>
          </table:table-cell>
          <table:table-cell table:formula="of:=IF([Input.AG43]&lt;&gt;&quot;&quot;;IF([Input.AG43]=[Input.AG$1];1;0);&quot;&quot;)">
            <text:p/>
          </table:table-cell>
          <table:table-cell table:formula="of:=IF([Input.AH43]&lt;&gt;&quot;&quot;;IF([Input.AH43]=[Input.AH$1];1;0);&quot;&quot;)">
            <text:p/>
          </table:table-cell>
          <table:table-cell table:formula="of:=IF([Input.AI43]&lt;&gt;&quot;&quot;;IF([Input.AI43]=[Input.AI$1];1;0);&quot;&quot;)">
            <text:p/>
          </table:table-cell>
          <table:table-cell table:formula="of:=IF([Input.AJ43]&lt;&gt;&quot;&quot;;IF([Input.AJ43]=[Input.AJ$1];1;0);&quot;&quot;)">
            <text:p/>
          </table:table-cell>
          <table:table-cell table:formula="of:=IF([Input.AK43]&lt;&gt;&quot;&quot;;IF([Input.AK43]=[Input.AK$1];1;0);&quot;&quot;)">
            <text:p/>
          </table:table-cell>
          <table:table-cell table:formula="of:=IF([Input.AL43]&lt;&gt;&quot;&quot;;IF([Input.AL43]=[Input.AL$1];1;0);&quot;&quot;)">
            <text:p/>
          </table:table-cell>
          <table:table-cell table:formula="of:=IF([Input.AM43]&lt;&gt;&quot;&quot;;IF([Input.AM43]=[Input.AM$1];1;0);&quot;&quot;)">
            <text:p/>
          </table:table-cell>
          <table:table-cell table:formula="of:=IF([Input.AN43]&lt;&gt;&quot;&quot;;IF([Input.AN43]=[Input.AN$1];1;0);&quot;&quot;)">
            <text:p/>
          </table:table-cell>
          <table:table-cell table:formula="of:=IF([Input.AO43]&lt;&gt;&quot;&quot;;IF([Input.AO43]=[Input.AO$1];1;0);&quot;&quot;)">
            <text:p/>
          </table:table-cell>
          <table:table-cell table:formula="of:=IF([Input.AP43]&lt;&gt;&quot;&quot;;IF([Input.AP43]=[Input.AP$1];1;0);&quot;&quot;)">
            <text:p/>
          </table:table-cell>
          <table:table-cell table:formula="of:=IF([Input.AQ43]&lt;&gt;&quot;&quot;;IF([Input.AQ43]=[Input.AQ$1];1;0);&quot;&quot;)">
            <text:p/>
          </table:table-cell>
          <table:table-cell table:formula="of:=IF([Input.AR43]&lt;&gt;&quot;&quot;;IF([Input.AR43]=[Input.AR$1];1;0);&quot;&quot;)">
            <text:p/>
          </table:table-cell>
          <table:table-cell table:formula="of:=IF([Input.AS43]&lt;&gt;&quot;&quot;;IF([Input.AS43]=[Input.AS$1];1;0);&quot;&quot;)">
            <text:p/>
          </table:table-cell>
          <table:table-cell table:formula="of:=IF([Input.AT43]&lt;&gt;&quot;&quot;;IF([Input.AT43]=[Input.AT$1];1;0);&quot;&quot;)">
            <text:p/>
          </table:table-cell>
          <table:table-cell table:formula="of:=IF([Input.AU43]&lt;&gt;&quot;&quot;;IF([Input.AU43]=[Input.AU$1];1;0);&quot;&quot;)">
            <text:p/>
          </table:table-cell>
          <table:table-cell table:formula="of:=IF([Input.AV43]&lt;&gt;&quot;&quot;;IF([Input.AV43]=[Input.AV$1];1;0);&quot;&quot;)">
            <text:p/>
          </table:table-cell>
          <table:table-cell table:formula="of:=IF([Input.AW43]&lt;&gt;&quot;&quot;;IF([Input.AW43]=[Input.AW$1];1;0);&quot;&quot;)">
            <text:p/>
          </table:table-cell>
          <table:table-cell table:formula="of:=IF([Input.AX43]&lt;&gt;&quot;&quot;;IF([Input.AX43]=[Input.AX$1];1;0);&quot;&quot;)">
            <text:p/>
          </table:table-cell>
          <table:table-cell table:formula="of:=IF([Input.AY43]&lt;&gt;&quot;&quot;;IF([Input.AY43]=[Input.AY$1];1;0);&quot;&quot;)">
            <text:p/>
          </table:table-cell>
          <table:table-cell table:formula="of:=IF([Input.AZ43]&lt;&gt;&quot;&quot;;IF([Input.AZ43]=[Input.AZ$1];1;0);&quot;&quot;)">
            <text:p/>
          </table:table-cell>
          <table:table-cell/>
          <table:table-cell table:formula="of:=IF([.B43]&lt;&gt;&quot;&quot;;SUM([.B43:.AY43]);&quot;&quot;)">
            <text:p/>
          </table:table-cell>
          <table:table-cell table:number-columns-repeated="971"/>
        </table:table-row>
        <table:table-row table:style-name="ro2">
          <table:table-cell office:value-type="float" office:value="41">
            <text:p>41</text:p>
          </table:table-cell>
          <table:table-cell table:formula="of:=IF([Input.C44]&lt;&gt;&quot;&quot;;IF([Input.C44]=[Input.C$1];1;0);&quot;&quot;)" office:value-type="float" office:value="1">
            <text:p>1</text:p>
          </table:table-cell>
          <table:table-cell table:formula="of:=IF([Input.D44]&lt;&gt;&quot;&quot;;IF([Input.D44]=[Input.D$1];1;0);&quot;&quot;)" office:value-type="float" office:value="0">
            <text:p>0</text:p>
          </table:table-cell>
          <table:table-cell table:formula="of:=IF([Input.E44]&lt;&gt;&quot;&quot;;IF([Input.E44]=[Input.E$1];1;0);&quot;&quot;)" office:value-type="float" office:value="1">
            <text:p>1</text:p>
          </table:table-cell>
          <table:table-cell table:formula="of:=IF([Input.F44]&lt;&gt;&quot;&quot;;IF([Input.F44]=[Input.F$1];1;0);&quot;&quot;)" office:value-type="float" office:value="0">
            <text:p>0</text:p>
          </table:table-cell>
          <table:table-cell table:formula="of:=IF([Input.G44]&lt;&gt;&quot;&quot;;IF([Input.G44]=[Input.G$1];1;0);&quot;&quot;)" office:value-type="float" office:value="0">
            <text:p>0</text:p>
          </table:table-cell>
          <table:table-cell table:formula="of:=IF([Input.H44]&lt;&gt;&quot;&quot;;IF([Input.H44]=[Input.H$1];1;0);&quot;&quot;)" office:value-type="float" office:value="0">
            <text:p>0</text:p>
          </table:table-cell>
          <table:table-cell table:formula="of:=IF([Input.I44]&lt;&gt;&quot;&quot;;IF([Input.I44]=[Input.I$1];1;0);&quot;&quot;)" office:value-type="float" office:value="1">
            <text:p>1</text:p>
          </table:table-cell>
          <table:table-cell table:formula="of:=IF([Input.J44]&lt;&gt;&quot;&quot;;IF([Input.J44]=[Input.J$1];1;0);&quot;&quot;)" office:value-type="float" office:value="1">
            <text:p>1</text:p>
          </table:table-cell>
          <table:table-cell table:formula="of:=IF([Input.K44]&lt;&gt;&quot;&quot;;IF([Input.K44]=[Input.K$1];1;0);&quot;&quot;)" office:value-type="float" office:value="0">
            <text:p>0</text:p>
          </table:table-cell>
          <table:table-cell table:formula="of:=IF([Input.L44]&lt;&gt;&quot;&quot;;IF([Input.L44]=[Input.L$1];1;0);&quot;&quot;)" office:value-type="float" office:value="0">
            <text:p>0</text:p>
          </table:table-cell>
          <table:table-cell table:formula="of:=IF([Input.M44]&lt;&gt;&quot;&quot;;IF([Input.M44]=[Input.M$1];1;0);&quot;&quot;)" office:value-type="float" office:value="0">
            <text:p>0</text:p>
          </table:table-cell>
          <table:table-cell table:formula="of:=IF([Input.N44]&lt;&gt;&quot;&quot;;IF([Input.N44]=[Input.N$1];1;0);&quot;&quot;)" office:value-type="float" office:value="1">
            <text:p>1</text:p>
          </table:table-cell>
          <table:table-cell table:formula="of:=IF([Input.O44]&lt;&gt;&quot;&quot;;IF([Input.O44]=[Input.O$1];1;0);&quot;&quot;)" office:value-type="float" office:value="1">
            <text:p>1</text:p>
          </table:table-cell>
          <table:table-cell table:formula="of:=IF([Input.P44]&lt;&gt;&quot;&quot;;IF([Input.P44]=[Input.P$1];1;0);&quot;&quot;)" office:value-type="float" office:value="1">
            <text:p>1</text:p>
          </table:table-cell>
          <table:table-cell table:formula="of:=IF([Input.Q44]&lt;&gt;&quot;&quot;;IF([Input.Q44]=[Input.Q$1];1;0);&quot;&quot;)" office:value-type="float" office:value="1">
            <text:p>1</text:p>
          </table:table-cell>
          <table:table-cell table:formula="of:=IF([Input.R44]&lt;&gt;&quot;&quot;;IF([Input.R44]=[Input.R$1];1;0);&quot;&quot;)" office:value-type="float" office:value="0">
            <text:p>0</text:p>
          </table:table-cell>
          <table:table-cell table:formula="of:=IF([Input.S44]&lt;&gt;&quot;&quot;;IF([Input.S44]=[Input.S$1];1;0);&quot;&quot;)" office:value-type="float" office:value="0">
            <text:p>0</text:p>
          </table:table-cell>
          <table:table-cell table:formula="of:=IF([Input.T44]&lt;&gt;&quot;&quot;;IF([Input.T44]=[Input.T$1];1;0);&quot;&quot;)" office:value-type="float" office:value="1">
            <text:p>1</text:p>
          </table:table-cell>
          <table:table-cell table:formula="of:=IF([Input.U44]&lt;&gt;&quot;&quot;;IF([Input.U44]=[Input.U$1];1;0);&quot;&quot;)" office:value-type="float" office:value="1">
            <text:p>1</text:p>
          </table:table-cell>
          <table:table-cell table:formula="of:=IF([Input.V44]&lt;&gt;&quot;&quot;;IF([Input.V44]=[Input.V$1];1;0);&quot;&quot;)" office:value-type="float" office:value="0">
            <text:p>0</text:p>
          </table:table-cell>
          <table:table-cell table:formula="of:=IF([Input.W44]&lt;&gt;&quot;&quot;;IF([Input.W44]=[Input.W$1];1;0);&quot;&quot;)" office:value-type="float" office:value="0">
            <text:p>0</text:p>
          </table:table-cell>
          <table:table-cell table:formula="of:=IF([Input.X44]&lt;&gt;&quot;&quot;;IF([Input.X44]=[Input.X$1];1;0);&quot;&quot;)" office:value-type="float" office:value="0">
            <text:p>0</text:p>
          </table:table-cell>
          <table:table-cell table:formula="of:=IF([Input.Y44]&lt;&gt;&quot;&quot;;IF([Input.Y44]=[Input.Y$1];1;0);&quot;&quot;)" office:value-type="float" office:value="1">
            <text:p>1</text:p>
          </table:table-cell>
          <table:table-cell table:formula="of:=IF([Input.Z44]&lt;&gt;&quot;&quot;;IF([Input.Z44]=[Input.Z$1];1;0);&quot;&quot;)" office:value-type="float" office:value="1">
            <text:p>1</text:p>
          </table:table-cell>
          <table:table-cell table:formula="of:=IF([Input.AA44]&lt;&gt;&quot;&quot;;IF([Input.AA44]=[Input.AA$1];1;0);&quot;&quot;)" office:value-type="float" office:value="0">
            <text:p>0</text:p>
          </table:table-cell>
          <table:table-cell table:formula="of:=IF([Input.AB44]&lt;&gt;&quot;&quot;;IF([Input.AB44]=[Input.AB$1];1;0);&quot;&quot;)" office:value-type="float" office:value="0">
            <text:p>0</text:p>
          </table:table-cell>
          <table:table-cell table:formula="of:=IF([Input.AC44]&lt;&gt;&quot;&quot;;IF([Input.AC44]=[Input.AC$1];1;0);&quot;&quot;)" office:value-type="float" office:value="0">
            <text:p>0</text:p>
          </table:table-cell>
          <table:table-cell table:formula="of:=IF([Input.AD44]&lt;&gt;&quot;&quot;;IF([Input.AD44]=[Input.AD$1];1;0);&quot;&quot;)" office:value-type="float" office:value="1">
            <text:p>1</text:p>
          </table:table-cell>
          <table:table-cell table:formula="of:=IF([Input.AE44]&lt;&gt;&quot;&quot;;IF([Input.AE44]=[Input.AE$1];1;0);&quot;&quot;)" office:value-type="float" office:value="0">
            <text:p>0</text:p>
          </table:table-cell>
          <table:table-cell table:formula="of:=IF([Input.AF44]&lt;&gt;&quot;&quot;;IF([Input.AF44]=[Input.AF$1];1;0);&quot;&quot;)" office:value-type="float" office:value="0">
            <text:p>0</text:p>
          </table:table-cell>
          <table:table-cell table:formula="of:=IF([Input.AG44]&lt;&gt;&quot;&quot;;IF([Input.AG44]=[Input.AG$1];1;0);&quot;&quot;)" office:value-type="float" office:value="1">
            <text:p>1</text:p>
          </table:table-cell>
          <table:table-cell table:formula="of:=IF([Input.AH44]&lt;&gt;&quot;&quot;;IF([Input.AH44]=[Input.AH$1];1;0);&quot;&quot;)" office:value-type="float" office:value="0">
            <text:p>0</text:p>
          </table:table-cell>
          <table:table-cell table:formula="of:=IF([Input.AI44]&lt;&gt;&quot;&quot;;IF([Input.AI44]=[Input.AI$1];1;0);&quot;&quot;)" office:value-type="float" office:value="0">
            <text:p>0</text:p>
          </table:table-cell>
          <table:table-cell table:formula="of:=IF([Input.AJ44]&lt;&gt;&quot;&quot;;IF([Input.AJ44]=[Input.AJ$1];1;0);&quot;&quot;)" office:value-type="float" office:value="1">
            <text:p>1</text:p>
          </table:table-cell>
          <table:table-cell table:formula="of:=IF([Input.AK44]&lt;&gt;&quot;&quot;;IF([Input.AK44]=[Input.AK$1];1;0);&quot;&quot;)" office:value-type="float" office:value="0">
            <text:p>0</text:p>
          </table:table-cell>
          <table:table-cell table:formula="of:=IF([Input.AL44]&lt;&gt;&quot;&quot;;IF([Input.AL44]=[Input.AL$1];1;0);&quot;&quot;)" office:value-type="float" office:value="0">
            <text:p>0</text:p>
          </table:table-cell>
          <table:table-cell table:formula="of:=IF([Input.AM44]&lt;&gt;&quot;&quot;;IF([Input.AM44]=[Input.AM$1];1;0);&quot;&quot;)" office:value-type="float" office:value="1">
            <text:p>1</text:p>
          </table:table-cell>
          <table:table-cell table:formula="of:=IF([Input.AN44]&lt;&gt;&quot;&quot;;IF([Input.AN44]=[Input.AN$1];1;0);&quot;&quot;)" office:value-type="float" office:value="0">
            <text:p>0</text:p>
          </table:table-cell>
          <table:table-cell table:formula="of:=IF([Input.AO44]&lt;&gt;&quot;&quot;;IF([Input.AO44]=[Input.AO$1];1;0);&quot;&quot;)" office:value-type="float" office:value="0">
            <text:p>0</text:p>
          </table:table-cell>
          <table:table-cell table:formula="of:=IF([Input.AP44]&lt;&gt;&quot;&quot;;IF([Input.AP44]=[Input.AP$1];1;0);&quot;&quot;)" office:value-type="float" office:value="0">
            <text:p>0</text:p>
          </table:table-cell>
          <table:table-cell table:formula="of:=IF([Input.AQ44]&lt;&gt;&quot;&quot;;IF([Input.AQ44]=[Input.AQ$1];1;0);&quot;&quot;)" office:value-type="float" office:value="0">
            <text:p>0</text:p>
          </table:table-cell>
          <table:table-cell table:formula="of:=IF([Input.AR44]&lt;&gt;&quot;&quot;;IF([Input.AR44]=[Input.AR$1];1;0);&quot;&quot;)" office:value-type="float" office:value="1">
            <text:p>1</text:p>
          </table:table-cell>
          <table:table-cell table:formula="of:=IF([Input.AS44]&lt;&gt;&quot;&quot;;IF([Input.AS44]=[Input.AS$1];1;0);&quot;&quot;)" office:value-type="float" office:value="1">
            <text:p>1</text:p>
          </table:table-cell>
          <table:table-cell table:formula="of:=IF([Input.AT44]&lt;&gt;&quot;&quot;;IF([Input.AT44]=[Input.AT$1];1;0);&quot;&quot;)" office:value-type="float" office:value="0">
            <text:p>0</text:p>
          </table:table-cell>
          <table:table-cell table:formula="of:=IF([Input.AU44]&lt;&gt;&quot;&quot;;IF([Input.AU44]=[Input.AU$1];1;0);&quot;&quot;)" office:value-type="float" office:value="0">
            <text:p>0</text:p>
          </table:table-cell>
          <table:table-cell table:formula="of:=IF([Input.AV44]&lt;&gt;&quot;&quot;;IF([Input.AV44]=[Input.AV$1];1;0);&quot;&quot;)" office:value-type="float" office:value="1">
            <text:p>1</text:p>
          </table:table-cell>
          <table:table-cell table:formula="of:=IF([Input.AW44]&lt;&gt;&quot;&quot;;IF([Input.AW44]=[Input.AW$1];1;0);&quot;&quot;)" office:value-type="float" office:value="0">
            <text:p>0</text:p>
          </table:table-cell>
          <table:table-cell table:formula="of:=IF([Input.AX44]&lt;&gt;&quot;&quot;;IF([Input.AX44]=[Input.AX$1];1;0);&quot;&quot;)" office:value-type="float" office:value="0">
            <text:p>0</text:p>
          </table:table-cell>
          <table:table-cell table:formula="of:=IF([Input.AY44]&lt;&gt;&quot;&quot;;IF([Input.AY44]=[Input.AY$1];1;0);&quot;&quot;)" office:value-type="float" office:value="0">
            <text:p>0</text:p>
          </table:table-cell>
          <table:table-cell table:formula="of:=IF([Input.AZ44]&lt;&gt;&quot;&quot;;IF([Input.AZ44]=[Input.AZ$1];1;0);&quot;&quot;)" office:value-type="float" office:value="0">
            <text:p>0</text:p>
          </table:table-cell>
          <table:table-cell/>
          <table:table-cell table:formula="of:=IF([.B44]&lt;&gt;&quot;&quot;;SUM([.B44:.AY44]);&quot;&quot;)" office:value-type="float" office:value="19">
            <text:p>19</text:p>
          </table:table-cell>
          <table:table-cell table:number-columns-repeated="971"/>
        </table:table-row>
        <table:table-row table:style-name="ro2">
          <table:table-cell office:value-type="float" office:value="42">
            <text:p>42</text:p>
          </table:table-cell>
          <table:table-cell table:formula="of:=IF([Input.C45]&lt;&gt;&quot;&quot;;IF([Input.C45]=[Input.C$1];1;0);&quot;&quot;)" office:value-type="float" office:value="1">
            <text:p>1</text:p>
          </table:table-cell>
          <table:table-cell table:formula="of:=IF([Input.D45]&lt;&gt;&quot;&quot;;IF([Input.D45]=[Input.D$1];1;0);&quot;&quot;)" office:value-type="float" office:value="0">
            <text:p>0</text:p>
          </table:table-cell>
          <table:table-cell table:formula="of:=IF([Input.E45]&lt;&gt;&quot;&quot;;IF([Input.E45]=[Input.E$1];1;0);&quot;&quot;)" office:value-type="float" office:value="0">
            <text:p>0</text:p>
          </table:table-cell>
          <table:table-cell table:formula="of:=IF([Input.F45]&lt;&gt;&quot;&quot;;IF([Input.F45]=[Input.F$1];1;0);&quot;&quot;)" office:value-type="float" office:value="0">
            <text:p>0</text:p>
          </table:table-cell>
          <table:table-cell table:formula="of:=IF([Input.G45]&lt;&gt;&quot;&quot;;IF([Input.G45]=[Input.G$1];1;0);&quot;&quot;)" office:value-type="float" office:value="0">
            <text:p>0</text:p>
          </table:table-cell>
          <table:table-cell table:formula="of:=IF([Input.H45]&lt;&gt;&quot;&quot;;IF([Input.H45]=[Input.H$1];1;0);&quot;&quot;)" office:value-type="float" office:value="0">
            <text:p>0</text:p>
          </table:table-cell>
          <table:table-cell table:formula="of:=IF([Input.I45]&lt;&gt;&quot;&quot;;IF([Input.I45]=[Input.I$1];1;0);&quot;&quot;)" office:value-type="float" office:value="1">
            <text:p>1</text:p>
          </table:table-cell>
          <table:table-cell table:formula="of:=IF([Input.J45]&lt;&gt;&quot;&quot;;IF([Input.J45]=[Input.J$1];1;0);&quot;&quot;)" office:value-type="float" office:value="1">
            <text:p>1</text:p>
          </table:table-cell>
          <table:table-cell table:formula="of:=IF([Input.K45]&lt;&gt;&quot;&quot;;IF([Input.K45]=[Input.K$1];1;0);&quot;&quot;)" office:value-type="float" office:value="0">
            <text:p>0</text:p>
          </table:table-cell>
          <table:table-cell table:formula="of:=IF([Input.L45]&lt;&gt;&quot;&quot;;IF([Input.L45]=[Input.L$1];1;0);&quot;&quot;)" office:value-type="float" office:value="0">
            <text:p>0</text:p>
          </table:table-cell>
          <table:table-cell table:formula="of:=IF([Input.M45]&lt;&gt;&quot;&quot;;IF([Input.M45]=[Input.M$1];1;0);&quot;&quot;)" office:value-type="float" office:value="0">
            <text:p>0</text:p>
          </table:table-cell>
          <table:table-cell table:formula="of:=IF([Input.N45]&lt;&gt;&quot;&quot;;IF([Input.N45]=[Input.N$1];1;0);&quot;&quot;)" office:value-type="float" office:value="0">
            <text:p>0</text:p>
          </table:table-cell>
          <table:table-cell table:formula="of:=IF([Input.O45]&lt;&gt;&quot;&quot;;IF([Input.O45]=[Input.O$1];1;0);&quot;&quot;)" office:value-type="float" office:value="1">
            <text:p>1</text:p>
          </table:table-cell>
          <table:table-cell table:formula="of:=IF([Input.P45]&lt;&gt;&quot;&quot;;IF([Input.P45]=[Input.P$1];1;0);&quot;&quot;)" office:value-type="float" office:value="1">
            <text:p>1</text:p>
          </table:table-cell>
          <table:table-cell table:formula="of:=IF([Input.Q45]&lt;&gt;&quot;&quot;;IF([Input.Q45]=[Input.Q$1];1;0);&quot;&quot;)" office:value-type="float" office:value="1">
            <text:p>1</text:p>
          </table:table-cell>
          <table:table-cell table:formula="of:=IF([Input.R45]&lt;&gt;&quot;&quot;;IF([Input.R45]=[Input.R$1];1;0);&quot;&quot;)" office:value-type="float" office:value="0">
            <text:p>0</text:p>
          </table:table-cell>
          <table:table-cell table:formula="of:=IF([Input.S45]&lt;&gt;&quot;&quot;;IF([Input.S45]=[Input.S$1];1;0);&quot;&quot;)" office:value-type="float" office:value="0">
            <text:p>0</text:p>
          </table:table-cell>
          <table:table-cell table:formula="of:=IF([Input.T45]&lt;&gt;&quot;&quot;;IF([Input.T45]=[Input.T$1];1;0);&quot;&quot;)" office:value-type="float" office:value="1">
            <text:p>1</text:p>
          </table:table-cell>
          <table:table-cell table:formula="of:=IF([Input.U45]&lt;&gt;&quot;&quot;;IF([Input.U45]=[Input.U$1];1;0);&quot;&quot;)" office:value-type="float" office:value="1">
            <text:p>1</text:p>
          </table:table-cell>
          <table:table-cell table:formula="of:=IF([Input.V45]&lt;&gt;&quot;&quot;;IF([Input.V45]=[Input.V$1];1;0);&quot;&quot;)" office:value-type="float" office:value="0">
            <text:p>0</text:p>
          </table:table-cell>
          <table:table-cell table:formula="of:=IF([Input.W45]&lt;&gt;&quot;&quot;;IF([Input.W45]=[Input.W$1];1;0);&quot;&quot;)" office:value-type="float" office:value="1">
            <text:p>1</text:p>
          </table:table-cell>
          <table:table-cell table:formula="of:=IF([Input.X45]&lt;&gt;&quot;&quot;;IF([Input.X45]=[Input.X$1];1;0);&quot;&quot;)" office:value-type="float" office:value="0">
            <text:p>0</text:p>
          </table:table-cell>
          <table:table-cell table:formula="of:=IF([Input.Y45]&lt;&gt;&quot;&quot;;IF([Input.Y45]=[Input.Y$1];1;0);&quot;&quot;)" office:value-type="float" office:value="1">
            <text:p>1</text:p>
          </table:table-cell>
          <table:table-cell table:formula="of:=IF([Input.Z45]&lt;&gt;&quot;&quot;;IF([Input.Z45]=[Input.Z$1];1;0);&quot;&quot;)" office:value-type="float" office:value="1">
            <text:p>1</text:p>
          </table:table-cell>
          <table:table-cell table:formula="of:=IF([Input.AA45]&lt;&gt;&quot;&quot;;IF([Input.AA45]=[Input.AA$1];1;0);&quot;&quot;)" office:value-type="float" office:value="0">
            <text:p>0</text:p>
          </table:table-cell>
          <table:table-cell table:formula="of:=IF([Input.AB45]&lt;&gt;&quot;&quot;;IF([Input.AB45]=[Input.AB$1];1;0);&quot;&quot;)" office:value-type="float" office:value="1">
            <text:p>1</text:p>
          </table:table-cell>
          <table:table-cell table:formula="of:=IF([Input.AC45]&lt;&gt;&quot;&quot;;IF([Input.AC45]=[Input.AC$1];1;0);&quot;&quot;)" office:value-type="float" office:value="1">
            <text:p>1</text:p>
          </table:table-cell>
          <table:table-cell table:formula="of:=IF([Input.AD45]&lt;&gt;&quot;&quot;;IF([Input.AD45]=[Input.AD$1];1;0);&quot;&quot;)" office:value-type="float" office:value="0">
            <text:p>0</text:p>
          </table:table-cell>
          <table:table-cell table:formula="of:=IF([Input.AE45]&lt;&gt;&quot;&quot;;IF([Input.AE45]=[Input.AE$1];1;0);&quot;&quot;)" office:value-type="float" office:value="1">
            <text:p>1</text:p>
          </table:table-cell>
          <table:table-cell table:formula="of:=IF([Input.AF45]&lt;&gt;&quot;&quot;;IF([Input.AF45]=[Input.AF$1];1;0);&quot;&quot;)" office:value-type="float" office:value="1">
            <text:p>1</text:p>
          </table:table-cell>
          <table:table-cell table:formula="of:=IF([Input.AG45]&lt;&gt;&quot;&quot;;IF([Input.AG45]=[Input.AG$1];1;0);&quot;&quot;)" office:value-type="float" office:value="1">
            <text:p>1</text:p>
          </table:table-cell>
          <table:table-cell table:formula="of:=IF([Input.AH45]&lt;&gt;&quot;&quot;;IF([Input.AH45]=[Input.AH$1];1;0);&quot;&quot;)" office:value-type="float" office:value="0">
            <text:p>0</text:p>
          </table:table-cell>
          <table:table-cell table:formula="of:=IF([Input.AI45]&lt;&gt;&quot;&quot;;IF([Input.AI45]=[Input.AI$1];1;0);&quot;&quot;)" office:value-type="float" office:value="1">
            <text:p>1</text:p>
          </table:table-cell>
          <table:table-cell table:formula="of:=IF([Input.AJ45]&lt;&gt;&quot;&quot;;IF([Input.AJ45]=[Input.AJ$1];1;0);&quot;&quot;)" office:value-type="float" office:value="1">
            <text:p>1</text:p>
          </table:table-cell>
          <table:table-cell table:formula="of:=IF([Input.AK45]&lt;&gt;&quot;&quot;;IF([Input.AK45]=[Input.AK$1];1;0);&quot;&quot;)" office:value-type="float" office:value="0">
            <text:p>0</text:p>
          </table:table-cell>
          <table:table-cell table:formula="of:=IF([Input.AL45]&lt;&gt;&quot;&quot;;IF([Input.AL45]=[Input.AL$1];1;0);&quot;&quot;)" office:value-type="float" office:value="0">
            <text:p>0</text:p>
          </table:table-cell>
          <table:table-cell table:formula="of:=IF([Input.AM45]&lt;&gt;&quot;&quot;;IF([Input.AM45]=[Input.AM$1];1;0);&quot;&quot;)" office:value-type="float" office:value="0">
            <text:p>0</text:p>
          </table:table-cell>
          <table:table-cell table:formula="of:=IF([Input.AN45]&lt;&gt;&quot;&quot;;IF([Input.AN45]=[Input.AN$1];1;0);&quot;&quot;)" office:value-type="float" office:value="1">
            <text:p>1</text:p>
          </table:table-cell>
          <table:table-cell table:formula="of:=IF([Input.AO45]&lt;&gt;&quot;&quot;;IF([Input.AO45]=[Input.AO$1];1;0);&quot;&quot;)" office:value-type="float" office:value="0">
            <text:p>0</text:p>
          </table:table-cell>
          <table:table-cell table:formula="of:=IF([Input.AP45]&lt;&gt;&quot;&quot;;IF([Input.AP45]=[Input.AP$1];1;0);&quot;&quot;)" office:value-type="float" office:value="0">
            <text:p>0</text:p>
          </table:table-cell>
          <table:table-cell table:formula="of:=IF([Input.AQ45]&lt;&gt;&quot;&quot;;IF([Input.AQ45]=[Input.AQ$1];1;0);&quot;&quot;)" office:value-type="float" office:value="0">
            <text:p>0</text:p>
          </table:table-cell>
          <table:table-cell table:formula="of:=IF([Input.AR45]&lt;&gt;&quot;&quot;;IF([Input.AR45]=[Input.AR$1];1;0);&quot;&quot;)" office:value-type="float" office:value="0">
            <text:p>0</text:p>
          </table:table-cell>
          <table:table-cell table:formula="of:=IF([Input.AS45]&lt;&gt;&quot;&quot;;IF([Input.AS45]=[Input.AS$1];1;0);&quot;&quot;)" office:value-type="float" office:value="1">
            <text:p>1</text:p>
          </table:table-cell>
          <table:table-cell table:formula="of:=IF([Input.AT45]&lt;&gt;&quot;&quot;;IF([Input.AT45]=[Input.AT$1];1;0);&quot;&quot;)" office:value-type="float" office:value="1">
            <text:p>1</text:p>
          </table:table-cell>
          <table:table-cell table:formula="of:=IF([Input.AU45]&lt;&gt;&quot;&quot;;IF([Input.AU45]=[Input.AU$1];1;0);&quot;&quot;)" office:value-type="float" office:value="1">
            <text:p>1</text:p>
          </table:table-cell>
          <table:table-cell table:formula="of:=IF([Input.AV45]&lt;&gt;&quot;&quot;;IF([Input.AV45]=[Input.AV$1];1;0);&quot;&quot;)" office:value-type="float" office:value="1">
            <text:p>1</text:p>
          </table:table-cell>
          <table:table-cell table:formula="of:=IF([Input.AW45]&lt;&gt;&quot;&quot;;IF([Input.AW45]=[Input.AW$1];1;0);&quot;&quot;)" office:value-type="float" office:value="1">
            <text:p>1</text:p>
          </table:table-cell>
          <table:table-cell table:formula="of:=IF([Input.AX45]&lt;&gt;&quot;&quot;;IF([Input.AX45]=[Input.AX$1];1;0);&quot;&quot;)" office:value-type="float" office:value="0">
            <text:p>0</text:p>
          </table:table-cell>
          <table:table-cell table:formula="of:=IF([Input.AY45]&lt;&gt;&quot;&quot;;IF([Input.AY45]=[Input.AY$1];1;0);&quot;&quot;)" office:value-type="float" office:value="0">
            <text:p>0</text:p>
          </table:table-cell>
          <table:table-cell table:formula="of:=IF([Input.AZ45]&lt;&gt;&quot;&quot;;IF([Input.AZ45]=[Input.AZ$1];1;0);&quot;&quot;)" office:value-type="float" office:value="1">
            <text:p>1</text:p>
          </table:table-cell>
          <table:table-cell/>
          <table:table-cell table:formula="of:=IF([.B45]&lt;&gt;&quot;&quot;;SUM([.B45:.AY45]);&quot;&quot;)" office:value-type="float" office:value="25">
            <text:p>25</text:p>
          </table:table-cell>
          <table:table-cell table:number-columns-repeated="971"/>
        </table:table-row>
        <table:table-row table:style-name="ro2">
          <table:table-cell office:value-type="float" office:value="43">
            <text:p>43</text:p>
          </table:table-cell>
          <table:table-cell table:formula="of:=IF([Input.C46]&lt;&gt;&quot;&quot;;IF([Input.C46]=[Input.C$1];1;0);&quot;&quot;)" office:value-type="float" office:value="1">
            <text:p>1</text:p>
          </table:table-cell>
          <table:table-cell table:formula="of:=IF([Input.D46]&lt;&gt;&quot;&quot;;IF([Input.D46]=[Input.D$1];1;0);&quot;&quot;)" office:value-type="float" office:value="0">
            <text:p>0</text:p>
          </table:table-cell>
          <table:table-cell table:formula="of:=IF([Input.E46]&lt;&gt;&quot;&quot;;IF([Input.E46]=[Input.E$1];1;0);&quot;&quot;)" office:value-type="float" office:value="1">
            <text:p>1</text:p>
          </table:table-cell>
          <table:table-cell table:formula="of:=IF([Input.F46]&lt;&gt;&quot;&quot;;IF([Input.F46]=[Input.F$1];1;0);&quot;&quot;)" office:value-type="float" office:value="1">
            <text:p>1</text:p>
          </table:table-cell>
          <table:table-cell table:formula="of:=IF([Input.G46]&lt;&gt;&quot;&quot;;IF([Input.G46]=[Input.G$1];1;0);&quot;&quot;)" office:value-type="float" office:value="0">
            <text:p>0</text:p>
          </table:table-cell>
          <table:table-cell table:formula="of:=IF([Input.H46]&lt;&gt;&quot;&quot;;IF([Input.H46]=[Input.H$1];1;0);&quot;&quot;)" office:value-type="float" office:value="0">
            <text:p>0</text:p>
          </table:table-cell>
          <table:table-cell table:formula="of:=IF([Input.I46]&lt;&gt;&quot;&quot;;IF([Input.I46]=[Input.I$1];1;0);&quot;&quot;)" office:value-type="float" office:value="0">
            <text:p>0</text:p>
          </table:table-cell>
          <table:table-cell table:formula="of:=IF([Input.J46]&lt;&gt;&quot;&quot;;IF([Input.J46]=[Input.J$1];1;0);&quot;&quot;)" office:value-type="float" office:value="0">
            <text:p>0</text:p>
          </table:table-cell>
          <table:table-cell table:formula="of:=IF([Input.K46]&lt;&gt;&quot;&quot;;IF([Input.K46]=[Input.K$1];1;0);&quot;&quot;)" office:value-type="float" office:value="1">
            <text:p>1</text:p>
          </table:table-cell>
          <table:table-cell table:formula="of:=IF([Input.L46]&lt;&gt;&quot;&quot;;IF([Input.L46]=[Input.L$1];1;0);&quot;&quot;)" office:value-type="float" office:value="0">
            <text:p>0</text:p>
          </table:table-cell>
          <table:table-cell table:formula="of:=IF([Input.M46]&lt;&gt;&quot;&quot;;IF([Input.M46]=[Input.M$1];1;0);&quot;&quot;)" office:value-type="float" office:value="1">
            <text:p>1</text:p>
          </table:table-cell>
          <table:table-cell table:formula="of:=IF([Input.N46]&lt;&gt;&quot;&quot;;IF([Input.N46]=[Input.N$1];1;0);&quot;&quot;)" office:value-type="float" office:value="0">
            <text:p>0</text:p>
          </table:table-cell>
          <table:table-cell table:formula="of:=IF([Input.O46]&lt;&gt;&quot;&quot;;IF([Input.O46]=[Input.O$1];1;0);&quot;&quot;)" office:value-type="float" office:value="1">
            <text:p>1</text:p>
          </table:table-cell>
          <table:table-cell table:formula="of:=IF([Input.P46]&lt;&gt;&quot;&quot;;IF([Input.P46]=[Input.P$1];1;0);&quot;&quot;)" office:value-type="float" office:value="1">
            <text:p>1</text:p>
          </table:table-cell>
          <table:table-cell table:formula="of:=IF([Input.Q46]&lt;&gt;&quot;&quot;;IF([Input.Q46]=[Input.Q$1];1;0);&quot;&quot;)" office:value-type="float" office:value="1">
            <text:p>1</text:p>
          </table:table-cell>
          <table:table-cell table:formula="of:=IF([Input.R46]&lt;&gt;&quot;&quot;;IF([Input.R46]=[Input.R$1];1;0);&quot;&quot;)" office:value-type="float" office:value="1">
            <text:p>1</text:p>
          </table:table-cell>
          <table:table-cell table:formula="of:=IF([Input.S46]&lt;&gt;&quot;&quot;;IF([Input.S46]=[Input.S$1];1;0);&quot;&quot;)" office:value-type="float" office:value="0">
            <text:p>0</text:p>
          </table:table-cell>
          <table:table-cell table:formula="of:=IF([Input.T46]&lt;&gt;&quot;&quot;;IF([Input.T46]=[Input.T$1];1;0);&quot;&quot;)" office:value-type="float" office:value="1">
            <text:p>1</text:p>
          </table:table-cell>
          <table:table-cell table:formula="of:=IF([Input.U46]&lt;&gt;&quot;&quot;;IF([Input.U46]=[Input.U$1];1;0);&quot;&quot;)" office:value-type="float" office:value="1">
            <text:p>1</text:p>
          </table:table-cell>
          <table:table-cell table:formula="of:=IF([Input.V46]&lt;&gt;&quot;&quot;;IF([Input.V46]=[Input.V$1];1;0);&quot;&quot;)" office:value-type="float" office:value="1">
            <text:p>1</text:p>
          </table:table-cell>
          <table:table-cell table:formula="of:=IF([Input.W46]&lt;&gt;&quot;&quot;;IF([Input.W46]=[Input.W$1];1;0);&quot;&quot;)" office:value-type="float" office:value="1">
            <text:p>1</text:p>
          </table:table-cell>
          <table:table-cell table:formula="of:=IF([Input.X46]&lt;&gt;&quot;&quot;;IF([Input.X46]=[Input.X$1];1;0);&quot;&quot;)" office:value-type="float" office:value="1">
            <text:p>1</text:p>
          </table:table-cell>
          <table:table-cell table:formula="of:=IF([Input.Y46]&lt;&gt;&quot;&quot;;IF([Input.Y46]=[Input.Y$1];1;0);&quot;&quot;)" office:value-type="float" office:value="1">
            <text:p>1</text:p>
          </table:table-cell>
          <table:table-cell table:formula="of:=IF([Input.Z46]&lt;&gt;&quot;&quot;;IF([Input.Z46]=[Input.Z$1];1;0);&quot;&quot;)" office:value-type="float" office:value="1">
            <text:p>1</text:p>
          </table:table-cell>
          <table:table-cell table:formula="of:=IF([Input.AA46]&lt;&gt;&quot;&quot;;IF([Input.AA46]=[Input.AA$1];1;0);&quot;&quot;)" office:value-type="float" office:value="0">
            <text:p>0</text:p>
          </table:table-cell>
          <table:table-cell table:formula="of:=IF([Input.AB46]&lt;&gt;&quot;&quot;;IF([Input.AB46]=[Input.AB$1];1;0);&quot;&quot;)">
            <text:p/>
          </table:table-cell>
          <table:table-cell table:formula="of:=IF([Input.AC46]&lt;&gt;&quot;&quot;;IF([Input.AC46]=[Input.AC$1];1;0);&quot;&quot;)" office:value-type="float" office:value="0">
            <text:p>0</text:p>
          </table:table-cell>
          <table:table-cell table:formula="of:=IF([Input.AD46]&lt;&gt;&quot;&quot;;IF([Input.AD46]=[Input.AD$1];1;0);&quot;&quot;)" office:value-type="float" office:value="0">
            <text:p>0</text:p>
          </table:table-cell>
          <table:table-cell table:formula="of:=IF([Input.AE46]&lt;&gt;&quot;&quot;;IF([Input.AE46]=[Input.AE$1];1;0);&quot;&quot;)" office:value-type="float" office:value="0">
            <text:p>0</text:p>
          </table:table-cell>
          <table:table-cell table:formula="of:=IF([Input.AF46]&lt;&gt;&quot;&quot;;IF([Input.AF46]=[Input.AF$1];1;0);&quot;&quot;)" office:value-type="float" office:value="1">
            <text:p>1</text:p>
          </table:table-cell>
          <table:table-cell table:formula="of:=IF([Input.AG46]&lt;&gt;&quot;&quot;;IF([Input.AG46]=[Input.AG$1];1;0);&quot;&quot;)" office:value-type="float" office:value="0">
            <text:p>0</text:p>
          </table:table-cell>
          <table:table-cell table:formula="of:=IF([Input.AH46]&lt;&gt;&quot;&quot;;IF([Input.AH46]=[Input.AH$1];1;0);&quot;&quot;)" office:value-type="float" office:value="0">
            <text:p>0</text:p>
          </table:table-cell>
          <table:table-cell table:formula="of:=IF([Input.AI46]&lt;&gt;&quot;&quot;;IF([Input.AI46]=[Input.AI$1];1;0);&quot;&quot;)" office:value-type="float" office:value="0">
            <text:p>0</text:p>
          </table:table-cell>
          <table:table-cell table:formula="of:=IF([Input.AJ46]&lt;&gt;&quot;&quot;;IF([Input.AJ46]=[Input.AJ$1];1;0);&quot;&quot;)" office:value-type="float" office:value="0">
            <text:p>0</text:p>
          </table:table-cell>
          <table:table-cell table:formula="of:=IF([Input.AK46]&lt;&gt;&quot;&quot;;IF([Input.AK46]=[Input.AK$1];1;0);&quot;&quot;)" office:value-type="float" office:value="0">
            <text:p>0</text:p>
          </table:table-cell>
          <table:table-cell table:formula="of:=IF([Input.AL46]&lt;&gt;&quot;&quot;;IF([Input.AL46]=[Input.AL$1];1;0);&quot;&quot;)" office:value-type="float" office:value="0">
            <text:p>0</text:p>
          </table:table-cell>
          <table:table-cell table:formula="of:=IF([Input.AM46]&lt;&gt;&quot;&quot;;IF([Input.AM46]=[Input.AM$1];1;0);&quot;&quot;)" office:value-type="float" office:value="0">
            <text:p>0</text:p>
          </table:table-cell>
          <table:table-cell table:formula="of:=IF([Input.AN46]&lt;&gt;&quot;&quot;;IF([Input.AN46]=[Input.AN$1];1;0);&quot;&quot;)" office:value-type="float" office:value="0">
            <text:p>0</text:p>
          </table:table-cell>
          <table:table-cell table:formula="of:=IF([Input.AO46]&lt;&gt;&quot;&quot;;IF([Input.AO46]=[Input.AO$1];1;0);&quot;&quot;)" office:value-type="float" office:value="1">
            <text:p>1</text:p>
          </table:table-cell>
          <table:table-cell table:formula="of:=IF([Input.AP46]&lt;&gt;&quot;&quot;;IF([Input.AP46]=[Input.AP$1];1;0);&quot;&quot;)" office:value-type="float" office:value="0">
            <text:p>0</text:p>
          </table:table-cell>
          <table:table-cell table:formula="of:=IF([Input.AQ46]&lt;&gt;&quot;&quot;;IF([Input.AQ46]=[Input.AQ$1];1;0);&quot;&quot;)" office:value-type="float" office:value="0">
            <text:p>0</text:p>
          </table:table-cell>
          <table:table-cell table:formula="of:=IF([Input.AR46]&lt;&gt;&quot;&quot;;IF([Input.AR46]=[Input.AR$1];1;0);&quot;&quot;)" office:value-type="float" office:value="0">
            <text:p>0</text:p>
          </table:table-cell>
          <table:table-cell table:formula="of:=IF([Input.AS46]&lt;&gt;&quot;&quot;;IF([Input.AS46]=[Input.AS$1];1;0);&quot;&quot;)" office:value-type="float" office:value="1">
            <text:p>1</text:p>
          </table:table-cell>
          <table:table-cell table:formula="of:=IF([Input.AT46]&lt;&gt;&quot;&quot;;IF([Input.AT46]=[Input.AT$1];1;0);&quot;&quot;)" office:value-type="float" office:value="0">
            <text:p>0</text:p>
          </table:table-cell>
          <table:table-cell table:formula="of:=IF([Input.AU46]&lt;&gt;&quot;&quot;;IF([Input.AU46]=[Input.AU$1];1;0);&quot;&quot;)" office:value-type="float" office:value="0">
            <text:p>0</text:p>
          </table:table-cell>
          <table:table-cell table:formula="of:=IF([Input.AV46]&lt;&gt;&quot;&quot;;IF([Input.AV46]=[Input.AV$1];1;0);&quot;&quot;)" office:value-type="float" office:value="1">
            <text:p>1</text:p>
          </table:table-cell>
          <table:table-cell table:formula="of:=IF([Input.AW46]&lt;&gt;&quot;&quot;;IF([Input.AW46]=[Input.AW$1];1;0);&quot;&quot;)" office:value-type="float" office:value="0">
            <text:p>0</text:p>
          </table:table-cell>
          <table:table-cell table:formula="of:=IF([Input.AX46]&lt;&gt;&quot;&quot;;IF([Input.AX46]=[Input.AX$1];1;0);&quot;&quot;)" office:value-type="float" office:value="0">
            <text:p>0</text:p>
          </table:table-cell>
          <table:table-cell table:formula="of:=IF([Input.AY46]&lt;&gt;&quot;&quot;;IF([Input.AY46]=[Input.AY$1];1;0);&quot;&quot;)" office:value-type="float" office:value="1">
            <text:p>1</text:p>
          </table:table-cell>
          <table:table-cell table:formula="of:=IF([Input.AZ46]&lt;&gt;&quot;&quot;;IF([Input.AZ46]=[Input.AZ$1];1;0);&quot;&quot;)" office:value-type="float" office:value="1">
            <text:p>1</text:p>
          </table:table-cell>
          <table:table-cell/>
          <table:table-cell table:formula="of:=IF([.B46]&lt;&gt;&quot;&quot;;SUM([.B46:.AY46]);&quot;&quot;)" office:value-type="float" office:value="22">
            <text:p>22</text:p>
          </table:table-cell>
          <table:table-cell table:number-columns-repeated="971"/>
        </table:table-row>
        <table:table-row table:style-name="ro2">
          <table:table-cell office:value-type="float" office:value="44">
            <text:p>44</text:p>
          </table:table-cell>
          <table:table-cell table:formula="of:=IF([Input.C47]&lt;&gt;&quot;&quot;;IF([Input.C47]=[Input.C$1];1;0);&quot;&quot;)" office:value-type="float" office:value="0">
            <text:p>0</text:p>
          </table:table-cell>
          <table:table-cell table:formula="of:=IF([Input.D47]&lt;&gt;&quot;&quot;;IF([Input.D47]=[Input.D$1];1;0);&quot;&quot;)" office:value-type="float" office:value="0">
            <text:p>0</text:p>
          </table:table-cell>
          <table:table-cell table:formula="of:=IF([Input.E47]&lt;&gt;&quot;&quot;;IF([Input.E47]=[Input.E$1];1;0);&quot;&quot;)" office:value-type="float" office:value="1">
            <text:p>1</text:p>
          </table:table-cell>
          <table:table-cell table:formula="of:=IF([Input.F47]&lt;&gt;&quot;&quot;;IF([Input.F47]=[Input.F$1];1;0);&quot;&quot;)" office:value-type="float" office:value="0">
            <text:p>0</text:p>
          </table:table-cell>
          <table:table-cell table:formula="of:=IF([Input.G47]&lt;&gt;&quot;&quot;;IF([Input.G47]=[Input.G$1];1;0);&quot;&quot;)" office:value-type="float" office:value="1">
            <text:p>1</text:p>
          </table:table-cell>
          <table:table-cell table:formula="of:=IF([Input.H47]&lt;&gt;&quot;&quot;;IF([Input.H47]=[Input.H$1];1;0);&quot;&quot;)" office:value-type="float" office:value="0">
            <text:p>0</text:p>
          </table:table-cell>
          <table:table-cell table:formula="of:=IF([Input.I47]&lt;&gt;&quot;&quot;;IF([Input.I47]=[Input.I$1];1;0);&quot;&quot;)" office:value-type="float" office:value="1">
            <text:p>1</text:p>
          </table:table-cell>
          <table:table-cell table:formula="of:=IF([Input.J47]&lt;&gt;&quot;&quot;;IF([Input.J47]=[Input.J$1];1;0);&quot;&quot;)" office:value-type="float" office:value="1">
            <text:p>1</text:p>
          </table:table-cell>
          <table:table-cell table:formula="of:=IF([Input.K47]&lt;&gt;&quot;&quot;;IF([Input.K47]=[Input.K$1];1;0);&quot;&quot;)" office:value-type="float" office:value="1">
            <text:p>1</text:p>
          </table:table-cell>
          <table:table-cell table:formula="of:=IF([Input.L47]&lt;&gt;&quot;&quot;;IF([Input.L47]=[Input.L$1];1;0);&quot;&quot;)" office:value-type="float" office:value="0">
            <text:p>0</text:p>
          </table:table-cell>
          <table:table-cell table:formula="of:=IF([Input.M47]&lt;&gt;&quot;&quot;;IF([Input.M47]=[Input.M$1];1;0);&quot;&quot;)" office:value-type="float" office:value="1">
            <text:p>1</text:p>
          </table:table-cell>
          <table:table-cell table:formula="of:=IF([Input.N47]&lt;&gt;&quot;&quot;;IF([Input.N47]=[Input.N$1];1;0);&quot;&quot;)" office:value-type="float" office:value="1">
            <text:p>1</text:p>
          </table:table-cell>
          <table:table-cell table:formula="of:=IF([Input.O47]&lt;&gt;&quot;&quot;;IF([Input.O47]=[Input.O$1];1;0);&quot;&quot;)" office:value-type="float" office:value="1">
            <text:p>1</text:p>
          </table:table-cell>
          <table:table-cell table:formula="of:=IF([Input.P47]&lt;&gt;&quot;&quot;;IF([Input.P47]=[Input.P$1];1;0);&quot;&quot;)" office:value-type="float" office:value="1">
            <text:p>1</text:p>
          </table:table-cell>
          <table:table-cell table:formula="of:=IF([Input.Q47]&lt;&gt;&quot;&quot;;IF([Input.Q47]=[Input.Q$1];1;0);&quot;&quot;)" office:value-type="float" office:value="1">
            <text:p>1</text:p>
          </table:table-cell>
          <table:table-cell table:formula="of:=IF([Input.R47]&lt;&gt;&quot;&quot;;IF([Input.R47]=[Input.R$1];1;0);&quot;&quot;)" office:value-type="float" office:value="0">
            <text:p>0</text:p>
          </table:table-cell>
          <table:table-cell table:formula="of:=IF([Input.S47]&lt;&gt;&quot;&quot;;IF([Input.S47]=[Input.S$1];1;0);&quot;&quot;)" office:value-type="float" office:value="0">
            <text:p>0</text:p>
          </table:table-cell>
          <table:table-cell table:formula="of:=IF([Input.T47]&lt;&gt;&quot;&quot;;IF([Input.T47]=[Input.T$1];1;0);&quot;&quot;)" office:value-type="float" office:value="1">
            <text:p>1</text:p>
          </table:table-cell>
          <table:table-cell table:formula="of:=IF([Input.U47]&lt;&gt;&quot;&quot;;IF([Input.U47]=[Input.U$1];1;0);&quot;&quot;)" office:value-type="float" office:value="1">
            <text:p>1</text:p>
          </table:table-cell>
          <table:table-cell table:formula="of:=IF([Input.V47]&lt;&gt;&quot;&quot;;IF([Input.V47]=[Input.V$1];1;0);&quot;&quot;)" office:value-type="float" office:value="1">
            <text:p>1</text:p>
          </table:table-cell>
          <table:table-cell table:formula="of:=IF([Input.W47]&lt;&gt;&quot;&quot;;IF([Input.W47]=[Input.W$1];1;0);&quot;&quot;)" office:value-type="float" office:value="1">
            <text:p>1</text:p>
          </table:table-cell>
          <table:table-cell table:formula="of:=IF([Input.X47]&lt;&gt;&quot;&quot;;IF([Input.X47]=[Input.X$1];1;0);&quot;&quot;)" office:value-type="float" office:value="1">
            <text:p>1</text:p>
          </table:table-cell>
          <table:table-cell table:formula="of:=IF([Input.Y47]&lt;&gt;&quot;&quot;;IF([Input.Y47]=[Input.Y$1];1;0);&quot;&quot;)" office:value-type="float" office:value="1">
            <text:p>1</text:p>
          </table:table-cell>
          <table:table-cell table:formula="of:=IF([Input.Z47]&lt;&gt;&quot;&quot;;IF([Input.Z47]=[Input.Z$1];1;0);&quot;&quot;)" office:value-type="float" office:value="1">
            <text:p>1</text:p>
          </table:table-cell>
          <table:table-cell table:formula="of:=IF([Input.AA47]&lt;&gt;&quot;&quot;;IF([Input.AA47]=[Input.AA$1];1;0);&quot;&quot;)" office:value-type="float" office:value="1">
            <text:p>1</text:p>
          </table:table-cell>
          <table:table-cell table:formula="of:=IF([Input.AB47]&lt;&gt;&quot;&quot;;IF([Input.AB47]=[Input.AB$1];1;0);&quot;&quot;)" office:value-type="float" office:value="1">
            <text:p>1</text:p>
          </table:table-cell>
          <table:table-cell table:formula="of:=IF([Input.AC47]&lt;&gt;&quot;&quot;;IF([Input.AC47]=[Input.AC$1];1;0);&quot;&quot;)" office:value-type="float" office:value="0">
            <text:p>0</text:p>
          </table:table-cell>
          <table:table-cell table:formula="of:=IF([Input.AD47]&lt;&gt;&quot;&quot;;IF([Input.AD47]=[Input.AD$1];1;0);&quot;&quot;)" office:value-type="float" office:value="1">
            <text:p>1</text:p>
          </table:table-cell>
          <table:table-cell table:formula="of:=IF([Input.AE47]&lt;&gt;&quot;&quot;;IF([Input.AE47]=[Input.AE$1];1;0);&quot;&quot;)" office:value-type="float" office:value="1">
            <text:p>1</text:p>
          </table:table-cell>
          <table:table-cell table:formula="of:=IF([Input.AF47]&lt;&gt;&quot;&quot;;IF([Input.AF47]=[Input.AF$1];1;0);&quot;&quot;)" office:value-type="float" office:value="1">
            <text:p>1</text:p>
          </table:table-cell>
          <table:table-cell table:formula="of:=IF([Input.AG47]&lt;&gt;&quot;&quot;;IF([Input.AG47]=[Input.AG$1];1;0);&quot;&quot;)" office:value-type="float" office:value="1">
            <text:p>1</text:p>
          </table:table-cell>
          <table:table-cell table:formula="of:=IF([Input.AH47]&lt;&gt;&quot;&quot;;IF([Input.AH47]=[Input.AH$1];1;0);&quot;&quot;)" office:value-type="float" office:value="0">
            <text:p>0</text:p>
          </table:table-cell>
          <table:table-cell table:formula="of:=IF([Input.AI47]&lt;&gt;&quot;&quot;;IF([Input.AI47]=[Input.AI$1];1;0);&quot;&quot;)" office:value-type="float" office:value="0">
            <text:p>0</text:p>
          </table:table-cell>
          <table:table-cell table:formula="of:=IF([Input.AJ47]&lt;&gt;&quot;&quot;;IF([Input.AJ47]=[Input.AJ$1];1;0);&quot;&quot;)" office:value-type="float" office:value="1">
            <text:p>1</text:p>
          </table:table-cell>
          <table:table-cell table:formula="of:=IF([Input.AK47]&lt;&gt;&quot;&quot;;IF([Input.AK47]=[Input.AK$1];1;0);&quot;&quot;)" office:value-type="float" office:value="1">
            <text:p>1</text:p>
          </table:table-cell>
          <table:table-cell table:formula="of:=IF([Input.AL47]&lt;&gt;&quot;&quot;;IF([Input.AL47]=[Input.AL$1];1;0);&quot;&quot;)" office:value-type="float" office:value="1">
            <text:p>1</text:p>
          </table:table-cell>
          <table:table-cell table:formula="of:=IF([Input.AM47]&lt;&gt;&quot;&quot;;IF([Input.AM47]=[Input.AM$1];1;0);&quot;&quot;)" office:value-type="float" office:value="1">
            <text:p>1</text:p>
          </table:table-cell>
          <table:table-cell table:formula="of:=IF([Input.AN47]&lt;&gt;&quot;&quot;;IF([Input.AN47]=[Input.AN$1];1;0);&quot;&quot;)" office:value-type="float" office:value="0">
            <text:p>0</text:p>
          </table:table-cell>
          <table:table-cell table:formula="of:=IF([Input.AO47]&lt;&gt;&quot;&quot;;IF([Input.AO47]=[Input.AO$1];1;0);&quot;&quot;)" office:value-type="float" office:value="1">
            <text:p>1</text:p>
          </table:table-cell>
          <table:table-cell table:formula="of:=IF([Input.AP47]&lt;&gt;&quot;&quot;;IF([Input.AP47]=[Input.AP$1];1;0);&quot;&quot;)" office:value-type="float" office:value="1">
            <text:p>1</text:p>
          </table:table-cell>
          <table:table-cell table:formula="of:=IF([Input.AQ47]&lt;&gt;&quot;&quot;;IF([Input.AQ47]=[Input.AQ$1];1;0);&quot;&quot;)" office:value-type="float" office:value="0">
            <text:p>0</text:p>
          </table:table-cell>
          <table:table-cell table:formula="of:=IF([Input.AR47]&lt;&gt;&quot;&quot;;IF([Input.AR47]=[Input.AR$1];1;0);&quot;&quot;)" office:value-type="float" office:value="1">
            <text:p>1</text:p>
          </table:table-cell>
          <table:table-cell table:formula="of:=IF([Input.AS47]&lt;&gt;&quot;&quot;;IF([Input.AS47]=[Input.AS$1];1;0);&quot;&quot;)" office:value-type="float" office:value="1">
            <text:p>1</text:p>
          </table:table-cell>
          <table:table-cell table:formula="of:=IF([Input.AT47]&lt;&gt;&quot;&quot;;IF([Input.AT47]=[Input.AT$1];1;0);&quot;&quot;)" office:value-type="float" office:value="1">
            <text:p>1</text:p>
          </table:table-cell>
          <table:table-cell table:formula="of:=IF([Input.AU47]&lt;&gt;&quot;&quot;;IF([Input.AU47]=[Input.AU$1];1;0);&quot;&quot;)" office:value-type="float" office:value="1">
            <text:p>1</text:p>
          </table:table-cell>
          <table:table-cell table:formula="of:=IF([Input.AV47]&lt;&gt;&quot;&quot;;IF([Input.AV47]=[Input.AV$1];1;0);&quot;&quot;)" office:value-type="float" office:value="0">
            <text:p>0</text:p>
          </table:table-cell>
          <table:table-cell table:formula="of:=IF([Input.AW47]&lt;&gt;&quot;&quot;;IF([Input.AW47]=[Input.AW$1];1;0);&quot;&quot;)" office:value-type="float" office:value="1">
            <text:p>1</text:p>
          </table:table-cell>
          <table:table-cell table:formula="of:=IF([Input.AX47]&lt;&gt;&quot;&quot;;IF([Input.AX47]=[Input.AX$1];1;0);&quot;&quot;)" office:value-type="float" office:value="1">
            <text:p>1</text:p>
          </table:table-cell>
          <table:table-cell table:formula="of:=IF([Input.AY47]&lt;&gt;&quot;&quot;;IF([Input.AY47]=[Input.AY$1];1;0);&quot;&quot;)" office:value-type="float" office:value="0">
            <text:p>0</text:p>
          </table:table-cell>
          <table:table-cell table:formula="of:=IF([Input.AZ47]&lt;&gt;&quot;&quot;;IF([Input.AZ47]=[Input.AZ$1];1;0);&quot;&quot;)" office:value-type="float" office:value="1">
            <text:p>1</text:p>
          </table:table-cell>
          <table:table-cell/>
          <table:table-cell table:formula="of:=IF([.B47]&lt;&gt;&quot;&quot;;SUM([.B47:.AY47]);&quot;&quot;)" office:value-type="float" office:value="36">
            <text:p>36</text:p>
          </table:table-cell>
          <table:table-cell table:number-columns-repeated="971"/>
        </table:table-row>
        <table:table-row table:style-name="ro2">
          <table:table-cell office:value-type="float" office:value="45">
            <text:p>45</text:p>
          </table:table-cell>
          <table:table-cell table:formula="of:=IF([Input.C48]&lt;&gt;&quot;&quot;;IF([Input.C48]=[Input.C$1];1;0);&quot;&quot;)" office:value-type="float" office:value="0">
            <text:p>0</text:p>
          </table:table-cell>
          <table:table-cell table:formula="of:=IF([Input.D48]&lt;&gt;&quot;&quot;;IF([Input.D48]=[Input.D$1];1;0);&quot;&quot;)" office:value-type="float" office:value="1">
            <text:p>1</text:p>
          </table:table-cell>
          <table:table-cell table:formula="of:=IF([Input.E48]&lt;&gt;&quot;&quot;;IF([Input.E48]=[Input.E$1];1;0);&quot;&quot;)" office:value-type="float" office:value="0">
            <text:p>0</text:p>
          </table:table-cell>
          <table:table-cell table:formula="of:=IF([Input.F48]&lt;&gt;&quot;&quot;;IF([Input.F48]=[Input.F$1];1;0);&quot;&quot;)" office:value-type="float" office:value="1">
            <text:p>1</text:p>
          </table:table-cell>
          <table:table-cell table:formula="of:=IF([Input.G48]&lt;&gt;&quot;&quot;;IF([Input.G48]=[Input.G$1];1;0);&quot;&quot;)" office:value-type="float" office:value="0">
            <text:p>0</text:p>
          </table:table-cell>
          <table:table-cell table:formula="of:=IF([Input.H48]&lt;&gt;&quot;&quot;;IF([Input.H48]=[Input.H$1];1;0);&quot;&quot;)" office:value-type="float" office:value="0">
            <text:p>0</text:p>
          </table:table-cell>
          <table:table-cell table:formula="of:=IF([Input.I48]&lt;&gt;&quot;&quot;;IF([Input.I48]=[Input.I$1];1;0);&quot;&quot;)">
            <text:p/>
          </table:table-cell>
          <table:table-cell table:formula="of:=IF([Input.J48]&lt;&gt;&quot;&quot;;IF([Input.J48]=[Input.J$1];1;0);&quot;&quot;)">
            <text:p/>
          </table:table-cell>
          <table:table-cell table:formula="of:=IF([Input.K48]&lt;&gt;&quot;&quot;;IF([Input.K48]=[Input.K$1];1;0);&quot;&quot;)" office:value-type="float" office:value="1">
            <text:p>1</text:p>
          </table:table-cell>
          <table:table-cell table:formula="of:=IF([Input.L48]&lt;&gt;&quot;&quot;;IF([Input.L48]=[Input.L$1];1;0);&quot;&quot;)" office:value-type="float" office:value="0">
            <text:p>0</text:p>
          </table:table-cell>
          <table:table-cell table:formula="of:=IF([Input.M48]&lt;&gt;&quot;&quot;;IF([Input.M48]=[Input.M$1];1;0);&quot;&quot;)" office:value-type="float" office:value="1">
            <text:p>1</text:p>
          </table:table-cell>
          <table:table-cell table:formula="of:=IF([Input.N48]&lt;&gt;&quot;&quot;;IF([Input.N48]=[Input.N$1];1;0);&quot;&quot;)" office:value-type="float" office:value="0">
            <text:p>0</text:p>
          </table:table-cell>
          <table:table-cell table:formula="of:=IF([Input.O48]&lt;&gt;&quot;&quot;;IF([Input.O48]=[Input.O$1];1;0);&quot;&quot;)" office:value-type="float" office:value="1">
            <text:p>1</text:p>
          </table:table-cell>
          <table:table-cell table:formula="of:=IF([Input.P48]&lt;&gt;&quot;&quot;;IF([Input.P48]=[Input.P$1];1;0);&quot;&quot;)" office:value-type="float" office:value="1">
            <text:p>1</text:p>
          </table:table-cell>
          <table:table-cell table:formula="of:=IF([Input.Q48]&lt;&gt;&quot;&quot;;IF([Input.Q48]=[Input.Q$1];1;0);&quot;&quot;)" office:value-type="float" office:value="1">
            <text:p>1</text:p>
          </table:table-cell>
          <table:table-cell table:formula="of:=IF([Input.R48]&lt;&gt;&quot;&quot;;IF([Input.R48]=[Input.R$1];1;0);&quot;&quot;)" office:value-type="float" office:value="0">
            <text:p>0</text:p>
          </table:table-cell>
          <table:table-cell table:formula="of:=IF([Input.S48]&lt;&gt;&quot;&quot;;IF([Input.S48]=[Input.S$1];1;0);&quot;&quot;)" office:value-type="float" office:value="0">
            <text:p>0</text:p>
          </table:table-cell>
          <table:table-cell table:formula="of:=IF([Input.T48]&lt;&gt;&quot;&quot;;IF([Input.T48]=[Input.T$1];1;0);&quot;&quot;)" office:value-type="float" office:value="1">
            <text:p>1</text:p>
          </table:table-cell>
          <table:table-cell table:formula="of:=IF([Input.U48]&lt;&gt;&quot;&quot;;IF([Input.U48]=[Input.U$1];1;0);&quot;&quot;)" office:value-type="float" office:value="1">
            <text:p>1</text:p>
          </table:table-cell>
          <table:table-cell table:formula="of:=IF([Input.V48]&lt;&gt;&quot;&quot;;IF([Input.V48]=[Input.V$1];1;0);&quot;&quot;)" office:value-type="float" office:value="0">
            <text:p>0</text:p>
          </table:table-cell>
          <table:table-cell table:formula="of:=IF([Input.W48]&lt;&gt;&quot;&quot;;IF([Input.W48]=[Input.W$1];1;0);&quot;&quot;)" office:value-type="float" office:value="1">
            <text:p>1</text:p>
          </table:table-cell>
          <table:table-cell table:formula="of:=IF([Input.X48]&lt;&gt;&quot;&quot;;IF([Input.X48]=[Input.X$1];1;0);&quot;&quot;)" office:value-type="float" office:value="1">
            <text:p>1</text:p>
          </table:table-cell>
          <table:table-cell table:formula="of:=IF([Input.Y48]&lt;&gt;&quot;&quot;;IF([Input.Y48]=[Input.Y$1];1;0);&quot;&quot;)" office:value-type="float" office:value="1">
            <text:p>1</text:p>
          </table:table-cell>
          <table:table-cell table:formula="of:=IF([Input.Z48]&lt;&gt;&quot;&quot;;IF([Input.Z48]=[Input.Z$1];1;0);&quot;&quot;)" office:value-type="float" office:value="1">
            <text:p>1</text:p>
          </table:table-cell>
          <table:table-cell table:formula="of:=IF([Input.AA48]&lt;&gt;&quot;&quot;;IF([Input.AA48]=[Input.AA$1];1;0);&quot;&quot;)" office:value-type="float" office:value="0">
            <text:p>0</text:p>
          </table:table-cell>
          <table:table-cell table:formula="of:=IF([Input.AB48]&lt;&gt;&quot;&quot;;IF([Input.AB48]=[Input.AB$1];1;0);&quot;&quot;)" office:value-type="float" office:value="0">
            <text:p>0</text:p>
          </table:table-cell>
          <table:table-cell table:formula="of:=IF([Input.AC48]&lt;&gt;&quot;&quot;;IF([Input.AC48]=[Input.AC$1];1;0);&quot;&quot;)" office:value-type="float" office:value="1">
            <text:p>1</text:p>
          </table:table-cell>
          <table:table-cell table:formula="of:=IF([Input.AD48]&lt;&gt;&quot;&quot;;IF([Input.AD48]=[Input.AD$1];1;0);&quot;&quot;)" office:value-type="float" office:value="0">
            <text:p>0</text:p>
          </table:table-cell>
          <table:table-cell table:formula="of:=IF([Input.AE48]&lt;&gt;&quot;&quot;;IF([Input.AE48]=[Input.AE$1];1;0);&quot;&quot;)" office:value-type="float" office:value="0">
            <text:p>0</text:p>
          </table:table-cell>
          <table:table-cell table:formula="of:=IF([Input.AF48]&lt;&gt;&quot;&quot;;IF([Input.AF48]=[Input.AF$1];1;0);&quot;&quot;)" office:value-type="float" office:value="1">
            <text:p>1</text:p>
          </table:table-cell>
          <table:table-cell table:formula="of:=IF([Input.AG48]&lt;&gt;&quot;&quot;;IF([Input.AG48]=[Input.AG$1];1;0);&quot;&quot;)" office:value-type="float" office:value="1">
            <text:p>1</text:p>
          </table:table-cell>
          <table:table-cell table:formula="of:=IF([Input.AH48]&lt;&gt;&quot;&quot;;IF([Input.AH48]=[Input.AH$1];1;0);&quot;&quot;)" office:value-type="float" office:value="0">
            <text:p>0</text:p>
          </table:table-cell>
          <table:table-cell table:formula="of:=IF([Input.AI48]&lt;&gt;&quot;&quot;;IF([Input.AI48]=[Input.AI$1];1;0);&quot;&quot;)" office:value-type="float" office:value="1">
            <text:p>1</text:p>
          </table:table-cell>
          <table:table-cell table:formula="of:=IF([Input.AJ48]&lt;&gt;&quot;&quot;;IF([Input.AJ48]=[Input.AJ$1];1;0);&quot;&quot;)" office:value-type="float" office:value="0">
            <text:p>0</text:p>
          </table:table-cell>
          <table:table-cell table:formula="of:=IF([Input.AK48]&lt;&gt;&quot;&quot;;IF([Input.AK48]=[Input.AK$1];1;0);&quot;&quot;)" office:value-type="float" office:value="0">
            <text:p>0</text:p>
          </table:table-cell>
          <table:table-cell table:formula="of:=IF([Input.AL48]&lt;&gt;&quot;&quot;;IF([Input.AL48]=[Input.AL$1];1;0);&quot;&quot;)" office:value-type="float" office:value="0">
            <text:p>0</text:p>
          </table:table-cell>
          <table:table-cell table:formula="of:=IF([Input.AM48]&lt;&gt;&quot;&quot;;IF([Input.AM48]=[Input.AM$1];1;0);&quot;&quot;)" office:value-type="float" office:value="0">
            <text:p>0</text:p>
          </table:table-cell>
          <table:table-cell table:formula="of:=IF([Input.AN48]&lt;&gt;&quot;&quot;;IF([Input.AN48]=[Input.AN$1];1;0);&quot;&quot;)" office:value-type="float" office:value="0">
            <text:p>0</text:p>
          </table:table-cell>
          <table:table-cell table:formula="of:=IF([Input.AO48]&lt;&gt;&quot;&quot;;IF([Input.AO48]=[Input.AO$1];1;0);&quot;&quot;)" office:value-type="float" office:value="0">
            <text:p>0</text:p>
          </table:table-cell>
          <table:table-cell table:formula="of:=IF([Input.AP48]&lt;&gt;&quot;&quot;;IF([Input.AP48]=[Input.AP$1];1;0);&quot;&quot;)" office:value-type="float" office:value="0">
            <text:p>0</text:p>
          </table:table-cell>
          <table:table-cell table:formula="of:=IF([Input.AQ48]&lt;&gt;&quot;&quot;;IF([Input.AQ48]=[Input.AQ$1];1;0);&quot;&quot;)" office:value-type="float" office:value="0">
            <text:p>0</text:p>
          </table:table-cell>
          <table:table-cell table:formula="of:=IF([Input.AR48]&lt;&gt;&quot;&quot;;IF([Input.AR48]=[Input.AR$1];1;0);&quot;&quot;)" office:value-type="float" office:value="0">
            <text:p>0</text:p>
          </table:table-cell>
          <table:table-cell table:formula="of:=IF([Input.AS48]&lt;&gt;&quot;&quot;;IF([Input.AS48]=[Input.AS$1];1;0);&quot;&quot;)" office:value-type="float" office:value="1">
            <text:p>1</text:p>
          </table:table-cell>
          <table:table-cell table:formula="of:=IF([Input.AT48]&lt;&gt;&quot;&quot;;IF([Input.AT48]=[Input.AT$1];1;0);&quot;&quot;)" office:value-type="float" office:value="0">
            <text:p>0</text:p>
          </table:table-cell>
          <table:table-cell table:formula="of:=IF([Input.AU48]&lt;&gt;&quot;&quot;;IF([Input.AU48]=[Input.AU$1];1;0);&quot;&quot;)" office:value-type="float" office:value="1">
            <text:p>1</text:p>
          </table:table-cell>
          <table:table-cell table:formula="of:=IF([Input.AV48]&lt;&gt;&quot;&quot;;IF([Input.AV48]=[Input.AV$1];1;0);&quot;&quot;)" office:value-type="float" office:value="1">
            <text:p>1</text:p>
          </table:table-cell>
          <table:table-cell table:formula="of:=IF([Input.AW48]&lt;&gt;&quot;&quot;;IF([Input.AW48]=[Input.AW$1];1;0);&quot;&quot;)" office:value-type="float" office:value="1">
            <text:p>1</text:p>
          </table:table-cell>
          <table:table-cell table:formula="of:=IF([Input.AX48]&lt;&gt;&quot;&quot;;IF([Input.AX48]=[Input.AX$1];1;0);&quot;&quot;)" office:value-type="float" office:value="0">
            <text:p>0</text:p>
          </table:table-cell>
          <table:table-cell table:formula="of:=IF([Input.AY48]&lt;&gt;&quot;&quot;;IF([Input.AY48]=[Input.AY$1];1;0);&quot;&quot;)" office:value-type="float" office:value="0">
            <text:p>0</text:p>
          </table:table-cell>
          <table:table-cell table:formula="of:=IF([Input.AZ48]&lt;&gt;&quot;&quot;;IF([Input.AZ48]=[Input.AZ$1];1;0);&quot;&quot;)" office:value-type="float" office:value="1">
            <text:p>1</text:p>
          </table:table-cell>
          <table:table-cell/>
          <table:table-cell table:formula="of:=IF([.B48]&lt;&gt;&quot;&quot;;SUM([.B48:.AY48]);&quot;&quot;)" office:value-type="float" office:value="22">
            <text:p>22</text:p>
          </table:table-cell>
          <table:table-cell table:number-columns-repeated="971"/>
        </table:table-row>
        <table:table-row table:style-name="ro2">
          <table:table-cell office:value-type="float" office:value="46">
            <text:p>46</text:p>
          </table:table-cell>
          <table:table-cell table:formula="of:=IF([Input.C49]&lt;&gt;&quot;&quot;;IF([Input.C49]=[Input.C$1];1;0);&quot;&quot;)" office:value-type="float" office:value="1">
            <text:p>1</text:p>
          </table:table-cell>
          <table:table-cell table:formula="of:=IF([Input.D49]&lt;&gt;&quot;&quot;;IF([Input.D49]=[Input.D$1];1;0);&quot;&quot;)" office:value-type="float" office:value="0">
            <text:p>0</text:p>
          </table:table-cell>
          <table:table-cell table:formula="of:=IF([Input.E49]&lt;&gt;&quot;&quot;;IF([Input.E49]=[Input.E$1];1;0);&quot;&quot;)" office:value-type="float" office:value="1">
            <text:p>1</text:p>
          </table:table-cell>
          <table:table-cell table:formula="of:=IF([Input.F49]&lt;&gt;&quot;&quot;;IF([Input.F49]=[Input.F$1];1;0);&quot;&quot;)" office:value-type="float" office:value="1">
            <text:p>1</text:p>
          </table:table-cell>
          <table:table-cell table:formula="of:=IF([Input.G49]&lt;&gt;&quot;&quot;;IF([Input.G49]=[Input.G$1];1;0);&quot;&quot;)" office:value-type="float" office:value="1">
            <text:p>1</text:p>
          </table:table-cell>
          <table:table-cell table:formula="of:=IF([Input.H49]&lt;&gt;&quot;&quot;;IF([Input.H49]=[Input.H$1];1;0);&quot;&quot;)" office:value-type="float" office:value="0">
            <text:p>0</text:p>
          </table:table-cell>
          <table:table-cell table:formula="of:=IF([Input.I49]&lt;&gt;&quot;&quot;;IF([Input.I49]=[Input.I$1];1;0);&quot;&quot;)" office:value-type="float" office:value="1">
            <text:p>1</text:p>
          </table:table-cell>
          <table:table-cell table:formula="of:=IF([Input.J49]&lt;&gt;&quot;&quot;;IF([Input.J49]=[Input.J$1];1;0);&quot;&quot;)" office:value-type="float" office:value="1">
            <text:p>1</text:p>
          </table:table-cell>
          <table:table-cell table:formula="of:=IF([Input.K49]&lt;&gt;&quot;&quot;;IF([Input.K49]=[Input.K$1];1;0);&quot;&quot;)" office:value-type="float" office:value="1">
            <text:p>1</text:p>
          </table:table-cell>
          <table:table-cell table:formula="of:=IF([Input.L49]&lt;&gt;&quot;&quot;;IF([Input.L49]=[Input.L$1];1;0);&quot;&quot;)" office:value-type="float" office:value="1">
            <text:p>1</text:p>
          </table:table-cell>
          <table:table-cell table:formula="of:=IF([Input.M49]&lt;&gt;&quot;&quot;;IF([Input.M49]=[Input.M$1];1;0);&quot;&quot;)" office:value-type="float" office:value="1">
            <text:p>1</text:p>
          </table:table-cell>
          <table:table-cell table:formula="of:=IF([Input.N49]&lt;&gt;&quot;&quot;;IF([Input.N49]=[Input.N$1];1;0);&quot;&quot;)" office:value-type="float" office:value="0">
            <text:p>0</text:p>
          </table:table-cell>
          <table:table-cell table:formula="of:=IF([Input.O49]&lt;&gt;&quot;&quot;;IF([Input.O49]=[Input.O$1];1;0);&quot;&quot;)" office:value-type="float" office:value="1">
            <text:p>1</text:p>
          </table:table-cell>
          <table:table-cell table:formula="of:=IF([Input.P49]&lt;&gt;&quot;&quot;;IF([Input.P49]=[Input.P$1];1;0);&quot;&quot;)" office:value-type="float" office:value="1">
            <text:p>1</text:p>
          </table:table-cell>
          <table:table-cell table:formula="of:=IF([Input.Q49]&lt;&gt;&quot;&quot;;IF([Input.Q49]=[Input.Q$1];1;0);&quot;&quot;)" office:value-type="float" office:value="1">
            <text:p>1</text:p>
          </table:table-cell>
          <table:table-cell table:formula="of:=IF([Input.R49]&lt;&gt;&quot;&quot;;IF([Input.R49]=[Input.R$1];1;0);&quot;&quot;)" office:value-type="float" office:value="0">
            <text:p>0</text:p>
          </table:table-cell>
          <table:table-cell table:formula="of:=IF([Input.S49]&lt;&gt;&quot;&quot;;IF([Input.S49]=[Input.S$1];1;0);&quot;&quot;)" office:value-type="float" office:value="0">
            <text:p>0</text:p>
          </table:table-cell>
          <table:table-cell table:formula="of:=IF([Input.T49]&lt;&gt;&quot;&quot;;IF([Input.T49]=[Input.T$1];1;0);&quot;&quot;)" office:value-type="float" office:value="0">
            <text:p>0</text:p>
          </table:table-cell>
          <table:table-cell table:formula="of:=IF([Input.U49]&lt;&gt;&quot;&quot;;IF([Input.U49]=[Input.U$1];1;0);&quot;&quot;)" office:value-type="float" office:value="1">
            <text:p>1</text:p>
          </table:table-cell>
          <table:table-cell table:formula="of:=IF([Input.V49]&lt;&gt;&quot;&quot;;IF([Input.V49]=[Input.V$1];1;0);&quot;&quot;)" office:value-type="float" office:value="1">
            <text:p>1</text:p>
          </table:table-cell>
          <table:table-cell table:formula="of:=IF([Input.W49]&lt;&gt;&quot;&quot;;IF([Input.W49]=[Input.W$1];1;0);&quot;&quot;)" office:value-type="float" office:value="1">
            <text:p>1</text:p>
          </table:table-cell>
          <table:table-cell table:formula="of:=IF([Input.X49]&lt;&gt;&quot;&quot;;IF([Input.X49]=[Input.X$1];1;0);&quot;&quot;)" office:value-type="float" office:value="1">
            <text:p>1</text:p>
          </table:table-cell>
          <table:table-cell table:formula="of:=IF([Input.Y49]&lt;&gt;&quot;&quot;;IF([Input.Y49]=[Input.Y$1];1;0);&quot;&quot;)" office:value-type="float" office:value="1">
            <text:p>1</text:p>
          </table:table-cell>
          <table:table-cell table:formula="of:=IF([Input.Z49]&lt;&gt;&quot;&quot;;IF([Input.Z49]=[Input.Z$1];1;0);&quot;&quot;)" office:value-type="float" office:value="1">
            <text:p>1</text:p>
          </table:table-cell>
          <table:table-cell table:formula="of:=IF([Input.AA49]&lt;&gt;&quot;&quot;;IF([Input.AA49]=[Input.AA$1];1;0);&quot;&quot;)" office:value-type="float" office:value="1">
            <text:p>1</text:p>
          </table:table-cell>
          <table:table-cell table:formula="of:=IF([Input.AB49]&lt;&gt;&quot;&quot;;IF([Input.AB49]=[Input.AB$1];1;0);&quot;&quot;)" office:value-type="float" office:value="1">
            <text:p>1</text:p>
          </table:table-cell>
          <table:table-cell table:formula="of:=IF([Input.AC49]&lt;&gt;&quot;&quot;;IF([Input.AC49]=[Input.AC$1];1;0);&quot;&quot;)" office:value-type="float" office:value="1">
            <text:p>1</text:p>
          </table:table-cell>
          <table:table-cell table:formula="of:=IF([Input.AD49]&lt;&gt;&quot;&quot;;IF([Input.AD49]=[Input.AD$1];1;0);&quot;&quot;)" office:value-type="float" office:value="1">
            <text:p>1</text:p>
          </table:table-cell>
          <table:table-cell table:formula="of:=IF([Input.AE49]&lt;&gt;&quot;&quot;;IF([Input.AE49]=[Input.AE$1];1;0);&quot;&quot;)" office:value-type="float" office:value="1">
            <text:p>1</text:p>
          </table:table-cell>
          <table:table-cell table:formula="of:=IF([Input.AF49]&lt;&gt;&quot;&quot;;IF([Input.AF49]=[Input.AF$1];1;0);&quot;&quot;)" office:value-type="float" office:value="1">
            <text:p>1</text:p>
          </table:table-cell>
          <table:table-cell table:formula="of:=IF([Input.AG49]&lt;&gt;&quot;&quot;;IF([Input.AG49]=[Input.AG$1];1;0);&quot;&quot;)" office:value-type="float" office:value="1">
            <text:p>1</text:p>
          </table:table-cell>
          <table:table-cell table:formula="of:=IF([Input.AH49]&lt;&gt;&quot;&quot;;IF([Input.AH49]=[Input.AH$1];1;0);&quot;&quot;)" office:value-type="float" office:value="1">
            <text:p>1</text:p>
          </table:table-cell>
          <table:table-cell table:formula="of:=IF([Input.AI49]&lt;&gt;&quot;&quot;;IF([Input.AI49]=[Input.AI$1];1;0);&quot;&quot;)" office:value-type="float" office:value="1">
            <text:p>1</text:p>
          </table:table-cell>
          <table:table-cell table:formula="of:=IF([Input.AJ49]&lt;&gt;&quot;&quot;;IF([Input.AJ49]=[Input.AJ$1];1;0);&quot;&quot;)" office:value-type="float" office:value="1">
            <text:p>1</text:p>
          </table:table-cell>
          <table:table-cell table:formula="of:=IF([Input.AK49]&lt;&gt;&quot;&quot;;IF([Input.AK49]=[Input.AK$1];1;0);&quot;&quot;)" office:value-type="float" office:value="1">
            <text:p>1</text:p>
          </table:table-cell>
          <table:table-cell table:formula="of:=IF([Input.AL49]&lt;&gt;&quot;&quot;;IF([Input.AL49]=[Input.AL$1];1;0);&quot;&quot;)" office:value-type="float" office:value="1">
            <text:p>1</text:p>
          </table:table-cell>
          <table:table-cell table:formula="of:=IF([Input.AM49]&lt;&gt;&quot;&quot;;IF([Input.AM49]=[Input.AM$1];1;0);&quot;&quot;)" office:value-type="float" office:value="1">
            <text:p>1</text:p>
          </table:table-cell>
          <table:table-cell table:formula="of:=IF([Input.AN49]&lt;&gt;&quot;&quot;;IF([Input.AN49]=[Input.AN$1];1;0);&quot;&quot;)" office:value-type="float" office:value="1">
            <text:p>1</text:p>
          </table:table-cell>
          <table:table-cell table:formula="of:=IF([Input.AO49]&lt;&gt;&quot;&quot;;IF([Input.AO49]=[Input.AO$1];1;0);&quot;&quot;)" office:value-type="float" office:value="1">
            <text:p>1</text:p>
          </table:table-cell>
          <table:table-cell table:formula="of:=IF([Input.AP49]&lt;&gt;&quot;&quot;;IF([Input.AP49]=[Input.AP$1];1;0);&quot;&quot;)" office:value-type="float" office:value="1">
            <text:p>1</text:p>
          </table:table-cell>
          <table:table-cell table:formula="of:=IF([Input.AQ49]&lt;&gt;&quot;&quot;;IF([Input.AQ49]=[Input.AQ$1];1;0);&quot;&quot;)" office:value-type="float" office:value="1">
            <text:p>1</text:p>
          </table:table-cell>
          <table:table-cell table:formula="of:=IF([Input.AR49]&lt;&gt;&quot;&quot;;IF([Input.AR49]=[Input.AR$1];1;0);&quot;&quot;)" office:value-type="float" office:value="1">
            <text:p>1</text:p>
          </table:table-cell>
          <table:table-cell table:formula="of:=IF([Input.AS49]&lt;&gt;&quot;&quot;;IF([Input.AS49]=[Input.AS$1];1;0);&quot;&quot;)" office:value-type="float" office:value="1">
            <text:p>1</text:p>
          </table:table-cell>
          <table:table-cell table:formula="of:=IF([Input.AT49]&lt;&gt;&quot;&quot;;IF([Input.AT49]=[Input.AT$1];1;0);&quot;&quot;)" office:value-type="float" office:value="1">
            <text:p>1</text:p>
          </table:table-cell>
          <table:table-cell table:formula="of:=IF([Input.AU49]&lt;&gt;&quot;&quot;;IF([Input.AU49]=[Input.AU$1];1;0);&quot;&quot;)" office:value-type="float" office:value="1">
            <text:p>1</text:p>
          </table:table-cell>
          <table:table-cell table:formula="of:=IF([Input.AV49]&lt;&gt;&quot;&quot;;IF([Input.AV49]=[Input.AV$1];1;0);&quot;&quot;)" office:value-type="float" office:value="1">
            <text:p>1</text:p>
          </table:table-cell>
          <table:table-cell table:formula="of:=IF([Input.AW49]&lt;&gt;&quot;&quot;;IF([Input.AW49]=[Input.AW$1];1;0);&quot;&quot;)" office:value-type="float" office:value="1">
            <text:p>1</text:p>
          </table:table-cell>
          <table:table-cell table:formula="of:=IF([Input.AX49]&lt;&gt;&quot;&quot;;IF([Input.AX49]=[Input.AX$1];1;0);&quot;&quot;)" office:value-type="float" office:value="1">
            <text:p>1</text:p>
          </table:table-cell>
          <table:table-cell table:formula="of:=IF([Input.AY49]&lt;&gt;&quot;&quot;;IF([Input.AY49]=[Input.AY$1];1;0);&quot;&quot;)" office:value-type="float" office:value="1">
            <text:p>1</text:p>
          </table:table-cell>
          <table:table-cell table:formula="of:=IF([Input.AZ49]&lt;&gt;&quot;&quot;;IF([Input.AZ49]=[Input.AZ$1];1;0);&quot;&quot;)" office:value-type="float" office:value="1">
            <text:p>1</text:p>
          </table:table-cell>
          <table:table-cell/>
          <table:table-cell table:formula="of:=IF([.B49]&lt;&gt;&quot;&quot;;SUM([.B49:.AY49]);&quot;&quot;)" office:value-type="float" office:value="44">
            <text:p>44</text:p>
          </table:table-cell>
          <table:table-cell table:number-columns-repeated="971"/>
        </table:table-row>
        <table:table-row table:style-name="ro2">
          <table:table-cell office:value-type="float" office:value="47">
            <text:p>47</text:p>
          </table:table-cell>
          <table:table-cell table:formula="of:=IF([Input.C50]&lt;&gt;&quot;&quot;;IF([Input.C50]=[Input.C$1];1;0);&quot;&quot;)" office:value-type="float" office:value="1">
            <text:p>1</text:p>
          </table:table-cell>
          <table:table-cell table:formula="of:=IF([Input.D50]&lt;&gt;&quot;&quot;;IF([Input.D50]=[Input.D$1];1;0);&quot;&quot;)" office:value-type="float" office:value="0">
            <text:p>0</text:p>
          </table:table-cell>
          <table:table-cell table:formula="of:=IF([Input.E50]&lt;&gt;&quot;&quot;;IF([Input.E50]=[Input.E$1];1;0);&quot;&quot;)" office:value-type="float" office:value="1">
            <text:p>1</text:p>
          </table:table-cell>
          <table:table-cell table:formula="of:=IF([Input.F50]&lt;&gt;&quot;&quot;;IF([Input.F50]=[Input.F$1];1;0);&quot;&quot;)" office:value-type="float" office:value="1">
            <text:p>1</text:p>
          </table:table-cell>
          <table:table-cell table:formula="of:=IF([Input.G50]&lt;&gt;&quot;&quot;;IF([Input.G50]=[Input.G$1];1;0);&quot;&quot;)" office:value-type="float" office:value="0">
            <text:p>0</text:p>
          </table:table-cell>
          <table:table-cell table:formula="of:=IF([Input.H50]&lt;&gt;&quot;&quot;;IF([Input.H50]=[Input.H$1];1;0);&quot;&quot;)" office:value-type="float" office:value="0">
            <text:p>0</text:p>
          </table:table-cell>
          <table:table-cell table:formula="of:=IF([Input.I50]&lt;&gt;&quot;&quot;;IF([Input.I50]=[Input.I$1];1;0);&quot;&quot;)" office:value-type="float" office:value="1">
            <text:p>1</text:p>
          </table:table-cell>
          <table:table-cell table:formula="of:=IF([Input.J50]&lt;&gt;&quot;&quot;;IF([Input.J50]=[Input.J$1];1;0);&quot;&quot;)" office:value-type="float" office:value="0">
            <text:p>0</text:p>
          </table:table-cell>
          <table:table-cell table:formula="of:=IF([Input.K50]&lt;&gt;&quot;&quot;;IF([Input.K50]=[Input.K$1];1;0);&quot;&quot;)" office:value-type="float" office:value="1">
            <text:p>1</text:p>
          </table:table-cell>
          <table:table-cell table:formula="of:=IF([Input.L50]&lt;&gt;&quot;&quot;;IF([Input.L50]=[Input.L$1];1;0);&quot;&quot;)" office:value-type="float" office:value="0">
            <text:p>0</text:p>
          </table:table-cell>
          <table:table-cell table:formula="of:=IF([Input.M50]&lt;&gt;&quot;&quot;;IF([Input.M50]=[Input.M$1];1;0);&quot;&quot;)" office:value-type="float" office:value="1">
            <text:p>1</text:p>
          </table:table-cell>
          <table:table-cell table:formula="of:=IF([Input.N50]&lt;&gt;&quot;&quot;;IF([Input.N50]=[Input.N$1];1;0);&quot;&quot;)" office:value-type="float" office:value="0">
            <text:p>0</text:p>
          </table:table-cell>
          <table:table-cell table:formula="of:=IF([Input.O50]&lt;&gt;&quot;&quot;;IF([Input.O50]=[Input.O$1];1;0);&quot;&quot;)" office:value-type="float" office:value="1">
            <text:p>1</text:p>
          </table:table-cell>
          <table:table-cell table:formula="of:=IF([Input.P50]&lt;&gt;&quot;&quot;;IF([Input.P50]=[Input.P$1];1;0);&quot;&quot;)" office:value-type="float" office:value="1">
            <text:p>1</text:p>
          </table:table-cell>
          <table:table-cell table:formula="of:=IF([Input.Q50]&lt;&gt;&quot;&quot;;IF([Input.Q50]=[Input.Q$1];1;0);&quot;&quot;)" office:value-type="float" office:value="1">
            <text:p>1</text:p>
          </table:table-cell>
          <table:table-cell table:formula="of:=IF([Input.R50]&lt;&gt;&quot;&quot;;IF([Input.R50]=[Input.R$1];1;0);&quot;&quot;)" office:value-type="float" office:value="0">
            <text:p>0</text:p>
          </table:table-cell>
          <table:table-cell table:formula="of:=IF([Input.S50]&lt;&gt;&quot;&quot;;IF([Input.S50]=[Input.S$1];1;0);&quot;&quot;)" office:value-type="float" office:value="0">
            <text:p>0</text:p>
          </table:table-cell>
          <table:table-cell table:formula="of:=IF([Input.T50]&lt;&gt;&quot;&quot;;IF([Input.T50]=[Input.T$1];1;0);&quot;&quot;)" office:value-type="float" office:value="1">
            <text:p>1</text:p>
          </table:table-cell>
          <table:table-cell table:formula="of:=IF([Input.U50]&lt;&gt;&quot;&quot;;IF([Input.U50]=[Input.U$1];1;0);&quot;&quot;)" office:value-type="float" office:value="1">
            <text:p>1</text:p>
          </table:table-cell>
          <table:table-cell table:formula="of:=IF([Input.V50]&lt;&gt;&quot;&quot;;IF([Input.V50]=[Input.V$1];1;0);&quot;&quot;)" office:value-type="float" office:value="1">
            <text:p>1</text:p>
          </table:table-cell>
          <table:table-cell table:formula="of:=IF([Input.W50]&lt;&gt;&quot;&quot;;IF([Input.W50]=[Input.W$1];1;0);&quot;&quot;)" office:value-type="float" office:value="1">
            <text:p>1</text:p>
          </table:table-cell>
          <table:table-cell table:formula="of:=IF([Input.X50]&lt;&gt;&quot;&quot;;IF([Input.X50]=[Input.X$1];1;0);&quot;&quot;)" office:value-type="float" office:value="1">
            <text:p>1</text:p>
          </table:table-cell>
          <table:table-cell table:formula="of:=IF([Input.Y50]&lt;&gt;&quot;&quot;;IF([Input.Y50]=[Input.Y$1];1;0);&quot;&quot;)" office:value-type="float" office:value="1">
            <text:p>1</text:p>
          </table:table-cell>
          <table:table-cell table:formula="of:=IF([Input.Z50]&lt;&gt;&quot;&quot;;IF([Input.Z50]=[Input.Z$1];1;0);&quot;&quot;)" office:value-type="float" office:value="1">
            <text:p>1</text:p>
          </table:table-cell>
          <table:table-cell table:formula="of:=IF([Input.AA50]&lt;&gt;&quot;&quot;;IF([Input.AA50]=[Input.AA$1];1;0);&quot;&quot;)" office:value-type="float" office:value="0">
            <text:p>0</text:p>
          </table:table-cell>
          <table:table-cell table:formula="of:=IF([Input.AB50]&lt;&gt;&quot;&quot;;IF([Input.AB50]=[Input.AB$1];1;0);&quot;&quot;)" office:value-type="float" office:value="0">
            <text:p>0</text:p>
          </table:table-cell>
          <table:table-cell table:formula="of:=IF([Input.AC50]&lt;&gt;&quot;&quot;;IF([Input.AC50]=[Input.AC$1];1;0);&quot;&quot;)" office:value-type="float" office:value="1">
            <text:p>1</text:p>
          </table:table-cell>
          <table:table-cell table:formula="of:=IF([Input.AD50]&lt;&gt;&quot;&quot;;IF([Input.AD50]=[Input.AD$1];1;0);&quot;&quot;)" office:value-type="float" office:value="0">
            <text:p>0</text:p>
          </table:table-cell>
          <table:table-cell table:formula="of:=IF([Input.AE50]&lt;&gt;&quot;&quot;;IF([Input.AE50]=[Input.AE$1];1;0);&quot;&quot;)" office:value-type="float" office:value="0">
            <text:p>0</text:p>
          </table:table-cell>
          <table:table-cell table:formula="of:=IF([Input.AF50]&lt;&gt;&quot;&quot;;IF([Input.AF50]=[Input.AF$1];1;0);&quot;&quot;)" office:value-type="float" office:value="1">
            <text:p>1</text:p>
          </table:table-cell>
          <table:table-cell table:formula="of:=IF([Input.AG50]&lt;&gt;&quot;&quot;;IF([Input.AG50]=[Input.AG$1];1;0);&quot;&quot;)" office:value-type="float" office:value="1">
            <text:p>1</text:p>
          </table:table-cell>
          <table:table-cell table:formula="of:=IF([Input.AH50]&lt;&gt;&quot;&quot;;IF([Input.AH50]=[Input.AH$1];1;0);&quot;&quot;)" office:value-type="float" office:value="0">
            <text:p>0</text:p>
          </table:table-cell>
          <table:table-cell table:formula="of:=IF([Input.AI50]&lt;&gt;&quot;&quot;;IF([Input.AI50]=[Input.AI$1];1;0);&quot;&quot;)" office:value-type="float" office:value="0">
            <text:p>0</text:p>
          </table:table-cell>
          <table:table-cell table:formula="of:=IF([Input.AJ50]&lt;&gt;&quot;&quot;;IF([Input.AJ50]=[Input.AJ$1];1;0);&quot;&quot;)" office:value-type="float" office:value="0">
            <text:p>0</text:p>
          </table:table-cell>
          <table:table-cell table:formula="of:=IF([Input.AK50]&lt;&gt;&quot;&quot;;IF([Input.AK50]=[Input.AK$1];1;0);&quot;&quot;)" office:value-type="float" office:value="1">
            <text:p>1</text:p>
          </table:table-cell>
          <table:table-cell table:formula="of:=IF([Input.AL50]&lt;&gt;&quot;&quot;;IF([Input.AL50]=[Input.AL$1];1;0);&quot;&quot;)" office:value-type="float" office:value="1">
            <text:p>1</text:p>
          </table:table-cell>
          <table:table-cell table:formula="of:=IF([Input.AM50]&lt;&gt;&quot;&quot;;IF([Input.AM50]=[Input.AM$1];1;0);&quot;&quot;)" office:value-type="float" office:value="1">
            <text:p>1</text:p>
          </table:table-cell>
          <table:table-cell table:formula="of:=IF([Input.AN50]&lt;&gt;&quot;&quot;;IF([Input.AN50]=[Input.AN$1];1;0);&quot;&quot;)" office:value-type="float" office:value="1">
            <text:p>1</text:p>
          </table:table-cell>
          <table:table-cell table:formula="of:=IF([Input.AO50]&lt;&gt;&quot;&quot;;IF([Input.AO50]=[Input.AO$1];1;0);&quot;&quot;)" office:value-type="float" office:value="1">
            <text:p>1</text:p>
          </table:table-cell>
          <table:table-cell table:formula="of:=IF([Input.AP50]&lt;&gt;&quot;&quot;;IF([Input.AP50]=[Input.AP$1];1;0);&quot;&quot;)" office:value-type="float" office:value="1">
            <text:p>1</text:p>
          </table:table-cell>
          <table:table-cell table:formula="of:=IF([Input.AQ50]&lt;&gt;&quot;&quot;;IF([Input.AQ50]=[Input.AQ$1];1;0);&quot;&quot;)" office:value-type="float" office:value="0">
            <text:p>0</text:p>
          </table:table-cell>
          <table:table-cell table:formula="of:=IF([Input.AR50]&lt;&gt;&quot;&quot;;IF([Input.AR50]=[Input.AR$1];1;0);&quot;&quot;)" office:value-type="float" office:value="1">
            <text:p>1</text:p>
          </table:table-cell>
          <table:table-cell table:formula="of:=IF([Input.AS50]&lt;&gt;&quot;&quot;;IF([Input.AS50]=[Input.AS$1];1;0);&quot;&quot;)" office:value-type="float" office:value="0">
            <text:p>0</text:p>
          </table:table-cell>
          <table:table-cell table:formula="of:=IF([Input.AT50]&lt;&gt;&quot;&quot;;IF([Input.AT50]=[Input.AT$1];1;0);&quot;&quot;)" office:value-type="float" office:value="0">
            <text:p>0</text:p>
          </table:table-cell>
          <table:table-cell table:formula="of:=IF([Input.AU50]&lt;&gt;&quot;&quot;;IF([Input.AU50]=[Input.AU$1];1;0);&quot;&quot;)" office:value-type="float" office:value="1">
            <text:p>1</text:p>
          </table:table-cell>
          <table:table-cell table:formula="of:=IF([Input.AV50]&lt;&gt;&quot;&quot;;IF([Input.AV50]=[Input.AV$1];1;0);&quot;&quot;)" office:value-type="float" office:value="1">
            <text:p>1</text:p>
          </table:table-cell>
          <table:table-cell table:formula="of:=IF([Input.AW50]&lt;&gt;&quot;&quot;;IF([Input.AW50]=[Input.AW$1];1;0);&quot;&quot;)" office:value-type="float" office:value="1">
            <text:p>1</text:p>
          </table:table-cell>
          <table:table-cell table:formula="of:=IF([Input.AX50]&lt;&gt;&quot;&quot;;IF([Input.AX50]=[Input.AX$1];1;0);&quot;&quot;)" office:value-type="float" office:value="0">
            <text:p>0</text:p>
          </table:table-cell>
          <table:table-cell table:formula="of:=IF([Input.AY50]&lt;&gt;&quot;&quot;;IF([Input.AY50]=[Input.AY$1];1;0);&quot;&quot;)" office:value-type="float" office:value="0">
            <text:p>0</text:p>
          </table:table-cell>
          <table:table-cell table:formula="of:=IF([Input.AZ50]&lt;&gt;&quot;&quot;;IF([Input.AZ50]=[Input.AZ$1];1;0);&quot;&quot;)" office:value-type="float" office:value="1">
            <text:p>1</text:p>
          </table:table-cell>
          <table:table-cell/>
          <table:table-cell table:formula="of:=IF([.B50]&lt;&gt;&quot;&quot;;SUM([.B50:.AY50]);&quot;&quot;)" office:value-type="float" office:value="30">
            <text:p>30</text:p>
          </table:table-cell>
          <table:table-cell table:number-columns-repeated="971"/>
        </table:table-row>
        <table:table-row table:style-name="ro2">
          <table:table-cell office:value-type="float" office:value="48">
            <text:p>48</text:p>
          </table:table-cell>
          <table:table-cell table:formula="of:=IF([Input.C51]&lt;&gt;&quot;&quot;;IF([Input.C51]=[Input.C$1];1;0);&quot;&quot;)" office:value-type="float" office:value="1">
            <text:p>1</text:p>
          </table:table-cell>
          <table:table-cell table:formula="of:=IF([Input.D51]&lt;&gt;&quot;&quot;;IF([Input.D51]=[Input.D$1];1;0);&quot;&quot;)" office:value-type="float" office:value="1">
            <text:p>1</text:p>
          </table:table-cell>
          <table:table-cell table:formula="of:=IF([Input.E51]&lt;&gt;&quot;&quot;;IF([Input.E51]=[Input.E$1];1;0);&quot;&quot;)" office:value-type="float" office:value="0">
            <text:p>0</text:p>
          </table:table-cell>
          <table:table-cell table:formula="of:=IF([Input.F51]&lt;&gt;&quot;&quot;;IF([Input.F51]=[Input.F$1];1;0);&quot;&quot;)" office:value-type="float" office:value="1">
            <text:p>1</text:p>
          </table:table-cell>
          <table:table-cell table:formula="of:=IF([Input.G51]&lt;&gt;&quot;&quot;;IF([Input.G51]=[Input.G$1];1;0);&quot;&quot;)" office:value-type="float" office:value="1">
            <text:p>1</text:p>
          </table:table-cell>
          <table:table-cell table:formula="of:=IF([Input.H51]&lt;&gt;&quot;&quot;;IF([Input.H51]=[Input.H$1];1;0);&quot;&quot;)" office:value-type="float" office:value="0">
            <text:p>0</text:p>
          </table:table-cell>
          <table:table-cell table:formula="of:=IF([Input.I51]&lt;&gt;&quot;&quot;;IF([Input.I51]=[Input.I$1];1;0);&quot;&quot;)" office:value-type="float" office:value="1">
            <text:p>1</text:p>
          </table:table-cell>
          <table:table-cell table:formula="of:=IF([Input.J51]&lt;&gt;&quot;&quot;;IF([Input.J51]=[Input.J$1];1;0);&quot;&quot;)" office:value-type="float" office:value="1">
            <text:p>1</text:p>
          </table:table-cell>
          <table:table-cell table:formula="of:=IF([Input.K51]&lt;&gt;&quot;&quot;;IF([Input.K51]=[Input.K$1];1;0);&quot;&quot;)" office:value-type="float" office:value="1">
            <text:p>1</text:p>
          </table:table-cell>
          <table:table-cell table:formula="of:=IF([Input.L51]&lt;&gt;&quot;&quot;;IF([Input.L51]=[Input.L$1];1;0);&quot;&quot;)" office:value-type="float" office:value="0">
            <text:p>0</text:p>
          </table:table-cell>
          <table:table-cell table:formula="of:=IF([Input.M51]&lt;&gt;&quot;&quot;;IF([Input.M51]=[Input.M$1];1;0);&quot;&quot;)" office:value-type="float" office:value="1">
            <text:p>1</text:p>
          </table:table-cell>
          <table:table-cell table:formula="of:=IF([Input.N51]&lt;&gt;&quot;&quot;;IF([Input.N51]=[Input.N$1];1;0);&quot;&quot;)" office:value-type="float" office:value="0">
            <text:p>0</text:p>
          </table:table-cell>
          <table:table-cell table:formula="of:=IF([Input.O51]&lt;&gt;&quot;&quot;;IF([Input.O51]=[Input.O$1];1;0);&quot;&quot;)" office:value-type="float" office:value="0">
            <text:p>0</text:p>
          </table:table-cell>
          <table:table-cell table:formula="of:=IF([Input.P51]&lt;&gt;&quot;&quot;;IF([Input.P51]=[Input.P$1];1;0);&quot;&quot;)" office:value-type="float" office:value="1">
            <text:p>1</text:p>
          </table:table-cell>
          <table:table-cell table:formula="of:=IF([Input.Q51]&lt;&gt;&quot;&quot;;IF([Input.Q51]=[Input.Q$1];1;0);&quot;&quot;)" office:value-type="float" office:value="1">
            <text:p>1</text:p>
          </table:table-cell>
          <table:table-cell table:formula="of:=IF([Input.R51]&lt;&gt;&quot;&quot;;IF([Input.R51]=[Input.R$1];1;0);&quot;&quot;)" office:value-type="float" office:value="0">
            <text:p>0</text:p>
          </table:table-cell>
          <table:table-cell table:formula="of:=IF([Input.S51]&lt;&gt;&quot;&quot;;IF([Input.S51]=[Input.S$1];1;0);&quot;&quot;)" office:value-type="float" office:value="0">
            <text:p>0</text:p>
          </table:table-cell>
          <table:table-cell table:formula="of:=IF([Input.T51]&lt;&gt;&quot;&quot;;IF([Input.T51]=[Input.T$1];1;0);&quot;&quot;)" office:value-type="float" office:value="0">
            <text:p>0</text:p>
          </table:table-cell>
          <table:table-cell table:formula="of:=IF([Input.U51]&lt;&gt;&quot;&quot;;IF([Input.U51]=[Input.U$1];1;0);&quot;&quot;)" office:value-type="float" office:value="0">
            <text:p>0</text:p>
          </table:table-cell>
          <table:table-cell table:formula="of:=IF([Input.V51]&lt;&gt;&quot;&quot;;IF([Input.V51]=[Input.V$1];1;0);&quot;&quot;)" office:value-type="float" office:value="0">
            <text:p>0</text:p>
          </table:table-cell>
          <table:table-cell table:formula="of:=IF([Input.W51]&lt;&gt;&quot;&quot;;IF([Input.W51]=[Input.W$1];1;0);&quot;&quot;)" office:value-type="float" office:value="1">
            <text:p>1</text:p>
          </table:table-cell>
          <table:table-cell table:formula="of:=IF([Input.X51]&lt;&gt;&quot;&quot;;IF([Input.X51]=[Input.X$1];1;0);&quot;&quot;)" office:value-type="float" office:value="0">
            <text:p>0</text:p>
          </table:table-cell>
          <table:table-cell table:formula="of:=IF([Input.Y51]&lt;&gt;&quot;&quot;;IF([Input.Y51]=[Input.Y$1];1;0);&quot;&quot;)" office:value-type="float" office:value="1">
            <text:p>1</text:p>
          </table:table-cell>
          <table:table-cell table:formula="of:=IF([Input.Z51]&lt;&gt;&quot;&quot;;IF([Input.Z51]=[Input.Z$1];1;0);&quot;&quot;)" office:value-type="float" office:value="1">
            <text:p>1</text:p>
          </table:table-cell>
          <table:table-cell table:formula="of:=IF([Input.AA51]&lt;&gt;&quot;&quot;;IF([Input.AA51]=[Input.AA$1];1;0);&quot;&quot;)" office:value-type="float" office:value="0">
            <text:p>0</text:p>
          </table:table-cell>
          <table:table-cell table:formula="of:=IF([Input.AB51]&lt;&gt;&quot;&quot;;IF([Input.AB51]=[Input.AB$1];1;0);&quot;&quot;)" office:value-type="float" office:value="0">
            <text:p>0</text:p>
          </table:table-cell>
          <table:table-cell table:formula="of:=IF([Input.AC51]&lt;&gt;&quot;&quot;;IF([Input.AC51]=[Input.AC$1];1;0);&quot;&quot;)" office:value-type="float" office:value="1">
            <text:p>1</text:p>
          </table:table-cell>
          <table:table-cell table:formula="of:=IF([Input.AD51]&lt;&gt;&quot;&quot;;IF([Input.AD51]=[Input.AD$1];1;0);&quot;&quot;)" office:value-type="float" office:value="1">
            <text:p>1</text:p>
          </table:table-cell>
          <table:table-cell table:formula="of:=IF([Input.AE51]&lt;&gt;&quot;&quot;;IF([Input.AE51]=[Input.AE$1];1;0);&quot;&quot;)" office:value-type="float" office:value="0">
            <text:p>0</text:p>
          </table:table-cell>
          <table:table-cell table:formula="of:=IF([Input.AF51]&lt;&gt;&quot;&quot;;IF([Input.AF51]=[Input.AF$1];1;0);&quot;&quot;)" office:value-type="float" office:value="0">
            <text:p>0</text:p>
          </table:table-cell>
          <table:table-cell table:formula="of:=IF([Input.AG51]&lt;&gt;&quot;&quot;;IF([Input.AG51]=[Input.AG$1];1;0);&quot;&quot;)" office:value-type="float" office:value="1">
            <text:p>1</text:p>
          </table:table-cell>
          <table:table-cell table:formula="of:=IF([Input.AH51]&lt;&gt;&quot;&quot;;IF([Input.AH51]=[Input.AH$1];1;0);&quot;&quot;)" office:value-type="float" office:value="0">
            <text:p>0</text:p>
          </table:table-cell>
          <table:table-cell table:formula="of:=IF([Input.AI51]&lt;&gt;&quot;&quot;;IF([Input.AI51]=[Input.AI$1];1;0);&quot;&quot;)" office:value-type="float" office:value="1">
            <text:p>1</text:p>
          </table:table-cell>
          <table:table-cell table:formula="of:=IF([Input.AJ51]&lt;&gt;&quot;&quot;;IF([Input.AJ51]=[Input.AJ$1];1;0);&quot;&quot;)" office:value-type="float" office:value="1">
            <text:p>1</text:p>
          </table:table-cell>
          <table:table-cell table:formula="of:=IF([Input.AK51]&lt;&gt;&quot;&quot;;IF([Input.AK51]=[Input.AK$1];1;0);&quot;&quot;)" office:value-type="float" office:value="0">
            <text:p>0</text:p>
          </table:table-cell>
          <table:table-cell table:formula="of:=IF([Input.AL51]&lt;&gt;&quot;&quot;;IF([Input.AL51]=[Input.AL$1];1;0);&quot;&quot;)" office:value-type="float" office:value="1">
            <text:p>1</text:p>
          </table:table-cell>
          <table:table-cell table:formula="of:=IF([Input.AM51]&lt;&gt;&quot;&quot;;IF([Input.AM51]=[Input.AM$1];1;0);&quot;&quot;)" office:value-type="float" office:value="1">
            <text:p>1</text:p>
          </table:table-cell>
          <table:table-cell table:formula="of:=IF([Input.AN51]&lt;&gt;&quot;&quot;;IF([Input.AN51]=[Input.AN$1];1;0);&quot;&quot;)" office:value-type="float" office:value="1">
            <text:p>1</text:p>
          </table:table-cell>
          <table:table-cell table:formula="of:=IF([Input.AO51]&lt;&gt;&quot;&quot;;IF([Input.AO51]=[Input.AO$1];1;0);&quot;&quot;)" office:value-type="float" office:value="1">
            <text:p>1</text:p>
          </table:table-cell>
          <table:table-cell table:formula="of:=IF([Input.AP51]&lt;&gt;&quot;&quot;;IF([Input.AP51]=[Input.AP$1];1;0);&quot;&quot;)" office:value-type="float" office:value="1">
            <text:p>1</text:p>
          </table:table-cell>
          <table:table-cell table:formula="of:=IF([Input.AQ51]&lt;&gt;&quot;&quot;;IF([Input.AQ51]=[Input.AQ$1];1;0);&quot;&quot;)" office:value-type="float" office:value="0">
            <text:p>0</text:p>
          </table:table-cell>
          <table:table-cell table:formula="of:=IF([Input.AR51]&lt;&gt;&quot;&quot;;IF([Input.AR51]=[Input.AR$1];1;0);&quot;&quot;)" office:value-type="float" office:value="0">
            <text:p>0</text:p>
          </table:table-cell>
          <table:table-cell table:formula="of:=IF([Input.AS51]&lt;&gt;&quot;&quot;;IF([Input.AS51]=[Input.AS$1];1;0);&quot;&quot;)" office:value-type="float" office:value="1">
            <text:p>1</text:p>
          </table:table-cell>
          <table:table-cell table:formula="of:=IF([Input.AT51]&lt;&gt;&quot;&quot;;IF([Input.AT51]=[Input.AT$1];1;0);&quot;&quot;)" office:value-type="float" office:value="1">
            <text:p>1</text:p>
          </table:table-cell>
          <table:table-cell table:formula="of:=IF([Input.AU51]&lt;&gt;&quot;&quot;;IF([Input.AU51]=[Input.AU$1];1;0);&quot;&quot;)" office:value-type="float" office:value="1">
            <text:p>1</text:p>
          </table:table-cell>
          <table:table-cell table:formula="of:=IF([Input.AV51]&lt;&gt;&quot;&quot;;IF([Input.AV51]=[Input.AV$1];1;0);&quot;&quot;)" office:value-type="float" office:value="1">
            <text:p>1</text:p>
          </table:table-cell>
          <table:table-cell table:formula="of:=IF([Input.AW51]&lt;&gt;&quot;&quot;;IF([Input.AW51]=[Input.AW$1];1;0);&quot;&quot;)" office:value-type="float" office:value="0">
            <text:p>0</text:p>
          </table:table-cell>
          <table:table-cell table:formula="of:=IF([Input.AX51]&lt;&gt;&quot;&quot;;IF([Input.AX51]=[Input.AX$1];1;0);&quot;&quot;)">
            <text:p/>
          </table:table-cell>
          <table:table-cell table:formula="of:=IF([Input.AY51]&lt;&gt;&quot;&quot;;IF([Input.AY51]=[Input.AY$1];1;0);&quot;&quot;)" office:value-type="float" office:value="1">
            <text:p>1</text:p>
          </table:table-cell>
          <table:table-cell table:formula="of:=IF([Input.AZ51]&lt;&gt;&quot;&quot;;IF([Input.AZ51]=[Input.AZ$1];1;0);&quot;&quot;)" office:value-type="float" office:value="1">
            <text:p>1</text:p>
          </table:table-cell>
          <table:table-cell/>
          <table:table-cell table:formula="of:=IF([.B51]&lt;&gt;&quot;&quot;;SUM([.B51:.AY51]);&quot;&quot;)" office:value-type="float" office:value="29">
            <text:p>29</text:p>
          </table:table-cell>
          <table:table-cell table:number-columns-repeated="971"/>
        </table:table-row>
        <table:table-row table:style-name="ro2">
          <table:table-cell office:value-type="float" office:value="49">
            <text:p>49</text:p>
          </table:table-cell>
          <table:table-cell table:formula="of:=IF([Input.C52]&lt;&gt;&quot;&quot;;IF([Input.C52]=[Input.C$1];1;0);&quot;&quot;)" office:value-type="float" office:value="1">
            <text:p>1</text:p>
          </table:table-cell>
          <table:table-cell table:formula="of:=IF([Input.D52]&lt;&gt;&quot;&quot;;IF([Input.D52]=[Input.D$1];1;0);&quot;&quot;)" office:value-type="float" office:value="0">
            <text:p>0</text:p>
          </table:table-cell>
          <table:table-cell table:formula="of:=IF([Input.E52]&lt;&gt;&quot;&quot;;IF([Input.E52]=[Input.E$1];1;0);&quot;&quot;)">
            <text:p/>
          </table:table-cell>
          <table:table-cell table:formula="of:=IF([Input.F52]&lt;&gt;&quot;&quot;;IF([Input.F52]=[Input.F$1];1;0);&quot;&quot;)" office:value-type="float" office:value="1">
            <text:p>1</text:p>
          </table:table-cell>
          <table:table-cell table:formula="of:=IF([Input.G52]&lt;&gt;&quot;&quot;;IF([Input.G52]=[Input.G$1];1;0);&quot;&quot;)" office:value-type="float" office:value="1">
            <text:p>1</text:p>
          </table:table-cell>
          <table:table-cell table:formula="of:=IF([Input.H52]&lt;&gt;&quot;&quot;;IF([Input.H52]=[Input.H$1];1;0);&quot;&quot;)" office:value-type="float" office:value="0">
            <text:p>0</text:p>
          </table:table-cell>
          <table:table-cell table:formula="of:=IF([Input.I52]&lt;&gt;&quot;&quot;;IF([Input.I52]=[Input.I$1];1;0);&quot;&quot;)">
            <text:p/>
          </table:table-cell>
          <table:table-cell table:formula="of:=IF([Input.J52]&lt;&gt;&quot;&quot;;IF([Input.J52]=[Input.J$1];1;0);&quot;&quot;)" office:value-type="float" office:value="0">
            <text:p>0</text:p>
          </table:table-cell>
          <table:table-cell table:formula="of:=IF([Input.K52]&lt;&gt;&quot;&quot;;IF([Input.K52]=[Input.K$1];1;0);&quot;&quot;)">
            <text:p/>
          </table:table-cell>
          <table:table-cell table:formula="of:=IF([Input.L52]&lt;&gt;&quot;&quot;;IF([Input.L52]=[Input.L$1];1;0);&quot;&quot;)" office:value-type="float" office:value="0">
            <text:p>0</text:p>
          </table:table-cell>
          <table:table-cell table:formula="of:=IF([Input.M52]&lt;&gt;&quot;&quot;;IF([Input.M52]=[Input.M$1];1;0);&quot;&quot;)" office:value-type="float" office:value="1">
            <text:p>1</text:p>
          </table:table-cell>
          <table:table-cell table:formula="of:=IF([Input.N52]&lt;&gt;&quot;&quot;;IF([Input.N52]=[Input.N$1];1;0);&quot;&quot;)" office:value-type="float" office:value="0">
            <text:p>0</text:p>
          </table:table-cell>
          <table:table-cell table:formula="of:=IF([Input.O52]&lt;&gt;&quot;&quot;;IF([Input.O52]=[Input.O$1];1;0);&quot;&quot;)" office:value-type="float" office:value="1">
            <text:p>1</text:p>
          </table:table-cell>
          <table:table-cell table:formula="of:=IF([Input.P52]&lt;&gt;&quot;&quot;;IF([Input.P52]=[Input.P$1];1;0);&quot;&quot;)" office:value-type="float" office:value="1">
            <text:p>1</text:p>
          </table:table-cell>
          <table:table-cell table:formula="of:=IF([Input.Q52]&lt;&gt;&quot;&quot;;IF([Input.Q52]=[Input.Q$1];1;0);&quot;&quot;)">
            <text:p/>
          </table:table-cell>
          <table:table-cell table:formula="of:=IF([Input.R52]&lt;&gt;&quot;&quot;;IF([Input.R52]=[Input.R$1];1;0);&quot;&quot;)" office:value-type="float" office:value="1">
            <text:p>1</text:p>
          </table:table-cell>
          <table:table-cell table:formula="of:=IF([Input.S52]&lt;&gt;&quot;&quot;;IF([Input.S52]=[Input.S$1];1;0);&quot;&quot;)" office:value-type="float" office:value="0">
            <text:p>0</text:p>
          </table:table-cell>
          <table:table-cell table:formula="of:=IF([Input.T52]&lt;&gt;&quot;&quot;;IF([Input.T52]=[Input.T$1];1;0);&quot;&quot;)" office:value-type="float" office:value="1">
            <text:p>1</text:p>
          </table:table-cell>
          <table:table-cell table:formula="of:=IF([Input.U52]&lt;&gt;&quot;&quot;;IF([Input.U52]=[Input.U$1];1;0);&quot;&quot;)" office:value-type="float" office:value="1">
            <text:p>1</text:p>
          </table:table-cell>
          <table:table-cell table:formula="of:=IF([Input.V52]&lt;&gt;&quot;&quot;;IF([Input.V52]=[Input.V$1];1;0);&quot;&quot;)" office:value-type="float" office:value="1">
            <text:p>1</text:p>
          </table:table-cell>
          <table:table-cell table:formula="of:=IF([Input.W52]&lt;&gt;&quot;&quot;;IF([Input.W52]=[Input.W$1];1;0);&quot;&quot;)" office:value-type="float" office:value="0">
            <text:p>0</text:p>
          </table:table-cell>
          <table:table-cell table:formula="of:=IF([Input.X52]&lt;&gt;&quot;&quot;;IF([Input.X52]=[Input.X$1];1;0);&quot;&quot;)" office:value-type="float" office:value="1">
            <text:p>1</text:p>
          </table:table-cell>
          <table:table-cell table:formula="of:=IF([Input.Y52]&lt;&gt;&quot;&quot;;IF([Input.Y52]=[Input.Y$1];1;0);&quot;&quot;)" office:value-type="float" office:value="1">
            <text:p>1</text:p>
          </table:table-cell>
          <table:table-cell table:formula="of:=IF([Input.Z52]&lt;&gt;&quot;&quot;;IF([Input.Z52]=[Input.Z$1];1;0);&quot;&quot;)" office:value-type="float" office:value="1">
            <text:p>1</text:p>
          </table:table-cell>
          <table:table-cell table:formula="of:=IF([Input.AA52]&lt;&gt;&quot;&quot;;IF([Input.AA52]=[Input.AA$1];1;0);&quot;&quot;)" office:value-type="float" office:value="0">
            <text:p>0</text:p>
          </table:table-cell>
          <table:table-cell table:formula="of:=IF([Input.AB52]&lt;&gt;&quot;&quot;;IF([Input.AB52]=[Input.AB$1];1;0);&quot;&quot;)" office:value-type="float" office:value="1">
            <text:p>1</text:p>
          </table:table-cell>
          <table:table-cell table:formula="of:=IF([Input.AC52]&lt;&gt;&quot;&quot;;IF([Input.AC52]=[Input.AC$1];1;0);&quot;&quot;)" office:value-type="float" office:value="1">
            <text:p>1</text:p>
          </table:table-cell>
          <table:table-cell table:formula="of:=IF([Input.AD52]&lt;&gt;&quot;&quot;;IF([Input.AD52]=[Input.AD$1];1;0);&quot;&quot;)" office:value-type="float" office:value="1">
            <text:p>1</text:p>
          </table:table-cell>
          <table:table-cell table:formula="of:=IF([Input.AE52]&lt;&gt;&quot;&quot;;IF([Input.AE52]=[Input.AE$1];1;0);&quot;&quot;)" office:value-type="float" office:value="0">
            <text:p>0</text:p>
          </table:table-cell>
          <table:table-cell table:formula="of:=IF([Input.AF52]&lt;&gt;&quot;&quot;;IF([Input.AF52]=[Input.AF$1];1;0);&quot;&quot;)" office:value-type="float" office:value="0">
            <text:p>0</text:p>
          </table:table-cell>
          <table:table-cell table:formula="of:=IF([Input.AG52]&lt;&gt;&quot;&quot;;IF([Input.AG52]=[Input.AG$1];1;0);&quot;&quot;)" office:value-type="float" office:value="1">
            <text:p>1</text:p>
          </table:table-cell>
          <table:table-cell table:formula="of:=IF([Input.AH52]&lt;&gt;&quot;&quot;;IF([Input.AH52]=[Input.AH$1];1;0);&quot;&quot;)" office:value-type="float" office:value="0">
            <text:p>0</text:p>
          </table:table-cell>
          <table:table-cell table:formula="of:=IF([Input.AI52]&lt;&gt;&quot;&quot;;IF([Input.AI52]=[Input.AI$1];1;0);&quot;&quot;)" office:value-type="float" office:value="0">
            <text:p>0</text:p>
          </table:table-cell>
          <table:table-cell table:formula="of:=IF([Input.AJ52]&lt;&gt;&quot;&quot;;IF([Input.AJ52]=[Input.AJ$1];1;0);&quot;&quot;)" office:value-type="float" office:value="1">
            <text:p>1</text:p>
          </table:table-cell>
          <table:table-cell table:formula="of:=IF([Input.AK52]&lt;&gt;&quot;&quot;;IF([Input.AK52]=[Input.AK$1];1;0);&quot;&quot;)" office:value-type="float" office:value="0">
            <text:p>0</text:p>
          </table:table-cell>
          <table:table-cell table:formula="of:=IF([Input.AL52]&lt;&gt;&quot;&quot;;IF([Input.AL52]=[Input.AL$1];1;0);&quot;&quot;)" office:value-type="float" office:value="1">
            <text:p>1</text:p>
          </table:table-cell>
          <table:table-cell table:formula="of:=IF([Input.AM52]&lt;&gt;&quot;&quot;;IF([Input.AM52]=[Input.AM$1];1;0);&quot;&quot;)" office:value-type="float" office:value="0">
            <text:p>0</text:p>
          </table:table-cell>
          <table:table-cell table:formula="of:=IF([Input.AN52]&lt;&gt;&quot;&quot;;IF([Input.AN52]=[Input.AN$1];1;0);&quot;&quot;)" office:value-type="float" office:value="0">
            <text:p>0</text:p>
          </table:table-cell>
          <table:table-cell table:formula="of:=IF([Input.AO52]&lt;&gt;&quot;&quot;;IF([Input.AO52]=[Input.AO$1];1;0);&quot;&quot;)" office:value-type="float" office:value="0">
            <text:p>0</text:p>
          </table:table-cell>
          <table:table-cell table:formula="of:=IF([Input.AP52]&lt;&gt;&quot;&quot;;IF([Input.AP52]=[Input.AP$1];1;0);&quot;&quot;)" office:value-type="float" office:value="0">
            <text:p>0</text:p>
          </table:table-cell>
          <table:table-cell table:formula="of:=IF([Input.AQ52]&lt;&gt;&quot;&quot;;IF([Input.AQ52]=[Input.AQ$1];1;0);&quot;&quot;)" office:value-type="float" office:value="0">
            <text:p>0</text:p>
          </table:table-cell>
          <table:table-cell table:formula="of:=IF([Input.AR52]&lt;&gt;&quot;&quot;;IF([Input.AR52]=[Input.AR$1];1;0);&quot;&quot;)" office:value-type="float" office:value="1">
            <text:p>1</text:p>
          </table:table-cell>
          <table:table-cell table:formula="of:=IF([Input.AS52]&lt;&gt;&quot;&quot;;IF([Input.AS52]=[Input.AS$1];1;0);&quot;&quot;)" office:value-type="float" office:value="1">
            <text:p>1</text:p>
          </table:table-cell>
          <table:table-cell table:formula="of:=IF([Input.AT52]&lt;&gt;&quot;&quot;;IF([Input.AT52]=[Input.AT$1];1;0);&quot;&quot;)" office:value-type="float" office:value="0">
            <text:p>0</text:p>
          </table:table-cell>
          <table:table-cell table:formula="of:=IF([Input.AU52]&lt;&gt;&quot;&quot;;IF([Input.AU52]=[Input.AU$1];1;0);&quot;&quot;)" office:value-type="float" office:value="1">
            <text:p>1</text:p>
          </table:table-cell>
          <table:table-cell table:formula="of:=IF([Input.AV52]&lt;&gt;&quot;&quot;;IF([Input.AV52]=[Input.AV$1];1;0);&quot;&quot;)" office:value-type="float" office:value="1">
            <text:p>1</text:p>
          </table:table-cell>
          <table:table-cell table:formula="of:=IF([Input.AW52]&lt;&gt;&quot;&quot;;IF([Input.AW52]=[Input.AW$1];1;0);&quot;&quot;)" office:value-type="float" office:value="0">
            <text:p>0</text:p>
          </table:table-cell>
          <table:table-cell table:formula="of:=IF([Input.AX52]&lt;&gt;&quot;&quot;;IF([Input.AX52]=[Input.AX$1];1;0);&quot;&quot;)" office:value-type="float" office:value="0">
            <text:p>0</text:p>
          </table:table-cell>
          <table:table-cell table:formula="of:=IF([Input.AY52]&lt;&gt;&quot;&quot;;IF([Input.AY52]=[Input.AY$1];1;0);&quot;&quot;)" office:value-type="float" office:value="0">
            <text:p>0</text:p>
          </table:table-cell>
          <table:table-cell table:formula="of:=IF([Input.AZ52]&lt;&gt;&quot;&quot;;IF([Input.AZ52]=[Input.AZ$1];1;0);&quot;&quot;)" office:value-type="float" office:value="1">
            <text:p>1</text:p>
          </table:table-cell>
          <table:table-cell/>
          <table:table-cell table:formula="of:=IF([.B52]&lt;&gt;&quot;&quot;;SUM([.B52:.AY52]);&quot;&quot;)" office:value-type="float" office:value="24">
            <text:p>24</text:p>
          </table:table-cell>
          <table:table-cell table:number-columns-repeated="971"/>
        </table:table-row>
        <table:table-row table:style-name="ro2">
          <table:table-cell office:value-type="float" office:value="50">
            <text:p>50</text:p>
          </table:table-cell>
          <table:table-cell table:formula="of:=IF([Input.C53]&lt;&gt;&quot;&quot;;IF([Input.C53]=[Input.C$1];1;0);&quot;&quot;)" office:value-type="float" office:value="1">
            <text:p>1</text:p>
          </table:table-cell>
          <table:table-cell table:formula="of:=IF([Input.D53]&lt;&gt;&quot;&quot;;IF([Input.D53]=[Input.D$1];1;0);&quot;&quot;)" office:value-type="float" office:value="0">
            <text:p>0</text:p>
          </table:table-cell>
          <table:table-cell table:formula="of:=IF([Input.E53]&lt;&gt;&quot;&quot;;IF([Input.E53]=[Input.E$1];1;0);&quot;&quot;)" office:value-type="float" office:value="0">
            <text:p>0</text:p>
          </table:table-cell>
          <table:table-cell table:formula="of:=IF([Input.F53]&lt;&gt;&quot;&quot;;IF([Input.F53]=[Input.F$1];1;0);&quot;&quot;)" office:value-type="float" office:value="1">
            <text:p>1</text:p>
          </table:table-cell>
          <table:table-cell table:formula="of:=IF([Input.G53]&lt;&gt;&quot;&quot;;IF([Input.G53]=[Input.G$1];1;0);&quot;&quot;)" office:value-type="float" office:value="0">
            <text:p>0</text:p>
          </table:table-cell>
          <table:table-cell table:formula="of:=IF([Input.H53]&lt;&gt;&quot;&quot;;IF([Input.H53]=[Input.H$1];1;0);&quot;&quot;)" office:value-type="float" office:value="0">
            <text:p>0</text:p>
          </table:table-cell>
          <table:table-cell table:formula="of:=IF([Input.I53]&lt;&gt;&quot;&quot;;IF([Input.I53]=[Input.I$1];1;0);&quot;&quot;)" office:value-type="float" office:value="1">
            <text:p>1</text:p>
          </table:table-cell>
          <table:table-cell table:formula="of:=IF([Input.J53]&lt;&gt;&quot;&quot;;IF([Input.J53]=[Input.J$1];1;0);&quot;&quot;)" office:value-type="float" office:value="0">
            <text:p>0</text:p>
          </table:table-cell>
          <table:table-cell table:formula="of:=IF([Input.K53]&lt;&gt;&quot;&quot;;IF([Input.K53]=[Input.K$1];1;0);&quot;&quot;)" office:value-type="float" office:value="1">
            <text:p>1</text:p>
          </table:table-cell>
          <table:table-cell table:formula="of:=IF([Input.L53]&lt;&gt;&quot;&quot;;IF([Input.L53]=[Input.L$1];1;0);&quot;&quot;)" office:value-type="float" office:value="1">
            <text:p>1</text:p>
          </table:table-cell>
          <table:table-cell table:formula="of:=IF([Input.M53]&lt;&gt;&quot;&quot;;IF([Input.M53]=[Input.M$1];1;0);&quot;&quot;)" office:value-type="float" office:value="1">
            <text:p>1</text:p>
          </table:table-cell>
          <table:table-cell table:formula="of:=IF([Input.N53]&lt;&gt;&quot;&quot;;IF([Input.N53]=[Input.N$1];1;0);&quot;&quot;)" office:value-type="float" office:value="1">
            <text:p>1</text:p>
          </table:table-cell>
          <table:table-cell table:formula="of:=IF([Input.O53]&lt;&gt;&quot;&quot;;IF([Input.O53]=[Input.O$1];1;0);&quot;&quot;)" office:value-type="float" office:value="1">
            <text:p>1</text:p>
          </table:table-cell>
          <table:table-cell table:formula="of:=IF([Input.P53]&lt;&gt;&quot;&quot;;IF([Input.P53]=[Input.P$1];1;0);&quot;&quot;)" office:value-type="float" office:value="1">
            <text:p>1</text:p>
          </table:table-cell>
          <table:table-cell table:formula="of:=IF([Input.Q53]&lt;&gt;&quot;&quot;;IF([Input.Q53]=[Input.Q$1];1;0);&quot;&quot;)" office:value-type="float" office:value="1">
            <text:p>1</text:p>
          </table:table-cell>
          <table:table-cell table:formula="of:=IF([Input.R53]&lt;&gt;&quot;&quot;;IF([Input.R53]=[Input.R$1];1;0);&quot;&quot;)" office:value-type="float" office:value="0">
            <text:p>0</text:p>
          </table:table-cell>
          <table:table-cell table:formula="of:=IF([Input.S53]&lt;&gt;&quot;&quot;;IF([Input.S53]=[Input.S$1];1;0);&quot;&quot;)" office:value-type="float" office:value="0">
            <text:p>0</text:p>
          </table:table-cell>
          <table:table-cell table:formula="of:=IF([Input.T53]&lt;&gt;&quot;&quot;;IF([Input.T53]=[Input.T$1];1;0);&quot;&quot;)" office:value-type="float" office:value="1">
            <text:p>1</text:p>
          </table:table-cell>
          <table:table-cell table:formula="of:=IF([Input.U53]&lt;&gt;&quot;&quot;;IF([Input.U53]=[Input.U$1];1;0);&quot;&quot;)" office:value-type="float" office:value="1">
            <text:p>1</text:p>
          </table:table-cell>
          <table:table-cell table:formula="of:=IF([Input.V53]&lt;&gt;&quot;&quot;;IF([Input.V53]=[Input.V$1];1;0);&quot;&quot;)" office:value-type="float" office:value="1">
            <text:p>1</text:p>
          </table:table-cell>
          <table:table-cell table:formula="of:=IF([Input.W53]&lt;&gt;&quot;&quot;;IF([Input.W53]=[Input.W$1];1;0);&quot;&quot;)">
            <text:p/>
          </table:table-cell>
          <table:table-cell table:formula="of:=IF([Input.X53]&lt;&gt;&quot;&quot;;IF([Input.X53]=[Input.X$1];1;0);&quot;&quot;)" office:value-type="float" office:value="1">
            <text:p>1</text:p>
          </table:table-cell>
          <table:table-cell table:formula="of:=IF([Input.Y53]&lt;&gt;&quot;&quot;;IF([Input.Y53]=[Input.Y$1];1;0);&quot;&quot;)" office:value-type="float" office:value="1">
            <text:p>1</text:p>
          </table:table-cell>
          <table:table-cell table:formula="of:=IF([Input.Z53]&lt;&gt;&quot;&quot;;IF([Input.Z53]=[Input.Z$1];1;0);&quot;&quot;)" office:value-type="float" office:value="0">
            <text:p>0</text:p>
          </table:table-cell>
          <table:table-cell table:formula="of:=IF([Input.AA53]&lt;&gt;&quot;&quot;;IF([Input.AA53]=[Input.AA$1];1;0);&quot;&quot;)" office:value-type="float" office:value="0">
            <text:p>0</text:p>
          </table:table-cell>
          <table:table-cell table:formula="of:=IF([Input.AB53]&lt;&gt;&quot;&quot;;IF([Input.AB53]=[Input.AB$1];1;0);&quot;&quot;)" office:value-type="float" office:value="1">
            <text:p>1</text:p>
          </table:table-cell>
          <table:table-cell table:formula="of:=IF([Input.AC53]&lt;&gt;&quot;&quot;;IF([Input.AC53]=[Input.AC$1];1;0);&quot;&quot;)" office:value-type="float" office:value="1">
            <text:p>1</text:p>
          </table:table-cell>
          <table:table-cell table:formula="of:=IF([Input.AD53]&lt;&gt;&quot;&quot;;IF([Input.AD53]=[Input.AD$1];1;0);&quot;&quot;)" office:value-type="float" office:value="1">
            <text:p>1</text:p>
          </table:table-cell>
          <table:table-cell table:formula="of:=IF([Input.AE53]&lt;&gt;&quot;&quot;;IF([Input.AE53]=[Input.AE$1];1;0);&quot;&quot;)" office:value-type="float" office:value="1">
            <text:p>1</text:p>
          </table:table-cell>
          <table:table-cell table:formula="of:=IF([Input.AF53]&lt;&gt;&quot;&quot;;IF([Input.AF53]=[Input.AF$1];1;0);&quot;&quot;)" office:value-type="float" office:value="1">
            <text:p>1</text:p>
          </table:table-cell>
          <table:table-cell table:formula="of:=IF([Input.AG53]&lt;&gt;&quot;&quot;;IF([Input.AG53]=[Input.AG$1];1;0);&quot;&quot;)" office:value-type="float" office:value="1">
            <text:p>1</text:p>
          </table:table-cell>
          <table:table-cell table:formula="of:=IF([Input.AH53]&lt;&gt;&quot;&quot;;IF([Input.AH53]=[Input.AH$1];1;0);&quot;&quot;)" office:value-type="float" office:value="0">
            <text:p>0</text:p>
          </table:table-cell>
          <table:table-cell table:formula="of:=IF([Input.AI53]&lt;&gt;&quot;&quot;;IF([Input.AI53]=[Input.AI$1];1;0);&quot;&quot;)" office:value-type="float" office:value="1">
            <text:p>1</text:p>
          </table:table-cell>
          <table:table-cell table:formula="of:=IF([Input.AJ53]&lt;&gt;&quot;&quot;;IF([Input.AJ53]=[Input.AJ$1];1;0);&quot;&quot;)" office:value-type="float" office:value="0">
            <text:p>0</text:p>
          </table:table-cell>
          <table:table-cell table:formula="of:=IF([Input.AK53]&lt;&gt;&quot;&quot;;IF([Input.AK53]=[Input.AK$1];1;0);&quot;&quot;)" office:value-type="float" office:value="1">
            <text:p>1</text:p>
          </table:table-cell>
          <table:table-cell table:formula="of:=IF([Input.AL53]&lt;&gt;&quot;&quot;;IF([Input.AL53]=[Input.AL$1];1;0);&quot;&quot;)" office:value-type="float" office:value="1">
            <text:p>1</text:p>
          </table:table-cell>
          <table:table-cell table:formula="of:=IF([Input.AM53]&lt;&gt;&quot;&quot;;IF([Input.AM53]=[Input.AM$1];1;0);&quot;&quot;)" office:value-type="float" office:value="1">
            <text:p>1</text:p>
          </table:table-cell>
          <table:table-cell table:formula="of:=IF([Input.AN53]&lt;&gt;&quot;&quot;;IF([Input.AN53]=[Input.AN$1];1;0);&quot;&quot;)" office:value-type="float" office:value="0">
            <text:p>0</text:p>
          </table:table-cell>
          <table:table-cell table:formula="of:=IF([Input.AO53]&lt;&gt;&quot;&quot;;IF([Input.AO53]=[Input.AO$1];1;0);&quot;&quot;)" office:value-type="float" office:value="1">
            <text:p>1</text:p>
          </table:table-cell>
          <table:table-cell table:formula="of:=IF([Input.AP53]&lt;&gt;&quot;&quot;;IF([Input.AP53]=[Input.AP$1];1;0);&quot;&quot;)" office:value-type="float" office:value="1">
            <text:p>1</text:p>
          </table:table-cell>
          <table:table-cell table:formula="of:=IF([Input.AQ53]&lt;&gt;&quot;&quot;;IF([Input.AQ53]=[Input.AQ$1];1;0);&quot;&quot;)" office:value-type="float" office:value="0">
            <text:p>0</text:p>
          </table:table-cell>
          <table:table-cell table:formula="of:=IF([Input.AR53]&lt;&gt;&quot;&quot;;IF([Input.AR53]=[Input.AR$1];1;0);&quot;&quot;)" office:value-type="float" office:value="0">
            <text:p>0</text:p>
          </table:table-cell>
          <table:table-cell table:formula="of:=IF([Input.AS53]&lt;&gt;&quot;&quot;;IF([Input.AS53]=[Input.AS$1];1;0);&quot;&quot;)" office:value-type="float" office:value="1">
            <text:p>1</text:p>
          </table:table-cell>
          <table:table-cell table:formula="of:=IF([Input.AT53]&lt;&gt;&quot;&quot;;IF([Input.AT53]=[Input.AT$1];1;0);&quot;&quot;)" office:value-type="float" office:value="1">
            <text:p>1</text:p>
          </table:table-cell>
          <table:table-cell table:formula="of:=IF([Input.AU53]&lt;&gt;&quot;&quot;;IF([Input.AU53]=[Input.AU$1];1;0);&quot;&quot;)" office:value-type="float" office:value="1">
            <text:p>1</text:p>
          </table:table-cell>
          <table:table-cell table:formula="of:=IF([Input.AV53]&lt;&gt;&quot;&quot;;IF([Input.AV53]=[Input.AV$1];1;0);&quot;&quot;)" office:value-type="float" office:value="1">
            <text:p>1</text:p>
          </table:table-cell>
          <table:table-cell table:formula="of:=IF([Input.AW53]&lt;&gt;&quot;&quot;;IF([Input.AW53]=[Input.AW$1];1;0);&quot;&quot;)" office:value-type="float" office:value="1">
            <text:p>1</text:p>
          </table:table-cell>
          <table:table-cell table:formula="of:=IF([Input.AX53]&lt;&gt;&quot;&quot;;IF([Input.AX53]=[Input.AX$1];1;0);&quot;&quot;)" office:value-type="float" office:value="1">
            <text:p>1</text:p>
          </table:table-cell>
          <table:table-cell table:formula="of:=IF([Input.AY53]&lt;&gt;&quot;&quot;;IF([Input.AY53]=[Input.AY$1];1;0);&quot;&quot;)" office:value-type="float" office:value="0">
            <text:p>0</text:p>
          </table:table-cell>
          <table:table-cell table:formula="of:=IF([Input.AZ53]&lt;&gt;&quot;&quot;;IF([Input.AZ53]=[Input.AZ$1];1;0);&quot;&quot;)" office:value-type="float" office:value="1">
            <text:p>1</text:p>
          </table:table-cell>
          <table:table-cell/>
          <table:table-cell table:formula="of:=IF([.B53]&lt;&gt;&quot;&quot;;SUM([.B53:.AY53]);&quot;&quot;)" office:value-type="float" office:value="34">
            <text:p>34</text:p>
          </table:table-cell>
          <table:table-cell table:number-columns-repeated="97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:</text:p>
          </table:table-cell>
          <table:table-cell table:style-name="ce8" table:formula="of:=IF([Input.C1]&lt;&gt;&quot;&quot;;[.B57]/[.B61];&quot;&quot;)" office:value-type="float" office:value="0.895833333333333">
            <text:p>0.90</text:p>
          </table:table-cell>
          <table:table-cell table:style-name="ce8" table:formula="of:=IF([Input.D1]&lt;&gt;&quot;&quot;;[.C57]/[.C61];&quot;&quot;)" office:value-type="float" office:value="0.304347826086957">
            <text:p>0.30</text:p>
          </table:table-cell>
          <table:table-cell table:style-name="ce8" table:formula="of:=IF([Input.E1]&lt;&gt;&quot;&quot;;[.D57]/[.D61];&quot;&quot;)" office:value-type="float" office:value="0.630434782608696">
            <text:p>0.63</text:p>
          </table:table-cell>
          <table:table-cell table:style-name="ce8" table:formula="of:=IF([Input.F1]&lt;&gt;&quot;&quot;;[.E57]/[.E61];&quot;&quot;)" office:value-type="float" office:value="0.708333333333333">
            <text:p>0.71</text:p>
          </table:table-cell>
          <table:table-cell table:style-name="ce8" table:formula="of:=IF([Input.G1]&lt;&gt;&quot;&quot;;[.F57]/[.F61];&quot;&quot;)" office:value-type="float" office:value="0.4375">
            <text:p>0.44</text:p>
          </table:table-cell>
          <table:table-cell table:style-name="ce8" table:formula="of:=IF([Input.H1]&lt;&gt;&quot;&quot;;[.G57]/[.G61];&quot;&quot;)" office:value-type="float" office:value="0.166666666666667">
            <text:p>0.17</text:p>
          </table:table-cell>
          <table:table-cell table:style-name="ce8" table:formula="of:=IF([Input.I1]&lt;&gt;&quot;&quot;;[.H57]/[.H61];&quot;&quot;)" office:value-type="float" office:value="0.682926829268293">
            <text:p>0.68</text:p>
          </table:table-cell>
          <table:table-cell table:style-name="ce8" table:formula="of:=IF([Input.J1]&lt;&gt;&quot;&quot;;[.I57]/[.I61];&quot;&quot;)" office:value-type="float" office:value="0.487804878048781">
            <text:p>0.49</text:p>
          </table:table-cell>
          <table:table-cell table:style-name="ce8" table:formula="of:=IF([Input.K1]&lt;&gt;&quot;&quot;;[.J57]/[.J61];&quot;&quot;)" office:value-type="float" office:value="0.608695652173913">
            <text:p>0.61</text:p>
          </table:table-cell>
          <table:table-cell table:style-name="ce8" table:formula="of:=IF([Input.L1]&lt;&gt;&quot;&quot;;[.K57]/[.K61];&quot;&quot;)" office:value-type="float" office:value="0.208333333333333">
            <text:p>0.21</text:p>
          </table:table-cell>
          <table:table-cell table:style-name="ce8" table:formula="of:=IF([Input.M1]&lt;&gt;&quot;&quot;;[.L57]/[.L61];&quot;&quot;)" office:value-type="float" office:value="0.666666666666667">
            <text:p>0.67</text:p>
          </table:table-cell>
          <table:table-cell table:style-name="ce8" table:formula="of:=IF([Input.N1]&lt;&gt;&quot;&quot;;[.M57]/[.M61];&quot;&quot;)" office:value-type="float" office:value="0.479166666666667">
            <text:p>0.48</text:p>
          </table:table-cell>
          <table:table-cell table:style-name="ce8" table:formula="of:=IF([Input.O1]&lt;&gt;&quot;&quot;;[.N57]/[.N61];&quot;&quot;)" office:value-type="float" office:value="0.875">
            <text:p>0.88</text:p>
          </table:table-cell>
          <table:table-cell table:style-name="ce8" table:formula="of:=IF([Input.P1]&lt;&gt;&quot;&quot;;[.O57]/[.O61];&quot;&quot;)" office:value-type="float" office:value="0.979166666666667">
            <text:p>0.98</text:p>
          </table:table-cell>
          <table:table-cell table:style-name="ce8" table:formula="of:=IF([Input.Q1]&lt;&gt;&quot;&quot;;[.P57]/[.P61];&quot;&quot;)" office:value-type="float" office:value="0.936170212765957">
            <text:p>0.94</text:p>
          </table:table-cell>
          <table:table-cell table:style-name="ce8" table:formula="of:=IF([Input.R1]&lt;&gt;&quot;&quot;;[.Q57]/[.Q61];&quot;&quot;)" office:value-type="float" office:value="0.239130434782609">
            <text:p>0.24</text:p>
          </table:table-cell>
          <table:table-cell table:style-name="ce8" table:formula="of:=IF([Input.S1]&lt;&gt;&quot;&quot;;[.R57]/[.R61];&quot;&quot;)" office:value-type="float" office:value="0.0625">
            <text:p>0.06</text:p>
          </table:table-cell>
          <table:table-cell table:style-name="ce8" table:formula="of:=IF([Input.T1]&lt;&gt;&quot;&quot;;[.S57]/[.S61];&quot;&quot;)" office:value-type="float" office:value="0.708333333333333">
            <text:p>0.71</text:p>
          </table:table-cell>
          <table:table-cell table:style-name="ce8" table:formula="of:=IF([Input.U1]&lt;&gt;&quot;&quot;;[.T57]/[.T61];&quot;&quot;)" office:value-type="float" office:value="0.9375">
            <text:p>0.94</text:p>
          </table:table-cell>
          <table:table-cell table:style-name="ce8" table:formula="of:=IF([Input.V1]&lt;&gt;&quot;&quot;;[.U57]/[.U61];&quot;&quot;)" office:value-type="float" office:value="0.8125">
            <text:p>0.81</text:p>
          </table:table-cell>
          <table:table-cell table:style-name="ce8" table:formula="of:=IF([Input.W1]&lt;&gt;&quot;&quot;;[.V57]/[.V61];&quot;&quot;)" office:value-type="float" office:value="0.680851063829787">
            <text:p>0.68</text:p>
          </table:table-cell>
          <table:table-cell table:style-name="ce8" table:formula="of:=IF([Input.X1]&lt;&gt;&quot;&quot;;[.W57]/[.W61];&quot;&quot;)" office:value-type="float" office:value="0.8125">
            <text:p>0.81</text:p>
          </table:table-cell>
          <table:table-cell table:style-name="ce8" table:formula="of:=IF([Input.Y1]&lt;&gt;&quot;&quot;;[.X57]/[.X61];&quot;&quot;)" office:value-type="float" office:value="0.708333333333333">
            <text:p>0.71</text:p>
          </table:table-cell>
          <table:table-cell table:style-name="ce8" table:formula="of:=IF([Input.Z1]&lt;&gt;&quot;&quot;;[.Y57]/[.Y61];&quot;&quot;)" office:value-type="float" office:value="0.895833333333333">
            <text:p>0.90</text:p>
          </table:table-cell>
          <table:table-cell table:style-name="ce8" table:formula="of:=IF([Input.AA1]&lt;&gt;&quot;&quot;;[.Z57]/[.Z61];&quot;&quot;)" office:value-type="float" office:value="0.191489361702128">
            <text:p>0.19</text:p>
          </table:table-cell>
          <table:table-cell table:style-name="ce8" table:formula="of:=IF([Input.AB1]&lt;&gt;&quot;&quot;;[.AA57]/[.AA61];&quot;&quot;)" office:value-type="float" office:value="0.673913043478261">
            <text:p>0.67</text:p>
          </table:table-cell>
          <table:table-cell table:style-name="ce8" table:formula="of:=IF([Input.AC1]&lt;&gt;&quot;&quot;;[.AB57]/[.AB61];&quot;&quot;)" office:value-type="float" office:value="0.583333333333333">
            <text:p>0.58</text:p>
          </table:table-cell>
          <table:table-cell table:style-name="ce8" table:formula="of:=IF([Input.AD1]&lt;&gt;&quot;&quot;;[.AC57]/[.AC61];&quot;&quot;)" office:value-type="float" office:value="0.604166666666667">
            <text:p>0.60</text:p>
          </table:table-cell>
          <table:table-cell table:style-name="ce8" table:formula="of:=IF([Input.AE1]&lt;&gt;&quot;&quot;;[.AD57]/[.AD61];&quot;&quot;)" office:value-type="float" office:value="0.395833333333333">
            <text:p>0.40</text:p>
          </table:table-cell>
          <table:table-cell table:style-name="ce8" table:formula="of:=IF([Input.AF1]&lt;&gt;&quot;&quot;;[.AE57]/[.AE61];&quot;&quot;)" office:value-type="float" office:value="0.541666666666667">
            <text:p>0.54</text:p>
          </table:table-cell>
          <table:table-cell table:style-name="ce8" table:formula="of:=IF([Input.AG1]&lt;&gt;&quot;&quot;;[.AF57]/[.AF61];&quot;&quot;)" office:value-type="float" office:value="0.75">
            <text:p>0.75</text:p>
          </table:table-cell>
          <table:table-cell table:style-name="ce8" table:formula="of:=IF([Input.AH1]&lt;&gt;&quot;&quot;;[.AG57]/[.AG61];&quot;&quot;)" office:value-type="float" office:value="0.104166666666667">
            <text:p>0.10</text:p>
          </table:table-cell>
          <table:table-cell table:style-name="ce8" table:formula="of:=IF([Input.AI1]&lt;&gt;&quot;&quot;;[.AH57]/[.AH61];&quot;&quot;)" office:value-type="float" office:value="0.531914893617021">
            <text:p>0.53</text:p>
          </table:table-cell>
          <table:table-cell table:style-name="ce8" table:formula="of:=IF([Input.AJ1]&lt;&gt;&quot;&quot;;[.AI57]/[.AI61];&quot;&quot;)" office:value-type="float" office:value="0.553191489361702">
            <text:p>0.55</text:p>
          </table:table-cell>
          <table:table-cell table:style-name="ce8" table:formula="of:=IF([Input.AK1]&lt;&gt;&quot;&quot;;[.AJ57]/[.AJ61];&quot;&quot;)" office:value-type="float" office:value="0.297872340425532">
            <text:p>0.30</text:p>
          </table:table-cell>
          <table:table-cell table:style-name="ce8" table:formula="of:=IF([Input.AL1]&lt;&gt;&quot;&quot;;[.AK57]/[.AK61];&quot;&quot;)" office:value-type="float" office:value="0.479166666666667">
            <text:p>0.48</text:p>
          </table:table-cell>
          <table:table-cell table:style-name="ce8" table:formula="of:=IF([Input.AM1]&lt;&gt;&quot;&quot;;[.AL57]/[.AL61];&quot;&quot;)" office:value-type="float" office:value="0.604166666666667">
            <text:p>0.60</text:p>
          </table:table-cell>
          <table:table-cell table:style-name="ce8" table:formula="of:=IF([Input.AN1]&lt;&gt;&quot;&quot;;[.AM57]/[.AM61];&quot;&quot;)" office:value-type="float" office:value="0.208333333333333">
            <text:p>0.21</text:p>
          </table:table-cell>
          <table:table-cell table:style-name="ce8" table:formula="of:=IF([Input.AO1]&lt;&gt;&quot;&quot;;[.AN57]/[.AN61];&quot;&quot;)" office:value-type="float" office:value="0.645833333333333">
            <text:p>0.65</text:p>
          </table:table-cell>
          <table:table-cell table:style-name="ce8" table:formula="of:=IF([Input.AP1]&lt;&gt;&quot;&quot;;[.AO57]/[.AO61];&quot;&quot;)" office:value-type="float" office:value="0.583333333333333">
            <text:p>0.58</text:p>
          </table:table-cell>
          <table:table-cell table:style-name="ce8" table:formula="of:=IF([Input.AQ1]&lt;&gt;&quot;&quot;;[.AP57]/[.AP61];&quot;&quot;)" office:value-type="float" office:value="0.170212765957447">
            <text:p>0.17</text:p>
          </table:table-cell>
          <table:table-cell table:style-name="ce8" table:formula="of:=IF([Input.AR1]&lt;&gt;&quot;&quot;;[.AQ57]/[.AQ61];&quot;&quot;)" office:value-type="float" office:value="0.5625">
            <text:p>0.56</text:p>
          </table:table-cell>
          <table:table-cell table:style-name="ce8" table:formula="of:=IF([Input.AS1]&lt;&gt;&quot;&quot;;[.AR57]/[.AR61];&quot;&quot;)" office:value-type="float" office:value="0.854166666666667">
            <text:p>0.85</text:p>
          </table:table-cell>
          <table:table-cell table:style-name="ce8" table:formula="of:=IF([Input.AT1]&lt;&gt;&quot;&quot;;[.AS57]/[.AS61];&quot;&quot;)" office:value-type="float" office:value="0.291666666666667">
            <text:p>0.29</text:p>
          </table:table-cell>
          <table:table-cell table:style-name="ce8" table:formula="of:=IF([Input.AU1]&lt;&gt;&quot;&quot;;[.AT57]/[.AT61];&quot;&quot;)" office:value-type="float" office:value="0.854166666666667">
            <text:p>0.85</text:p>
          </table:table-cell>
          <table:table-cell table:style-name="ce8" table:formula="of:=IF([Input.AV1]&lt;&gt;&quot;&quot;;[.AU57]/[.AU61];&quot;&quot;)" office:value-type="float" office:value="0.872340425531915">
            <text:p>0.87</text:p>
          </table:table-cell>
          <table:table-cell table:style-name="ce8" table:formula="of:=IF([Input.AW1]&lt;&gt;&quot;&quot;;[.AV57]/[.AV61];&quot;&quot;)" office:value-type="float" office:value="0.5">
            <text:p>0.50</text:p>
          </table:table-cell>
          <table:table-cell table:style-name="ce8" table:formula="of:=IF([Input.AX1]&lt;&gt;&quot;&quot;;[.AW57]/[.AW61];&quot;&quot;)" office:value-type="float" office:value="0.404255319148936">
            <text:p>0.40</text:p>
          </table:table-cell>
          <table:table-cell table:style-name="ce8" table:formula="of:=IF([Input.AY1]&lt;&gt;&quot;&quot;;[.AX57]/[.AX61];&quot;&quot;)" office:value-type="float" office:value="0.375">
            <text:p>0.38</text:p>
          </table:table-cell>
          <table:table-cell table:style-name="ce8" table:formula="of:=IF([Input.AZ1]&lt;&gt;&quot;&quot;;[.AY57]/[.AY61];&quot;&quot;)" office:value-type="float" office:value="0.791666666666667">
            <text:p>0.79</text:p>
          </table:table-cell>
          <table:table-cell table:number-columns-repeated="973"/>
        </table:table-row>
        <table:table-row table:style-name="ro3">
          <table:table-cell office:value-type="string">
            <text:p>Rpbis:</text:p>
          </table:table-cell>
          <table:table-cell table:formula="of:=IF([.B55]&lt;1;CORREL([.B4:.B53];[.$BA4:.$BA53]);&quot;&quot;)" office:value-type="float" office:value="0.279049573720298">
            <text:p>0.28</text:p>
          </table:table-cell>
          <table:table-cell table:formula="of:=IF([.C55]&lt;1;CORREL([.C4:.C53];[.$BA4:.$BA53]);&quot;&quot;)" office:value-type="float" office:value="0.209123574882356">
            <text:p>0.21</text:p>
          </table:table-cell>
          <table:table-cell table:formula="of:=IF([.D55]&lt;1;CORREL([.D4:.D53];[.$BA4:.$BA53]);&quot;&quot;)" office:value-type="float" office:value="0.0454783661505641">
            <text:p>0.05</text:p>
          </table:table-cell>
          <table:table-cell table:formula="of:=IF([.E55]&lt;1;CORREL([.E4:.E53];[.$BA4:.$BA53]);&quot;&quot;)" office:value-type="float" office:value="0.169623417519585">
            <text:p>0.17</text:p>
          </table:table-cell>
          <table:table-cell table:formula="of:=IF([.F55]&lt;1;CORREL([.F4:.F53];[.$BA4:.$BA53]);&quot;&quot;)" office:value-type="float" office:value="0.175899212025023">
            <text:p>0.18</text:p>
          </table:table-cell>
          <table:table-cell table:formula="of:=IF([.G55]&lt;1;CORREL([.G4:.G53];[.$BA4:.$BA53]);&quot;&quot;)" office:value-type="float" office:value="0.0416253508849758">
            <text:p>0.04</text:p>
          </table:table-cell>
          <table:table-cell table:formula="of:=IF([.H55]&lt;1;CORREL([.H4:.H53];[.$BA4:.$BA53]);&quot;&quot;)" office:value-type="float" office:value="0.101694219312957">
            <text:p>0.1</text:p>
          </table:table-cell>
          <table:table-cell table:formula="of:=IF([.I55]&lt;1;CORREL([.I4:.I53];[.$BA4:.$BA53]);&quot;&quot;)" office:value-type="float" office:value="0.129648328263946">
            <text:p>0.13</text:p>
          </table:table-cell>
          <table:table-cell table:formula="of:=IF([.J55]&lt;1;CORREL([.J4:.J53];[.$BA4:.$BA53]);&quot;&quot;)" office:value-type="float" office:value="0.162761623511826">
            <text:p>0.16</text:p>
          </table:table-cell>
          <table:table-cell table:formula="of:=IF([.K55]&lt;1;CORREL([.K4:.K53];[.$BA4:.$BA53]);&quot;&quot;)" office:value-type="float" office:value="0.515291582311567">
            <text:p>0.52</text:p>
          </table:table-cell>
          <table:table-cell table:formula="of:=IF([.L55]&lt;1;CORREL([.L4:.L53];[.$BA4:.$BA53]);&quot;&quot;)" office:value-type="float" office:value="0.139528772232243">
            <text:p>0.14</text:p>
          </table:table-cell>
          <table:table-cell table:formula="of:=IF([.M55]&lt;1;CORREL([.M4:.M53];[.$BA4:.$BA53]);&quot;&quot;)" office:value-type="float" office:value="0.286771424774344">
            <text:p>0.29</text:p>
          </table:table-cell>
          <table:table-cell table:formula="of:=IF([.N55]&lt;1;CORREL([.N4:.N53];[.$BA4:.$BA53]);&quot;&quot;)" office:value-type="float" office:value="-0.159012887670621">
            <text:p>-0.16</text:p>
          </table:table-cell>
          <table:table-cell table:formula="of:=IF([.O55]&lt;1;CORREL([.O4:.O53];[.$BA4:.$BA53]);&quot;&quot;)" office:value-type="float" office:value="0.390465675336103">
            <text:p>0.39</text:p>
          </table:table-cell>
          <table:table-cell table:formula="of:=IF([.P55]&lt;1;CORREL([.P4:.P53];[.$BA4:.$BA53]);&quot;&quot;)" office:value-type="float" office:value="0.266040617391718">
            <text:p>0.27</text:p>
          </table:table-cell>
          <table:table-cell table:formula="of:=IF([.Q55]&lt;1;CORREL([.Q4:.Q53];[.$BA4:.$BA53]);&quot;&quot;)" office:value-type="float" office:value="0.156100202658724">
            <text:p>0.16</text:p>
          </table:table-cell>
          <table:table-cell table:formula="of:=IF([.R55]&lt;1;CORREL([.R4:.R53];[.$BA4:.$BA53]);&quot;&quot;)" office:value-type="float" office:value="-0.0144194445231319">
            <text:p>-0.01</text:p>
          </table:table-cell>
          <table:table-cell table:formula="of:=IF([.S55]&lt;1;CORREL([.S4:.S53];[.$BA4:.$BA53]);&quot;&quot;)" office:value-type="float" office:value="0.0549484310274711">
            <text:p>0.05</text:p>
          </table:table-cell>
          <table:table-cell table:formula="of:=IF([.T55]&lt;1;CORREL([.T4:.T53];[.$BA4:.$BA53]);&quot;&quot;)" office:value-type="float" office:value="0.198988334419222">
            <text:p>0.2</text:p>
          </table:table-cell>
          <table:table-cell table:formula="of:=IF([.U55]&lt;1;CORREL([.U4:.U53];[.$BA4:.$BA53]);&quot;&quot;)" office:value-type="float" office:value="0.436993092399638">
            <text:p>0.44</text:p>
          </table:table-cell>
          <table:table-cell table:formula="of:=IF([.V55]&lt;1;CORREL([.V4:.V53];[.$BA4:.$BA53]);&quot;&quot;)" office:value-type="float" office:value="0.488451569653979">
            <text:p>0.49</text:p>
          </table:table-cell>
          <table:table-cell table:formula="of:=IF([.W55]&lt;1;CORREL([.W4:.W53];[.$BA4:.$BA53]);&quot;&quot;)" office:value-type="float" office:value="0.379760709220422">
            <text:p>0.38</text:p>
          </table:table-cell>
          <table:table-cell table:formula="of:=IF([.X55]&lt;1;CORREL([.X4:.X53];[.$BA4:.$BA53]);&quot;&quot;)" office:value-type="float" office:value="0.407164460967535">
            <text:p>0.41</text:p>
          </table:table-cell>
          <table:table-cell table:formula="of:=IF([.Y55]&lt;1;CORREL([.Y4:.Y53];[.$BA4:.$BA53]);&quot;&quot;)" office:value-type="float" office:value="0.120608323491485">
            <text:p>0.12</text:p>
          </table:table-cell>
          <table:table-cell table:formula="of:=IF([.Z55]&lt;1;CORREL([.Z4:.Z53];[.$BA4:.$BA53]);&quot;&quot;)" office:value-type="float" office:value="0.656636845316287">
            <text:p>0.66</text:p>
          </table:table-cell>
          <table:table-cell table:formula="of:=IF([.AA55]&lt;1;CORREL([.AA4:.AA53];[.$BA4:.$BA53]);&quot;&quot;)" office:value-type="float" office:value="0.0877455048395647">
            <text:p>0.09</text:p>
          </table:table-cell>
          <table:table-cell table:formula="of:=IF([.AB55]&lt;1;CORREL([.AB4:.AB53];[.$BA4:.$BA53]);&quot;&quot;)" office:value-type="float" office:value="0.162992883482624">
            <text:p>0.16</text:p>
          </table:table-cell>
          <table:table-cell table:formula="of:=IF([.AC55]&lt;1;CORREL([.AC4:.AC53];[.$BA4:.$BA53]);&quot;&quot;)" office:value-type="float" office:value="0.271062328207842">
            <text:p>0.27</text:p>
          </table:table-cell>
          <table:table-cell table:formula="of:=IF([.AD55]&lt;1;CORREL([.AD4:.AD53];[.$BA4:.$BA53]);&quot;&quot;)" office:value-type="float" office:value="0.0715325395095008">
            <text:p>0.07</text:p>
          </table:table-cell>
          <table:table-cell table:formula="of:=IF([.AE55]&lt;1;CORREL([.AE4:.AE53];[.$BA4:.$BA53]);&quot;&quot;)" office:value-type="float" office:value="0.370183226878778">
            <text:p>0.37</text:p>
          </table:table-cell>
          <table:table-cell table:formula="of:=IF([.AF55]&lt;1;CORREL([.AF4:.AF53];[.$BA4:.$BA53]);&quot;&quot;)" office:value-type="float" office:value="0.3159800098848">
            <text:p>0.32</text:p>
          </table:table-cell>
          <table:table-cell table:formula="of:=IF([.AG55]&lt;1;CORREL([.AG4:.AG53];[.$BA4:.$BA53]);&quot;&quot;)" office:value-type="float" office:value="0.330339850236677">
            <text:p>0.33</text:p>
          </table:table-cell>
          <table:table-cell table:formula="of:=IF([.AH55]&lt;1;CORREL([.AH4:.AH53];[.$BA4:.$BA53]);&quot;&quot;)" office:value-type="float" office:value="0.298980610377942">
            <text:p>0.3</text:p>
          </table:table-cell>
          <table:table-cell table:formula="of:=IF([.AI55]&lt;1;CORREL([.AI4:.AI53];[.$BA4:.$BA53]);&quot;&quot;)" office:value-type="float" office:value="0.267317218940073">
            <text:p>0.27</text:p>
          </table:table-cell>
          <table:table-cell table:formula="of:=IF([.AJ55]&lt;1;CORREL([.AJ4:.AJ53];[.$BA4:.$BA53]);&quot;&quot;)" office:value-type="float" office:value="0.449328611142479">
            <text:p>0.45</text:p>
          </table:table-cell>
          <table:table-cell table:formula="of:=IF([.AK55]&lt;1;CORREL([.AK4:.AK53];[.$BA4:.$BA53]);&quot;&quot;)" office:value-type="float" office:value="0.406013684777969">
            <text:p>0.41</text:p>
          </table:table-cell>
          <table:table-cell table:formula="of:=IF([.AL55]&lt;1;CORREL([.AL4:.AL53];[.$BA4:.$BA53]);&quot;&quot;)" office:value-type="float" office:value="0.362420959599134">
            <text:p>0.36</text:p>
          </table:table-cell>
          <table:table-cell table:formula="of:=IF([.AM55]&lt;1;CORREL([.AM4:.AM53];[.$BA4:.$BA53]);&quot;&quot;)" office:value-type="float" office:value="0.396113692258781">
            <text:p>0.4</text:p>
          </table:table-cell>
          <table:table-cell table:formula="of:=IF([.AN55]&lt;1;CORREL([.AN4:.AN53];[.$BA4:.$BA53]);&quot;&quot;)" office:value-type="float" office:value="0.402044495190542">
            <text:p>0.4</text:p>
          </table:table-cell>
          <table:table-cell table:formula="of:=IF([.AO55]&lt;1;CORREL([.AO4:.AO53];[.$BA4:.$BA53]);&quot;&quot;)" office:value-type="float" office:value="0.449961048996431">
            <text:p>0.45</text:p>
          </table:table-cell>
          <table:table-cell table:formula="of:=IF([.AP55]&lt;1;CORREL([.AP4:.AP53];[.$BA4:.$BA53]);&quot;&quot;)" office:value-type="float" office:value="0.305879132710133">
            <text:p>0.31</text:p>
          </table:table-cell>
          <table:table-cell table:formula="of:=IF([.AQ55]&lt;1;CORREL([.AQ4:.AQ53];[.$BA4:.$BA53]);&quot;&quot;)" office:value-type="float" office:value="0.199352440295027">
            <text:p>0.2</text:p>
          </table:table-cell>
          <table:table-cell table:formula="of:=IF([.AR55]&lt;1;CORREL([.AR4:.AR53];[.$BA4:.$BA53]);&quot;&quot;)" office:value-type="float" office:value="0.146144877605608">
            <text:p>0.15</text:p>
          </table:table-cell>
          <table:table-cell table:formula="of:=IF([.AS55]&lt;1;CORREL([.AS4:.AS53];[.$BA4:.$BA53]);&quot;&quot;)" office:value-type="float" office:value="0.330031880767482">
            <text:p>0.33</text:p>
          </table:table-cell>
          <table:table-cell table:formula="of:=IF([.AT55]&lt;1;CORREL([.AT4:.AT53];[.$BA4:.$BA53]);&quot;&quot;)" office:value-type="float" office:value="0.325474531930685">
            <text:p>0.33</text:p>
          </table:table-cell>
          <table:table-cell table:formula="of:=IF([.AU55]&lt;1;CORREL([.AU4:.AU53];[.$BA4:.$BA53]);&quot;&quot;)" office:value-type="float" office:value="-0.0283948586595241">
            <text:p>-0.03</text:p>
          </table:table-cell>
          <table:table-cell table:formula="of:=IF([.AV55]&lt;1;CORREL([.AV4:.AV53];[.$BA4:.$BA53]);&quot;&quot;)" office:value-type="float" office:value="0.487724078230295">
            <text:p>0.49</text:p>
          </table:table-cell>
          <table:table-cell table:formula="of:=IF([.AW55]&lt;1;CORREL([.AW4:.AW53];[.$BA4:.$BA53]);&quot;&quot;)" office:value-type="float" office:value="0.190270361508527">
            <text:p>0.19</text:p>
          </table:table-cell>
          <table:table-cell table:formula="of:=IF([.AX55]&lt;1;CORREL([.AX4:.AX53];[.$BA4:.$BA53]);&quot;&quot;)" office:value-type="float" office:value="0.248975742099413">
            <text:p>0.25</text:p>
          </table:table-cell>
          <table:table-cell table:formula="of:=IF([.AY55]&lt;1;CORREL([.AY4:.AY53];[.$BA4:.$BA53]);&quot;&quot;)" office:value-type="float" office:value="0.337288708066059">
            <text:p>0.34</text:p>
          </table:table-cell>
          <table:table-cell table:number-columns-repeated="973"/>
        </table:table-row>
        <table:table-row table:style-name="ro2">
          <table:table-cell office:value-type="string">
            <text:p>Number correct</text:p>
          </table:table-cell>
          <table:table-cell table:formula="of:=IF([.B61]&gt;0;COUNTIF([.B4:.B53];1);&quot;&quot;)" office:value-type="float" office:value="43">
            <text:p>43</text:p>
          </table:table-cell>
          <table:table-cell table:formula="of:=IF([.C61]&gt;0;COUNTIF([.C4:.C53];1);&quot;&quot;)" office:value-type="float" office:value="14">
            <text:p>14</text:p>
          </table:table-cell>
          <table:table-cell table:formula="of:=IF([.D61]&gt;0;COUNTIF([.D4:.D53];1);&quot;&quot;)" office:value-type="float" office:value="29">
            <text:p>29</text:p>
          </table:table-cell>
          <table:table-cell table:formula="of:=IF([.E61]&gt;0;COUNTIF([.E4:.E53];1);&quot;&quot;)" office:value-type="float" office:value="34">
            <text:p>34</text:p>
          </table:table-cell>
          <table:table-cell table:formula="of:=IF([.F61]&gt;0;COUNTIF([.F4:.F53];1);&quot;&quot;)" office:value-type="float" office:value="21">
            <text:p>21</text:p>
          </table:table-cell>
          <table:table-cell table:formula="of:=IF([.G61]&gt;0;COUNTIF([.G4:.G53];1);&quot;&quot;)" office:value-type="float" office:value="8">
            <text:p>8</text:p>
          </table:table-cell>
          <table:table-cell table:formula="of:=IF([.H61]&gt;0;COUNTIF([.H4:.H53];1);&quot;&quot;)" office:value-type="float" office:value="28">
            <text:p>28</text:p>
          </table:table-cell>
          <table:table-cell table:formula="of:=IF([.I61]&gt;0;COUNTIF([.I4:.I53];1);&quot;&quot;)" office:value-type="float" office:value="20">
            <text:p>20</text:p>
          </table:table-cell>
          <table:table-cell table:formula="of:=IF([.J61]&gt;0;COUNTIF([.J4:.J53];1);&quot;&quot;)" office:value-type="float" office:value="28">
            <text:p>28</text:p>
          </table:table-cell>
          <table:table-cell table:formula="of:=IF([.K61]&gt;0;COUNTIF([.K4:.K53];1);&quot;&quot;)" office:value-type="float" office:value="10">
            <text:p>10</text:p>
          </table:table-cell>
          <table:table-cell table:formula="of:=IF([.L61]&gt;0;COUNTIF([.L4:.L53];1);&quot;&quot;)" office:value-type="float" office:value="32">
            <text:p>32</text:p>
          </table:table-cell>
          <table:table-cell table:formula="of:=IF([.M61]&gt;0;COUNTIF([.M4:.M53];1);&quot;&quot;)" office:value-type="float" office:value="23">
            <text:p>23</text:p>
          </table:table-cell>
          <table:table-cell table:formula="of:=IF([.N61]&gt;0;COUNTIF([.N4:.N53];1);&quot;&quot;)" office:value-type="float" office:value="42">
            <text:p>42</text:p>
          </table:table-cell>
          <table:table-cell table:formula="of:=IF([.O61]&gt;0;COUNTIF([.O4:.O53];1);&quot;&quot;)" office:value-type="float" office:value="47">
            <text:p>47</text:p>
          </table:table-cell>
          <table:table-cell table:formula="of:=IF([.P61]&gt;0;COUNTIF([.P4:.P53];1);&quot;&quot;)" office:value-type="float" office:value="44">
            <text:p>44</text:p>
          </table:table-cell>
          <table:table-cell table:formula="of:=IF([.Q61]&gt;0;COUNTIF([.Q4:.Q53];1);&quot;&quot;)" office:value-type="float" office:value="11">
            <text:p>11</text:p>
          </table:table-cell>
          <table:table-cell table:formula="of:=IF([.R61]&gt;0;COUNTIF([.R4:.R53];1);&quot;&quot;)" office:value-type="float" office:value="3">
            <text:p>3</text:p>
          </table:table-cell>
          <table:table-cell table:formula="of:=IF([.S61]&gt;0;COUNTIF([.S4:.S53];1);&quot;&quot;)" office:value-type="float" office:value="34">
            <text:p>34</text:p>
          </table:table-cell>
          <table:table-cell table:formula="of:=IF([.T61]&gt;0;COUNTIF([.T4:.T53];1);&quot;&quot;)" office:value-type="float" office:value="45">
            <text:p>45</text:p>
          </table:table-cell>
          <table:table-cell table:formula="of:=IF([.U61]&gt;0;COUNTIF([.U4:.U53];1);&quot;&quot;)" office:value-type="float" office:value="39">
            <text:p>39</text:p>
          </table:table-cell>
          <table:table-cell table:formula="of:=IF([.V61]&gt;0;COUNTIF([.V4:.V53];1);&quot;&quot;)" office:value-type="float" office:value="32">
            <text:p>32</text:p>
          </table:table-cell>
          <table:table-cell table:formula="of:=IF([.W61]&gt;0;COUNTIF([.W4:.W53];1);&quot;&quot;)" office:value-type="float" office:value="39">
            <text:p>39</text:p>
          </table:table-cell>
          <table:table-cell table:formula="of:=IF([.X61]&gt;0;COUNTIF([.X4:.X53];1);&quot;&quot;)" office:value-type="float" office:value="34">
            <text:p>34</text:p>
          </table:table-cell>
          <table:table-cell table:formula="of:=IF([.Y61]&gt;0;COUNTIF([.Y4:.Y53];1);&quot;&quot;)" office:value-type="float" office:value="43">
            <text:p>43</text:p>
          </table:table-cell>
          <table:table-cell table:formula="of:=IF([.Z61]&gt;0;COUNTIF([.Z4:.Z53];1);&quot;&quot;)" office:value-type="float" office:value="9">
            <text:p>9</text:p>
          </table:table-cell>
          <table:table-cell table:formula="of:=IF([.AA61]&gt;0;COUNTIF([.AA4:.AA53];1);&quot;&quot;)" office:value-type="float" office:value="31">
            <text:p>31</text:p>
          </table:table-cell>
          <table:table-cell table:formula="of:=IF([.AB61]&gt;0;COUNTIF([.AB4:.AB53];1);&quot;&quot;)" office:value-type="float" office:value="28">
            <text:p>28</text:p>
          </table:table-cell>
          <table:table-cell table:formula="of:=IF([.AC61]&gt;0;COUNTIF([.AC4:.AC53];1);&quot;&quot;)" office:value-type="float" office:value="29">
            <text:p>29</text:p>
          </table:table-cell>
          <table:table-cell table:formula="of:=IF([.AD61]&gt;0;COUNTIF([.AD4:.AD53];1);&quot;&quot;)" office:value-type="float" office:value="19">
            <text:p>19</text:p>
          </table:table-cell>
          <table:table-cell table:formula="of:=IF([.AE61]&gt;0;COUNTIF([.AE4:.AE53];1);&quot;&quot;)" office:value-type="float" office:value="26">
            <text:p>26</text:p>
          </table:table-cell>
          <table:table-cell table:formula="of:=IF([.AF61]&gt;0;COUNTIF([.AF4:.AF53];1);&quot;&quot;)" office:value-type="float" office:value="36">
            <text:p>36</text:p>
          </table:table-cell>
          <table:table-cell table:formula="of:=IF([.AG61]&gt;0;COUNTIF([.AG4:.AG53];1);&quot;&quot;)" office:value-type="float" office:value="5">
            <text:p>5</text:p>
          </table:table-cell>
          <table:table-cell table:formula="of:=IF([.AH61]&gt;0;COUNTIF([.AH4:.AH53];1);&quot;&quot;)" office:value-type="float" office:value="25">
            <text:p>25</text:p>
          </table:table-cell>
          <table:table-cell table:formula="of:=IF([.AI61]&gt;0;COUNTIF([.AI4:.AI53];1);&quot;&quot;)" office:value-type="float" office:value="26">
            <text:p>26</text:p>
          </table:table-cell>
          <table:table-cell table:formula="of:=IF([.AJ61]&gt;0;COUNTIF([.AJ4:.AJ53];1);&quot;&quot;)" office:value-type="float" office:value="14">
            <text:p>14</text:p>
          </table:table-cell>
          <table:table-cell table:formula="of:=IF([.AK61]&gt;0;COUNTIF([.AK4:.AK53];1);&quot;&quot;)" office:value-type="float" office:value="23">
            <text:p>23</text:p>
          </table:table-cell>
          <table:table-cell table:formula="of:=IF([.AL61]&gt;0;COUNTIF([.AL4:.AL53];1);&quot;&quot;)" office:value-type="float" office:value="29">
            <text:p>29</text:p>
          </table:table-cell>
          <table:table-cell table:formula="of:=IF([.AM61]&gt;0;COUNTIF([.AM4:.AM53];1);&quot;&quot;)" office:value-type="float" office:value="10">
            <text:p>10</text:p>
          </table:table-cell>
          <table:table-cell table:formula="of:=IF([.AN61]&gt;0;COUNTIF([.AN4:.AN53];1);&quot;&quot;)" office:value-type="float" office:value="31">
            <text:p>31</text:p>
          </table:table-cell>
          <table:table-cell table:formula="of:=IF([.AO61]&gt;0;COUNTIF([.AO4:.AO53];1);&quot;&quot;)" office:value-type="float" office:value="28">
            <text:p>28</text:p>
          </table:table-cell>
          <table:table-cell table:formula="of:=IF([.AP61]&gt;0;COUNTIF([.AP4:.AP53];1);&quot;&quot;)" office:value-type="float" office:value="8">
            <text:p>8</text:p>
          </table:table-cell>
          <table:table-cell table:formula="of:=IF([.AQ61]&gt;0;COUNTIF([.AQ4:.AQ53];1);&quot;&quot;)" office:value-type="float" office:value="27">
            <text:p>27</text:p>
          </table:table-cell>
          <table:table-cell table:formula="of:=IF([.AR61]&gt;0;COUNTIF([.AR4:.AR53];1);&quot;&quot;)" office:value-type="float" office:value="41">
            <text:p>41</text:p>
          </table:table-cell>
          <table:table-cell table:formula="of:=IF([.AS61]&gt;0;COUNTIF([.AS4:.AS53];1);&quot;&quot;)" office:value-type="float" office:value="14">
            <text:p>14</text:p>
          </table:table-cell>
          <table:table-cell table:formula="of:=IF([.AT61]&gt;0;COUNTIF([.AT4:.AT53];1);&quot;&quot;)" office:value-type="float" office:value="41">
            <text:p>41</text:p>
          </table:table-cell>
          <table:table-cell table:formula="of:=IF([.AU61]&gt;0;COUNTIF([.AU4:.AU53];1);&quot;&quot;)" office:value-type="float" office:value="41">
            <text:p>41</text:p>
          </table:table-cell>
          <table:table-cell table:formula="of:=IF([.AV61]&gt;0;COUNTIF([.AV4:.AV53];1);&quot;&quot;)" office:value-type="float" office:value="24">
            <text:p>24</text:p>
          </table:table-cell>
          <table:table-cell table:formula="of:=IF([.AW61]&gt;0;COUNTIF([.AW4:.AW53];1);&quot;&quot;)" office:value-type="float" office:value="19">
            <text:p>19</text:p>
          </table:table-cell>
          <table:table-cell table:formula="of:=IF([.AX61]&gt;0;COUNTIF([.AX4:.AX53];1);&quot;&quot;)" office:value-type="float" office:value="18">
            <text:p>18</text:p>
          </table:table-cell>
          <table:table-cell table:formula="of:=IF([.AY61]&gt;0;COUNTIF([.AY4:.AY53];1);&quot;&quot;)" office:value-type="float" office:value="38">
            <text:p>38</text:p>
          </table:table-cell>
          <table:table-cell table:number-columns-repeated="973"/>
        </table:table-row>
        <table:table-row table:style-name="ro2">
          <table:table-cell office:value-type="string">
            <text:p>Number incorrect</text:p>
          </table:table-cell>
          <table:table-cell table:formula="of:=IF([.B61]&gt;0;COUNTIF([.B4:.B53];0);&quot;&quot;)" office:value-type="float" office:value="5">
            <text:p>5</text:p>
          </table:table-cell>
          <table:table-cell table:formula="of:=IF([.C61]&gt;0;COUNTIF([.C4:.C53];0);&quot;&quot;)" office:value-type="float" office:value="32">
            <text:p>32</text:p>
          </table:table-cell>
          <table:table-cell table:formula="of:=IF([.D61]&gt;0;COUNTIF([.D4:.D53];0);&quot;&quot;)" office:value-type="float" office:value="17">
            <text:p>17</text:p>
          </table:table-cell>
          <table:table-cell table:formula="of:=IF([.E61]&gt;0;COUNTIF([.E4:.E53];0);&quot;&quot;)" office:value-type="float" office:value="14">
            <text:p>14</text:p>
          </table:table-cell>
          <table:table-cell table:formula="of:=IF([.F61]&gt;0;COUNTIF([.F4:.F53];0);&quot;&quot;)" office:value-type="float" office:value="27">
            <text:p>27</text:p>
          </table:table-cell>
          <table:table-cell table:formula="of:=IF([.G61]&gt;0;COUNTIF([.G4:.G53];0);&quot;&quot;)" office:value-type="float" office:value="40">
            <text:p>40</text:p>
          </table:table-cell>
          <table:table-cell table:formula="of:=IF([.H61]&gt;0;COUNTIF([.H4:.H53];0);&quot;&quot;)" office:value-type="float" office:value="13">
            <text:p>13</text:p>
          </table:table-cell>
          <table:table-cell table:formula="of:=IF([.I61]&gt;0;COUNTIF([.I4:.I53];0);&quot;&quot;)" office:value-type="float" office:value="21">
            <text:p>21</text:p>
          </table:table-cell>
          <table:table-cell table:formula="of:=IF([.J61]&gt;0;COUNTIF([.J4:.J53];0);&quot;&quot;)" office:value-type="float" office:value="18">
            <text:p>18</text:p>
          </table:table-cell>
          <table:table-cell table:formula="of:=IF([.K61]&gt;0;COUNTIF([.K4:.K53];0);&quot;&quot;)" office:value-type="float" office:value="38">
            <text:p>38</text:p>
          </table:table-cell>
          <table:table-cell table:formula="of:=IF([.L61]&gt;0;COUNTIF([.L4:.L53];0);&quot;&quot;)" office:value-type="float" office:value="16">
            <text:p>16</text:p>
          </table:table-cell>
          <table:table-cell table:formula="of:=IF([.M61]&gt;0;COUNTIF([.M4:.M53];0);&quot;&quot;)" office:value-type="float" office:value="25">
            <text:p>25</text:p>
          </table:table-cell>
          <table:table-cell table:formula="of:=IF([.N61]&gt;0;COUNTIF([.N4:.N53];0);&quot;&quot;)" office:value-type="float" office:value="6">
            <text:p>6</text:p>
          </table:table-cell>
          <table:table-cell table:formula="of:=IF([.O61]&gt;0;COUNTIF([.O4:.O53];0);&quot;&quot;)" office:value-type="float" office:value="1">
            <text:p>1</text:p>
          </table:table-cell>
          <table:table-cell table:formula="of:=IF([.P61]&gt;0;COUNTIF([.P4:.P53];0);&quot;&quot;)" office:value-type="float" office:value="3">
            <text:p>3</text:p>
          </table:table-cell>
          <table:table-cell table:formula="of:=IF([.Q61]&gt;0;COUNTIF([.Q4:.Q53];0);&quot;&quot;)" office:value-type="float" office:value="35">
            <text:p>35</text:p>
          </table:table-cell>
          <table:table-cell table:formula="of:=IF([.R61]&gt;0;COUNTIF([.R4:.R53];0);&quot;&quot;)" office:value-type="float" office:value="45">
            <text:p>45</text:p>
          </table:table-cell>
          <table:table-cell table:formula="of:=IF([.S61]&gt;0;COUNTIF([.S4:.S53];0);&quot;&quot;)" office:value-type="float" office:value="14">
            <text:p>14</text:p>
          </table:table-cell>
          <table:table-cell table:formula="of:=IF([.T61]&gt;0;COUNTIF([.T4:.T53];0);&quot;&quot;)" office:value-type="float" office:value="3">
            <text:p>3</text:p>
          </table:table-cell>
          <table:table-cell table:formula="of:=IF([.U61]&gt;0;COUNTIF([.U4:.U53];0);&quot;&quot;)" office:value-type="float" office:value="9">
            <text:p>9</text:p>
          </table:table-cell>
          <table:table-cell table:formula="of:=IF([.V61]&gt;0;COUNTIF([.V4:.V53];0);&quot;&quot;)" office:value-type="float" office:value="15">
            <text:p>15</text:p>
          </table:table-cell>
          <table:table-cell table:formula="of:=IF([.W61]&gt;0;COUNTIF([.W4:.W53];0);&quot;&quot;)" office:value-type="float" office:value="9">
            <text:p>9</text:p>
          </table:table-cell>
          <table:table-cell table:formula="of:=IF([.X61]&gt;0;COUNTIF([.X4:.X53];0);&quot;&quot;)" office:value-type="float" office:value="14">
            <text:p>14</text:p>
          </table:table-cell>
          <table:table-cell table:formula="of:=IF([.Y61]&gt;0;COUNTIF([.Y4:.Y53];0);&quot;&quot;)" office:value-type="float" office:value="5">
            <text:p>5</text:p>
          </table:table-cell>
          <table:table-cell table:formula="of:=IF([.Z61]&gt;0;COUNTIF([.Z4:.Z53];0);&quot;&quot;)" office:value-type="float" office:value="38">
            <text:p>38</text:p>
          </table:table-cell>
          <table:table-cell table:formula="of:=IF([.AA61]&gt;0;COUNTIF([.AA4:.AA53];0);&quot;&quot;)" office:value-type="float" office:value="15">
            <text:p>15</text:p>
          </table:table-cell>
          <table:table-cell table:formula="of:=IF([.AB61]&gt;0;COUNTIF([.AB4:.AB53];0);&quot;&quot;)" office:value-type="float" office:value="20">
            <text:p>20</text:p>
          </table:table-cell>
          <table:table-cell table:formula="of:=IF([.AC61]&gt;0;COUNTIF([.AC4:.AC53];0);&quot;&quot;)" office:value-type="float" office:value="19">
            <text:p>19</text:p>
          </table:table-cell>
          <table:table-cell table:formula="of:=IF([.AD61]&gt;0;COUNTIF([.AD4:.AD53];0);&quot;&quot;)" office:value-type="float" office:value="29">
            <text:p>29</text:p>
          </table:table-cell>
          <table:table-cell table:formula="of:=IF([.AE61]&gt;0;COUNTIF([.AE4:.AE53];0);&quot;&quot;)" office:value-type="float" office:value="22">
            <text:p>22</text:p>
          </table:table-cell>
          <table:table-cell table:formula="of:=IF([.AF61]&gt;0;COUNTIF([.AF4:.AF53];0);&quot;&quot;)" office:value-type="float" office:value="12">
            <text:p>12</text:p>
          </table:table-cell>
          <table:table-cell table:formula="of:=IF([.AG61]&gt;0;COUNTIF([.AG4:.AG53];0);&quot;&quot;)" office:value-type="float" office:value="43">
            <text:p>43</text:p>
          </table:table-cell>
          <table:table-cell table:formula="of:=IF([.AH61]&gt;0;COUNTIF([.AH4:.AH53];0);&quot;&quot;)" office:value-type="float" office:value="22">
            <text:p>22</text:p>
          </table:table-cell>
          <table:table-cell table:formula="of:=IF([.AI61]&gt;0;COUNTIF([.AI4:.AI53];0);&quot;&quot;)" office:value-type="float" office:value="21">
            <text:p>21</text:p>
          </table:table-cell>
          <table:table-cell table:formula="of:=IF([.AJ61]&gt;0;COUNTIF([.AJ4:.AJ53];0);&quot;&quot;)" office:value-type="float" office:value="33">
            <text:p>33</text:p>
          </table:table-cell>
          <table:table-cell table:formula="of:=IF([.AK61]&gt;0;COUNTIF([.AK4:.AK53];0);&quot;&quot;)" office:value-type="float" office:value="25">
            <text:p>25</text:p>
          </table:table-cell>
          <table:table-cell table:formula="of:=IF([.AL61]&gt;0;COUNTIF([.AL4:.AL53];0);&quot;&quot;)" office:value-type="float" office:value="19">
            <text:p>19</text:p>
          </table:table-cell>
          <table:table-cell table:formula="of:=IF([.AM61]&gt;0;COUNTIF([.AM4:.AM53];0);&quot;&quot;)" office:value-type="float" office:value="38">
            <text:p>38</text:p>
          </table:table-cell>
          <table:table-cell table:formula="of:=IF([.AN61]&gt;0;COUNTIF([.AN4:.AN53];0);&quot;&quot;)" office:value-type="float" office:value="17">
            <text:p>17</text:p>
          </table:table-cell>
          <table:table-cell table:formula="of:=IF([.AO61]&gt;0;COUNTIF([.AO4:.AO53];0);&quot;&quot;)" office:value-type="float" office:value="20">
            <text:p>20</text:p>
          </table:table-cell>
          <table:table-cell table:formula="of:=IF([.AP61]&gt;0;COUNTIF([.AP4:.AP53];0);&quot;&quot;)" office:value-type="float" office:value="39">
            <text:p>39</text:p>
          </table:table-cell>
          <table:table-cell table:formula="of:=IF([.AQ61]&gt;0;COUNTIF([.AQ4:.AQ53];0);&quot;&quot;)" office:value-type="float" office:value="21">
            <text:p>21</text:p>
          </table:table-cell>
          <table:table-cell table:formula="of:=IF([.AR61]&gt;0;COUNTIF([.AR4:.AR53];0);&quot;&quot;)" office:value-type="float" office:value="7">
            <text:p>7</text:p>
          </table:table-cell>
          <table:table-cell table:formula="of:=IF([.AS61]&gt;0;COUNTIF([.AS4:.AS53];0);&quot;&quot;)" office:value-type="float" office:value="34">
            <text:p>34</text:p>
          </table:table-cell>
          <table:table-cell table:formula="of:=IF([.AT61]&gt;0;COUNTIF([.AT4:.AT53];0);&quot;&quot;)" office:value-type="float" office:value="7">
            <text:p>7</text:p>
          </table:table-cell>
          <table:table-cell table:formula="of:=IF([.AU61]&gt;0;COUNTIF([.AU4:.AU53];0);&quot;&quot;)" office:value-type="float" office:value="6">
            <text:p>6</text:p>
          </table:table-cell>
          <table:table-cell table:formula="of:=IF([.AV61]&gt;0;COUNTIF([.AV4:.AV53];0);&quot;&quot;)" office:value-type="float" office:value="24">
            <text:p>24</text:p>
          </table:table-cell>
          <table:table-cell table:formula="of:=IF([.AW61]&gt;0;COUNTIF([.AW4:.AW53];0);&quot;&quot;)" office:value-type="float" office:value="28">
            <text:p>28</text:p>
          </table:table-cell>
          <table:table-cell table:formula="of:=IF([.AX61]&gt;0;COUNTIF([.AX4:.AX53];0);&quot;&quot;)" office:value-type="float" office:value="30">
            <text:p>30</text:p>
          </table:table-cell>
          <table:table-cell table:formula="of:=IF([.AY61]&gt;0;COUNTIF([.AY4:.AY53];0);&quot;&quot;)" office:value-type="float" office:value="10">
            <text:p>10</text:p>
          </table:table-cell>
          <table:table-cell table:number-columns-repeated="973"/>
        </table:table-row>
        <table:table-row table:style-name="ro2">
          <table:table-cell office:value-type="string">
            <text:p>Mean score correct</text:p>
          </table:table-cell>
          <table:table-cell table:formula="of:=IF([.B61]&gt;0;IF([.B57]&gt;0;(SUMIF([.B$4:.B$53];1;[.$BA$4:.$BA$53])/[.B57]);&quot;&quot;);&quot;&quot;)" office:value-type="float" office:value="28.5116279069767">
            <text:p>28.51</text:p>
          </table:table-cell>
          <table:table-cell table:formula="of:=IF([.C61]&gt;0;IF([.C57]&gt;0;(SUMIF([.C$4:.C$53];1;[.$BA$4:.$BA$53])/[.C57]);&quot;&quot;);&quot;&quot;)" office:value-type="float" office:value="29.5">
            <text:p>29.5</text:p>
          </table:table-cell>
          <table:table-cell table:formula="of:=IF([.D61]&gt;0;IF([.D57]&gt;0;(SUMIF([.D$4:.D$53];1;[.$BA$4:.$BA$53])/[.D57]);&quot;&quot;);&quot;&quot;)" office:value-type="float" office:value="28.2413793103448">
            <text:p>28.24</text:p>
          </table:table-cell>
          <table:table-cell table:formula="of:=IF([.E61]&gt;0;IF([.E57]&gt;0;(SUMIF([.E$4:.E$53];1;[.$BA$4:.$BA$53])/[.E57]);&quot;&quot;);&quot;&quot;)" office:value-type="float" office:value="28.5882352941176">
            <text:p>28.59</text:p>
          </table:table-cell>
          <table:table-cell table:formula="of:=IF([.F61]&gt;0;IF([.F57]&gt;0;(SUMIF([.F$4:.F$53];1;[.$BA$4:.$BA$53])/[.F57]);&quot;&quot;);&quot;&quot;)" office:value-type="float" office:value="29.0952380952381">
            <text:p>29.1</text:p>
          </table:table-cell>
          <table:table-cell table:formula="of:=IF([.G61]&gt;0;IF([.G57]&gt;0;(SUMIF([.G$4:.G$53];1;[.$BA$4:.$BA$53])/[.G57]);&quot;&quot;);&quot;&quot;)" office:value-type="float" office:value="28.5">
            <text:p>28.5</text:p>
          </table:table-cell>
          <table:table-cell table:formula="of:=IF([.H61]&gt;0;IF([.H57]&gt;0;(SUMIF([.H$4:.H$53];1;[.$BA$4:.$BA$53])/[.H57]);&quot;&quot;);&quot;&quot;)" office:value-type="float" office:value="29.2142857142857">
            <text:p>29.21</text:p>
          </table:table-cell>
          <table:table-cell table:formula="of:=IF([.I61]&gt;0;IF([.I57]&gt;0;(SUMIF([.I$4:.I$53];1;[.$BA$4:.$BA$53])/[.I57]);&quot;&quot;);&quot;&quot;)" office:value-type="float" office:value="29.5">
            <text:p>29.5</text:p>
          </table:table-cell>
          <table:table-cell table:formula="of:=IF([.J61]&gt;0;IF([.J57]&gt;0;(SUMIF([.J$4:.J$53];1;[.$BA$4:.$BA$53])/[.J57]);&quot;&quot;);&quot;&quot;)" office:value-type="float" office:value="28.9642857142857">
            <text:p>28.96</text:p>
          </table:table-cell>
          <table:table-cell table:formula="of:=IF([.K61]&gt;0;IF([.K57]&gt;0;(SUMIF([.K$4:.K$53];1;[.$BA$4:.$BA$53])/[.K57]);&quot;&quot;);&quot;&quot;)" office:value-type="float" office:value="33.6">
            <text:p>33.6</text:p>
          </table:table-cell>
          <table:table-cell table:formula="of:=IF([.L61]&gt;0;IF([.L57]&gt;0;(SUMIF([.L$4:.L$53];1;[.$BA$4:.$BA$53])/[.L57]);&quot;&quot;);&quot;&quot;)" office:value-type="float" office:value="28.53125">
            <text:p>28.53</text:p>
          </table:table-cell>
          <table:table-cell table:formula="of:=IF([.M61]&gt;0;IF([.M57]&gt;0;(SUMIF([.M$4:.M$53];1;[.$BA$4:.$BA$53])/[.M57]);&quot;&quot;);&quot;&quot;)" office:value-type="float" office:value="29.6521739130435">
            <text:p>29.65</text:p>
          </table:table-cell>
          <table:table-cell table:formula="of:=IF([.N61]&gt;0;IF([.N57]&gt;0;(SUMIF([.N$4:.N$53];1;[.$BA$4:.$BA$53])/[.N57]);&quot;&quot;);&quot;&quot;)" office:value-type="float" office:value="27.6428571428571">
            <text:p>27.64</text:p>
          </table:table-cell>
          <table:table-cell table:formula="of:=IF([.O61]&gt;0;IF([.O57]&gt;0;(SUMIF([.O$4:.O$53];1;[.$BA$4:.$BA$53])/[.O57]);&quot;&quot;);&quot;&quot;)" office:value-type="float" office:value="28.2978723404255">
            <text:p>28.3</text:p>
          </table:table-cell>
          <table:table-cell table:formula="of:=IF([.P61]&gt;0;IF([.P57]&gt;0;(SUMIF([.P$4:.P$53];1;[.$BA$4:.$BA$53])/[.P57]);&quot;&quot;);&quot;&quot;)" office:value-type="float" office:value="28.4545454545455">
            <text:p>28.45</text:p>
          </table:table-cell>
          <table:table-cell table:formula="of:=IF([.Q61]&gt;0;IF([.Q57]&gt;0;(SUMIF([.Q$4:.Q$53];1;[.$BA$4:.$BA$53])/[.Q57]);&quot;&quot;);&quot;&quot;)" office:value-type="float" office:value="29.5454545454545">
            <text:p>29.55</text:p>
          </table:table-cell>
          <table:table-cell table:formula="of:=IF([.R61]&gt;0;IF([.R57]&gt;0;(SUMIF([.R$4:.R$53];1;[.$BA$4:.$BA$53])/[.R57]);&quot;&quot;);&quot;&quot;)" office:value-type="float" office:value="27.6666666666667">
            <text:p>27.67</text:p>
          </table:table-cell>
          <table:table-cell table:formula="of:=IF([.S61]&gt;0;IF([.S57]&gt;0;(SUMIF([.S$4:.S$53];1;[.$BA$4:.$BA$53])/[.S57]);&quot;&quot;);&quot;&quot;)" office:value-type="float" office:value="28.1764705882353">
            <text:p>28.18</text:p>
          </table:table-cell>
          <table:table-cell table:formula="of:=IF([.T61]&gt;0;IF([.T57]&gt;0;(SUMIF([.T$4:.T$53];1;[.$BA$4:.$BA$53])/[.T57]);&quot;&quot;);&quot;&quot;)" office:value-type="float" office:value="28.2666666666667">
            <text:p>28.27</text:p>
          </table:table-cell>
          <table:table-cell table:formula="of:=IF([.U61]&gt;0;IF([.U57]&gt;0;(SUMIF([.U$4:.U$53];1;[.$BA$4:.$BA$53])/[.U57]);&quot;&quot;);&quot;&quot;)" office:value-type="float" office:value="29.1538461538462">
            <text:p>29.15</text:p>
          </table:table-cell>
          <table:table-cell table:formula="of:=IF([.V61]&gt;0;IF([.V57]&gt;0;(SUMIF([.V$4:.V$53];1;[.$BA$4:.$BA$53])/[.V57]);&quot;&quot;);&quot;&quot;)" office:value-type="float" office:value="29.71875">
            <text:p>29.72</text:p>
          </table:table-cell>
          <table:table-cell table:formula="of:=IF([.W61]&gt;0;IF([.W57]&gt;0;(SUMIF([.W$4:.W$53];1;[.$BA$4:.$BA$53])/[.W57]);&quot;&quot;);&quot;&quot;)" office:value-type="float" office:value="29">
            <text:p>29</text:p>
          </table:table-cell>
          <table:table-cell table:formula="of:=IF([.X61]&gt;0;IF([.X57]&gt;0;(SUMIF([.X$4:.X$53];1;[.$BA$4:.$BA$53])/[.X57]);&quot;&quot;);&quot;&quot;)" office:value-type="float" office:value="29.4411764705882">
            <text:p>29.44</text:p>
          </table:table-cell>
          <table:table-cell table:formula="of:=IF([.Y61]&gt;0;IF([.Y57]&gt;0;(SUMIF([.Y$4:.Y$53];1;[.$BA$4:.$BA$53])/[.Y57]);&quot;&quot;);&quot;&quot;)" office:value-type="float" office:value="28.2093023255814">
            <text:p>28.21</text:p>
          </table:table-cell>
          <table:table-cell table:formula="of:=IF([.Z61]&gt;0;IF([.Z57]&gt;0;(SUMIF([.Z$4:.Z$53];1;[.$BA$4:.$BA$53])/[.Z57]);&quot;&quot;);&quot;&quot;)" office:value-type="float" office:value="35.5555555555556">
            <text:p>35.56</text:p>
          </table:table-cell>
          <table:table-cell table:formula="of:=IF([.AA61]&gt;0;IF([.AA57]&gt;0;(SUMIF([.AA$4:.AA$53];1;[.$BA$4:.$BA$53])/[.AA57]);&quot;&quot;);&quot;&quot;)" office:value-type="float" office:value="28.3870967741935">
            <text:p>28.39</text:p>
          </table:table-cell>
          <table:table-cell table:formula="of:=IF([.AB61]&gt;0;IF([.AB57]&gt;0;(SUMIF([.AB$4:.AB$53];1;[.$BA$4:.$BA$53])/[.AB57]);&quot;&quot;);&quot;&quot;)" office:value-type="float" office:value="28.75">
            <text:p>28.75</text:p>
          </table:table-cell>
          <table:table-cell table:formula="of:=IF([.AC61]&gt;0;IF([.AC57]&gt;0;(SUMIF([.AC$4:.AC$53];1;[.$BA$4:.$BA$53])/[.AC57]);&quot;&quot;);&quot;&quot;)" office:value-type="float" office:value="29.2068965517241">
            <text:p>29.21</text:p>
          </table:table-cell>
          <table:table-cell table:formula="of:=IF([.AD61]&gt;0;IF([.AD57]&gt;0;(SUMIF([.AD$4:.AD$53];1;[.$BA$4:.$BA$53])/[.AD57]);&quot;&quot;);&quot;&quot;)" office:value-type="float" office:value="28.4736842105263">
            <text:p>28.47</text:p>
          </table:table-cell>
          <table:table-cell table:formula="of:=IF([.AE61]&gt;0;IF([.AE57]&gt;0;(SUMIF([.AE$4:.AE$53];1;[.$BA$4:.$BA$53])/[.AE57]);&quot;&quot;);&quot;&quot;)" office:value-type="float" office:value="29.8846153846154">
            <text:p>29.88</text:p>
          </table:table-cell>
          <table:table-cell table:formula="of:=IF([.AF61]&gt;0;IF([.AF57]&gt;0;(SUMIF([.AF$4:.AF$53];1;[.$BA$4:.$BA$53])/[.AF57]);&quot;&quot;);&quot;&quot;)" office:value-type="float" office:value="29">
            <text:p>29</text:p>
          </table:table-cell>
          <table:table-cell table:formula="of:=IF([.AG61]&gt;0;IF([.AG57]&gt;0;(SUMIF([.AG$4:.AG$53];1;[.$BA$4:.$BA$53])/[.AG57]);&quot;&quot;);&quot;&quot;)" office:value-type="float" office:value="33.4">
            <text:p>33.4</text:p>
          </table:table-cell>
          <table:table-cell table:formula="of:=IF([.AH61]&gt;0;IF([.AH57]&gt;0;(SUMIF([.AH$4:.AH$53];1;[.$BA$4:.$BA$53])/[.AH57]);&quot;&quot;);&quot;&quot;)" office:value-type="float" office:value="29.52">
            <text:p>29.52</text:p>
          </table:table-cell>
          <table:table-cell table:formula="of:=IF([.AI61]&gt;0;IF([.AI57]&gt;0;(SUMIF([.AI$4:.AI$53];1;[.$BA$4:.$BA$53])/[.AI57]);&quot;&quot;);&quot;&quot;)" office:value-type="float" office:value="29.2692307692308">
            <text:p>29.27</text:p>
          </table:table-cell>
          <table:table-cell table:formula="of:=IF([.AJ61]&gt;0;IF([.AJ57]&gt;0;(SUMIF([.AJ$4:.AJ$53];1;[.$BA$4:.$BA$53])/[.AJ57]);&quot;&quot;);&quot;&quot;)" office:value-type="float" office:value="31.8571428571429">
            <text:p>31.86</text:p>
          </table:table-cell>
          <table:table-cell table:formula="of:=IF([.AK61]&gt;0;IF([.AK57]&gt;0;(SUMIF([.AK$4:.AK$53];1;[.$BA$4:.$BA$53])/[.AK57]);&quot;&quot;);&quot;&quot;)" office:value-type="float" office:value="30.3478260869565">
            <text:p>30.35</text:p>
          </table:table-cell>
          <table:table-cell table:formula="of:=IF([.AL61]&gt;0;IF([.AL57]&gt;0;(SUMIF([.AL$4:.AL$53];1;[.$BA$4:.$BA$53])/[.AL57]);&quot;&quot;);&quot;&quot;)" office:value-type="float" office:value="29.6206896551724">
            <text:p>29.62</text:p>
          </table:table-cell>
          <table:table-cell table:formula="of:=IF([.AM61]&gt;0;IF([.AM57]&gt;0;(SUMIF([.AM$4:.AM$53];1;[.$BA$4:.$BA$53])/[.AM57]);&quot;&quot;);&quot;&quot;)" office:value-type="float" office:value="32.3">
            <text:p>32.3</text:p>
          </table:table-cell>
          <table:table-cell table:formula="of:=IF([.AN61]&gt;0;IF([.AN57]&gt;0;(SUMIF([.AN$4:.AN$53];1;[.$BA$4:.$BA$53])/[.AN57]);&quot;&quot;);&quot;&quot;)" office:value-type="float" office:value="29.6451612903226">
            <text:p>29.65</text:p>
          </table:table-cell>
          <table:table-cell table:formula="of:=IF([.AO61]&gt;0;IF([.AO57]&gt;0;(SUMIF([.AO$4:.AO$53];1;[.$BA$4:.$BA$53])/[.AO57]);&quot;&quot;);&quot;&quot;)" office:value-type="float" office:value="30.1071428571429">
            <text:p>30.11</text:p>
          </table:table-cell>
          <table:table-cell table:formula="of:=IF([.AP61]&gt;0;IF([.AP57]&gt;0;(SUMIF([.AP$4:.AP$53];1;[.$BA$4:.$BA$53])/[.AP57]);&quot;&quot;);&quot;&quot;)" office:value-type="float" office:value="31.75">
            <text:p>31.75</text:p>
          </table:table-cell>
          <table:table-cell table:formula="of:=IF([.AQ61]&gt;0;IF([.AQ57]&gt;0;(SUMIF([.AQ$4:.AQ$53];1;[.$BA$4:.$BA$53])/[.AQ57]);&quot;&quot;);&quot;&quot;)" office:value-type="float" office:value="28.962962962963">
            <text:p>28.96</text:p>
          </table:table-cell>
          <table:table-cell table:formula="of:=IF([.AR61]&gt;0;IF([.AR57]&gt;0;(SUMIF([.AR$4:.AR$53];1;[.$BA$4:.$BA$53])/[.AR57]);&quot;&quot;);&quot;&quot;)" office:value-type="float" office:value="28.3170731707317">
            <text:p>28.32</text:p>
          </table:table-cell>
          <table:table-cell table:formula="of:=IF([.AS61]&gt;0;IF([.AS57]&gt;0;(SUMIF([.AS$4:.AS$53];1;[.$BA$4:.$BA$53])/[.AS57]);&quot;&quot;);&quot;&quot;)" office:value-type="float" office:value="30.8571428571429">
            <text:p>30.86</text:p>
          </table:table-cell>
          <table:table-cell table:formula="of:=IF([.AT61]&gt;0;IF([.AT57]&gt;0;(SUMIF([.AT$4:.AT$53];1;[.$BA$4:.$BA$53])/[.AT57]);&quot;&quot;);&quot;&quot;)" office:value-type="float" office:value="28.7317073170732">
            <text:p>28.73</text:p>
          </table:table-cell>
          <table:table-cell table:formula="of:=IF([.AU61]&gt;0;IF([.AU57]&gt;0;(SUMIF([.AU$4:.AU$53];1;[.$BA$4:.$BA$53])/[.AU57]);&quot;&quot;);&quot;&quot;)" office:value-type="float" office:value="27.8536585365854">
            <text:p>27.85</text:p>
          </table:table-cell>
          <table:table-cell table:formula="of:=IF([.AV61]&gt;0;IF([.AV57]&gt;0;(SUMIF([.AV$4:.AV$53];1;[.$BA$4:.$BA$53])/[.AV57]);&quot;&quot;);&quot;&quot;)" office:value-type="float" office:value="30.7083333333333">
            <text:p>30.71</text:p>
          </table:table-cell>
          <table:table-cell table:formula="of:=IF([.AW61]&gt;0;IF([.AW57]&gt;0;(SUMIF([.AW$4:.AW$53];1;[.$BA$4:.$BA$53])/[.AW57]);&quot;&quot;);&quot;&quot;)" office:value-type="float" office:value="29.2631578947368">
            <text:p>29.26</text:p>
          </table:table-cell>
          <table:table-cell table:formula="of:=IF([.AX61]&gt;0;IF([.AX57]&gt;0;(SUMIF([.AX$4:.AX$53];1;[.$BA$4:.$BA$53])/[.AX57]);&quot;&quot;);&quot;&quot;)" office:value-type="float" office:value="29.7777777777778">
            <text:p>29.78</text:p>
          </table:table-cell>
          <table:table-cell table:formula="of:=IF([.AY61]&gt;0;IF([.AY57]&gt;0;(SUMIF([.AY$4:.AY$53];1;[.$BA$4:.$BA$53])/[.AY57]);&quot;&quot;);&quot;&quot;)" office:value-type="float" office:value="28.9473684210526">
            <text:p>28.95</text:p>
          </table:table-cell>
          <table:table-cell table:number-columns-repeated="973"/>
        </table:table-row>
        <table:table-row table:style-name="ro2">
          <table:table-cell office:value-type="string">
            <text:p>Mean score incorrect</text:p>
          </table:table-cell>
          <table:table-cell table:formula="of:=IF([.B61]&gt;0;IF([.B58]&gt;0;(SUMIF([.B$4:.B$53];0;[.$BA$4:.$BA$53])/[.B58]);&quot;&quot;);&quot;&quot;)" office:value-type="float" office:value="23.4">
            <text:p>23.4</text:p>
          </table:table-cell>
          <table:table-cell table:formula="of:=IF([.C61]&gt;0;IF([.C58]&gt;0;(SUMIF([.C$4:.C$53];0;[.$BA$4:.$BA$53])/[.C58]);&quot;&quot;);&quot;&quot;)" office:value-type="float" office:value="26.96875">
            <text:p>26.97</text:p>
          </table:table-cell>
          <table:table-cell table:formula="of:=IF([.D61]&gt;0;IF([.D58]&gt;0;(SUMIF([.D$4:.D$53];0;[.$BA$4:.$BA$53])/[.D58]);&quot;&quot;);&quot;&quot;)" office:value-type="float" office:value="27.7058823529412">
            <text:p>27.71</text:p>
          </table:table-cell>
          <table:table-cell table:formula="of:=IF([.E61]&gt;0;IF([.E58]&gt;0;(SUMIF([.E$4:.E$53];0;[.$BA$4:.$BA$53])/[.E58]);&quot;&quot;);&quot;&quot;)" office:value-type="float" office:value="26.5">
            <text:p>26.5</text:p>
          </table:table-cell>
          <table:table-cell table:formula="of:=IF([.F61]&gt;0;IF([.F58]&gt;0;(SUMIF([.F$4:.F$53];0;[.$BA$4:.$BA$53])/[.F58]);&quot;&quot;);&quot;&quot;)" office:value-type="float" office:value="27.1111111111111">
            <text:p>27.11</text:p>
          </table:table-cell>
          <table:table-cell table:formula="of:=IF([.G61]&gt;0;IF([.G58]&gt;0;(SUMIF([.G$4:.G$53];0;[.$BA$4:.$BA$53])/[.G58]);&quot;&quot;);&quot;&quot;)" office:value-type="float" office:value="27.875">
            <text:p>27.88</text:p>
          </table:table-cell>
          <table:table-cell table:formula="of:=IF([.H61]&gt;0;IF([.H58]&gt;0;(SUMIF([.H$4:.H$53];0;[.$BA$4:.$BA$53])/[.H58]);&quot;&quot;);&quot;&quot;)" office:value-type="float" office:value="28">
            <text:p>28</text:p>
          </table:table-cell>
          <table:table-cell table:formula="of:=IF([.I61]&gt;0;IF([.I58]&gt;0;(SUMIF([.I$4:.I$53];0;[.$BA$4:.$BA$53])/[.I58]);&quot;&quot;);&quot;&quot;)" office:value-type="float" office:value="28.047619047619">
            <text:p>28.05</text:p>
          </table:table-cell>
          <table:table-cell table:formula="of:=IF([.J61]&gt;0;IF([.J58]&gt;0;(SUMIF([.J$4:.J$53];0;[.$BA$4:.$BA$53])/[.J58]);&quot;&quot;);&quot;&quot;)" office:value-type="float" office:value="27.1111111111111">
            <text:p>27.11</text:p>
          </table:table-cell>
          <table:table-cell table:formula="of:=IF([.K61]&gt;0;IF([.K58]&gt;0;(SUMIF([.K$4:.K$53];0;[.$BA$4:.$BA$53])/[.K58]);&quot;&quot;);&quot;&quot;)" office:value-type="float" office:value="26.5">
            <text:p>26.5</text:p>
          </table:table-cell>
          <table:table-cell table:formula="of:=IF([.L61]&gt;0;IF([.L58]&gt;0;(SUMIF([.L$4:.L$53];0;[.$BA$4:.$BA$53])/[.L58]);&quot;&quot;);&quot;&quot;)" office:value-type="float" office:value="26.875">
            <text:p>26.88</text:p>
          </table:table-cell>
          <table:table-cell table:formula="of:=IF([.M61]&gt;0;IF([.M58]&gt;0;(SUMIF([.M$4:.M$53];0;[.$BA$4:.$BA$53])/[.M58]);&quot;&quot;);&quot;&quot;)" office:value-type="float" office:value="26.44">
            <text:p>26.44</text:p>
          </table:table-cell>
          <table:table-cell table:formula="of:=IF([.N61]&gt;0;IF([.N58]&gt;0;(SUMIF([.N$4:.N$53];0;[.$BA$4:.$BA$53])/[.N58]);&quot;&quot;);&quot;&quot;)" office:value-type="float" office:value="30.3333333333333">
            <text:p>30.33</text:p>
          </table:table-cell>
          <table:table-cell table:formula="of:=IF([.O61]&gt;0;IF([.O58]&gt;0;(SUMIF([.O$4:.O$53];0;[.$BA$4:.$BA$53])/[.O58]);&quot;&quot;);&quot;&quot;)" office:value-type="float" office:value="13">
            <text:p>13</text:p>
          </table:table-cell>
          <table:table-cell table:formula="of:=IF([.P61]&gt;0;IF([.P58]&gt;0;(SUMIF([.P$4:.P$53];0;[.$BA$4:.$BA$53])/[.P58]);&quot;&quot;);&quot;&quot;)" office:value-type="float" office:value="22.3333333333333">
            <text:p>22.33</text:p>
          </table:table-cell>
          <table:table-cell table:formula="of:=IF([.Q61]&gt;0;IF([.Q58]&gt;0;(SUMIF([.Q$4:.Q$53];0;[.$BA$4:.$BA$53])/[.Q58]);&quot;&quot;);&quot;&quot;)" office:value-type="float" office:value="27.4571428571429">
            <text:p>27.46</text:p>
          </table:table-cell>
          <table:table-cell table:formula="of:=IF([.R61]&gt;0;IF([.R58]&gt;0;(SUMIF([.R$4:.R$53];0;[.$BA$4:.$BA$53])/[.R58]);&quot;&quot;);&quot;&quot;)" office:value-type="float" office:value="28">
            <text:p>28</text:p>
          </table:table-cell>
          <table:table-cell table:formula="of:=IF([.S61]&gt;0;IF([.S58]&gt;0;(SUMIF([.S$4:.S$53];0;[.$BA$4:.$BA$53])/[.S58]);&quot;&quot;);&quot;&quot;)" office:value-type="float" office:value="27.5">
            <text:p>27.5</text:p>
          </table:table-cell>
          <table:table-cell table:formula="of:=IF([.T61]&gt;0;IF([.T58]&gt;0;(SUMIF([.T$4:.T$53];0;[.$BA$4:.$BA$53])/[.T58]);&quot;&quot;);&quot;&quot;)" office:value-type="float" office:value="23.6666666666667">
            <text:p>23.67</text:p>
          </table:table-cell>
          <table:table-cell table:formula="of:=IF([.U61]&gt;0;IF([.U58]&gt;0;(SUMIF([.U$4:.U$53];0;[.$BA$4:.$BA$53])/[.U58]);&quot;&quot;);&quot;&quot;)" office:value-type="float" office:value="22.8888888888889">
            <text:p>22.89</text:p>
          </table:table-cell>
          <table:table-cell table:formula="of:=IF([.V61]&gt;0;IF([.V58]&gt;0;(SUMIF([.V$4:.V$53];0;[.$BA$4:.$BA$53])/[.V58]);&quot;&quot;);&quot;&quot;)" office:value-type="float" office:value="23.8666666666667">
            <text:p>23.87</text:p>
          </table:table-cell>
          <table:table-cell table:formula="of:=IF([.W61]&gt;0;IF([.W58]&gt;0;(SUMIF([.W$4:.W$53];0;[.$BA$4:.$BA$53])/[.W58]);&quot;&quot;);&quot;&quot;)" office:value-type="float" office:value="23.5555555555556">
            <text:p>23.56</text:p>
          </table:table-cell>
          <table:table-cell table:formula="of:=IF([.X61]&gt;0;IF([.X58]&gt;0;(SUMIF([.X$4:.X$53];0;[.$BA$4:.$BA$53])/[.X58]);&quot;&quot;);&quot;&quot;)" office:value-type="float" office:value="24.4285714285714">
            <text:p>24.43</text:p>
          </table:table-cell>
          <table:table-cell table:formula="of:=IF([.Y61]&gt;0;IF([.Y58]&gt;0;(SUMIF([.Y$4:.Y$53];0;[.$BA$4:.$BA$53])/[.Y58]);&quot;&quot;);&quot;&quot;)" office:value-type="float" office:value="26">
            <text:p>26</text:p>
          </table:table-cell>
          <table:table-cell table:formula="of:=IF([.Z61]&gt;0;IF([.Z58]&gt;0;(SUMIF([.Z$4:.Z$53];0;[.$BA$4:.$BA$53])/[.Z58]);&quot;&quot;);&quot;&quot;)" office:value-type="float" office:value="26.1315789473684">
            <text:p>26.13</text:p>
          </table:table-cell>
          <table:table-cell table:formula="of:=IF([.AA61]&gt;0;IF([.AA58]&gt;0;(SUMIF([.AA$4:.AA$53];0;[.$BA$4:.$BA$53])/[.AA58]);&quot;&quot;);&quot;&quot;)" office:value-type="float" office:value="27.3333333333333">
            <text:p>27.33</text:p>
          </table:table-cell>
          <table:table-cell table:formula="of:=IF([.AB61]&gt;0;IF([.AB58]&gt;0;(SUMIF([.AB$4:.AB$53];0;[.$BA$4:.$BA$53])/[.AB58]);&quot;&quot;);&quot;&quot;)" office:value-type="float" office:value="26.9">
            <text:p>26.9</text:p>
          </table:table-cell>
          <table:table-cell table:formula="of:=IF([.AC61]&gt;0;IF([.AC58]&gt;0;(SUMIF([.AC$4:.AC$53];0;[.$BA$4:.$BA$53])/[.AC58]);&quot;&quot;);&quot;&quot;)" office:value-type="float" office:value="26.1052631578947">
            <text:p>26.11</text:p>
          </table:table-cell>
          <table:table-cell table:formula="of:=IF([.AD61]&gt;0;IF([.AD58]&gt;0;(SUMIF([.AD$4:.AD$53];0;[.$BA$4:.$BA$53])/[.AD58]);&quot;&quot;);&quot;&quot;)" office:value-type="float" office:value="27.6551724137931">
            <text:p>27.66</text:p>
          </table:table-cell>
          <table:table-cell table:formula="of:=IF([.AE61]&gt;0;IF([.AE58]&gt;0;(SUMIF([.AE$4:.AE$53];0;[.$BA$4:.$BA$53])/[.AE58]);&quot;&quot;);&quot;&quot;)" office:value-type="float" office:value="25.7272727272727">
            <text:p>25.73</text:p>
          </table:table-cell>
          <table:table-cell table:formula="of:=IF([.AF61]&gt;0;IF([.AF58]&gt;0;(SUMIF([.AF$4:.AF$53];0;[.$BA$4:.$BA$53])/[.AF58]);&quot;&quot;);&quot;&quot;)" office:value-type="float" office:value="24.9166666666667">
            <text:p>24.92</text:p>
          </table:table-cell>
          <table:table-cell table:formula="of:=IF([.AG61]&gt;0;IF([.AG58]&gt;0;(SUMIF([.AG$4:.AG$53];0;[.$BA$4:.$BA$53])/[.AG58]);&quot;&quot;);&quot;&quot;)" office:value-type="float" office:value="27.3488372093023">
            <text:p>27.35</text:p>
          </table:table-cell>
          <table:table-cell table:formula="of:=IF([.AH61]&gt;0;IF([.AH58]&gt;0;(SUMIF([.AH$4:.AH$53];0;[.$BA$4:.$BA$53])/[.AH58]);&quot;&quot;);&quot;&quot;)" office:value-type="float" office:value="26.1363636363636">
            <text:p>26.14</text:p>
          </table:table-cell>
          <table:table-cell table:formula="of:=IF([.AI61]&gt;0;IF([.AI58]&gt;0;(SUMIF([.AI$4:.AI$53];0;[.$BA$4:.$BA$53])/[.AI58]);&quot;&quot;);&quot;&quot;)" office:value-type="float" office:value="26.2380952380952">
            <text:p>26.24</text:p>
          </table:table-cell>
          <table:table-cell table:formula="of:=IF([.AJ61]&gt;0;IF([.AJ58]&gt;0;(SUMIF([.AJ$4:.AJ$53];0;[.$BA$4:.$BA$53])/[.AJ58]);&quot;&quot;);&quot;&quot;)" office:value-type="float" office:value="26.3030303030303">
            <text:p>26.3</text:p>
          </table:table-cell>
          <table:table-cell table:formula="of:=IF([.AK61]&gt;0;IF([.AK58]&gt;0;(SUMIF([.AK$4:.AK$53];0;[.$BA$4:.$BA$53])/[.AK58]);&quot;&quot;);&quot;&quot;)" office:value-type="float" office:value="25.8">
            <text:p>25.8</text:p>
          </table:table-cell>
          <table:table-cell table:formula="of:=IF([.AL61]&gt;0;IF([.AL58]&gt;0;(SUMIF([.AL$4:.AL$53];0;[.$BA$4:.$BA$53])/[.AL58]);&quot;&quot;);&quot;&quot;)" office:value-type="float" office:value="25.4736842105263">
            <text:p>25.47</text:p>
          </table:table-cell>
          <table:table-cell table:formula="of:=IF([.AM61]&gt;0;IF([.AM58]&gt;0;(SUMIF([.AM$4:.AM$53];0;[.$BA$4:.$BA$53])/[.AM58]);&quot;&quot;);&quot;&quot;)" office:value-type="float" office:value="26.8421052631579">
            <text:p>26.84</text:p>
          </table:table-cell>
          <table:table-cell table:formula="of:=IF([.AN61]&gt;0;IF([.AN58]&gt;0;(SUMIF([.AN$4:.AN$53];0;[.$BA$4:.$BA$53])/[.AN58]);&quot;&quot;);&quot;&quot;)" office:value-type="float" office:value="24.9411764705882">
            <text:p>24.94</text:p>
          </table:table-cell>
          <table:table-cell table:formula="of:=IF([.AO61]&gt;0;IF([.AO58]&gt;0;(SUMIF([.AO$4:.AO$53];0;[.$BA$4:.$BA$53])/[.AO58]);&quot;&quot;);&quot;&quot;)" office:value-type="float" office:value="25">
            <text:p>25</text:p>
          </table:table-cell>
          <table:table-cell table:formula="of:=IF([.AP61]&gt;0;IF([.AP58]&gt;0;(SUMIF([.AP$4:.AP$53];0;[.$BA$4:.$BA$53])/[.AP58]);&quot;&quot;);&quot;&quot;)" office:value-type="float" office:value="27.1538461538462">
            <text:p>27.15</text:p>
          </table:table-cell>
          <table:table-cell table:formula="of:=IF([.AQ61]&gt;0;IF([.AQ58]&gt;0;(SUMIF([.AQ$4:.AQ$53];0;[.$BA$4:.$BA$53])/[.AQ58]);&quot;&quot;);&quot;&quot;)" office:value-type="float" office:value="26.7142857142857">
            <text:p>26.71</text:p>
          </table:table-cell>
          <table:table-cell table:formula="of:=IF([.AR61]&gt;0;IF([.AR58]&gt;0;(SUMIF([.AR$4:.AR$53];0;[.$BA$4:.$BA$53])/[.AR58]);&quot;&quot;);&quot;&quot;)" office:value-type="float" office:value="26">
            <text:p>26</text:p>
          </table:table-cell>
          <table:table-cell table:formula="of:=IF([.AS61]&gt;0;IF([.AS58]&gt;0;(SUMIF([.AS$4:.AS$53];0;[.$BA$4:.$BA$53])/[.AS58]);&quot;&quot;);&quot;&quot;)" office:value-type="float" office:value="26.7941176470588">
            <text:p>26.79</text:p>
          </table:table-cell>
          <table:table-cell table:formula="of:=IF([.AT61]&gt;0;IF([.AT58]&gt;0;(SUMIF([.AT$4:.AT$53];0;[.$BA$4:.$BA$53])/[.AT58]);&quot;&quot;);&quot;&quot;)" office:value-type="float" office:value="23.5714285714286">
            <text:p>23.57</text:p>
          </table:table-cell>
          <table:table-cell table:formula="of:=IF([.AU61]&gt;0;IF([.AU58]&gt;0;(SUMIF([.AU$4:.AU$53];0;[.$BA$4:.$BA$53])/[.AU58]);&quot;&quot;);&quot;&quot;)" office:value-type="float" office:value="28.3333333333333">
            <text:p>28.33</text:p>
          </table:table-cell>
          <table:table-cell table:formula="of:=IF([.AV61]&gt;0;IF([.AV58]&gt;0;(SUMIF([.AV$4:.AV$53];0;[.$BA$4:.$BA$53])/[.AV58]);&quot;&quot;);&quot;&quot;)" office:value-type="float" office:value="25.25">
            <text:p>25.25</text:p>
          </table:table-cell>
          <table:table-cell table:formula="of:=IF([.AW61]&gt;0;IF([.AW58]&gt;0;(SUMIF([.AW$4:.AW$53];0;[.$BA$4:.$BA$53])/[.AW58]);&quot;&quot;);&quot;&quot;)" office:value-type="float" office:value="27.0714285714286">
            <text:p>27.07</text:p>
          </table:table-cell>
          <table:table-cell table:formula="of:=IF([.AX61]&gt;0;IF([.AX58]&gt;0;(SUMIF([.AX$4:.AX$53];0;[.$BA$4:.$BA$53])/[.AX58]);&quot;&quot;);&quot;&quot;)" office:value-type="float" office:value="26.9">
            <text:p>26.9</text:p>
          </table:table-cell>
          <table:table-cell table:formula="of:=IF([.AY61]&gt;0;IF([.AY58]&gt;0;(SUMIF([.AY$4:.AY$53];0;[.$BA$4:.$BA$53])/[.AY58]);&quot;&quot;);&quot;&quot;)" office:value-type="float" office:value="24.3">
            <text:p>24.3</text:p>
          </table:table-cell>
          <table:table-cell table:number-columns-repeated="973"/>
        </table:table-row>
        <table:table-row table:style-name="ro2">
          <table:table-cell office:value-type="string">
            <text:p>Attempts</text:p>
          </table:table-cell>
          <table:table-cell table:formula="of:=50-COUNTIF([.B4:.B53];&quot;&quot;)" office:value-type="float" office:value="48">
            <text:p>48</text:p>
          </table:table-cell>
          <table:table-cell table:formula="of:=50-COUNTIF([.C4:.C53];&quot;&quot;)" office:value-type="float" office:value="46">
            <text:p>46</text:p>
          </table:table-cell>
          <table:table-cell table:formula="of:=50-COUNTIF([.D4:.D53];&quot;&quot;)" office:value-type="float" office:value="46">
            <text:p>46</text:p>
          </table:table-cell>
          <table:table-cell table:formula="of:=50-COUNTIF([.E4:.E53];&quot;&quot;)" office:value-type="float" office:value="48">
            <text:p>48</text:p>
          </table:table-cell>
          <table:table-cell table:formula="of:=50-COUNTIF([.F4:.F53];&quot;&quot;)" office:value-type="float" office:value="48">
            <text:p>48</text:p>
          </table:table-cell>
          <table:table-cell table:formula="of:=50-COUNTIF([.G4:.G53];&quot;&quot;)" office:value-type="float" office:value="48">
            <text:p>48</text:p>
          </table:table-cell>
          <table:table-cell table:formula="of:=50-COUNTIF([.H4:.H53];&quot;&quot;)" office:value-type="float" office:value="41">
            <text:p>41</text:p>
          </table:table-cell>
          <table:table-cell table:formula="of:=50-COUNTIF([.I4:.I53];&quot;&quot;)" office:value-type="float" office:value="41">
            <text:p>41</text:p>
          </table:table-cell>
          <table:table-cell table:formula="of:=50-COUNTIF([.J4:.J53];&quot;&quot;)" office:value-type="float" office:value="46">
            <text:p>46</text:p>
          </table:table-cell>
          <table:table-cell table:formula="of:=50-COUNTIF([.K4:.K53];&quot;&quot;)" office:value-type="float" office:value="48">
            <text:p>48</text:p>
          </table:table-cell>
          <table:table-cell table:formula="of:=50-COUNTIF([.L4:.L53];&quot;&quot;)" office:value-type="float" office:value="48">
            <text:p>48</text:p>
          </table:table-cell>
          <table:table-cell table:formula="of:=50-COUNTIF([.M4:.M53];&quot;&quot;)" office:value-type="float" office:value="48">
            <text:p>48</text:p>
          </table:table-cell>
          <table:table-cell table:formula="of:=50-COUNTIF([.N4:.N53];&quot;&quot;)" office:value-type="float" office:value="48">
            <text:p>48</text:p>
          </table:table-cell>
          <table:table-cell table:formula="of:=50-COUNTIF([.O4:.O53];&quot;&quot;)" office:value-type="float" office:value="48">
            <text:p>48</text:p>
          </table:table-cell>
          <table:table-cell table:formula="of:=50-COUNTIF([.P4:.P53];&quot;&quot;)" office:value-type="float" office:value="47">
            <text:p>47</text:p>
          </table:table-cell>
          <table:table-cell table:formula="of:=50-COUNTIF([.Q4:.Q53];&quot;&quot;)" office:value-type="float" office:value="46">
            <text:p>46</text:p>
          </table:table-cell>
          <table:table-cell table:formula="of:=50-COUNTIF([.R4:.R53];&quot;&quot;)" office:value-type="float" office:value="48">
            <text:p>48</text:p>
          </table:table-cell>
          <table:table-cell table:formula="of:=50-COUNTIF([.S4:.S53];&quot;&quot;)" office:value-type="float" office:value="48">
            <text:p>48</text:p>
          </table:table-cell>
          <table:table-cell table:formula="of:=50-COUNTIF([.T4:.T53];&quot;&quot;)" office:value-type="float" office:value="48">
            <text:p>48</text:p>
          </table:table-cell>
          <table:table-cell table:formula="of:=50-COUNTIF([.U4:.U53];&quot;&quot;)" office:value-type="float" office:value="48">
            <text:p>48</text:p>
          </table:table-cell>
          <table:table-cell table:formula="of:=50-COUNTIF([.V4:.V53];&quot;&quot;)" office:value-type="float" office:value="47">
            <text:p>47</text:p>
          </table:table-cell>
          <table:table-cell table:formula="of:=50-COUNTIF([.W4:.W53];&quot;&quot;)" office:value-type="float" office:value="48">
            <text:p>48</text:p>
          </table:table-cell>
          <table:table-cell table:formula="of:=50-COUNTIF([.X4:.X53];&quot;&quot;)" office:value-type="float" office:value="48">
            <text:p>48</text:p>
          </table:table-cell>
          <table:table-cell table:formula="of:=50-COUNTIF([.Y4:.Y53];&quot;&quot;)" office:value-type="float" office:value="48">
            <text:p>48</text:p>
          </table:table-cell>
          <table:table-cell table:formula="of:=50-COUNTIF([.Z4:.Z53];&quot;&quot;)" office:value-type="float" office:value="47">
            <text:p>47</text:p>
          </table:table-cell>
          <table:table-cell table:formula="of:=50-COUNTIF([.AA4:.AA53];&quot;&quot;)" office:value-type="float" office:value="46">
            <text:p>46</text:p>
          </table:table-cell>
          <table:table-cell table:formula="of:=50-COUNTIF([.AB4:.AB53];&quot;&quot;)" office:value-type="float" office:value="48">
            <text:p>48</text:p>
          </table:table-cell>
          <table:table-cell table:formula="of:=50-COUNTIF([.AC4:.AC53];&quot;&quot;)" office:value-type="float" office:value="48">
            <text:p>48</text:p>
          </table:table-cell>
          <table:table-cell table:formula="of:=50-COUNTIF([.AD4:.AD53];&quot;&quot;)" office:value-type="float" office:value="48">
            <text:p>48</text:p>
          </table:table-cell>
          <table:table-cell table:formula="of:=50-COUNTIF([.AE4:.AE53];&quot;&quot;)" office:value-type="float" office:value="48">
            <text:p>48</text:p>
          </table:table-cell>
          <table:table-cell table:formula="of:=50-COUNTIF([.AF4:.AF53];&quot;&quot;)" office:value-type="float" office:value="48">
            <text:p>48</text:p>
          </table:table-cell>
          <table:table-cell table:formula="of:=50-COUNTIF([.AG4:.AG53];&quot;&quot;)" office:value-type="float" office:value="48">
            <text:p>48</text:p>
          </table:table-cell>
          <table:table-cell table:formula="of:=50-COUNTIF([.AH4:.AH53];&quot;&quot;)" office:value-type="float" office:value="47">
            <text:p>47</text:p>
          </table:table-cell>
          <table:table-cell table:formula="of:=50-COUNTIF([.AI4:.AI53];&quot;&quot;)" office:value-type="float" office:value="47">
            <text:p>47</text:p>
          </table:table-cell>
          <table:table-cell table:formula="of:=50-COUNTIF([.AJ4:.AJ53];&quot;&quot;)" office:value-type="float" office:value="47">
            <text:p>47</text:p>
          </table:table-cell>
          <table:table-cell table:formula="of:=50-COUNTIF([.AK4:.AK53];&quot;&quot;)" office:value-type="float" office:value="48">
            <text:p>48</text:p>
          </table:table-cell>
          <table:table-cell table:formula="of:=50-COUNTIF([.AL4:.AL53];&quot;&quot;)" office:value-type="float" office:value="48">
            <text:p>48</text:p>
          </table:table-cell>
          <table:table-cell table:formula="of:=50-COUNTIF([.AM4:.AM53];&quot;&quot;)" office:value-type="float" office:value="48">
            <text:p>48</text:p>
          </table:table-cell>
          <table:table-cell table:formula="of:=50-COUNTIF([.AN4:.AN53];&quot;&quot;)" office:value-type="float" office:value="48">
            <text:p>48</text:p>
          </table:table-cell>
          <table:table-cell table:formula="of:=50-COUNTIF([.AO4:.AO53];&quot;&quot;)" office:value-type="float" office:value="48">
            <text:p>48</text:p>
          </table:table-cell>
          <table:table-cell table:formula="of:=50-COUNTIF([.AP4:.AP53];&quot;&quot;)" office:value-type="float" office:value="47">
            <text:p>47</text:p>
          </table:table-cell>
          <table:table-cell table:formula="of:=50-COUNTIF([.AQ4:.AQ53];&quot;&quot;)" office:value-type="float" office:value="48">
            <text:p>48</text:p>
          </table:table-cell>
          <table:table-cell table:formula="of:=50-COUNTIF([.AR4:.AR53];&quot;&quot;)" office:value-type="float" office:value="48">
            <text:p>48</text:p>
          </table:table-cell>
          <table:table-cell table:formula="of:=50-COUNTIF([.AS4:.AS53];&quot;&quot;)" office:value-type="float" office:value="48">
            <text:p>48</text:p>
          </table:table-cell>
          <table:table-cell table:formula="of:=50-COUNTIF([.AT4:.AT53];&quot;&quot;)" office:value-type="float" office:value="48">
            <text:p>48</text:p>
          </table:table-cell>
          <table:table-cell table:formula="of:=50-COUNTIF([.AU4:.AU53];&quot;&quot;)" office:value-type="float" office:value="47">
            <text:p>47</text:p>
          </table:table-cell>
          <table:table-cell table:formula="of:=50-COUNTIF([.AV4:.AV53];&quot;&quot;)" office:value-type="float" office:value="48">
            <text:p>48</text:p>
          </table:table-cell>
          <table:table-cell table:formula="of:=50-COUNTIF([.AW4:.AW53];&quot;&quot;)" office:value-type="float" office:value="47">
            <text:p>47</text:p>
          </table:table-cell>
          <table:table-cell table:formula="of:=50-COUNTIF([.AX4:.AX53];&quot;&quot;)" office:value-type="float" office:value="48">
            <text:p>48</text:p>
          </table:table-cell>
          <table:table-cell table:formula="of:=50-COUNTIF([.AY4:.AY53];&quot;&quot;)" office:value-type="float" office:value="48">
            <text:p>48</text:p>
          </table:table-cell>
          <table:table-cell table:number-columns-repeated="973"/>
        </table:table-row>
        <table:table-row table:style-name="ro2">
          <table:table-cell table:style-name="ce4" office:value-type="string">
            <text:p>Variance:</text:p>
          </table:table-cell>
          <table:table-cell table:style-name="ce4" table:formula="of:=IF([.B61]&gt;0;VAR([.B4:.B53]);&quot;&quot;)" office:value-type="float" office:value="0.0953014184397165">
            <text:p>0.1</text:p>
          </table:table-cell>
          <table:table-cell table:style-name="ce4" table:formula="of:=IF([.C61]&gt;0;VAR([.C4:.C53]);&quot;&quot;)" office:value-type="float" office:value="0.216425120772947">
            <text:p>0.22</text:p>
          </table:table-cell>
          <table:table-cell table:style-name="ce4" table:formula="of:=IF([.D61]&gt;0;VAR([.D4:.D53]);&quot;&quot;)" office:value-type="float" office:value="0.238164251207729">
            <text:p>0.24</text:p>
          </table:table-cell>
          <table:table-cell table:style-name="ce4" table:formula="of:=IF([.E61]&gt;0;VAR([.E4:.E53]);&quot;&quot;)" office:value-type="float" office:value="0.210992907801418">
            <text:p>0.21</text:p>
          </table:table-cell>
          <table:table-cell table:style-name="ce4" table:formula="of:=IF([.F61]&gt;0;VAR([.F4:.F53]);&quot;&quot;)" office:value-type="float" office:value="0.251329787234043">
            <text:p>0.25</text:p>
          </table:table-cell>
          <table:table-cell table:style-name="ce4" table:formula="of:=IF([.G61]&gt;0;VAR([.G4:.G53]);&quot;&quot;)" office:value-type="float" office:value="0.141843971631206">
            <text:p>0.14</text:p>
          </table:table-cell>
          <table:table-cell table:style-name="ce4" table:formula="of:=IF([.H61]&gt;0;VAR([.H4:.H53]);&quot;&quot;)" office:value-type="float" office:value="0.221951219512195">
            <text:p>0.22</text:p>
          </table:table-cell>
          <table:table-cell table:style-name="ce4" table:formula="of:=IF([.I61]&gt;0;VAR([.I4:.I53]);&quot;&quot;)" office:value-type="float" office:value="0.25609756097561">
            <text:p>0.26</text:p>
          </table:table-cell>
          <table:table-cell table:style-name="ce4" table:formula="of:=IF([.J61]&gt;0;VAR([.J4:.J53]);&quot;&quot;)" office:value-type="float" office:value="0.243478260869565">
            <text:p>0.24</text:p>
          </table:table-cell>
          <table:table-cell table:style-name="ce4" table:formula="of:=IF([.K61]&gt;0;VAR([.K4:.K53]);&quot;&quot;)" office:value-type="float" office:value="0.168439716312057">
            <text:p>0.17</text:p>
          </table:table-cell>
          <table:table-cell table:style-name="ce4" table:formula="of:=IF([.L61]&gt;0;VAR([.L4:.L53]);&quot;&quot;)" office:value-type="float" office:value="0.226950354609929">
            <text:p>0.23</text:p>
          </table:table-cell>
          <table:table-cell table:style-name="ce4" table:formula="of:=IF([.M61]&gt;0;VAR([.M4:.M53]);&quot;&quot;)" office:value-type="float" office:value="0.254875886524823">
            <text:p>0.25</text:p>
          </table:table-cell>
          <table:table-cell table:style-name="ce4" table:formula="of:=IF([.N61]&gt;0;VAR([.N4:.N53]);&quot;&quot;)" office:value-type="float" office:value="0.111702127659574">
            <text:p>0.11</text:p>
          </table:table-cell>
          <table:table-cell table:style-name="ce4" table:formula="of:=IF([.O61]&gt;0;VAR([.O4:.O53]);&quot;&quot;)" office:value-type="float" office:value="0.0208333333333333">
            <text:p>0.02</text:p>
          </table:table-cell>
          <table:table-cell table:style-name="ce4" table:formula="of:=IF([.P61]&gt;0;VAR([.P4:.P53]);&quot;&quot;)" office:value-type="float" office:value="0.061054579093432">
            <text:p>0.06</text:p>
          </table:table-cell>
          <table:table-cell table:style-name="ce4" table:formula="of:=IF([.Q61]&gt;0;VAR([.Q4:.Q53]);&quot;&quot;)" office:value-type="float" office:value="0.185990338164251">
            <text:p>0.19</text:p>
          </table:table-cell>
          <table:table-cell table:style-name="ce4" table:formula="of:=IF([.R61]&gt;0;VAR([.R4:.R53]);&quot;&quot;)" office:value-type="float" office:value="0.0598404255319149">
            <text:p>0.06</text:p>
          </table:table-cell>
          <table:table-cell table:style-name="ce4" table:formula="of:=IF([.S61]&gt;0;VAR([.S4:.S53]);&quot;&quot;)" office:value-type="float" office:value="0.210992907801418">
            <text:p>0.21</text:p>
          </table:table-cell>
          <table:table-cell table:style-name="ce4" table:formula="of:=IF([.T61]&gt;0;VAR([.T4:.T53]);&quot;&quot;)" office:value-type="float" office:value="0.0598404255319149">
            <text:p>0.06</text:p>
          </table:table-cell>
          <table:table-cell table:style-name="ce4" table:formula="of:=IF([.U61]&gt;0;VAR([.U4:.U53]);&quot;&quot;)" office:value-type="float" office:value="0.155585106382979">
            <text:p>0.16</text:p>
          </table:table-cell>
          <table:table-cell table:style-name="ce4" table:formula="of:=IF([.V61]&gt;0;VAR([.V4:.V53]);&quot;&quot;)" office:value-type="float" office:value="0.222016651248844">
            <text:p>0.22</text:p>
          </table:table-cell>
          <table:table-cell table:style-name="ce4" table:formula="of:=IF([.W61]&gt;0;VAR([.W4:.W53]);&quot;&quot;)" office:value-type="float" office:value="0.155585106382979">
            <text:p>0.16</text:p>
          </table:table-cell>
          <table:table-cell table:style-name="ce4" table:formula="of:=IF([.X61]&gt;0;VAR([.X4:.X53]);&quot;&quot;)" office:value-type="float" office:value="0.210992907801418">
            <text:p>0.21</text:p>
          </table:table-cell>
          <table:table-cell table:style-name="ce4" table:formula="of:=IF([.Y61]&gt;0;VAR([.Y4:.Y53]);&quot;&quot;)" office:value-type="float" office:value="0.0953014184397165">
            <text:p>0.1</text:p>
          </table:table-cell>
          <table:table-cell table:style-name="ce4" table:formula="of:=IF([.Z61]&gt;0;VAR([.Z4:.Z53]);&quot;&quot;)" office:value-type="float" office:value="0.158186864014801">
            <text:p>0.16</text:p>
          </table:table-cell>
          <table:table-cell table:style-name="ce4" table:formula="of:=IF([.AA61]&gt;0;VAR([.AA4:.AA53]);&quot;&quot;)" office:value-type="float" office:value="0.22463768115942">
            <text:p>0.22</text:p>
          </table:table-cell>
          <table:table-cell table:style-name="ce4" table:formula="of:=IF([.AB61]&gt;0;VAR([.AB4:.AB53]);&quot;&quot;)" office:value-type="float" office:value="0.24822695035461">
            <text:p>0.25</text:p>
          </table:table-cell>
          <table:table-cell table:style-name="ce4" table:formula="of:=IF([.AC61]&gt;0;VAR([.AC4:.AC53]);&quot;&quot;)" office:value-type="float" office:value="0.244237588652482">
            <text:p>0.24</text:p>
          </table:table-cell>
          <table:table-cell table:style-name="ce4" table:formula="of:=IF([.AD61]&gt;0;VAR([.AD4:.AD53]);&quot;&quot;)" office:value-type="float" office:value="0.244237588652482">
            <text:p>0.24</text:p>
          </table:table-cell>
          <table:table-cell table:style-name="ce4" table:formula="of:=IF([.AE61]&gt;0;VAR([.AE4:.AE53]);&quot;&quot;)" office:value-type="float" office:value="0.25354609929078">
            <text:p>0.25</text:p>
          </table:table-cell>
          <table:table-cell table:style-name="ce4" table:formula="of:=IF([.AF61]&gt;0;VAR([.AF4:.AF53]);&quot;&quot;)" office:value-type="float" office:value="0.191489361702128">
            <text:p>0.19</text:p>
          </table:table-cell>
          <table:table-cell table:style-name="ce4" table:formula="of:=IF([.AG61]&gt;0;VAR([.AG4:.AG53]);&quot;&quot;)" office:value-type="float" office:value="0.0953014184397164">
            <text:p>0.1</text:p>
          </table:table-cell>
          <table:table-cell table:style-name="ce4" table:formula="of:=IF([.AH61]&gt;0;VAR([.AH4:.AH53]);&quot;&quot;)" office:value-type="float" office:value="0.254394079555967">
            <text:p>0.25</text:p>
          </table:table-cell>
          <table:table-cell table:style-name="ce4" table:formula="of:=IF([.AI61]&gt;0;VAR([.AI4:.AI53]);&quot;&quot;)" office:value-type="float" office:value="0.25254394079556">
            <text:p>0.25</text:p>
          </table:table-cell>
          <table:table-cell table:style-name="ce4" table:formula="of:=IF([.AJ61]&gt;0;VAR([.AJ4:.AJ53]);&quot;&quot;)" office:value-type="float" office:value="0.213691026827012">
            <text:p>0.21</text:p>
          </table:table-cell>
          <table:table-cell table:style-name="ce4" table:formula="of:=IF([.AK61]&gt;0;VAR([.AK4:.AK53]);&quot;&quot;)" office:value-type="float" office:value="0.254875886524823">
            <text:p>0.25</text:p>
          </table:table-cell>
          <table:table-cell table:style-name="ce4" table:formula="of:=IF([.AL61]&gt;0;VAR([.AL4:.AL53]);&quot;&quot;)" office:value-type="float" office:value="0.244237588652482">
            <text:p>0.24</text:p>
          </table:table-cell>
          <table:table-cell table:style-name="ce4" table:formula="of:=IF([.AM61]&gt;0;VAR([.AM4:.AM53]);&quot;&quot;)" office:value-type="float" office:value="0.168439716312057">
            <text:p>0.17</text:p>
          </table:table-cell>
          <table:table-cell table:style-name="ce4" table:formula="of:=IF([.AN61]&gt;0;VAR([.AN4:.AN53]);&quot;&quot;)" office:value-type="float" office:value="0.233599290780142">
            <text:p>0.23</text:p>
          </table:table-cell>
          <table:table-cell table:style-name="ce4" table:formula="of:=IF([.AO61]&gt;0;VAR([.AO4:.AO53]);&quot;&quot;)" office:value-type="float" office:value="0.24822695035461">
            <text:p>0.25</text:p>
          </table:table-cell>
          <table:table-cell table:style-name="ce4" table:formula="of:=IF([.AP61]&gt;0;VAR([.AP4:.AP53]);&quot;&quot;)" office:value-type="float" office:value="0.144310823311748">
            <text:p>0.14</text:p>
          </table:table-cell>
          <table:table-cell table:style-name="ce4" table:formula="of:=IF([.AQ61]&gt;0;VAR([.AQ4:.AQ53]);&quot;&quot;)" office:value-type="float" office:value="0.251329787234043">
            <text:p>0.25</text:p>
          </table:table-cell>
          <table:table-cell table:style-name="ce4" table:formula="of:=IF([.AR61]&gt;0;VAR([.AR4:.AR53]);&quot;&quot;)" office:value-type="float" office:value="0.127216312056737">
            <text:p>0.13</text:p>
          </table:table-cell>
          <table:table-cell table:style-name="ce4" table:formula="of:=IF([.AS61]&gt;0;VAR([.AS4:.AS53]);&quot;&quot;)" office:value-type="float" office:value="0.210992907801418">
            <text:p>0.21</text:p>
          </table:table-cell>
          <table:table-cell table:style-name="ce4" table:formula="of:=IF([.AT61]&gt;0;VAR([.AT4:.AT53]);&quot;&quot;)" office:value-type="float" office:value="0.127216312056738">
            <text:p>0.13</text:p>
          </table:table-cell>
          <table:table-cell table:style-name="ce4" table:formula="of:=IF([.AU61]&gt;0;VAR([.AU4:.AU53]);&quot;&quot;)" office:value-type="float" office:value="0.113783533765032">
            <text:p>0.11</text:p>
          </table:table-cell>
          <table:table-cell table:style-name="ce4" table:formula="of:=IF([.AV61]&gt;0;VAR([.AV4:.AV53]);&quot;&quot;)" office:value-type="float" office:value="0.25531914893617">
            <text:p>0.26</text:p>
          </table:table-cell>
          <table:table-cell table:style-name="ce4" table:formula="of:=IF([.AW61]&gt;0;VAR([.AW4:.AW53]);&quot;&quot;)" office:value-type="float" office:value="0.246068455134135">
            <text:p>0.25</text:p>
          </table:table-cell>
          <table:table-cell table:style-name="ce4" table:formula="of:=IF([.AX61]&gt;0;VAR([.AX4:.AX53]);&quot;&quot;)" office:value-type="float" office:value="0.23936170212766">
            <text:p>0.24</text:p>
          </table:table-cell>
          <table:table-cell table:style-name="ce4" table:formula="of:=IF([.AY61]&gt;0;VAR([.AY4:.AY53]);&quot;&quot;)" office:value-type="float" office:value="0.168439716312057">
            <text:p>0.17</text:p>
          </table:table-cell>
          <table:table-cell table:number-columns-repeated="973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Test statistics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7" office:value-type="string">
            <text:p>Examinees:</text:p>
          </table:table-cell>
          <table:table-cell table:style-name="ce4" table:formula="of:=COUNTA([Input.B4:.B53])" office:value-type="float" office:value="50">
            <text:p>50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Items:</text:p>
          </table:table-cell>
          <table:table-cell table:style-name="ce4" table:formula="of:=COUNTA([Input.C1:.AZ1])" office:value-type="float" office:value="50">
            <text:p>50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ean:</text:p>
          </table:table-cell>
          <table:table-cell table:style-name="ce4" table:formula="of:=AVERAGE([.BA4:.BA53])" office:value-type="float" office:value="27.9791666666667">
            <text:p>27.98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SD:</text:p>
          </table:table-cell>
          <table:table-cell table:style-name="ce4" table:formula="of:=STDEV([.BA4:.BA53])" office:value-type="float" office:value="5.65493414124727">
            <text:p>5.65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Variance:</text:p>
          </table:table-cell>
          <table:table-cell table:style-name="ce4" table:formula="of:=VAR([.BA4:.BA53])" office:value-type="float" office:value="31.978280141844">
            <text:p>31.98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in:</text:p>
          </table:table-cell>
          <table:table-cell table:style-name="ce4" table:formula="of:=MIN([.BA4:.BA53])" office:value-type="float" office:value="13">
            <text:p>13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ax:</text:p>
          </table:table-cell>
          <table:table-cell table:style-name="ce4" table:formula="of:=MAX([.BA4:.BA53])" office:value-type="float" office:value="44">
            <text:p>44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KR-20:</text:p>
          </table:table-cell>
          <table:table-cell table:style-name="ce4" table:formula="of:=([.B68]/([.B68]-1)*(1-(SUM([.B62:.AY62]))/[.B71]))" office:value-type="float" office:value="0.717603895328397">
            <text:p>0.72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SEM:</text:p>
          </table:table-cell>
          <table:table-cell table:style-name="ce4" table:formula="of:=[.B70]*SQRT([.B74])" office:value-type="float" office:value="4.79037977572655">
            <text:p>4.79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4"/>
          <table:table-cell table:number-columns-repeated="1022"/>
        </table:table-row>
        <table:table-row table:style-name="ro2">
          <table:table-cell table:style-name="ce6" office:value-type="string">
            <text:p>Item statistics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7" office:value-type="string">
            <text:p>Mean P:</text:p>
          </table:table-cell>
          <table:table-cell table:style-name="ce4" table:formula="of:=AVERAGE([.B$55:.AY$55])" office:value-type="float" office:value="0.566977693042426">
            <text:p>0.57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in P:</text:p>
          </table:table-cell>
          <table:table-cell table:style-name="ce4" table:formula="of:=MIN([.B$55:.AY$55])" office:value-type="float" office:value="0.0625">
            <text:p>0.06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ax P:</text:p>
          </table:table-cell>
          <table:table-cell table:style-name="ce4" table:formula="of:=MAX([.B$55:.AY$55])" office:value-type="float" office:value="0.979166666666667">
            <text:p>0.98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ean Rpbis:</text:p>
          </table:table-cell>
          <table:table-cell table:style-name="ce4" table:formula="of:=AVERAGE([.B$56:.AY$56])" office:value-type="float" office:value="0.256479698683107">
            <text:p>0.26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in Rpbis:</text:p>
          </table:table-cell>
          <table:table-cell table:style-name="ce4" table:formula="of:=MIN([.B$56:.AY$56])" office:value-type="float" office:value="-0.159012887670621">
            <text:p>-0.16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ax Rpbis:</text:p>
          </table:table-cell>
          <table:table-cell table:style-name="ce4" table:formula="of:=MAX([.B$56:.AY$56])" office:value-type="float" office:value="0.656636845316287">
            <text:p>0.66</text:p>
          </table:table-cell>
          <table:table-cell table:number-columns-repeated="1022"/>
        </table:table-row>
        <table:table-row table:style-name="ro2" table:number-rows-repeated="65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put" table:style-name="ta1" table:protected="true" table:protection-key="MjTALh0MkYOewnNf/9ZnLgYk9H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8" table:number-columns-repeated="4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009" table:default-cell-style-name="ce1"/>
        <table:table-row table:style-name="ro2">
          <table:table-cell table:style-name="ce9"/>
          <table:table-cell table:style-name="ce11" office:value-type="string">
            <text:p>Person scores</text:p>
          </table:table-cell>
          <table:table-cell table:style-name="ce11" table:number-columns-repeated="2"/>
          <table:table-cell table:style-name="ce9"/>
          <table:table-cell table:style-name="ce12" office:value-type="string">
            <text:p>Item Statistics</text:p>
          </table:table-cell>
          <table:table-cell table:style-name="ce15"/>
          <table:table-cell table:style-name="ce16" table:number-columns-repeated="2"/>
          <table:table-cell table:style-name="ce15" table:number-columns-repeated="2"/>
          <table:table-cell table:style-name="ce9" table:number-columns-repeated="2"/>
          <table:table-cell table:style-name="ce11" office:value-type="string">
            <text:p>Summary</text:p>
          </table:table-cell>
          <table:table-cell/>
          <table:table-cell table:style-name="ce20"/>
          <table:table-cell table:number-columns-repeated="1008"/>
        </table:table-row>
        <table:table-row table:style-name="ro5">
          <table:table-cell table:style-name="ce10" office:value-type="string">
            <text:p>Person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Score</text:p>
          </table:table-cell>
          <table:table-cell table:style-name="ce10"/>
          <table:table-cell table:style-name="ce10" office:value-type="string">
            <text:p>Item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Rpbis</text:p>
          </table:table-cell>
          <table:table-cell table:style-name="ce17" office:value-type="string">
            <text:p>Number correct</text:p>
          </table:table-cell>
          <table:table-cell table:style-name="ce17" office:value-type="string">
            <text:p>Number incorrect</text:p>
          </table:table-cell>
          <table:table-cell table:style-name="ce13" office:value-type="string">
            <text:p>Mean score correct</text:p>
          </table:table-cell>
          <table:table-cell table:style-name="ce13" office:value-type="string">
            <text:p>Mean score incorrect</text:p>
          </table:table-cell>
          <table:table-cell table:style-name="ce10"/>
          <table:table-cell table:style-name="ce10" office:value-type="string">
            <text:p>Statistic</text:p>
          </table:table-cell>
          <table:table-cell table:style-name="ce10" office:value-type="string">
            <text:p>Value</text:p>
          </table:table-cell>
          <table:table-cell/>
          <table:table-cell table:style-name="ce21"/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table:formula="of:=IF([Input.B4]&lt;&gt;&quot;&quot;;[Input.B4];&quot;&quot;)" office:value-type="string" office:string-value="P1">
            <text:p>P1</text:p>
          </table:table-cell>
          <table:table-cell table:formula="of:=IF([Input.B4]&lt;&gt;&quot;&quot;;['Scored 0-1'.BA4];&quot;&quot;)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style-name="ce14" table:formula="of:=['Scored 0-1'.B55]" office:value-type="float" office:value="0.895833333333333">
            <text:p>0.90</text:p>
          </table:table-cell>
          <table:table-cell table:style-name="ce14" table:formula="of:=['Scored 0-1'.B56]" office:value-type="float" office:value="0.279049573720298">
            <text:p>0.28</text:p>
          </table:table-cell>
          <table:table-cell table:formula="of:=['Scored 0-1'.B57]" office:value-type="float" office:value="43">
            <text:p>43</text:p>
          </table:table-cell>
          <table:table-cell table:formula="of:=['Scored 0-1'.B58]" office:value-type="float" office:value="5">
            <text:p>5</text:p>
          </table:table-cell>
          <table:table-cell table:style-name="ce14" table:formula="of:=['Scored 0-1'.B59]" office:value-type="float" office:value="28.5116279069767">
            <text:p>28.51</text:p>
          </table:table-cell>
          <table:table-cell table:style-name="ce14" table:formula="of:=['Scored 0-1'.B60]" office:value-type="float" office:value="23.4">
            <text:p>23.40</text:p>
          </table:table-cell>
          <table:table-cell/>
          <table:table-cell table:style-name="ce18" office:value-type="string">
            <text:p>Test statistics</text:p>
          </table:table-cell>
          <table:table-cell table:number-columns-repeated="2"/>
          <table:table-cell table:style-name="ce22" office:value-type="string">
            <text:p>Want to learn more about item analysis?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table:formula="of:=IF([Input.B5]&lt;&gt;&quot;&quot;;[Input.B5];&quot;&quot;)" office:value-type="string" office:string-value="P2">
            <text:p>P2</text:p>
          </table:table-cell>
          <table:table-cell table:formula="of:=IF([Input.B5]&lt;&gt;&quot;&quot;;['Scored 0-1'.BA5];&quot;&quot;)" office:value-type="float" office:value="25">
            <text:p>25</text:p>
          </table:table-cell>
          <table:table-cell/>
          <table:table-cell office:value-type="float" office:value="2">
            <text:p>2</text:p>
          </table:table-cell>
          <table:table-cell table:style-name="ce14" table:formula="of:=['Scored 0-1'.C55]" office:value-type="float" office:value="0.304347826086957">
            <text:p>0.30</text:p>
          </table:table-cell>
          <table:table-cell table:style-name="ce14" table:formula="of:=['Scored 0-1'.C56]" office:value-type="float" office:value="0.209123574882356">
            <text:p>0.21</text:p>
          </table:table-cell>
          <table:table-cell table:formula="of:=['Scored 0-1'.C57]" office:value-type="float" office:value="14">
            <text:p>14</text:p>
          </table:table-cell>
          <table:table-cell table:formula="of:=['Scored 0-1'.C58]" office:value-type="float" office:value="32">
            <text:p>32</text:p>
          </table:table-cell>
          <table:table-cell table:style-name="ce14" table:formula="of:=['Scored 0-1'.C59]" office:value-type="float" office:value="29.5">
            <text:p>29.50</text:p>
          </table:table-cell>
          <table:table-cell table:style-name="ce14" table:formula="of:=['Scored 0-1'.C60]" office:value-type="float" office:value="26.96875">
            <text:p>26.97</text:p>
          </table:table-cell>
          <table:table-cell/>
          <table:table-cell table:style-name="ce19" office:value-type="string">
            <text:p>Examinees:</text:p>
          </table:table-cell>
          <table:table-cell table:formula="of:=['Scored 0-1'.B67]" office:value-type="float" office:value="50">
            <text:p>50</text:p>
          </table:table-cell>
          <table:table-cell/>
          <table:table-cell table:style-name="ce22" office:value-type="string">
            <text:p>We recommend these introductory books: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table:formula="of:=IF([Input.B6]&lt;&gt;&quot;&quot;;[Input.B6];&quot;&quot;)" office:value-type="string" office:string-value="P3">
            <text:p>P3</text:p>
          </table:table-cell>
          <table:table-cell table:formula="of:=IF([Input.B6]&lt;&gt;&quot;&quot;;['Scored 0-1'.BA6];&quot;&quot;)" office:value-type="float" office:value="33">
            <text:p>33</text:p>
          </table:table-cell>
          <table:table-cell/>
          <table:table-cell office:value-type="float" office:value="3">
            <text:p>3</text:p>
          </table:table-cell>
          <table:table-cell table:style-name="ce14" table:formula="of:=['Scored 0-1'.D55]" office:value-type="float" office:value="0.630434782608696">
            <text:p>0.63</text:p>
          </table:table-cell>
          <table:table-cell table:style-name="ce14" table:formula="of:=['Scored 0-1'.D56]" office:value-type="float" office:value="0.0454783661505641">
            <text:p>0.05</text:p>
          </table:table-cell>
          <table:table-cell table:formula="of:=['Scored 0-1'.D57]" office:value-type="float" office:value="29">
            <text:p>29</text:p>
          </table:table-cell>
          <table:table-cell table:formula="of:=['Scored 0-1'.D58]" office:value-type="float" office:value="17">
            <text:p>17</text:p>
          </table:table-cell>
          <table:table-cell table:style-name="ce14" table:formula="of:=['Scored 0-1'.D59]" office:value-type="float" office:value="28.2413793103448">
            <text:p>28.24</text:p>
          </table:table-cell>
          <table:table-cell table:style-name="ce14" table:formula="of:=['Scored 0-1'.D60]" office:value-type="float" office:value="27.7058823529412">
            <text:p>27.71</text:p>
          </table:table-cell>
          <table:table-cell/>
          <table:table-cell table:style-name="ce19" office:value-type="string">
            <text:p>Items:</text:p>
          </table:table-cell>
          <table:table-cell table:formula="of:=['Scored 0-1'.B68]" office:value-type="float" office:value="50">
            <text:p>50</text:p>
          </table:table-cell>
          <table:table-cell/>
          <table:table-cell table:style-name="ce23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formula="of:=IF([Input.B7]&lt;&gt;&quot;&quot;;[Input.B7];&quot;&quot;)" office:value-type="string" office:string-value="P4">
            <text:p>P4</text:p>
          </table:table-cell>
          <table:table-cell table:formula="of:=IF([Input.B7]&lt;&gt;&quot;&quot;;['Scored 0-1'.BA7];&quot;&quot;)"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 table:style-name="ce14" table:formula="of:=['Scored 0-1'.E55]" office:value-type="float" office:value="0.708333333333333">
            <text:p>0.71</text:p>
          </table:table-cell>
          <table:table-cell table:style-name="ce14" table:formula="of:=['Scored 0-1'.E56]" office:value-type="float" office:value="0.169623417519585">
            <text:p>0.17</text:p>
          </table:table-cell>
          <table:table-cell table:formula="of:=['Scored 0-1'.E57]" office:value-type="float" office:value="34">
            <text:p>34</text:p>
          </table:table-cell>
          <table:table-cell table:formula="of:=['Scored 0-1'.E58]" office:value-type="float" office:value="14">
            <text:p>14</text:p>
          </table:table-cell>
          <table:table-cell table:style-name="ce14" table:formula="of:=['Scored 0-1'.E59]" office:value-type="float" office:value="28.5882352941176">
            <text:p>28.59</text:p>
          </table:table-cell>
          <table:table-cell table:style-name="ce14" table:formula="of:=['Scored 0-1'.E60]" office:value-type="float" office:value="26.5">
            <text:p>26.50</text:p>
          </table:table-cell>
          <table:table-cell/>
          <table:table-cell table:style-name="ce19" office:value-type="string">
            <text:p>Mean:</text:p>
          </table:table-cell>
          <table:table-cell table:formula="of:=['Scored 0-1'.B69]" office:value-type="float" office:value="27.9791666666667">
            <text:p>27.98</text:p>
          </table:table-cell>
          <table:table-cell/>
          <table:table-cell table:style-name="ce24" office:value-type="string">
            <text:p>Measurement Theory in Action: Case Studies and Exercises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table:formula="of:=IF([Input.B8]&lt;&gt;&quot;&quot;;[Input.B8];&quot;&quot;)" office:value-type="string" office:string-value="P5">
            <text:p>P5</text:p>
          </table:table-cell>
          <table:table-cell table:formula="of:=IF([Input.B8]&lt;&gt;&quot;&quot;;['Scored 0-1'.BA8];&quot;&quot;)"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 table:style-name="ce14" table:formula="of:=['Scored 0-1'.F55]" office:value-type="float" office:value="0.4375">
            <text:p>0.44</text:p>
          </table:table-cell>
          <table:table-cell table:style-name="ce14" table:formula="of:=['Scored 0-1'.F56]" office:value-type="float" office:value="0.175899212025023">
            <text:p>0.18</text:p>
          </table:table-cell>
          <table:table-cell table:formula="of:=['Scored 0-1'.F57]" office:value-type="float" office:value="21">
            <text:p>21</text:p>
          </table:table-cell>
          <table:table-cell table:formula="of:=['Scored 0-1'.F58]" office:value-type="float" office:value="27">
            <text:p>27</text:p>
          </table:table-cell>
          <table:table-cell table:style-name="ce14" table:formula="of:=['Scored 0-1'.F59]" office:value-type="float" office:value="29.0952380952381">
            <text:p>29.10</text:p>
          </table:table-cell>
          <table:table-cell table:style-name="ce14" table:formula="of:=['Scored 0-1'.F60]" office:value-type="float" office:value="27.1111111111111">
            <text:p>27.11</text:p>
          </table:table-cell>
          <table:table-cell/>
          <table:table-cell table:style-name="ce19" office:value-type="string">
            <text:p>SD:</text:p>
          </table:table-cell>
          <table:table-cell table:formula="of:=['Scored 0-1'.B70]" office:value-type="float" office:value="5.65493414124727">
            <text:p>5.65</text:p>
          </table:table-cell>
          <table:table-cell/>
          <table:table-cell table:style-name="ce23" office:value-type="string">
            <text:p>Shultz &amp; Whitney</text:p>
          </table:table-cell>
          <table:table-cell table:number-columns-repeated="1008"/>
        </table:table-row>
        <table:table-row table:style-name="ro3">
          <table:table-cell office:value-type="float" office:value="6">
            <text:p>6</text:p>
          </table:table-cell>
          <table:table-cell table:formula="of:=IF([Input.B9]&lt;&gt;&quot;&quot;;[Input.B9];&quot;&quot;)" office:value-type="string" office:string-value="P6">
            <text:p>P6</text:p>
          </table:table-cell>
          <table:table-cell table:formula="of:=IF([Input.B9]&lt;&gt;&quot;&quot;;['Scored 0-1'.BA9];&quot;&quot;)"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table:style-name="ce14" table:formula="of:=['Scored 0-1'.G55]" office:value-type="float" office:value="0.166666666666667">
            <text:p>0.17</text:p>
          </table:table-cell>
          <table:table-cell table:style-name="ce14" table:formula="of:=['Scored 0-1'.G56]" office:value-type="float" office:value="0.0416253508849758">
            <text:p>0.04</text:p>
          </table:table-cell>
          <table:table-cell table:formula="of:=['Scored 0-1'.G57]" office:value-type="float" office:value="8">
            <text:p>8</text:p>
          </table:table-cell>
          <table:table-cell table:formula="of:=['Scored 0-1'.G58]" office:value-type="float" office:value="40">
            <text:p>40</text:p>
          </table:table-cell>
          <table:table-cell table:style-name="ce14" table:formula="of:=['Scored 0-1'.G59]" office:value-type="float" office:value="28.5">
            <text:p>28.50</text:p>
          </table:table-cell>
          <table:table-cell table:style-name="ce14" table:formula="of:=['Scored 0-1'.G60]" office:value-type="float" office:value="27.875">
            <text:p>27.88</text:p>
          </table:table-cell>
          <table:table-cell/>
          <table:table-cell table:style-name="ce19" office:value-type="string">
            <text:p>Variance:</text:p>
          </table:table-cell>
          <table:table-cell table:formula="of:=['Scored 0-1'.B71]" office:value-type="float" office:value="31.978280141844">
            <text:p>31.98</text:p>
          </table:table-cell>
          <table:table-cell/>
          <table:table-cell table:style-name="ce25" office:value-type="string">
            <text:p><text:span text:style-name="T1"><text:a xlink:href="http://assess.com/xcart/product.php?productid=68&amp;cat=6&amp;page=1" xlink:type="simple">http://assess.com/xcart/product.php?productid=68&amp;cat=6&amp;page=1</text:a></text:span></text:p>
          </table:table-cell>
          <table:table-cell table:number-columns-repeated="1008"/>
        </table:table-row>
        <table:table-row table:style-name="ro2">
          <table:table-cell office:value-type="float" office:value="7">
            <text:p>7</text:p>
          </table:table-cell>
          <table:table-cell table:formula="of:=IF([Input.B10]&lt;&gt;&quot;&quot;;[Input.B10];&quot;&quot;)" office:value-type="string" office:string-value="P7">
            <text:p>P7</text:p>
          </table:table-cell>
          <table:table-cell table:formula="of:=IF([Input.B10]&lt;&gt;&quot;&quot;;['Scored 0-1'.BA10];&quot;&quot;)" office:value-type="float" office:value="26">
            <text:p>26</text:p>
          </table:table-cell>
          <table:table-cell/>
          <table:table-cell office:value-type="float" office:value="7">
            <text:p>7</text:p>
          </table:table-cell>
          <table:table-cell table:style-name="ce14" table:formula="of:=['Scored 0-1'.H55]" office:value-type="float" office:value="0.682926829268293">
            <text:p>0.68</text:p>
          </table:table-cell>
          <table:table-cell table:style-name="ce14" table:formula="of:=['Scored 0-1'.H56]" office:value-type="float" office:value="0.101694219312957">
            <text:p>0.10</text:p>
          </table:table-cell>
          <table:table-cell table:formula="of:=['Scored 0-1'.H57]" office:value-type="float" office:value="28">
            <text:p>28</text:p>
          </table:table-cell>
          <table:table-cell table:formula="of:=['Scored 0-1'.H58]" office:value-type="float" office:value="13">
            <text:p>13</text:p>
          </table:table-cell>
          <table:table-cell table:style-name="ce14" table:formula="of:=['Scored 0-1'.H59]" office:value-type="float" office:value="29.2142857142857">
            <text:p>29.21</text:p>
          </table:table-cell>
          <table:table-cell table:style-name="ce14" table:formula="of:=['Scored 0-1'.H60]" office:value-type="float" office:value="28">
            <text:p>28.00</text:p>
          </table:table-cell>
          <table:table-cell/>
          <table:table-cell table:style-name="ce19" office:value-type="string">
            <text:p>Min:</text:p>
          </table:table-cell>
          <table:table-cell table:formula="of:=['Scored 0-1'.B72]" office:value-type="float" office:value="13">
            <text:p>13</text:p>
          </table:table-cell>
          <table:table-cell/>
          <table:table-cell table:style-name="ce20"/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table:formula="of:=IF([Input.B11]&lt;&gt;&quot;&quot;;[Input.B11];&quot;&quot;)" office:value-type="string" office:string-value="P8">
            <text:p>P8</text:p>
          </table:table-cell>
          <table:table-cell table:formula="of:=IF([Input.B11]&lt;&gt;&quot;&quot;;['Scored 0-1'.BA11];&quot;&quot;)" office:value-type="float" office:value="28">
            <text:p>28</text:p>
          </table:table-cell>
          <table:table-cell/>
          <table:table-cell office:value-type="float" office:value="8">
            <text:p>8</text:p>
          </table:table-cell>
          <table:table-cell table:style-name="ce14" table:formula="of:=['Scored 0-1'.I55]" office:value-type="float" office:value="0.487804878048781">
            <text:p>0.49</text:p>
          </table:table-cell>
          <table:table-cell table:style-name="ce14" table:formula="of:=['Scored 0-1'.I56]" office:value-type="float" office:value="0.129648328263946">
            <text:p>0.13</text:p>
          </table:table-cell>
          <table:table-cell table:formula="of:=['Scored 0-1'.I57]" office:value-type="float" office:value="20">
            <text:p>20</text:p>
          </table:table-cell>
          <table:table-cell table:formula="of:=['Scored 0-1'.I58]" office:value-type="float" office:value="21">
            <text:p>21</text:p>
          </table:table-cell>
          <table:table-cell table:style-name="ce14" table:formula="of:=['Scored 0-1'.I59]" office:value-type="float" office:value="29.5">
            <text:p>29.50</text:p>
          </table:table-cell>
          <table:table-cell table:style-name="ce14" table:formula="of:=['Scored 0-1'.I60]" office:value-type="float" office:value="28.047619047619">
            <text:p>28.05</text:p>
          </table:table-cell>
          <table:table-cell/>
          <table:table-cell table:style-name="ce19" office:value-type="string">
            <text:p>Max:</text:p>
          </table:table-cell>
          <table:table-cell table:formula="of:=['Scored 0-1'.B73]" office:value-type="float" office:value="44">
            <text:p>44</text:p>
          </table:table-cell>
          <table:table-cell/>
          <table:table-cell table:style-name="ce26" office:value-type="string">
            <text:p>Psychometrics: An Introduction</text:p>
          </table:table-cell>
          <table:table-cell table:number-columns-repeated="1008"/>
        </table:table-row>
        <table:table-row table:style-name="ro3">
          <table:table-cell office:value-type="float" office:value="9">
            <text:p>9</text:p>
          </table:table-cell>
          <table:table-cell table:formula="of:=IF([Input.B12]&lt;&gt;&quot;&quot;;[Input.B12];&quot;&quot;)" office:value-type="string" office:string-value="P9">
            <text:p>P9</text:p>
          </table:table-cell>
          <table:table-cell table:formula="of:=IF([Input.B12]&lt;&gt;&quot;&quot;;['Scored 0-1'.BA12];&quot;&quot;)" office:value-type="float" office:value="20">
            <text:p>20</text:p>
          </table:table-cell>
          <table:table-cell/>
          <table:table-cell office:value-type="float" office:value="9">
            <text:p>9</text:p>
          </table:table-cell>
          <table:table-cell table:style-name="ce14" table:formula="of:=['Scored 0-1'.J55]" office:value-type="float" office:value="0.608695652173913">
            <text:p>0.61</text:p>
          </table:table-cell>
          <table:table-cell table:style-name="ce14" table:formula="of:=['Scored 0-1'.J56]" office:value-type="float" office:value="0.162761623511826">
            <text:p>0.16</text:p>
          </table:table-cell>
          <table:table-cell table:formula="of:=['Scored 0-1'.J57]" office:value-type="float" office:value="28">
            <text:p>28</text:p>
          </table:table-cell>
          <table:table-cell table:formula="of:=['Scored 0-1'.J58]" office:value-type="float" office:value="18">
            <text:p>18</text:p>
          </table:table-cell>
          <table:table-cell table:style-name="ce14" table:formula="of:=['Scored 0-1'.J59]" office:value-type="float" office:value="28.9642857142857">
            <text:p>28.96</text:p>
          </table:table-cell>
          <table:table-cell table:style-name="ce14" table:formula="of:=['Scored 0-1'.J60]" office:value-type="float" office:value="27.1111111111111">
            <text:p>27.11</text:p>
          </table:table-cell>
          <table:table-cell/>
          <table:table-cell table:style-name="ce19" office:value-type="string">
            <text:p>KR-20:</text:p>
          </table:table-cell>
          <table:table-cell table:formula="of:=['Scored 0-1'.B74]" office:value-type="float" office:value="0.717603895328397">
            <text:p>0.72</text:p>
          </table:table-cell>
          <table:table-cell/>
          <table:table-cell table:style-name="ce20" office:value-type="string">
            <text:p>Furr &amp; Bacharach</text:p>
          </table:table-cell>
          <table:table-cell table:number-columns-repeated="1008"/>
        </table:table-row>
        <table:table-row table:style-name="ro3">
          <table:table-cell office:value-type="float" office:value="10">
            <text:p>10</text:p>
          </table:table-cell>
          <table:table-cell table:formula="of:=IF([Input.B13]&lt;&gt;&quot;&quot;;[Input.B13];&quot;&quot;)" office:value-type="string" office:string-value="P10">
            <text:p>P10</text:p>
          </table:table-cell>
          <table:table-cell table:formula="of:=IF([Input.B13]&lt;&gt;&quot;&quot;;['Scored 0-1'.BA13];&quot;&quot;)">
            <text:p/>
          </table:table-cell>
          <table:table-cell/>
          <table:table-cell office:value-type="float" office:value="10">
            <text:p>10</text:p>
          </table:table-cell>
          <table:table-cell table:style-name="ce14" table:formula="of:=['Scored 0-1'.K55]" office:value-type="float" office:value="0.208333333333333">
            <text:p>0.21</text:p>
          </table:table-cell>
          <table:table-cell table:style-name="ce14" table:formula="of:=['Scored 0-1'.K56]" office:value-type="float" office:value="0.515291582311567">
            <text:p>0.52</text:p>
          </table:table-cell>
          <table:table-cell table:formula="of:=['Scored 0-1'.K57]" office:value-type="float" office:value="10">
            <text:p>10</text:p>
          </table:table-cell>
          <table:table-cell table:formula="of:=['Scored 0-1'.K58]" office:value-type="float" office:value="38">
            <text:p>38</text:p>
          </table:table-cell>
          <table:table-cell table:style-name="ce14" table:formula="of:=['Scored 0-1'.K59]" office:value-type="float" office:value="33.6">
            <text:p>33.60</text:p>
          </table:table-cell>
          <table:table-cell table:style-name="ce14" table:formula="of:=['Scored 0-1'.K60]" office:value-type="float" office:value="26.5">
            <text:p>26.50</text:p>
          </table:table-cell>
          <table:table-cell/>
          <table:table-cell table:style-name="ce19" office:value-type="string">
            <text:p>SEM:</text:p>
          </table:table-cell>
          <table:table-cell table:formula="of:=['Scored 0-1'.B75]" office:value-type="float" office:value="4.79037977572655">
            <text:p>4.79</text:p>
          </table:table-cell>
          <table:table-cell/>
          <table:table-cell table:style-name="ce25" office:value-type="string">
            <text:p><text:span text:style-name="T1"><text:a xlink:href="http://assess.com/xcart/product.php?productid=460&amp;cat=6&amp;page=1" xlink:type="simple">http://assess.com/xcart/product.php?productid=460&amp;cat=6&amp;page=1</text:a></text:span></text:p>
          </table:table-cell>
          <table:table-cell table:number-columns-repeated="1008"/>
        </table:table-row>
        <table:table-row table:style-name="ro2">
          <table:table-cell office:value-type="float" office:value="11">
            <text:p>11</text:p>
          </table:table-cell>
          <table:table-cell table:formula="of:=IF([Input.B14]&lt;&gt;&quot;&quot;;[Input.B14];&quot;&quot;)" office:value-type="string" office:string-value="P11">
            <text:p>P11</text:p>
          </table:table-cell>
          <table:table-cell table:formula="of:=IF([Input.B14]&lt;&gt;&quot;&quot;;['Scored 0-1'.BA14];&quot;&quot;)" office:value-type="float" office:value="25">
            <text:p>25</text:p>
          </table:table-cell>
          <table:table-cell/>
          <table:table-cell office:value-type="float" office:value="11">
            <text:p>11</text:p>
          </table:table-cell>
          <table:table-cell table:style-name="ce14" table:formula="of:=['Scored 0-1'.L55]" office:value-type="float" office:value="0.666666666666667">
            <text:p>0.67</text:p>
          </table:table-cell>
          <table:table-cell table:style-name="ce14" table:formula="of:=['Scored 0-1'.L56]" office:value-type="float" office:value="0.139528772232243">
            <text:p>0.14</text:p>
          </table:table-cell>
          <table:table-cell table:formula="of:=['Scored 0-1'.L57]" office:value-type="float" office:value="32">
            <text:p>32</text:p>
          </table:table-cell>
          <table:table-cell table:formula="of:=['Scored 0-1'.L58]" office:value-type="float" office:value="16">
            <text:p>16</text:p>
          </table:table-cell>
          <table:table-cell table:style-name="ce14" table:formula="of:=['Scored 0-1'.L59]" office:value-type="float" office:value="28.53125">
            <text:p>28.53</text:p>
          </table:table-cell>
          <table:table-cell table:style-name="ce14" table:formula="of:=['Scored 0-1'.L60]" office:value-type="float" office:value="26.875">
            <text:p>26.88</text:p>
          </table:table-cell>
          <table:table-cell/>
          <table:table-cell table:style-name="ce19"/>
          <table:table-cell table:style-name="Default"/>
          <table:table-cell/>
          <table:table-cell table:style-name="ce20"/>
          <table:table-cell table:number-columns-repeated="1008"/>
        </table:table-row>
        <table:table-row table:style-name="ro2">
          <table:table-cell office:value-type="float" office:value="12">
            <text:p>12</text:p>
          </table:table-cell>
          <table:table-cell table:formula="of:=IF([Input.B15]&lt;&gt;&quot;&quot;;[Input.B15];&quot;&quot;)" office:value-type="string" office:string-value="P12">
            <text:p>P12</text:p>
          </table:table-cell>
          <table:table-cell table:formula="of:=IF([Input.B15]&lt;&gt;&quot;&quot;;['Scored 0-1'.BA15];&quot;&quot;)" office:value-type="float" office:value="27">
            <text:p>27</text:p>
          </table:table-cell>
          <table:table-cell/>
          <table:table-cell office:value-type="float" office:value="12">
            <text:p>12</text:p>
          </table:table-cell>
          <table:table-cell table:style-name="ce14" table:formula="of:=['Scored 0-1'.M55]" office:value-type="float" office:value="0.479166666666667">
            <text:p>0.48</text:p>
          </table:table-cell>
          <table:table-cell table:style-name="ce14" table:formula="of:=['Scored 0-1'.M56]" office:value-type="float" office:value="0.286771424774344">
            <text:p>0.29</text:p>
          </table:table-cell>
          <table:table-cell table:formula="of:=['Scored 0-1'.M57]" office:value-type="float" office:value="23">
            <text:p>23</text:p>
          </table:table-cell>
          <table:table-cell table:formula="of:=['Scored 0-1'.M58]" office:value-type="float" office:value="25">
            <text:p>25</text:p>
          </table:table-cell>
          <table:table-cell table:style-name="ce14" table:formula="of:=['Scored 0-1'.M59]" office:value-type="float" office:value="29.6521739130435">
            <text:p>29.65</text:p>
          </table:table-cell>
          <table:table-cell table:style-name="ce14" table:formula="of:=['Scored 0-1'.M60]" office:value-type="float" office:value="26.44">
            <text:p>26.44</text:p>
          </table:table-cell>
          <table:table-cell/>
          <table:table-cell table:style-name="ce18" office:value-type="string">
            <text:p>Item statistics</text:p>
          </table:table-cell>
          <table:table-cell table:style-name="Default"/>
          <table:table-cell/>
          <table:table-cell table:style-name="ce23"/>
          <table:table-cell table:number-columns-repeated="1008"/>
        </table:table-row>
        <table:table-row table:style-name="ro2">
          <table:table-cell office:value-type="float" office:value="13">
            <text:p>13</text:p>
          </table:table-cell>
          <table:table-cell table:formula="of:=IF([Input.B16]&lt;&gt;&quot;&quot;;[Input.B16];&quot;&quot;)" office:value-type="string" office:string-value="P13">
            <text:p>P13</text:p>
          </table:table-cell>
          <table:table-cell table:formula="of:=IF([Input.B16]&lt;&gt;&quot;&quot;;['Scored 0-1'.BA16];&quot;&quot;)" office:value-type="float" office:value="29">
            <text:p>29</text:p>
          </table:table-cell>
          <table:table-cell/>
          <table:table-cell office:value-type="float" office:value="13">
            <text:p>13</text:p>
          </table:table-cell>
          <table:table-cell table:style-name="ce14" table:formula="of:=['Scored 0-1'.N55]" office:value-type="float" office:value="0.875">
            <text:p>0.88</text:p>
          </table:table-cell>
          <table:table-cell table:style-name="ce14" table:formula="of:=['Scored 0-1'.N56]" office:value-type="float" office:value="-0.159012887670621">
            <text:p>-0.16</text:p>
          </table:table-cell>
          <table:table-cell table:formula="of:=['Scored 0-1'.N57]" office:value-type="float" office:value="42">
            <text:p>42</text:p>
          </table:table-cell>
          <table:table-cell table:formula="of:=['Scored 0-1'.N58]" office:value-type="float" office:value="6">
            <text:p>6</text:p>
          </table:table-cell>
          <table:table-cell table:style-name="ce14" table:formula="of:=['Scored 0-1'.N59]" office:value-type="float" office:value="27.6428571428571">
            <text:p>27.64</text:p>
          </table:table-cell>
          <table:table-cell table:style-name="ce14" table:formula="of:=['Scored 0-1'.N60]" office:value-type="float" office:value="30.3333333333333">
            <text:p>30.33</text:p>
          </table:table-cell>
          <table:table-cell/>
          <table:table-cell table:style-name="ce19" office:value-type="string">
            <text:p>Mean P:</text:p>
          </table:table-cell>
          <table:table-cell table:formula="of:=['Scored 0-1'.B78]" office:value-type="float" office:value="0.566977693042426">
            <text:p>0.57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14">
            <text:p>14</text:p>
          </table:table-cell>
          <table:table-cell table:formula="of:=IF([Input.B17]&lt;&gt;&quot;&quot;;[Input.B17];&quot;&quot;)" office:value-type="string" office:string-value="P14">
            <text:p>P14</text:p>
          </table:table-cell>
          <table:table-cell table:formula="of:=IF([Input.B17]&lt;&gt;&quot;&quot;;['Scored 0-1'.BA17];&quot;&quot;)" office:value-type="float" office:value="39">
            <text:p>39</text:p>
          </table:table-cell>
          <table:table-cell/>
          <table:table-cell office:value-type="float" office:value="14">
            <text:p>14</text:p>
          </table:table-cell>
          <table:table-cell table:style-name="ce14" table:formula="of:=['Scored 0-1'.O55]" office:value-type="float" office:value="0.979166666666667">
            <text:p>0.98</text:p>
          </table:table-cell>
          <table:table-cell table:style-name="ce14" table:formula="of:=['Scored 0-1'.O56]" office:value-type="float" office:value="0.390465675336103">
            <text:p>0.39</text:p>
          </table:table-cell>
          <table:table-cell table:formula="of:=['Scored 0-1'.O57]" office:value-type="float" office:value="47">
            <text:p>47</text:p>
          </table:table-cell>
          <table:table-cell table:formula="of:=['Scored 0-1'.O58]" office:value-type="float" office:value="1">
            <text:p>1</text:p>
          </table:table-cell>
          <table:table-cell table:style-name="ce14" table:formula="of:=['Scored 0-1'.O59]" office:value-type="float" office:value="28.2978723404255">
            <text:p>28.30</text:p>
          </table:table-cell>
          <table:table-cell table:style-name="ce14" table:formula="of:=['Scored 0-1'.O60]" office:value-type="float" office:value="13">
            <text:p>13.00</text:p>
          </table:table-cell>
          <table:table-cell/>
          <table:table-cell table:style-name="ce19" office:value-type="string">
            <text:p>Min P:</text:p>
          </table:table-cell>
          <table:table-cell table:formula="of:=['Scored 0-1'.B79]" office:value-type="float" office:value="0.0625">
            <text:p>0.06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table:formula="of:=IF([Input.B18]&lt;&gt;&quot;&quot;;[Input.B18];&quot;&quot;)" office:value-type="string" office:string-value="P15">
            <text:p>P15</text:p>
          </table:table-cell>
          <table:table-cell table:formula="of:=IF([Input.B18]&lt;&gt;&quot;&quot;;['Scored 0-1'.BA18];&quot;&quot;)"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table:style-name="ce14" table:formula="of:=['Scored 0-1'.P55]" office:value-type="float" office:value="0.936170212765957">
            <text:p>0.94</text:p>
          </table:table-cell>
          <table:table-cell table:style-name="ce14" table:formula="of:=['Scored 0-1'.P56]" office:value-type="float" office:value="0.266040617391718">
            <text:p>0.27</text:p>
          </table:table-cell>
          <table:table-cell table:formula="of:=['Scored 0-1'.P57]" office:value-type="float" office:value="44">
            <text:p>44</text:p>
          </table:table-cell>
          <table:table-cell table:formula="of:=['Scored 0-1'.P58]" office:value-type="float" office:value="3">
            <text:p>3</text:p>
          </table:table-cell>
          <table:table-cell table:style-name="ce14" table:formula="of:=['Scored 0-1'.P59]" office:value-type="float" office:value="28.4545454545455">
            <text:p>28.45</text:p>
          </table:table-cell>
          <table:table-cell table:style-name="ce14" table:formula="of:=['Scored 0-1'.P60]" office:value-type="float" office:value="22.3333333333333">
            <text:p>22.33</text:p>
          </table:table-cell>
          <table:table-cell/>
          <table:table-cell table:style-name="ce19" office:value-type="string">
            <text:p>Max P:</text:p>
          </table:table-cell>
          <table:table-cell table:formula="of:=['Scored 0-1'.B80]" office:value-type="float" office:value="0.979166666666667">
            <text:p>0.98</text:p>
          </table:table-cell>
          <table:table-cell table:number-columns-repeated="1010"/>
        </table:table-row>
        <table:table-row table:style-name="ro3">
          <table:table-cell office:value-type="float" office:value="16">
            <text:p>16</text:p>
          </table:table-cell>
          <table:table-cell table:formula="of:=IF([Input.B19]&lt;&gt;&quot;&quot;;[Input.B19];&quot;&quot;)" office:value-type="string" office:string-value="P16">
            <text:p>P16</text:p>
          </table:table-cell>
          <table:table-cell table:formula="of:=IF([Input.B19]&lt;&gt;&quot;&quot;;['Scored 0-1'.BA19];&quot;&quot;)" office:value-type="float" office:value="23">
            <text:p>23</text:p>
          </table:table-cell>
          <table:table-cell/>
          <table:table-cell office:value-type="float" office:value="16">
            <text:p>16</text:p>
          </table:table-cell>
          <table:table-cell table:style-name="ce14" table:formula="of:=['Scored 0-1'.Q55]" office:value-type="float" office:value="0.239130434782609">
            <text:p>0.24</text:p>
          </table:table-cell>
          <table:table-cell table:style-name="ce14" table:formula="of:=['Scored 0-1'.Q56]" office:value-type="float" office:value="0.156100202658724">
            <text:p>0.16</text:p>
          </table:table-cell>
          <table:table-cell table:formula="of:=['Scored 0-1'.Q57]" office:value-type="float" office:value="11">
            <text:p>11</text:p>
          </table:table-cell>
          <table:table-cell table:formula="of:=['Scored 0-1'.Q58]" office:value-type="float" office:value="35">
            <text:p>35</text:p>
          </table:table-cell>
          <table:table-cell table:style-name="ce14" table:formula="of:=['Scored 0-1'.Q59]" office:value-type="float" office:value="29.5454545454545">
            <text:p>29.55</text:p>
          </table:table-cell>
          <table:table-cell table:style-name="ce14" table:formula="of:=['Scored 0-1'.Q60]" office:value-type="float" office:value="27.4571428571429">
            <text:p>27.46</text:p>
          </table:table-cell>
          <table:table-cell/>
          <table:table-cell table:style-name="ce19" office:value-type="string">
            <text:p>Mean Rpbis:</text:p>
          </table:table-cell>
          <table:table-cell table:formula="of:=['Scored 0-1'.B81]" office:value-type="float" office:value="0.256479698683107">
            <text:p>0.26</text:p>
          </table:table-cell>
          <table:table-cell table:number-columns-repeated="1010"/>
        </table:table-row>
        <table:table-row table:style-name="ro3">
          <table:table-cell office:value-type="float" office:value="17">
            <text:p>17</text:p>
          </table:table-cell>
          <table:table-cell table:formula="of:=IF([Input.B20]&lt;&gt;&quot;&quot;;[Input.B20];&quot;&quot;)" office:value-type="string" office:string-value="P17">
            <text:p>P17</text:p>
          </table:table-cell>
          <table:table-cell table:formula="of:=IF([Input.B20]&lt;&gt;&quot;&quot;;['Scored 0-1'.BA20];&quot;&quot;)" office:value-type="float" office:value="31">
            <text:p>31</text:p>
          </table:table-cell>
          <table:table-cell/>
          <table:table-cell office:value-type="float" office:value="17">
            <text:p>17</text:p>
          </table:table-cell>
          <table:table-cell table:style-name="ce14" table:formula="of:=['Scored 0-1'.R55]" office:value-type="float" office:value="0.0625">
            <text:p>0.06</text:p>
          </table:table-cell>
          <table:table-cell table:style-name="ce14" table:formula="of:=['Scored 0-1'.R56]" office:value-type="float" office:value="-0.0144194445231319">
            <text:p>-0.01</text:p>
          </table:table-cell>
          <table:table-cell table:formula="of:=['Scored 0-1'.R57]" office:value-type="float" office:value="3">
            <text:p>3</text:p>
          </table:table-cell>
          <table:table-cell table:formula="of:=['Scored 0-1'.R58]" office:value-type="float" office:value="45">
            <text:p>45</text:p>
          </table:table-cell>
          <table:table-cell table:style-name="ce14" table:formula="of:=['Scored 0-1'.R59]" office:value-type="float" office:value="27.6666666666667">
            <text:p>27.67</text:p>
          </table:table-cell>
          <table:table-cell table:style-name="ce14" table:formula="of:=['Scored 0-1'.R60]" office:value-type="float" office:value="28">
            <text:p>28.00</text:p>
          </table:table-cell>
          <table:table-cell/>
          <table:table-cell table:style-name="ce19" office:value-type="string">
            <text:p>Min Rpbis:</text:p>
          </table:table-cell>
          <table:table-cell table:formula="of:=['Scored 0-1'.B82]" office:value-type="float" office:value="-0.159012887670621">
            <text:p>-0.16</text:p>
          </table:table-cell>
          <table:table-cell table:number-columns-repeated="1010"/>
        </table:table-row>
        <table:table-row table:style-name="ro3">
          <table:table-cell office:value-type="float" office:value="18">
            <text:p>18</text:p>
          </table:table-cell>
          <table:table-cell table:formula="of:=IF([Input.B21]&lt;&gt;&quot;&quot;;[Input.B21];&quot;&quot;)" office:value-type="string" office:string-value="P18">
            <text:p>P18</text:p>
          </table:table-cell>
          <table:table-cell table:formula="of:=IF([Input.B21]&lt;&gt;&quot;&quot;;['Scored 0-1'.BA21];&quot;&quot;)" office:value-type="float" office:value="35">
            <text:p>35</text:p>
          </table:table-cell>
          <table:table-cell/>
          <table:table-cell office:value-type="float" office:value="18">
            <text:p>18</text:p>
          </table:table-cell>
          <table:table-cell table:style-name="ce14" table:formula="of:=['Scored 0-1'.S55]" office:value-type="float" office:value="0.708333333333333">
            <text:p>0.71</text:p>
          </table:table-cell>
          <table:table-cell table:style-name="ce14" table:formula="of:=['Scored 0-1'.S56]" office:value-type="float" office:value="0.0549484310274711">
            <text:p>0.05</text:p>
          </table:table-cell>
          <table:table-cell table:formula="of:=['Scored 0-1'.S57]" office:value-type="float" office:value="34">
            <text:p>34</text:p>
          </table:table-cell>
          <table:table-cell table:formula="of:=['Scored 0-1'.S58]" office:value-type="float" office:value="14">
            <text:p>14</text:p>
          </table:table-cell>
          <table:table-cell table:style-name="ce14" table:formula="of:=['Scored 0-1'.S59]" office:value-type="float" office:value="28.1764705882353">
            <text:p>28.18</text:p>
          </table:table-cell>
          <table:table-cell table:style-name="ce14" table:formula="of:=['Scored 0-1'.S60]" office:value-type="float" office:value="27.5">
            <text:p>27.50</text:p>
          </table:table-cell>
          <table:table-cell/>
          <table:table-cell table:style-name="ce19" office:value-type="string">
            <text:p>Max Rpbis:</text:p>
          </table:table-cell>
          <table:table-cell table:formula="of:=['Scored 0-1'.B83]" office:value-type="float" office:value="0.656636845316287">
            <text:p>0.66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table:formula="of:=IF([Input.B22]&lt;&gt;&quot;&quot;;[Input.B22];&quot;&quot;)" office:value-type="string" office:string-value="P19">
            <text:p>P19</text:p>
          </table:table-cell>
          <table:table-cell table:formula="of:=IF([Input.B22]&lt;&gt;&quot;&quot;;['Scored 0-1'.BA22];&quot;&quot;)" office:value-type="float" office:value="25">
            <text:p>25</text:p>
          </table:table-cell>
          <table:table-cell/>
          <table:table-cell office:value-type="float" office:value="19">
            <text:p>19</text:p>
          </table:table-cell>
          <table:table-cell table:style-name="ce14" table:formula="of:=['Scored 0-1'.T55]" office:value-type="float" office:value="0.9375">
            <text:p>0.94</text:p>
          </table:table-cell>
          <table:table-cell table:style-name="ce14" table:formula="of:=['Scored 0-1'.T56]" office:value-type="float" office:value="0.198988334419222">
            <text:p>0.20</text:p>
          </table:table-cell>
          <table:table-cell table:formula="of:=['Scored 0-1'.T57]" office:value-type="float" office:value="45">
            <text:p>45</text:p>
          </table:table-cell>
          <table:table-cell table:formula="of:=['Scored 0-1'.T58]" office:value-type="float" office:value="3">
            <text:p>3</text:p>
          </table:table-cell>
          <table:table-cell table:style-name="ce14" table:formula="of:=['Scored 0-1'.T59]" office:value-type="float" office:value="28.2666666666667">
            <text:p>28.27</text:p>
          </table:table-cell>
          <table:table-cell table:style-name="ce14" table:formula="of:=['Scored 0-1'.T60]" office:value-type="float" office:value="23.6666666666667">
            <text:p>23.67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table:formula="of:=IF([Input.B23]&lt;&gt;&quot;&quot;;[Input.B23];&quot;&quot;)" office:value-type="string" office:string-value="P20">
            <text:p>P20</text:p>
          </table:table-cell>
          <table:table-cell table:formula="of:=IF([Input.B23]&lt;&gt;&quot;&quot;;['Scored 0-1'.BA23];&quot;&quot;)" office:value-type="float" office:value="36">
            <text:p>36</text:p>
          </table:table-cell>
          <table:table-cell/>
          <table:table-cell office:value-type="float" office:value="20">
            <text:p>20</text:p>
          </table:table-cell>
          <table:table-cell table:style-name="ce14" table:formula="of:=['Scored 0-1'.U55]" office:value-type="float" office:value="0.8125">
            <text:p>0.81</text:p>
          </table:table-cell>
          <table:table-cell table:style-name="ce14" table:formula="of:=['Scored 0-1'.U56]" office:value-type="float" office:value="0.436993092399638">
            <text:p>0.44</text:p>
          </table:table-cell>
          <table:table-cell table:formula="of:=['Scored 0-1'.U57]" office:value-type="float" office:value="39">
            <text:p>39</text:p>
          </table:table-cell>
          <table:table-cell table:formula="of:=['Scored 0-1'.U58]" office:value-type="float" office:value="9">
            <text:p>9</text:p>
          </table:table-cell>
          <table:table-cell table:style-name="ce14" table:formula="of:=['Scored 0-1'.U59]" office:value-type="float" office:value="29.1538461538462">
            <text:p>29.15</text:p>
          </table:table-cell>
          <table:table-cell table:style-name="ce14" table:formula="of:=['Scored 0-1'.U60]" office:value-type="float" office:value="22.8888888888889">
            <text:p>22.89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table:formula="of:=IF([Input.B24]&lt;&gt;&quot;&quot;;[Input.B24];&quot;&quot;)" office:value-type="string" office:string-value="P21">
            <text:p>P21</text:p>
          </table:table-cell>
          <table:table-cell table:formula="of:=IF([Input.B24]&lt;&gt;&quot;&quot;;['Scored 0-1'.BA24];&quot;&quot;)" office:value-type="float" office:value="33">
            <text:p>33</text:p>
          </table:table-cell>
          <table:table-cell/>
          <table:table-cell office:value-type="float" office:value="21">
            <text:p>21</text:p>
          </table:table-cell>
          <table:table-cell table:style-name="ce14" table:formula="of:=['Scored 0-1'.V55]" office:value-type="float" office:value="0.680851063829787">
            <text:p>0.68</text:p>
          </table:table-cell>
          <table:table-cell table:style-name="ce14" table:formula="of:=['Scored 0-1'.V56]" office:value-type="float" office:value="0.488451569653979">
            <text:p>0.49</text:p>
          </table:table-cell>
          <table:table-cell table:formula="of:=['Scored 0-1'.V57]" office:value-type="float" office:value="32">
            <text:p>32</text:p>
          </table:table-cell>
          <table:table-cell table:formula="of:=['Scored 0-1'.V58]" office:value-type="float" office:value="15">
            <text:p>15</text:p>
          </table:table-cell>
          <table:table-cell table:style-name="ce14" table:formula="of:=['Scored 0-1'.V59]" office:value-type="float" office:value="29.71875">
            <text:p>29.72</text:p>
          </table:table-cell>
          <table:table-cell table:style-name="ce14" table:formula="of:=['Scored 0-1'.V60]" office:value-type="float" office:value="23.8666666666667">
            <text:p>23.87</text:p>
          </table:table-cell>
          <table:table-cell/>
          <table:table-cell table:style-name="Default" table:number-columns-repeated="50"/>
          <table:table-cell table:number-columns-repeated="962"/>
        </table:table-row>
        <table:table-row table:style-name="ro2">
          <table:table-cell office:value-type="float" office:value="22">
            <text:p>22</text:p>
          </table:table-cell>
          <table:table-cell table:formula="of:=IF([Input.B25]&lt;&gt;&quot;&quot;;[Input.B25];&quot;&quot;)" office:value-type="string" office:string-value="P22">
            <text:p>P22</text:p>
          </table:table-cell>
          <table:table-cell table:formula="of:=IF([Input.B25]&lt;&gt;&quot;&quot;;['Scored 0-1'.BA25];&quot;&quot;)" office:value-type="float" office:value="28">
            <text:p>28</text:p>
          </table:table-cell>
          <table:table-cell/>
          <table:table-cell office:value-type="float" office:value="22">
            <text:p>22</text:p>
          </table:table-cell>
          <table:table-cell table:style-name="ce14" table:formula="of:=['Scored 0-1'.W55]" office:value-type="float" office:value="0.8125">
            <text:p>0.81</text:p>
          </table:table-cell>
          <table:table-cell table:style-name="ce14" table:formula="of:=['Scored 0-1'.W56]" office:value-type="float" office:value="0.379760709220422">
            <text:p>0.38</text:p>
          </table:table-cell>
          <table:table-cell table:formula="of:=['Scored 0-1'.W57]" office:value-type="float" office:value="39">
            <text:p>39</text:p>
          </table:table-cell>
          <table:table-cell table:formula="of:=['Scored 0-1'.W58]" office:value-type="float" office:value="9">
            <text:p>9</text:p>
          </table:table-cell>
          <table:table-cell table:style-name="ce14" table:formula="of:=['Scored 0-1'.W59]" office:value-type="float" office:value="29">
            <text:p>29.00</text:p>
          </table:table-cell>
          <table:table-cell table:style-name="ce14" table:formula="of:=['Scored 0-1'.W60]" office:value-type="float" office:value="23.5555555555556">
            <text:p>23.56</text:p>
          </table:table-cell>
          <table:table-cell/>
          <table:table-cell table:style-name="Default" table:number-columns-repeated="50"/>
          <table:table-cell table:number-columns-repeated="962"/>
        </table:table-row>
        <table:table-row table:style-name="ro2">
          <table:table-cell office:value-type="float" office:value="23">
            <text:p>23</text:p>
          </table:table-cell>
          <table:table-cell table:formula="of:=IF([Input.B26]&lt;&gt;&quot;&quot;;[Input.B26];&quot;&quot;)" office:value-type="string" office:string-value="P23">
            <text:p>P23</text:p>
          </table:table-cell>
          <table:table-cell table:formula="of:=IF([Input.B26]&lt;&gt;&quot;&quot;;['Scored 0-1'.BA26];&quot;&quot;)" office:value-type="float" office:value="27">
            <text:p>27</text:p>
          </table:table-cell>
          <table:table-cell/>
          <table:table-cell office:value-type="float" office:value="23">
            <text:p>23</text:p>
          </table:table-cell>
          <table:table-cell table:style-name="ce14" table:formula="of:=['Scored 0-1'.X55]" office:value-type="float" office:value="0.708333333333333">
            <text:p>0.71</text:p>
          </table:table-cell>
          <table:table-cell table:style-name="ce14" table:formula="of:=['Scored 0-1'.X56]" office:value-type="float" office:value="0.407164460967535">
            <text:p>0.41</text:p>
          </table:table-cell>
          <table:table-cell table:formula="of:=['Scored 0-1'.X57]" office:value-type="float" office:value="34">
            <text:p>34</text:p>
          </table:table-cell>
          <table:table-cell table:formula="of:=['Scored 0-1'.X58]" office:value-type="float" office:value="14">
            <text:p>14</text:p>
          </table:table-cell>
          <table:table-cell table:style-name="ce14" table:formula="of:=['Scored 0-1'.X59]" office:value-type="float" office:value="29.4411764705882">
            <text:p>29.44</text:p>
          </table:table-cell>
          <table:table-cell table:style-name="ce14" table:formula="of:=['Scored 0-1'.X60]" office:value-type="float" office:value="24.4285714285714">
            <text:p>24.43</text:p>
          </table:table-cell>
          <table:table-cell table:style-name="Default" table:number-columns-repeated="94"/>
          <table:table-cell table:number-columns-repeated="919"/>
        </table:table-row>
        <table:table-row table:style-name="ro2">
          <table:table-cell office:value-type="float" office:value="24">
            <text:p>24</text:p>
          </table:table-cell>
          <table:table-cell table:formula="of:=IF([Input.B27]&lt;&gt;&quot;&quot;;[Input.B27];&quot;&quot;)" office:value-type="string" office:string-value="P24">
            <text:p>P24</text:p>
          </table:table-cell>
          <table:table-cell table:formula="of:=IF([Input.B27]&lt;&gt;&quot;&quot;;['Scored 0-1'.BA27];&quot;&quot;)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style-name="ce14" table:formula="of:=['Scored 0-1'.Y55]" office:value-type="float" office:value="0.895833333333333">
            <text:p>0.90</text:p>
          </table:table-cell>
          <table:table-cell table:style-name="ce14" table:formula="of:=['Scored 0-1'.Y56]" office:value-type="float" office:value="0.120608323491485">
            <text:p>0.12</text:p>
          </table:table-cell>
          <table:table-cell table:formula="of:=['Scored 0-1'.Y57]" office:value-type="float" office:value="43">
            <text:p>43</text:p>
          </table:table-cell>
          <table:table-cell table:formula="of:=['Scored 0-1'.Y58]" office:value-type="float" office:value="5">
            <text:p>5</text:p>
          </table:table-cell>
          <table:table-cell table:style-name="ce14" table:formula="of:=['Scored 0-1'.Y59]" office:value-type="float" office:value="28.2093023255814">
            <text:p>28.21</text:p>
          </table:table-cell>
          <table:table-cell table:style-name="ce14" table:formula="of:=['Scored 0-1'.Y60]" office:value-type="float" office:value="26">
            <text:p>26.00</text:p>
          </table:table-cell>
          <table:table-cell table:style-name="Default" table:number-columns-repeated="94"/>
          <table:table-cell table:number-columns-repeated="919"/>
        </table:table-row>
        <table:table-row table:style-name="ro2">
          <table:table-cell office:value-type="float" office:value="25">
            <text:p>25</text:p>
          </table:table-cell>
          <table:table-cell table:formula="of:=IF([Input.B28]&lt;&gt;&quot;&quot;;[Input.B28];&quot;&quot;)" office:value-type="string" office:string-value="P25">
            <text:p>P25</text:p>
          </table:table-cell>
          <table:table-cell table:formula="of:=IF([Input.B28]&lt;&gt;&quot;&quot;;['Scored 0-1'.BA28];&quot;&quot;)" office:value-type="float" office:value="29">
            <text:p>29</text:p>
          </table:table-cell>
          <table:table-cell/>
          <table:table-cell office:value-type="float" office:value="25">
            <text:p>25</text:p>
          </table:table-cell>
          <table:table-cell table:style-name="ce14" table:formula="of:=['Scored 0-1'.Z55]" office:value-type="float" office:value="0.191489361702128">
            <text:p>0.19</text:p>
          </table:table-cell>
          <table:table-cell table:style-name="ce14" table:formula="of:=['Scored 0-1'.Z56]" office:value-type="float" office:value="0.656636845316287">
            <text:p>0.66</text:p>
          </table:table-cell>
          <table:table-cell table:formula="of:=['Scored 0-1'.Z57]" office:value-type="float" office:value="9">
            <text:p>9</text:p>
          </table:table-cell>
          <table:table-cell table:formula="of:=['Scored 0-1'.Z58]" office:value-type="float" office:value="38">
            <text:p>38</text:p>
          </table:table-cell>
          <table:table-cell table:style-name="ce14" table:formula="of:=['Scored 0-1'.Z59]" office:value-type="float" office:value="35.5555555555556">
            <text:p>35.56</text:p>
          </table:table-cell>
          <table:table-cell table:style-name="ce14" table:formula="of:=['Scored 0-1'.Z60]" office:value-type="float" office:value="26.1315789473684">
            <text:p>26.13</text:p>
          </table:table-cell>
          <table:table-cell/>
          <table:table-cell table:style-name="Default" table:number-columns-repeated="50"/>
          <table:table-cell table:number-columns-repeated="962"/>
        </table:table-row>
        <table:table-row table:style-name="ro2">
          <table:table-cell office:value-type="float" office:value="26">
            <text:p>26</text:p>
          </table:table-cell>
          <table:table-cell table:formula="of:=IF([Input.B29]&lt;&gt;&quot;&quot;;[Input.B29];&quot;&quot;)" office:value-type="string" office:string-value="P26">
            <text:p>P26</text:p>
          </table:table-cell>
          <table:table-cell table:formula="of:=IF([Input.B29]&lt;&gt;&quot;&quot;;['Scored 0-1'.BA29];&quot;&quot;)" office:value-type="float" office:value="27">
            <text:p>27</text:p>
          </table:table-cell>
          <table:table-cell/>
          <table:table-cell office:value-type="float" office:value="26">
            <text:p>26</text:p>
          </table:table-cell>
          <table:table-cell table:style-name="ce14" table:formula="of:=['Scored 0-1'.AA55]" office:value-type="float" office:value="0.673913043478261">
            <text:p>0.67</text:p>
          </table:table-cell>
          <table:table-cell table:style-name="ce14" table:formula="of:=['Scored 0-1'.AA56]" office:value-type="float" office:value="0.0877455048395647">
            <text:p>0.09</text:p>
          </table:table-cell>
          <table:table-cell table:formula="of:=['Scored 0-1'.AA57]" office:value-type="float" office:value="31">
            <text:p>31</text:p>
          </table:table-cell>
          <table:table-cell table:formula="of:=['Scored 0-1'.AA58]" office:value-type="float" office:value="15">
            <text:p>15</text:p>
          </table:table-cell>
          <table:table-cell table:style-name="ce14" table:formula="of:=['Scored 0-1'.AA59]" office:value-type="float" office:value="28.3870967741935">
            <text:p>28.39</text:p>
          </table:table-cell>
          <table:table-cell table:style-name="ce14" table:formula="of:=['Scored 0-1'.AA60]" office:value-type="float" office:value="27.3333333333333">
            <text:p>27.33</text:p>
          </table:table-cell>
          <table:table-cell/>
          <table:table-cell table:style-name="Default" table:number-columns-repeated="50"/>
          <table:table-cell table:number-columns-repeated="962"/>
        </table:table-row>
        <table:table-row table:style-name="ro2">
          <table:table-cell office:value-type="float" office:value="27">
            <text:p>27</text:p>
          </table:table-cell>
          <table:table-cell table:formula="of:=IF([Input.B30]&lt;&gt;&quot;&quot;;[Input.B30];&quot;&quot;)" office:value-type="string" office:string-value="P27">
            <text:p>P27</text:p>
          </table:table-cell>
          <table:table-cell table:formula="of:=IF([Input.B30]&lt;&gt;&quot;&quot;;['Scored 0-1'.BA30];&quot;&quot;)" office:value-type="float" office:value="35">
            <text:p>35</text:p>
          </table:table-cell>
          <table:table-cell/>
          <table:table-cell office:value-type="float" office:value="27">
            <text:p>27</text:p>
          </table:table-cell>
          <table:table-cell table:style-name="ce14" table:formula="of:=['Scored 0-1'.AB55]" office:value-type="float" office:value="0.583333333333333">
            <text:p>0.58</text:p>
          </table:table-cell>
          <table:table-cell table:style-name="ce14" table:formula="of:=['Scored 0-1'.AB56]" office:value-type="float" office:value="0.162992883482624">
            <text:p>0.16</text:p>
          </table:table-cell>
          <table:table-cell table:formula="of:=['Scored 0-1'.AB57]" office:value-type="float" office:value="28">
            <text:p>28</text:p>
          </table:table-cell>
          <table:table-cell table:formula="of:=['Scored 0-1'.AB58]" office:value-type="float" office:value="20">
            <text:p>20</text:p>
          </table:table-cell>
          <table:table-cell table:style-name="ce14" table:formula="of:=['Scored 0-1'.AB59]" office:value-type="float" office:value="28.75">
            <text:p>28.75</text:p>
          </table:table-cell>
          <table:table-cell table:style-name="ce14" table:formula="of:=['Scored 0-1'.AB60]" office:value-type="float" office:value="26.9">
            <text:p>26.90</text:p>
          </table:table-cell>
          <table:table-cell/>
          <table:table-cell table:style-name="Default" table:number-columns-repeated="50"/>
          <table:table-cell table:number-columns-repeated="962"/>
        </table:table-row>
        <table:table-row table:style-name="ro2">
          <table:table-cell office:value-type="float" office:value="28">
            <text:p>28</text:p>
          </table:table-cell>
          <table:table-cell table:formula="of:=IF([Input.B31]&lt;&gt;&quot;&quot;;[Input.B31];&quot;&quot;)" office:value-type="string" office:string-value="P28">
            <text:p>P28</text:p>
          </table:table-cell>
          <table:table-cell table:formula="of:=IF([Input.B31]&lt;&gt;&quot;&quot;;['Scored 0-1'.BA31];&quot;&quot;)" office:value-type="float" office:value="25">
            <text:p>25</text:p>
          </table:table-cell>
          <table:table-cell/>
          <table:table-cell office:value-type="float" office:value="28">
            <text:p>28</text:p>
          </table:table-cell>
          <table:table-cell table:style-name="ce14" table:formula="of:=['Scored 0-1'.AC55]" office:value-type="float" office:value="0.604166666666667">
            <text:p>0.60</text:p>
          </table:table-cell>
          <table:table-cell table:style-name="ce14" table:formula="of:=['Scored 0-1'.AC56]" office:value-type="float" office:value="0.271062328207842">
            <text:p>0.27</text:p>
          </table:table-cell>
          <table:table-cell table:formula="of:=['Scored 0-1'.AC57]" office:value-type="float" office:value="29">
            <text:p>29</text:p>
          </table:table-cell>
          <table:table-cell table:formula="of:=['Scored 0-1'.AC58]" office:value-type="float" office:value="19">
            <text:p>19</text:p>
          </table:table-cell>
          <table:table-cell table:style-name="ce14" table:formula="of:=['Scored 0-1'.AC59]" office:value-type="float" office:value="29.2068965517241">
            <text:p>29.21</text:p>
          </table:table-cell>
          <table:table-cell table:style-name="ce14" table:formula="of:=['Scored 0-1'.AC60]" office:value-type="float" office:value="26.1052631578947">
            <text:p>26.11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table:formula="of:=IF([Input.B32]&lt;&gt;&quot;&quot;;[Input.B32];&quot;&quot;)" office:value-type="string" office:string-value="P29">
            <text:p>P29</text:p>
          </table:table-cell>
          <table:table-cell table:formula="of:=IF([Input.B32]&lt;&gt;&quot;&quot;;['Scored 0-1'.BA32];&quot;&quot;)"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table:style-name="ce14" table:formula="of:=['Scored 0-1'.AD55]" office:value-type="float" office:value="0.395833333333333">
            <text:p>0.40</text:p>
          </table:table-cell>
          <table:table-cell table:style-name="ce14" table:formula="of:=['Scored 0-1'.AD56]" office:value-type="float" office:value="0.0715325395095008">
            <text:p>0.07</text:p>
          </table:table-cell>
          <table:table-cell table:formula="of:=['Scored 0-1'.AD57]" office:value-type="float" office:value="19">
            <text:p>19</text:p>
          </table:table-cell>
          <table:table-cell table:formula="of:=['Scored 0-1'.AD58]" office:value-type="float" office:value="29">
            <text:p>29</text:p>
          </table:table-cell>
          <table:table-cell table:style-name="ce14" table:formula="of:=['Scored 0-1'.AD59]" office:value-type="float" office:value="28.4736842105263">
            <text:p>28.47</text:p>
          </table:table-cell>
          <table:table-cell table:style-name="ce14" table:formula="of:=['Scored 0-1'.AD60]" office:value-type="float" office:value="27.6551724137931">
            <text:p>27.66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table:formula="of:=IF([Input.B33]&lt;&gt;&quot;&quot;;[Input.B33];&quot;&quot;)" office:value-type="string" office:string-value="P30">
            <text:p>P30</text:p>
          </table:table-cell>
          <table:table-cell table:formula="of:=IF([Input.B33]&lt;&gt;&quot;&quot;;['Scored 0-1'.BA33];&quot;&quot;)" office:value-type="float" office:value="33">
            <text:p>33</text:p>
          </table:table-cell>
          <table:table-cell/>
          <table:table-cell office:value-type="float" office:value="30">
            <text:p>30</text:p>
          </table:table-cell>
          <table:table-cell table:style-name="ce14" table:formula="of:=['Scored 0-1'.AE55]" office:value-type="float" office:value="0.541666666666667">
            <text:p>0.54</text:p>
          </table:table-cell>
          <table:table-cell table:style-name="ce14" table:formula="of:=['Scored 0-1'.AE56]" office:value-type="float" office:value="0.370183226878778">
            <text:p>0.37</text:p>
          </table:table-cell>
          <table:table-cell table:formula="of:=['Scored 0-1'.AE57]" office:value-type="float" office:value="26">
            <text:p>26</text:p>
          </table:table-cell>
          <table:table-cell table:formula="of:=['Scored 0-1'.AE58]" office:value-type="float" office:value="22">
            <text:p>22</text:p>
          </table:table-cell>
          <table:table-cell table:style-name="ce14" table:formula="of:=['Scored 0-1'.AE59]" office:value-type="float" office:value="29.8846153846154">
            <text:p>29.88</text:p>
          </table:table-cell>
          <table:table-cell table:style-name="ce14" table:formula="of:=['Scored 0-1'.AE60]" office:value-type="float" office:value="25.7272727272727">
            <text:p>25.73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table:formula="of:=IF([Input.B34]&lt;&gt;&quot;&quot;;[Input.B34];&quot;&quot;)" office:value-type="string" office:string-value="P31">
            <text:p>P31</text:p>
          </table:table-cell>
          <table:table-cell table:formula="of:=IF([Input.B34]&lt;&gt;&quot;&quot;;['Scored 0-1'.BA34];&quot;&quot;)" office:value-type="float" office:value="35">
            <text:p>35</text:p>
          </table:table-cell>
          <table:table-cell/>
          <table:table-cell office:value-type="float" office:value="31">
            <text:p>31</text:p>
          </table:table-cell>
          <table:table-cell table:style-name="ce14" table:formula="of:=['Scored 0-1'.AF55]" office:value-type="float" office:value="0.75">
            <text:p>0.75</text:p>
          </table:table-cell>
          <table:table-cell table:style-name="ce14" table:formula="of:=['Scored 0-1'.AF56]" office:value-type="float" office:value="0.3159800098848">
            <text:p>0.32</text:p>
          </table:table-cell>
          <table:table-cell table:formula="of:=['Scored 0-1'.AF57]" office:value-type="float" office:value="36">
            <text:p>36</text:p>
          </table:table-cell>
          <table:table-cell table:formula="of:=['Scored 0-1'.AF58]" office:value-type="float" office:value="12">
            <text:p>12</text:p>
          </table:table-cell>
          <table:table-cell table:style-name="ce14" table:formula="of:=['Scored 0-1'.AF59]" office:value-type="float" office:value="29">
            <text:p>29.00</text:p>
          </table:table-cell>
          <table:table-cell table:style-name="ce14" table:formula="of:=['Scored 0-1'.AF60]" office:value-type="float" office:value="24.9166666666667">
            <text:p>24.92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table:formula="of:=IF([Input.B35]&lt;&gt;&quot;&quot;;[Input.B35];&quot;&quot;)" office:value-type="string" office:string-value="P32">
            <text:p>P32</text:p>
          </table:table-cell>
          <table:table-cell table:formula="of:=IF([Input.B35]&lt;&gt;&quot;&quot;;['Scored 0-1'.BA35];&quot;&quot;)"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table:style-name="ce14" table:formula="of:=['Scored 0-1'.AG55]" office:value-type="float" office:value="0.104166666666667">
            <text:p>0.10</text:p>
          </table:table-cell>
          <table:table-cell table:style-name="ce14" table:formula="of:=['Scored 0-1'.AG56]" office:value-type="float" office:value="0.330339850236677">
            <text:p>0.33</text:p>
          </table:table-cell>
          <table:table-cell table:formula="of:=['Scored 0-1'.AG57]" office:value-type="float" office:value="5">
            <text:p>5</text:p>
          </table:table-cell>
          <table:table-cell table:formula="of:=['Scored 0-1'.AG58]" office:value-type="float" office:value="43">
            <text:p>43</text:p>
          </table:table-cell>
          <table:table-cell table:style-name="ce14" table:formula="of:=['Scored 0-1'.AG59]" office:value-type="float" office:value="33.4">
            <text:p>33.40</text:p>
          </table:table-cell>
          <table:table-cell table:style-name="ce14" table:formula="of:=['Scored 0-1'.AG60]" office:value-type="float" office:value="27.3488372093023">
            <text:p>27.35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table:formula="of:=IF([Input.B36]&lt;&gt;&quot;&quot;;[Input.B36];&quot;&quot;)" office:value-type="string" office:string-value="P33">
            <text:p>P33</text:p>
          </table:table-cell>
          <table:table-cell table:formula="of:=IF([Input.B36]&lt;&gt;&quot;&quot;;['Scored 0-1'.BA36];&quot;&quot;)"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table:style-name="ce14" table:formula="of:=['Scored 0-1'.AH55]" office:value-type="float" office:value="0.531914893617021">
            <text:p>0.53</text:p>
          </table:table-cell>
          <table:table-cell table:style-name="ce14" table:formula="of:=['Scored 0-1'.AH56]" office:value-type="float" office:value="0.298980610377942">
            <text:p>0.30</text:p>
          </table:table-cell>
          <table:table-cell table:formula="of:=['Scored 0-1'.AH57]" office:value-type="float" office:value="25">
            <text:p>25</text:p>
          </table:table-cell>
          <table:table-cell table:formula="of:=['Scored 0-1'.AH58]" office:value-type="float" office:value="22">
            <text:p>22</text:p>
          </table:table-cell>
          <table:table-cell table:style-name="ce14" table:formula="of:=['Scored 0-1'.AH59]" office:value-type="float" office:value="29.52">
            <text:p>29.52</text:p>
          </table:table-cell>
          <table:table-cell table:style-name="ce14" table:formula="of:=['Scored 0-1'.AH60]" office:value-type="float" office:value="26.1363636363636">
            <text:p>26.14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table:formula="of:=IF([Input.B37]&lt;&gt;&quot;&quot;;[Input.B37];&quot;&quot;)" office:value-type="string" office:string-value="P34">
            <text:p>P34</text:p>
          </table:table-cell>
          <table:table-cell table:formula="of:=IF([Input.B37]&lt;&gt;&quot;&quot;;['Scored 0-1'.BA37];&quot;&quot;)" office:value-type="float" office:value="25">
            <text:p>25</text:p>
          </table:table-cell>
          <table:table-cell/>
          <table:table-cell office:value-type="float" office:value="34">
            <text:p>34</text:p>
          </table:table-cell>
          <table:table-cell table:style-name="ce14" table:formula="of:=['Scored 0-1'.AI55]" office:value-type="float" office:value="0.553191489361702">
            <text:p>0.55</text:p>
          </table:table-cell>
          <table:table-cell table:style-name="ce14" table:formula="of:=['Scored 0-1'.AI56]" office:value-type="float" office:value="0.267317218940073">
            <text:p>0.27</text:p>
          </table:table-cell>
          <table:table-cell table:formula="of:=['Scored 0-1'.AI57]" office:value-type="float" office:value="26">
            <text:p>26</text:p>
          </table:table-cell>
          <table:table-cell table:formula="of:=['Scored 0-1'.AI58]" office:value-type="float" office:value="21">
            <text:p>21</text:p>
          </table:table-cell>
          <table:table-cell table:style-name="ce14" table:formula="of:=['Scored 0-1'.AI59]" office:value-type="float" office:value="29.2692307692308">
            <text:p>29.27</text:p>
          </table:table-cell>
          <table:table-cell table:style-name="ce14" table:formula="of:=['Scored 0-1'.AI60]" office:value-type="float" office:value="26.2380952380952">
            <text:p>26.24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table:formula="of:=IF([Input.B38]&lt;&gt;&quot;&quot;;[Input.B38];&quot;&quot;)" office:value-type="string" office:string-value="P35">
            <text:p>P35</text:p>
          </table:table-cell>
          <table:table-cell table:formula="of:=IF([Input.B38]&lt;&gt;&quot;&quot;;['Scored 0-1'.BA38];&quot;&quot;)" office:value-type="float" office:value="24">
            <text:p>24</text:p>
          </table:table-cell>
          <table:table-cell/>
          <table:table-cell office:value-type="float" office:value="35">
            <text:p>35</text:p>
          </table:table-cell>
          <table:table-cell table:style-name="ce14" table:formula="of:=['Scored 0-1'.AJ55]" office:value-type="float" office:value="0.297872340425532">
            <text:p>0.30</text:p>
          </table:table-cell>
          <table:table-cell table:style-name="ce14" table:formula="of:=['Scored 0-1'.AJ56]" office:value-type="float" office:value="0.449328611142479">
            <text:p>0.45</text:p>
          </table:table-cell>
          <table:table-cell table:formula="of:=['Scored 0-1'.AJ57]" office:value-type="float" office:value="14">
            <text:p>14</text:p>
          </table:table-cell>
          <table:table-cell table:formula="of:=['Scored 0-1'.AJ58]" office:value-type="float" office:value="33">
            <text:p>33</text:p>
          </table:table-cell>
          <table:table-cell table:style-name="ce14" table:formula="of:=['Scored 0-1'.AJ59]" office:value-type="float" office:value="31.8571428571429">
            <text:p>31.86</text:p>
          </table:table-cell>
          <table:table-cell table:style-name="ce14" table:formula="of:=['Scored 0-1'.AJ60]" office:value-type="float" office:value="26.3030303030303">
            <text:p>26.30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table:formula="of:=IF([Input.B39]&lt;&gt;&quot;&quot;;[Input.B39];&quot;&quot;)" office:value-type="string" office:string-value="P36">
            <text:p>P36</text:p>
          </table:table-cell>
          <table:table-cell table:formula="of:=IF([Input.B39]&lt;&gt;&quot;&quot;;['Scored 0-1'.BA39];&quot;&quot;)" office:value-type="float" office:value="26">
            <text:p>26</text:p>
          </table:table-cell>
          <table:table-cell/>
          <table:table-cell office:value-type="float" office:value="36">
            <text:p>36</text:p>
          </table:table-cell>
          <table:table-cell table:style-name="ce14" table:formula="of:=['Scored 0-1'.AK55]" office:value-type="float" office:value="0.479166666666667">
            <text:p>0.48</text:p>
          </table:table-cell>
          <table:table-cell table:style-name="ce14" table:formula="of:=['Scored 0-1'.AK56]" office:value-type="float" office:value="0.406013684777969">
            <text:p>0.41</text:p>
          </table:table-cell>
          <table:table-cell table:formula="of:=['Scored 0-1'.AK57]" office:value-type="float" office:value="23">
            <text:p>23</text:p>
          </table:table-cell>
          <table:table-cell table:formula="of:=['Scored 0-1'.AK58]" office:value-type="float" office:value="25">
            <text:p>25</text:p>
          </table:table-cell>
          <table:table-cell table:style-name="ce14" table:formula="of:=['Scored 0-1'.AK59]" office:value-type="float" office:value="30.3478260869565">
            <text:p>30.35</text:p>
          </table:table-cell>
          <table:table-cell table:style-name="ce14" table:formula="of:=['Scored 0-1'.AK60]" office:value-type="float" office:value="25.8">
            <text:p>25.80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table:formula="of:=IF([Input.B40]&lt;&gt;&quot;&quot;;[Input.B40];&quot;&quot;)" office:value-type="string" office:string-value="P37">
            <text:p>P37</text:p>
          </table:table-cell>
          <table:table-cell table:formula="of:=IF([Input.B40]&lt;&gt;&quot;&quot;;['Scored 0-1'.BA40];&quot;&quot;)" office:value-type="float" office:value="35">
            <text:p>35</text:p>
          </table:table-cell>
          <table:table-cell/>
          <table:table-cell office:value-type="float" office:value="37">
            <text:p>37</text:p>
          </table:table-cell>
          <table:table-cell table:style-name="ce14" table:formula="of:=['Scored 0-1'.AL55]" office:value-type="float" office:value="0.604166666666667">
            <text:p>0.60</text:p>
          </table:table-cell>
          <table:table-cell table:style-name="ce14" table:formula="of:=['Scored 0-1'.AL56]" office:value-type="float" office:value="0.362420959599134">
            <text:p>0.36</text:p>
          </table:table-cell>
          <table:table-cell table:formula="of:=['Scored 0-1'.AL57]" office:value-type="float" office:value="29">
            <text:p>29</text:p>
          </table:table-cell>
          <table:table-cell table:formula="of:=['Scored 0-1'.AL58]" office:value-type="float" office:value="19">
            <text:p>19</text:p>
          </table:table-cell>
          <table:table-cell table:style-name="ce14" table:formula="of:=['Scored 0-1'.AL59]" office:value-type="float" office:value="29.6206896551724">
            <text:p>29.62</text:p>
          </table:table-cell>
          <table:table-cell table:style-name="ce14" table:formula="of:=['Scored 0-1'.AL60]" office:value-type="float" office:value="25.4736842105263">
            <text:p>25.47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table:formula="of:=IF([Input.B41]&lt;&gt;&quot;&quot;;[Input.B41];&quot;&quot;)" office:value-type="string" office:string-value="P38">
            <text:p>P38</text:p>
          </table:table-cell>
          <table:table-cell table:formula="of:=IF([Input.B41]&lt;&gt;&quot;&quot;;['Scored 0-1'.BA41];&quot;&quot;)" office:value-type="float" office:value="29">
            <text:p>29</text:p>
          </table:table-cell>
          <table:table-cell/>
          <table:table-cell office:value-type="float" office:value="38">
            <text:p>38</text:p>
          </table:table-cell>
          <table:table-cell table:style-name="ce14" table:formula="of:=['Scored 0-1'.AM55]" office:value-type="float" office:value="0.208333333333333">
            <text:p>0.21</text:p>
          </table:table-cell>
          <table:table-cell table:style-name="ce14" table:formula="of:=['Scored 0-1'.AM56]" office:value-type="float" office:value="0.396113692258781">
            <text:p>0.40</text:p>
          </table:table-cell>
          <table:table-cell table:formula="of:=['Scored 0-1'.AM57]" office:value-type="float" office:value="10">
            <text:p>10</text:p>
          </table:table-cell>
          <table:table-cell table:formula="of:=['Scored 0-1'.AM58]" office:value-type="float" office:value="38">
            <text:p>38</text:p>
          </table:table-cell>
          <table:table-cell table:style-name="ce14" table:formula="of:=['Scored 0-1'.AM59]" office:value-type="float" office:value="32.3">
            <text:p>32.30</text:p>
          </table:table-cell>
          <table:table-cell table:style-name="ce14" table:formula="of:=['Scored 0-1'.AM60]" office:value-type="float" office:value="26.8421052631579">
            <text:p>26.84</text:p>
          </table:table-cell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table:formula="of:=IF([Input.B42]&lt;&gt;&quot;&quot;;[Input.B42];&quot;&quot;)" office:value-type="string" office:string-value="P39">
            <text:p>P39</text:p>
          </table:table-cell>
          <table:table-cell table:formula="of:=IF([Input.B42]&lt;&gt;&quot;&quot;;['Scored 0-1'.BA42];&quot;&quot;)" office:value-type="float" office:value="26">
            <text:p>26</text:p>
          </table:table-cell>
          <table:table-cell/>
          <table:table-cell office:value-type="float" office:value="39">
            <text:p>39</text:p>
          </table:table-cell>
          <table:table-cell table:style-name="ce14" table:formula="of:=['Scored 0-1'.AN55]" office:value-type="float" office:value="0.645833333333333">
            <text:p>0.65</text:p>
          </table:table-cell>
          <table:table-cell table:style-name="ce14" table:formula="of:=['Scored 0-1'.AN56]" office:value-type="float" office:value="0.402044495190542">
            <text:p>0.40</text:p>
          </table:table-cell>
          <table:table-cell table:formula="of:=['Scored 0-1'.AN57]" office:value-type="float" office:value="31">
            <text:p>31</text:p>
          </table:table-cell>
          <table:table-cell table:formula="of:=['Scored 0-1'.AN58]" office:value-type="float" office:value="17">
            <text:p>17</text:p>
          </table:table-cell>
          <table:table-cell table:style-name="ce14" table:formula="of:=['Scored 0-1'.AN59]" office:value-type="float" office:value="29.6451612903226">
            <text:p>29.65</text:p>
          </table:table-cell>
          <table:table-cell table:style-name="ce14" table:formula="of:=['Scored 0-1'.AN60]" office:value-type="float" office:value="24.9411764705882">
            <text:p>24.94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table:formula="of:=IF([Input.B43]&lt;&gt;&quot;&quot;;[Input.B43];&quot;&quot;)" office:value-type="string" office:string-value="P40">
            <text:p>P40</text:p>
          </table:table-cell>
          <table:table-cell table:formula="of:=IF([Input.B43]&lt;&gt;&quot;&quot;;['Scored 0-1'.BA43];&quot;&quot;)">
            <text:p/>
          </table:table-cell>
          <table:table-cell/>
          <table:table-cell office:value-type="float" office:value="40">
            <text:p>40</text:p>
          </table:table-cell>
          <table:table-cell table:style-name="ce14" table:formula="of:=['Scored 0-1'.AO55]" office:value-type="float" office:value="0.583333333333333">
            <text:p>0.58</text:p>
          </table:table-cell>
          <table:table-cell table:style-name="ce14" table:formula="of:=['Scored 0-1'.AO56]" office:value-type="float" office:value="0.449961048996431">
            <text:p>0.45</text:p>
          </table:table-cell>
          <table:table-cell table:formula="of:=['Scored 0-1'.AO57]" office:value-type="float" office:value="28">
            <text:p>28</text:p>
          </table:table-cell>
          <table:table-cell table:formula="of:=['Scored 0-1'.AO58]" office:value-type="float" office:value="20">
            <text:p>20</text:p>
          </table:table-cell>
          <table:table-cell table:style-name="ce14" table:formula="of:=['Scored 0-1'.AO59]" office:value-type="float" office:value="30.1071428571429">
            <text:p>30.11</text:p>
          </table:table-cell>
          <table:table-cell table:style-name="ce14" table:formula="of:=['Scored 0-1'.AO60]" office:value-type="float" office:value="25">
            <text:p>25.00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table:formula="of:=IF([Input.B44]&lt;&gt;&quot;&quot;;[Input.B44];&quot;&quot;)" office:value-type="string" office:string-value="P41">
            <text:p>P41</text:p>
          </table:table-cell>
          <table:table-cell table:formula="of:=IF([Input.B44]&lt;&gt;&quot;&quot;;['Scored 0-1'.BA44];&quot;&quot;)" office:value-type="float" office:value="19">
            <text:p>19</text:p>
          </table:table-cell>
          <table:table-cell/>
          <table:table-cell office:value-type="float" office:value="41">
            <text:p>41</text:p>
          </table:table-cell>
          <table:table-cell table:style-name="ce14" table:formula="of:=['Scored 0-1'.AP55]" office:value-type="float" office:value="0.170212765957447">
            <text:p>0.17</text:p>
          </table:table-cell>
          <table:table-cell table:style-name="ce14" table:formula="of:=['Scored 0-1'.AP56]" office:value-type="float" office:value="0.305879132710133">
            <text:p>0.31</text:p>
          </table:table-cell>
          <table:table-cell table:formula="of:=['Scored 0-1'.AP57]" office:value-type="float" office:value="8">
            <text:p>8</text:p>
          </table:table-cell>
          <table:table-cell table:formula="of:=['Scored 0-1'.AP58]" office:value-type="float" office:value="39">
            <text:p>39</text:p>
          </table:table-cell>
          <table:table-cell table:style-name="ce14" table:formula="of:=['Scored 0-1'.AP59]" office:value-type="float" office:value="31.75">
            <text:p>31.75</text:p>
          </table:table-cell>
          <table:table-cell table:style-name="ce14" table:formula="of:=['Scored 0-1'.AP60]" office:value-type="float" office:value="27.1538461538462">
            <text:p>27.15</text:p>
          </table:table-cell>
          <table:table-cell table:number-columns-repeated="1013"/>
        </table:table-row>
        <table:table-row table:style-name="ro2">
          <table:table-cell office:value-type="float" office:value="42">
            <text:p>42</text:p>
          </table:table-cell>
          <table:table-cell table:formula="of:=IF([Input.B45]&lt;&gt;&quot;&quot;;[Input.B45];&quot;&quot;)" office:value-type="string" office:string-value="P42">
            <text:p>P42</text:p>
          </table:table-cell>
          <table:table-cell table:formula="of:=IF([Input.B45]&lt;&gt;&quot;&quot;;['Scored 0-1'.BA45];&quot;&quot;)" office:value-type="float" office:value="25">
            <text:p>25</text:p>
          </table:table-cell>
          <table:table-cell/>
          <table:table-cell office:value-type="float" office:value="42">
            <text:p>42</text:p>
          </table:table-cell>
          <table:table-cell table:style-name="ce14" table:formula="of:=['Scored 0-1'.AQ55]" office:value-type="float" office:value="0.5625">
            <text:p>0.56</text:p>
          </table:table-cell>
          <table:table-cell table:style-name="ce14" table:formula="of:=['Scored 0-1'.AQ56]" office:value-type="float" office:value="0.199352440295027">
            <text:p>0.20</text:p>
          </table:table-cell>
          <table:table-cell table:formula="of:=['Scored 0-1'.AQ57]" office:value-type="float" office:value="27">
            <text:p>27</text:p>
          </table:table-cell>
          <table:table-cell table:formula="of:=['Scored 0-1'.AQ58]" office:value-type="float" office:value="21">
            <text:p>21</text:p>
          </table:table-cell>
          <table:table-cell table:style-name="ce14" table:formula="of:=['Scored 0-1'.AQ59]" office:value-type="float" office:value="28.962962962963">
            <text:p>28.96</text:p>
          </table:table-cell>
          <table:table-cell table:style-name="ce14" table:formula="of:=['Scored 0-1'.AQ60]" office:value-type="float" office:value="26.7142857142857">
            <text:p>26.71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table:formula="of:=IF([Input.B46]&lt;&gt;&quot;&quot;;[Input.B46];&quot;&quot;)" office:value-type="string" office:string-value="P43">
            <text:p>P43</text:p>
          </table:table-cell>
          <table:table-cell table:formula="of:=IF([Input.B46]&lt;&gt;&quot;&quot;;['Scored 0-1'.BA46];&quot;&quot;)" office:value-type="float" office:value="22">
            <text:p>22</text:p>
          </table:table-cell>
          <table:table-cell/>
          <table:table-cell office:value-type="float" office:value="43">
            <text:p>43</text:p>
          </table:table-cell>
          <table:table-cell table:style-name="ce14" table:formula="of:=['Scored 0-1'.AR55]" office:value-type="float" office:value="0.854166666666667">
            <text:p>0.85</text:p>
          </table:table-cell>
          <table:table-cell table:style-name="ce14" table:formula="of:=['Scored 0-1'.AR56]" office:value-type="float" office:value="0.146144877605608">
            <text:p>0.15</text:p>
          </table:table-cell>
          <table:table-cell table:formula="of:=['Scored 0-1'.AR57]" office:value-type="float" office:value="41">
            <text:p>41</text:p>
          </table:table-cell>
          <table:table-cell table:formula="of:=['Scored 0-1'.AR58]" office:value-type="float" office:value="7">
            <text:p>7</text:p>
          </table:table-cell>
          <table:table-cell table:style-name="ce14" table:formula="of:=['Scored 0-1'.AR59]" office:value-type="float" office:value="28.3170731707317">
            <text:p>28.32</text:p>
          </table:table-cell>
          <table:table-cell table:style-name="ce14" table:formula="of:=['Scored 0-1'.AR60]" office:value-type="float" office:value="26">
            <text:p>26.00</text:p>
          </table:table-cell>
          <table:table-cell table:number-columns-repeated="1013"/>
        </table:table-row>
        <table:table-row table:style-name="ro2">
          <table:table-cell office:value-type="float" office:value="44">
            <text:p>44</text:p>
          </table:table-cell>
          <table:table-cell table:formula="of:=IF([Input.B47]&lt;&gt;&quot;&quot;;[Input.B47];&quot;&quot;)" office:value-type="string" office:string-value="P44">
            <text:p>P44</text:p>
          </table:table-cell>
          <table:table-cell table:formula="of:=IF([Input.B47]&lt;&gt;&quot;&quot;;['Scored 0-1'.BA47];&quot;&quot;)" office:value-type="float" office:value="36">
            <text:p>36</text:p>
          </table:table-cell>
          <table:table-cell/>
          <table:table-cell office:value-type="float" office:value="44">
            <text:p>44</text:p>
          </table:table-cell>
          <table:table-cell table:style-name="ce14" table:formula="of:=['Scored 0-1'.AS55]" office:value-type="float" office:value="0.291666666666667">
            <text:p>0.29</text:p>
          </table:table-cell>
          <table:table-cell table:style-name="ce14" table:formula="of:=['Scored 0-1'.AS56]" office:value-type="float" office:value="0.330031880767482">
            <text:p>0.33</text:p>
          </table:table-cell>
          <table:table-cell table:formula="of:=['Scored 0-1'.AS57]" office:value-type="float" office:value="14">
            <text:p>14</text:p>
          </table:table-cell>
          <table:table-cell table:formula="of:=['Scored 0-1'.AS58]" office:value-type="float" office:value="34">
            <text:p>34</text:p>
          </table:table-cell>
          <table:table-cell table:style-name="ce14" table:formula="of:=['Scored 0-1'.AS59]" office:value-type="float" office:value="30.8571428571429">
            <text:p>30.86</text:p>
          </table:table-cell>
          <table:table-cell table:style-name="ce14" table:formula="of:=['Scored 0-1'.AS60]" office:value-type="float" office:value="26.7941176470588">
            <text:p>26.79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table:formula="of:=IF([Input.B48]&lt;&gt;&quot;&quot;;[Input.B48];&quot;&quot;)" office:value-type="string" office:string-value="P45">
            <text:p>P45</text:p>
          </table:table-cell>
          <table:table-cell table:formula="of:=IF([Input.B48]&lt;&gt;&quot;&quot;;['Scored 0-1'.BA48];&quot;&quot;)" office:value-type="float" office:value="22">
            <text:p>22</text:p>
          </table:table-cell>
          <table:table-cell/>
          <table:table-cell office:value-type="float" office:value="45">
            <text:p>45</text:p>
          </table:table-cell>
          <table:table-cell table:style-name="ce14" table:formula="of:=['Scored 0-1'.AT55]" office:value-type="float" office:value="0.854166666666667">
            <text:p>0.85</text:p>
          </table:table-cell>
          <table:table-cell table:style-name="ce14" table:formula="of:=['Scored 0-1'.AT56]" office:value-type="float" office:value="0.325474531930685">
            <text:p>0.33</text:p>
          </table:table-cell>
          <table:table-cell table:formula="of:=['Scored 0-1'.AT57]" office:value-type="float" office:value="41">
            <text:p>41</text:p>
          </table:table-cell>
          <table:table-cell table:formula="of:=['Scored 0-1'.AT58]" office:value-type="float" office:value="7">
            <text:p>7</text:p>
          </table:table-cell>
          <table:table-cell table:style-name="ce14" table:formula="of:=['Scored 0-1'.AT59]" office:value-type="float" office:value="28.7317073170732">
            <text:p>28.73</text:p>
          </table:table-cell>
          <table:table-cell table:style-name="ce14" table:formula="of:=['Scored 0-1'.AT60]" office:value-type="float" office:value="23.5714285714286">
            <text:p>23.57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table:formula="of:=IF([Input.B49]&lt;&gt;&quot;&quot;;[Input.B49];&quot;&quot;)" office:value-type="string" office:string-value="P46">
            <text:p>P46</text:p>
          </table:table-cell>
          <table:table-cell table:formula="of:=IF([Input.B49]&lt;&gt;&quot;&quot;;['Scored 0-1'.BA49];&quot;&quot;)" office:value-type="float" office:value="44">
            <text:p>44</text:p>
          </table:table-cell>
          <table:table-cell/>
          <table:table-cell office:value-type="float" office:value="46">
            <text:p>46</text:p>
          </table:table-cell>
          <table:table-cell table:style-name="ce14" table:formula="of:=['Scored 0-1'.AU55]" office:value-type="float" office:value="0.872340425531915">
            <text:p>0.87</text:p>
          </table:table-cell>
          <table:table-cell table:style-name="ce14" table:formula="of:=['Scored 0-1'.AU56]" office:value-type="float" office:value="-0.0283948586595241">
            <text:p>-0.03</text:p>
          </table:table-cell>
          <table:table-cell table:formula="of:=['Scored 0-1'.AU57]" office:value-type="float" office:value="41">
            <text:p>41</text:p>
          </table:table-cell>
          <table:table-cell table:formula="of:=['Scored 0-1'.AU58]" office:value-type="float" office:value="6">
            <text:p>6</text:p>
          </table:table-cell>
          <table:table-cell table:style-name="ce14" table:formula="of:=['Scored 0-1'.AU59]" office:value-type="float" office:value="27.8536585365854">
            <text:p>27.85</text:p>
          </table:table-cell>
          <table:table-cell table:style-name="ce14" table:formula="of:=['Scored 0-1'.AU60]" office:value-type="float" office:value="28.3333333333333">
            <text:p>28.33</text:p>
          </table:table-cell>
          <table:table-cell table:number-columns-repeated="1013"/>
        </table:table-row>
        <table:table-row table:style-name="ro2">
          <table:table-cell office:value-type="float" office:value="47">
            <text:p>47</text:p>
          </table:table-cell>
          <table:table-cell table:formula="of:=IF([Input.B50]&lt;&gt;&quot;&quot;;[Input.B50];&quot;&quot;)" office:value-type="string" office:string-value="P47">
            <text:p>P47</text:p>
          </table:table-cell>
          <table:table-cell table:formula="of:=IF([Input.B50]&lt;&gt;&quot;&quot;;['Scored 0-1'.BA50];&quot;&quot;)" office:value-type="float" office:value="30">
            <text:p>30</text:p>
          </table:table-cell>
          <table:table-cell/>
          <table:table-cell office:value-type="float" office:value="47">
            <text:p>47</text:p>
          </table:table-cell>
          <table:table-cell table:style-name="ce14" table:formula="of:=['Scored 0-1'.AV55]" office:value-type="float" office:value="0.5">
            <text:p>0.50</text:p>
          </table:table-cell>
          <table:table-cell table:style-name="ce14" table:formula="of:=['Scored 0-1'.AV56]" office:value-type="float" office:value="0.487724078230295">
            <text:p>0.49</text:p>
          </table:table-cell>
          <table:table-cell table:formula="of:=['Scored 0-1'.AV57]" office:value-type="float" office:value="24">
            <text:p>24</text:p>
          </table:table-cell>
          <table:table-cell table:formula="of:=['Scored 0-1'.AV58]" office:value-type="float" office:value="24">
            <text:p>24</text:p>
          </table:table-cell>
          <table:table-cell table:style-name="ce14" table:formula="of:=['Scored 0-1'.AV59]" office:value-type="float" office:value="30.7083333333333">
            <text:p>30.71</text:p>
          </table:table-cell>
          <table:table-cell table:style-name="ce14" table:formula="of:=['Scored 0-1'.AV60]" office:value-type="float" office:value="25.25">
            <text:p>25.25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table:formula="of:=IF([Input.B51]&lt;&gt;&quot;&quot;;[Input.B51];&quot;&quot;)" office:value-type="string" office:string-value="P48">
            <text:p>P48</text:p>
          </table:table-cell>
          <table:table-cell table:formula="of:=IF([Input.B51]&lt;&gt;&quot;&quot;;['Scored 0-1'.BA51];&quot;&quot;)" office:value-type="float" office:value="29">
            <text:p>29</text:p>
          </table:table-cell>
          <table:table-cell/>
          <table:table-cell office:value-type="float" office:value="48">
            <text:p>48</text:p>
          </table:table-cell>
          <table:table-cell table:style-name="ce14" table:formula="of:=['Scored 0-1'.AW55]" office:value-type="float" office:value="0.404255319148936">
            <text:p>0.40</text:p>
          </table:table-cell>
          <table:table-cell table:style-name="ce14" table:formula="of:=['Scored 0-1'.AW56]" office:value-type="float" office:value="0.190270361508527">
            <text:p>0.19</text:p>
          </table:table-cell>
          <table:table-cell table:formula="of:=['Scored 0-1'.AW57]" office:value-type="float" office:value="19">
            <text:p>19</text:p>
          </table:table-cell>
          <table:table-cell table:formula="of:=['Scored 0-1'.AW58]" office:value-type="float" office:value="28">
            <text:p>28</text:p>
          </table:table-cell>
          <table:table-cell table:style-name="ce14" table:formula="of:=['Scored 0-1'.AW59]" office:value-type="float" office:value="29.2631578947368">
            <text:p>29.26</text:p>
          </table:table-cell>
          <table:table-cell table:style-name="ce14" table:formula="of:=['Scored 0-1'.AW60]" office:value-type="float" office:value="27.0714285714286">
            <text:p>27.07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table:formula="of:=IF([Input.B52]&lt;&gt;&quot;&quot;;[Input.B52];&quot;&quot;)" office:value-type="string" office:string-value="P49">
            <text:p>P49</text:p>
          </table:table-cell>
          <table:table-cell table:formula="of:=IF([Input.B52]&lt;&gt;&quot;&quot;;['Scored 0-1'.BA52];&quot;&quot;)" office:value-type="float" office:value="24">
            <text:p>24</text:p>
          </table:table-cell>
          <table:table-cell/>
          <table:table-cell office:value-type="float" office:value="49">
            <text:p>49</text:p>
          </table:table-cell>
          <table:table-cell table:style-name="ce14" table:formula="of:=['Scored 0-1'.AX55]" office:value-type="float" office:value="0.375">
            <text:p>0.38</text:p>
          </table:table-cell>
          <table:table-cell table:style-name="ce14" table:formula="of:=['Scored 0-1'.AX56]" office:value-type="float" office:value="0.248975742099413">
            <text:p>0.25</text:p>
          </table:table-cell>
          <table:table-cell table:formula="of:=['Scored 0-1'.AX57]" office:value-type="float" office:value="18">
            <text:p>18</text:p>
          </table:table-cell>
          <table:table-cell table:formula="of:=['Scored 0-1'.AX58]" office:value-type="float" office:value="30">
            <text:p>30</text:p>
          </table:table-cell>
          <table:table-cell table:style-name="ce14" table:formula="of:=['Scored 0-1'.AX59]" office:value-type="float" office:value="29.7777777777778">
            <text:p>29.78</text:p>
          </table:table-cell>
          <table:table-cell table:style-name="ce14" table:formula="of:=['Scored 0-1'.AX60]" office:value-type="float" office:value="26.9">
            <text:p>26.90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table:formula="of:=IF([Input.B53]&lt;&gt;&quot;&quot;;[Input.B53];&quot;&quot;)" office:value-type="string" office:string-value="P50">
            <text:p>P50</text:p>
          </table:table-cell>
          <table:table-cell table:formula="of:=IF([Input.B53]&lt;&gt;&quot;&quot;;['Scored 0-1'.BA53];&quot;&quot;)" office:value-type="float" office:value="34">
            <text:p>34</text:p>
          </table:table-cell>
          <table:table-cell/>
          <table:table-cell office:value-type="float" office:value="50">
            <text:p>50</text:p>
          </table:table-cell>
          <table:table-cell table:style-name="ce14" table:formula="of:=['Scored 0-1'.AY55]" office:value-type="float" office:value="0.791666666666667">
            <text:p>0.79</text:p>
          </table:table-cell>
          <table:table-cell table:style-name="ce14" table:formula="of:=['Scored 0-1'.AY56]" office:value-type="float" office:value="0.337288708066059">
            <text:p>0.34</text:p>
          </table:table-cell>
          <table:table-cell table:formula="of:=['Scored 0-1'.AY57]" office:value-type="float" office:value="38">
            <text:p>38</text:p>
          </table:table-cell>
          <table:table-cell table:formula="of:=['Scored 0-1'.AY58]" office:value-type="float" office:value="10">
            <text:p>10</text:p>
          </table:table-cell>
          <table:table-cell table:style-name="ce14" table:formula="of:=['Scored 0-1'.AY59]" office:value-type="float" office:value="28.9473684210526">
            <text:p>28.95</text:p>
          </table:table-cell>
          <table:table-cell table:style-name="ce14" table:formula="of:=['Scored 0-1'.AY60]" office:value-type="float" office:value="24.3">
            <text:p>24.30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onse counts" table:style-name="ta1" table:protected="true" table:protection-key="MjTALh0MkYOewnNf/9ZnLgYk9H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4" table:default-cell-style-name="ce5"/>
        <table:table-column table:style-name="co14" table:default-cell-style-name="ce4"/>
        <table:table-column table:style-name="co14" table:number-columns-repeated="1022" table:default-cell-style-name="ce5"/>
        <table:table-row table:style-name="ro2">
          <table:table-cell table:style-name="ce27"/>
          <table:table-cell table:style-name="ce29"/>
          <table:table-cell table:style-name="ce27" table:number-columns-repeated="2"/>
          <table:table-cell table:style-name="ce29" office:value-type="string">
            <text:p>Frequencies</text:p>
          </table:table-cell>
          <table:table-cell table:style-name="ce29" table:number-columns-repeated="3"/>
          <table:table-cell table:style-name="ce31" table:number-columns-repeated="2"/>
          <table:table-cell table:style-name="ce31" office:value-type="string">
            <text:p>Mean Score</text:p>
          </table:table-cell>
          <table:table-cell table:style-name="ce33" table:number-columns-repeated="2"/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8" office:value-type="string">
            <text:p>Item</text:p>
          </table:table-cell>
          <table:table-cell table:style-name="ce28" office:value-type="string">
            <text:p>Key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E</text:p>
          </table:table-cell>
          <table:table-cell table:style-name="ce28"/>
          <table:table-cell table:style-name="ce32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27"/>
          <table:table-cell table:style-name="ce30"/>
          <table:table-cell table:number-columns-repeated="1009"/>
        </table:table-row>
        <table:table-row table:style-name="ro3">
          <table:table-cell table:style-name="ce27" office:value-type="float" office:value="1">
            <text:p>1</text:p>
          </table:table-cell>
          <table:table-cell table:formula="of:=IF([Input.C1]&lt;&gt;&quot;&quot;;[Input.C1];&quot;&quot;)" office:value-type="float" office:value="4">
            <text:p>4</text:p>
          </table:table-cell>
          <table:table-cell table:style-name="ce27" table:formula="of:=IF([Input.C$1]&lt;&gt;&quot;&quot;;COUNTIF([Input.C$4:.C$53];&quot;A&quot;);&quot;&quot;)" office:value-type="float" office:value="0">
            <text:p>0</text:p>
          </table:table-cell>
          <table:table-cell table:style-name="ce27" table:formula="of:=IF([Input.C$1]&lt;&gt;&quot;&quot;;COUNTIF([Input.C$4:.C$53];&quot;B&quot;);&quot;&quot;)" office:value-type="float" office:value="0">
            <text:p>0</text:p>
          </table:table-cell>
          <table:table-cell table:style-name="ce27" table:formula="of:=IF([Input.C$1]&lt;&gt;&quot;&quot;;COUNTIF([Input.C$4:.C$53];&quot;C&quot;);&quot;&quot;)" office:value-type="float" office:value="0">
            <text:p>0</text:p>
          </table:table-cell>
          <table:table-cell table:style-name="ce27" table:formula="of:=IF([Input.C$1]&lt;&gt;&quot;&quot;;COUNTIF([Input.C$4:.C$53];&quot;D&quot;);&quot;&quot;)" office:value-type="float" office:value="0">
            <text:p>0</text:p>
          </table:table-cell>
          <table:table-cell table:style-name="ce27" table:formula="of:=IF([Input.C$1]&lt;&gt;&quot;&quot;;COUNTIF([Input.C$4:.C$53];&quot;E&quot;);&quot;&quot;)" office:value-type="float" office:value="0">
            <text:p>0</text:p>
          </table:table-cell>
          <table:table-cell table:style-name="ce30"/>
          <table:table-cell table:style-name="ce27" table:formula="of:=IF([Input.C$1]&lt;&gt;&quot;&quot;;IF(COUNTIF([Input.C$4:.C$53];&quot;A&quot;)&gt;0;SUMIF([Input.C$4:.C$53];&quot;A&quot;;['Scored 0-1'.$BA$4:.$BA$53])/COUNTIF([Input.C$4:.C$53];&quot;A&quot;);&quot;&quot;);&quot;&quot;)">
            <text:p/>
          </table:table-cell>
          <table:table-cell table:style-name="ce27" table:formula="of:=IF([Input.C$1]&lt;&gt;&quot;&quot;;IF(COUNTIF([Input.C$4:.C$53];&quot;B&quot;)&gt;0;SUMIF([Input.C$4:.C$53];&quot;B&quot;;['Scored 0-1'.$BA$4:.$BA$53])/COUNTIF([Input.C$4:.C$53];&quot;B&quot;);&quot;&quot;);&quot;&quot;)">
            <text:p/>
          </table:table-cell>
          <table:table-cell table:style-name="ce27" table:formula="of:=IF([Input.C$1]&lt;&gt;&quot;&quot;;IF(COUNTIF([Input.C$4:.C$53];&quot;C&quot;)&gt;0;SUMIF([Input.C$4:.C$53];&quot;C&quot;;['Scored 0-1'.$BA$4:.$BA$53])/COUNTIF([Input.C$4:.C$53];&quot;C&quot;);&quot;&quot;);&quot;&quot;)">
            <text:p/>
          </table:table-cell>
          <table:table-cell table:style-name="ce27" table:formula="of:=IF([Input.C$1]&lt;&gt;&quot;&quot;;IF(COUNTIF([Input.C$4:.C$53];&quot;D&quot;)&gt;0;SUMIF([Input.C$4:.C$53];&quot;D&quot;;['Scored 0-1'.$BA$4:.$BA$53])/COUNTIF([Input.C$4:.C$53];&quot;D&quot;);&quot;&quot;);&quot;&quot;)">
            <text:p/>
          </table:table-cell>
          <table:table-cell table:style-name="ce27" table:formula="of:=IF([Input.C$1]&lt;&gt;&quot;&quot;;IF(COUNTIF([Input.C$4:.C$53];&quot;E&quot;)&gt;0;SUMIF([Input.C$4:.C$53];&quot;E&quot;;['Scored 0-1'.$BA$4:.$BA$53])/COUNTIF([Input.C$4:.C$53];&quot;E&quot;);&quot;&quot;);&quot;&quot;)">
            <text:p/>
          </table:table-cell>
          <table:table-cell table:style-name="ce27"/>
          <table:table-cell table:style-name="ce30" office:value-type="string">
            <text:p>More detailed distractor analysis is available with Lertap or Iteman:</text:p>
          </table:table-cell>
          <table:table-cell table:number-columns-repeated="1009"/>
        </table:table-row>
        <table:table-row table:style-name="ro3">
          <table:table-cell table:style-name="ce27" office:value-type="float" office:value="2">
            <text:p>2</text:p>
          </table:table-cell>
          <table:table-cell table:formula="of:=IF([Input.D1]&lt;&gt;&quot;&quot;;[Input.D1];&quot;&quot;)" office:value-type="float" office:value="2">
            <text:p>2</text:p>
          </table:table-cell>
          <table:table-cell table:style-name="ce27" table:formula="of:=IF([Input.D$1]&lt;&gt;&quot;&quot;;COUNTIF([Input.D$4:.D$53];&quot;A&quot;);&quot;&quot;)" office:value-type="float" office:value="0">
            <text:p>0</text:p>
          </table:table-cell>
          <table:table-cell table:style-name="ce27" table:formula="of:=IF([Input.D$1]&lt;&gt;&quot;&quot;;COUNTIF([Input.D$4:.D$53];&quot;B&quot;);&quot;&quot;)" office:value-type="float" office:value="0">
            <text:p>0</text:p>
          </table:table-cell>
          <table:table-cell table:style-name="ce27" table:formula="of:=IF([Input.D$1]&lt;&gt;&quot;&quot;;COUNTIF([Input.D$4:.D$53];&quot;C&quot;);&quot;&quot;)" office:value-type="float" office:value="0">
            <text:p>0</text:p>
          </table:table-cell>
          <table:table-cell table:style-name="ce27" table:formula="of:=IF([Input.D$1]&lt;&gt;&quot;&quot;;COUNTIF([Input.D$4:.D$53];&quot;D&quot;);&quot;&quot;)" office:value-type="float" office:value="0">
            <text:p>0</text:p>
          </table:table-cell>
          <table:table-cell table:style-name="ce27" table:formula="of:=IF([Input.D$1]&lt;&gt;&quot;&quot;;COUNTIF([Input.D$4:.D$53];&quot;E&quot;);&quot;&quot;)" office:value-type="float" office:value="0">
            <text:p>0</text:p>
          </table:table-cell>
          <table:table-cell table:style-name="ce30"/>
          <table:table-cell table:style-name="ce27" table:formula="of:=IF([Input.D$1]&lt;&gt;&quot;&quot;;IF(COUNTIF([Input.D$4:.D$53];&quot;A&quot;)&gt;0;SUMIF([Input.D$4:.D$53];&quot;A&quot;;['Scored 0-1'.$BA$4:.$BA$53])/COUNTIF([Input.D$4:.D$53];&quot;A&quot;);&quot;&quot;);&quot;&quot;)">
            <text:p/>
          </table:table-cell>
          <table:table-cell table:style-name="ce27" table:formula="of:=IF([Input.D$1]&lt;&gt;&quot;&quot;;IF(COUNTIF([Input.D$4:.D$53];&quot;B&quot;)&gt;0;SUMIF([Input.D$4:.D$53];&quot;B&quot;;['Scored 0-1'.$BA$4:.$BA$53])/COUNTIF([Input.D$4:.D$53];&quot;B&quot;);&quot;&quot;);&quot;&quot;)">
            <text:p/>
          </table:table-cell>
          <table:table-cell table:style-name="ce27" table:formula="of:=IF([Input.D$1]&lt;&gt;&quot;&quot;;IF(COUNTIF([Input.D$4:.D$53];&quot;C&quot;)&gt;0;SUMIF([Input.D$4:.D$53];&quot;C&quot;;['Scored 0-1'.$BA$4:.$BA$53])/COUNTIF([Input.D$4:.D$53];&quot;C&quot;);&quot;&quot;);&quot;&quot;)">
            <text:p/>
          </table:table-cell>
          <table:table-cell table:style-name="ce27" table:formula="of:=IF([Input.D$1]&lt;&gt;&quot;&quot;;IF(COUNTIF([Input.D$4:.D$53];&quot;D&quot;)&gt;0;SUMIF([Input.D$4:.D$53];&quot;D&quot;;['Scored 0-1'.$BA$4:.$BA$53])/COUNTIF([Input.D$4:.D$53];&quot;D&quot;);&quot;&quot;);&quot;&quot;)">
            <text:p/>
          </table:table-cell>
          <table:table-cell table:style-name="ce27" table:formula="of:=IF([Input.D$1]&lt;&gt;&quot;&quot;;IF(COUNTIF([Input.D$4:.D$53];&quot;E&quot;)&gt;0;SUMIF([Input.D$4:.D$53];&quot;E&quot;;['Scored 0-1'.$BA$4:.$BA$53])/COUNTIF([Input.D$4:.D$53];&quot;E&quot;);&quot;&quot;);&quot;&quot;)">
            <text:p/>
          </table:table-cell>
          <table:table-cell table:style-name="ce27"/>
          <table:table-cell table:style-name="ce34" office:value-type="string">
            <text:p>Lertap:</text:p>
          </table:table-cell>
          <table:table-cell table:number-columns-repeated="1009"/>
        </table:table-row>
        <table:table-row table:style-name="ro3">
          <table:table-cell table:style-name="ce27" office:value-type="float" office:value="3">
            <text:p>3</text:p>
          </table:table-cell>
          <table:table-cell table:formula="of:=IF([Input.E1]&lt;&gt;&quot;&quot;;[Input.E1];&quot;&quot;)" office:value-type="float" office:value="4">
            <text:p>4</text:p>
          </table:table-cell>
          <table:table-cell table:style-name="ce27" table:formula="of:=IF([Input.E$1]&lt;&gt;&quot;&quot;;COUNTIF([Input.E$4:.E$53];&quot;A&quot;);&quot;&quot;)" office:value-type="float" office:value="0">
            <text:p>0</text:p>
          </table:table-cell>
          <table:table-cell table:style-name="ce27" table:formula="of:=IF([Input.E$1]&lt;&gt;&quot;&quot;;COUNTIF([Input.E$4:.E$53];&quot;B&quot;);&quot;&quot;)" office:value-type="float" office:value="0">
            <text:p>0</text:p>
          </table:table-cell>
          <table:table-cell table:style-name="ce27" table:formula="of:=IF([Input.E$1]&lt;&gt;&quot;&quot;;COUNTIF([Input.E$4:.E$53];&quot;C&quot;);&quot;&quot;)" office:value-type="float" office:value="0">
            <text:p>0</text:p>
          </table:table-cell>
          <table:table-cell table:style-name="ce27" table:formula="of:=IF([Input.E$1]&lt;&gt;&quot;&quot;;COUNTIF([Input.E$4:.E$53];&quot;D&quot;);&quot;&quot;)" office:value-type="float" office:value="0">
            <text:p>0</text:p>
          </table:table-cell>
          <table:table-cell table:style-name="ce27" table:formula="of:=IF([Input.E$1]&lt;&gt;&quot;&quot;;COUNTIF([Input.E$4:.E$53];&quot;E&quot;);&quot;&quot;)" office:value-type="float" office:value="0">
            <text:p>0</text:p>
          </table:table-cell>
          <table:table-cell table:style-name="ce30"/>
          <table:table-cell table:style-name="ce27" table:formula="of:=IF([Input.E$1]&lt;&gt;&quot;&quot;;IF(COUNTIF([Input.E$4:.E$53];&quot;A&quot;)&gt;0;SUMIF([Input.E$4:.E$53];&quot;A&quot;;['Scored 0-1'.$BA$4:.$BA$53])/COUNTIF([Input.E$4:.E$53];&quot;A&quot;);&quot;&quot;);&quot;&quot;)">
            <text:p/>
          </table:table-cell>
          <table:table-cell table:style-name="ce27" table:formula="of:=IF([Input.E$1]&lt;&gt;&quot;&quot;;IF(COUNTIF([Input.E$4:.E$53];&quot;B&quot;)&gt;0;SUMIF([Input.E$4:.E$53];&quot;B&quot;;['Scored 0-1'.$BA$4:.$BA$53])/COUNTIF([Input.E$4:.E$53];&quot;B&quot;);&quot;&quot;);&quot;&quot;)">
            <text:p/>
          </table:table-cell>
          <table:table-cell table:style-name="ce27" table:formula="of:=IF([Input.E$1]&lt;&gt;&quot;&quot;;IF(COUNTIF([Input.E$4:.E$53];&quot;C&quot;)&gt;0;SUMIF([Input.E$4:.E$53];&quot;C&quot;;['Scored 0-1'.$BA$4:.$BA$53])/COUNTIF([Input.E$4:.E$53];&quot;C&quot;);&quot;&quot;);&quot;&quot;)">
            <text:p/>
          </table:table-cell>
          <table:table-cell table:style-name="ce27" table:formula="of:=IF([Input.E$1]&lt;&gt;&quot;&quot;;IF(COUNTIF([Input.E$4:.E$53];&quot;D&quot;)&gt;0;SUMIF([Input.E$4:.E$53];&quot;D&quot;;['Scored 0-1'.$BA$4:.$BA$53])/COUNTIF([Input.E$4:.E$53];&quot;D&quot;);&quot;&quot;);&quot;&quot;)">
            <text:p/>
          </table:table-cell>
          <table:table-cell table:style-name="ce27" table:formula="of:=IF([Input.E$1]&lt;&gt;&quot;&quot;;IF(COUNTIF([Input.E$4:.E$53];&quot;E&quot;)&gt;0;SUMIF([Input.E$4:.E$53];&quot;E&quot;;['Scored 0-1'.$BA$4:.$BA$53])/COUNTIF([Input.E$4:.E$53];&quot;E&quot;);&quot;&quot;);&quot;&quot;)">
            <text:p/>
          </table:table-cell>
          <table:table-cell table:style-name="ce27"/>
          <table:table-cell table:style-name="ce35" office:value-type="string">
            <text:p>http://www.assess.com/xcart/product.php?productid=235=cat=0=page=1</text:p>
          </table:table-cell>
          <table:table-cell table:number-columns-repeated="1009"/>
        </table:table-row>
        <table:table-row table:style-name="ro3">
          <table:table-cell table:style-name="ce27" office:value-type="float" office:value="4">
            <text:p>4</text:p>
          </table:table-cell>
          <table:table-cell table:formula="of:=IF([Input.F1]&lt;&gt;&quot;&quot;;[Input.F1];&quot;&quot;)" office:value-type="float" office:value="3">
            <text:p>3</text:p>
          </table:table-cell>
          <table:table-cell table:style-name="ce27" table:formula="of:=IF([Input.F$1]&lt;&gt;&quot;&quot;;COUNTIF([Input.F$4:.F$53];&quot;A&quot;);&quot;&quot;)" office:value-type="float" office:value="0">
            <text:p>0</text:p>
          </table:table-cell>
          <table:table-cell table:style-name="ce27" table:formula="of:=IF([Input.F$1]&lt;&gt;&quot;&quot;;COUNTIF([Input.F$4:.F$53];&quot;B&quot;);&quot;&quot;)" office:value-type="float" office:value="0">
            <text:p>0</text:p>
          </table:table-cell>
          <table:table-cell table:style-name="ce27" table:formula="of:=IF([Input.F$1]&lt;&gt;&quot;&quot;;COUNTIF([Input.F$4:.F$53];&quot;C&quot;);&quot;&quot;)" office:value-type="float" office:value="0">
            <text:p>0</text:p>
          </table:table-cell>
          <table:table-cell table:style-name="ce27" table:formula="of:=IF([Input.F$1]&lt;&gt;&quot;&quot;;COUNTIF([Input.F$4:.F$53];&quot;D&quot;);&quot;&quot;)" office:value-type="float" office:value="0">
            <text:p>0</text:p>
          </table:table-cell>
          <table:table-cell table:style-name="ce27" table:formula="of:=IF([Input.F$1]&lt;&gt;&quot;&quot;;COUNTIF([Input.F$4:.F$53];&quot;E&quot;);&quot;&quot;)" office:value-type="float" office:value="0">
            <text:p>0</text:p>
          </table:table-cell>
          <table:table-cell table:style-name="ce30"/>
          <table:table-cell table:style-name="ce27" table:formula="of:=IF([Input.F$1]&lt;&gt;&quot;&quot;;IF(COUNTIF([Input.F$4:.F$53];&quot;A&quot;)&gt;0;SUMIF([Input.F$4:.F$53];&quot;A&quot;;['Scored 0-1'.$BA$4:.$BA$53])/COUNTIF([Input.F$4:.F$53];&quot;A&quot;);&quot;&quot;);&quot;&quot;)">
            <text:p/>
          </table:table-cell>
          <table:table-cell table:style-name="ce27" table:formula="of:=IF([Input.F$1]&lt;&gt;&quot;&quot;;IF(COUNTIF([Input.F$4:.F$53];&quot;B&quot;)&gt;0;SUMIF([Input.F$4:.F$53];&quot;B&quot;;['Scored 0-1'.$BA$4:.$BA$53])/COUNTIF([Input.F$4:.F$53];&quot;B&quot;);&quot;&quot;);&quot;&quot;)">
            <text:p/>
          </table:table-cell>
          <table:table-cell table:style-name="ce27" table:formula="of:=IF([Input.F$1]&lt;&gt;&quot;&quot;;IF(COUNTIF([Input.F$4:.F$53];&quot;C&quot;)&gt;0;SUMIF([Input.F$4:.F$53];&quot;C&quot;;['Scored 0-1'.$BA$4:.$BA$53])/COUNTIF([Input.F$4:.F$53];&quot;C&quot;);&quot;&quot;);&quot;&quot;)">
            <text:p/>
          </table:table-cell>
          <table:table-cell table:style-name="ce27" table:formula="of:=IF([Input.F$1]&lt;&gt;&quot;&quot;;IF(COUNTIF([Input.F$4:.F$53];&quot;D&quot;)&gt;0;SUMIF([Input.F$4:.F$53];&quot;D&quot;;['Scored 0-1'.$BA$4:.$BA$53])/COUNTIF([Input.F$4:.F$53];&quot;D&quot;);&quot;&quot;);&quot;&quot;)">
            <text:p/>
          </table:table-cell>
          <table:table-cell table:style-name="ce27" table:formula="of:=IF([Input.F$1]&lt;&gt;&quot;&quot;;IF(COUNTIF([Input.F$4:.F$53];&quot;E&quot;)&gt;0;SUMIF([Input.F$4:.F$53];&quot;E&quot;;['Scored 0-1'.$BA$4:.$BA$53])/COUNTIF([Input.F$4:.F$53];&quot;E&quot;);&quot;&quot;);&quot;&quot;)">
            <text:p/>
          </table:table-cell>
          <table:table-cell table:style-name="ce27"/>
          <table:table-cell table:style-name="ce34" office:value-type="string">
            <text:p>Iteman:</text:p>
          </table:table-cell>
          <table:table-cell table:number-columns-repeated="1009"/>
        </table:table-row>
        <table:table-row table:style-name="ro3">
          <table:table-cell table:style-name="ce27" office:value-type="float" office:value="5">
            <text:p>5</text:p>
          </table:table-cell>
          <table:table-cell table:formula="of:=IF([Input.G1]&lt;&gt;&quot;&quot;;[Input.G1];&quot;&quot;)" office:value-type="float" office:value="5">
            <text:p>5</text:p>
          </table:table-cell>
          <table:table-cell table:style-name="ce27" table:formula="of:=IF([Input.G$1]&lt;&gt;&quot;&quot;;COUNTIF([Input.G$4:.G$53];&quot;A&quot;);&quot;&quot;)" office:value-type="float" office:value="0">
            <text:p>0</text:p>
          </table:table-cell>
          <table:table-cell table:style-name="ce27" table:formula="of:=IF([Input.G$1]&lt;&gt;&quot;&quot;;COUNTIF([Input.G$4:.G$53];&quot;B&quot;);&quot;&quot;)" office:value-type="float" office:value="0">
            <text:p>0</text:p>
          </table:table-cell>
          <table:table-cell table:style-name="ce27" table:formula="of:=IF([Input.G$1]&lt;&gt;&quot;&quot;;COUNTIF([Input.G$4:.G$53];&quot;C&quot;);&quot;&quot;)" office:value-type="float" office:value="0">
            <text:p>0</text:p>
          </table:table-cell>
          <table:table-cell table:style-name="ce27" table:formula="of:=IF([Input.G$1]&lt;&gt;&quot;&quot;;COUNTIF([Input.G$4:.G$53];&quot;D&quot;);&quot;&quot;)" office:value-type="float" office:value="0">
            <text:p>0</text:p>
          </table:table-cell>
          <table:table-cell table:style-name="ce27" table:formula="of:=IF([Input.G$1]&lt;&gt;&quot;&quot;;COUNTIF([Input.G$4:.G$53];&quot;E&quot;);&quot;&quot;)" office:value-type="float" office:value="0">
            <text:p>0</text:p>
          </table:table-cell>
          <table:table-cell table:style-name="ce30"/>
          <table:table-cell table:style-name="ce27" table:formula="of:=IF([Input.G$1]&lt;&gt;&quot;&quot;;IF(COUNTIF([Input.G$4:.G$53];&quot;A&quot;)&gt;0;SUMIF([Input.G$4:.G$53];&quot;A&quot;;['Scored 0-1'.$BA$4:.$BA$53])/COUNTIF([Input.G$4:.G$53];&quot;A&quot;);&quot;&quot;);&quot;&quot;)">
            <text:p/>
          </table:table-cell>
          <table:table-cell table:style-name="ce27" table:formula="of:=IF([Input.G$1]&lt;&gt;&quot;&quot;;IF(COUNTIF([Input.G$4:.G$53];&quot;B&quot;)&gt;0;SUMIF([Input.G$4:.G$53];&quot;B&quot;;['Scored 0-1'.$BA$4:.$BA$53])/COUNTIF([Input.G$4:.G$53];&quot;B&quot;);&quot;&quot;);&quot;&quot;)">
            <text:p/>
          </table:table-cell>
          <table:table-cell table:style-name="ce27" table:formula="of:=IF([Input.G$1]&lt;&gt;&quot;&quot;;IF(COUNTIF([Input.G$4:.G$53];&quot;C&quot;)&gt;0;SUMIF([Input.G$4:.G$53];&quot;C&quot;;['Scored 0-1'.$BA$4:.$BA$53])/COUNTIF([Input.G$4:.G$53];&quot;C&quot;);&quot;&quot;);&quot;&quot;)">
            <text:p/>
          </table:table-cell>
          <table:table-cell table:style-name="ce27" table:formula="of:=IF([Input.G$1]&lt;&gt;&quot;&quot;;IF(COUNTIF([Input.G$4:.G$53];&quot;D&quot;)&gt;0;SUMIF([Input.G$4:.G$53];&quot;D&quot;;['Scored 0-1'.$BA$4:.$BA$53])/COUNTIF([Input.G$4:.G$53];&quot;D&quot;);&quot;&quot;);&quot;&quot;)">
            <text:p/>
          </table:table-cell>
          <table:table-cell table:style-name="ce27" table:formula="of:=IF([Input.G$1]&lt;&gt;&quot;&quot;;IF(COUNTIF([Input.G$4:.G$53];&quot;E&quot;)&gt;0;SUMIF([Input.G$4:.G$53];&quot;E&quot;;['Scored 0-1'.$BA$4:.$BA$53])/COUNTIF([Input.G$4:.G$53];&quot;E&quot;);&quot;&quot;);&quot;&quot;)">
            <text:p/>
          </table:table-cell>
          <table:table-cell table:style-name="ce27"/>
          <table:table-cell table:style-name="ce35" office:value-type="string">
            <text:p>http://www.assess.com/xcart/product.php?productid=234</text:p>
          </table:table-cell>
          <table:table-cell table:number-columns-repeated="1009"/>
        </table:table-row>
        <table:table-row table:style-name="ro2">
          <table:table-cell table:style-name="ce27" office:value-type="float" office:value="6">
            <text:p>6</text:p>
          </table:table-cell>
          <table:table-cell table:formula="of:=IF([Input.H1]&lt;&gt;&quot;&quot;;[Input.H1];&quot;&quot;)" office:value-type="float" office:value="4">
            <text:p>4</text:p>
          </table:table-cell>
          <table:table-cell table:style-name="ce27" table:formula="of:=IF([Input.H$1]&lt;&gt;&quot;&quot;;COUNTIF([Input.H$4:.H$53];&quot;A&quot;);&quot;&quot;)" office:value-type="float" office:value="0">
            <text:p>0</text:p>
          </table:table-cell>
          <table:table-cell table:style-name="ce27" table:formula="of:=IF([Input.H$1]&lt;&gt;&quot;&quot;;COUNTIF([Input.H$4:.H$53];&quot;B&quot;);&quot;&quot;)" office:value-type="float" office:value="0">
            <text:p>0</text:p>
          </table:table-cell>
          <table:table-cell table:style-name="ce27" table:formula="of:=IF([Input.H$1]&lt;&gt;&quot;&quot;;COUNTIF([Input.H$4:.H$53];&quot;C&quot;);&quot;&quot;)" office:value-type="float" office:value="0">
            <text:p>0</text:p>
          </table:table-cell>
          <table:table-cell table:style-name="ce27" table:formula="of:=IF([Input.H$1]&lt;&gt;&quot;&quot;;COUNTIF([Input.H$4:.H$53];&quot;D&quot;);&quot;&quot;)" office:value-type="float" office:value="0">
            <text:p>0</text:p>
          </table:table-cell>
          <table:table-cell table:style-name="ce27" table:formula="of:=IF([Input.H$1]&lt;&gt;&quot;&quot;;COUNTIF([Input.H$4:.H$53];&quot;E&quot;);&quot;&quot;)" office:value-type="float" office:value="0">
            <text:p>0</text:p>
          </table:table-cell>
          <table:table-cell table:style-name="ce30"/>
          <table:table-cell table:style-name="ce27" table:formula="of:=IF([Input.H$1]&lt;&gt;&quot;&quot;;IF(COUNTIF([Input.H$4:.H$53];&quot;A&quot;)&gt;0;SUMIF([Input.H$4:.H$53];&quot;A&quot;;['Scored 0-1'.$BA$4:.$BA$53])/COUNTIF([Input.H$4:.H$53];&quot;A&quot;);&quot;&quot;);&quot;&quot;)">
            <text:p/>
          </table:table-cell>
          <table:table-cell table:style-name="ce27" table:formula="of:=IF([Input.H$1]&lt;&gt;&quot;&quot;;IF(COUNTIF([Input.H$4:.H$53];&quot;B&quot;)&gt;0;SUMIF([Input.H$4:.H$53];&quot;B&quot;;['Scored 0-1'.$BA$4:.$BA$53])/COUNTIF([Input.H$4:.H$53];&quot;B&quot;);&quot;&quot;);&quot;&quot;)">
            <text:p/>
          </table:table-cell>
          <table:table-cell table:style-name="ce27" table:formula="of:=IF([Input.H$1]&lt;&gt;&quot;&quot;;IF(COUNTIF([Input.H$4:.H$53];&quot;C&quot;)&gt;0;SUMIF([Input.H$4:.H$53];&quot;C&quot;;['Scored 0-1'.$BA$4:.$BA$53])/COUNTIF([Input.H$4:.H$53];&quot;C&quot;);&quot;&quot;);&quot;&quot;)">
            <text:p/>
          </table:table-cell>
          <table:table-cell table:style-name="ce27" table:formula="of:=IF([Input.H$1]&lt;&gt;&quot;&quot;;IF(COUNTIF([Input.H$4:.H$53];&quot;D&quot;)&gt;0;SUMIF([Input.H$4:.H$53];&quot;D&quot;;['Scored 0-1'.$BA$4:.$BA$53])/COUNTIF([Input.H$4:.H$53];&quot;D&quot;);&quot;&quot;);&quot;&quot;)">
            <text:p/>
          </table:table-cell>
          <table:table-cell table:style-name="ce27" table:formula="of:=IF([Input.H$1]&lt;&gt;&quot;&quot;;IF(COUNTIF([Input.H$4:.H$53];&quot;E&quot;)&gt;0;SUMIF([Input.H$4:.H$53];&quot;E&quot;;['Scored 0-1'.$BA$4:.$BA$53])/COUNTIF([Input.H$4:.H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7">
            <text:p>7</text:p>
          </table:table-cell>
          <table:table-cell table:formula="of:=IF([Input.I1]&lt;&gt;&quot;&quot;;[Input.I1];&quot;&quot;)" office:value-type="float" office:value="5">
            <text:p>5</text:p>
          </table:table-cell>
          <table:table-cell table:style-name="ce27" table:formula="of:=IF([Input.I$1]&lt;&gt;&quot;&quot;;COUNTIF([Input.I$4:.I$53];&quot;A&quot;);&quot;&quot;)" office:value-type="float" office:value="0">
            <text:p>0</text:p>
          </table:table-cell>
          <table:table-cell table:style-name="ce27" table:formula="of:=IF([Input.I$1]&lt;&gt;&quot;&quot;;COUNTIF([Input.I$4:.I$53];&quot;B&quot;);&quot;&quot;)" office:value-type="float" office:value="0">
            <text:p>0</text:p>
          </table:table-cell>
          <table:table-cell table:style-name="ce27" table:formula="of:=IF([Input.I$1]&lt;&gt;&quot;&quot;;COUNTIF([Input.I$4:.I$53];&quot;C&quot;);&quot;&quot;)" office:value-type="float" office:value="0">
            <text:p>0</text:p>
          </table:table-cell>
          <table:table-cell table:style-name="ce27" table:formula="of:=IF([Input.I$1]&lt;&gt;&quot;&quot;;COUNTIF([Input.I$4:.I$53];&quot;D&quot;);&quot;&quot;)" office:value-type="float" office:value="0">
            <text:p>0</text:p>
          </table:table-cell>
          <table:table-cell table:style-name="ce27" table:formula="of:=IF([Input.I$1]&lt;&gt;&quot;&quot;;COUNTIF([Input.I$4:.I$53];&quot;E&quot;);&quot;&quot;)" office:value-type="float" office:value="0">
            <text:p>0</text:p>
          </table:table-cell>
          <table:table-cell table:style-name="ce30"/>
          <table:table-cell table:style-name="ce27" table:formula="of:=IF([Input.I$1]&lt;&gt;&quot;&quot;;IF(COUNTIF([Input.I$4:.I$53];&quot;A&quot;)&gt;0;SUMIF([Input.I$4:.I$53];&quot;A&quot;;['Scored 0-1'.$BA$4:.$BA$53])/COUNTIF([Input.I$4:.I$53];&quot;A&quot;);&quot;&quot;);&quot;&quot;)">
            <text:p/>
          </table:table-cell>
          <table:table-cell table:style-name="ce27" table:formula="of:=IF([Input.I$1]&lt;&gt;&quot;&quot;;IF(COUNTIF([Input.I$4:.I$53];&quot;B&quot;)&gt;0;SUMIF([Input.I$4:.I$53];&quot;B&quot;;['Scored 0-1'.$BA$4:.$BA$53])/COUNTIF([Input.I$4:.I$53];&quot;B&quot;);&quot;&quot;);&quot;&quot;)">
            <text:p/>
          </table:table-cell>
          <table:table-cell table:style-name="ce27" table:formula="of:=IF([Input.I$1]&lt;&gt;&quot;&quot;;IF(COUNTIF([Input.I$4:.I$53];&quot;C&quot;)&gt;0;SUMIF([Input.I$4:.I$53];&quot;C&quot;;['Scored 0-1'.$BA$4:.$BA$53])/COUNTIF([Input.I$4:.I$53];&quot;C&quot;);&quot;&quot;);&quot;&quot;)">
            <text:p/>
          </table:table-cell>
          <table:table-cell table:style-name="ce27" table:formula="of:=IF([Input.I$1]&lt;&gt;&quot;&quot;;IF(COUNTIF([Input.I$4:.I$53];&quot;D&quot;)&gt;0;SUMIF([Input.I$4:.I$53];&quot;D&quot;;['Scored 0-1'.$BA$4:.$BA$53])/COUNTIF([Input.I$4:.I$53];&quot;D&quot;);&quot;&quot;);&quot;&quot;)">
            <text:p/>
          </table:table-cell>
          <table:table-cell table:style-name="ce27" table:formula="of:=IF([Input.I$1]&lt;&gt;&quot;&quot;;IF(COUNTIF([Input.I$4:.I$53];&quot;E&quot;)&gt;0;SUMIF([Input.I$4:.I$53];&quot;E&quot;;['Scored 0-1'.$BA$4:.$BA$53])/COUNTIF([Input.I$4:.I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8">
            <text:p>8</text:p>
          </table:table-cell>
          <table:table-cell table:formula="of:=IF([Input.J1]&lt;&gt;&quot;&quot;;[Input.J1];&quot;&quot;)" office:value-type="float" office:value="3">
            <text:p>3</text:p>
          </table:table-cell>
          <table:table-cell table:style-name="ce27" table:formula="of:=IF([Input.J$1]&lt;&gt;&quot;&quot;;COUNTIF([Input.J$4:.J$53];&quot;A&quot;);&quot;&quot;)" office:value-type="float" office:value="0">
            <text:p>0</text:p>
          </table:table-cell>
          <table:table-cell table:style-name="ce27" table:formula="of:=IF([Input.J$1]&lt;&gt;&quot;&quot;;COUNTIF([Input.J$4:.J$53];&quot;B&quot;);&quot;&quot;)" office:value-type="float" office:value="0">
            <text:p>0</text:p>
          </table:table-cell>
          <table:table-cell table:style-name="ce27" table:formula="of:=IF([Input.J$1]&lt;&gt;&quot;&quot;;COUNTIF([Input.J$4:.J$53];&quot;C&quot;);&quot;&quot;)" office:value-type="float" office:value="0">
            <text:p>0</text:p>
          </table:table-cell>
          <table:table-cell table:style-name="ce27" table:formula="of:=IF([Input.J$1]&lt;&gt;&quot;&quot;;COUNTIF([Input.J$4:.J$53];&quot;D&quot;);&quot;&quot;)" office:value-type="float" office:value="0">
            <text:p>0</text:p>
          </table:table-cell>
          <table:table-cell table:style-name="ce27" table:formula="of:=IF([Input.J$1]&lt;&gt;&quot;&quot;;COUNTIF([Input.J$4:.J$53];&quot;E&quot;);&quot;&quot;)" office:value-type="float" office:value="0">
            <text:p>0</text:p>
          </table:table-cell>
          <table:table-cell table:style-name="ce30"/>
          <table:table-cell table:style-name="ce27" table:formula="of:=IF([Input.J$1]&lt;&gt;&quot;&quot;;IF(COUNTIF([Input.J$4:.J$53];&quot;A&quot;)&gt;0;SUMIF([Input.J$4:.J$53];&quot;A&quot;;['Scored 0-1'.$BA$4:.$BA$53])/COUNTIF([Input.J$4:.J$53];&quot;A&quot;);&quot;&quot;);&quot;&quot;)">
            <text:p/>
          </table:table-cell>
          <table:table-cell table:style-name="ce27" table:formula="of:=IF([Input.J$1]&lt;&gt;&quot;&quot;;IF(COUNTIF([Input.J$4:.J$53];&quot;B&quot;)&gt;0;SUMIF([Input.J$4:.J$53];&quot;B&quot;;['Scored 0-1'.$BA$4:.$BA$53])/COUNTIF([Input.J$4:.J$53];&quot;B&quot;);&quot;&quot;);&quot;&quot;)">
            <text:p/>
          </table:table-cell>
          <table:table-cell table:style-name="ce27" table:formula="of:=IF([Input.J$1]&lt;&gt;&quot;&quot;;IF(COUNTIF([Input.J$4:.J$53];&quot;C&quot;)&gt;0;SUMIF([Input.J$4:.J$53];&quot;C&quot;;['Scored 0-1'.$BA$4:.$BA$53])/COUNTIF([Input.J$4:.J$53];&quot;C&quot;);&quot;&quot;);&quot;&quot;)">
            <text:p/>
          </table:table-cell>
          <table:table-cell table:style-name="ce27" table:formula="of:=IF([Input.J$1]&lt;&gt;&quot;&quot;;IF(COUNTIF([Input.J$4:.J$53];&quot;D&quot;)&gt;0;SUMIF([Input.J$4:.J$53];&quot;D&quot;;['Scored 0-1'.$BA$4:.$BA$53])/COUNTIF([Input.J$4:.J$53];&quot;D&quot;);&quot;&quot;);&quot;&quot;)">
            <text:p/>
          </table:table-cell>
          <table:table-cell table:style-name="ce27" table:formula="of:=IF([Input.J$1]&lt;&gt;&quot;&quot;;IF(COUNTIF([Input.J$4:.J$53];&quot;E&quot;)&gt;0;SUMIF([Input.J$4:.J$53];&quot;E&quot;;['Scored 0-1'.$BA$4:.$BA$53])/COUNTIF([Input.J$4:.J$53];&quot;E&quot;);&quot;&quot;);&quot;&quot;)">
            <text:p/>
          </table:table-cell>
          <table:table-cell table:style-name="ce27"/>
          <table:table-cell table:style-name="ce34" office:value-type="string">
            <text:p>How to interpret these results?</text:p>
          </table:table-cell>
          <table:table-cell table:number-columns-repeated="1009"/>
        </table:table-row>
        <table:table-row table:style-name="ro2">
          <table:table-cell table:style-name="ce27" office:value-type="float" office:value="9">
            <text:p>9</text:p>
          </table:table-cell>
          <table:table-cell table:formula="of:=IF([Input.K1]&lt;&gt;&quot;&quot;;[Input.K1];&quot;&quot;)" office:value-type="float" office:value="1">
            <text:p>1</text:p>
          </table:table-cell>
          <table:table-cell table:style-name="ce27" table:formula="of:=IF([Input.K$1]&lt;&gt;&quot;&quot;;COUNTIF([Input.K$4:.K$53];&quot;A&quot;);&quot;&quot;)" office:value-type="float" office:value="0">
            <text:p>0</text:p>
          </table:table-cell>
          <table:table-cell table:style-name="ce27" table:formula="of:=IF([Input.K$1]&lt;&gt;&quot;&quot;;COUNTIF([Input.K$4:.K$53];&quot;B&quot;);&quot;&quot;)" office:value-type="float" office:value="0">
            <text:p>0</text:p>
          </table:table-cell>
          <table:table-cell table:style-name="ce27" table:formula="of:=IF([Input.K$1]&lt;&gt;&quot;&quot;;COUNTIF([Input.K$4:.K$53];&quot;C&quot;);&quot;&quot;)" office:value-type="float" office:value="0">
            <text:p>0</text:p>
          </table:table-cell>
          <table:table-cell table:style-name="ce27" table:formula="of:=IF([Input.K$1]&lt;&gt;&quot;&quot;;COUNTIF([Input.K$4:.K$53];&quot;D&quot;);&quot;&quot;)" office:value-type="float" office:value="0">
            <text:p>0</text:p>
          </table:table-cell>
          <table:table-cell table:style-name="ce27" table:formula="of:=IF([Input.K$1]&lt;&gt;&quot;&quot;;COUNTIF([Input.K$4:.K$53];&quot;E&quot;);&quot;&quot;)" office:value-type="float" office:value="0">
            <text:p>0</text:p>
          </table:table-cell>
          <table:table-cell table:style-name="ce30"/>
          <table:table-cell table:style-name="ce27" table:formula="of:=IF([Input.K$1]&lt;&gt;&quot;&quot;;IF(COUNTIF([Input.K$4:.K$53];&quot;A&quot;)&gt;0;SUMIF([Input.K$4:.K$53];&quot;A&quot;;['Scored 0-1'.$BA$4:.$BA$53])/COUNTIF([Input.K$4:.K$53];&quot;A&quot;);&quot;&quot;);&quot;&quot;)">
            <text:p/>
          </table:table-cell>
          <table:table-cell table:style-name="ce27" table:formula="of:=IF([Input.K$1]&lt;&gt;&quot;&quot;;IF(COUNTIF([Input.K$4:.K$53];&quot;B&quot;)&gt;0;SUMIF([Input.K$4:.K$53];&quot;B&quot;;['Scored 0-1'.$BA$4:.$BA$53])/COUNTIF([Input.K$4:.K$53];&quot;B&quot;);&quot;&quot;);&quot;&quot;)">
            <text:p/>
          </table:table-cell>
          <table:table-cell table:style-name="ce27" table:formula="of:=IF([Input.K$1]&lt;&gt;&quot;&quot;;IF(COUNTIF([Input.K$4:.K$53];&quot;C&quot;)&gt;0;SUMIF([Input.K$4:.K$53];&quot;C&quot;;['Scored 0-1'.$BA$4:.$BA$53])/COUNTIF([Input.K$4:.K$53];&quot;C&quot;);&quot;&quot;);&quot;&quot;)">
            <text:p/>
          </table:table-cell>
          <table:table-cell table:style-name="ce27" table:formula="of:=IF([Input.K$1]&lt;&gt;&quot;&quot;;IF(COUNTIF([Input.K$4:.K$53];&quot;D&quot;)&gt;0;SUMIF([Input.K$4:.K$53];&quot;D&quot;;['Scored 0-1'.$BA$4:.$BA$53])/COUNTIF([Input.K$4:.K$53];&quot;D&quot;);&quot;&quot;);&quot;&quot;)">
            <text:p/>
          </table:table-cell>
          <table:table-cell table:style-name="ce27" table:formula="of:=IF([Input.K$1]&lt;&gt;&quot;&quot;;IF(COUNTIF([Input.K$4:.K$53];&quot;E&quot;)&gt;0;SUMIF([Input.K$4:.K$53];&quot;E&quot;;['Scored 0-1'.$BA$4:.$BA$53])/COUNTIF([Input.K$4:.K$53];&quot;E&quot;);&quot;&quot;);&quot;&quot;)">
            <text:p/>
          </table:table-cell>
          <table:table-cell table:style-name="ce27"/>
          <table:table-cell table:style-name="ce30" office:value-type="string">
            <text:p>If most students choose the correct option, the item is easy.</text:p>
          </table:table-cell>
          <table:table-cell table:number-columns-repeated="1009"/>
        </table:table-row>
        <table:table-row table:style-name="ro2">
          <table:table-cell table:style-name="ce27" office:value-type="float" office:value="10">
            <text:p>10</text:p>
          </table:table-cell>
          <table:table-cell table:formula="of:=IF([Input.L1]&lt;&gt;&quot;&quot;;[Input.L1];&quot;&quot;)" office:value-type="float" office:value="3">
            <text:p>3</text:p>
          </table:table-cell>
          <table:table-cell table:style-name="ce27" table:formula="of:=IF([Input.L$1]&lt;&gt;&quot;&quot;;COUNTIF([Input.L$4:.L$53];&quot;A&quot;);&quot;&quot;)" office:value-type="float" office:value="0">
            <text:p>0</text:p>
          </table:table-cell>
          <table:table-cell table:style-name="ce27" table:formula="of:=IF([Input.L$1]&lt;&gt;&quot;&quot;;COUNTIF([Input.L$4:.L$53];&quot;B&quot;);&quot;&quot;)" office:value-type="float" office:value="0">
            <text:p>0</text:p>
          </table:table-cell>
          <table:table-cell table:style-name="ce27" table:formula="of:=IF([Input.L$1]&lt;&gt;&quot;&quot;;COUNTIF([Input.L$4:.L$53];&quot;C&quot;);&quot;&quot;)" office:value-type="float" office:value="0">
            <text:p>0</text:p>
          </table:table-cell>
          <table:table-cell table:style-name="ce27" table:formula="of:=IF([Input.L$1]&lt;&gt;&quot;&quot;;COUNTIF([Input.L$4:.L$53];&quot;D&quot;);&quot;&quot;)" office:value-type="float" office:value="0">
            <text:p>0</text:p>
          </table:table-cell>
          <table:table-cell table:style-name="ce27" table:formula="of:=IF([Input.L$1]&lt;&gt;&quot;&quot;;COUNTIF([Input.L$4:.L$53];&quot;E&quot;);&quot;&quot;)" office:value-type="float" office:value="0">
            <text:p>0</text:p>
          </table:table-cell>
          <table:table-cell table:style-name="ce30"/>
          <table:table-cell table:style-name="ce27" table:formula="of:=IF([Input.L$1]&lt;&gt;&quot;&quot;;IF(COUNTIF([Input.L$4:.L$53];&quot;A&quot;)&gt;0;SUMIF([Input.L$4:.L$53];&quot;A&quot;;['Scored 0-1'.$BA$4:.$BA$53])/COUNTIF([Input.L$4:.L$53];&quot;A&quot;);&quot;&quot;);&quot;&quot;)">
            <text:p/>
          </table:table-cell>
          <table:table-cell table:style-name="ce27" table:formula="of:=IF([Input.L$1]&lt;&gt;&quot;&quot;;IF(COUNTIF([Input.L$4:.L$53];&quot;B&quot;)&gt;0;SUMIF([Input.L$4:.L$53];&quot;B&quot;;['Scored 0-1'.$BA$4:.$BA$53])/COUNTIF([Input.L$4:.L$53];&quot;B&quot;);&quot;&quot;);&quot;&quot;)">
            <text:p/>
          </table:table-cell>
          <table:table-cell table:style-name="ce27" table:formula="of:=IF([Input.L$1]&lt;&gt;&quot;&quot;;IF(COUNTIF([Input.L$4:.L$53];&quot;C&quot;)&gt;0;SUMIF([Input.L$4:.L$53];&quot;C&quot;;['Scored 0-1'.$BA$4:.$BA$53])/COUNTIF([Input.L$4:.L$53];&quot;C&quot;);&quot;&quot;);&quot;&quot;)">
            <text:p/>
          </table:table-cell>
          <table:table-cell table:style-name="ce27" table:formula="of:=IF([Input.L$1]&lt;&gt;&quot;&quot;;IF(COUNTIF([Input.L$4:.L$53];&quot;D&quot;)&gt;0;SUMIF([Input.L$4:.L$53];&quot;D&quot;;['Scored 0-1'.$BA$4:.$BA$53])/COUNTIF([Input.L$4:.L$53];&quot;D&quot;);&quot;&quot;);&quot;&quot;)">
            <text:p/>
          </table:table-cell>
          <table:table-cell table:style-name="ce27" table:formula="of:=IF([Input.L$1]&lt;&gt;&quot;&quot;;IF(COUNTIF([Input.L$4:.L$53];&quot;E&quot;)&gt;0;SUMIF([Input.L$4:.L$53];&quot;E&quot;;['Scored 0-1'.$BA$4:.$BA$53])/COUNTIF([Input.L$4:.L$53];&quot;E&quot;);&quot;&quot;);&quot;&quot;)">
            <text:p/>
          </table:table-cell>
          <table:table-cell table:style-name="ce27"/>
          <table:table-cell table:style-name="ce30" office:value-type="string">
            <text:p>If few students choose the correct option, the item is difficult.</text:p>
          </table:table-cell>
          <table:table-cell table:number-columns-repeated="1009"/>
        </table:table-row>
        <table:table-row table:style-name="ro2">
          <table:table-cell table:style-name="ce27" office:value-type="float" office:value="11">
            <text:p>11</text:p>
          </table:table-cell>
          <table:table-cell table:formula="of:=IF([Input.M1]&lt;&gt;&quot;&quot;;[Input.M1];&quot;&quot;)" office:value-type="float" office:value="2">
            <text:p>2</text:p>
          </table:table-cell>
          <table:table-cell table:style-name="ce27" table:formula="of:=IF([Input.M$1]&lt;&gt;&quot;&quot;;COUNTIF([Input.M$4:.M$53];&quot;A&quot;);&quot;&quot;)" office:value-type="float" office:value="0">
            <text:p>0</text:p>
          </table:table-cell>
          <table:table-cell table:style-name="ce27" table:formula="of:=IF([Input.M$1]&lt;&gt;&quot;&quot;;COUNTIF([Input.M$4:.M$53];&quot;B&quot;);&quot;&quot;)" office:value-type="float" office:value="0">
            <text:p>0</text:p>
          </table:table-cell>
          <table:table-cell table:style-name="ce27" table:formula="of:=IF([Input.M$1]&lt;&gt;&quot;&quot;;COUNTIF([Input.M$4:.M$53];&quot;C&quot;);&quot;&quot;)" office:value-type="float" office:value="0">
            <text:p>0</text:p>
          </table:table-cell>
          <table:table-cell table:style-name="ce27" table:formula="of:=IF([Input.M$1]&lt;&gt;&quot;&quot;;COUNTIF([Input.M$4:.M$53];&quot;D&quot;);&quot;&quot;)" office:value-type="float" office:value="0">
            <text:p>0</text:p>
          </table:table-cell>
          <table:table-cell table:style-name="ce27" table:formula="of:=IF([Input.M$1]&lt;&gt;&quot;&quot;;COUNTIF([Input.M$4:.M$53];&quot;E&quot;);&quot;&quot;)" office:value-type="float" office:value="0">
            <text:p>0</text:p>
          </table:table-cell>
          <table:table-cell table:style-name="ce30"/>
          <table:table-cell table:style-name="ce27" table:formula="of:=IF([Input.M$1]&lt;&gt;&quot;&quot;;IF(COUNTIF([Input.M$4:.M$53];&quot;A&quot;)&gt;0;SUMIF([Input.M$4:.M$53];&quot;A&quot;;['Scored 0-1'.$BA$4:.$BA$53])/COUNTIF([Input.M$4:.M$53];&quot;A&quot;);&quot;&quot;);&quot;&quot;)">
            <text:p/>
          </table:table-cell>
          <table:table-cell table:style-name="ce27" table:formula="of:=IF([Input.M$1]&lt;&gt;&quot;&quot;;IF(COUNTIF([Input.M$4:.M$53];&quot;B&quot;)&gt;0;SUMIF([Input.M$4:.M$53];&quot;B&quot;;['Scored 0-1'.$BA$4:.$BA$53])/COUNTIF([Input.M$4:.M$53];&quot;B&quot;);&quot;&quot;);&quot;&quot;)">
            <text:p/>
          </table:table-cell>
          <table:table-cell table:style-name="ce27" table:formula="of:=IF([Input.M$1]&lt;&gt;&quot;&quot;;IF(COUNTIF([Input.M$4:.M$53];&quot;C&quot;)&gt;0;SUMIF([Input.M$4:.M$53];&quot;C&quot;;['Scored 0-1'.$BA$4:.$BA$53])/COUNTIF([Input.M$4:.M$53];&quot;C&quot;);&quot;&quot;);&quot;&quot;)">
            <text:p/>
          </table:table-cell>
          <table:table-cell table:style-name="ce27" table:formula="of:=IF([Input.M$1]&lt;&gt;&quot;&quot;;IF(COUNTIF([Input.M$4:.M$53];&quot;D&quot;)&gt;0;SUMIF([Input.M$4:.M$53];&quot;D&quot;;['Scored 0-1'.$BA$4:.$BA$53])/COUNTIF([Input.M$4:.M$53];&quot;D&quot;);&quot;&quot;);&quot;&quot;)">
            <text:p/>
          </table:table-cell>
          <table:table-cell table:style-name="ce27" table:formula="of:=IF([Input.M$1]&lt;&gt;&quot;&quot;;IF(COUNTIF([Input.M$4:.M$53];&quot;E&quot;)&gt;0;SUMIF([Input.M$4:.M$53];&quot;E&quot;;['Scored 0-1'.$BA$4:.$BA$53])/COUNTIF([Input.M$4:.M$53];&quot;E&quot;);&quot;&quot;);&quot;&quot;)">
            <text:p/>
          </table:table-cell>
          <table:table-cell table:style-name="ce27"/>
          <table:table-cell table:style-name="ce30" office:value-type="string">
            <text:p>However, just because few students choose the correct option does not mean it is a bad item.</text:p>
          </table:table-cell>
          <table:table-cell table:number-columns-repeated="1009"/>
        </table:table-row>
        <table:table-row table:style-name="ro2">
          <table:table-cell table:style-name="ce27" office:value-type="float" office:value="12">
            <text:p>12</text:p>
          </table:table-cell>
          <table:table-cell table:formula="of:=IF([Input.N1]&lt;&gt;&quot;&quot;;[Input.N1];&quot;&quot;)" office:value-type="float" office:value="5">
            <text:p>5</text:p>
          </table:table-cell>
          <table:table-cell table:style-name="ce27" table:formula="of:=IF([Input.N$1]&lt;&gt;&quot;&quot;;COUNTIF([Input.N$4:.N$53];&quot;A&quot;);&quot;&quot;)" office:value-type="float" office:value="0">
            <text:p>0</text:p>
          </table:table-cell>
          <table:table-cell table:style-name="ce27" table:formula="of:=IF([Input.N$1]&lt;&gt;&quot;&quot;;COUNTIF([Input.N$4:.N$53];&quot;B&quot;);&quot;&quot;)" office:value-type="float" office:value="0">
            <text:p>0</text:p>
          </table:table-cell>
          <table:table-cell table:style-name="ce27" table:formula="of:=IF([Input.N$1]&lt;&gt;&quot;&quot;;COUNTIF([Input.N$4:.N$53];&quot;C&quot;);&quot;&quot;)" office:value-type="float" office:value="0">
            <text:p>0</text:p>
          </table:table-cell>
          <table:table-cell table:style-name="ce27" table:formula="of:=IF([Input.N$1]&lt;&gt;&quot;&quot;;COUNTIF([Input.N$4:.N$53];&quot;D&quot;);&quot;&quot;)" office:value-type="float" office:value="0">
            <text:p>0</text:p>
          </table:table-cell>
          <table:table-cell table:style-name="ce27" table:formula="of:=IF([Input.N$1]&lt;&gt;&quot;&quot;;COUNTIF([Input.N$4:.N$53];&quot;E&quot;);&quot;&quot;)" office:value-type="float" office:value="0">
            <text:p>0</text:p>
          </table:table-cell>
          <table:table-cell table:style-name="ce30"/>
          <table:table-cell table:style-name="ce27" table:formula="of:=IF([Input.N$1]&lt;&gt;&quot;&quot;;IF(COUNTIF([Input.N$4:.N$53];&quot;A&quot;)&gt;0;SUMIF([Input.N$4:.N$53];&quot;A&quot;;['Scored 0-1'.$BA$4:.$BA$53])/COUNTIF([Input.N$4:.N$53];&quot;A&quot;);&quot;&quot;);&quot;&quot;)">
            <text:p/>
          </table:table-cell>
          <table:table-cell table:style-name="ce27" table:formula="of:=IF([Input.N$1]&lt;&gt;&quot;&quot;;IF(COUNTIF([Input.N$4:.N$53];&quot;B&quot;)&gt;0;SUMIF([Input.N$4:.N$53];&quot;B&quot;;['Scored 0-1'.$BA$4:.$BA$53])/COUNTIF([Input.N$4:.N$53];&quot;B&quot;);&quot;&quot;);&quot;&quot;)">
            <text:p/>
          </table:table-cell>
          <table:table-cell table:style-name="ce27" table:formula="of:=IF([Input.N$1]&lt;&gt;&quot;&quot;;IF(COUNTIF([Input.N$4:.N$53];&quot;C&quot;)&gt;0;SUMIF([Input.N$4:.N$53];&quot;C&quot;;['Scored 0-1'.$BA$4:.$BA$53])/COUNTIF([Input.N$4:.N$53];&quot;C&quot;);&quot;&quot;);&quot;&quot;)">
            <text:p/>
          </table:table-cell>
          <table:table-cell table:style-name="ce27" table:formula="of:=IF([Input.N$1]&lt;&gt;&quot;&quot;;IF(COUNTIF([Input.N$4:.N$53];&quot;D&quot;)&gt;0;SUMIF([Input.N$4:.N$53];&quot;D&quot;;['Scored 0-1'.$BA$4:.$BA$53])/COUNTIF([Input.N$4:.N$53];&quot;D&quot;);&quot;&quot;);&quot;&quot;)">
            <text:p/>
          </table:table-cell>
          <table:table-cell table:style-name="ce27" table:formula="of:=IF([Input.N$1]&lt;&gt;&quot;&quot;;IF(COUNTIF([Input.N$4:.N$53];&quot;E&quot;)&gt;0;SUMIF([Input.N$4:.N$53];&quot;E&quot;;['Scored 0-1'.$BA$4:.$BA$53])/COUNTIF([Input.N$4:.N$53];&quot;E&quot;);&quot;&quot;);&quot;&quot;)">
            <text:p/>
          </table:table-cell>
          <table:table-cell table:style-name="ce27"/>
          <table:table-cell table:style-name="ce30" office:value-type="string">
            <text:p>Instead, examine the mean scores.</text:p>
          </table:table-cell>
          <table:table-cell table:number-columns-repeated="1009"/>
        </table:table-row>
        <table:table-row table:style-name="ro2">
          <table:table-cell table:style-name="ce27" office:value-type="float" office:value="13">
            <text:p>13</text:p>
          </table:table-cell>
          <table:table-cell table:formula="of:=IF([Input.O1]&lt;&gt;&quot;&quot;;[Input.O1];&quot;&quot;)" office:value-type="float" office:value="1">
            <text:p>1</text:p>
          </table:table-cell>
          <table:table-cell table:style-name="ce27" table:formula="of:=IF([Input.O$1]&lt;&gt;&quot;&quot;;COUNTIF([Input.O$4:.O$53];&quot;A&quot;);&quot;&quot;)" office:value-type="float" office:value="0">
            <text:p>0</text:p>
          </table:table-cell>
          <table:table-cell table:style-name="ce27" table:formula="of:=IF([Input.O$1]&lt;&gt;&quot;&quot;;COUNTIF([Input.O$4:.O$53];&quot;B&quot;);&quot;&quot;)" office:value-type="float" office:value="0">
            <text:p>0</text:p>
          </table:table-cell>
          <table:table-cell table:style-name="ce27" table:formula="of:=IF([Input.O$1]&lt;&gt;&quot;&quot;;COUNTIF([Input.O$4:.O$53];&quot;C&quot;);&quot;&quot;)" office:value-type="float" office:value="0">
            <text:p>0</text:p>
          </table:table-cell>
          <table:table-cell table:style-name="ce27" table:formula="of:=IF([Input.O$1]&lt;&gt;&quot;&quot;;COUNTIF([Input.O$4:.O$53];&quot;D&quot;);&quot;&quot;)" office:value-type="float" office:value="0">
            <text:p>0</text:p>
          </table:table-cell>
          <table:table-cell table:style-name="ce27" table:formula="of:=IF([Input.O$1]&lt;&gt;&quot;&quot;;COUNTIF([Input.O$4:.O$53];&quot;E&quot;);&quot;&quot;)" office:value-type="float" office:value="0">
            <text:p>0</text:p>
          </table:table-cell>
          <table:table-cell table:style-name="ce30"/>
          <table:table-cell table:style-name="ce27" table:formula="of:=IF([Input.O$1]&lt;&gt;&quot;&quot;;IF(COUNTIF([Input.O$4:.O$53];&quot;A&quot;)&gt;0;SUMIF([Input.O$4:.O$53];&quot;A&quot;;['Scored 0-1'.$BA$4:.$BA$53])/COUNTIF([Input.O$4:.O$53];&quot;A&quot;);&quot;&quot;);&quot;&quot;)">
            <text:p/>
          </table:table-cell>
          <table:table-cell table:style-name="ce27" table:formula="of:=IF([Input.O$1]&lt;&gt;&quot;&quot;;IF(COUNTIF([Input.O$4:.O$53];&quot;B&quot;)&gt;0;SUMIF([Input.O$4:.O$53];&quot;B&quot;;['Scored 0-1'.$BA$4:.$BA$53])/COUNTIF([Input.O$4:.O$53];&quot;B&quot;);&quot;&quot;);&quot;&quot;)">
            <text:p/>
          </table:table-cell>
          <table:table-cell table:style-name="ce27" table:formula="of:=IF([Input.O$1]&lt;&gt;&quot;&quot;;IF(COUNTIF([Input.O$4:.O$53];&quot;C&quot;)&gt;0;SUMIF([Input.O$4:.O$53];&quot;C&quot;;['Scored 0-1'.$BA$4:.$BA$53])/COUNTIF([Input.O$4:.O$53];&quot;C&quot;);&quot;&quot;);&quot;&quot;)">
            <text:p/>
          </table:table-cell>
          <table:table-cell table:style-name="ce27" table:formula="of:=IF([Input.O$1]&lt;&gt;&quot;&quot;;IF(COUNTIF([Input.O$4:.O$53];&quot;D&quot;)&gt;0;SUMIF([Input.O$4:.O$53];&quot;D&quot;;['Scored 0-1'.$BA$4:.$BA$53])/COUNTIF([Input.O$4:.O$53];&quot;D&quot;);&quot;&quot;);&quot;&quot;)">
            <text:p/>
          </table:table-cell>
          <table:table-cell table:style-name="ce27" table:formula="of:=IF([Input.O$1]&lt;&gt;&quot;&quot;;IF(COUNTIF([Input.O$4:.O$53];&quot;E&quot;)&gt;0;SUMIF([Input.O$4:.O$53];&quot;E&quot;;['Scored 0-1'.$BA$4:.$BA$53])/COUNTIF([Input.O$4:.O$53];&quot;E&quot;);&quot;&quot;);&quot;&quot;)">
            <text:p/>
          </table:table-cell>
          <table:table-cell table:style-name="ce27"/>
          <table:table-cell table:style-name="ce30" office:value-type="string">
            <text:p>Are students choosing the correct option scoring highly?</text:p>
          </table:table-cell>
          <table:table-cell table:number-columns-repeated="1009"/>
        </table:table-row>
        <table:table-row table:style-name="ro2">
          <table:table-cell table:style-name="ce27" office:value-type="float" office:value="14">
            <text:p>14</text:p>
          </table:table-cell>
          <table:table-cell table:formula="of:=IF([Input.P1]&lt;&gt;&quot;&quot;;[Input.P1];&quot;&quot;)" office:value-type="float" office:value="3">
            <text:p>3</text:p>
          </table:table-cell>
          <table:table-cell table:style-name="ce27" table:formula="of:=IF([Input.P$1]&lt;&gt;&quot;&quot;;COUNTIF([Input.P$4:.P$53];&quot;A&quot;);&quot;&quot;)" office:value-type="float" office:value="0">
            <text:p>0</text:p>
          </table:table-cell>
          <table:table-cell table:style-name="ce27" table:formula="of:=IF([Input.P$1]&lt;&gt;&quot;&quot;;COUNTIF([Input.P$4:.P$53];&quot;B&quot;);&quot;&quot;)" office:value-type="float" office:value="0">
            <text:p>0</text:p>
          </table:table-cell>
          <table:table-cell table:style-name="ce27" table:formula="of:=IF([Input.P$1]&lt;&gt;&quot;&quot;;COUNTIF([Input.P$4:.P$53];&quot;C&quot;);&quot;&quot;)" office:value-type="float" office:value="0">
            <text:p>0</text:p>
          </table:table-cell>
          <table:table-cell table:style-name="ce27" table:formula="of:=IF([Input.P$1]&lt;&gt;&quot;&quot;;COUNTIF([Input.P$4:.P$53];&quot;D&quot;);&quot;&quot;)" office:value-type="float" office:value="0">
            <text:p>0</text:p>
          </table:table-cell>
          <table:table-cell table:style-name="ce27" table:formula="of:=IF([Input.P$1]&lt;&gt;&quot;&quot;;COUNTIF([Input.P$4:.P$53];&quot;E&quot;);&quot;&quot;)" office:value-type="float" office:value="0">
            <text:p>0</text:p>
          </table:table-cell>
          <table:table-cell table:style-name="ce30"/>
          <table:table-cell table:style-name="ce27" table:formula="of:=IF([Input.P$1]&lt;&gt;&quot;&quot;;IF(COUNTIF([Input.P$4:.P$53];&quot;A&quot;)&gt;0;SUMIF([Input.P$4:.P$53];&quot;A&quot;;['Scored 0-1'.$BA$4:.$BA$53])/COUNTIF([Input.P$4:.P$53];&quot;A&quot;);&quot;&quot;);&quot;&quot;)">
            <text:p/>
          </table:table-cell>
          <table:table-cell table:style-name="ce27" table:formula="of:=IF([Input.P$1]&lt;&gt;&quot;&quot;;IF(COUNTIF([Input.P$4:.P$53];&quot;B&quot;)&gt;0;SUMIF([Input.P$4:.P$53];&quot;B&quot;;['Scored 0-1'.$BA$4:.$BA$53])/COUNTIF([Input.P$4:.P$53];&quot;B&quot;);&quot;&quot;);&quot;&quot;)">
            <text:p/>
          </table:table-cell>
          <table:table-cell table:style-name="ce27" table:formula="of:=IF([Input.P$1]&lt;&gt;&quot;&quot;;IF(COUNTIF([Input.P$4:.P$53];&quot;C&quot;)&gt;0;SUMIF([Input.P$4:.P$53];&quot;C&quot;;['Scored 0-1'.$BA$4:.$BA$53])/COUNTIF([Input.P$4:.P$53];&quot;C&quot;);&quot;&quot;);&quot;&quot;)">
            <text:p/>
          </table:table-cell>
          <table:table-cell table:style-name="ce27" table:formula="of:=IF([Input.P$1]&lt;&gt;&quot;&quot;;IF(COUNTIF([Input.P$4:.P$53];&quot;D&quot;)&gt;0;SUMIF([Input.P$4:.P$53];&quot;D&quot;;['Scored 0-1'.$BA$4:.$BA$53])/COUNTIF([Input.P$4:.P$53];&quot;D&quot;);&quot;&quot;);&quot;&quot;)">
            <text:p/>
          </table:table-cell>
          <table:table-cell table:style-name="ce27" table:formula="of:=IF([Input.P$1]&lt;&gt;&quot;&quot;;IF(COUNTIF([Input.P$4:.P$53];&quot;E&quot;)&gt;0;SUMIF([Input.P$4:.P$53];&quot;E&quot;;['Scored 0-1'.$BA$4:.$BA$53])/COUNTIF([Input.P$4:.P$53];&quot;E&quot;);&quot;&quot;);&quot;&quot;)">
            <text:p/>
          </table:table-cell>
          <table:table-cell table:style-name="ce27"/>
          <table:table-cell table:style-name="ce30" office:value-type="string">
            <text:p>Are students choosing the other options scoring relatively low?</text:p>
          </table:table-cell>
          <table:table-cell table:number-columns-repeated="1009"/>
        </table:table-row>
        <table:table-row table:style-name="ro2">
          <table:table-cell table:style-name="ce27" office:value-type="float" office:value="15">
            <text:p>15</text:p>
          </table:table-cell>
          <table:table-cell table:formula="of:=IF([Input.Q1]&lt;&gt;&quot;&quot;;[Input.Q1];&quot;&quot;)" office:value-type="float" office:value="3">
            <text:p>3</text:p>
          </table:table-cell>
          <table:table-cell table:style-name="ce27" table:formula="of:=IF([Input.Q$1]&lt;&gt;&quot;&quot;;COUNTIF([Input.Q$4:.Q$53];&quot;A&quot;);&quot;&quot;)" office:value-type="float" office:value="0">
            <text:p>0</text:p>
          </table:table-cell>
          <table:table-cell table:style-name="ce27" table:formula="of:=IF([Input.Q$1]&lt;&gt;&quot;&quot;;COUNTIF([Input.Q$4:.Q$53];&quot;B&quot;);&quot;&quot;)" office:value-type="float" office:value="0">
            <text:p>0</text:p>
          </table:table-cell>
          <table:table-cell table:style-name="ce27" table:formula="of:=IF([Input.Q$1]&lt;&gt;&quot;&quot;;COUNTIF([Input.Q$4:.Q$53];&quot;C&quot;);&quot;&quot;)" office:value-type="float" office:value="0">
            <text:p>0</text:p>
          </table:table-cell>
          <table:table-cell table:style-name="ce27" table:formula="of:=IF([Input.Q$1]&lt;&gt;&quot;&quot;;COUNTIF([Input.Q$4:.Q$53];&quot;D&quot;);&quot;&quot;)" office:value-type="float" office:value="0">
            <text:p>0</text:p>
          </table:table-cell>
          <table:table-cell table:style-name="ce27" table:formula="of:=IF([Input.Q$1]&lt;&gt;&quot;&quot;;COUNTIF([Input.Q$4:.Q$53];&quot;E&quot;);&quot;&quot;)" office:value-type="float" office:value="0">
            <text:p>0</text:p>
          </table:table-cell>
          <table:table-cell table:style-name="ce30"/>
          <table:table-cell table:style-name="ce27" table:formula="of:=IF([Input.Q$1]&lt;&gt;&quot;&quot;;IF(COUNTIF([Input.Q$4:.Q$53];&quot;A&quot;)&gt;0;SUMIF([Input.Q$4:.Q$53];&quot;A&quot;;['Scored 0-1'.$BA$4:.$BA$53])/COUNTIF([Input.Q$4:.Q$53];&quot;A&quot;);&quot;&quot;);&quot;&quot;)">
            <text:p/>
          </table:table-cell>
          <table:table-cell table:style-name="ce27" table:formula="of:=IF([Input.Q$1]&lt;&gt;&quot;&quot;;IF(COUNTIF([Input.Q$4:.Q$53];&quot;B&quot;)&gt;0;SUMIF([Input.Q$4:.Q$53];&quot;B&quot;;['Scored 0-1'.$BA$4:.$BA$53])/COUNTIF([Input.Q$4:.Q$53];&quot;B&quot;);&quot;&quot;);&quot;&quot;)">
            <text:p/>
          </table:table-cell>
          <table:table-cell table:style-name="ce27" table:formula="of:=IF([Input.Q$1]&lt;&gt;&quot;&quot;;IF(COUNTIF([Input.Q$4:.Q$53];&quot;C&quot;)&gt;0;SUMIF([Input.Q$4:.Q$53];&quot;C&quot;;['Scored 0-1'.$BA$4:.$BA$53])/COUNTIF([Input.Q$4:.Q$53];&quot;C&quot;);&quot;&quot;);&quot;&quot;)">
            <text:p/>
          </table:table-cell>
          <table:table-cell table:style-name="ce27" table:formula="of:=IF([Input.Q$1]&lt;&gt;&quot;&quot;;IF(COUNTIF([Input.Q$4:.Q$53];&quot;D&quot;)&gt;0;SUMIF([Input.Q$4:.Q$53];&quot;D&quot;;['Scored 0-1'.$BA$4:.$BA$53])/COUNTIF([Input.Q$4:.Q$53];&quot;D&quot;);&quot;&quot;);&quot;&quot;)">
            <text:p/>
          </table:table-cell>
          <table:table-cell table:style-name="ce27" table:formula="of:=IF([Input.Q$1]&lt;&gt;&quot;&quot;;IF(COUNTIF([Input.Q$4:.Q$53];&quot;E&quot;)&gt;0;SUMIF([Input.Q$4:.Q$53];&quot;E&quot;;['Scored 0-1'.$BA$4:.$BA$53])/COUNTIF([Input.Q$4:.Q$53];&quot;E&quot;);&quot;&quot;);&quot;&quot;)">
            <text:p/>
          </table:table-cell>
          <table:table-cell table:style-name="ce27"/>
          <table:table-cell table:style-name="ce30" office:value-type="string">
            <text:p>Then the item is still a good item.</text:p>
          </table:table-cell>
          <table:table-cell table:number-columns-repeated="1009"/>
        </table:table-row>
        <table:table-row table:style-name="ro2">
          <table:table-cell table:style-name="ce27" office:value-type="float" office:value="16">
            <text:p>16</text:p>
          </table:table-cell>
          <table:table-cell table:formula="of:=IF([Input.R1]&lt;&gt;&quot;&quot;;[Input.R1];&quot;&quot;)" office:value-type="float" office:value="5">
            <text:p>5</text:p>
          </table:table-cell>
          <table:table-cell table:style-name="ce27" table:formula="of:=IF([Input.R$1]&lt;&gt;&quot;&quot;;COUNTIF([Input.R$4:.R$53];&quot;A&quot;);&quot;&quot;)" office:value-type="float" office:value="0">
            <text:p>0</text:p>
          </table:table-cell>
          <table:table-cell table:style-name="ce27" table:formula="of:=IF([Input.R$1]&lt;&gt;&quot;&quot;;COUNTIF([Input.R$4:.R$53];&quot;B&quot;);&quot;&quot;)" office:value-type="float" office:value="0">
            <text:p>0</text:p>
          </table:table-cell>
          <table:table-cell table:style-name="ce27" table:formula="of:=IF([Input.R$1]&lt;&gt;&quot;&quot;;COUNTIF([Input.R$4:.R$53];&quot;C&quot;);&quot;&quot;)" office:value-type="float" office:value="0">
            <text:p>0</text:p>
          </table:table-cell>
          <table:table-cell table:style-name="ce27" table:formula="of:=IF([Input.R$1]&lt;&gt;&quot;&quot;;COUNTIF([Input.R$4:.R$53];&quot;D&quot;);&quot;&quot;)" office:value-type="float" office:value="0">
            <text:p>0</text:p>
          </table:table-cell>
          <table:table-cell table:style-name="ce27" table:formula="of:=IF([Input.R$1]&lt;&gt;&quot;&quot;;COUNTIF([Input.R$4:.R$53];&quot;E&quot;);&quot;&quot;)" office:value-type="float" office:value="0">
            <text:p>0</text:p>
          </table:table-cell>
          <table:table-cell table:style-name="ce30"/>
          <table:table-cell table:style-name="ce27" table:formula="of:=IF([Input.R$1]&lt;&gt;&quot;&quot;;IF(COUNTIF([Input.R$4:.R$53];&quot;A&quot;)&gt;0;SUMIF([Input.R$4:.R$53];&quot;A&quot;;['Scored 0-1'.$BA$4:.$BA$53])/COUNTIF([Input.R$4:.R$53];&quot;A&quot;);&quot;&quot;);&quot;&quot;)">
            <text:p/>
          </table:table-cell>
          <table:table-cell table:style-name="ce27" table:formula="of:=IF([Input.R$1]&lt;&gt;&quot;&quot;;IF(COUNTIF([Input.R$4:.R$53];&quot;B&quot;)&gt;0;SUMIF([Input.R$4:.R$53];&quot;B&quot;;['Scored 0-1'.$BA$4:.$BA$53])/COUNTIF([Input.R$4:.R$53];&quot;B&quot;);&quot;&quot;);&quot;&quot;)">
            <text:p/>
          </table:table-cell>
          <table:table-cell table:style-name="ce27" table:formula="of:=IF([Input.R$1]&lt;&gt;&quot;&quot;;IF(COUNTIF([Input.R$4:.R$53];&quot;C&quot;)&gt;0;SUMIF([Input.R$4:.R$53];&quot;C&quot;;['Scored 0-1'.$BA$4:.$BA$53])/COUNTIF([Input.R$4:.R$53];&quot;C&quot;);&quot;&quot;);&quot;&quot;)">
            <text:p/>
          </table:table-cell>
          <table:table-cell table:style-name="ce27" table:formula="of:=IF([Input.R$1]&lt;&gt;&quot;&quot;;IF(COUNTIF([Input.R$4:.R$53];&quot;D&quot;)&gt;0;SUMIF([Input.R$4:.R$53];&quot;D&quot;;['Scored 0-1'.$BA$4:.$BA$53])/COUNTIF([Input.R$4:.R$53];&quot;D&quot;);&quot;&quot;);&quot;&quot;)">
            <text:p/>
          </table:table-cell>
          <table:table-cell table:style-name="ce27" table:formula="of:=IF([Input.R$1]&lt;&gt;&quot;&quot;;IF(COUNTIF([Input.R$4:.R$53];&quot;E&quot;)&gt;0;SUMIF([Input.R$4:.R$53];&quot;E&quot;;['Scored 0-1'.$BA$4:.$BA$53])/COUNTIF([Input.R$4:.R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17">
            <text:p>17</text:p>
          </table:table-cell>
          <table:table-cell table:formula="of:=IF([Input.S1]&lt;&gt;&quot;&quot;;[Input.S1];&quot;&quot;)" office:value-type="float" office:value="2">
            <text:p>2</text:p>
          </table:table-cell>
          <table:table-cell table:style-name="ce27" table:formula="of:=IF([Input.S$1]&lt;&gt;&quot;&quot;;COUNTIF([Input.S$4:.S$53];&quot;A&quot;);&quot;&quot;)" office:value-type="float" office:value="0">
            <text:p>0</text:p>
          </table:table-cell>
          <table:table-cell table:style-name="ce27" table:formula="of:=IF([Input.S$1]&lt;&gt;&quot;&quot;;COUNTIF([Input.S$4:.S$53];&quot;B&quot;);&quot;&quot;)" office:value-type="float" office:value="0">
            <text:p>0</text:p>
          </table:table-cell>
          <table:table-cell table:style-name="ce27" table:formula="of:=IF([Input.S$1]&lt;&gt;&quot;&quot;;COUNTIF([Input.S$4:.S$53];&quot;C&quot;);&quot;&quot;)" office:value-type="float" office:value="0">
            <text:p>0</text:p>
          </table:table-cell>
          <table:table-cell table:style-name="ce27" table:formula="of:=IF([Input.S$1]&lt;&gt;&quot;&quot;;COUNTIF([Input.S$4:.S$53];&quot;D&quot;);&quot;&quot;)" office:value-type="float" office:value="0">
            <text:p>0</text:p>
          </table:table-cell>
          <table:table-cell table:style-name="ce27" table:formula="of:=IF([Input.S$1]&lt;&gt;&quot;&quot;;COUNTIF([Input.S$4:.S$53];&quot;E&quot;);&quot;&quot;)" office:value-type="float" office:value="0">
            <text:p>0</text:p>
          </table:table-cell>
          <table:table-cell table:style-name="ce30"/>
          <table:table-cell table:style-name="ce27" table:formula="of:=IF([Input.S$1]&lt;&gt;&quot;&quot;;IF(COUNTIF([Input.S$4:.S$53];&quot;A&quot;)&gt;0;SUMIF([Input.S$4:.S$53];&quot;A&quot;;['Scored 0-1'.$BA$4:.$BA$53])/COUNTIF([Input.S$4:.S$53];&quot;A&quot;);&quot;&quot;);&quot;&quot;)">
            <text:p/>
          </table:table-cell>
          <table:table-cell table:style-name="ce27" table:formula="of:=IF([Input.S$1]&lt;&gt;&quot;&quot;;IF(COUNTIF([Input.S$4:.S$53];&quot;B&quot;)&gt;0;SUMIF([Input.S$4:.S$53];&quot;B&quot;;['Scored 0-1'.$BA$4:.$BA$53])/COUNTIF([Input.S$4:.S$53];&quot;B&quot;);&quot;&quot;);&quot;&quot;)">
            <text:p/>
          </table:table-cell>
          <table:table-cell table:style-name="ce27" table:formula="of:=IF([Input.S$1]&lt;&gt;&quot;&quot;;IF(COUNTIF([Input.S$4:.S$53];&quot;C&quot;)&gt;0;SUMIF([Input.S$4:.S$53];&quot;C&quot;;['Scored 0-1'.$BA$4:.$BA$53])/COUNTIF([Input.S$4:.S$53];&quot;C&quot;);&quot;&quot;);&quot;&quot;)">
            <text:p/>
          </table:table-cell>
          <table:table-cell table:style-name="ce27" table:formula="of:=IF([Input.S$1]&lt;&gt;&quot;&quot;;IF(COUNTIF([Input.S$4:.S$53];&quot;D&quot;)&gt;0;SUMIF([Input.S$4:.S$53];&quot;D&quot;;['Scored 0-1'.$BA$4:.$BA$53])/COUNTIF([Input.S$4:.S$53];&quot;D&quot;);&quot;&quot;);&quot;&quot;)">
            <text:p/>
          </table:table-cell>
          <table:table-cell table:style-name="ce27" table:formula="of:=IF([Input.S$1]&lt;&gt;&quot;&quot;;IF(COUNTIF([Input.S$4:.S$53];&quot;E&quot;)&gt;0;SUMIF([Input.S$4:.S$53];&quot;E&quot;;['Scored 0-1'.$BA$4:.$BA$53])/COUNTIF([Input.S$4:.S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18">
            <text:p>18</text:p>
          </table:table-cell>
          <table:table-cell table:formula="of:=IF([Input.T1]&lt;&gt;&quot;&quot;;[Input.T1];&quot;&quot;)" office:value-type="float" office:value="1">
            <text:p>1</text:p>
          </table:table-cell>
          <table:table-cell table:style-name="ce27" table:formula="of:=IF([Input.T$1]&lt;&gt;&quot;&quot;;COUNTIF([Input.T$4:.T$53];&quot;A&quot;);&quot;&quot;)" office:value-type="float" office:value="0">
            <text:p>0</text:p>
          </table:table-cell>
          <table:table-cell table:style-name="ce27" table:formula="of:=IF([Input.T$1]&lt;&gt;&quot;&quot;;COUNTIF([Input.T$4:.T$53];&quot;B&quot;);&quot;&quot;)" office:value-type="float" office:value="0">
            <text:p>0</text:p>
          </table:table-cell>
          <table:table-cell table:style-name="ce27" table:formula="of:=IF([Input.T$1]&lt;&gt;&quot;&quot;;COUNTIF([Input.T$4:.T$53];&quot;C&quot;);&quot;&quot;)" office:value-type="float" office:value="0">
            <text:p>0</text:p>
          </table:table-cell>
          <table:table-cell table:style-name="ce27" table:formula="of:=IF([Input.T$1]&lt;&gt;&quot;&quot;;COUNTIF([Input.T$4:.T$53];&quot;D&quot;);&quot;&quot;)" office:value-type="float" office:value="0">
            <text:p>0</text:p>
          </table:table-cell>
          <table:table-cell table:style-name="ce27" table:formula="of:=IF([Input.T$1]&lt;&gt;&quot;&quot;;COUNTIF([Input.T$4:.T$53];&quot;E&quot;);&quot;&quot;)" office:value-type="float" office:value="0">
            <text:p>0</text:p>
          </table:table-cell>
          <table:table-cell table:style-name="ce30"/>
          <table:table-cell table:style-name="ce27" table:formula="of:=IF([Input.T$1]&lt;&gt;&quot;&quot;;IF(COUNTIF([Input.T$4:.T$53];&quot;A&quot;)&gt;0;SUMIF([Input.T$4:.T$53];&quot;A&quot;;['Scored 0-1'.$BA$4:.$BA$53])/COUNTIF([Input.T$4:.T$53];&quot;A&quot;);&quot;&quot;);&quot;&quot;)">
            <text:p/>
          </table:table-cell>
          <table:table-cell table:style-name="ce27" table:formula="of:=IF([Input.T$1]&lt;&gt;&quot;&quot;;IF(COUNTIF([Input.T$4:.T$53];&quot;B&quot;)&gt;0;SUMIF([Input.T$4:.T$53];&quot;B&quot;;['Scored 0-1'.$BA$4:.$BA$53])/COUNTIF([Input.T$4:.T$53];&quot;B&quot;);&quot;&quot;);&quot;&quot;)">
            <text:p/>
          </table:table-cell>
          <table:table-cell table:style-name="ce27" table:formula="of:=IF([Input.T$1]&lt;&gt;&quot;&quot;;IF(COUNTIF([Input.T$4:.T$53];&quot;C&quot;)&gt;0;SUMIF([Input.T$4:.T$53];&quot;C&quot;;['Scored 0-1'.$BA$4:.$BA$53])/COUNTIF([Input.T$4:.T$53];&quot;C&quot;);&quot;&quot;);&quot;&quot;)">
            <text:p/>
          </table:table-cell>
          <table:table-cell table:style-name="ce27" table:formula="of:=IF([Input.T$1]&lt;&gt;&quot;&quot;;IF(COUNTIF([Input.T$4:.T$53];&quot;D&quot;)&gt;0;SUMIF([Input.T$4:.T$53];&quot;D&quot;;['Scored 0-1'.$BA$4:.$BA$53])/COUNTIF([Input.T$4:.T$53];&quot;D&quot;);&quot;&quot;);&quot;&quot;)">
            <text:p/>
          </table:table-cell>
          <table:table-cell table:style-name="ce27" table:formula="of:=IF([Input.T$1]&lt;&gt;&quot;&quot;;IF(COUNTIF([Input.T$4:.T$53];&quot;E&quot;)&gt;0;SUMIF([Input.T$4:.T$53];&quot;E&quot;;['Scored 0-1'.$BA$4:.$BA$53])/COUNTIF([Input.T$4:.T$53];&quot;E&quot;);&quot;&quot;);&quot;&quot;)">
            <text:p/>
          </table:table-cell>
          <table:table-cell table:style-name="ce27" table:number-columns-repeated="2"/>
          <table:table-cell table:number-columns-repeated="1009"/>
        </table:table-row>
        <table:table-row table:style-name="ro2">
          <table:table-cell table:style-name="ce27" office:value-type="float" office:value="19">
            <text:p>19</text:p>
          </table:table-cell>
          <table:table-cell table:formula="of:=IF([Input.U1]&lt;&gt;&quot;&quot;;[Input.U1];&quot;&quot;)" office:value-type="float" office:value="2">
            <text:p>2</text:p>
          </table:table-cell>
          <table:table-cell table:style-name="ce27" table:formula="of:=IF([Input.U$1]&lt;&gt;&quot;&quot;;COUNTIF([Input.U$4:.U$53];&quot;A&quot;);&quot;&quot;)" office:value-type="float" office:value="0">
            <text:p>0</text:p>
          </table:table-cell>
          <table:table-cell table:style-name="ce27" table:formula="of:=IF([Input.U$1]&lt;&gt;&quot;&quot;;COUNTIF([Input.U$4:.U$53];&quot;B&quot;);&quot;&quot;)" office:value-type="float" office:value="0">
            <text:p>0</text:p>
          </table:table-cell>
          <table:table-cell table:style-name="ce27" table:formula="of:=IF([Input.U$1]&lt;&gt;&quot;&quot;;COUNTIF([Input.U$4:.U$53];&quot;C&quot;);&quot;&quot;)" office:value-type="float" office:value="0">
            <text:p>0</text:p>
          </table:table-cell>
          <table:table-cell table:style-name="ce27" table:formula="of:=IF([Input.U$1]&lt;&gt;&quot;&quot;;COUNTIF([Input.U$4:.U$53];&quot;D&quot;);&quot;&quot;)" office:value-type="float" office:value="0">
            <text:p>0</text:p>
          </table:table-cell>
          <table:table-cell table:style-name="ce27" table:formula="of:=IF([Input.U$1]&lt;&gt;&quot;&quot;;COUNTIF([Input.U$4:.U$53];&quot;E&quot;);&quot;&quot;)" office:value-type="float" office:value="0">
            <text:p>0</text:p>
          </table:table-cell>
          <table:table-cell table:style-name="ce30"/>
          <table:table-cell table:style-name="ce27" table:formula="of:=IF([Input.U$1]&lt;&gt;&quot;&quot;;IF(COUNTIF([Input.U$4:.U$53];&quot;A&quot;)&gt;0;SUMIF([Input.U$4:.U$53];&quot;A&quot;;['Scored 0-1'.$BA$4:.$BA$53])/COUNTIF([Input.U$4:.U$53];&quot;A&quot;);&quot;&quot;);&quot;&quot;)">
            <text:p/>
          </table:table-cell>
          <table:table-cell table:style-name="ce27" table:formula="of:=IF([Input.U$1]&lt;&gt;&quot;&quot;;IF(COUNTIF([Input.U$4:.U$53];&quot;B&quot;)&gt;0;SUMIF([Input.U$4:.U$53];&quot;B&quot;;['Scored 0-1'.$BA$4:.$BA$53])/COUNTIF([Input.U$4:.U$53];&quot;B&quot;);&quot;&quot;);&quot;&quot;)">
            <text:p/>
          </table:table-cell>
          <table:table-cell table:style-name="ce27" table:formula="of:=IF([Input.U$1]&lt;&gt;&quot;&quot;;IF(COUNTIF([Input.U$4:.U$53];&quot;C&quot;)&gt;0;SUMIF([Input.U$4:.U$53];&quot;C&quot;;['Scored 0-1'.$BA$4:.$BA$53])/COUNTIF([Input.U$4:.U$53];&quot;C&quot;);&quot;&quot;);&quot;&quot;)">
            <text:p/>
          </table:table-cell>
          <table:table-cell table:style-name="ce27" table:formula="of:=IF([Input.U$1]&lt;&gt;&quot;&quot;;IF(COUNTIF([Input.U$4:.U$53];&quot;D&quot;)&gt;0;SUMIF([Input.U$4:.U$53];&quot;D&quot;;['Scored 0-1'.$BA$4:.$BA$53])/COUNTIF([Input.U$4:.U$53];&quot;D&quot;);&quot;&quot;);&quot;&quot;)">
            <text:p/>
          </table:table-cell>
          <table:table-cell table:style-name="ce27" table:formula="of:=IF([Input.U$1]&lt;&gt;&quot;&quot;;IF(COUNTIF([Input.U$4:.U$53];&quot;E&quot;)&gt;0;SUMIF([Input.U$4:.U$53];&quot;E&quot;;['Scored 0-1'.$BA$4:.$BA$53])/COUNTIF([Input.U$4:.U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0">
            <text:p>20</text:p>
          </table:table-cell>
          <table:table-cell table:formula="of:=IF([Input.V1]&lt;&gt;&quot;&quot;;[Input.V1];&quot;&quot;)" office:value-type="float" office:value="3">
            <text:p>3</text:p>
          </table:table-cell>
          <table:table-cell table:style-name="ce27" table:formula="of:=IF([Input.V$1]&lt;&gt;&quot;&quot;;COUNTIF([Input.V$4:.V$53];&quot;A&quot;);&quot;&quot;)" office:value-type="float" office:value="0">
            <text:p>0</text:p>
          </table:table-cell>
          <table:table-cell table:style-name="ce27" table:formula="of:=IF([Input.V$1]&lt;&gt;&quot;&quot;;COUNTIF([Input.V$4:.V$53];&quot;B&quot;);&quot;&quot;)" office:value-type="float" office:value="0">
            <text:p>0</text:p>
          </table:table-cell>
          <table:table-cell table:style-name="ce27" table:formula="of:=IF([Input.V$1]&lt;&gt;&quot;&quot;;COUNTIF([Input.V$4:.V$53];&quot;C&quot;);&quot;&quot;)" office:value-type="float" office:value="0">
            <text:p>0</text:p>
          </table:table-cell>
          <table:table-cell table:style-name="ce27" table:formula="of:=IF([Input.V$1]&lt;&gt;&quot;&quot;;COUNTIF([Input.V$4:.V$53];&quot;D&quot;);&quot;&quot;)" office:value-type="float" office:value="0">
            <text:p>0</text:p>
          </table:table-cell>
          <table:table-cell table:style-name="ce27" table:formula="of:=IF([Input.V$1]&lt;&gt;&quot;&quot;;COUNTIF([Input.V$4:.V$53];&quot;E&quot;);&quot;&quot;)" office:value-type="float" office:value="0">
            <text:p>0</text:p>
          </table:table-cell>
          <table:table-cell table:style-name="ce30"/>
          <table:table-cell table:style-name="ce27" table:formula="of:=IF([Input.V$1]&lt;&gt;&quot;&quot;;IF(COUNTIF([Input.V$4:.V$53];&quot;A&quot;)&gt;0;SUMIF([Input.V$4:.V$53];&quot;A&quot;;['Scored 0-1'.$BA$4:.$BA$53])/COUNTIF([Input.V$4:.V$53];&quot;A&quot;);&quot;&quot;);&quot;&quot;)">
            <text:p/>
          </table:table-cell>
          <table:table-cell table:style-name="ce27" table:formula="of:=IF([Input.V$1]&lt;&gt;&quot;&quot;;IF(COUNTIF([Input.V$4:.V$53];&quot;B&quot;)&gt;0;SUMIF([Input.V$4:.V$53];&quot;B&quot;;['Scored 0-1'.$BA$4:.$BA$53])/COUNTIF([Input.V$4:.V$53];&quot;B&quot;);&quot;&quot;);&quot;&quot;)">
            <text:p/>
          </table:table-cell>
          <table:table-cell table:style-name="ce27" table:formula="of:=IF([Input.V$1]&lt;&gt;&quot;&quot;;IF(COUNTIF([Input.V$4:.V$53];&quot;C&quot;)&gt;0;SUMIF([Input.V$4:.V$53];&quot;C&quot;;['Scored 0-1'.$BA$4:.$BA$53])/COUNTIF([Input.V$4:.V$53];&quot;C&quot;);&quot;&quot;);&quot;&quot;)">
            <text:p/>
          </table:table-cell>
          <table:table-cell table:style-name="ce27" table:formula="of:=IF([Input.V$1]&lt;&gt;&quot;&quot;;IF(COUNTIF([Input.V$4:.V$53];&quot;D&quot;)&gt;0;SUMIF([Input.V$4:.V$53];&quot;D&quot;;['Scored 0-1'.$BA$4:.$BA$53])/COUNTIF([Input.V$4:.V$53];&quot;D&quot;);&quot;&quot;);&quot;&quot;)">
            <text:p/>
          </table:table-cell>
          <table:table-cell table:style-name="ce27" table:formula="of:=IF([Input.V$1]&lt;&gt;&quot;&quot;;IF(COUNTIF([Input.V$4:.V$53];&quot;E&quot;)&gt;0;SUMIF([Input.V$4:.V$53];&quot;E&quot;;['Scored 0-1'.$BA$4:.$BA$53])/COUNTIF([Input.V$4:.V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1">
            <text:p>21</text:p>
          </table:table-cell>
          <table:table-cell table:formula="of:=IF([Input.W1]&lt;&gt;&quot;&quot;;[Input.W1];&quot;&quot;)" office:value-type="float" office:value="1">
            <text:p>1</text:p>
          </table:table-cell>
          <table:table-cell table:style-name="ce27" table:formula="of:=IF([Input.W$1]&lt;&gt;&quot;&quot;;COUNTIF([Input.W$4:.W$53];&quot;A&quot;);&quot;&quot;)" office:value-type="float" office:value="0">
            <text:p>0</text:p>
          </table:table-cell>
          <table:table-cell table:style-name="ce27" table:formula="of:=IF([Input.W$1]&lt;&gt;&quot;&quot;;COUNTIF([Input.W$4:.W$53];&quot;B&quot;);&quot;&quot;)" office:value-type="float" office:value="0">
            <text:p>0</text:p>
          </table:table-cell>
          <table:table-cell table:style-name="ce27" table:formula="of:=IF([Input.W$1]&lt;&gt;&quot;&quot;;COUNTIF([Input.W$4:.W$53];&quot;C&quot;);&quot;&quot;)" office:value-type="float" office:value="0">
            <text:p>0</text:p>
          </table:table-cell>
          <table:table-cell table:style-name="ce27" table:formula="of:=IF([Input.W$1]&lt;&gt;&quot;&quot;;COUNTIF([Input.W$4:.W$53];&quot;D&quot;);&quot;&quot;)" office:value-type="float" office:value="0">
            <text:p>0</text:p>
          </table:table-cell>
          <table:table-cell table:style-name="ce27" table:formula="of:=IF([Input.W$1]&lt;&gt;&quot;&quot;;COUNTIF([Input.W$4:.W$53];&quot;E&quot;);&quot;&quot;)" office:value-type="float" office:value="0">
            <text:p>0</text:p>
          </table:table-cell>
          <table:table-cell table:style-name="ce30"/>
          <table:table-cell table:style-name="ce27" table:formula="of:=IF([Input.W$1]&lt;&gt;&quot;&quot;;IF(COUNTIF([Input.W$4:.W$53];&quot;A&quot;)&gt;0;SUMIF([Input.W$4:.W$53];&quot;A&quot;;['Scored 0-1'.$BA$4:.$BA$53])/COUNTIF([Input.W$4:.W$53];&quot;A&quot;);&quot;&quot;);&quot;&quot;)">
            <text:p/>
          </table:table-cell>
          <table:table-cell table:style-name="ce27" table:formula="of:=IF([Input.W$1]&lt;&gt;&quot;&quot;;IF(COUNTIF([Input.W$4:.W$53];&quot;B&quot;)&gt;0;SUMIF([Input.W$4:.W$53];&quot;B&quot;;['Scored 0-1'.$BA$4:.$BA$53])/COUNTIF([Input.W$4:.W$53];&quot;B&quot;);&quot;&quot;);&quot;&quot;)">
            <text:p/>
          </table:table-cell>
          <table:table-cell table:style-name="ce27" table:formula="of:=IF([Input.W$1]&lt;&gt;&quot;&quot;;IF(COUNTIF([Input.W$4:.W$53];&quot;C&quot;)&gt;0;SUMIF([Input.W$4:.W$53];&quot;C&quot;;['Scored 0-1'.$BA$4:.$BA$53])/COUNTIF([Input.W$4:.W$53];&quot;C&quot;);&quot;&quot;);&quot;&quot;)">
            <text:p/>
          </table:table-cell>
          <table:table-cell table:style-name="ce27" table:formula="of:=IF([Input.W$1]&lt;&gt;&quot;&quot;;IF(COUNTIF([Input.W$4:.W$53];&quot;D&quot;)&gt;0;SUMIF([Input.W$4:.W$53];&quot;D&quot;;['Scored 0-1'.$BA$4:.$BA$53])/COUNTIF([Input.W$4:.W$53];&quot;D&quot;);&quot;&quot;);&quot;&quot;)">
            <text:p/>
          </table:table-cell>
          <table:table-cell table:style-name="ce27" table:formula="of:=IF([Input.W$1]&lt;&gt;&quot;&quot;;IF(COUNTIF([Input.W$4:.W$53];&quot;E&quot;)&gt;0;SUMIF([Input.W$4:.W$53];&quot;E&quot;;['Scored 0-1'.$BA$4:.$BA$53])/COUNTIF([Input.W$4:.W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2">
            <text:p>22</text:p>
          </table:table-cell>
          <table:table-cell table:formula="of:=IF([Input.X1]&lt;&gt;&quot;&quot;;[Input.X1];&quot;&quot;)" office:value-type="float" office:value="3">
            <text:p>3</text:p>
          </table:table-cell>
          <table:table-cell table:style-name="ce27" table:formula="of:=IF([Input.X$1]&lt;&gt;&quot;&quot;;COUNTIF([Input.X$4:.X$53];&quot;A&quot;);&quot;&quot;)" office:value-type="float" office:value="0">
            <text:p>0</text:p>
          </table:table-cell>
          <table:table-cell table:style-name="ce27" table:formula="of:=IF([Input.X$1]&lt;&gt;&quot;&quot;;COUNTIF([Input.X$4:.X$53];&quot;B&quot;);&quot;&quot;)" office:value-type="float" office:value="0">
            <text:p>0</text:p>
          </table:table-cell>
          <table:table-cell table:style-name="ce27" table:formula="of:=IF([Input.X$1]&lt;&gt;&quot;&quot;;COUNTIF([Input.X$4:.X$53];&quot;C&quot;);&quot;&quot;)" office:value-type="float" office:value="0">
            <text:p>0</text:p>
          </table:table-cell>
          <table:table-cell table:style-name="ce27" table:formula="of:=IF([Input.X$1]&lt;&gt;&quot;&quot;;COUNTIF([Input.X$4:.X$53];&quot;D&quot;);&quot;&quot;)" office:value-type="float" office:value="0">
            <text:p>0</text:p>
          </table:table-cell>
          <table:table-cell table:style-name="ce27" table:formula="of:=IF([Input.X$1]&lt;&gt;&quot;&quot;;COUNTIF([Input.X$4:.X$53];&quot;E&quot;);&quot;&quot;)" office:value-type="float" office:value="0">
            <text:p>0</text:p>
          </table:table-cell>
          <table:table-cell table:style-name="ce30"/>
          <table:table-cell table:style-name="ce27" table:formula="of:=IF([Input.X$1]&lt;&gt;&quot;&quot;;IF(COUNTIF([Input.X$4:.X$53];&quot;A&quot;)&gt;0;SUMIF([Input.X$4:.X$53];&quot;A&quot;;['Scored 0-1'.$BA$4:.$BA$53])/COUNTIF([Input.X$4:.X$53];&quot;A&quot;);&quot;&quot;);&quot;&quot;)">
            <text:p/>
          </table:table-cell>
          <table:table-cell table:style-name="ce27" table:formula="of:=IF([Input.X$1]&lt;&gt;&quot;&quot;;IF(COUNTIF([Input.X$4:.X$53];&quot;B&quot;)&gt;0;SUMIF([Input.X$4:.X$53];&quot;B&quot;;['Scored 0-1'.$BA$4:.$BA$53])/COUNTIF([Input.X$4:.X$53];&quot;B&quot;);&quot;&quot;);&quot;&quot;)">
            <text:p/>
          </table:table-cell>
          <table:table-cell table:style-name="ce27" table:formula="of:=IF([Input.X$1]&lt;&gt;&quot;&quot;;IF(COUNTIF([Input.X$4:.X$53];&quot;C&quot;)&gt;0;SUMIF([Input.X$4:.X$53];&quot;C&quot;;['Scored 0-1'.$BA$4:.$BA$53])/COUNTIF([Input.X$4:.X$53];&quot;C&quot;);&quot;&quot;);&quot;&quot;)">
            <text:p/>
          </table:table-cell>
          <table:table-cell table:style-name="ce27" table:formula="of:=IF([Input.X$1]&lt;&gt;&quot;&quot;;IF(COUNTIF([Input.X$4:.X$53];&quot;D&quot;)&gt;0;SUMIF([Input.X$4:.X$53];&quot;D&quot;;['Scored 0-1'.$BA$4:.$BA$53])/COUNTIF([Input.X$4:.X$53];&quot;D&quot;);&quot;&quot;);&quot;&quot;)">
            <text:p/>
          </table:table-cell>
          <table:table-cell table:style-name="ce27" table:formula="of:=IF([Input.X$1]&lt;&gt;&quot;&quot;;IF(COUNTIF([Input.X$4:.X$53];&quot;E&quot;)&gt;0;SUMIF([Input.X$4:.X$53];&quot;E&quot;;['Scored 0-1'.$BA$4:.$BA$53])/COUNTIF([Input.X$4:.X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3">
            <text:p>23</text:p>
          </table:table-cell>
          <table:table-cell table:formula="of:=IF([Input.Y1]&lt;&gt;&quot;&quot;;[Input.Y1];&quot;&quot;)" office:value-type="float" office:value="2">
            <text:p>2</text:p>
          </table:table-cell>
          <table:table-cell table:style-name="ce27" table:formula="of:=IF([Input.Y$1]&lt;&gt;&quot;&quot;;COUNTIF([Input.Y$4:.Y$53];&quot;A&quot;);&quot;&quot;)" office:value-type="float" office:value="0">
            <text:p>0</text:p>
          </table:table-cell>
          <table:table-cell table:style-name="ce27" table:formula="of:=IF([Input.Y$1]&lt;&gt;&quot;&quot;;COUNTIF([Input.Y$4:.Y$53];&quot;B&quot;);&quot;&quot;)" office:value-type="float" office:value="0">
            <text:p>0</text:p>
          </table:table-cell>
          <table:table-cell table:style-name="ce27" table:formula="of:=IF([Input.Y$1]&lt;&gt;&quot;&quot;;COUNTIF([Input.Y$4:.Y$53];&quot;C&quot;);&quot;&quot;)" office:value-type="float" office:value="0">
            <text:p>0</text:p>
          </table:table-cell>
          <table:table-cell table:style-name="ce27" table:formula="of:=IF([Input.Y$1]&lt;&gt;&quot;&quot;;COUNTIF([Input.Y$4:.Y$53];&quot;D&quot;);&quot;&quot;)" office:value-type="float" office:value="0">
            <text:p>0</text:p>
          </table:table-cell>
          <table:table-cell table:style-name="ce27" table:formula="of:=IF([Input.Y$1]&lt;&gt;&quot;&quot;;COUNTIF([Input.Y$4:.Y$53];&quot;E&quot;);&quot;&quot;)" office:value-type="float" office:value="0">
            <text:p>0</text:p>
          </table:table-cell>
          <table:table-cell table:style-name="ce30"/>
          <table:table-cell table:style-name="ce27" table:formula="of:=IF([Input.Y$1]&lt;&gt;&quot;&quot;;IF(COUNTIF([Input.Y$4:.Y$53];&quot;A&quot;)&gt;0;SUMIF([Input.Y$4:.Y$53];&quot;A&quot;;['Scored 0-1'.$BA$4:.$BA$53])/COUNTIF([Input.Y$4:.Y$53];&quot;A&quot;);&quot;&quot;);&quot;&quot;)">
            <text:p/>
          </table:table-cell>
          <table:table-cell table:style-name="ce27" table:formula="of:=IF([Input.Y$1]&lt;&gt;&quot;&quot;;IF(COUNTIF([Input.Y$4:.Y$53];&quot;B&quot;)&gt;0;SUMIF([Input.Y$4:.Y$53];&quot;B&quot;;['Scored 0-1'.$BA$4:.$BA$53])/COUNTIF([Input.Y$4:.Y$53];&quot;B&quot;);&quot;&quot;);&quot;&quot;)">
            <text:p/>
          </table:table-cell>
          <table:table-cell table:style-name="ce27" table:formula="of:=IF([Input.Y$1]&lt;&gt;&quot;&quot;;IF(COUNTIF([Input.Y$4:.Y$53];&quot;C&quot;)&gt;0;SUMIF([Input.Y$4:.Y$53];&quot;C&quot;;['Scored 0-1'.$BA$4:.$BA$53])/COUNTIF([Input.Y$4:.Y$53];&quot;C&quot;);&quot;&quot;);&quot;&quot;)">
            <text:p/>
          </table:table-cell>
          <table:table-cell table:style-name="ce27" table:formula="of:=IF([Input.Y$1]&lt;&gt;&quot;&quot;;IF(COUNTIF([Input.Y$4:.Y$53];&quot;D&quot;)&gt;0;SUMIF([Input.Y$4:.Y$53];&quot;D&quot;;['Scored 0-1'.$BA$4:.$BA$53])/COUNTIF([Input.Y$4:.Y$53];&quot;D&quot;);&quot;&quot;);&quot;&quot;)">
            <text:p/>
          </table:table-cell>
          <table:table-cell table:style-name="ce27" table:formula="of:=IF([Input.Y$1]&lt;&gt;&quot;&quot;;IF(COUNTIF([Input.Y$4:.Y$53];&quot;E&quot;)&gt;0;SUMIF([Input.Y$4:.Y$53];&quot;E&quot;;['Scored 0-1'.$BA$4:.$BA$53])/COUNTIF([Input.Y$4:.Y$53];&quot;E&quot;);&quot;&quot;);&quot;&quot;)">
            <text:p/>
          </table:table-cell>
          <table:table-cell table:number-columns-repeated="1011"/>
        </table:table-row>
        <table:table-row table:style-name="ro2">
          <table:table-cell table:style-name="ce27" office:value-type="float" office:value="24">
            <text:p>24</text:p>
          </table:table-cell>
          <table:table-cell table:formula="of:=IF([Input.Z1]&lt;&gt;&quot;&quot;;[Input.Z1];&quot;&quot;)" office:value-type="float" office:value="1">
            <text:p>1</text:p>
          </table:table-cell>
          <table:table-cell table:style-name="ce27" table:formula="of:=IF([Input.Z$1]&lt;&gt;&quot;&quot;;COUNTIF([Input.Z$4:.Z$53];&quot;A&quot;);&quot;&quot;)" office:value-type="float" office:value="0">
            <text:p>0</text:p>
          </table:table-cell>
          <table:table-cell table:style-name="ce27" table:formula="of:=IF([Input.Z$1]&lt;&gt;&quot;&quot;;COUNTIF([Input.Z$4:.Z$53];&quot;B&quot;);&quot;&quot;)" office:value-type="float" office:value="0">
            <text:p>0</text:p>
          </table:table-cell>
          <table:table-cell table:style-name="ce27" table:formula="of:=IF([Input.Z$1]&lt;&gt;&quot;&quot;;COUNTIF([Input.Z$4:.Z$53];&quot;C&quot;);&quot;&quot;)" office:value-type="float" office:value="0">
            <text:p>0</text:p>
          </table:table-cell>
          <table:table-cell table:style-name="ce27" table:formula="of:=IF([Input.Z$1]&lt;&gt;&quot;&quot;;COUNTIF([Input.Z$4:.Z$53];&quot;D&quot;);&quot;&quot;)" office:value-type="float" office:value="0">
            <text:p>0</text:p>
          </table:table-cell>
          <table:table-cell table:style-name="ce27" table:formula="of:=IF([Input.Z$1]&lt;&gt;&quot;&quot;;COUNTIF([Input.Z$4:.Z$53];&quot;E&quot;);&quot;&quot;)" office:value-type="float" office:value="0">
            <text:p>0</text:p>
          </table:table-cell>
          <table:table-cell table:style-name="ce30"/>
          <table:table-cell table:style-name="ce27" table:formula="of:=IF([Input.Z$1]&lt;&gt;&quot;&quot;;IF(COUNTIF([Input.Z$4:.Z$53];&quot;A&quot;)&gt;0;SUMIF([Input.Z$4:.Z$53];&quot;A&quot;;['Scored 0-1'.$BA$4:.$BA$53])/COUNTIF([Input.Z$4:.Z$53];&quot;A&quot;);&quot;&quot;);&quot;&quot;)">
            <text:p/>
          </table:table-cell>
          <table:table-cell table:style-name="ce27" table:formula="of:=IF([Input.Z$1]&lt;&gt;&quot;&quot;;IF(COUNTIF([Input.Z$4:.Z$53];&quot;B&quot;)&gt;0;SUMIF([Input.Z$4:.Z$53];&quot;B&quot;;['Scored 0-1'.$BA$4:.$BA$53])/COUNTIF([Input.Z$4:.Z$53];&quot;B&quot;);&quot;&quot;);&quot;&quot;)">
            <text:p/>
          </table:table-cell>
          <table:table-cell table:style-name="ce27" table:formula="of:=IF([Input.Z$1]&lt;&gt;&quot;&quot;;IF(COUNTIF([Input.Z$4:.Z$53];&quot;C&quot;)&gt;0;SUMIF([Input.Z$4:.Z$53];&quot;C&quot;;['Scored 0-1'.$BA$4:.$BA$53])/COUNTIF([Input.Z$4:.Z$53];&quot;C&quot;);&quot;&quot;);&quot;&quot;)">
            <text:p/>
          </table:table-cell>
          <table:table-cell table:style-name="ce27" table:formula="of:=IF([Input.Z$1]&lt;&gt;&quot;&quot;;IF(COUNTIF([Input.Z$4:.Z$53];&quot;D&quot;)&gt;0;SUMIF([Input.Z$4:.Z$53];&quot;D&quot;;['Scored 0-1'.$BA$4:.$BA$53])/COUNTIF([Input.Z$4:.Z$53];&quot;D&quot;);&quot;&quot;);&quot;&quot;)">
            <text:p/>
          </table:table-cell>
          <table:table-cell table:style-name="ce27" table:formula="of:=IF([Input.Z$1]&lt;&gt;&quot;&quot;;IF(COUNTIF([Input.Z$4:.Z$53];&quot;E&quot;)&gt;0;SUMIF([Input.Z$4:.Z$53];&quot;E&quot;;['Scored 0-1'.$BA$4:.$BA$53])/COUNTIF([Input.Z$4:.Z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5">
            <text:p>25</text:p>
          </table:table-cell>
          <table:table-cell table:formula="of:=IF([Input.AA1]&lt;&gt;&quot;&quot;;[Input.AA1];&quot;&quot;)" office:value-type="float" office:value="5">
            <text:p>5</text:p>
          </table:table-cell>
          <table:table-cell table:style-name="ce27" table:formula="of:=IF([Input.AA$1]&lt;&gt;&quot;&quot;;COUNTIF([Input.AA$4:.AA$53];&quot;A&quot;);&quot;&quot;)" office:value-type="float" office:value="0">
            <text:p>0</text:p>
          </table:table-cell>
          <table:table-cell table:style-name="ce27" table:formula="of:=IF([Input.AA$1]&lt;&gt;&quot;&quot;;COUNTIF([Input.AA$4:.AA$53];&quot;B&quot;);&quot;&quot;)" office:value-type="float" office:value="0">
            <text:p>0</text:p>
          </table:table-cell>
          <table:table-cell table:style-name="ce27" table:formula="of:=IF([Input.AA$1]&lt;&gt;&quot;&quot;;COUNTIF([Input.AA$4:.AA$53];&quot;C&quot;);&quot;&quot;)" office:value-type="float" office:value="0">
            <text:p>0</text:p>
          </table:table-cell>
          <table:table-cell table:style-name="ce27" table:formula="of:=IF([Input.AA$1]&lt;&gt;&quot;&quot;;COUNTIF([Input.AA$4:.AA$53];&quot;D&quot;);&quot;&quot;)" office:value-type="float" office:value="0">
            <text:p>0</text:p>
          </table:table-cell>
          <table:table-cell table:style-name="ce27" table:formula="of:=IF([Input.AA$1]&lt;&gt;&quot;&quot;;COUNTIF([Input.AA$4:.AA$53];&quot;E&quot;);&quot;&quot;)" office:value-type="float" office:value="0">
            <text:p>0</text:p>
          </table:table-cell>
          <table:table-cell table:style-name="ce30"/>
          <table:table-cell table:style-name="ce27" table:formula="of:=IF([Input.AA$1]&lt;&gt;&quot;&quot;;IF(COUNTIF([Input.AA$4:.AA$53];&quot;A&quot;)&gt;0;SUMIF([Input.AA$4:.AA$53];&quot;A&quot;;['Scored 0-1'.$BA$4:.$BA$53])/COUNTIF([Input.AA$4:.AA$53];&quot;A&quot;);&quot;&quot;);&quot;&quot;)">
            <text:p/>
          </table:table-cell>
          <table:table-cell table:style-name="ce27" table:formula="of:=IF([Input.AA$1]&lt;&gt;&quot;&quot;;IF(COUNTIF([Input.AA$4:.AA$53];&quot;B&quot;)&gt;0;SUMIF([Input.AA$4:.AA$53];&quot;B&quot;;['Scored 0-1'.$BA$4:.$BA$53])/COUNTIF([Input.AA$4:.AA$53];&quot;B&quot;);&quot;&quot;);&quot;&quot;)">
            <text:p/>
          </table:table-cell>
          <table:table-cell table:style-name="ce27" table:formula="of:=IF([Input.AA$1]&lt;&gt;&quot;&quot;;IF(COUNTIF([Input.AA$4:.AA$53];&quot;C&quot;)&gt;0;SUMIF([Input.AA$4:.AA$53];&quot;C&quot;;['Scored 0-1'.$BA$4:.$BA$53])/COUNTIF([Input.AA$4:.AA$53];&quot;C&quot;);&quot;&quot;);&quot;&quot;)">
            <text:p/>
          </table:table-cell>
          <table:table-cell table:style-name="ce27" table:formula="of:=IF([Input.AA$1]&lt;&gt;&quot;&quot;;IF(COUNTIF([Input.AA$4:.AA$53];&quot;D&quot;)&gt;0;SUMIF([Input.AA$4:.AA$53];&quot;D&quot;;['Scored 0-1'.$BA$4:.$BA$53])/COUNTIF([Input.AA$4:.AA$53];&quot;D&quot;);&quot;&quot;);&quot;&quot;)">
            <text:p/>
          </table:table-cell>
          <table:table-cell table:style-name="ce27" table:formula="of:=IF([Input.AA$1]&lt;&gt;&quot;&quot;;IF(COUNTIF([Input.AA$4:.AA$53];&quot;E&quot;)&gt;0;SUMIF([Input.AA$4:.AA$53];&quot;E&quot;;['Scored 0-1'.$BA$4:.$BA$53])/COUNTIF([Input.AA$4:.AA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6">
            <text:p>26</text:p>
          </table:table-cell>
          <table:table-cell table:formula="of:=IF([Input.AB1]&lt;&gt;&quot;&quot;;[Input.AB1];&quot;&quot;)" office:value-type="float" office:value="3">
            <text:p>3</text:p>
          </table:table-cell>
          <table:table-cell table:style-name="ce27" table:formula="of:=IF([Input.AB$1]&lt;&gt;&quot;&quot;;COUNTIF([Input.AB$4:.AB$53];&quot;A&quot;);&quot;&quot;)" office:value-type="float" office:value="0">
            <text:p>0</text:p>
          </table:table-cell>
          <table:table-cell table:style-name="ce27" table:formula="of:=IF([Input.AB$1]&lt;&gt;&quot;&quot;;COUNTIF([Input.AB$4:.AB$53];&quot;B&quot;);&quot;&quot;)" office:value-type="float" office:value="0">
            <text:p>0</text:p>
          </table:table-cell>
          <table:table-cell table:style-name="ce27" table:formula="of:=IF([Input.AB$1]&lt;&gt;&quot;&quot;;COUNTIF([Input.AB$4:.AB$53];&quot;C&quot;);&quot;&quot;)" office:value-type="float" office:value="0">
            <text:p>0</text:p>
          </table:table-cell>
          <table:table-cell table:style-name="ce27" table:formula="of:=IF([Input.AB$1]&lt;&gt;&quot;&quot;;COUNTIF([Input.AB$4:.AB$53];&quot;D&quot;);&quot;&quot;)" office:value-type="float" office:value="0">
            <text:p>0</text:p>
          </table:table-cell>
          <table:table-cell table:style-name="ce27" table:formula="of:=IF([Input.AB$1]&lt;&gt;&quot;&quot;;COUNTIF([Input.AB$4:.AB$53];&quot;E&quot;);&quot;&quot;)" office:value-type="float" office:value="0">
            <text:p>0</text:p>
          </table:table-cell>
          <table:table-cell table:style-name="ce30"/>
          <table:table-cell table:style-name="ce27" table:formula="of:=IF([Input.AB$1]&lt;&gt;&quot;&quot;;IF(COUNTIF([Input.AB$4:.AB$53];&quot;A&quot;)&gt;0;SUMIF([Input.AB$4:.AB$53];&quot;A&quot;;['Scored 0-1'.$BA$4:.$BA$53])/COUNTIF([Input.AB$4:.AB$53];&quot;A&quot;);&quot;&quot;);&quot;&quot;)">
            <text:p/>
          </table:table-cell>
          <table:table-cell table:style-name="ce27" table:formula="of:=IF([Input.AB$1]&lt;&gt;&quot;&quot;;IF(COUNTIF([Input.AB$4:.AB$53];&quot;B&quot;)&gt;0;SUMIF([Input.AB$4:.AB$53];&quot;B&quot;;['Scored 0-1'.$BA$4:.$BA$53])/COUNTIF([Input.AB$4:.AB$53];&quot;B&quot;);&quot;&quot;);&quot;&quot;)">
            <text:p/>
          </table:table-cell>
          <table:table-cell table:style-name="ce27" table:formula="of:=IF([Input.AB$1]&lt;&gt;&quot;&quot;;IF(COUNTIF([Input.AB$4:.AB$53];&quot;C&quot;)&gt;0;SUMIF([Input.AB$4:.AB$53];&quot;C&quot;;['Scored 0-1'.$BA$4:.$BA$53])/COUNTIF([Input.AB$4:.AB$53];&quot;C&quot;);&quot;&quot;);&quot;&quot;)">
            <text:p/>
          </table:table-cell>
          <table:table-cell table:style-name="ce27" table:formula="of:=IF([Input.AB$1]&lt;&gt;&quot;&quot;;IF(COUNTIF([Input.AB$4:.AB$53];&quot;D&quot;)&gt;0;SUMIF([Input.AB$4:.AB$53];&quot;D&quot;;['Scored 0-1'.$BA$4:.$BA$53])/COUNTIF([Input.AB$4:.AB$53];&quot;D&quot;);&quot;&quot;);&quot;&quot;)">
            <text:p/>
          </table:table-cell>
          <table:table-cell table:style-name="ce27" table:formula="of:=IF([Input.AB$1]&lt;&gt;&quot;&quot;;IF(COUNTIF([Input.AB$4:.AB$53];&quot;E&quot;)&gt;0;SUMIF([Input.AB$4:.AB$53];&quot;E&quot;;['Scored 0-1'.$BA$4:.$BA$53])/COUNTIF([Input.AB$4:.AB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7">
            <text:p>27</text:p>
          </table:table-cell>
          <table:table-cell table:formula="of:=IF([Input.AC1]&lt;&gt;&quot;&quot;;[Input.AC1];&quot;&quot;)" office:value-type="float" office:value="2">
            <text:p>2</text:p>
          </table:table-cell>
          <table:table-cell table:style-name="ce27" table:formula="of:=IF([Input.AC$1]&lt;&gt;&quot;&quot;;COUNTIF([Input.AC$4:.AC$53];&quot;A&quot;);&quot;&quot;)" office:value-type="float" office:value="0">
            <text:p>0</text:p>
          </table:table-cell>
          <table:table-cell table:style-name="ce27" table:formula="of:=IF([Input.AC$1]&lt;&gt;&quot;&quot;;COUNTIF([Input.AC$4:.AC$53];&quot;B&quot;);&quot;&quot;)" office:value-type="float" office:value="0">
            <text:p>0</text:p>
          </table:table-cell>
          <table:table-cell table:style-name="ce27" table:formula="of:=IF([Input.AC$1]&lt;&gt;&quot;&quot;;COUNTIF([Input.AC$4:.AC$53];&quot;C&quot;);&quot;&quot;)" office:value-type="float" office:value="0">
            <text:p>0</text:p>
          </table:table-cell>
          <table:table-cell table:style-name="ce27" table:formula="of:=IF([Input.AC$1]&lt;&gt;&quot;&quot;;COUNTIF([Input.AC$4:.AC$53];&quot;D&quot;);&quot;&quot;)" office:value-type="float" office:value="0">
            <text:p>0</text:p>
          </table:table-cell>
          <table:table-cell table:style-name="ce27" table:formula="of:=IF([Input.AC$1]&lt;&gt;&quot;&quot;;COUNTIF([Input.AC$4:.AC$53];&quot;E&quot;);&quot;&quot;)" office:value-type="float" office:value="0">
            <text:p>0</text:p>
          </table:table-cell>
          <table:table-cell table:style-name="ce30"/>
          <table:table-cell table:style-name="ce27" table:formula="of:=IF([Input.AC$1]&lt;&gt;&quot;&quot;;IF(COUNTIF([Input.AC$4:.AC$53];&quot;A&quot;)&gt;0;SUMIF([Input.AC$4:.AC$53];&quot;A&quot;;['Scored 0-1'.$BA$4:.$BA$53])/COUNTIF([Input.AC$4:.AC$53];&quot;A&quot;);&quot;&quot;);&quot;&quot;)">
            <text:p/>
          </table:table-cell>
          <table:table-cell table:style-name="ce27" table:formula="of:=IF([Input.AC$1]&lt;&gt;&quot;&quot;;IF(COUNTIF([Input.AC$4:.AC$53];&quot;B&quot;)&gt;0;SUMIF([Input.AC$4:.AC$53];&quot;B&quot;;['Scored 0-1'.$BA$4:.$BA$53])/COUNTIF([Input.AC$4:.AC$53];&quot;B&quot;);&quot;&quot;);&quot;&quot;)">
            <text:p/>
          </table:table-cell>
          <table:table-cell table:style-name="ce27" table:formula="of:=IF([Input.AC$1]&lt;&gt;&quot;&quot;;IF(COUNTIF([Input.AC$4:.AC$53];&quot;C&quot;)&gt;0;SUMIF([Input.AC$4:.AC$53];&quot;C&quot;;['Scored 0-1'.$BA$4:.$BA$53])/COUNTIF([Input.AC$4:.AC$53];&quot;C&quot;);&quot;&quot;);&quot;&quot;)">
            <text:p/>
          </table:table-cell>
          <table:table-cell table:style-name="ce27" table:formula="of:=IF([Input.AC$1]&lt;&gt;&quot;&quot;;IF(COUNTIF([Input.AC$4:.AC$53];&quot;D&quot;)&gt;0;SUMIF([Input.AC$4:.AC$53];&quot;D&quot;;['Scored 0-1'.$BA$4:.$BA$53])/COUNTIF([Input.AC$4:.AC$53];&quot;D&quot;);&quot;&quot;);&quot;&quot;)">
            <text:p/>
          </table:table-cell>
          <table:table-cell table:style-name="ce27" table:formula="of:=IF([Input.AC$1]&lt;&gt;&quot;&quot;;IF(COUNTIF([Input.AC$4:.AC$53];&quot;E&quot;)&gt;0;SUMIF([Input.AC$4:.AC$53];&quot;E&quot;;['Scored 0-1'.$BA$4:.$BA$53])/COUNTIF([Input.AC$4:.AC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8">
            <text:p>28</text:p>
          </table:table-cell>
          <table:table-cell table:formula="of:=IF([Input.AD1]&lt;&gt;&quot;&quot;;[Input.AD1];&quot;&quot;)" office:value-type="float" office:value="4">
            <text:p>4</text:p>
          </table:table-cell>
          <table:table-cell table:style-name="ce27" table:formula="of:=IF([Input.AD$1]&lt;&gt;&quot;&quot;;COUNTIF([Input.AD$4:.AD$53];&quot;A&quot;);&quot;&quot;)" office:value-type="float" office:value="0">
            <text:p>0</text:p>
          </table:table-cell>
          <table:table-cell table:style-name="ce27" table:formula="of:=IF([Input.AD$1]&lt;&gt;&quot;&quot;;COUNTIF([Input.AD$4:.AD$53];&quot;B&quot;);&quot;&quot;)" office:value-type="float" office:value="0">
            <text:p>0</text:p>
          </table:table-cell>
          <table:table-cell table:style-name="ce27" table:formula="of:=IF([Input.AD$1]&lt;&gt;&quot;&quot;;COUNTIF([Input.AD$4:.AD$53];&quot;C&quot;);&quot;&quot;)" office:value-type="float" office:value="0">
            <text:p>0</text:p>
          </table:table-cell>
          <table:table-cell table:style-name="ce27" table:formula="of:=IF([Input.AD$1]&lt;&gt;&quot;&quot;;COUNTIF([Input.AD$4:.AD$53];&quot;D&quot;);&quot;&quot;)" office:value-type="float" office:value="0">
            <text:p>0</text:p>
          </table:table-cell>
          <table:table-cell table:style-name="ce27" table:formula="of:=IF([Input.AD$1]&lt;&gt;&quot;&quot;;COUNTIF([Input.AD$4:.AD$53];&quot;E&quot;);&quot;&quot;)" office:value-type="float" office:value="0">
            <text:p>0</text:p>
          </table:table-cell>
          <table:table-cell table:style-name="ce30"/>
          <table:table-cell table:style-name="ce27" table:formula="of:=IF([Input.AD$1]&lt;&gt;&quot;&quot;;IF(COUNTIF([Input.AD$4:.AD$53];&quot;A&quot;)&gt;0;SUMIF([Input.AD$4:.AD$53];&quot;A&quot;;['Scored 0-1'.$BA$4:.$BA$53])/COUNTIF([Input.AD$4:.AD$53];&quot;A&quot;);&quot;&quot;);&quot;&quot;)">
            <text:p/>
          </table:table-cell>
          <table:table-cell table:style-name="ce27" table:formula="of:=IF([Input.AD$1]&lt;&gt;&quot;&quot;;IF(COUNTIF([Input.AD$4:.AD$53];&quot;B&quot;)&gt;0;SUMIF([Input.AD$4:.AD$53];&quot;B&quot;;['Scored 0-1'.$BA$4:.$BA$53])/COUNTIF([Input.AD$4:.AD$53];&quot;B&quot;);&quot;&quot;);&quot;&quot;)">
            <text:p/>
          </table:table-cell>
          <table:table-cell table:style-name="ce27" table:formula="of:=IF([Input.AD$1]&lt;&gt;&quot;&quot;;IF(COUNTIF([Input.AD$4:.AD$53];&quot;C&quot;)&gt;0;SUMIF([Input.AD$4:.AD$53];&quot;C&quot;;['Scored 0-1'.$BA$4:.$BA$53])/COUNTIF([Input.AD$4:.AD$53];&quot;C&quot;);&quot;&quot;);&quot;&quot;)">
            <text:p/>
          </table:table-cell>
          <table:table-cell table:style-name="ce27" table:formula="of:=IF([Input.AD$1]&lt;&gt;&quot;&quot;;IF(COUNTIF([Input.AD$4:.AD$53];&quot;D&quot;)&gt;0;SUMIF([Input.AD$4:.AD$53];&quot;D&quot;;['Scored 0-1'.$BA$4:.$BA$53])/COUNTIF([Input.AD$4:.AD$53];&quot;D&quot;);&quot;&quot;);&quot;&quot;)">
            <text:p/>
          </table:table-cell>
          <table:table-cell table:style-name="ce27" table:formula="of:=IF([Input.AD$1]&lt;&gt;&quot;&quot;;IF(COUNTIF([Input.AD$4:.AD$53];&quot;E&quot;)&gt;0;SUMIF([Input.AD$4:.AD$53];&quot;E&quot;;['Scored 0-1'.$BA$4:.$BA$53])/COUNTIF([Input.AD$4:.AD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29">
            <text:p>29</text:p>
          </table:table-cell>
          <table:table-cell table:formula="of:=IF([Input.AE1]&lt;&gt;&quot;&quot;;[Input.AE1];&quot;&quot;)" office:value-type="float" office:value="2">
            <text:p>2</text:p>
          </table:table-cell>
          <table:table-cell table:style-name="ce27" table:formula="of:=IF([Input.AE$1]&lt;&gt;&quot;&quot;;COUNTIF([Input.AE$4:.AE$53];&quot;A&quot;);&quot;&quot;)" office:value-type="float" office:value="0">
            <text:p>0</text:p>
          </table:table-cell>
          <table:table-cell table:style-name="ce27" table:formula="of:=IF([Input.AE$1]&lt;&gt;&quot;&quot;;COUNTIF([Input.AE$4:.AE$53];&quot;B&quot;);&quot;&quot;)" office:value-type="float" office:value="0">
            <text:p>0</text:p>
          </table:table-cell>
          <table:table-cell table:style-name="ce27" table:formula="of:=IF([Input.AE$1]&lt;&gt;&quot;&quot;;COUNTIF([Input.AE$4:.AE$53];&quot;C&quot;);&quot;&quot;)" office:value-type="float" office:value="0">
            <text:p>0</text:p>
          </table:table-cell>
          <table:table-cell table:style-name="ce27" table:formula="of:=IF([Input.AE$1]&lt;&gt;&quot;&quot;;COUNTIF([Input.AE$4:.AE$53];&quot;D&quot;);&quot;&quot;)" office:value-type="float" office:value="0">
            <text:p>0</text:p>
          </table:table-cell>
          <table:table-cell table:style-name="ce27" table:formula="of:=IF([Input.AE$1]&lt;&gt;&quot;&quot;;COUNTIF([Input.AE$4:.AE$53];&quot;E&quot;);&quot;&quot;)" office:value-type="float" office:value="0">
            <text:p>0</text:p>
          </table:table-cell>
          <table:table-cell table:style-name="ce30"/>
          <table:table-cell table:style-name="ce27" table:formula="of:=IF([Input.AE$1]&lt;&gt;&quot;&quot;;IF(COUNTIF([Input.AE$4:.AE$53];&quot;A&quot;)&gt;0;SUMIF([Input.AE$4:.AE$53];&quot;A&quot;;['Scored 0-1'.$BA$4:.$BA$53])/COUNTIF([Input.AE$4:.AE$53];&quot;A&quot;);&quot;&quot;);&quot;&quot;)">
            <text:p/>
          </table:table-cell>
          <table:table-cell table:style-name="ce27" table:formula="of:=IF([Input.AE$1]&lt;&gt;&quot;&quot;;IF(COUNTIF([Input.AE$4:.AE$53];&quot;B&quot;)&gt;0;SUMIF([Input.AE$4:.AE$53];&quot;B&quot;;['Scored 0-1'.$BA$4:.$BA$53])/COUNTIF([Input.AE$4:.AE$53];&quot;B&quot;);&quot;&quot;);&quot;&quot;)">
            <text:p/>
          </table:table-cell>
          <table:table-cell table:style-name="ce27" table:formula="of:=IF([Input.AE$1]&lt;&gt;&quot;&quot;;IF(COUNTIF([Input.AE$4:.AE$53];&quot;C&quot;)&gt;0;SUMIF([Input.AE$4:.AE$53];&quot;C&quot;;['Scored 0-1'.$BA$4:.$BA$53])/COUNTIF([Input.AE$4:.AE$53];&quot;C&quot;);&quot;&quot;);&quot;&quot;)">
            <text:p/>
          </table:table-cell>
          <table:table-cell table:style-name="ce27" table:formula="of:=IF([Input.AE$1]&lt;&gt;&quot;&quot;;IF(COUNTIF([Input.AE$4:.AE$53];&quot;D&quot;)&gt;0;SUMIF([Input.AE$4:.AE$53];&quot;D&quot;;['Scored 0-1'.$BA$4:.$BA$53])/COUNTIF([Input.AE$4:.AE$53];&quot;D&quot;);&quot;&quot;);&quot;&quot;)">
            <text:p/>
          </table:table-cell>
          <table:table-cell table:style-name="ce27" table:formula="of:=IF([Input.AE$1]&lt;&gt;&quot;&quot;;IF(COUNTIF([Input.AE$4:.AE$53];&quot;E&quot;)&gt;0;SUMIF([Input.AE$4:.AE$53];&quot;E&quot;;['Scored 0-1'.$BA$4:.$BA$53])/COUNTIF([Input.AE$4:.AE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0">
            <text:p>30</text:p>
          </table:table-cell>
          <table:table-cell table:formula="of:=IF([Input.AF1]&lt;&gt;&quot;&quot;;[Input.AF1];&quot;&quot;)" office:value-type="float" office:value="1">
            <text:p>1</text:p>
          </table:table-cell>
          <table:table-cell table:style-name="ce27" table:formula="of:=IF([Input.AF$1]&lt;&gt;&quot;&quot;;COUNTIF([Input.AF$4:.AF$53];&quot;A&quot;);&quot;&quot;)" office:value-type="float" office:value="0">
            <text:p>0</text:p>
          </table:table-cell>
          <table:table-cell table:style-name="ce27" table:formula="of:=IF([Input.AF$1]&lt;&gt;&quot;&quot;;COUNTIF([Input.AF$4:.AF$53];&quot;B&quot;);&quot;&quot;)" office:value-type="float" office:value="0">
            <text:p>0</text:p>
          </table:table-cell>
          <table:table-cell table:style-name="ce27" table:formula="of:=IF([Input.AF$1]&lt;&gt;&quot;&quot;;COUNTIF([Input.AF$4:.AF$53];&quot;C&quot;);&quot;&quot;)" office:value-type="float" office:value="0">
            <text:p>0</text:p>
          </table:table-cell>
          <table:table-cell table:style-name="ce27" table:formula="of:=IF([Input.AF$1]&lt;&gt;&quot;&quot;;COUNTIF([Input.AF$4:.AF$53];&quot;D&quot;);&quot;&quot;)" office:value-type="float" office:value="0">
            <text:p>0</text:p>
          </table:table-cell>
          <table:table-cell table:style-name="ce27" table:formula="of:=IF([Input.AF$1]&lt;&gt;&quot;&quot;;COUNTIF([Input.AF$4:.AF$53];&quot;E&quot;);&quot;&quot;)" office:value-type="float" office:value="0">
            <text:p>0</text:p>
          </table:table-cell>
          <table:table-cell table:style-name="ce30"/>
          <table:table-cell table:style-name="ce27" table:formula="of:=IF([Input.AF$1]&lt;&gt;&quot;&quot;;IF(COUNTIF([Input.AF$4:.AF$53];&quot;A&quot;)&gt;0;SUMIF([Input.AF$4:.AF$53];&quot;A&quot;;['Scored 0-1'.$BA$4:.$BA$53])/COUNTIF([Input.AF$4:.AF$53];&quot;A&quot;);&quot;&quot;);&quot;&quot;)">
            <text:p/>
          </table:table-cell>
          <table:table-cell table:style-name="ce27" table:formula="of:=IF([Input.AF$1]&lt;&gt;&quot;&quot;;IF(COUNTIF([Input.AF$4:.AF$53];&quot;B&quot;)&gt;0;SUMIF([Input.AF$4:.AF$53];&quot;B&quot;;['Scored 0-1'.$BA$4:.$BA$53])/COUNTIF([Input.AF$4:.AF$53];&quot;B&quot;);&quot;&quot;);&quot;&quot;)">
            <text:p/>
          </table:table-cell>
          <table:table-cell table:style-name="ce27" table:formula="of:=IF([Input.AF$1]&lt;&gt;&quot;&quot;;IF(COUNTIF([Input.AF$4:.AF$53];&quot;C&quot;)&gt;0;SUMIF([Input.AF$4:.AF$53];&quot;C&quot;;['Scored 0-1'.$BA$4:.$BA$53])/COUNTIF([Input.AF$4:.AF$53];&quot;C&quot;);&quot;&quot;);&quot;&quot;)">
            <text:p/>
          </table:table-cell>
          <table:table-cell table:style-name="ce27" table:formula="of:=IF([Input.AF$1]&lt;&gt;&quot;&quot;;IF(COUNTIF([Input.AF$4:.AF$53];&quot;D&quot;)&gt;0;SUMIF([Input.AF$4:.AF$53];&quot;D&quot;;['Scored 0-1'.$BA$4:.$BA$53])/COUNTIF([Input.AF$4:.AF$53];&quot;D&quot;);&quot;&quot;);&quot;&quot;)">
            <text:p/>
          </table:table-cell>
          <table:table-cell table:style-name="ce27" table:formula="of:=IF([Input.AF$1]&lt;&gt;&quot;&quot;;IF(COUNTIF([Input.AF$4:.AF$53];&quot;E&quot;)&gt;0;SUMIF([Input.AF$4:.AF$53];&quot;E&quot;;['Scored 0-1'.$BA$4:.$BA$53])/COUNTIF([Input.AF$4:.AF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1">
            <text:p>31</text:p>
          </table:table-cell>
          <table:table-cell table:formula="of:=IF([Input.AG1]&lt;&gt;&quot;&quot;;[Input.AG1];&quot;&quot;)" office:value-type="float" office:value="3">
            <text:p>3</text:p>
          </table:table-cell>
          <table:table-cell table:style-name="ce27" table:formula="of:=IF([Input.AG$1]&lt;&gt;&quot;&quot;;COUNTIF([Input.AG$4:.AG$53];&quot;A&quot;);&quot;&quot;)" office:value-type="float" office:value="0">
            <text:p>0</text:p>
          </table:table-cell>
          <table:table-cell table:style-name="ce27" table:formula="of:=IF([Input.AG$1]&lt;&gt;&quot;&quot;;COUNTIF([Input.AG$4:.AG$53];&quot;B&quot;);&quot;&quot;)" office:value-type="float" office:value="0">
            <text:p>0</text:p>
          </table:table-cell>
          <table:table-cell table:style-name="ce27" table:formula="of:=IF([Input.AG$1]&lt;&gt;&quot;&quot;;COUNTIF([Input.AG$4:.AG$53];&quot;C&quot;);&quot;&quot;)" office:value-type="float" office:value="0">
            <text:p>0</text:p>
          </table:table-cell>
          <table:table-cell table:style-name="ce27" table:formula="of:=IF([Input.AG$1]&lt;&gt;&quot;&quot;;COUNTIF([Input.AG$4:.AG$53];&quot;D&quot;);&quot;&quot;)" office:value-type="float" office:value="0">
            <text:p>0</text:p>
          </table:table-cell>
          <table:table-cell table:style-name="ce27" table:formula="of:=IF([Input.AG$1]&lt;&gt;&quot;&quot;;COUNTIF([Input.AG$4:.AG$53];&quot;E&quot;);&quot;&quot;)" office:value-type="float" office:value="0">
            <text:p>0</text:p>
          </table:table-cell>
          <table:table-cell table:style-name="ce30"/>
          <table:table-cell table:style-name="ce27" table:formula="of:=IF([Input.AG$1]&lt;&gt;&quot;&quot;;IF(COUNTIF([Input.AG$4:.AG$53];&quot;A&quot;)&gt;0;SUMIF([Input.AG$4:.AG$53];&quot;A&quot;;['Scored 0-1'.$BA$4:.$BA$53])/COUNTIF([Input.AG$4:.AG$53];&quot;A&quot;);&quot;&quot;);&quot;&quot;)">
            <text:p/>
          </table:table-cell>
          <table:table-cell table:style-name="ce27" table:formula="of:=IF([Input.AG$1]&lt;&gt;&quot;&quot;;IF(COUNTIF([Input.AG$4:.AG$53];&quot;B&quot;)&gt;0;SUMIF([Input.AG$4:.AG$53];&quot;B&quot;;['Scored 0-1'.$BA$4:.$BA$53])/COUNTIF([Input.AG$4:.AG$53];&quot;B&quot;);&quot;&quot;);&quot;&quot;)">
            <text:p/>
          </table:table-cell>
          <table:table-cell table:style-name="ce27" table:formula="of:=IF([Input.AG$1]&lt;&gt;&quot;&quot;;IF(COUNTIF([Input.AG$4:.AG$53];&quot;C&quot;)&gt;0;SUMIF([Input.AG$4:.AG$53];&quot;C&quot;;['Scored 0-1'.$BA$4:.$BA$53])/COUNTIF([Input.AG$4:.AG$53];&quot;C&quot;);&quot;&quot;);&quot;&quot;)">
            <text:p/>
          </table:table-cell>
          <table:table-cell table:style-name="ce27" table:formula="of:=IF([Input.AG$1]&lt;&gt;&quot;&quot;;IF(COUNTIF([Input.AG$4:.AG$53];&quot;D&quot;)&gt;0;SUMIF([Input.AG$4:.AG$53];&quot;D&quot;;['Scored 0-1'.$BA$4:.$BA$53])/COUNTIF([Input.AG$4:.AG$53];&quot;D&quot;);&quot;&quot;);&quot;&quot;)">
            <text:p/>
          </table:table-cell>
          <table:table-cell table:style-name="ce27" table:formula="of:=IF([Input.AG$1]&lt;&gt;&quot;&quot;;IF(COUNTIF([Input.AG$4:.AG$53];&quot;E&quot;)&gt;0;SUMIF([Input.AG$4:.AG$53];&quot;E&quot;;['Scored 0-1'.$BA$4:.$BA$53])/COUNTIF([Input.AG$4:.AG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2">
            <text:p>32</text:p>
          </table:table-cell>
          <table:table-cell table:formula="of:=IF([Input.AH1]&lt;&gt;&quot;&quot;;[Input.AH1];&quot;&quot;)" office:value-type="float" office:value="2">
            <text:p>2</text:p>
          </table:table-cell>
          <table:table-cell table:style-name="ce27" table:formula="of:=IF([Input.AH$1]&lt;&gt;&quot;&quot;;COUNTIF([Input.AH$4:.AH$53];&quot;A&quot;);&quot;&quot;)" office:value-type="float" office:value="0">
            <text:p>0</text:p>
          </table:table-cell>
          <table:table-cell table:style-name="ce27" table:formula="of:=IF([Input.AH$1]&lt;&gt;&quot;&quot;;COUNTIF([Input.AH$4:.AH$53];&quot;B&quot;);&quot;&quot;)" office:value-type="float" office:value="0">
            <text:p>0</text:p>
          </table:table-cell>
          <table:table-cell table:style-name="ce27" table:formula="of:=IF([Input.AH$1]&lt;&gt;&quot;&quot;;COUNTIF([Input.AH$4:.AH$53];&quot;C&quot;);&quot;&quot;)" office:value-type="float" office:value="0">
            <text:p>0</text:p>
          </table:table-cell>
          <table:table-cell table:style-name="ce27" table:formula="of:=IF([Input.AH$1]&lt;&gt;&quot;&quot;;COUNTIF([Input.AH$4:.AH$53];&quot;D&quot;);&quot;&quot;)" office:value-type="float" office:value="0">
            <text:p>0</text:p>
          </table:table-cell>
          <table:table-cell table:style-name="ce27" table:formula="of:=IF([Input.AH$1]&lt;&gt;&quot;&quot;;COUNTIF([Input.AH$4:.AH$53];&quot;E&quot;);&quot;&quot;)" office:value-type="float" office:value="0">
            <text:p>0</text:p>
          </table:table-cell>
          <table:table-cell table:style-name="ce30"/>
          <table:table-cell table:style-name="ce27" table:formula="of:=IF([Input.AH$1]&lt;&gt;&quot;&quot;;IF(COUNTIF([Input.AH$4:.AH$53];&quot;A&quot;)&gt;0;SUMIF([Input.AH$4:.AH$53];&quot;A&quot;;['Scored 0-1'.$BA$4:.$BA$53])/COUNTIF([Input.AH$4:.AH$53];&quot;A&quot;);&quot;&quot;);&quot;&quot;)">
            <text:p/>
          </table:table-cell>
          <table:table-cell table:style-name="ce27" table:formula="of:=IF([Input.AH$1]&lt;&gt;&quot;&quot;;IF(COUNTIF([Input.AH$4:.AH$53];&quot;B&quot;)&gt;0;SUMIF([Input.AH$4:.AH$53];&quot;B&quot;;['Scored 0-1'.$BA$4:.$BA$53])/COUNTIF([Input.AH$4:.AH$53];&quot;B&quot;);&quot;&quot;);&quot;&quot;)">
            <text:p/>
          </table:table-cell>
          <table:table-cell table:style-name="ce27" table:formula="of:=IF([Input.AH$1]&lt;&gt;&quot;&quot;;IF(COUNTIF([Input.AH$4:.AH$53];&quot;C&quot;)&gt;0;SUMIF([Input.AH$4:.AH$53];&quot;C&quot;;['Scored 0-1'.$BA$4:.$BA$53])/COUNTIF([Input.AH$4:.AH$53];&quot;C&quot;);&quot;&quot;);&quot;&quot;)">
            <text:p/>
          </table:table-cell>
          <table:table-cell table:style-name="ce27" table:formula="of:=IF([Input.AH$1]&lt;&gt;&quot;&quot;;IF(COUNTIF([Input.AH$4:.AH$53];&quot;D&quot;)&gt;0;SUMIF([Input.AH$4:.AH$53];&quot;D&quot;;['Scored 0-1'.$BA$4:.$BA$53])/COUNTIF([Input.AH$4:.AH$53];&quot;D&quot;);&quot;&quot;);&quot;&quot;)">
            <text:p/>
          </table:table-cell>
          <table:table-cell table:style-name="ce27" table:formula="of:=IF([Input.AH$1]&lt;&gt;&quot;&quot;;IF(COUNTIF([Input.AH$4:.AH$53];&quot;E&quot;)&gt;0;SUMIF([Input.AH$4:.AH$53];&quot;E&quot;;['Scored 0-1'.$BA$4:.$BA$53])/COUNTIF([Input.AH$4:.AH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3">
            <text:p>33</text:p>
          </table:table-cell>
          <table:table-cell table:formula="of:=IF([Input.AI1]&lt;&gt;&quot;&quot;;[Input.AI1];&quot;&quot;)" office:value-type="float" office:value="2">
            <text:p>2</text:p>
          </table:table-cell>
          <table:table-cell table:style-name="ce27" table:formula="of:=IF([Input.AI$1]&lt;&gt;&quot;&quot;;COUNTIF([Input.AI$4:.AI$53];&quot;A&quot;);&quot;&quot;)" office:value-type="float" office:value="0">
            <text:p>0</text:p>
          </table:table-cell>
          <table:table-cell table:style-name="ce27" table:formula="of:=IF([Input.AI$1]&lt;&gt;&quot;&quot;;COUNTIF([Input.AI$4:.AI$53];&quot;B&quot;);&quot;&quot;)" office:value-type="float" office:value="0">
            <text:p>0</text:p>
          </table:table-cell>
          <table:table-cell table:style-name="ce27" table:formula="of:=IF([Input.AI$1]&lt;&gt;&quot;&quot;;COUNTIF([Input.AI$4:.AI$53];&quot;C&quot;);&quot;&quot;)" office:value-type="float" office:value="0">
            <text:p>0</text:p>
          </table:table-cell>
          <table:table-cell table:style-name="ce27" table:formula="of:=IF([Input.AI$1]&lt;&gt;&quot;&quot;;COUNTIF([Input.AI$4:.AI$53];&quot;D&quot;);&quot;&quot;)" office:value-type="float" office:value="0">
            <text:p>0</text:p>
          </table:table-cell>
          <table:table-cell table:style-name="ce27" table:formula="of:=IF([Input.AI$1]&lt;&gt;&quot;&quot;;COUNTIF([Input.AI$4:.AI$53];&quot;E&quot;);&quot;&quot;)" office:value-type="float" office:value="0">
            <text:p>0</text:p>
          </table:table-cell>
          <table:table-cell table:style-name="ce30"/>
          <table:table-cell table:style-name="ce27" table:formula="of:=IF([Input.AI$1]&lt;&gt;&quot;&quot;;IF(COUNTIF([Input.AI$4:.AI$53];&quot;A&quot;)&gt;0;SUMIF([Input.AI$4:.AI$53];&quot;A&quot;;['Scored 0-1'.$BA$4:.$BA$53])/COUNTIF([Input.AI$4:.AI$53];&quot;A&quot;);&quot;&quot;);&quot;&quot;)">
            <text:p/>
          </table:table-cell>
          <table:table-cell table:style-name="ce27" table:formula="of:=IF([Input.AI$1]&lt;&gt;&quot;&quot;;IF(COUNTIF([Input.AI$4:.AI$53];&quot;B&quot;)&gt;0;SUMIF([Input.AI$4:.AI$53];&quot;B&quot;;['Scored 0-1'.$BA$4:.$BA$53])/COUNTIF([Input.AI$4:.AI$53];&quot;B&quot;);&quot;&quot;);&quot;&quot;)">
            <text:p/>
          </table:table-cell>
          <table:table-cell table:style-name="ce27" table:formula="of:=IF([Input.AI$1]&lt;&gt;&quot;&quot;;IF(COUNTIF([Input.AI$4:.AI$53];&quot;C&quot;)&gt;0;SUMIF([Input.AI$4:.AI$53];&quot;C&quot;;['Scored 0-1'.$BA$4:.$BA$53])/COUNTIF([Input.AI$4:.AI$53];&quot;C&quot;);&quot;&quot;);&quot;&quot;)">
            <text:p/>
          </table:table-cell>
          <table:table-cell table:style-name="ce27" table:formula="of:=IF([Input.AI$1]&lt;&gt;&quot;&quot;;IF(COUNTIF([Input.AI$4:.AI$53];&quot;D&quot;)&gt;0;SUMIF([Input.AI$4:.AI$53];&quot;D&quot;;['Scored 0-1'.$BA$4:.$BA$53])/COUNTIF([Input.AI$4:.AI$53];&quot;D&quot;);&quot;&quot;);&quot;&quot;)">
            <text:p/>
          </table:table-cell>
          <table:table-cell table:style-name="ce27" table:formula="of:=IF([Input.AI$1]&lt;&gt;&quot;&quot;;IF(COUNTIF([Input.AI$4:.AI$53];&quot;E&quot;)&gt;0;SUMIF([Input.AI$4:.AI$53];&quot;E&quot;;['Scored 0-1'.$BA$4:.$BA$53])/COUNTIF([Input.AI$4:.AI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4">
            <text:p>34</text:p>
          </table:table-cell>
          <table:table-cell table:formula="of:=IF([Input.AJ1]&lt;&gt;&quot;&quot;;[Input.AJ1];&quot;&quot;)" office:value-type="float" office:value="3">
            <text:p>3</text:p>
          </table:table-cell>
          <table:table-cell table:style-name="ce27" table:formula="of:=IF([Input.AJ$1]&lt;&gt;&quot;&quot;;COUNTIF([Input.AJ$4:.AJ$53];&quot;A&quot;);&quot;&quot;)" office:value-type="float" office:value="0">
            <text:p>0</text:p>
          </table:table-cell>
          <table:table-cell table:style-name="ce27" table:formula="of:=IF([Input.AJ$1]&lt;&gt;&quot;&quot;;COUNTIF([Input.AJ$4:.AJ$53];&quot;B&quot;);&quot;&quot;)" office:value-type="float" office:value="0">
            <text:p>0</text:p>
          </table:table-cell>
          <table:table-cell table:style-name="ce27" table:formula="of:=IF([Input.AJ$1]&lt;&gt;&quot;&quot;;COUNTIF([Input.AJ$4:.AJ$53];&quot;C&quot;);&quot;&quot;)" office:value-type="float" office:value="0">
            <text:p>0</text:p>
          </table:table-cell>
          <table:table-cell table:style-name="ce27" table:formula="of:=IF([Input.AJ$1]&lt;&gt;&quot;&quot;;COUNTIF([Input.AJ$4:.AJ$53];&quot;D&quot;);&quot;&quot;)" office:value-type="float" office:value="0">
            <text:p>0</text:p>
          </table:table-cell>
          <table:table-cell table:style-name="ce27" table:formula="of:=IF([Input.AJ$1]&lt;&gt;&quot;&quot;;COUNTIF([Input.AJ$4:.AJ$53];&quot;E&quot;);&quot;&quot;)" office:value-type="float" office:value="0">
            <text:p>0</text:p>
          </table:table-cell>
          <table:table-cell table:style-name="ce30"/>
          <table:table-cell table:style-name="ce27" table:formula="of:=IF([Input.AJ$1]&lt;&gt;&quot;&quot;;IF(COUNTIF([Input.AJ$4:.AJ$53];&quot;A&quot;)&gt;0;SUMIF([Input.AJ$4:.AJ$53];&quot;A&quot;;['Scored 0-1'.$BA$4:.$BA$53])/COUNTIF([Input.AJ$4:.AJ$53];&quot;A&quot;);&quot;&quot;);&quot;&quot;)">
            <text:p/>
          </table:table-cell>
          <table:table-cell table:style-name="ce27" table:formula="of:=IF([Input.AJ$1]&lt;&gt;&quot;&quot;;IF(COUNTIF([Input.AJ$4:.AJ$53];&quot;B&quot;)&gt;0;SUMIF([Input.AJ$4:.AJ$53];&quot;B&quot;;['Scored 0-1'.$BA$4:.$BA$53])/COUNTIF([Input.AJ$4:.AJ$53];&quot;B&quot;);&quot;&quot;);&quot;&quot;)">
            <text:p/>
          </table:table-cell>
          <table:table-cell table:style-name="ce27" table:formula="of:=IF([Input.AJ$1]&lt;&gt;&quot;&quot;;IF(COUNTIF([Input.AJ$4:.AJ$53];&quot;C&quot;)&gt;0;SUMIF([Input.AJ$4:.AJ$53];&quot;C&quot;;['Scored 0-1'.$BA$4:.$BA$53])/COUNTIF([Input.AJ$4:.AJ$53];&quot;C&quot;);&quot;&quot;);&quot;&quot;)">
            <text:p/>
          </table:table-cell>
          <table:table-cell table:style-name="ce27" table:formula="of:=IF([Input.AJ$1]&lt;&gt;&quot;&quot;;IF(COUNTIF([Input.AJ$4:.AJ$53];&quot;D&quot;)&gt;0;SUMIF([Input.AJ$4:.AJ$53];&quot;D&quot;;['Scored 0-1'.$BA$4:.$BA$53])/COUNTIF([Input.AJ$4:.AJ$53];&quot;D&quot;);&quot;&quot;);&quot;&quot;)">
            <text:p/>
          </table:table-cell>
          <table:table-cell table:style-name="ce27" table:formula="of:=IF([Input.AJ$1]&lt;&gt;&quot;&quot;;IF(COUNTIF([Input.AJ$4:.AJ$53];&quot;E&quot;)&gt;0;SUMIF([Input.AJ$4:.AJ$53];&quot;E&quot;;['Scored 0-1'.$BA$4:.$BA$53])/COUNTIF([Input.AJ$4:.AJ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5">
            <text:p>35</text:p>
          </table:table-cell>
          <table:table-cell table:formula="of:=IF([Input.AK1]&lt;&gt;&quot;&quot;;[Input.AK1];&quot;&quot;)" office:value-type="float" office:value="4">
            <text:p>4</text:p>
          </table:table-cell>
          <table:table-cell table:style-name="ce27" table:formula="of:=IF([Input.AK$1]&lt;&gt;&quot;&quot;;COUNTIF([Input.AK$4:.AK$53];&quot;A&quot;);&quot;&quot;)" office:value-type="float" office:value="0">
            <text:p>0</text:p>
          </table:table-cell>
          <table:table-cell table:style-name="ce27" table:formula="of:=IF([Input.AK$1]&lt;&gt;&quot;&quot;;COUNTIF([Input.AK$4:.AK$53];&quot;B&quot;);&quot;&quot;)" office:value-type="float" office:value="0">
            <text:p>0</text:p>
          </table:table-cell>
          <table:table-cell table:style-name="ce27" table:formula="of:=IF([Input.AK$1]&lt;&gt;&quot;&quot;;COUNTIF([Input.AK$4:.AK$53];&quot;C&quot;);&quot;&quot;)" office:value-type="float" office:value="0">
            <text:p>0</text:p>
          </table:table-cell>
          <table:table-cell table:style-name="ce27" table:formula="of:=IF([Input.AK$1]&lt;&gt;&quot;&quot;;COUNTIF([Input.AK$4:.AK$53];&quot;D&quot;);&quot;&quot;)" office:value-type="float" office:value="0">
            <text:p>0</text:p>
          </table:table-cell>
          <table:table-cell table:style-name="ce27" table:formula="of:=IF([Input.AK$1]&lt;&gt;&quot;&quot;;COUNTIF([Input.AK$4:.AK$53];&quot;E&quot;);&quot;&quot;)" office:value-type="float" office:value="0">
            <text:p>0</text:p>
          </table:table-cell>
          <table:table-cell table:style-name="ce30"/>
          <table:table-cell table:style-name="ce27" table:formula="of:=IF([Input.AK$1]&lt;&gt;&quot;&quot;;IF(COUNTIF([Input.AK$4:.AK$53];&quot;A&quot;)&gt;0;SUMIF([Input.AK$4:.AK$53];&quot;A&quot;;['Scored 0-1'.$BA$4:.$BA$53])/COUNTIF([Input.AK$4:.AK$53];&quot;A&quot;);&quot;&quot;);&quot;&quot;)">
            <text:p/>
          </table:table-cell>
          <table:table-cell table:style-name="ce27" table:formula="of:=IF([Input.AK$1]&lt;&gt;&quot;&quot;;IF(COUNTIF([Input.AK$4:.AK$53];&quot;B&quot;)&gt;0;SUMIF([Input.AK$4:.AK$53];&quot;B&quot;;['Scored 0-1'.$BA$4:.$BA$53])/COUNTIF([Input.AK$4:.AK$53];&quot;B&quot;);&quot;&quot;);&quot;&quot;)">
            <text:p/>
          </table:table-cell>
          <table:table-cell table:style-name="ce27" table:formula="of:=IF([Input.AK$1]&lt;&gt;&quot;&quot;;IF(COUNTIF([Input.AK$4:.AK$53];&quot;C&quot;)&gt;0;SUMIF([Input.AK$4:.AK$53];&quot;C&quot;;['Scored 0-1'.$BA$4:.$BA$53])/COUNTIF([Input.AK$4:.AK$53];&quot;C&quot;);&quot;&quot;);&quot;&quot;)">
            <text:p/>
          </table:table-cell>
          <table:table-cell table:style-name="ce27" table:formula="of:=IF([Input.AK$1]&lt;&gt;&quot;&quot;;IF(COUNTIF([Input.AK$4:.AK$53];&quot;D&quot;)&gt;0;SUMIF([Input.AK$4:.AK$53];&quot;D&quot;;['Scored 0-1'.$BA$4:.$BA$53])/COUNTIF([Input.AK$4:.AK$53];&quot;D&quot;);&quot;&quot;);&quot;&quot;)">
            <text:p/>
          </table:table-cell>
          <table:table-cell table:style-name="ce27" table:formula="of:=IF([Input.AK$1]&lt;&gt;&quot;&quot;;IF(COUNTIF([Input.AK$4:.AK$53];&quot;E&quot;)&gt;0;SUMIF([Input.AK$4:.AK$53];&quot;E&quot;;['Scored 0-1'.$BA$4:.$BA$53])/COUNTIF([Input.AK$4:.AK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6">
            <text:p>36</text:p>
          </table:table-cell>
          <table:table-cell table:formula="of:=IF([Input.AL1]&lt;&gt;&quot;&quot;;[Input.AL1];&quot;&quot;)" office:value-type="float" office:value="3">
            <text:p>3</text:p>
          </table:table-cell>
          <table:table-cell table:style-name="ce27" table:formula="of:=IF([Input.AL$1]&lt;&gt;&quot;&quot;;COUNTIF([Input.AL$4:.AL$53];&quot;A&quot;);&quot;&quot;)" office:value-type="float" office:value="0">
            <text:p>0</text:p>
          </table:table-cell>
          <table:table-cell table:style-name="ce27" table:formula="of:=IF([Input.AL$1]&lt;&gt;&quot;&quot;;COUNTIF([Input.AL$4:.AL$53];&quot;B&quot;);&quot;&quot;)" office:value-type="float" office:value="0">
            <text:p>0</text:p>
          </table:table-cell>
          <table:table-cell table:style-name="ce27" table:formula="of:=IF([Input.AL$1]&lt;&gt;&quot;&quot;;COUNTIF([Input.AL$4:.AL$53];&quot;C&quot;);&quot;&quot;)" office:value-type="float" office:value="0">
            <text:p>0</text:p>
          </table:table-cell>
          <table:table-cell table:style-name="ce27" table:formula="of:=IF([Input.AL$1]&lt;&gt;&quot;&quot;;COUNTIF([Input.AL$4:.AL$53];&quot;D&quot;);&quot;&quot;)" office:value-type="float" office:value="0">
            <text:p>0</text:p>
          </table:table-cell>
          <table:table-cell table:style-name="ce27" table:formula="of:=IF([Input.AL$1]&lt;&gt;&quot;&quot;;COUNTIF([Input.AL$4:.AL$53];&quot;E&quot;);&quot;&quot;)" office:value-type="float" office:value="0">
            <text:p>0</text:p>
          </table:table-cell>
          <table:table-cell table:style-name="ce30"/>
          <table:table-cell table:style-name="ce27" table:formula="of:=IF([Input.AL$1]&lt;&gt;&quot;&quot;;IF(COUNTIF([Input.AL$4:.AL$53];&quot;A&quot;)&gt;0;SUMIF([Input.AL$4:.AL$53];&quot;A&quot;;['Scored 0-1'.$BA$4:.$BA$53])/COUNTIF([Input.AL$4:.AL$53];&quot;A&quot;);&quot;&quot;);&quot;&quot;)">
            <text:p/>
          </table:table-cell>
          <table:table-cell table:style-name="ce27" table:formula="of:=IF([Input.AL$1]&lt;&gt;&quot;&quot;;IF(COUNTIF([Input.AL$4:.AL$53];&quot;B&quot;)&gt;0;SUMIF([Input.AL$4:.AL$53];&quot;B&quot;;['Scored 0-1'.$BA$4:.$BA$53])/COUNTIF([Input.AL$4:.AL$53];&quot;B&quot;);&quot;&quot;);&quot;&quot;)">
            <text:p/>
          </table:table-cell>
          <table:table-cell table:style-name="ce27" table:formula="of:=IF([Input.AL$1]&lt;&gt;&quot;&quot;;IF(COUNTIF([Input.AL$4:.AL$53];&quot;C&quot;)&gt;0;SUMIF([Input.AL$4:.AL$53];&quot;C&quot;;['Scored 0-1'.$BA$4:.$BA$53])/COUNTIF([Input.AL$4:.AL$53];&quot;C&quot;);&quot;&quot;);&quot;&quot;)">
            <text:p/>
          </table:table-cell>
          <table:table-cell table:style-name="ce27" table:formula="of:=IF([Input.AL$1]&lt;&gt;&quot;&quot;;IF(COUNTIF([Input.AL$4:.AL$53];&quot;D&quot;)&gt;0;SUMIF([Input.AL$4:.AL$53];&quot;D&quot;;['Scored 0-1'.$BA$4:.$BA$53])/COUNTIF([Input.AL$4:.AL$53];&quot;D&quot;);&quot;&quot;);&quot;&quot;)">
            <text:p/>
          </table:table-cell>
          <table:table-cell table:style-name="ce27" table:formula="of:=IF([Input.AL$1]&lt;&gt;&quot;&quot;;IF(COUNTIF([Input.AL$4:.AL$53];&quot;E&quot;)&gt;0;SUMIF([Input.AL$4:.AL$53];&quot;E&quot;;['Scored 0-1'.$BA$4:.$BA$53])/COUNTIF([Input.AL$4:.AL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7">
            <text:p>37</text:p>
          </table:table-cell>
          <table:table-cell table:formula="of:=IF([Input.AM1]&lt;&gt;&quot;&quot;;[Input.AM1];&quot;&quot;)" office:value-type="float" office:value="4">
            <text:p>4</text:p>
          </table:table-cell>
          <table:table-cell table:style-name="ce27" table:formula="of:=IF([Input.AM$1]&lt;&gt;&quot;&quot;;COUNTIF([Input.AM$4:.AM$53];&quot;A&quot;);&quot;&quot;)" office:value-type="float" office:value="0">
            <text:p>0</text:p>
          </table:table-cell>
          <table:table-cell table:style-name="ce27" table:formula="of:=IF([Input.AM$1]&lt;&gt;&quot;&quot;;COUNTIF([Input.AM$4:.AM$53];&quot;B&quot;);&quot;&quot;)" office:value-type="float" office:value="0">
            <text:p>0</text:p>
          </table:table-cell>
          <table:table-cell table:style-name="ce27" table:formula="of:=IF([Input.AM$1]&lt;&gt;&quot;&quot;;COUNTIF([Input.AM$4:.AM$53];&quot;C&quot;);&quot;&quot;)" office:value-type="float" office:value="0">
            <text:p>0</text:p>
          </table:table-cell>
          <table:table-cell table:style-name="ce27" table:formula="of:=IF([Input.AM$1]&lt;&gt;&quot;&quot;;COUNTIF([Input.AM$4:.AM$53];&quot;D&quot;);&quot;&quot;)" office:value-type="float" office:value="0">
            <text:p>0</text:p>
          </table:table-cell>
          <table:table-cell table:style-name="ce27" table:formula="of:=IF([Input.AM$1]&lt;&gt;&quot;&quot;;COUNTIF([Input.AM$4:.AM$53];&quot;E&quot;);&quot;&quot;)" office:value-type="float" office:value="0">
            <text:p>0</text:p>
          </table:table-cell>
          <table:table-cell table:style-name="ce30"/>
          <table:table-cell table:style-name="ce27" table:formula="of:=IF([Input.AM$1]&lt;&gt;&quot;&quot;;IF(COUNTIF([Input.AM$4:.AM$53];&quot;A&quot;)&gt;0;SUMIF([Input.AM$4:.AM$53];&quot;A&quot;;['Scored 0-1'.$BA$4:.$BA$53])/COUNTIF([Input.AM$4:.AM$53];&quot;A&quot;);&quot;&quot;);&quot;&quot;)">
            <text:p/>
          </table:table-cell>
          <table:table-cell table:style-name="ce27" table:formula="of:=IF([Input.AM$1]&lt;&gt;&quot;&quot;;IF(COUNTIF([Input.AM$4:.AM$53];&quot;B&quot;)&gt;0;SUMIF([Input.AM$4:.AM$53];&quot;B&quot;;['Scored 0-1'.$BA$4:.$BA$53])/COUNTIF([Input.AM$4:.AM$53];&quot;B&quot;);&quot;&quot;);&quot;&quot;)">
            <text:p/>
          </table:table-cell>
          <table:table-cell table:style-name="ce27" table:formula="of:=IF([Input.AM$1]&lt;&gt;&quot;&quot;;IF(COUNTIF([Input.AM$4:.AM$53];&quot;C&quot;)&gt;0;SUMIF([Input.AM$4:.AM$53];&quot;C&quot;;['Scored 0-1'.$BA$4:.$BA$53])/COUNTIF([Input.AM$4:.AM$53];&quot;C&quot;);&quot;&quot;);&quot;&quot;)">
            <text:p/>
          </table:table-cell>
          <table:table-cell table:style-name="ce27" table:formula="of:=IF([Input.AM$1]&lt;&gt;&quot;&quot;;IF(COUNTIF([Input.AM$4:.AM$53];&quot;D&quot;)&gt;0;SUMIF([Input.AM$4:.AM$53];&quot;D&quot;;['Scored 0-1'.$BA$4:.$BA$53])/COUNTIF([Input.AM$4:.AM$53];&quot;D&quot;);&quot;&quot;);&quot;&quot;)">
            <text:p/>
          </table:table-cell>
          <table:table-cell table:style-name="ce27" table:formula="of:=IF([Input.AM$1]&lt;&gt;&quot;&quot;;IF(COUNTIF([Input.AM$4:.AM$53];&quot;E&quot;)&gt;0;SUMIF([Input.AM$4:.AM$53];&quot;E&quot;;['Scored 0-1'.$BA$4:.$BA$53])/COUNTIF([Input.AM$4:.AM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8">
            <text:p>38</text:p>
          </table:table-cell>
          <table:table-cell table:formula="of:=IF([Input.AN1]&lt;&gt;&quot;&quot;;[Input.AN1];&quot;&quot;)" office:value-type="float" office:value="3">
            <text:p>3</text:p>
          </table:table-cell>
          <table:table-cell table:style-name="ce27" table:formula="of:=IF([Input.AN$1]&lt;&gt;&quot;&quot;;COUNTIF([Input.AN$4:.AN$53];&quot;A&quot;);&quot;&quot;)" office:value-type="float" office:value="0">
            <text:p>0</text:p>
          </table:table-cell>
          <table:table-cell table:style-name="ce27" table:formula="of:=IF([Input.AN$1]&lt;&gt;&quot;&quot;;COUNTIF([Input.AN$4:.AN$53];&quot;B&quot;);&quot;&quot;)" office:value-type="float" office:value="0">
            <text:p>0</text:p>
          </table:table-cell>
          <table:table-cell table:style-name="ce27" table:formula="of:=IF([Input.AN$1]&lt;&gt;&quot;&quot;;COUNTIF([Input.AN$4:.AN$53];&quot;C&quot;);&quot;&quot;)" office:value-type="float" office:value="0">
            <text:p>0</text:p>
          </table:table-cell>
          <table:table-cell table:style-name="ce27" table:formula="of:=IF([Input.AN$1]&lt;&gt;&quot;&quot;;COUNTIF([Input.AN$4:.AN$53];&quot;D&quot;);&quot;&quot;)" office:value-type="float" office:value="0">
            <text:p>0</text:p>
          </table:table-cell>
          <table:table-cell table:style-name="ce27" table:formula="of:=IF([Input.AN$1]&lt;&gt;&quot;&quot;;COUNTIF([Input.AN$4:.AN$53];&quot;E&quot;);&quot;&quot;)" office:value-type="float" office:value="0">
            <text:p>0</text:p>
          </table:table-cell>
          <table:table-cell table:style-name="ce30"/>
          <table:table-cell table:style-name="ce27" table:formula="of:=IF([Input.AN$1]&lt;&gt;&quot;&quot;;IF(COUNTIF([Input.AN$4:.AN$53];&quot;A&quot;)&gt;0;SUMIF([Input.AN$4:.AN$53];&quot;A&quot;;['Scored 0-1'.$BA$4:.$BA$53])/COUNTIF([Input.AN$4:.AN$53];&quot;A&quot;);&quot;&quot;);&quot;&quot;)">
            <text:p/>
          </table:table-cell>
          <table:table-cell table:style-name="ce27" table:formula="of:=IF([Input.AN$1]&lt;&gt;&quot;&quot;;IF(COUNTIF([Input.AN$4:.AN$53];&quot;B&quot;)&gt;0;SUMIF([Input.AN$4:.AN$53];&quot;B&quot;;['Scored 0-1'.$BA$4:.$BA$53])/COUNTIF([Input.AN$4:.AN$53];&quot;B&quot;);&quot;&quot;);&quot;&quot;)">
            <text:p/>
          </table:table-cell>
          <table:table-cell table:style-name="ce27" table:formula="of:=IF([Input.AN$1]&lt;&gt;&quot;&quot;;IF(COUNTIF([Input.AN$4:.AN$53];&quot;C&quot;)&gt;0;SUMIF([Input.AN$4:.AN$53];&quot;C&quot;;['Scored 0-1'.$BA$4:.$BA$53])/COUNTIF([Input.AN$4:.AN$53];&quot;C&quot;);&quot;&quot;);&quot;&quot;)">
            <text:p/>
          </table:table-cell>
          <table:table-cell table:style-name="ce27" table:formula="of:=IF([Input.AN$1]&lt;&gt;&quot;&quot;;IF(COUNTIF([Input.AN$4:.AN$53];&quot;D&quot;)&gt;0;SUMIF([Input.AN$4:.AN$53];&quot;D&quot;;['Scored 0-1'.$BA$4:.$BA$53])/COUNTIF([Input.AN$4:.AN$53];&quot;D&quot;);&quot;&quot;);&quot;&quot;)">
            <text:p/>
          </table:table-cell>
          <table:table-cell table:style-name="ce27" table:formula="of:=IF([Input.AN$1]&lt;&gt;&quot;&quot;;IF(COUNTIF([Input.AN$4:.AN$53];&quot;E&quot;)&gt;0;SUMIF([Input.AN$4:.AN$53];&quot;E&quot;;['Scored 0-1'.$BA$4:.$BA$53])/COUNTIF([Input.AN$4:.AN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39">
            <text:p>39</text:p>
          </table:table-cell>
          <table:table-cell table:formula="of:=IF([Input.AO1]&lt;&gt;&quot;&quot;;[Input.AO1];&quot;&quot;)" office:value-type="float" office:value="2">
            <text:p>2</text:p>
          </table:table-cell>
          <table:table-cell table:style-name="ce27" table:formula="of:=IF([Input.AO$1]&lt;&gt;&quot;&quot;;COUNTIF([Input.AO$4:.AO$53];&quot;A&quot;);&quot;&quot;)" office:value-type="float" office:value="0">
            <text:p>0</text:p>
          </table:table-cell>
          <table:table-cell table:style-name="ce27" table:formula="of:=IF([Input.AO$1]&lt;&gt;&quot;&quot;;COUNTIF([Input.AO$4:.AO$53];&quot;B&quot;);&quot;&quot;)" office:value-type="float" office:value="0">
            <text:p>0</text:p>
          </table:table-cell>
          <table:table-cell table:style-name="ce27" table:formula="of:=IF([Input.AO$1]&lt;&gt;&quot;&quot;;COUNTIF([Input.AO$4:.AO$53];&quot;C&quot;);&quot;&quot;)" office:value-type="float" office:value="0">
            <text:p>0</text:p>
          </table:table-cell>
          <table:table-cell table:style-name="ce27" table:formula="of:=IF([Input.AO$1]&lt;&gt;&quot;&quot;;COUNTIF([Input.AO$4:.AO$53];&quot;D&quot;);&quot;&quot;)" office:value-type="float" office:value="0">
            <text:p>0</text:p>
          </table:table-cell>
          <table:table-cell table:style-name="ce27" table:formula="of:=IF([Input.AO$1]&lt;&gt;&quot;&quot;;COUNTIF([Input.AO$4:.AO$53];&quot;E&quot;);&quot;&quot;)" office:value-type="float" office:value="0">
            <text:p>0</text:p>
          </table:table-cell>
          <table:table-cell table:style-name="ce30"/>
          <table:table-cell table:style-name="ce27" table:formula="of:=IF([Input.AO$1]&lt;&gt;&quot;&quot;;IF(COUNTIF([Input.AO$4:.AO$53];&quot;A&quot;)&gt;0;SUMIF([Input.AO$4:.AO$53];&quot;A&quot;;['Scored 0-1'.$BA$4:.$BA$53])/COUNTIF([Input.AO$4:.AO$53];&quot;A&quot;);&quot;&quot;);&quot;&quot;)">
            <text:p/>
          </table:table-cell>
          <table:table-cell table:style-name="ce27" table:formula="of:=IF([Input.AO$1]&lt;&gt;&quot;&quot;;IF(COUNTIF([Input.AO$4:.AO$53];&quot;B&quot;)&gt;0;SUMIF([Input.AO$4:.AO$53];&quot;B&quot;;['Scored 0-1'.$BA$4:.$BA$53])/COUNTIF([Input.AO$4:.AO$53];&quot;B&quot;);&quot;&quot;);&quot;&quot;)">
            <text:p/>
          </table:table-cell>
          <table:table-cell table:style-name="ce27" table:formula="of:=IF([Input.AO$1]&lt;&gt;&quot;&quot;;IF(COUNTIF([Input.AO$4:.AO$53];&quot;C&quot;)&gt;0;SUMIF([Input.AO$4:.AO$53];&quot;C&quot;;['Scored 0-1'.$BA$4:.$BA$53])/COUNTIF([Input.AO$4:.AO$53];&quot;C&quot;);&quot;&quot;);&quot;&quot;)">
            <text:p/>
          </table:table-cell>
          <table:table-cell table:style-name="ce27" table:formula="of:=IF([Input.AO$1]&lt;&gt;&quot;&quot;;IF(COUNTIF([Input.AO$4:.AO$53];&quot;D&quot;)&gt;0;SUMIF([Input.AO$4:.AO$53];&quot;D&quot;;['Scored 0-1'.$BA$4:.$BA$53])/COUNTIF([Input.AO$4:.AO$53];&quot;D&quot;);&quot;&quot;);&quot;&quot;)">
            <text:p/>
          </table:table-cell>
          <table:table-cell table:style-name="ce27" table:formula="of:=IF([Input.AO$1]&lt;&gt;&quot;&quot;;IF(COUNTIF([Input.AO$4:.AO$53];&quot;E&quot;)&gt;0;SUMIF([Input.AO$4:.AO$53];&quot;E&quot;;['Scored 0-1'.$BA$4:.$BA$53])/COUNTIF([Input.AO$4:.AO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40">
            <text:p>40</text:p>
          </table:table-cell>
          <table:table-cell table:formula="of:=IF([Input.AP1]&lt;&gt;&quot;&quot;;[Input.AP1];&quot;&quot;)" office:value-type="float" office:value="2">
            <text:p>2</text:p>
          </table:table-cell>
          <table:table-cell table:style-name="ce27" table:formula="of:=IF([Input.AP$1]&lt;&gt;&quot;&quot;;COUNTIF([Input.AP$4:.AP$53];&quot;A&quot;);&quot;&quot;)" office:value-type="float" office:value="0">
            <text:p>0</text:p>
          </table:table-cell>
          <table:table-cell table:style-name="ce27" table:formula="of:=IF([Input.AP$1]&lt;&gt;&quot;&quot;;COUNTIF([Input.AP$4:.AP$53];&quot;B&quot;);&quot;&quot;)" office:value-type="float" office:value="0">
            <text:p>0</text:p>
          </table:table-cell>
          <table:table-cell table:style-name="ce27" table:formula="of:=IF([Input.AP$1]&lt;&gt;&quot;&quot;;COUNTIF([Input.AP$4:.AP$53];&quot;C&quot;);&quot;&quot;)" office:value-type="float" office:value="0">
            <text:p>0</text:p>
          </table:table-cell>
          <table:table-cell table:style-name="ce27" table:formula="of:=IF([Input.AP$1]&lt;&gt;&quot;&quot;;COUNTIF([Input.AP$4:.AP$53];&quot;D&quot;);&quot;&quot;)" office:value-type="float" office:value="0">
            <text:p>0</text:p>
          </table:table-cell>
          <table:table-cell table:style-name="ce27" table:formula="of:=IF([Input.AP$1]&lt;&gt;&quot;&quot;;COUNTIF([Input.AP$4:.AP$53];&quot;E&quot;);&quot;&quot;)" office:value-type="float" office:value="0">
            <text:p>0</text:p>
          </table:table-cell>
          <table:table-cell table:style-name="ce30"/>
          <table:table-cell table:style-name="ce27" table:formula="of:=IF([Input.AP$1]&lt;&gt;&quot;&quot;;IF(COUNTIF([Input.AP$4:.AP$53];&quot;A&quot;)&gt;0;SUMIF([Input.AP$4:.AP$53];&quot;A&quot;;['Scored 0-1'.$BA$4:.$BA$53])/COUNTIF([Input.AP$4:.AP$53];&quot;A&quot;);&quot;&quot;);&quot;&quot;)">
            <text:p/>
          </table:table-cell>
          <table:table-cell table:style-name="ce27" table:formula="of:=IF([Input.AP$1]&lt;&gt;&quot;&quot;;IF(COUNTIF([Input.AP$4:.AP$53];&quot;B&quot;)&gt;0;SUMIF([Input.AP$4:.AP$53];&quot;B&quot;;['Scored 0-1'.$BA$4:.$BA$53])/COUNTIF([Input.AP$4:.AP$53];&quot;B&quot;);&quot;&quot;);&quot;&quot;)">
            <text:p/>
          </table:table-cell>
          <table:table-cell table:style-name="ce27" table:formula="of:=IF([Input.AP$1]&lt;&gt;&quot;&quot;;IF(COUNTIF([Input.AP$4:.AP$53];&quot;C&quot;)&gt;0;SUMIF([Input.AP$4:.AP$53];&quot;C&quot;;['Scored 0-1'.$BA$4:.$BA$53])/COUNTIF([Input.AP$4:.AP$53];&quot;C&quot;);&quot;&quot;);&quot;&quot;)">
            <text:p/>
          </table:table-cell>
          <table:table-cell table:style-name="ce27" table:formula="of:=IF([Input.AP$1]&lt;&gt;&quot;&quot;;IF(COUNTIF([Input.AP$4:.AP$53];&quot;D&quot;)&gt;0;SUMIF([Input.AP$4:.AP$53];&quot;D&quot;;['Scored 0-1'.$BA$4:.$BA$53])/COUNTIF([Input.AP$4:.AP$53];&quot;D&quot;);&quot;&quot;);&quot;&quot;)">
            <text:p/>
          </table:table-cell>
          <table:table-cell table:style-name="ce27" table:formula="of:=IF([Input.AP$1]&lt;&gt;&quot;&quot;;IF(COUNTIF([Input.AP$4:.AP$53];&quot;E&quot;)&gt;0;SUMIF([Input.AP$4:.AP$53];&quot;E&quot;;['Scored 0-1'.$BA$4:.$BA$53])/COUNTIF([Input.AP$4:.AP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41">
            <text:p>41</text:p>
          </table:table-cell>
          <table:table-cell table:formula="of:=IF([Input.AQ1]&lt;&gt;&quot;&quot;;[Input.AQ1];&quot;&quot;)" office:value-type="float" office:value="3">
            <text:p>3</text:p>
          </table:table-cell>
          <table:table-cell table:style-name="ce27" table:formula="of:=IF([Input.AQ$1]&lt;&gt;&quot;&quot;;COUNTIF([Input.AQ$4:.AQ$53];&quot;A&quot;);&quot;&quot;)" office:value-type="float" office:value="0">
            <text:p>0</text:p>
          </table:table-cell>
          <table:table-cell table:style-name="ce27" table:formula="of:=IF([Input.AQ$1]&lt;&gt;&quot;&quot;;COUNTIF([Input.AQ$4:.AQ$53];&quot;B&quot;);&quot;&quot;)" office:value-type="float" office:value="0">
            <text:p>0</text:p>
          </table:table-cell>
          <table:table-cell table:style-name="ce27" table:formula="of:=IF([Input.AQ$1]&lt;&gt;&quot;&quot;;COUNTIF([Input.AQ$4:.AQ$53];&quot;C&quot;);&quot;&quot;)" office:value-type="float" office:value="0">
            <text:p>0</text:p>
          </table:table-cell>
          <table:table-cell table:style-name="ce27" table:formula="of:=IF([Input.AQ$1]&lt;&gt;&quot;&quot;;COUNTIF([Input.AQ$4:.AQ$53];&quot;D&quot;);&quot;&quot;)" office:value-type="float" office:value="0">
            <text:p>0</text:p>
          </table:table-cell>
          <table:table-cell table:style-name="ce27" table:formula="of:=IF([Input.AQ$1]&lt;&gt;&quot;&quot;;COUNTIF([Input.AQ$4:.AQ$53];&quot;E&quot;);&quot;&quot;)" office:value-type="float" office:value="0">
            <text:p>0</text:p>
          </table:table-cell>
          <table:table-cell table:style-name="ce30"/>
          <table:table-cell table:style-name="ce27" table:formula="of:=IF([Input.AQ$1]&lt;&gt;&quot;&quot;;IF(COUNTIF([Input.AQ$4:.AQ$53];&quot;A&quot;)&gt;0;SUMIF([Input.AQ$4:.AQ$53];&quot;A&quot;;['Scored 0-1'.$BA$4:.$BA$53])/COUNTIF([Input.AQ$4:.AQ$53];&quot;A&quot;);&quot;&quot;);&quot;&quot;)">
            <text:p/>
          </table:table-cell>
          <table:table-cell table:style-name="ce27" table:formula="of:=IF([Input.AQ$1]&lt;&gt;&quot;&quot;;IF(COUNTIF([Input.AQ$4:.AQ$53];&quot;B&quot;)&gt;0;SUMIF([Input.AQ$4:.AQ$53];&quot;B&quot;;['Scored 0-1'.$BA$4:.$BA$53])/COUNTIF([Input.AQ$4:.AQ$53];&quot;B&quot;);&quot;&quot;);&quot;&quot;)">
            <text:p/>
          </table:table-cell>
          <table:table-cell table:style-name="ce27" table:formula="of:=IF([Input.AQ$1]&lt;&gt;&quot;&quot;;IF(COUNTIF([Input.AQ$4:.AQ$53];&quot;C&quot;)&gt;0;SUMIF([Input.AQ$4:.AQ$53];&quot;C&quot;;['Scored 0-1'.$BA$4:.$BA$53])/COUNTIF([Input.AQ$4:.AQ$53];&quot;C&quot;);&quot;&quot;);&quot;&quot;)">
            <text:p/>
          </table:table-cell>
          <table:table-cell table:style-name="ce27" table:formula="of:=IF([Input.AQ$1]&lt;&gt;&quot;&quot;;IF(COUNTIF([Input.AQ$4:.AQ$53];&quot;D&quot;)&gt;0;SUMIF([Input.AQ$4:.AQ$53];&quot;D&quot;;['Scored 0-1'.$BA$4:.$BA$53])/COUNTIF([Input.AQ$4:.AQ$53];&quot;D&quot;);&quot;&quot;);&quot;&quot;)">
            <text:p/>
          </table:table-cell>
          <table:table-cell table:style-name="ce27" table:formula="of:=IF([Input.AQ$1]&lt;&gt;&quot;&quot;;IF(COUNTIF([Input.AQ$4:.AQ$53];&quot;E&quot;)&gt;0;SUMIF([Input.AQ$4:.AQ$53];&quot;E&quot;;['Scored 0-1'.$BA$4:.$BA$53])/COUNTIF([Input.AQ$4:.AQ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42">
            <text:p>42</text:p>
          </table:table-cell>
          <table:table-cell table:formula="of:=IF([Input.AR1]&lt;&gt;&quot;&quot;;[Input.AR1];&quot;&quot;)" office:value-type="float" office:value="4">
            <text:p>4</text:p>
          </table:table-cell>
          <table:table-cell table:style-name="ce27" table:formula="of:=IF([Input.AR$1]&lt;&gt;&quot;&quot;;COUNTIF([Input.AR$4:.AR$53];&quot;A&quot;);&quot;&quot;)" office:value-type="float" office:value="0">
            <text:p>0</text:p>
          </table:table-cell>
          <table:table-cell table:style-name="ce27" table:formula="of:=IF([Input.AR$1]&lt;&gt;&quot;&quot;;COUNTIF([Input.AR$4:.AR$53];&quot;B&quot;);&quot;&quot;)" office:value-type="float" office:value="0">
            <text:p>0</text:p>
          </table:table-cell>
          <table:table-cell table:style-name="ce27" table:formula="of:=IF([Input.AR$1]&lt;&gt;&quot;&quot;;COUNTIF([Input.AR$4:.AR$53];&quot;C&quot;);&quot;&quot;)" office:value-type="float" office:value="0">
            <text:p>0</text:p>
          </table:table-cell>
          <table:table-cell table:style-name="ce27" table:formula="of:=IF([Input.AR$1]&lt;&gt;&quot;&quot;;COUNTIF([Input.AR$4:.AR$53];&quot;D&quot;);&quot;&quot;)" office:value-type="float" office:value="0">
            <text:p>0</text:p>
          </table:table-cell>
          <table:table-cell table:style-name="ce27" table:formula="of:=IF([Input.AR$1]&lt;&gt;&quot;&quot;;COUNTIF([Input.AR$4:.AR$53];&quot;E&quot;);&quot;&quot;)" office:value-type="float" office:value="0">
            <text:p>0</text:p>
          </table:table-cell>
          <table:table-cell table:style-name="ce30"/>
          <table:table-cell table:style-name="ce27" table:formula="of:=IF([Input.AR$1]&lt;&gt;&quot;&quot;;IF(COUNTIF([Input.AR$4:.AR$53];&quot;A&quot;)&gt;0;SUMIF([Input.AR$4:.AR$53];&quot;A&quot;;['Scored 0-1'.$BA$4:.$BA$53])/COUNTIF([Input.AR$4:.AR$53];&quot;A&quot;);&quot;&quot;);&quot;&quot;)">
            <text:p/>
          </table:table-cell>
          <table:table-cell table:style-name="ce27" table:formula="of:=IF([Input.AR$1]&lt;&gt;&quot;&quot;;IF(COUNTIF([Input.AR$4:.AR$53];&quot;B&quot;)&gt;0;SUMIF([Input.AR$4:.AR$53];&quot;B&quot;;['Scored 0-1'.$BA$4:.$BA$53])/COUNTIF([Input.AR$4:.AR$53];&quot;B&quot;);&quot;&quot;);&quot;&quot;)">
            <text:p/>
          </table:table-cell>
          <table:table-cell table:style-name="ce27" table:formula="of:=IF([Input.AR$1]&lt;&gt;&quot;&quot;;IF(COUNTIF([Input.AR$4:.AR$53];&quot;C&quot;)&gt;0;SUMIF([Input.AR$4:.AR$53];&quot;C&quot;;['Scored 0-1'.$BA$4:.$BA$53])/COUNTIF([Input.AR$4:.AR$53];&quot;C&quot;);&quot;&quot;);&quot;&quot;)">
            <text:p/>
          </table:table-cell>
          <table:table-cell table:style-name="ce27" table:formula="of:=IF([Input.AR$1]&lt;&gt;&quot;&quot;;IF(COUNTIF([Input.AR$4:.AR$53];&quot;D&quot;)&gt;0;SUMIF([Input.AR$4:.AR$53];&quot;D&quot;;['Scored 0-1'.$BA$4:.$BA$53])/COUNTIF([Input.AR$4:.AR$53];&quot;D&quot;);&quot;&quot;);&quot;&quot;)">
            <text:p/>
          </table:table-cell>
          <table:table-cell table:style-name="ce27" table:formula="of:=IF([Input.AR$1]&lt;&gt;&quot;&quot;;IF(COUNTIF([Input.AR$4:.AR$53];&quot;E&quot;)&gt;0;SUMIF([Input.AR$4:.AR$53];&quot;E&quot;;['Scored 0-1'.$BA$4:.$BA$53])/COUNTIF([Input.AR$4:.AR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43">
            <text:p>43</text:p>
          </table:table-cell>
          <table:table-cell table:formula="of:=IF([Input.AS1]&lt;&gt;&quot;&quot;;[Input.AS1];&quot;&quot;)" office:value-type="float" office:value="2">
            <text:p>2</text:p>
          </table:table-cell>
          <table:table-cell table:style-name="ce27" table:formula="of:=IF([Input.AS$1]&lt;&gt;&quot;&quot;;COUNTIF([Input.AS$4:.AS$53];&quot;A&quot;);&quot;&quot;)" office:value-type="float" office:value="0">
            <text:p>0</text:p>
          </table:table-cell>
          <table:table-cell table:style-name="ce27" table:formula="of:=IF([Input.AS$1]&lt;&gt;&quot;&quot;;COUNTIF([Input.AS$4:.AS$53];&quot;B&quot;);&quot;&quot;)" office:value-type="float" office:value="0">
            <text:p>0</text:p>
          </table:table-cell>
          <table:table-cell table:style-name="ce27" table:formula="of:=IF([Input.AS$1]&lt;&gt;&quot;&quot;;COUNTIF([Input.AS$4:.AS$53];&quot;C&quot;);&quot;&quot;)" office:value-type="float" office:value="0">
            <text:p>0</text:p>
          </table:table-cell>
          <table:table-cell table:style-name="ce27" table:formula="of:=IF([Input.AS$1]&lt;&gt;&quot;&quot;;COUNTIF([Input.AS$4:.AS$53];&quot;D&quot;);&quot;&quot;)" office:value-type="float" office:value="0">
            <text:p>0</text:p>
          </table:table-cell>
          <table:table-cell table:style-name="ce27" table:formula="of:=IF([Input.AS$1]&lt;&gt;&quot;&quot;;COUNTIF([Input.AS$4:.AS$53];&quot;E&quot;);&quot;&quot;)" office:value-type="float" office:value="0">
            <text:p>0</text:p>
          </table:table-cell>
          <table:table-cell table:style-name="ce30"/>
          <table:table-cell table:style-name="ce27" table:formula="of:=IF([Input.AS$1]&lt;&gt;&quot;&quot;;IF(COUNTIF([Input.AS$4:.AS$53];&quot;A&quot;)&gt;0;SUMIF([Input.AS$4:.AS$53];&quot;A&quot;;['Scored 0-1'.$BA$4:.$BA$53])/COUNTIF([Input.AS$4:.AS$53];&quot;A&quot;);&quot;&quot;);&quot;&quot;)">
            <text:p/>
          </table:table-cell>
          <table:table-cell table:style-name="ce27" table:formula="of:=IF([Input.AS$1]&lt;&gt;&quot;&quot;;IF(COUNTIF([Input.AS$4:.AS$53];&quot;B&quot;)&gt;0;SUMIF([Input.AS$4:.AS$53];&quot;B&quot;;['Scored 0-1'.$BA$4:.$BA$53])/COUNTIF([Input.AS$4:.AS$53];&quot;B&quot;);&quot;&quot;);&quot;&quot;)">
            <text:p/>
          </table:table-cell>
          <table:table-cell table:style-name="ce27" table:formula="of:=IF([Input.AS$1]&lt;&gt;&quot;&quot;;IF(COUNTIF([Input.AS$4:.AS$53];&quot;C&quot;)&gt;0;SUMIF([Input.AS$4:.AS$53];&quot;C&quot;;['Scored 0-1'.$BA$4:.$BA$53])/COUNTIF([Input.AS$4:.AS$53];&quot;C&quot;);&quot;&quot;);&quot;&quot;)">
            <text:p/>
          </table:table-cell>
          <table:table-cell table:style-name="ce27" table:formula="of:=IF([Input.AS$1]&lt;&gt;&quot;&quot;;IF(COUNTIF([Input.AS$4:.AS$53];&quot;D&quot;)&gt;0;SUMIF([Input.AS$4:.AS$53];&quot;D&quot;;['Scored 0-1'.$BA$4:.$BA$53])/COUNTIF([Input.AS$4:.AS$53];&quot;D&quot;);&quot;&quot;);&quot;&quot;)">
            <text:p/>
          </table:table-cell>
          <table:table-cell table:style-name="ce27" table:formula="of:=IF([Input.AS$1]&lt;&gt;&quot;&quot;;IF(COUNTIF([Input.AS$4:.AS$53];&quot;E&quot;)&gt;0;SUMIF([Input.AS$4:.AS$53];&quot;E&quot;;['Scored 0-1'.$BA$4:.$BA$53])/COUNTIF([Input.AS$4:.AS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44">
            <text:p>44</text:p>
          </table:table-cell>
          <table:table-cell table:formula="of:=IF([Input.AT1]&lt;&gt;&quot;&quot;;[Input.AT1];&quot;&quot;)" office:value-type="float" office:value="1">
            <text:p>1</text:p>
          </table:table-cell>
          <table:table-cell table:style-name="ce27" table:formula="of:=IF([Input.AT$1]&lt;&gt;&quot;&quot;;COUNTIF([Input.AT$4:.AT$53];&quot;A&quot;);&quot;&quot;)" office:value-type="float" office:value="0">
            <text:p>0</text:p>
          </table:table-cell>
          <table:table-cell table:style-name="ce27" table:formula="of:=IF([Input.AT$1]&lt;&gt;&quot;&quot;;COUNTIF([Input.AT$4:.AT$53];&quot;B&quot;);&quot;&quot;)" office:value-type="float" office:value="0">
            <text:p>0</text:p>
          </table:table-cell>
          <table:table-cell table:style-name="ce27" table:formula="of:=IF([Input.AT$1]&lt;&gt;&quot;&quot;;COUNTIF([Input.AT$4:.AT$53];&quot;C&quot;);&quot;&quot;)" office:value-type="float" office:value="0">
            <text:p>0</text:p>
          </table:table-cell>
          <table:table-cell table:style-name="ce27" table:formula="of:=IF([Input.AT$1]&lt;&gt;&quot;&quot;;COUNTIF([Input.AT$4:.AT$53];&quot;D&quot;);&quot;&quot;)" office:value-type="float" office:value="0">
            <text:p>0</text:p>
          </table:table-cell>
          <table:table-cell table:style-name="ce27" table:formula="of:=IF([Input.AT$1]&lt;&gt;&quot;&quot;;COUNTIF([Input.AT$4:.AT$53];&quot;E&quot;);&quot;&quot;)" office:value-type="float" office:value="0">
            <text:p>0</text:p>
          </table:table-cell>
          <table:table-cell table:style-name="ce30"/>
          <table:table-cell table:style-name="ce27" table:formula="of:=IF([Input.AT$1]&lt;&gt;&quot;&quot;;IF(COUNTIF([Input.AT$4:.AT$53];&quot;A&quot;)&gt;0;SUMIF([Input.AT$4:.AT$53];&quot;A&quot;;['Scored 0-1'.$BA$4:.$BA$53])/COUNTIF([Input.AT$4:.AT$53];&quot;A&quot;);&quot;&quot;);&quot;&quot;)">
            <text:p/>
          </table:table-cell>
          <table:table-cell table:style-name="ce27" table:formula="of:=IF([Input.AT$1]&lt;&gt;&quot;&quot;;IF(COUNTIF([Input.AT$4:.AT$53];&quot;B&quot;)&gt;0;SUMIF([Input.AT$4:.AT$53];&quot;B&quot;;['Scored 0-1'.$BA$4:.$BA$53])/COUNTIF([Input.AT$4:.AT$53];&quot;B&quot;);&quot;&quot;);&quot;&quot;)">
            <text:p/>
          </table:table-cell>
          <table:table-cell table:style-name="ce27" table:formula="of:=IF([Input.AT$1]&lt;&gt;&quot;&quot;;IF(COUNTIF([Input.AT$4:.AT$53];&quot;C&quot;)&gt;0;SUMIF([Input.AT$4:.AT$53];&quot;C&quot;;['Scored 0-1'.$BA$4:.$BA$53])/COUNTIF([Input.AT$4:.AT$53];&quot;C&quot;);&quot;&quot;);&quot;&quot;)">
            <text:p/>
          </table:table-cell>
          <table:table-cell table:style-name="ce27" table:formula="of:=IF([Input.AT$1]&lt;&gt;&quot;&quot;;IF(COUNTIF([Input.AT$4:.AT$53];&quot;D&quot;)&gt;0;SUMIF([Input.AT$4:.AT$53];&quot;D&quot;;['Scored 0-1'.$BA$4:.$BA$53])/COUNTIF([Input.AT$4:.AT$53];&quot;D&quot;);&quot;&quot;);&quot;&quot;)">
            <text:p/>
          </table:table-cell>
          <table:table-cell table:style-name="ce27" table:formula="of:=IF([Input.AT$1]&lt;&gt;&quot;&quot;;IF(COUNTIF([Input.AT$4:.AT$53];&quot;E&quot;)&gt;0;SUMIF([Input.AT$4:.AT$53];&quot;E&quot;;['Scored 0-1'.$BA$4:.$BA$53])/COUNTIF([Input.AT$4:.AT$53];&quot;E&quot;);&quot;&quot;);&quot;&quot;)">
            <text:p/>
          </table:table-cell>
          <table:table-cell table:style-name="ce27"/>
          <table:table-cell table:number-columns-repeated="1010"/>
        </table:table-row>
        <table:table-row table:style-name="ro2">
          <table:table-cell table:style-name="ce27" office:value-type="float" office:value="45">
            <text:p>45</text:p>
          </table:table-cell>
          <table:table-cell table:formula="of:=IF([Input.AU1]&lt;&gt;&quot;&quot;;[Input.AU1];&quot;&quot;)" office:value-type="float" office:value="4">
            <text:p>4</text:p>
          </table:table-cell>
          <table:table-cell table:style-name="ce27" table:formula="of:=IF([Input.AU$1]&lt;&gt;&quot;&quot;;COUNTIF([Input.AU$4:.AU$53];&quot;A&quot;);&quot;&quot;)" office:value-type="float" office:value="0">
            <text:p>0</text:p>
          </table:table-cell>
          <table:table-cell table:style-name="ce27" table:formula="of:=IF([Input.AU$1]&lt;&gt;&quot;&quot;;COUNTIF([Input.AU$4:.AU$53];&quot;B&quot;);&quot;&quot;)" office:value-type="float" office:value="0">
            <text:p>0</text:p>
          </table:table-cell>
          <table:table-cell table:style-name="ce27" table:formula="of:=IF([Input.AU$1]&lt;&gt;&quot;&quot;;COUNTIF([Input.AU$4:.AU$53];&quot;C&quot;);&quot;&quot;)" office:value-type="float" office:value="0">
            <text:p>0</text:p>
          </table:table-cell>
          <table:table-cell table:style-name="ce27" table:formula="of:=IF([Input.AU$1]&lt;&gt;&quot;&quot;;COUNTIF([Input.AU$4:.AU$53];&quot;D&quot;);&quot;&quot;)" office:value-type="float" office:value="0">
            <text:p>0</text:p>
          </table:table-cell>
          <table:table-cell table:style-name="ce27" table:formula="of:=IF([Input.AU$1]&lt;&gt;&quot;&quot;;COUNTIF([Input.AU$4:.AU$53];&quot;E&quot;);&quot;&quot;)" office:value-type="float" office:value="0">
            <text:p>0</text:p>
          </table:table-cell>
          <table:table-cell table:style-name="ce30"/>
          <table:table-cell table:style-name="ce27" table:formula="of:=IF([Input.AU$1]&lt;&gt;&quot;&quot;;IF(COUNTIF([Input.AU$4:.AU$53];&quot;A&quot;)&gt;0;SUMIF([Input.AU$4:.AU$53];&quot;A&quot;;['Scored 0-1'.$BA$4:.$BA$53])/COUNTIF([Input.AU$4:.AU$53];&quot;A&quot;);&quot;&quot;);&quot;&quot;)">
            <text:p/>
          </table:table-cell>
          <table:table-cell table:style-name="ce27" table:formula="of:=IF([Input.AU$1]&lt;&gt;&quot;&quot;;IF(COUNTIF([Input.AU$4:.AU$53];&quot;B&quot;)&gt;0;SUMIF([Input.AU$4:.AU$53];&quot;B&quot;;['Scored 0-1'.$BA$4:.$BA$53])/COUNTIF([Input.AU$4:.AU$53];&quot;B&quot;);&quot;&quot;);&quot;&quot;)">
            <text:p/>
          </table:table-cell>
          <table:table-cell table:style-name="ce27" table:formula="of:=IF([Input.AU$1]&lt;&gt;&quot;&quot;;IF(COUNTIF([Input.AU$4:.AU$53];&quot;C&quot;)&gt;0;SUMIF([Input.AU$4:.AU$53];&quot;C&quot;;['Scored 0-1'.$BA$4:.$BA$53])/COUNTIF([Input.AU$4:.AU$53];&quot;C&quot;);&quot;&quot;);&quot;&quot;)">
            <text:p/>
          </table:table-cell>
          <table:table-cell table:style-name="ce27" table:formula="of:=IF([Input.AU$1]&lt;&gt;&quot;&quot;;IF(COUNTIF([Input.AU$4:.AU$53];&quot;D&quot;)&gt;0;SUMIF([Input.AU$4:.AU$53];&quot;D&quot;;['Scored 0-1'.$BA$4:.$BA$53])/COUNTIF([Input.AU$4:.AU$53];&quot;D&quot;);&quot;&quot;);&quot;&quot;)">
            <text:p/>
          </table:table-cell>
          <table:table-cell table:style-name="ce27" table:formula="of:=IF([Input.AU$1]&lt;&gt;&quot;&quot;;IF(COUNTIF([Input.AU$4:.AU$53];&quot;E&quot;)&gt;0;SUMIF([Input.AU$4:.AU$53];&quot;E&quot;;['Scored 0-1'.$BA$4:.$BA$53])/COUNTIF([Input.AU$4:.AU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46">
            <text:p>46</text:p>
          </table:table-cell>
          <table:table-cell table:formula="of:=IF([Input.AV1]&lt;&gt;&quot;&quot;;[Input.AV1];&quot;&quot;)" office:value-type="float" office:value="2">
            <text:p>2</text:p>
          </table:table-cell>
          <table:table-cell table:style-name="ce27" table:formula="of:=IF([Input.AV$1]&lt;&gt;&quot;&quot;;COUNTIF([Input.AV$4:.AV$53];&quot;A&quot;);&quot;&quot;)" office:value-type="float" office:value="0">
            <text:p>0</text:p>
          </table:table-cell>
          <table:table-cell table:style-name="ce27" table:formula="of:=IF([Input.AV$1]&lt;&gt;&quot;&quot;;COUNTIF([Input.AV$4:.AV$53];&quot;B&quot;);&quot;&quot;)" office:value-type="float" office:value="0">
            <text:p>0</text:p>
          </table:table-cell>
          <table:table-cell table:style-name="ce27" table:formula="of:=IF([Input.AV$1]&lt;&gt;&quot;&quot;;COUNTIF([Input.AV$4:.AV$53];&quot;C&quot;);&quot;&quot;)" office:value-type="float" office:value="0">
            <text:p>0</text:p>
          </table:table-cell>
          <table:table-cell table:style-name="ce27" table:formula="of:=IF([Input.AV$1]&lt;&gt;&quot;&quot;;COUNTIF([Input.AV$4:.AV$53];&quot;D&quot;);&quot;&quot;)" office:value-type="float" office:value="0">
            <text:p>0</text:p>
          </table:table-cell>
          <table:table-cell table:style-name="ce27" table:formula="of:=IF([Input.AV$1]&lt;&gt;&quot;&quot;;COUNTIF([Input.AV$4:.AV$53];&quot;E&quot;);&quot;&quot;)" office:value-type="float" office:value="0">
            <text:p>0</text:p>
          </table:table-cell>
          <table:table-cell table:style-name="ce30"/>
          <table:table-cell table:style-name="ce27" table:formula="of:=IF([Input.AV$1]&lt;&gt;&quot;&quot;;IF(COUNTIF([Input.AV$4:.AV$53];&quot;A&quot;)&gt;0;SUMIF([Input.AV$4:.AV$53];&quot;A&quot;;['Scored 0-1'.$BA$4:.$BA$53])/COUNTIF([Input.AV$4:.AV$53];&quot;A&quot;);&quot;&quot;);&quot;&quot;)">
            <text:p/>
          </table:table-cell>
          <table:table-cell table:style-name="ce27" table:formula="of:=IF([Input.AV$1]&lt;&gt;&quot;&quot;;IF(COUNTIF([Input.AV$4:.AV$53];&quot;B&quot;)&gt;0;SUMIF([Input.AV$4:.AV$53];&quot;B&quot;;['Scored 0-1'.$BA$4:.$BA$53])/COUNTIF([Input.AV$4:.AV$53];&quot;B&quot;);&quot;&quot;);&quot;&quot;)">
            <text:p/>
          </table:table-cell>
          <table:table-cell table:style-name="ce27" table:formula="of:=IF([Input.AV$1]&lt;&gt;&quot;&quot;;IF(COUNTIF([Input.AV$4:.AV$53];&quot;C&quot;)&gt;0;SUMIF([Input.AV$4:.AV$53];&quot;C&quot;;['Scored 0-1'.$BA$4:.$BA$53])/COUNTIF([Input.AV$4:.AV$53];&quot;C&quot;);&quot;&quot;);&quot;&quot;)">
            <text:p/>
          </table:table-cell>
          <table:table-cell table:style-name="ce27" table:formula="of:=IF([Input.AV$1]&lt;&gt;&quot;&quot;;IF(COUNTIF([Input.AV$4:.AV$53];&quot;D&quot;)&gt;0;SUMIF([Input.AV$4:.AV$53];&quot;D&quot;;['Scored 0-1'.$BA$4:.$BA$53])/COUNTIF([Input.AV$4:.AV$53];&quot;D&quot;);&quot;&quot;);&quot;&quot;)">
            <text:p/>
          </table:table-cell>
          <table:table-cell table:style-name="ce27" table:formula="of:=IF([Input.AV$1]&lt;&gt;&quot;&quot;;IF(COUNTIF([Input.AV$4:.AV$53];&quot;E&quot;)&gt;0;SUMIF([Input.AV$4:.AV$53];&quot;E&quot;;['Scored 0-1'.$BA$4:.$BA$53])/COUNTIF([Input.AV$4:.AV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47">
            <text:p>47</text:p>
          </table:table-cell>
          <table:table-cell table:formula="of:=IF([Input.AW1]&lt;&gt;&quot;&quot;;[Input.AW1];&quot;&quot;)" office:value-type="float" office:value="1">
            <text:p>1</text:p>
          </table:table-cell>
          <table:table-cell table:style-name="ce27" table:formula="of:=IF([Input.AW$1]&lt;&gt;&quot;&quot;;COUNTIF([Input.AW$4:.AW$53];&quot;A&quot;);&quot;&quot;)" office:value-type="float" office:value="0">
            <text:p>0</text:p>
          </table:table-cell>
          <table:table-cell table:style-name="ce27" table:formula="of:=IF([Input.AW$1]&lt;&gt;&quot;&quot;;COUNTIF([Input.AW$4:.AW$53];&quot;B&quot;);&quot;&quot;)" office:value-type="float" office:value="0">
            <text:p>0</text:p>
          </table:table-cell>
          <table:table-cell table:style-name="ce27" table:formula="of:=IF([Input.AW$1]&lt;&gt;&quot;&quot;;COUNTIF([Input.AW$4:.AW$53];&quot;C&quot;);&quot;&quot;)" office:value-type="float" office:value="0">
            <text:p>0</text:p>
          </table:table-cell>
          <table:table-cell table:style-name="ce27" table:formula="of:=IF([Input.AW$1]&lt;&gt;&quot;&quot;;COUNTIF([Input.AW$4:.AW$53];&quot;D&quot;);&quot;&quot;)" office:value-type="float" office:value="0">
            <text:p>0</text:p>
          </table:table-cell>
          <table:table-cell table:style-name="ce27" table:formula="of:=IF([Input.AW$1]&lt;&gt;&quot;&quot;;COUNTIF([Input.AW$4:.AW$53];&quot;E&quot;);&quot;&quot;)" office:value-type="float" office:value="0">
            <text:p>0</text:p>
          </table:table-cell>
          <table:table-cell table:style-name="ce30"/>
          <table:table-cell table:style-name="ce27" table:formula="of:=IF([Input.AW$1]&lt;&gt;&quot;&quot;;IF(COUNTIF([Input.AW$4:.AW$53];&quot;A&quot;)&gt;0;SUMIF([Input.AW$4:.AW$53];&quot;A&quot;;['Scored 0-1'.$BA$4:.$BA$53])/COUNTIF([Input.AW$4:.AW$53];&quot;A&quot;);&quot;&quot;);&quot;&quot;)">
            <text:p/>
          </table:table-cell>
          <table:table-cell table:style-name="ce27" table:formula="of:=IF([Input.AW$1]&lt;&gt;&quot;&quot;;IF(COUNTIF([Input.AW$4:.AW$53];&quot;B&quot;)&gt;0;SUMIF([Input.AW$4:.AW$53];&quot;B&quot;;['Scored 0-1'.$BA$4:.$BA$53])/COUNTIF([Input.AW$4:.AW$53];&quot;B&quot;);&quot;&quot;);&quot;&quot;)">
            <text:p/>
          </table:table-cell>
          <table:table-cell table:style-name="ce27" table:formula="of:=IF([Input.AW$1]&lt;&gt;&quot;&quot;;IF(COUNTIF([Input.AW$4:.AW$53];&quot;C&quot;)&gt;0;SUMIF([Input.AW$4:.AW$53];&quot;C&quot;;['Scored 0-1'.$BA$4:.$BA$53])/COUNTIF([Input.AW$4:.AW$53];&quot;C&quot;);&quot;&quot;);&quot;&quot;)">
            <text:p/>
          </table:table-cell>
          <table:table-cell table:style-name="ce27" table:formula="of:=IF([Input.AW$1]&lt;&gt;&quot;&quot;;IF(COUNTIF([Input.AW$4:.AW$53];&quot;D&quot;)&gt;0;SUMIF([Input.AW$4:.AW$53];&quot;D&quot;;['Scored 0-1'.$BA$4:.$BA$53])/COUNTIF([Input.AW$4:.AW$53];&quot;D&quot;);&quot;&quot;);&quot;&quot;)">
            <text:p/>
          </table:table-cell>
          <table:table-cell table:style-name="ce27" table:formula="of:=IF([Input.AW$1]&lt;&gt;&quot;&quot;;IF(COUNTIF([Input.AW$4:.AW$53];&quot;E&quot;)&gt;0;SUMIF([Input.AW$4:.AW$53];&quot;E&quot;;['Scored 0-1'.$BA$4:.$BA$53])/COUNTIF([Input.AW$4:.AW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48">
            <text:p>48</text:p>
          </table:table-cell>
          <table:table-cell table:formula="of:=IF([Input.AX1]&lt;&gt;&quot;&quot;;[Input.AX1];&quot;&quot;)" office:value-type="float" office:value="5">
            <text:p>5</text:p>
          </table:table-cell>
          <table:table-cell table:style-name="ce27" table:formula="of:=IF([Input.AX$1]&lt;&gt;&quot;&quot;;COUNTIF([Input.AX$4:.AX$53];&quot;A&quot;);&quot;&quot;)" office:value-type="float" office:value="0">
            <text:p>0</text:p>
          </table:table-cell>
          <table:table-cell table:style-name="ce27" table:formula="of:=IF([Input.AX$1]&lt;&gt;&quot;&quot;;COUNTIF([Input.AX$4:.AX$53];&quot;B&quot;);&quot;&quot;)" office:value-type="float" office:value="0">
            <text:p>0</text:p>
          </table:table-cell>
          <table:table-cell table:style-name="ce27" table:formula="of:=IF([Input.AX$1]&lt;&gt;&quot;&quot;;COUNTIF([Input.AX$4:.AX$53];&quot;C&quot;);&quot;&quot;)" office:value-type="float" office:value="0">
            <text:p>0</text:p>
          </table:table-cell>
          <table:table-cell table:style-name="ce27" table:formula="of:=IF([Input.AX$1]&lt;&gt;&quot;&quot;;COUNTIF([Input.AX$4:.AX$53];&quot;D&quot;);&quot;&quot;)" office:value-type="float" office:value="0">
            <text:p>0</text:p>
          </table:table-cell>
          <table:table-cell table:style-name="ce27" table:formula="of:=IF([Input.AX$1]&lt;&gt;&quot;&quot;;COUNTIF([Input.AX$4:.AX$53];&quot;E&quot;);&quot;&quot;)" office:value-type="float" office:value="0">
            <text:p>0</text:p>
          </table:table-cell>
          <table:table-cell table:style-name="ce30"/>
          <table:table-cell table:style-name="ce27" table:formula="of:=IF([Input.AX$1]&lt;&gt;&quot;&quot;;IF(COUNTIF([Input.AX$4:.AX$53];&quot;A&quot;)&gt;0;SUMIF([Input.AX$4:.AX$53];&quot;A&quot;;['Scored 0-1'.$BA$4:.$BA$53])/COUNTIF([Input.AX$4:.AX$53];&quot;A&quot;);&quot;&quot;);&quot;&quot;)">
            <text:p/>
          </table:table-cell>
          <table:table-cell table:style-name="ce27" table:formula="of:=IF([Input.AX$1]&lt;&gt;&quot;&quot;;IF(COUNTIF([Input.AX$4:.AX$53];&quot;B&quot;)&gt;0;SUMIF([Input.AX$4:.AX$53];&quot;B&quot;;['Scored 0-1'.$BA$4:.$BA$53])/COUNTIF([Input.AX$4:.AX$53];&quot;B&quot;);&quot;&quot;);&quot;&quot;)">
            <text:p/>
          </table:table-cell>
          <table:table-cell table:style-name="ce27" table:formula="of:=IF([Input.AX$1]&lt;&gt;&quot;&quot;;IF(COUNTIF([Input.AX$4:.AX$53];&quot;C&quot;)&gt;0;SUMIF([Input.AX$4:.AX$53];&quot;C&quot;;['Scored 0-1'.$BA$4:.$BA$53])/COUNTIF([Input.AX$4:.AX$53];&quot;C&quot;);&quot;&quot;);&quot;&quot;)">
            <text:p/>
          </table:table-cell>
          <table:table-cell table:style-name="ce27" table:formula="of:=IF([Input.AX$1]&lt;&gt;&quot;&quot;;IF(COUNTIF([Input.AX$4:.AX$53];&quot;D&quot;)&gt;0;SUMIF([Input.AX$4:.AX$53];&quot;D&quot;;['Scored 0-1'.$BA$4:.$BA$53])/COUNTIF([Input.AX$4:.AX$53];&quot;D&quot;);&quot;&quot;);&quot;&quot;)">
            <text:p/>
          </table:table-cell>
          <table:table-cell table:style-name="ce27" table:formula="of:=IF([Input.AX$1]&lt;&gt;&quot;&quot;;IF(COUNTIF([Input.AX$4:.AX$53];&quot;E&quot;)&gt;0;SUMIF([Input.AX$4:.AX$53];&quot;E&quot;;['Scored 0-1'.$BA$4:.$BA$53])/COUNTIF([Input.AX$4:.AX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49">
            <text:p>49</text:p>
          </table:table-cell>
          <table:table-cell table:formula="of:=IF([Input.AY1]&lt;&gt;&quot;&quot;;[Input.AY1];&quot;&quot;)" office:value-type="float" office:value="3">
            <text:p>3</text:p>
          </table:table-cell>
          <table:table-cell table:style-name="ce27" table:formula="of:=IF([Input.AY$1]&lt;&gt;&quot;&quot;;COUNTIF([Input.AY$4:.AY$53];&quot;A&quot;);&quot;&quot;)" office:value-type="float" office:value="0">
            <text:p>0</text:p>
          </table:table-cell>
          <table:table-cell table:style-name="ce27" table:formula="of:=IF([Input.AY$1]&lt;&gt;&quot;&quot;;COUNTIF([Input.AY$4:.AY$53];&quot;B&quot;);&quot;&quot;)" office:value-type="float" office:value="0">
            <text:p>0</text:p>
          </table:table-cell>
          <table:table-cell table:style-name="ce27" table:formula="of:=IF([Input.AY$1]&lt;&gt;&quot;&quot;;COUNTIF([Input.AY$4:.AY$53];&quot;C&quot;);&quot;&quot;)" office:value-type="float" office:value="0">
            <text:p>0</text:p>
          </table:table-cell>
          <table:table-cell table:style-name="ce27" table:formula="of:=IF([Input.AY$1]&lt;&gt;&quot;&quot;;COUNTIF([Input.AY$4:.AY$53];&quot;D&quot;);&quot;&quot;)" office:value-type="float" office:value="0">
            <text:p>0</text:p>
          </table:table-cell>
          <table:table-cell table:style-name="ce27" table:formula="of:=IF([Input.AY$1]&lt;&gt;&quot;&quot;;COUNTIF([Input.AY$4:.AY$53];&quot;E&quot;);&quot;&quot;)" office:value-type="float" office:value="0">
            <text:p>0</text:p>
          </table:table-cell>
          <table:table-cell table:style-name="ce30"/>
          <table:table-cell table:style-name="ce27" table:formula="of:=IF([Input.AY$1]&lt;&gt;&quot;&quot;;IF(COUNTIF([Input.AY$4:.AY$53];&quot;A&quot;)&gt;0;SUMIF([Input.AY$4:.AY$53];&quot;A&quot;;['Scored 0-1'.$BA$4:.$BA$53])/COUNTIF([Input.AY$4:.AY$53];&quot;A&quot;);&quot;&quot;);&quot;&quot;)">
            <text:p/>
          </table:table-cell>
          <table:table-cell table:style-name="ce27" table:formula="of:=IF([Input.AY$1]&lt;&gt;&quot;&quot;;IF(COUNTIF([Input.AY$4:.AY$53];&quot;B&quot;)&gt;0;SUMIF([Input.AY$4:.AY$53];&quot;B&quot;;['Scored 0-1'.$BA$4:.$BA$53])/COUNTIF([Input.AY$4:.AY$53];&quot;B&quot;);&quot;&quot;);&quot;&quot;)">
            <text:p/>
          </table:table-cell>
          <table:table-cell table:style-name="ce27" table:formula="of:=IF([Input.AY$1]&lt;&gt;&quot;&quot;;IF(COUNTIF([Input.AY$4:.AY$53];&quot;C&quot;)&gt;0;SUMIF([Input.AY$4:.AY$53];&quot;C&quot;;['Scored 0-1'.$BA$4:.$BA$53])/COUNTIF([Input.AY$4:.AY$53];&quot;C&quot;);&quot;&quot;);&quot;&quot;)">
            <text:p/>
          </table:table-cell>
          <table:table-cell table:style-name="ce27" table:formula="of:=IF([Input.AY$1]&lt;&gt;&quot;&quot;;IF(COUNTIF([Input.AY$4:.AY$53];&quot;D&quot;)&gt;0;SUMIF([Input.AY$4:.AY$53];&quot;D&quot;;['Scored 0-1'.$BA$4:.$BA$53])/COUNTIF([Input.AY$4:.AY$53];&quot;D&quot;);&quot;&quot;);&quot;&quot;)">
            <text:p/>
          </table:table-cell>
          <table:table-cell table:style-name="ce27" table:formula="of:=IF([Input.AY$1]&lt;&gt;&quot;&quot;;IF(COUNTIF([Input.AY$4:.AY$53];&quot;E&quot;)&gt;0;SUMIF([Input.AY$4:.AY$53];&quot;E&quot;;['Scored 0-1'.$BA$4:.$BA$53])/COUNTIF([Input.AY$4:.AY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 table:style-name="ce27" office:value-type="float" office:value="50">
            <text:p>50</text:p>
          </table:table-cell>
          <table:table-cell table:formula="of:=IF([Input.AZ1]&lt;&gt;&quot;&quot;;[Input.AZ1];&quot;&quot;)" office:value-type="float" office:value="1">
            <text:p>1</text:p>
          </table:table-cell>
          <table:table-cell table:style-name="ce27" table:formula="of:=IF([Input.AZ$1]&lt;&gt;&quot;&quot;;COUNTIF([Input.AZ$4:.AZ$53];&quot;A&quot;);&quot;&quot;)" office:value-type="float" office:value="0">
            <text:p>0</text:p>
          </table:table-cell>
          <table:table-cell table:style-name="ce27" table:formula="of:=IF([Input.AZ$1]&lt;&gt;&quot;&quot;;COUNTIF([Input.AZ$4:.AZ$53];&quot;B&quot;);&quot;&quot;)" office:value-type="float" office:value="0">
            <text:p>0</text:p>
          </table:table-cell>
          <table:table-cell table:style-name="ce27" table:formula="of:=IF([Input.AZ$1]&lt;&gt;&quot;&quot;;COUNTIF([Input.AZ$4:.AZ$53];&quot;C&quot;);&quot;&quot;)" office:value-type="float" office:value="0">
            <text:p>0</text:p>
          </table:table-cell>
          <table:table-cell table:style-name="ce27" table:formula="of:=IF([Input.AZ$1]&lt;&gt;&quot;&quot;;COUNTIF([Input.AZ$4:.AZ$53];&quot;D&quot;);&quot;&quot;)" office:value-type="float" office:value="0">
            <text:p>0</text:p>
          </table:table-cell>
          <table:table-cell table:style-name="ce27" table:formula="of:=IF([Input.AZ$1]&lt;&gt;&quot;&quot;;COUNTIF([Input.AZ$4:.AZ$53];&quot;E&quot;);&quot;&quot;)" office:value-type="float" office:value="0">
            <text:p>0</text:p>
          </table:table-cell>
          <table:table-cell table:style-name="ce30"/>
          <table:table-cell table:style-name="ce27" table:formula="of:=IF([Input.AZ$1]&lt;&gt;&quot;&quot;;IF(COUNTIF([Input.AZ$4:.AZ$53];&quot;A&quot;)&gt;0;SUMIF([Input.AZ$4:.AZ$53];&quot;A&quot;;['Scored 0-1'.$BA$4:.$BA$53])/COUNTIF([Input.AZ$4:.AZ$53];&quot;A&quot;);&quot;&quot;);&quot;&quot;)">
            <text:p/>
          </table:table-cell>
          <table:table-cell table:style-name="ce27" table:formula="of:=IF([Input.AZ$1]&lt;&gt;&quot;&quot;;IF(COUNTIF([Input.AZ$4:.AZ$53];&quot;B&quot;)&gt;0;SUMIF([Input.AZ$4:.AZ$53];&quot;B&quot;;['Scored 0-1'.$BA$4:.$BA$53])/COUNTIF([Input.AZ$4:.AZ$53];&quot;B&quot;);&quot;&quot;);&quot;&quot;)">
            <text:p/>
          </table:table-cell>
          <table:table-cell table:style-name="ce27" table:formula="of:=IF([Input.AZ$1]&lt;&gt;&quot;&quot;;IF(COUNTIF([Input.AZ$4:.AZ$53];&quot;C&quot;)&gt;0;SUMIF([Input.AZ$4:.AZ$53];&quot;C&quot;;['Scored 0-1'.$BA$4:.$BA$53])/COUNTIF([Input.AZ$4:.AZ$53];&quot;C&quot;);&quot;&quot;);&quot;&quot;)">
            <text:p/>
          </table:table-cell>
          <table:table-cell table:style-name="ce27" table:formula="of:=IF([Input.AZ$1]&lt;&gt;&quot;&quot;;IF(COUNTIF([Input.AZ$4:.AZ$53];&quot;D&quot;)&gt;0;SUMIF([Input.AZ$4:.AZ$53];&quot;D&quot;;['Scored 0-1'.$BA$4:.$BA$53])/COUNTIF([Input.AZ$4:.AZ$53];&quot;D&quot;);&quot;&quot;);&quot;&quot;)">
            <text:p/>
          </table:table-cell>
          <table:table-cell table:style-name="ce27" table:formula="of:=IF([Input.AZ$1]&lt;&gt;&quot;&quot;;IF(COUNTIF([Input.AZ$4:.AZ$53];&quot;E&quot;)&gt;0;SUMIF([Input.AZ$4:.AZ$53];&quot;E&quot;;['Scored 0-1'.$BA$4:.$BA$53])/COUNTIF([Input.AZ$4:.AZ$53];&quot;E&quot;);&quot;&quot;);&quot;&quot;)">
            <text:p/>
          </table:table-cell>
          <table:table-cell table:style-name="ce27"/>
          <table:table-cell table:style-name="ce30"/>
          <table:table-cell table:number-columns-repeated="1009"/>
        </table:table-row>
        <table:table-row table:style-name="ro2">
          <table:table-cell/>
          <table:table-cell table:formula="of:=IF([Input.BA1]&lt;&gt;&quot;&quot;;[Input.BA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B1]&lt;&gt;&quot;&quot;;[Input.BB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BC1]&lt;&gt;&quot;&quot;;[Input.BC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D1]&lt;&gt;&quot;&quot;;[Input.BD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BE1]&lt;&gt;&quot;&quot;;[Input.BE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F1]&lt;&gt;&quot;&quot;;[Input.BF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BG1]&lt;&gt;&quot;&quot;;[Input.BG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BH1]&lt;&gt;&quot;&quot;;[Input.BH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BI1]&lt;&gt;&quot;&quot;;[Input.BI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BJ1]&lt;&gt;&quot;&quot;;[Input.BJ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K1]&lt;&gt;&quot;&quot;;[Input.BK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BL1]&lt;&gt;&quot;&quot;;[Input.BL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M1]&lt;&gt;&quot;&quot;;[Input.BM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BN1]&lt;&gt;&quot;&quot;;[Input.BN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BO1]&lt;&gt;&quot;&quot;;[Input.BO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BP1]&lt;&gt;&quot;&quot;;[Input.BP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Q1]&lt;&gt;&quot;&quot;;[Input.BQ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BR1]&lt;&gt;&quot;&quot;;[Input.BR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S1]&lt;&gt;&quot;&quot;;[Input.BS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T1]&lt;&gt;&quot;&quot;;[Input.BT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BU1]&lt;&gt;&quot;&quot;;[Input.BU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V1]&lt;&gt;&quot;&quot;;[Input.BV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W1]&lt;&gt;&quot;&quot;;[Input.BW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X1]&lt;&gt;&quot;&quot;;[Input.BX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BY1]&lt;&gt;&quot;&quot;;[Input.BY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BZ1]&lt;&gt;&quot;&quot;;[Input.BZ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A1]&lt;&gt;&quot;&quot;;[Input.CA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B1]&lt;&gt;&quot;&quot;;[Input.CB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CC1]&lt;&gt;&quot;&quot;;[Input.CC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CD1]&lt;&gt;&quot;&quot;;[Input.CD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CE1]&lt;&gt;&quot;&quot;;[Input.CE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F1]&lt;&gt;&quot;&quot;;[Input.CF1];&quot;&quot;)" office:value-type="float" office:value="5">
            <text:p>5</text:p>
          </table:table-cell>
          <table:table-cell table:number-columns-repeated="1022"/>
        </table:table-row>
        <table:table-row table:style-name="ro2">
          <table:table-cell/>
          <table:table-cell table:formula="of:=IF([Input.CG1]&lt;&gt;&quot;&quot;;[Input.CG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H1]&lt;&gt;&quot;&quot;;[Input.CH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CI1]&lt;&gt;&quot;&quot;;[Input.CI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J1]&lt;&gt;&quot;&quot;;[Input.CJ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CK1]&lt;&gt;&quot;&quot;;[Input.CK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CL1]&lt;&gt;&quot;&quot;;[Input.CL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M1]&lt;&gt;&quot;&quot;;[Input.CM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N1]&lt;&gt;&quot;&quot;;[Input.CN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CO1]&lt;&gt;&quot;&quot;;[Input.CO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CP1]&lt;&gt;&quot;&quot;;[Input.CP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CQ1]&lt;&gt;&quot;&quot;;[Input.CQ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R1]&lt;&gt;&quot;&quot;;[Input.CR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CS1]&lt;&gt;&quot;&quot;;[Input.CS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CT1]&lt;&gt;&quot;&quot;;[Input.CT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CU1]&lt;&gt;&quot;&quot;;[Input.CU1];&quot;&quot;)" office:value-type="float" office:value="3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IF([Input.CV1]&lt;&gt;&quot;&quot;;[Input.CV1];&quot;&quot;)" office:value-type="float" office:value="1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IF([Input.CW1]&lt;&gt;&quot;&quot;;[Input.CW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CX1]&lt;&gt;&quot;&quot;;[Input.CX1];&quot;&quot;)" office:value-type="float" office:value="2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IF([Input.CY1]&lt;&gt;&quot;&quot;;[Input.CY1];&quot;&quot;)" office:value-type="float" office:value="4">
            <text:p>4</text:p>
          </table:table-cell>
          <table:table-cell table:number-columns-repeated="1022"/>
        </table:table-row>
        <table:table-row table:style-name="ro2">
          <table:table-cell/>
          <table:table-cell table:formula="of:=IF([Input.CZ1]&lt;&gt;&quot;&quot;;[Input.CZ1];&quot;&quot;)" office:value-type="float" office:value="1">
            <text:p>1</text:p>
          </table:table-cell>
          <table:table-cell table:number-columns-repeated="1022"/>
        </table:table-row>
        <table:table-row table:style-name="ro2" table:number-rows-repeated="65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99pt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99pt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_20_1" style:display-name="Excel_BuiltIn_Hyperlink 1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99pt solid #c0c0c0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3" style:display-name="Total 3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4" style:display-name="Heading 1 4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99pt solid #c0c0c0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4" style:display-name="Total 4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-00-0000</text:date>, <text:time style:data-style-name="N2" text:time-value="0000-00-00T02:09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1" style:display-name="PageStyle_Outpu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2" style:display-name="PageStyle_Outpu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onse_20_counts" style:display-name="PageStyle_Response cou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_20_counts_20_1" style:display-name="PageStyle_Response count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4T02:20:35</dc:date>
    <dc:creator>Joseph Tabadero</dc:creator>
    <meta:editing-duration>PT4H9M56S</meta:editing-duration>
    <meta:editing-cycles>32</meta:editing-cycles>
    <meta:generator>LibreOffice/4.0.2.2$Linux_X86_64 LibreOffice_project/400m0$Build-2</meta:generator>
    <meta:document-statistic meta:table-count="4" meta:cell-count="27385" meta:object-count="0"/>
    <meta:user-defined meta:name="Info 1"/>
    <meta:user-defined meta:name="Info 2"/>
    <meta:user-defined meta:name="Info 3"/>
    <meta:user-defined meta:name="Info 4"/>
  </office:meta>
</office:document-meta>
</file>